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vs5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nsemblI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C2</text:p>
          </table:table-cell>
        </table:table-row>
        <table:table-row table:style-name="ro1">
          <table:table-cell office:value-type="string" calcext:value-type="string">
            <text:p>SLC35A5</text:p>
          </table:table-cell>
          <table:table-cell office:value-type="float" office:value="-0.0348956589177777" calcext:value-type="float">
            <text:p>-0.034895658917778</text:p>
          </table:table-cell>
          <table:table-cell office:value-type="float" office:value="0.0324723222353496" calcext:value-type="float">
            <text:p>0.03247232223535</text:p>
          </table:table-cell>
        </table:table-row>
        <table:table-row table:style-name="ro1">
          <table:table-cell office:value-type="string" calcext:value-type="string">
            <text:p>ITM2B</text:p>
          </table:table-cell>
          <table:table-cell office:value-type="float" office:value="-0.0342990810550155" calcext:value-type="float">
            <text:p>-0.034299081055016</text:p>
          </table:table-cell>
          <table:table-cell office:value-type="float" office:value="0.00812170540542198" calcext:value-type="float">
            <text:p>0.008121705405422</text:p>
          </table:table-cell>
        </table:table-row>
        <table:table-row table:style-name="ro1">
          <table:table-cell office:value-type="string" calcext:value-type="string">
            <text:p>SYPL1</text:p>
          </table:table-cell>
          <table:table-cell office:value-type="float" office:value="-0.0333784749207096" calcext:value-type="float">
            <text:p>-0.03337847492071</text:p>
          </table:table-cell>
          <table:table-cell office:value-type="float" office:value="0.0162333288312405" calcext:value-type="float">
            <text:p>0.016233328831241</text:p>
          </table:table-cell>
        </table:table-row>
        <table:table-row table:style-name="ro1">
          <table:table-cell office:value-type="string" calcext:value-type="string">
            <text:p>RP11-24M17.3</text:p>
          </table:table-cell>
          <table:table-cell office:value-type="float" office:value="-0.0328284402613682" calcext:value-type="float">
            <text:p>-0.032828440261368</text:p>
          </table:table-cell>
          <table:table-cell office:value-type="float" office:value="0.0112665287286314" calcext:value-type="float">
            <text:p>0.011266528728632</text:p>
          </table:table-cell>
        </table:table-row>
        <table:table-row table:style-name="ro1">
          <table:table-cell office:value-type="string" calcext:value-type="string">
            <text:p>TSPAN3</text:p>
          </table:table-cell>
          <table:table-cell office:value-type="float" office:value="-0.0321605558610831" calcext:value-type="float">
            <text:p>-0.032160555861083</text:p>
          </table:table-cell>
          <table:table-cell office:value-type="float" office:value="-0.0184133577877405" calcext:value-type="float">
            <text:p>-0.018413357787741</text:p>
          </table:table-cell>
        </table:table-row>
        <table:table-row table:style-name="ro1">
          <table:table-cell office:value-type="string" calcext:value-type="string">
            <text:p>SH3BGRL</text:p>
          </table:table-cell>
          <table:table-cell office:value-type="float" office:value="-0.0318928980328205" calcext:value-type="float">
            <text:p>-0.031892898032821</text:p>
          </table:table-cell>
          <table:table-cell office:value-type="float" office:value="0.0325004832449533" calcext:value-type="float">
            <text:p>0.032500483244953</text:p>
          </table:table-cell>
        </table:table-row>
        <table:table-row table:style-name="ro1">
          <table:table-cell office:value-type="string" calcext:value-type="string">
            <text:p>C1GALT1C1</text:p>
          </table:table-cell>
          <table:table-cell office:value-type="float" office:value="-0.031638627402525" calcext:value-type="float">
            <text:p>-0.031638627402525</text:p>
          </table:table-cell>
          <table:table-cell office:value-type="float" office:value="0.033827781603618" calcext:value-type="float">
            <text:p>0.033827781603618</text:p>
          </table:table-cell>
        </table:table-row>
        <table:table-row table:style-name="ro1">
          <table:table-cell office:value-type="string" calcext:value-type="string">
            <text:p>TMEM182</text:p>
          </table:table-cell>
          <table:table-cell office:value-type="float" office:value="-0.0315390976825936" calcext:value-type="float">
            <text:p>-0.031539097682594</text:p>
          </table:table-cell>
          <table:table-cell office:value-type="float" office:value="0.0271093031855602" calcext:value-type="float">
            <text:p>0.02710930318556</text:p>
          </table:table-cell>
        </table:table-row>
        <table:table-row table:style-name="ro1">
          <table:table-cell office:value-type="string" calcext:value-type="string">
            <text:p>NR3C2</text:p>
          </table:table-cell>
          <table:table-cell office:value-type="float" office:value="-0.0311177755471495" calcext:value-type="float">
            <text:p>-0.03111777554715</text:p>
          </table:table-cell>
          <table:table-cell office:value-type="float" office:value="-0.0427530438002297" calcext:value-type="float">
            <text:p>-0.04275304380023</text:p>
          </table:table-cell>
        </table:table-row>
        <table:table-row table:style-name="ro1">
          <table:table-cell office:value-type="string" calcext:value-type="string">
            <text:p>RBBP4P2</text:p>
          </table:table-cell>
          <table:table-cell office:value-type="float" office:value="-0.0309473225952588" calcext:value-type="float">
            <text:p>-0.030947322595259</text:p>
          </table:table-cell>
          <table:table-cell office:value-type="float" office:value="0.0240545047858075" calcext:value-type="float">
            <text:p>0.024054504785808</text:p>
          </table:table-cell>
        </table:table-row>
        <table:table-row table:style-name="ro1">
          <table:table-cell office:value-type="string" calcext:value-type="string">
            <text:p>MSMO1</text:p>
          </table:table-cell>
          <table:table-cell office:value-type="float" office:value="-0.0307315310802911" calcext:value-type="float">
            <text:p>-0.030731531080291</text:p>
          </table:table-cell>
          <table:table-cell office:value-type="float" office:value="-0.00584308009048648" calcext:value-type="float">
            <text:p>-0.005843080090486</text:p>
          </table:table-cell>
        </table:table-row>
        <table:table-row table:style-name="ro1">
          <table:table-cell office:value-type="string" calcext:value-type="string">
            <text:p>CCSER1</text:p>
          </table:table-cell>
          <table:table-cell office:value-type="float" office:value="-0.030680514454308" calcext:value-type="float">
            <text:p>-0.030680514454308</text:p>
          </table:table-cell>
          <table:table-cell office:value-type="float" office:value="0.03757303773497" calcext:value-type="float">
            <text:p>0.03757303773497</text:p>
          </table:table-cell>
        </table:table-row>
        <table:table-row table:style-name="ro1">
          <table:table-cell office:value-type="string" calcext:value-type="string">
            <text:p>HCG9</text:p>
          </table:table-cell>
          <table:table-cell office:value-type="float" office:value="-0.03053799861112" calcext:value-type="float">
            <text:p>-0.03053799861112</text:p>
          </table:table-cell>
          <table:table-cell office:value-type="float" office:value="-0.0328909261256539" calcext:value-type="float">
            <text:p>-0.032890926125654</text:p>
          </table:table-cell>
        </table:table-row>
        <table:table-row table:style-name="ro1">
          <table:table-cell office:value-type="string" calcext:value-type="string">
            <text:p>MIR4648</text:p>
          </table:table-cell>
          <table:table-cell office:value-type="float" office:value="-0.0303866918749035" calcext:value-type="float">
            <text:p>-0.030386691874904</text:p>
          </table:table-cell>
          <table:table-cell office:value-type="float" office:value="-0.0206556770334055" calcext:value-type="float">
            <text:p>-0.020655677033406</text:p>
          </table:table-cell>
        </table:table-row>
        <table:table-row table:style-name="ro1">
          <table:table-cell office:value-type="string" calcext:value-type="string">
            <text:p>BMP2</text:p>
          </table:table-cell>
          <table:table-cell office:value-type="float" office:value="-0.0303099657565147" calcext:value-type="float">
            <text:p>-0.030309965756515</text:p>
          </table:table-cell>
          <table:table-cell office:value-type="float" office:value="0.00734198932312224" calcext:value-type="float">
            <text:p>0.007341989323122</text:p>
          </table:table-cell>
        </table:table-row>
        <table:table-row table:style-name="ro1">
          <table:table-cell office:value-type="string" calcext:value-type="string">
            <text:p>SRD5A3</text:p>
          </table:table-cell>
          <table:table-cell office:value-type="float" office:value="-0.0301359883555073" calcext:value-type="float">
            <text:p>-0.030135988355507</text:p>
          </table:table-cell>
          <table:table-cell office:value-type="float" office:value="-0.0373234829578232" calcext:value-type="float">
            <text:p>-0.037323482957823</text:p>
          </table:table-cell>
        </table:table-row>
        <table:table-row table:style-name="ro1">
          <table:table-cell office:value-type="string" calcext:value-type="string">
            <text:p>RP11-235C23.5</text:p>
          </table:table-cell>
          <table:table-cell office:value-type="float" office:value="-0.0298459721930208" calcext:value-type="float">
            <text:p>-0.029845972193021</text:p>
          </table:table-cell>
          <table:table-cell office:value-type="float" office:value="-0.0323909873581874" calcext:value-type="float">
            <text:p>-0.032390987358188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-0.0296732100102101" calcext:value-type="float">
            <text:p>-0.02967321001021</text:p>
          </table:table-cell>
          <table:table-cell office:value-type="float" office:value="-0.0389348265498099" calcext:value-type="float">
            <text:p>-0.03893482654981</text:p>
          </table:table-cell>
        </table:table-row>
        <table:table-row table:style-name="ro1">
          <table:table-cell office:value-type="string" calcext:value-type="string">
            <text:p>RAET1L</text:p>
          </table:table-cell>
          <table:table-cell office:value-type="float" office:value="-0.0295023077870489" calcext:value-type="float">
            <text:p>-0.029502307787049</text:p>
          </table:table-cell>
          <table:table-cell office:value-type="float" office:value="-0.0301055310620541" calcext:value-type="float">
            <text:p>-0.030105531062054</text:p>
          </table:table-cell>
        </table:table-row>
        <table:table-row table:style-name="ro1">
          <table:table-cell office:value-type="string" calcext:value-type="string">
            <text:p>LRRD1</text:p>
          </table:table-cell>
          <table:table-cell office:value-type="float" office:value="-0.0293261441030974" calcext:value-type="float">
            <text:p>-0.029326144103097</text:p>
          </table:table-cell>
          <table:table-cell office:value-type="float" office:value="0.0191183818164146" calcext:value-type="float">
            <text:p>0.019118381816415</text:p>
          </table:table-cell>
        </table:table-row>
        <table:table-row table:style-name="ro1">
          <table:table-cell office:value-type="string" calcext:value-type="string">
            <text:p>CYP51A1P2</text:p>
          </table:table-cell>
          <table:table-cell office:value-type="float" office:value="-0.0292405635972713" calcext:value-type="float">
            <text:p>-0.029240563597271</text:p>
          </table:table-cell>
          <table:table-cell office:value-type="float" office:value="-0.00459209236214934" calcext:value-type="float">
            <text:p>-0.004592092362149</text:p>
          </table:table-cell>
        </table:table-row>
        <table:table-row table:style-name="ro1">
          <table:table-cell office:value-type="string" calcext:value-type="string">
            <text:p>AC013449.1</text:p>
          </table:table-cell>
          <table:table-cell office:value-type="float" office:value="-0.0289078873979243" calcext:value-type="float">
            <text:p>-0.028907887397924</text:p>
          </table:table-cell>
          <table:table-cell office:value-type="float" office:value="0.036282162806127" calcext:value-type="float">
            <text:p>0.036282162806127</text:p>
          </table:table-cell>
        </table:table-row>
        <table:table-row table:style-name="ro1">
          <table:table-cell office:value-type="string" calcext:value-type="string">
            <text:p>GALNT4</text:p>
          </table:table-cell>
          <table:table-cell office:value-type="float" office:value="-0.0288894856702198" calcext:value-type="float">
            <text:p>-0.02888948567022</text:p>
          </table:table-cell>
          <table:table-cell office:value-type="float" office:value="0.0137505837442616" calcext:value-type="float">
            <text:p>0.013750583744262</text:p>
          </table:table-cell>
        </table:table-row>
        <table:table-row table:style-name="ro1">
          <table:table-cell office:value-type="string" calcext:value-type="string">
            <text:p>TMEM45B</text:p>
          </table:table-cell>
          <table:table-cell office:value-type="float" office:value="-0.0282046707324382" calcext:value-type="float">
            <text:p>-0.028204670732438</text:p>
          </table:table-cell>
          <table:table-cell office:value-type="float" office:value="0.00722818900594094" calcext:value-type="float">
            <text:p>0.007228189005941</text:p>
          </table:table-cell>
        </table:table-row>
        <table:table-row table:style-name="ro1">
          <table:table-cell office:value-type="string" calcext:value-type="string">
            <text:p>SLC44A5</text:p>
          </table:table-cell>
          <table:table-cell office:value-type="float" office:value="-0.0281099849021068" calcext:value-type="float">
            <text:p>-0.028109984902107</text:p>
          </table:table-cell>
          <table:table-cell office:value-type="float" office:value="-0.0136131975267092" calcext:value-type="float">
            <text:p>-0.013613197526709</text:p>
          </table:table-cell>
        </table:table-row>
        <table:table-row table:style-name="ro1">
          <table:table-cell office:value-type="string" calcext:value-type="string">
            <text:p>SDHD</text:p>
          </table:table-cell>
          <table:table-cell office:value-type="float" office:value="-0.0279043607437437" calcext:value-type="float">
            <text:p>-0.027904360743744</text:p>
          </table:table-cell>
          <table:table-cell office:value-type="float" office:value="0.0569969785244191" calcext:value-type="float">
            <text:p>0.056996978524419</text:p>
          </table:table-cell>
        </table:table-row>
        <table:table-row table:style-name="ro1">
          <table:table-cell office:value-type="string" calcext:value-type="string">
            <text:p>EPDR1</text:p>
          </table:table-cell>
          <table:table-cell office:value-type="float" office:value="-0.0278567408493599" calcext:value-type="float">
            <text:p>-0.02785674084936</text:p>
          </table:table-cell>
          <table:table-cell office:value-type="float" office:value="-0.0071761900831501" calcext:value-type="float">
            <text:p>-0.00717619008315</text:p>
          </table:table-cell>
        </table:table-row>
        <table:table-row table:style-name="ro1">
          <table:table-cell office:value-type="string" calcext:value-type="string">
            <text:p>SFT2D1</text:p>
          </table:table-cell>
          <table:table-cell office:value-type="float" office:value="-0.0275414819870866" calcext:value-type="float">
            <text:p>-0.027541481987087</text:p>
          </table:table-cell>
          <table:table-cell office:value-type="float" office:value="0.0152571555251789" calcext:value-type="float">
            <text:p>0.015257155525179</text:p>
          </table:table-cell>
        </table:table-row>
        <table:table-row table:style-name="ro1">
          <table:table-cell office:value-type="string" calcext:value-type="string">
            <text:p>RNU2-59P</text:p>
          </table:table-cell>
          <table:table-cell office:value-type="float" office:value="-0.027472639846182" calcext:value-type="float">
            <text:p>-0.027472639846182</text:p>
          </table:table-cell>
          <table:table-cell office:value-type="float" office:value="-0.0139536000032255" calcext:value-type="float">
            <text:p>-0.013953600003226</text:p>
          </table:table-cell>
        </table:table-row>
        <table:table-row table:style-name="ro1">
          <table:table-cell office:value-type="string" calcext:value-type="string">
            <text:p>RP11-304F15.4</text:p>
          </table:table-cell>
          <table:table-cell office:value-type="float" office:value="-0.0274355003005791" calcext:value-type="float">
            <text:p>-0.027435500300579</text:p>
          </table:table-cell>
          <table:table-cell office:value-type="float" office:value="0.0165767498438276" calcext:value-type="float">
            <text:p>0.016576749843828</text:p>
          </table:table-cell>
        </table:table-row>
        <table:table-row table:style-name="ro1">
          <table:table-cell office:value-type="string" calcext:value-type="string">
            <text:p>RP11-293I14.2</text:p>
          </table:table-cell>
          <table:table-cell office:value-type="float" office:value="-0.0273736207435272" calcext:value-type="float">
            <text:p>-0.027373620743527</text:p>
          </table:table-cell>
          <table:table-cell office:value-type="float" office:value="0.0352041577522161" calcext:value-type="float">
            <text:p>0.035204157752216</text:p>
          </table:table-cell>
        </table:table-row>
        <table:table-row table:style-name="ro1">
          <table:table-cell office:value-type="string" calcext:value-type="string">
            <text:p>RP11-502I4.3</text:p>
          </table:table-cell>
          <table:table-cell office:value-type="float" office:value="-0.0273672534971896" calcext:value-type="float">
            <text:p>-0.02736725349719</text:p>
          </table:table-cell>
          <table:table-cell office:value-type="float" office:value="0.0594510451231168" calcext:value-type="float">
            <text:p>0.059451045123117</text:p>
          </table:table-cell>
        </table:table-row>
        <table:table-row table:style-name="ro1">
          <table:table-cell office:value-type="string" calcext:value-type="string">
            <text:p>RP11-460N20.7</text:p>
          </table:table-cell>
          <table:table-cell office:value-type="float" office:value="-0.027332882175379" calcext:value-type="float">
            <text:p>-0.027332882175379</text:p>
          </table:table-cell>
          <table:table-cell office:value-type="float" office:value="-0.0376849483557001" calcext:value-type="float">
            <text:p>-0.0376849483557</text:p>
          </table:table-cell>
        </table:table-row>
        <table:table-row table:style-name="ro1">
          <table:table-cell office:value-type="string" calcext:value-type="string">
            <text:p>CTD-2383M3.1</text:p>
          </table:table-cell>
          <table:table-cell office:value-type="float" office:value="-0.027308814929476" calcext:value-type="float">
            <text:p>-0.027308814929476</text:p>
          </table:table-cell>
          <table:table-cell office:value-type="float" office:value="0.0425162412638841" calcext:value-type="float">
            <text:p>0.042516241263884</text:p>
          </table:table-cell>
        </table:table-row>
        <table:table-row table:style-name="ro1">
          <table:table-cell office:value-type="string" calcext:value-type="string">
            <text:p>NXT2</text:p>
          </table:table-cell>
          <table:table-cell office:value-type="float" office:value="-0.0273076456561381" calcext:value-type="float">
            <text:p>-0.027307645656138</text:p>
          </table:table-cell>
          <table:table-cell office:value-type="float" office:value="0.0474657399036194" calcext:value-type="float">
            <text:p>0.04746573990362</text:p>
          </table:table-cell>
        </table:table-row>
        <table:table-row table:style-name="ro1">
          <table:table-cell office:value-type="string" calcext:value-type="string">
            <text:p>MYCBP</text:p>
          </table:table-cell>
          <table:table-cell office:value-type="float" office:value="-0.0272613868577128" calcext:value-type="float">
            <text:p>-0.027261386857713</text:p>
          </table:table-cell>
          <table:table-cell office:value-type="float" office:value="-0.00505766265580256" calcext:value-type="float">
            <text:p>-0.005057662655803</text:p>
          </table:table-cell>
        </table:table-row>
        <table:table-row table:style-name="ro1">
          <table:table-cell office:value-type="string" calcext:value-type="string">
            <text:p>OPN3</text:p>
          </table:table-cell>
          <table:table-cell office:value-type="float" office:value="-0.0269476330291811" calcext:value-type="float">
            <text:p>-0.026947633029181</text:p>
          </table:table-cell>
          <table:table-cell office:value-type="float" office:value="-0.00386682679669844" calcext:value-type="float">
            <text:p>-0.003866826796698</text:p>
          </table:table-cell>
        </table:table-row>
        <table:table-row table:style-name="ro1">
          <table:table-cell office:value-type="string" calcext:value-type="string">
            <text:p>TAF13</text:p>
          </table:table-cell>
          <table:table-cell office:value-type="float" office:value="-0.0268689374835314" calcext:value-type="float">
            <text:p>-0.026868937483531</text:p>
          </table:table-cell>
          <table:table-cell office:value-type="float" office:value="-0.00238209912436418" calcext:value-type="float">
            <text:p>-0.002382099124364</text:p>
          </table:table-cell>
        </table:table-row>
        <table:table-row table:style-name="ro1">
          <table:table-cell office:value-type="string" calcext:value-type="string">
            <text:p>GPR160</text:p>
          </table:table-cell>
          <table:table-cell office:value-type="float" office:value="-0.0267618762299619" calcext:value-type="float">
            <text:p>-0.026761876229962</text:p>
          </table:table-cell>
          <table:table-cell office:value-type="float" office:value="0.000716438101946472" calcext:value-type="float">
            <text:p>0.000716438101946</text:p>
          </table:table-cell>
        </table:table-row>
        <table:table-row table:style-name="ro1">
          <table:table-cell office:value-type="string" calcext:value-type="string">
            <text:p>AC021218.2</text:p>
          </table:table-cell>
          <table:table-cell office:value-type="float" office:value="-0.0266728928178722" calcext:value-type="float">
            <text:p>-0.026672892817872</text:p>
          </table:table-cell>
          <table:table-cell office:value-type="float" office:value="-0.00110076439054071" calcext:value-type="float">
            <text:p>-0.001100764390541</text:p>
          </table:table-cell>
        </table:table-row>
        <table:table-row table:style-name="ro1">
          <table:table-cell office:value-type="string" calcext:value-type="string">
            <text:p>CD164</text:p>
          </table:table-cell>
          <table:table-cell office:value-type="float" office:value="-0.0266189685023281" calcext:value-type="float">
            <text:p>-0.026618968502328</text:p>
          </table:table-cell>
          <table:table-cell office:value-type="float" office:value="0.0507844235372068" calcext:value-type="float">
            <text:p>0.050784423537207</text:p>
          </table:table-cell>
        </table:table-row>
        <table:table-row table:style-name="ro1">
          <table:table-cell office:value-type="string" calcext:value-type="string">
            <text:p>TMX1</text:p>
          </table:table-cell>
          <table:table-cell office:value-type="float" office:value="-0.0265999292149142" calcext:value-type="float">
            <text:p>-0.026599929214914</text:p>
          </table:table-cell>
          <table:table-cell office:value-type="float" office:value="0.00405751138014266" calcext:value-type="float">
            <text:p>0.004057511380143</text:p>
          </table:table-cell>
        </table:table-row>
        <table:table-row table:style-name="ro1">
          <table:table-cell office:value-type="string" calcext:value-type="string">
            <text:p>RP13-228J13.1</text:p>
          </table:table-cell>
          <table:table-cell office:value-type="float" office:value="-0.02657886943456" calcext:value-type="float">
            <text:p>-0.02657886943456</text:p>
          </table:table-cell>
          <table:table-cell office:value-type="float" office:value="-0.0118606065945382" calcext:value-type="float">
            <text:p>-0.011860606594538</text:p>
          </table:table-cell>
        </table:table-row>
        <table:table-row table:style-name="ro1">
          <table:table-cell office:value-type="string" calcext:value-type="string">
            <text:p>TMEM179B</text:p>
          </table:table-cell>
          <table:table-cell office:value-type="float" office:value="-0.0265626379209281" calcext:value-type="float">
            <text:p>-0.026562637920928</text:p>
          </table:table-cell>
          <table:table-cell office:value-type="float" office:value="0.052098849934228" calcext:value-type="float">
            <text:p>0.052098849934228</text:p>
          </table:table-cell>
        </table:table-row>
        <table:table-row table:style-name="ro1">
          <table:table-cell office:value-type="string" calcext:value-type="string">
            <text:p>MPC1</text:p>
          </table:table-cell>
          <table:table-cell office:value-type="float" office:value="-0.0263316555527668" calcext:value-type="float">
            <text:p>-0.026331655552767</text:p>
          </table:table-cell>
          <table:table-cell office:value-type="float" office:value="0.0361689428166882" calcext:value-type="float">
            <text:p>0.036168942816688</text:p>
          </table:table-cell>
        </table:table-row>
        <table:table-row table:style-name="ro1">
          <table:table-cell office:value-type="string" calcext:value-type="string">
            <text:p>RP11-671M22.4</text:p>
          </table:table-cell>
          <table:table-cell office:value-type="float" office:value="-0.0262399203565533" calcext:value-type="float">
            <text:p>-0.026239920356553</text:p>
          </table:table-cell>
          <table:table-cell office:value-type="float" office:value="-0.0121541657536165" calcext:value-type="float">
            <text:p>-0.012154165753617</text:p>
          </table:table-cell>
        </table:table-row>
        <table:table-row table:style-name="ro1">
          <table:table-cell office:value-type="string" calcext:value-type="string">
            <text:p>RP11-96O20.2</text:p>
          </table:table-cell>
          <table:table-cell office:value-type="float" office:value="-0.0259853112367095" calcext:value-type="float">
            <text:p>-0.02598531123671</text:p>
          </table:table-cell>
          <table:table-cell office:value-type="float" office:value="-0.012611528331339" calcext:value-type="float">
            <text:p>-0.012611528331339</text:p>
          </table:table-cell>
        </table:table-row>
        <table:table-row table:style-name="ro1">
          <table:table-cell office:value-type="string" calcext:value-type="string">
            <text:p>RP5-1033H22.2</text:p>
          </table:table-cell>
          <table:table-cell office:value-type="float" office:value="-0.0256282677576475" calcext:value-type="float">
            <text:p>-0.025628267757648</text:p>
          </table:table-cell>
          <table:table-cell office:value-type="float" office:value="0.000491018398648583" calcext:value-type="float">
            <text:p>0.000491018398649</text:p>
          </table:table-cell>
        </table:table-row>
        <table:table-row table:style-name="ro1">
          <table:table-cell office:value-type="string" calcext:value-type="string">
            <text:p>AP5M1</text:p>
          </table:table-cell>
          <table:table-cell office:value-type="float" office:value="-0.0254839619459394" calcext:value-type="float">
            <text:p>-0.025483961945939</text:p>
          </table:table-cell>
          <table:table-cell office:value-type="float" office:value="0.0235358993180759" calcext:value-type="float">
            <text:p>0.023535899318076</text:p>
          </table:table-cell>
        </table:table-row>
        <table:table-row table:style-name="ro1">
          <table:table-cell office:value-type="string" calcext:value-type="string">
            <text:p>SNORA2B</text:p>
          </table:table-cell>
          <table:table-cell office:value-type="float" office:value="-0.0253693883031831" calcext:value-type="float">
            <text:p>-0.025369388303183</text:p>
          </table:table-cell>
          <table:table-cell office:value-type="float" office:value="0.0647038367800151" calcext:value-type="float">
            <text:p>0.064703836780015</text:p>
          </table:table-cell>
        </table:table-row>
        <table:table-row table:style-name="ro1">
          <table:table-cell office:value-type="string" calcext:value-type="string">
            <text:p>RP11-363E7.4</text:p>
          </table:table-cell>
          <table:table-cell office:value-type="float" office:value="-0.025193061976209" calcext:value-type="float">
            <text:p>-0.025193061976209</text:p>
          </table:table-cell>
          <table:table-cell office:value-type="float" office:value="0.00770787989702136" calcext:value-type="float">
            <text:p>0.007707879897021</text:p>
          </table:table-cell>
        </table:table-row>
        <table:table-row table:style-name="ro1">
          <table:table-cell office:value-type="string" calcext:value-type="string">
            <text:p>RAB30</text:p>
          </table:table-cell>
          <table:table-cell office:value-type="float" office:value="-0.02511404361948" calcext:value-type="float">
            <text:p>-0.02511404361948</text:p>
          </table:table-cell>
          <table:table-cell office:value-type="float" office:value="0.0638190799854363" calcext:value-type="float">
            <text:p>0.063819079985436</text:p>
          </table:table-cell>
        </table:table-row>
        <table:table-row table:style-name="ro1">
          <table:table-cell office:value-type="string" calcext:value-type="string">
            <text:p>TMEM230</text:p>
          </table:table-cell>
          <table:table-cell office:value-type="float" office:value="-0.0251062037307979" calcext:value-type="float">
            <text:p>-0.025106203730798</text:p>
          </table:table-cell>
          <table:table-cell office:value-type="float" office:value="0.0398052995376547" calcext:value-type="float">
            <text:p>0.039805299537655</text:p>
          </table:table-cell>
        </table:table-row>
        <table:table-row table:style-name="ro1">
          <table:table-cell office:value-type="string" calcext:value-type="string">
            <text:p>RP11-246A10.1</text:p>
          </table:table-cell>
          <table:table-cell office:value-type="float" office:value="-0.0248994314500319" calcext:value-type="float">
            <text:p>-0.024899431450032</text:p>
          </table:table-cell>
          <table:table-cell office:value-type="float" office:value="-0.0209139766350639" calcext:value-type="float">
            <text:p>-0.020913976635064</text:p>
          </table:table-cell>
        </table:table-row>
        <table:table-row table:style-name="ro1">
          <table:table-cell office:value-type="string" calcext:value-type="string">
            <text:p>RP11-769N19.2</text:p>
          </table:table-cell>
          <table:table-cell office:value-type="float" office:value="-0.0246740570025629" calcext:value-type="float">
            <text:p>-0.024674057002563</text:p>
          </table:table-cell>
          <table:table-cell office:value-type="float" office:value="0.0164509434019095" calcext:value-type="float">
            <text:p>0.01645094340191</text:p>
          </table:table-cell>
        </table:table-row>
        <table:table-row table:style-name="ro1">
          <table:table-cell office:value-type="string" calcext:value-type="string">
            <text:p>ATG4A</text:p>
          </table:table-cell>
          <table:table-cell office:value-type="float" office:value="-0.0246404012103584" calcext:value-type="float">
            <text:p>-0.024640401210358</text:p>
          </table:table-cell>
          <table:table-cell office:value-type="float" office:value="-0.0056776815226377" calcext:value-type="float">
            <text:p>-0.005677681522638</text:p>
          </table:table-cell>
        </table:table-row>
        <table:table-row table:style-name="ro1">
          <table:table-cell office:value-type="string" calcext:value-type="string">
            <text:p>RNF128</text:p>
          </table:table-cell>
          <table:table-cell office:value-type="float" office:value="-0.024600267615889" calcext:value-type="float">
            <text:p>-0.024600267615889</text:p>
          </table:table-cell>
          <table:table-cell office:value-type="float" office:value="0.057328038820829" calcext:value-type="float">
            <text:p>0.057328038820829</text:p>
          </table:table-cell>
        </table:table-row>
        <table:table-row table:style-name="ro1">
          <table:table-cell office:value-type="string" calcext:value-type="string">
            <text:p>SSTR1</text:p>
          </table:table-cell>
          <table:table-cell office:value-type="float" office:value="-0.0244214693927817" calcext:value-type="float">
            <text:p>-0.024421469392782</text:p>
          </table:table-cell>
          <table:table-cell office:value-type="float" office:value="-0.0048002460279562" calcext:value-type="float">
            <text:p>-0.004800246027956</text:p>
          </table:table-cell>
        </table:table-row>
        <table:table-row table:style-name="ro1">
          <table:table-cell office:value-type="string" calcext:value-type="string">
            <text:p>CCDC126</text:p>
          </table:table-cell>
          <table:table-cell office:value-type="float" office:value="-0.0243211749013453" calcext:value-type="float">
            <text:p>-0.024321174901345</text:p>
          </table:table-cell>
          <table:table-cell office:value-type="float" office:value="0.0522007217763746" calcext:value-type="float">
            <text:p>0.052200721776375</text:p>
          </table:table-cell>
        </table:table-row>
        <table:table-row table:style-name="ro1">
          <table:table-cell office:value-type="string" calcext:value-type="string">
            <text:p>GALNT3</text:p>
          </table:table-cell>
          <table:table-cell office:value-type="float" office:value="-0.0242908262916993" calcext:value-type="float">
            <text:p>-0.024290826291699</text:p>
          </table:table-cell>
          <table:table-cell office:value-type="float" office:value="0.0177052169414945" calcext:value-type="float">
            <text:p>0.017705216941495</text:p>
          </table:table-cell>
        </table:table-row>
        <table:table-row table:style-name="ro1">
          <table:table-cell office:value-type="string" calcext:value-type="string">
            <text:p>UGT8</text:p>
          </table:table-cell>
          <table:table-cell office:value-type="float" office:value="-0.0242409281935861" calcext:value-type="float">
            <text:p>-0.024240928193586</text:p>
          </table:table-cell>
          <table:table-cell office:value-type="float" office:value="-0.017464015778801" calcext:value-type="float">
            <text:p>-0.017464015778801</text:p>
          </table:table-cell>
        </table:table-row>
        <table:table-row table:style-name="ro1">
          <table:table-cell office:value-type="string" calcext:value-type="string">
            <text:p>C3orf33</text:p>
          </table:table-cell>
          <table:table-cell office:value-type="float" office:value="-0.0241983608453369" calcext:value-type="float">
            <text:p>-0.024198360845337</text:p>
          </table:table-cell>
          <table:table-cell office:value-type="float" office:value="0.0364902216519361" calcext:value-type="float">
            <text:p>0.036490221651936</text:p>
          </table:table-cell>
        </table:table-row>
        <table:table-row table:style-name="ro1">
          <table:table-cell office:value-type="string" calcext:value-type="string">
            <text:p>RP11-3J10.4</text:p>
          </table:table-cell>
          <table:table-cell office:value-type="float" office:value="-0.0240956059093145" calcext:value-type="float">
            <text:p>-0.024095605909315</text:p>
          </table:table-cell>
          <table:table-cell office:value-type="float" office:value="0.0649594436820294" calcext:value-type="float">
            <text:p>0.064959443682029</text:p>
          </table:table-cell>
        </table:table-row>
        <table:table-row table:style-name="ro1">
          <table:table-cell office:value-type="string" calcext:value-type="string">
            <text:p>GNG12</text:p>
          </table:table-cell>
          <table:table-cell office:value-type="float" office:value="-0.0240462623971048" calcext:value-type="float">
            <text:p>-0.024046262397105</text:p>
          </table:table-cell>
          <table:table-cell office:value-type="float" office:value="-0.00772832893528436" calcext:value-type="float">
            <text:p>-0.007728328935284</text:p>
          </table:table-cell>
        </table:table-row>
        <table:table-row table:style-name="ro1">
          <table:table-cell office:value-type="string" calcext:value-type="string">
            <text:p>RP11-567G11.1</text:p>
          </table:table-cell>
          <table:table-cell office:value-type="float" office:value="-0.0236380577306426" calcext:value-type="float">
            <text:p>-0.023638057730643</text:p>
          </table:table-cell>
          <table:table-cell office:value-type="float" office:value="-0.0144550672144174" calcext:value-type="float">
            <text:p>-0.014455067214417</text:p>
          </table:table-cell>
        </table:table-row>
        <table:table-row table:style-name="ro1">
          <table:table-cell office:value-type="string" calcext:value-type="string">
            <text:p>NT5C3AP1</text:p>
          </table:table-cell>
          <table:table-cell office:value-type="float" office:value="-0.0235130313162956" calcext:value-type="float">
            <text:p>-0.023513031316296</text:p>
          </table:table-cell>
          <table:table-cell office:value-type="float" office:value="0.0221148631012749" calcext:value-type="float">
            <text:p>0.022114863101275</text:p>
          </table:table-cell>
        </table:table-row>
        <table:table-row table:style-name="ro1">
          <table:table-cell office:value-type="string" calcext:value-type="string">
            <text:p>AC016700.6</text:p>
          </table:table-cell>
          <table:table-cell office:value-type="float" office:value="-0.0234763697524941" calcext:value-type="float">
            <text:p>-0.023476369752494</text:p>
          </table:table-cell>
          <table:table-cell office:value-type="float" office:value="0.0107389802166775" calcext:value-type="float">
            <text:p>0.010738980216678</text:p>
          </table:table-cell>
        </table:table-row>
        <table:table-row table:style-name="ro1">
          <table:table-cell office:value-type="string" calcext:value-type="string">
            <text:p>C1GALT1</text:p>
          </table:table-cell>
          <table:table-cell office:value-type="float" office:value="-0.023345057934837" calcext:value-type="float">
            <text:p>-0.023345057934837</text:p>
          </table:table-cell>
          <table:table-cell office:value-type="float" office:value="0.036463434005609" calcext:value-type="float">
            <text:p>0.036463434005609</text:p>
          </table:table-cell>
        </table:table-row>
        <table:table-row table:style-name="ro1">
          <table:table-cell office:value-type="string" calcext:value-type="string">
            <text:p>TRAPPC6B</text:p>
          </table:table-cell>
          <table:table-cell office:value-type="float" office:value="-0.0231044748523101" calcext:value-type="float">
            <text:p>-0.02310447485231</text:p>
          </table:table-cell>
          <table:table-cell office:value-type="float" office:value="0.0113739959360802" calcext:value-type="float">
            <text:p>0.01137399593608</text:p>
          </table:table-cell>
        </table:table-row>
        <table:table-row table:style-name="ro1">
          <table:table-cell office:value-type="string" calcext:value-type="string">
            <text:p>MFSD1</text:p>
          </table:table-cell>
          <table:table-cell office:value-type="float" office:value="-0.0230207319382646" calcext:value-type="float">
            <text:p>-0.023020731938265</text:p>
          </table:table-cell>
          <table:table-cell office:value-type="float" office:value="-0.0150808771348279" calcext:value-type="float">
            <text:p>-0.015080877134828</text:p>
          </table:table-cell>
        </table:table-row>
        <table:table-row table:style-name="ro1">
          <table:table-cell office:value-type="string" calcext:value-type="string">
            <text:p>RP11-379K17.5</text:p>
          </table:table-cell>
          <table:table-cell office:value-type="float" office:value="-0.0229541389313783" calcext:value-type="float">
            <text:p>-0.022954138931378</text:p>
          </table:table-cell>
          <table:table-cell office:value-type="float" office:value="-0.0217892352678086" calcext:value-type="float">
            <text:p>-0.021789235267809</text:p>
          </table:table-cell>
        </table:table-row>
        <table:table-row table:style-name="ro1">
          <table:table-cell office:value-type="string" calcext:value-type="string">
            <text:p>RP11-359E19.2</text:p>
          </table:table-cell>
          <table:table-cell office:value-type="float" office:value="-0.0229243281918791" calcext:value-type="float">
            <text:p>-0.022924328191879</text:p>
          </table:table-cell>
          <table:table-cell office:value-type="float" office:value="-0.0119926109800261" calcext:value-type="float">
            <text:p>-0.011992610980026</text:p>
          </table:table-cell>
        </table:table-row>
        <table:table-row table:style-name="ro1">
          <table:table-cell office:value-type="string" calcext:value-type="string">
            <text:p>OR7E161P</text:p>
          </table:table-cell>
          <table:table-cell office:value-type="float" office:value="-0.0227915180135241" calcext:value-type="float">
            <text:p>-0.022791518013524</text:p>
          </table:table-cell>
          <table:table-cell office:value-type="float" office:value="-0.0130465276039305" calcext:value-type="float">
            <text:p>-0.013046527603931</text:p>
          </table:table-cell>
        </table:table-row>
        <table:table-row table:style-name="ro1">
          <table:table-cell office:value-type="string" calcext:value-type="string">
            <text:p>ATL3</text:p>
          </table:table-cell>
          <table:table-cell office:value-type="float" office:value="-0.0227816951102866" calcext:value-type="float">
            <text:p>-0.022781695110287</text:p>
          </table:table-cell>
          <table:table-cell office:value-type="float" office:value="0.0467756279491903" calcext:value-type="float">
            <text:p>0.04677562794919</text:p>
          </table:table-cell>
        </table:table-row>
        <table:table-row table:style-name="ro1">
          <table:table-cell office:value-type="string" calcext:value-type="string">
            <text:p>PF4</text:p>
          </table:table-cell>
          <table:table-cell office:value-type="float" office:value="-0.0227085289629477" calcext:value-type="float">
            <text:p>-0.022708528962948</text:p>
          </table:table-cell>
          <table:table-cell office:value-type="float" office:value="-0.00771898045774078" calcext:value-type="float">
            <text:p>-0.007718980457741</text:p>
          </table:table-cell>
        </table:table-row>
        <table:table-row table:style-name="ro1">
          <table:table-cell office:value-type="string" calcext:value-type="string">
            <text:p>SNORA4</text:p>
          </table:table-cell>
          <table:table-cell office:value-type="float" office:value="-0.0226410428184446" calcext:value-type="float">
            <text:p>-0.022641042818445</text:p>
          </table:table-cell>
          <table:table-cell office:value-type="float" office:value="-0.015054433674578" calcext:value-type="float">
            <text:p>-0.015054433674578</text:p>
          </table:table-cell>
        </table:table-row>
        <table:table-row table:style-name="ro1">
          <table:table-cell office:value-type="string" calcext:value-type="string">
            <text:p>TWF1</text:p>
          </table:table-cell>
          <table:table-cell office:value-type="float" office:value="-0.0225574660449996" calcext:value-type="float">
            <text:p>-0.022557466045</text:p>
          </table:table-cell>
          <table:table-cell office:value-type="float" office:value="0.0413451524828287" calcext:value-type="float">
            <text:p>0.041345152482829</text:p>
          </table:table-cell>
        </table:table-row>
        <table:table-row table:style-name="ro1">
          <table:table-cell office:value-type="string" calcext:value-type="string">
            <text:p>RP5-991C6.4</text:p>
          </table:table-cell>
          <table:table-cell office:value-type="float" office:value="-0.0225483055221169" calcext:value-type="float">
            <text:p>-0.022548305522117</text:p>
          </table:table-cell>
          <table:table-cell office:value-type="float" office:value="-0.011075978969495" calcext:value-type="float">
            <text:p>-0.011075978969495</text:p>
          </table:table-cell>
        </table:table-row>
        <table:table-row table:style-name="ro1">
          <table:table-cell office:value-type="string" calcext:value-type="string">
            <text:p>APOC2</text:p>
          </table:table-cell>
          <table:table-cell office:value-type="float" office:value="-0.0224193280778326" calcext:value-type="float">
            <text:p>-0.022419328077833</text:p>
          </table:table-cell>
          <table:table-cell office:value-type="float" office:value="0.0281022574589617" calcext:value-type="float">
            <text:p>0.028102257458962</text:p>
          </table:table-cell>
        </table:table-row>
        <table:table-row table:style-name="ro1">
          <table:table-cell office:value-type="string" calcext:value-type="string">
            <text:p>CTBS</text:p>
          </table:table-cell>
          <table:table-cell office:value-type="float" office:value="-0.0223108256777781" calcext:value-type="float">
            <text:p>-0.022310825677778</text:p>
          </table:table-cell>
          <table:table-cell office:value-type="float" office:value="0.0236900002857551" calcext:value-type="float">
            <text:p>0.023690000285755</text:p>
          </table:table-cell>
        </table:table-row>
        <table:table-row table:style-name="ro1">
          <table:table-cell office:value-type="string" calcext:value-type="string">
            <text:p>KRT16P3</text:p>
          </table:table-cell>
          <table:table-cell office:value-type="float" office:value="-0.0221919286735711" calcext:value-type="float">
            <text:p>-0.022191928673571</text:p>
          </table:table-cell>
          <table:table-cell office:value-type="float" office:value="-0.0271259650770475" calcext:value-type="float">
            <text:p>-0.027125965077048</text:p>
          </table:table-cell>
        </table:table-row>
        <table:table-row table:style-name="ro1">
          <table:table-cell office:value-type="string" calcext:value-type="string">
            <text:p>RP11-467C18.1</text:p>
          </table:table-cell>
          <table:table-cell office:value-type="float" office:value="-0.0221143188039557" calcext:value-type="float">
            <text:p>-0.022114318803956</text:p>
          </table:table-cell>
          <table:table-cell office:value-type="float" office:value="-0.0113129683758714" calcext:value-type="float">
            <text:p>-0.011312968375872</text:p>
          </table:table-cell>
        </table:table-row>
        <table:table-row table:style-name="ro1">
          <table:table-cell office:value-type="string" calcext:value-type="string">
            <text:p>TMEM54</text:p>
          </table:table-cell>
          <table:table-cell office:value-type="float" office:value="-0.0220896816039431" calcext:value-type="float">
            <text:p>-0.022089681603943</text:p>
          </table:table-cell>
          <table:table-cell office:value-type="float" office:value="-0.0185810075219745" calcext:value-type="float">
            <text:p>-0.018581007521975</text:p>
          </table:table-cell>
        </table:table-row>
        <table:table-row table:style-name="ro1">
          <table:table-cell office:value-type="string" calcext:value-type="string">
            <text:p>RP11-25K19.1</text:p>
          </table:table-cell>
          <table:table-cell office:value-type="float" office:value="-0.0218292791084589" calcext:value-type="float">
            <text:p>-0.021829279108459</text:p>
          </table:table-cell>
          <table:table-cell office:value-type="float" office:value="-0.0141499381752733" calcext:value-type="float">
            <text:p>-0.014149938175273</text:p>
          </table:table-cell>
        </table:table-row>
        <table:table-row table:style-name="ro1">
          <table:table-cell office:value-type="string" calcext:value-type="string">
            <text:p>RHOXF1</text:p>
          </table:table-cell>
          <table:table-cell office:value-type="float" office:value="-0.0218039783927061" calcext:value-type="float">
            <text:p>-0.021803978392706</text:p>
          </table:table-cell>
          <table:table-cell office:value-type="float" office:value="-0.020040763918674" calcext:value-type="float">
            <text:p>-0.020040763918674</text:p>
          </table:table-cell>
        </table:table-row>
        <table:table-row table:style-name="ro1">
          <table:table-cell office:value-type="string" calcext:value-type="string">
            <text:p>RP11-542K23.9</text:p>
          </table:table-cell>
          <table:table-cell office:value-type="float" office:value="-0.0218027334839994" calcext:value-type="float">
            <text:p>-0.021802733483999</text:p>
          </table:table-cell>
          <table:table-cell office:value-type="float" office:value="-0.00760153878549346" calcext:value-type="float">
            <text:p>-0.007601538785493</text:p>
          </table:table-cell>
        </table:table-row>
        <table:table-row table:style-name="ro1">
          <table:table-cell office:value-type="string" calcext:value-type="string">
            <text:p>KBTBD3</text:p>
          </table:table-cell>
          <table:table-cell office:value-type="float" office:value="-0.0217701569951694" calcext:value-type="float">
            <text:p>-0.02177015699517</text:p>
          </table:table-cell>
          <table:table-cell office:value-type="float" office:value="0.0509030689101881" calcext:value-type="float">
            <text:p>0.050903068910188</text:p>
          </table:table-cell>
        </table:table-row>
        <table:table-row table:style-name="ro1">
          <table:table-cell office:value-type="string" calcext:value-type="string">
            <text:p>MIR548AN</text:p>
          </table:table-cell>
          <table:table-cell office:value-type="float" office:value="-0.02171958959729" calcext:value-type="float">
            <text:p>-0.02171958959729</text:p>
          </table:table-cell>
          <table:table-cell office:value-type="float" office:value="-0.0225123110858198" calcext:value-type="float">
            <text:p>-0.02251231108582</text:p>
          </table:table-cell>
        </table:table-row>
        <table:table-row table:style-name="ro1">
          <table:table-cell office:value-type="string" calcext:value-type="string">
            <text:p>AC004980.9</text:p>
          </table:table-cell>
          <table:table-cell office:value-type="float" office:value="-0.0215942297831355" calcext:value-type="float">
            <text:p>-0.021594229783136</text:p>
          </table:table-cell>
          <table:table-cell office:value-type="float" office:value="0.0280537053982183" calcext:value-type="float">
            <text:p>0.028053705398218</text:p>
          </table:table-cell>
        </table:table-row>
        <table:table-row table:style-name="ro1">
          <table:table-cell office:value-type="string" calcext:value-type="string">
            <text:p>GS1-421I3.4</text:p>
          </table:table-cell>
          <table:table-cell office:value-type="float" office:value="-0.0213045569326212" calcext:value-type="float">
            <text:p>-0.021304556932621</text:p>
          </table:table-cell>
          <table:table-cell office:value-type="float" office:value="-0.0153021862926511" calcext:value-type="float">
            <text:p>-0.015302186292651</text:p>
          </table:table-cell>
        </table:table-row>
        <table:table-row table:style-name="ro1">
          <table:table-cell office:value-type="string" calcext:value-type="string">
            <text:p>DNAJC19</text:p>
          </table:table-cell>
          <table:table-cell office:value-type="float" office:value="-0.0213027742412013" calcext:value-type="float">
            <text:p>-0.021302774241201</text:p>
          </table:table-cell>
          <table:table-cell office:value-type="float" office:value="0.0142529267672221" calcext:value-type="float">
            <text:p>0.014252926767222</text:p>
          </table:table-cell>
        </table:table-row>
        <table:table-row table:style-name="ro1">
          <table:table-cell office:value-type="string" calcext:value-type="string">
            <text:p>RPL31P50</text:p>
          </table:table-cell>
          <table:table-cell office:value-type="float" office:value="-0.0212755700576778" calcext:value-type="float">
            <text:p>-0.021275570057678</text:p>
          </table:table-cell>
          <table:table-cell office:value-type="float" office:value="-0.0157928738186474" calcext:value-type="float">
            <text:p>-0.015792873818647</text:p>
          </table:table-cell>
        </table:table-row>
        <table:table-row table:style-name="ro1">
          <table:table-cell office:value-type="string" calcext:value-type="string">
            <text:p>PRKACB</text:p>
          </table:table-cell>
          <table:table-cell office:value-type="float" office:value="-0.0212662157151293" calcext:value-type="float">
            <text:p>-0.021266215715129</text:p>
          </table:table-cell>
          <table:table-cell office:value-type="float" office:value="0.0136520113728635" calcext:value-type="float">
            <text:p>0.013652011372864</text:p>
          </table:table-cell>
        </table:table-row>
        <table:table-row table:style-name="ro1">
          <table:table-cell office:value-type="string" calcext:value-type="string">
            <text:p>C12orf75</text:p>
          </table:table-cell>
          <table:table-cell office:value-type="float" office:value="-0.0209592035669912" calcext:value-type="float">
            <text:p>-0.020959203566991</text:p>
          </table:table-cell>
          <table:table-cell office:value-type="float" office:value="0.00266586970537689" calcext:value-type="float">
            <text:p>0.002665869705377</text:p>
          </table:table-cell>
        </table:table-row>
        <table:table-row table:style-name="ro1">
          <table:table-cell office:value-type="string" calcext:value-type="string">
            <text:p>TBL1XR1</text:p>
          </table:table-cell>
          <table:table-cell office:value-type="float" office:value="-0.0208817356779348" calcext:value-type="float">
            <text:p>-0.020881735677935</text:p>
          </table:table-cell>
          <table:table-cell office:value-type="float" office:value="-0.00414743883297638" calcext:value-type="float">
            <text:p>-0.004147438832976</text:p>
          </table:table-cell>
        </table:table-row>
        <table:table-row table:style-name="ro1">
          <table:table-cell office:value-type="string" calcext:value-type="string">
            <text:p>hsa-mir-6723</text:p>
          </table:table-cell>
          <table:table-cell office:value-type="float" office:value="-0.020866326333327" calcext:value-type="float">
            <text:p>-0.020866326333327</text:p>
          </table:table-cell>
          <table:table-cell office:value-type="float" office:value="0.0615474153668664" calcext:value-type="float">
            <text:p>0.061547415366866</text:p>
          </table:table-cell>
        </table:table-row>
        <table:table-row table:style-name="ro1">
          <table:table-cell office:value-type="string" calcext:value-type="string">
            <text:p>COMMD1</text:p>
          </table:table-cell>
          <table:table-cell office:value-type="float" office:value="-0.020850383966054" calcext:value-type="float">
            <text:p>-0.020850383966054</text:p>
          </table:table-cell>
          <table:table-cell office:value-type="float" office:value="-0.0149990709119318" calcext:value-type="float">
            <text:p>-0.014999070911932</text:p>
          </table:table-cell>
        </table:table-row>
        <table:table-row table:style-name="ro1">
          <table:table-cell office:value-type="string" calcext:value-type="string">
            <text:p>PUS3</text:p>
          </table:table-cell>
          <table:table-cell office:value-type="float" office:value="-0.0207565289765446" calcext:value-type="float">
            <text:p>-0.020756528976545</text:p>
          </table:table-cell>
          <table:table-cell office:value-type="float" office:value="0.0392804566596556" calcext:value-type="float">
            <text:p>0.039280456659656</text:p>
          </table:table-cell>
        </table:table-row>
        <table:table-row table:style-name="ro1">
          <table:table-cell office:value-type="string" calcext:value-type="string">
            <text:p>RP11-407N17.6</text:p>
          </table:table-cell>
          <table:table-cell office:value-type="float" office:value="-0.0206928876399723" calcext:value-type="float">
            <text:p>-0.020692887639972</text:p>
          </table:table-cell>
          <table:table-cell office:value-type="float" office:value="0.0319076766121062" calcext:value-type="float">
            <text:p>0.031907676612106</text:p>
          </table:table-cell>
        </table:table-row>
        <table:table-row table:style-name="ro1">
          <table:table-cell office:value-type="string" calcext:value-type="string">
            <text:p>RNU6-1079P</text:p>
          </table:table-cell>
          <table:table-cell office:value-type="float" office:value="-0.0206631913608683" calcext:value-type="float">
            <text:p>-0.020663191360868</text:p>
          </table:table-cell>
          <table:table-cell office:value-type="float" office:value="0.0219268869566637" calcext:value-type="float">
            <text:p>0.021926886956664</text:p>
          </table:table-cell>
        </table:table-row>
        <table:table-row table:style-name="ro1">
          <table:table-cell office:value-type="string" calcext:value-type="string">
            <text:p>ZMAT3</text:p>
          </table:table-cell>
          <table:table-cell office:value-type="float" office:value="-0.0204123513699799" calcext:value-type="float">
            <text:p>-0.02041235136998</text:p>
          </table:table-cell>
          <table:table-cell office:value-type="float" office:value="0.0647023617789439" calcext:value-type="float">
            <text:p>0.064702361778944</text:p>
          </table:table-cell>
        </table:table-row>
        <table:table-row table:style-name="ro1">
          <table:table-cell office:value-type="string" calcext:value-type="string">
            <text:p>RP11-999E24.3</text:p>
          </table:table-cell>
          <table:table-cell office:value-type="float" office:value="-0.0203712255468411" calcext:value-type="float">
            <text:p>-0.020371225546841</text:p>
          </table:table-cell>
          <table:table-cell office:value-type="float" office:value="-0.0125844270102608" calcext:value-type="float">
            <text:p>-0.012584427010261</text:p>
          </table:table-cell>
        </table:table-row>
        <table:table-row table:style-name="ro1">
          <table:table-cell office:value-type="string" calcext:value-type="string">
            <text:p>BAAT</text:p>
          </table:table-cell>
          <table:table-cell office:value-type="float" office:value="-0.0203649799868141" calcext:value-type="float">
            <text:p>-0.020364979986814</text:p>
          </table:table-cell>
          <table:table-cell office:value-type="float" office:value="-0.00971255747114411" calcext:value-type="float">
            <text:p>-0.009712557471144</text:p>
          </table:table-cell>
        </table:table-row>
        <table:table-row table:style-name="ro1">
          <table:table-cell office:value-type="string" calcext:value-type="string">
            <text:p>ZNF470</text:p>
          </table:table-cell>
          <table:table-cell office:value-type="float" office:value="-0.0202130958134149" calcext:value-type="float">
            <text:p>-0.020213095813415</text:p>
          </table:table-cell>
          <table:table-cell office:value-type="float" office:value="-0.00940328363557457" calcext:value-type="float">
            <text:p>-0.009403283635575</text:p>
          </table:table-cell>
        </table:table-row>
        <table:table-row table:style-name="ro1">
          <table:table-cell office:value-type="string" calcext:value-type="string">
            <text:p>RP11-317P15.4</text:p>
          </table:table-cell>
          <table:table-cell office:value-type="float" office:value="-0.0201684085328493" calcext:value-type="float">
            <text:p>-0.020168408532849</text:p>
          </table:table-cell>
          <table:table-cell office:value-type="float" office:value="0.0693020698780629" calcext:value-type="float">
            <text:p>0.069302069878063</text:p>
          </table:table-cell>
        </table:table-row>
        <table:table-row table:style-name="ro1">
          <table:table-cell office:value-type="string" calcext:value-type="string">
            <text:p>LINC00619</text:p>
          </table:table-cell>
          <table:table-cell office:value-type="float" office:value="-0.0201619948081358" calcext:value-type="float">
            <text:p>-0.020161994808136</text:p>
          </table:table-cell>
          <table:table-cell office:value-type="float" office:value="0.020388831369479" calcext:value-type="float">
            <text:p>0.020388831369479</text:p>
          </table:table-cell>
        </table:table-row>
        <table:table-row table:style-name="ro1">
          <table:table-cell office:value-type="string" calcext:value-type="string">
            <text:p>ZMPSTE24</text:p>
          </table:table-cell>
          <table:table-cell office:value-type="float" office:value="-0.0201541137505305" calcext:value-type="float">
            <text:p>-0.020154113750531</text:p>
          </table:table-cell>
          <table:table-cell office:value-type="float" office:value="0.00509685364813421" calcext:value-type="float">
            <text:p>0.005096853648134</text:p>
          </table:table-cell>
        </table:table-row>
        <table:table-row table:style-name="ro1">
          <table:table-cell office:value-type="string" calcext:value-type="string">
            <text:p>RP11-282O18.3</text:p>
          </table:table-cell>
          <table:table-cell office:value-type="float" office:value="-0.0200842820721489" calcext:value-type="float">
            <text:p>-0.020084282072149</text:p>
          </table:table-cell>
          <table:table-cell office:value-type="float" office:value="0.0452115516459991" calcext:value-type="float">
            <text:p>0.045211551645999</text:p>
          </table:table-cell>
        </table:table-row>
        <table:table-row table:style-name="ro1">
          <table:table-cell office:value-type="string" calcext:value-type="string">
            <text:p>AC092687.5</text:p>
          </table:table-cell>
          <table:table-cell office:value-type="float" office:value="-0.0200774196096986" calcext:value-type="float">
            <text:p>-0.020077419609699</text:p>
          </table:table-cell>
          <table:table-cell office:value-type="float" office:value="-0.00074682859528076" calcext:value-type="float">
            <text:p>-0.000746828595281</text:p>
          </table:table-cell>
        </table:table-row>
        <table:table-row table:style-name="ro1">
          <table:table-cell office:value-type="string" calcext:value-type="string">
            <text:p>SNORA32</text:p>
          </table:table-cell>
          <table:table-cell office:value-type="float" office:value="-0.0200302153394484" calcext:value-type="float">
            <text:p>-0.020030215339449</text:p>
          </table:table-cell>
          <table:table-cell office:value-type="float" office:value="0.0143209336200415" calcext:value-type="float">
            <text:p>0.014320933620042</text:p>
          </table:table-cell>
        </table:table-row>
        <table:table-row table:style-name="ro1">
          <table:table-cell office:value-type="string" calcext:value-type="string">
            <text:p>FTH1P8</text:p>
          </table:table-cell>
          <table:table-cell office:value-type="float" office:value="-0.019986331297835" calcext:value-type="float">
            <text:p>-0.019986331297835</text:p>
          </table:table-cell>
          <table:table-cell office:value-type="float" office:value="0.0652379795106354" calcext:value-type="float">
            <text:p>0.065237979510636</text:p>
          </table:table-cell>
        </table:table-row>
        <table:table-row table:style-name="ro1">
          <table:table-cell office:value-type="string" calcext:value-type="string">
            <text:p>FDPSP4</text:p>
          </table:table-cell>
          <table:table-cell office:value-type="float" office:value="-0.0199452417125576" calcext:value-type="float">
            <text:p>-0.019945241712558</text:p>
          </table:table-cell>
          <table:table-cell office:value-type="float" office:value="0.0732544000468339" calcext:value-type="float">
            <text:p>0.073254400046834</text:p>
          </table:table-cell>
        </table:table-row>
        <table:table-row table:style-name="ro1">
          <table:table-cell office:value-type="string" calcext:value-type="string">
            <text:p>CRYBA2</text:p>
          </table:table-cell>
          <table:table-cell office:value-type="float" office:value="-0.0197830927992348" calcext:value-type="float">
            <text:p>-0.019783092799235</text:p>
          </table:table-cell>
          <table:table-cell office:value-type="float" office:value="0.0511500933108265" calcext:value-type="float">
            <text:p>0.051150093310827</text:p>
          </table:table-cell>
        </table:table-row>
        <table:table-row table:style-name="ro1">
          <table:table-cell office:value-type="string" calcext:value-type="string">
            <text:p>RP11-63P12.7</text:p>
          </table:table-cell>
          <table:table-cell office:value-type="float" office:value="-0.0197706780209673" calcext:value-type="float">
            <text:p>-0.019770678020967</text:p>
          </table:table-cell>
          <table:table-cell office:value-type="float" office:value="0.0558797453094286" calcext:value-type="float">
            <text:p>0.055879745309429</text:p>
          </table:table-cell>
        </table:table-row>
        <table:table-row table:style-name="ro1">
          <table:table-cell office:value-type="string" calcext:value-type="string">
            <text:p>UBE2Q1-AS1</text:p>
          </table:table-cell>
          <table:table-cell office:value-type="float" office:value="-0.0197221873427641" calcext:value-type="float">
            <text:p>-0.019722187342764</text:p>
          </table:table-cell>
          <table:table-cell office:value-type="float" office:value="0.0716806074846871" calcext:value-type="float">
            <text:p>0.071680607484687</text:p>
          </table:table-cell>
        </table:table-row>
        <table:table-row table:style-name="ro1">
          <table:table-cell office:value-type="string" calcext:value-type="string">
            <text:p>RPL10L</text:p>
          </table:table-cell>
          <table:table-cell office:value-type="float" office:value="-0.0197100001676557" calcext:value-type="float">
            <text:p>-0.019710000167656</text:p>
          </table:table-cell>
          <table:table-cell office:value-type="float" office:value="-0.00331798443003619" calcext:value-type="float">
            <text:p>-0.003317984430036</text:p>
          </table:table-cell>
        </table:table-row>
        <table:table-row table:style-name="ro1">
          <table:table-cell office:value-type="string" calcext:value-type="string">
            <text:p>RP11-269G24.6</text:p>
          </table:table-cell>
          <table:table-cell office:value-type="float" office:value="-0.0194218078471063" calcext:value-type="float">
            <text:p>-0.019421807847106</text:p>
          </table:table-cell>
          <table:table-cell office:value-type="float" office:value="-0.0108179179224895" calcext:value-type="float">
            <text:p>-0.01081791792249</text:p>
          </table:table-cell>
        </table:table-row>
        <table:table-row table:style-name="ro1">
          <table:table-cell office:value-type="string" calcext:value-type="string">
            <text:p>SLC41A2</text:p>
          </table:table-cell>
          <table:table-cell office:value-type="float" office:value="-0.0193821328233155" calcext:value-type="float">
            <text:p>-0.019382132823316</text:p>
          </table:table-cell>
          <table:table-cell office:value-type="float" office:value="0.00443798737095808" calcext:value-type="float">
            <text:p>0.004437987370958</text:p>
          </table:table-cell>
        </table:table-row>
        <table:table-row table:style-name="ro1">
          <table:table-cell office:value-type="string" calcext:value-type="string">
            <text:p>RP1-137D17.2</text:p>
          </table:table-cell>
          <table:table-cell office:value-type="float" office:value="-0.0190955874487063" calcext:value-type="float">
            <text:p>-0.019095587448706</text:p>
          </table:table-cell>
          <table:table-cell office:value-type="float" office:value="-0.0110140861785376" calcext:value-type="float">
            <text:p>-0.011014086178538</text:p>
          </table:table-cell>
        </table:table-row>
        <table:table-row table:style-name="ro1">
          <table:table-cell office:value-type="string" calcext:value-type="string">
            <text:p>MLIP</text:p>
          </table:table-cell>
          <table:table-cell office:value-type="float" office:value="-0.0188368837350314" calcext:value-type="float">
            <text:p>-0.018836883735032</text:p>
          </table:table-cell>
          <table:table-cell office:value-type="float" office:value="0.0122578336496031" calcext:value-type="float">
            <text:p>0.012257833649603</text:p>
          </table:table-cell>
        </table:table-row>
        <table:table-row table:style-name="ro1">
          <table:table-cell office:value-type="string" calcext:value-type="string">
            <text:p>RAB8B</text:p>
          </table:table-cell>
          <table:table-cell office:value-type="float" office:value="-0.0187489104089463" calcext:value-type="float">
            <text:p>-0.018748910408946</text:p>
          </table:table-cell>
          <table:table-cell office:value-type="float" office:value="0.0761474511897161" calcext:value-type="float">
            <text:p>0.076147451189716</text:p>
          </table:table-cell>
        </table:table-row>
        <table:table-row table:style-name="ro1">
          <table:table-cell office:value-type="string" calcext:value-type="string">
            <text:p>RPL39P40</text:p>
          </table:table-cell>
          <table:table-cell office:value-type="float" office:value="-0.018705426501296" calcext:value-type="float">
            <text:p>-0.018705426501296</text:p>
          </table:table-cell>
          <table:table-cell office:value-type="float" office:value="0.0743573687936468" calcext:value-type="float">
            <text:p>0.074357368793647</text:p>
          </table:table-cell>
        </table:table-row>
        <table:table-row table:style-name="ro1">
          <table:table-cell office:value-type="string" calcext:value-type="string">
            <text:p>RP11-10C24.2</text:p>
          </table:table-cell>
          <table:table-cell office:value-type="float" office:value="-0.0186790220739484" calcext:value-type="float">
            <text:p>-0.018679022073949</text:p>
          </table:table-cell>
          <table:table-cell office:value-type="float" office:value="0.0176258863074622" calcext:value-type="float">
            <text:p>0.017625886307462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-0.0186736071098959" calcext:value-type="float">
            <text:p>-0.018673607109896</text:p>
          </table:table-cell>
          <table:table-cell office:value-type="float" office:value="0.00557297050138764" calcext:value-type="float">
            <text:p>0.005572970501388</text:p>
          </table:table-cell>
        </table:table-row>
        <table:table-row table:style-name="ro1">
          <table:table-cell office:value-type="string" calcext:value-type="string">
            <text:p>ARL5AP3</text:p>
          </table:table-cell>
          <table:table-cell office:value-type="float" office:value="-0.0186194333555403" calcext:value-type="float">
            <text:p>-0.01861943335554</text:p>
          </table:table-cell>
          <table:table-cell office:value-type="float" office:value="-0.00711461641606744" calcext:value-type="float">
            <text:p>-0.007114616416067</text:p>
          </table:table-cell>
        </table:table-row>
        <table:table-row table:style-name="ro1">
          <table:table-cell office:value-type="string" calcext:value-type="string">
            <text:p>RNF7</text:p>
          </table:table-cell>
          <table:table-cell office:value-type="float" office:value="-0.0184331800334937" calcext:value-type="float">
            <text:p>-0.018433180033494</text:p>
          </table:table-cell>
          <table:table-cell office:value-type="float" office:value="0.0292354658317741" calcext:value-type="float">
            <text:p>0.029235465831774</text:p>
          </table:table-cell>
        </table:table-row>
        <table:table-row table:style-name="ro1">
          <table:table-cell office:value-type="string" calcext:value-type="string">
            <text:p>AC018865.5</text:p>
          </table:table-cell>
          <table:table-cell office:value-type="float" office:value="-0.0184327868452321" calcext:value-type="float">
            <text:p>-0.018432786845232</text:p>
          </table:table-cell>
          <table:table-cell office:value-type="float" office:value="0.00145596182449492" calcext:value-type="float">
            <text:p>0.001455961824495</text:p>
          </table:table-cell>
        </table:table-row>
        <table:table-row table:style-name="ro1">
          <table:table-cell office:value-type="string" calcext:value-type="string">
            <text:p>TOX</text:p>
          </table:table-cell>
          <table:table-cell office:value-type="float" office:value="-0.0177046915383518" calcext:value-type="float">
            <text:p>-0.017704691538352</text:p>
          </table:table-cell>
          <table:table-cell office:value-type="float" office:value="-0.00959371651637395" calcext:value-type="float">
            <text:p>-0.009593716516374</text:p>
          </table:table-cell>
        </table:table-row>
        <table:table-row table:style-name="ro1">
          <table:table-cell office:value-type="string" calcext:value-type="string">
            <text:p>MIR4639</text:p>
          </table:table-cell>
          <table:table-cell office:value-type="float" office:value="-0.0176209677572711" calcext:value-type="float">
            <text:p>-0.017620967757271</text:p>
          </table:table-cell>
          <table:table-cell office:value-type="float" office:value="0.0313617673887022" calcext:value-type="float">
            <text:p>0.031361767388702</text:p>
          </table:table-cell>
        </table:table-row>
        <table:table-row table:style-name="ro1">
          <table:table-cell office:value-type="string" calcext:value-type="string">
            <text:p>RNF152</text:p>
          </table:table-cell>
          <table:table-cell office:value-type="float" office:value="-0.0175135450015694" calcext:value-type="float">
            <text:p>-0.017513545001569</text:p>
          </table:table-cell>
          <table:table-cell office:value-type="float" office:value="0.0751536749014524" calcext:value-type="float">
            <text:p>0.075153674901453</text:p>
          </table:table-cell>
        </table:table-row>
        <table:table-row table:style-name="ro1">
          <table:table-cell office:value-type="string" calcext:value-type="string">
            <text:p>SPPL2A</text:p>
          </table:table-cell>
          <table:table-cell office:value-type="float" office:value="-0.0173653591709916" calcext:value-type="float">
            <text:p>-0.017365359170992</text:p>
          </table:table-cell>
          <table:table-cell office:value-type="float" office:value="0.0788222248864486" calcext:value-type="float">
            <text:p>0.078822224886449</text:p>
          </table:table-cell>
        </table:table-row>
        <table:table-row table:style-name="ro1">
          <table:table-cell office:value-type="string" calcext:value-type="string">
            <text:p>SPCS2P4</text:p>
          </table:table-cell>
          <table:table-cell office:value-type="float" office:value="-0.0173545590552925" calcext:value-type="float">
            <text:p>-0.017354559055293</text:p>
          </table:table-cell>
          <table:table-cell office:value-type="float" office:value="0.0767909858986868" calcext:value-type="float">
            <text:p>0.076790985898687</text:p>
          </table:table-cell>
        </table:table-row>
        <table:table-row table:style-name="ro1">
          <table:table-cell office:value-type="string" calcext:value-type="string">
            <text:p>NPY1R</text:p>
          </table:table-cell>
          <table:table-cell office:value-type="float" office:value="-0.0172504488944474" calcext:value-type="float">
            <text:p>-0.017250448894448</text:p>
          </table:table-cell>
          <table:table-cell office:value-type="float" office:value="-0.00357783482379566" calcext:value-type="float">
            <text:p>-0.003577834823796</text:p>
          </table:table-cell>
        </table:table-row>
        <table:table-row table:style-name="ro1">
          <table:table-cell office:value-type="string" calcext:value-type="string">
            <text:p>MTATP6P1</text:p>
          </table:table-cell>
          <table:table-cell office:value-type="float" office:value="-0.0171588365366348" calcext:value-type="float">
            <text:p>-0.017158836536635</text:p>
          </table:table-cell>
          <table:table-cell office:value-type="float" office:value="0.0795007523122392" calcext:value-type="float">
            <text:p>0.079500752312239</text:p>
          </table:table-cell>
        </table:table-row>
        <table:table-row table:style-name="ro1">
          <table:table-cell office:value-type="string" calcext:value-type="string">
            <text:p>GTF2A2</text:p>
          </table:table-cell>
          <table:table-cell office:value-type="float" office:value="-0.0170918953403527" calcext:value-type="float">
            <text:p>-0.017091895340353</text:p>
          </table:table-cell>
          <table:table-cell office:value-type="float" office:value="0.0784762809994017" calcext:value-type="float">
            <text:p>0.078476280999402</text:p>
          </table:table-cell>
        </table:table-row>
        <table:table-row table:style-name="ro1">
          <table:table-cell office:value-type="string" calcext:value-type="string">
            <text:p>ATXN7L3B</text:p>
          </table:table-cell>
          <table:table-cell office:value-type="float" office:value="-0.0169688747962262" calcext:value-type="float">
            <text:p>-0.016968874796226</text:p>
          </table:table-cell>
          <table:table-cell office:value-type="float" office:value="0.0297678260777977" calcext:value-type="float">
            <text:p>0.029767826077798</text:p>
          </table:table-cell>
        </table:table-row>
        <table:table-row table:style-name="ro1">
          <table:table-cell office:value-type="string" calcext:value-type="string">
            <text:p>ALG14</text:p>
          </table:table-cell>
          <table:table-cell office:value-type="float" office:value="-0.0169044945371191" calcext:value-type="float">
            <text:p>-0.016904494537119</text:p>
          </table:table-cell>
          <table:table-cell office:value-type="float" office:value="0.05955187032661" calcext:value-type="float">
            <text:p>0.05955187032661</text:p>
          </table:table-cell>
        </table:table-row>
        <table:table-row table:style-name="ro1">
          <table:table-cell office:value-type="string" calcext:value-type="string">
            <text:p>AC009238.7</text:p>
          </table:table-cell>
          <table:table-cell office:value-type="float" office:value="-0.0167722431984459" calcext:value-type="float">
            <text:p>-0.016772243198446</text:p>
          </table:table-cell>
          <table:table-cell office:value-type="float" office:value="-0.010835885909392" calcext:value-type="float">
            <text:p>-0.010835885909392</text:p>
          </table:table-cell>
        </table:table-row>
        <table:table-row table:style-name="ro1">
          <table:table-cell office:value-type="string" calcext:value-type="string">
            <text:p>EI24</text:p>
          </table:table-cell>
          <table:table-cell office:value-type="float" office:value="-0.0164139771738349" calcext:value-type="float">
            <text:p>-0.016413977173835</text:p>
          </table:table-cell>
          <table:table-cell office:value-type="float" office:value="0.0296881617357184" calcext:value-type="float">
            <text:p>0.029688161735719</text:p>
          </table:table-cell>
        </table:table-row>
        <table:table-row table:style-name="ro1">
          <table:table-cell office:value-type="string" calcext:value-type="string">
            <text:p>RP11-801F7.1</text:p>
          </table:table-cell>
          <table:table-cell office:value-type="float" office:value="-0.0159857839387232" calcext:value-type="float">
            <text:p>-0.015985783938723</text:p>
          </table:table-cell>
          <table:table-cell office:value-type="float" office:value="0.0147966104746262" calcext:value-type="float">
            <text:p>0.014796610474626</text:p>
          </table:table-cell>
        </table:table-row>
        <table:table-row table:style-name="ro1">
          <table:table-cell office:value-type="string" calcext:value-type="string">
            <text:p>SERTAD4</text:p>
          </table:table-cell>
          <table:table-cell office:value-type="float" office:value="-0.0159186791523581" calcext:value-type="float">
            <text:p>-0.015918679152358</text:p>
          </table:table-cell>
          <table:table-cell office:value-type="float" office:value="-0.0103658606487003" calcext:value-type="float">
            <text:p>-0.0103658606487</text:p>
          </table:table-cell>
        </table:table-row>
        <table:table-row table:style-name="ro1">
          <table:table-cell office:value-type="string" calcext:value-type="string">
            <text:p>MTMR2</text:p>
          </table:table-cell>
          <table:table-cell office:value-type="float" office:value="-0.0158020966885608" calcext:value-type="float">
            <text:p>-0.015802096688561</text:p>
          </table:table-cell>
          <table:table-cell office:value-type="float" office:value="0.0403208511602887" calcext:value-type="float">
            <text:p>0.040320851160289</text:p>
          </table:table-cell>
        </table:table-row>
        <table:table-row table:style-name="ro1">
          <table:table-cell office:value-type="string" calcext:value-type="string">
            <text:p>GTDC1</text:p>
          </table:table-cell>
          <table:table-cell office:value-type="float" office:value="-0.0157836892516782" calcext:value-type="float">
            <text:p>-0.015783689251678</text:p>
          </table:table-cell>
          <table:table-cell office:value-type="float" office:value="0.0183577294029776" calcext:value-type="float">
            <text:p>0.018357729402978</text:p>
          </table:table-cell>
        </table:table-row>
        <table:table-row table:style-name="ro1">
          <table:table-cell office:value-type="string" calcext:value-type="string">
            <text:p>RP11-326F20.5</text:p>
          </table:table-cell>
          <table:table-cell office:value-type="float" office:value="-0.0155906248482549" calcext:value-type="float">
            <text:p>-0.015590624848255</text:p>
          </table:table-cell>
          <table:table-cell office:value-type="float" office:value="0.0334668420963815" calcext:value-type="float">
            <text:p>0.033466842096382</text:p>
          </table:table-cell>
        </table:table-row>
        <table:table-row table:style-name="ro1">
          <table:table-cell office:value-type="string" calcext:value-type="string">
            <text:p>AC073869.1</text:p>
          </table:table-cell>
          <table:table-cell office:value-type="float" office:value="-0.0154638762175506" calcext:value-type="float">
            <text:p>-0.015463876217551</text:p>
          </table:table-cell>
          <table:table-cell office:value-type="float" office:value="0.073087107080467" calcext:value-type="float">
            <text:p>0.073087107080467</text:p>
          </table:table-cell>
        </table:table-row>
        <table:table-row table:style-name="ro1">
          <table:table-cell office:value-type="string" calcext:value-type="string">
            <text:p>MUC21</text:p>
          </table:table-cell>
          <table:table-cell office:value-type="float" office:value="-0.015333542117913" calcext:value-type="float">
            <text:p>-0.015333542117913</text:p>
          </table:table-cell>
          <table:table-cell office:value-type="float" office:value="-0.0162573048881083" calcext:value-type="float">
            <text:p>-0.016257304888108</text:p>
          </table:table-cell>
        </table:table-row>
        <table:table-row table:style-name="ro1">
          <table:table-cell office:value-type="string" calcext:value-type="string">
            <text:p>MT-CYB</text:p>
          </table:table-cell>
          <table:table-cell office:value-type="float" office:value="-0.0153245509063378" calcext:value-type="float">
            <text:p>-0.015324550906338</text:p>
          </table:table-cell>
          <table:table-cell office:value-type="float" office:value="0.0716170398522284" calcext:value-type="float">
            <text:p>0.071617039852228</text:p>
          </table:table-cell>
        </table:table-row>
        <table:table-row table:style-name="ro1">
          <table:table-cell office:value-type="string" calcext:value-type="string">
            <text:p>RNY1</text:p>
          </table:table-cell>
          <table:table-cell office:value-type="float" office:value="-0.0152161225679085" calcext:value-type="float">
            <text:p>-0.015216122567909</text:p>
          </table:table-cell>
          <table:table-cell office:value-type="float" office:value="0.0758649626254536" calcext:value-type="float">
            <text:p>0.075864962625454</text:p>
          </table:table-cell>
        </table:table-row>
        <table:table-row table:style-name="ro1">
          <table:table-cell office:value-type="string" calcext:value-type="string">
            <text:p>MT-TG</text:p>
          </table:table-cell>
          <table:table-cell office:value-type="float" office:value="-0.0150172484326739" calcext:value-type="float">
            <text:p>-0.015017248432674</text:p>
          </table:table-cell>
          <table:table-cell office:value-type="float" office:value="0.0807344003951256" calcext:value-type="float">
            <text:p>0.080734400395126</text:p>
          </table:table-cell>
        </table:table-row>
        <table:table-row table:style-name="ro1">
          <table:table-cell office:value-type="string" calcext:value-type="string">
            <text:p>PMS2P9</text:p>
          </table:table-cell>
          <table:table-cell office:value-type="float" office:value="-0.0149282770516085" calcext:value-type="float">
            <text:p>-0.014928277051609</text:p>
          </table:table-cell>
          <table:table-cell office:value-type="float" office:value="-0.0253829891789767" calcext:value-type="float">
            <text:p>-0.025382989178977</text:p>
          </table:table-cell>
        </table:table-row>
        <table:table-row table:style-name="ro1">
          <table:table-cell office:value-type="string" calcext:value-type="string">
            <text:p>SHROOM4</text:p>
          </table:table-cell>
          <table:table-cell office:value-type="float" office:value="-0.0146545652161486" calcext:value-type="float">
            <text:p>-0.014654565216149</text:p>
          </table:table-cell>
          <table:table-cell office:value-type="float" office:value="0.0784288055469759" calcext:value-type="float">
            <text:p>0.078428805546976</text:p>
          </table:table-cell>
        </table:table-row>
        <table:table-row table:style-name="ro1">
          <table:table-cell office:value-type="string" calcext:value-type="string">
            <text:p>MTND2P28</text:p>
          </table:table-cell>
          <table:table-cell office:value-type="float" office:value="-0.0145752705499787" calcext:value-type="float">
            <text:p>-0.014575270549979</text:p>
          </table:table-cell>
          <table:table-cell office:value-type="float" office:value="0.0763893880525676" calcext:value-type="float">
            <text:p>0.076389388052568</text:p>
          </table:table-cell>
        </table:table-row>
        <table:table-row table:style-name="ro1">
          <table:table-cell office:value-type="string" calcext:value-type="string">
            <text:p>SRP9</text:p>
          </table:table-cell>
          <table:table-cell office:value-type="float" office:value="-0.0144357651849382" calcext:value-type="float">
            <text:p>-0.014435765184938</text:p>
          </table:table-cell>
          <table:table-cell office:value-type="float" office:value="0.0805449749955736" calcext:value-type="float">
            <text:p>0.080544974995574</text:p>
          </table:table-cell>
        </table:table-row>
        <table:table-row table:style-name="ro1">
          <table:table-cell office:value-type="string" calcext:value-type="string">
            <text:p>CXCL12</text:p>
          </table:table-cell>
          <table:table-cell office:value-type="float" office:value="-0.0142418040195201" calcext:value-type="float">
            <text:p>-0.01424180401952</text:p>
          </table:table-cell>
          <table:table-cell office:value-type="float" office:value="-0.00498310037260408" calcext:value-type="float">
            <text:p>-0.004983100372604</text:p>
          </table:table-cell>
        </table:table-row>
        <table:table-row table:style-name="ro1">
          <table:table-cell office:value-type="string" calcext:value-type="string">
            <text:p>PKHD1</text:p>
          </table:table-cell>
          <table:table-cell office:value-type="float" office:value="-0.0139766489837305" calcext:value-type="float">
            <text:p>-0.013976648983731</text:p>
          </table:table-cell>
          <table:table-cell office:value-type="float" office:value="0.077742322806307" calcext:value-type="float">
            <text:p>0.077742322806307</text:p>
          </table:table-cell>
        </table:table-row>
        <table:table-row table:style-name="ro1">
          <table:table-cell office:value-type="string" calcext:value-type="string">
            <text:p>POLR2M</text:p>
          </table:table-cell>
          <table:table-cell office:value-type="float" office:value="-0.0138508326139598" calcext:value-type="float">
            <text:p>-0.01385083261396</text:p>
          </table:table-cell>
          <table:table-cell office:value-type="float" office:value="0.0791201718565996" calcext:value-type="float">
            <text:p>0.0791201718566</text:p>
          </table:table-cell>
        </table:table-row>
        <table:table-row table:style-name="ro1">
          <table:table-cell office:value-type="string" calcext:value-type="string">
            <text:p>RP11-707P17.1</text:p>
          </table:table-cell>
          <table:table-cell office:value-type="float" office:value="-0.0138486550082753" calcext:value-type="float">
            <text:p>-0.013848655008275</text:p>
          </table:table-cell>
          <table:table-cell office:value-type="float" office:value="0.00403085249486384" calcext:value-type="float">
            <text:p>0.004030852494864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-0.0136782909746834" calcext:value-type="float">
            <text:p>-0.013678290974684</text:p>
          </table:table-cell>
          <table:table-cell office:value-type="float" office:value="-0.00289064427363743" calcext:value-type="float">
            <text:p>-0.002890644273637</text:p>
          </table:table-cell>
        </table:table-row>
        <table:table-row table:style-name="ro1">
          <table:table-cell office:value-type="string" calcext:value-type="string">
            <text:p>MT-CO1</text:p>
          </table:table-cell>
          <table:table-cell office:value-type="float" office:value="-0.0134608012819936" calcext:value-type="float">
            <text:p>-0.013460801281994</text:p>
          </table:table-cell>
          <table:table-cell office:value-type="float" office:value="0.078531536183869" calcext:value-type="float">
            <text:p>0.078531536183869</text:p>
          </table:table-cell>
        </table:table-row>
        <table:table-row table:style-name="ro1">
          <table:table-cell office:value-type="string" calcext:value-type="string">
            <text:p>TIPRL</text:p>
          </table:table-cell>
          <table:table-cell office:value-type="float" office:value="-0.0134113442757407" calcext:value-type="float">
            <text:p>-0.013411344275741</text:p>
          </table:table-cell>
          <table:table-cell office:value-type="float" office:value="0.0790423930905354" calcext:value-type="float">
            <text:p>0.079042393090535</text:p>
          </table:table-cell>
        </table:table-row>
        <table:table-row table:style-name="ro1">
          <table:table-cell office:value-type="string" calcext:value-type="string">
            <text:p>CTA-268H5.9</text:p>
          </table:table-cell>
          <table:table-cell office:value-type="float" office:value="-0.012785757754428" calcext:value-type="float">
            <text:p>-0.012785757754428</text:p>
          </table:table-cell>
          <table:table-cell office:value-type="float" office:value="0.0826176948205989" calcext:value-type="float">
            <text:p>0.082617694820599</text:p>
          </table:table-cell>
        </table:table-row>
        <table:table-row table:style-name="ro1">
          <table:table-cell office:value-type="string" calcext:value-type="string">
            <text:p>PSTPIP1</text:p>
          </table:table-cell>
          <table:table-cell office:value-type="float" office:value="-0.0127096199413688" calcext:value-type="float">
            <text:p>-0.012709619941369</text:p>
          </table:table-cell>
          <table:table-cell office:value-type="float" office:value="-0.0177552256698379" calcext:value-type="float">
            <text:p>-0.017755225669838</text:p>
          </table:table-cell>
        </table:table-row>
        <table:table-row table:style-name="ro1">
          <table:table-cell office:value-type="string" calcext:value-type="string">
            <text:p>DISP1</text:p>
          </table:table-cell>
          <table:table-cell office:value-type="float" office:value="-0.0126250537083241" calcext:value-type="float">
            <text:p>-0.012625053708324</text:p>
          </table:table-cell>
          <table:table-cell office:value-type="float" office:value="0.0805822989708949" calcext:value-type="float">
            <text:p>0.080582298970895</text:p>
          </table:table-cell>
        </table:table-row>
        <table:table-row table:style-name="ro1">
          <table:table-cell office:value-type="string" calcext:value-type="string">
            <text:p>XRCC6BP1</text:p>
          </table:table-cell>
          <table:table-cell office:value-type="float" office:value="-0.0123885712134328" calcext:value-type="float">
            <text:p>-0.012388571213433</text:p>
          </table:table-cell>
          <table:table-cell office:value-type="float" office:value="0.0813752530209455" calcext:value-type="float">
            <text:p>0.081375253020946</text:p>
          </table:table-cell>
        </table:table-row>
        <table:table-row table:style-name="ro1">
          <table:table-cell office:value-type="string" calcext:value-type="string">
            <text:p>PYURF</text:p>
          </table:table-cell>
          <table:table-cell office:value-type="float" office:value="-0.0123361428182094" calcext:value-type="float">
            <text:p>-0.012336142818209</text:p>
          </table:table-cell>
          <table:table-cell office:value-type="float" office:value="0.0769551371698506" calcext:value-type="float">
            <text:p>0.076955137169851</text:p>
          </table:table-cell>
        </table:table-row>
        <table:table-row table:style-name="ro1">
          <table:table-cell office:value-type="string" calcext:value-type="string">
            <text:p>TTC30A</text:p>
          </table:table-cell>
          <table:table-cell office:value-type="float" office:value="-0.0116067700258726" calcext:value-type="float">
            <text:p>-0.011606770025873</text:p>
          </table:table-cell>
          <table:table-cell office:value-type="float" office:value="0.0804394776222475" calcext:value-type="float">
            <text:p>0.080439477622248</text:p>
          </table:table-cell>
        </table:table-row>
        <table:table-row table:style-name="ro1">
          <table:table-cell office:value-type="string" calcext:value-type="string">
            <text:p>RP11-80A15.1</text:p>
          </table:table-cell>
          <table:table-cell office:value-type="float" office:value="-0.0115625021970472" calcext:value-type="float">
            <text:p>-0.011562502197047</text:p>
          </table:table-cell>
          <table:table-cell office:value-type="float" office:value="-0.0122776482704602" calcext:value-type="float">
            <text:p>-0.01227764827046</text:p>
          </table:table-cell>
        </table:table-row>
        <table:table-row table:style-name="ro1">
          <table:table-cell office:value-type="string" calcext:value-type="string">
            <text:p>FAM96A</text:p>
          </table:table-cell>
          <table:table-cell office:value-type="float" office:value="-0.0115184695477402" calcext:value-type="float">
            <text:p>-0.01151846954774</text:p>
          </table:table-cell>
          <table:table-cell office:value-type="float" office:value="0.0836094473365656" calcext:value-type="float">
            <text:p>0.083609447336566</text:p>
          </table:table-cell>
        </table:table-row>
        <table:table-row table:style-name="ro1">
          <table:table-cell office:value-type="string" calcext:value-type="string">
            <text:p>GLRX2</text:p>
          </table:table-cell>
          <table:table-cell office:value-type="float" office:value="-0.0112751701425934" calcext:value-type="float">
            <text:p>-0.011275170142594</text:p>
          </table:table-cell>
          <table:table-cell office:value-type="float" office:value="0.0807998234526889" calcext:value-type="float">
            <text:p>0.080799823452689</text:p>
          </table:table-cell>
        </table:table-row>
        <table:table-row table:style-name="ro1">
          <table:table-cell office:value-type="string" calcext:value-type="string">
            <text:p>CTD-2588C8.8</text:p>
          </table:table-cell>
          <table:table-cell office:value-type="float" office:value="-0.0112043365209763" calcext:value-type="float">
            <text:p>-0.011204336520976</text:p>
          </table:table-cell>
          <table:table-cell office:value-type="float" office:value="0.0812701032365444" calcext:value-type="float">
            <text:p>0.081270103236544</text:p>
          </table:table-cell>
        </table:table-row>
        <table:table-row table:style-name="ro1">
          <table:table-cell office:value-type="string" calcext:value-type="string">
            <text:p>RP11-452F19.3</text:p>
          </table:table-cell>
          <table:table-cell office:value-type="float" office:value="-0.0110107391063868" calcext:value-type="float">
            <text:p>-0.011010739106387</text:p>
          </table:table-cell>
          <table:table-cell office:value-type="float" office:value="0.0822852014246927" calcext:value-type="float">
            <text:p>0.082285201424693</text:p>
          </table:table-cell>
        </table:table-row>
        <table:table-row table:style-name="ro1">
          <table:table-cell office:value-type="string" calcext:value-type="string">
            <text:p>AP000721.4</text:p>
          </table:table-cell>
          <table:table-cell office:value-type="float" office:value="-0.010434455709688" calcext:value-type="float">
            <text:p>-0.010434455709688</text:p>
          </table:table-cell>
          <table:table-cell office:value-type="float" office:value="0.0809988129842687" calcext:value-type="float">
            <text:p>0.080998812984269</text:p>
          </table:table-cell>
        </table:table-row>
        <table:table-row table:style-name="ro1">
          <table:table-cell office:value-type="string" calcext:value-type="string">
            <text:p>AC016292.3</text:p>
          </table:table-cell>
          <table:table-cell office:value-type="float" office:value="-0.0103168401203826" calcext:value-type="float">
            <text:p>-0.010316840120383</text:p>
          </table:table-cell>
          <table:table-cell office:value-type="float" office:value="0.083382444702355" calcext:value-type="float">
            <text:p>0.083382444702355</text:p>
          </table:table-cell>
        </table:table-row>
        <table:table-row table:style-name="ro1">
          <table:table-cell office:value-type="string" calcext:value-type="string">
            <text:p>C18orf32</text:p>
          </table:table-cell>
          <table:table-cell office:value-type="float" office:value="-0.0101785943404971" calcext:value-type="float">
            <text:p>-0.010178594340497</text:p>
          </table:table-cell>
          <table:table-cell office:value-type="float" office:value="0.0842558040360764" calcext:value-type="float">
            <text:p>0.084255804036077</text:p>
          </table:table-cell>
        </table:table-row>
        <table:table-row table:style-name="ro1">
          <table:table-cell office:value-type="string" calcext:value-type="string">
            <text:p>HSPA8P4</text:p>
          </table:table-cell>
          <table:table-cell office:value-type="float" office:value="-0.0100582789302225" calcext:value-type="float">
            <text:p>-0.010058278930223</text:p>
          </table:table-cell>
          <table:table-cell office:value-type="float" office:value="0.0815413772635617" calcext:value-type="float">
            <text:p>0.081541377263562</text:p>
          </table:table-cell>
        </table:table-row>
        <table:table-row table:style-name="ro1">
          <table:table-cell office:value-type="string" calcext:value-type="string">
            <text:p>RPS27L</text:p>
          </table:table-cell>
          <table:table-cell office:value-type="float" office:value="-0.00988420447152509" calcext:value-type="float">
            <text:p>-0.009884204471525</text:p>
          </table:table-cell>
          <table:table-cell office:value-type="float" office:value="0.0832910921556318" calcext:value-type="float">
            <text:p>0.083291092155632</text:p>
          </table:table-cell>
        </table:table-row>
        <table:table-row table:style-name="ro1">
          <table:table-cell office:value-type="string" calcext:value-type="string">
            <text:p>CDKL4</text:p>
          </table:table-cell>
          <table:table-cell office:value-type="float" office:value="-0.00966678736981625" calcext:value-type="float">
            <text:p>-0.009666787369816</text:p>
          </table:table-cell>
          <table:table-cell office:value-type="float" office:value="0.08313172333085" calcext:value-type="float">
            <text:p>0.08313172333085</text:p>
          </table:table-cell>
        </table:table-row>
        <table:table-row table:style-name="ro1">
          <table:table-cell office:value-type="string" calcext:value-type="string">
            <text:p>LYPD6B</text:p>
          </table:table-cell>
          <table:table-cell office:value-type="float" office:value="-0.00935042340356013" calcext:value-type="float">
            <text:p>-0.00935042340356</text:p>
          </table:table-cell>
          <table:table-cell office:value-type="float" office:value="0.0842897393929696" calcext:value-type="float">
            <text:p>0.08428973939297</text:p>
          </table:table-cell>
        </table:table-row>
        <table:table-row table:style-name="ro1">
          <table:table-cell office:value-type="string" calcext:value-type="string">
            <text:p>FDX1</text:p>
          </table:table-cell>
          <table:table-cell office:value-type="float" office:value="-0.00869737242254608" calcext:value-type="float">
            <text:p>-0.008697372422546</text:p>
          </table:table-cell>
          <table:table-cell office:value-type="float" office:value="0.0837578354606665" calcext:value-type="float">
            <text:p>0.083757835460667</text:p>
          </table:table-cell>
        </table:table-row>
        <table:table-row table:style-name="ro1">
          <table:table-cell office:value-type="string" calcext:value-type="string">
            <text:p>LYPD6</text:p>
          </table:table-cell>
          <table:table-cell office:value-type="float" office:value="-0.00821735189098456" calcext:value-type="float">
            <text:p>-0.008217351890985</text:p>
          </table:table-cell>
          <table:table-cell office:value-type="float" office:value="0.0845117586788493" calcext:value-type="float">
            <text:p>0.084511758678849</text:p>
          </table:table-cell>
        </table:table-row>
        <table:table-row table:style-name="ro1">
          <table:table-cell office:value-type="string" calcext:value-type="string">
            <text:p>PIGC</text:p>
          </table:table-cell>
          <table:table-cell office:value-type="float" office:value="-0.00811406191201539" calcext:value-type="float">
            <text:p>-0.008114061912015</text:p>
          </table:table-cell>
          <table:table-cell office:value-type="float" office:value="0.0841960563723551" calcext:value-type="float">
            <text:p>0.084196056372355</text:p>
          </table:table-cell>
        </table:table-row>
        <table:table-row table:style-name="ro1">
          <table:table-cell office:value-type="string" calcext:value-type="string">
            <text:p>FIBCD1</text:p>
          </table:table-cell>
          <table:table-cell office:value-type="float" office:value="-0.00797664876686516" calcext:value-type="float">
            <text:p>-0.007976648766865</text:p>
          </table:table-cell>
          <table:table-cell office:value-type="float" office:value="0.0809032028880358" calcext:value-type="float">
            <text:p>0.080903202888036</text:p>
          </table:table-cell>
        </table:table-row>
        <table:table-row table:style-name="ro1">
          <table:table-cell office:value-type="string" calcext:value-type="string">
            <text:p>RNVU1-18</text:p>
          </table:table-cell>
          <table:table-cell office:value-type="float" office:value="-0.00438398514746975" calcext:value-type="float">
            <text:p>-0.00438398514747</text:p>
          </table:table-cell>
          <table:table-cell office:value-type="float" office:value="0.0856077901267336" calcext:value-type="float">
            <text:p>0.085607790126734</text:p>
          </table:table-cell>
        </table:table-row>
        <table:table-row table:style-name="ro1">
          <table:table-cell office:value-type="string" calcext:value-type="string">
            <text:p>SMOC2</text:p>
          </table:table-cell>
          <table:table-cell office:value-type="float" office:value="-0.00250330954040901" calcext:value-type="float">
            <text:p>-0.002503309540409</text:p>
          </table:table-cell>
          <table:table-cell office:value-type="float" office:value="0.0850838432654366" calcext:value-type="float">
            <text:p>0.085083843265437</text:p>
          </table:table-cell>
        </table:table-row>
        <table:table-row table:style-name="ro1">
          <table:table-cell office:value-type="string" calcext:value-type="string">
            <text:p>IL12RB2</text:p>
          </table:table-cell>
          <table:table-cell office:value-type="float" office:value="-0.00221538415942117" calcext:value-type="float">
            <text:p>-0.002215384159421</text:p>
          </table:table-cell>
          <table:table-cell office:value-type="float" office:value="0.083945396536573" calcext:value-type="float">
            <text:p>0.083945396536573</text:p>
          </table:table-cell>
        </table:table-row>
        <table:table-row table:style-name="ro1">
          <table:table-cell office:value-type="string" calcext:value-type="string">
            <text:p>ATP6V0D2</text:p>
          </table:table-cell>
          <table:table-cell office:value-type="float" office:value="-0.00193254022274273" calcext:value-type="float">
            <text:p>-0.001932540222743</text:p>
          </table:table-cell>
          <table:table-cell office:value-type="float" office:value="0.0845913332812425" calcext:value-type="float">
            <text:p>0.084591333281243</text:p>
          </table:table-cell>
        </table:table-row>
        <table:table-row table:style-name="ro1">
          <table:table-cell office:value-type="string" calcext:value-type="string">
            <text:p>ANKRD19P</text:p>
          </table:table-cell>
          <table:table-cell office:value-type="float" office:value="-0.00188485182617696" calcext:value-type="float">
            <text:p>-0.001884851826177</text:p>
          </table:table-cell>
          <table:table-cell office:value-type="float" office:value="0.0846405602623271" calcext:value-type="float">
            <text:p>0.084640560262327</text:p>
          </table:table-cell>
        </table:table-row>
        <table:table-row table:style-name="ro1">
          <table:table-cell office:value-type="string" calcext:value-type="string">
            <text:p>RHOJ</text:p>
          </table:table-cell>
          <table:table-cell office:value-type="float" office:value="-0.000787092437321559" calcext:value-type="float">
            <text:p>-0.000787092437322</text:p>
          </table:table-cell>
          <table:table-cell office:value-type="float" office:value="0.0824369493085288" calcext:value-type="float">
            <text:p>0.082436949308529</text:p>
          </table:table-cell>
        </table:table-row>
        <table:table-row table:style-name="ro1">
          <table:table-cell office:value-type="string" calcext:value-type="string">
            <text:p>RP11-209K10.2</text:p>
          </table:table-cell>
          <table:table-cell office:value-type="float" office:value="-0.000117078083532483" calcext:value-type="float">
            <text:p>-0.000117078083532</text:p>
          </table:table-cell>
          <table:table-cell office:value-type="float" office:value="0.0759243861309303" calcext:value-type="float">
            <text:p>0.07592438613093</text:p>
          </table:table-cell>
        </table:table-row>
        <table:table-row table:style-name="ro1">
          <table:table-cell office:value-type="string" calcext:value-type="string">
            <text:p>EPB41L3</text:p>
          </table:table-cell>
          <table:table-cell office:value-type="float" office:value="-0.000101827201669526" calcext:value-type="float">
            <text:p>-0.00010182720167</text:p>
          </table:table-cell>
          <table:table-cell office:value-type="float" office:value="0.0813726666638766" calcext:value-type="float">
            <text:p>0.081372666663877</text:p>
          </table:table-cell>
        </table:table-row>
        <table:table-row table:style-name="ro1">
          <table:table-cell office:value-type="string" calcext:value-type="string">
            <text:p>WNT10B</text:p>
          </table:table-cell>
          <table:table-cell office:value-type="float" office:value="-0.0000170469245754781" calcext:value-type="float">
            <text:p>-1.70469245754781E-05</text:p>
          </table:table-cell>
          <table:table-cell office:value-type="float" office:value="0.0852386076145709" calcext:value-type="float">
            <text:p>0.085238607614571</text:p>
          </table:table-cell>
        </table:table-row>
        <table:table-row table:style-name="ro1">
          <table:table-cell office:value-type="string" calcext:value-type="string">
            <text:p>STAT4</text:p>
          </table:table-cell>
          <table:table-cell office:value-type="float" office:value="0.00187702879878295" calcext:value-type="float">
            <text:p>0.001877028798783</text:p>
          </table:table-cell>
          <table:table-cell office:value-type="float" office:value="0.0824372625598267" calcext:value-type="float">
            <text:p>0.082437262559827</text:p>
          </table:table-cell>
        </table:table-row>
        <table:table-row table:style-name="ro1">
          <table:table-cell office:value-type="string" calcext:value-type="string">
            <text:p>CEL</text:p>
          </table:table-cell>
          <table:table-cell office:value-type="float" office:value="0.00225569807620999" calcext:value-type="float">
            <text:p>0.00225569807621</text:p>
          </table:table-cell>
          <table:table-cell office:value-type="float" office:value="-0.0161637607775894" calcext:value-type="float">
            <text:p>-0.01616376077759</text:p>
          </table:table-cell>
        </table:table-row>
        <table:table-row table:style-name="ro1">
          <table:table-cell office:value-type="string" calcext:value-type="string">
            <text:p>RP11-1055B8.2</text:p>
          </table:table-cell>
          <table:table-cell office:value-type="float" office:value="0.0024116845079445" calcext:value-type="float">
            <text:p>0.002411684507945</text:p>
          </table:table-cell>
          <table:table-cell office:value-type="float" office:value="0.0737473330652747" calcext:value-type="float">
            <text:p>0.073747333065275</text:p>
          </table:table-cell>
        </table:table-row>
        <table:table-row table:style-name="ro1">
          <table:table-cell office:value-type="string" calcext:value-type="string">
            <text:p>SHC4</text:p>
          </table:table-cell>
          <table:table-cell office:value-type="float" office:value="0.00305066174441321" calcext:value-type="float">
            <text:p>0.003050661744413</text:p>
          </table:table-cell>
          <table:table-cell office:value-type="float" office:value="-0.0171341229281159" calcext:value-type="float">
            <text:p>-0.017134122928116</text:p>
          </table:table-cell>
        </table:table-row>
        <table:table-row table:style-name="ro1">
          <table:table-cell office:value-type="string" calcext:value-type="string">
            <text:p>REEP2</text:p>
          </table:table-cell>
          <table:table-cell office:value-type="float" office:value="0.00316041025229773" calcext:value-type="float">
            <text:p>0.003160410252298</text:p>
          </table:table-cell>
          <table:table-cell office:value-type="float" office:value="0.0856501818134411" calcext:value-type="float">
            <text:p>0.085650181813441</text:p>
          </table:table-cell>
        </table:table-row>
        <table:table-row table:style-name="ro1">
          <table:table-cell office:value-type="string" calcext:value-type="string">
            <text:p>FAXC</text:p>
          </table:table-cell>
          <table:table-cell office:value-type="float" office:value="0.00323466524103498" calcext:value-type="float">
            <text:p>0.003234665241035</text:p>
          </table:table-cell>
          <table:table-cell office:value-type="float" office:value="0.0835342325713179" calcext:value-type="float">
            <text:p>0.083534232571318</text:p>
          </table:table-cell>
        </table:table-row>
        <table:table-row table:style-name="ro1">
          <table:table-cell office:value-type="string" calcext:value-type="string">
            <text:p>RP11-141M3.5</text:p>
          </table:table-cell>
          <table:table-cell office:value-type="float" office:value="0.00414928965159153" calcext:value-type="float">
            <text:p>0.004149289651592</text:p>
          </table:table-cell>
          <table:table-cell office:value-type="float" office:value="-0.00797135581984385" calcext:value-type="float">
            <text:p>-0.007971355819844</text:p>
          </table:table-cell>
        </table:table-row>
        <table:table-row table:style-name="ro1">
          <table:table-cell office:value-type="string" calcext:value-type="string">
            <text:p>CA7</text:p>
          </table:table-cell>
          <table:table-cell office:value-type="float" office:value="0.0042380160697835" calcext:value-type="float">
            <text:p>0.004238016069784</text:p>
          </table:table-cell>
          <table:table-cell office:value-type="float" office:value="0.0822193087726695" calcext:value-type="float">
            <text:p>0.08221930877267</text:p>
          </table:table-cell>
        </table:table-row>
        <table:table-row table:style-name="ro1">
          <table:table-cell office:value-type="string" calcext:value-type="string">
            <text:p>RP11-1260E13.1</text:p>
          </table:table-cell>
          <table:table-cell office:value-type="float" office:value="0.00490650006407799" calcext:value-type="float">
            <text:p>0.004906500064078</text:p>
          </table:table-cell>
          <table:table-cell office:value-type="float" office:value="-0.0194697707163249" calcext:value-type="float">
            <text:p>-0.019469770716325</text:p>
          </table:table-cell>
        </table:table-row>
        <table:table-row table:style-name="ro1">
          <table:table-cell office:value-type="string" calcext:value-type="string">
            <text:p>SCNN1G</text:p>
          </table:table-cell>
          <table:table-cell office:value-type="float" office:value="0.00505396452860911" calcext:value-type="float">
            <text:p>0.005053964528609</text:p>
          </table:table-cell>
          <table:table-cell office:value-type="float" office:value="-0.0171587650582832" calcext:value-type="float">
            <text:p>-0.017158765058283</text:p>
          </table:table-cell>
        </table:table-row>
        <table:table-row table:style-name="ro1">
          <table:table-cell office:value-type="string" calcext:value-type="string">
            <text:p>TBX2</text:p>
          </table:table-cell>
          <table:table-cell office:value-type="float" office:value="0.00531956278327047" calcext:value-type="float">
            <text:p>0.00531956278327</text:p>
          </table:table-cell>
          <table:table-cell office:value-type="float" office:value="0.0857500128738168" calcext:value-type="float">
            <text:p>0.085750012873817</text:p>
          </table:table-cell>
        </table:table-row>
        <table:table-row table:style-name="ro1">
          <table:table-cell office:value-type="string" calcext:value-type="string">
            <text:p>C17orf99</text:p>
          </table:table-cell>
          <table:table-cell office:value-type="float" office:value="0.00539213755196169" calcext:value-type="float">
            <text:p>0.005392137551962</text:p>
          </table:table-cell>
          <table:table-cell office:value-type="float" office:value="-0.0166848725265499" calcext:value-type="float">
            <text:p>-0.01668487252655</text:p>
          </table:table-cell>
        </table:table-row>
        <table:table-row table:style-name="ro1">
          <table:table-cell office:value-type="string" calcext:value-type="string">
            <text:p>IRS4</text:p>
          </table:table-cell>
          <table:table-cell office:value-type="float" office:value="0.00559126328455811" calcext:value-type="float">
            <text:p>0.005591263284558</text:p>
          </table:table-cell>
          <table:table-cell office:value-type="float" office:value="-0.0184384593035713" calcext:value-type="float">
            <text:p>-0.018438459303571</text:p>
          </table:table-cell>
        </table:table-row>
        <table:table-row table:style-name="ro1">
          <table:table-cell office:value-type="string" calcext:value-type="string">
            <text:p>CRISP3</text:p>
          </table:table-cell>
          <table:table-cell office:value-type="float" office:value="0.00583862489283569" calcext:value-type="float">
            <text:p>0.005838624892836</text:p>
          </table:table-cell>
          <table:table-cell office:value-type="float" office:value="-0.0140692559836561" calcext:value-type="float">
            <text:p>-0.014069255983656</text:p>
          </table:table-cell>
        </table:table-row>
        <table:table-row table:style-name="ro1">
          <table:table-cell office:value-type="string" calcext:value-type="string">
            <text:p>ACTL8</text:p>
          </table:table-cell>
          <table:table-cell office:value-type="float" office:value="0.00600484047134374" calcext:value-type="float">
            <text:p>0.006004840471344</text:p>
          </table:table-cell>
          <table:table-cell office:value-type="float" office:value="-0.0229467831776737" calcext:value-type="float">
            <text:p>-0.022946783177674</text:p>
          </table:table-cell>
        </table:table-row>
        <table:table-row table:style-name="ro1">
          <table:table-cell office:value-type="string" calcext:value-type="string">
            <text:p>FAM169A</text:p>
          </table:table-cell>
          <table:table-cell office:value-type="float" office:value="0.00621409954776098" calcext:value-type="float">
            <text:p>0.006214099547761</text:p>
          </table:table-cell>
          <table:table-cell office:value-type="float" office:value="0.0834683478670712" calcext:value-type="float">
            <text:p>0.083468347867071</text:p>
          </table:table-cell>
        </table:table-row>
        <table:table-row table:style-name="ro1">
          <table:table-cell office:value-type="string" calcext:value-type="string">
            <text:p>EML5</text:p>
          </table:table-cell>
          <table:table-cell office:value-type="float" office:value="0.00624492894685471" calcext:value-type="float">
            <text:p>0.006244928946855</text:p>
          </table:table-cell>
          <table:table-cell office:value-type="float" office:value="0.0799684575964024" calcext:value-type="float">
            <text:p>0.079968457596402</text:p>
          </table:table-cell>
        </table:table-row>
        <table:table-row table:style-name="ro1">
          <table:table-cell office:value-type="string" calcext:value-type="string">
            <text:p>PTPRQ</text:p>
          </table:table-cell>
          <table:table-cell office:value-type="float" office:value="0.0066678997911673" calcext:value-type="float">
            <text:p>0.006667899791167</text:p>
          </table:table-cell>
          <table:table-cell office:value-type="float" office:value="-0.0253075016835025" calcext:value-type="float">
            <text:p>-0.025307501683503</text:p>
          </table:table-cell>
        </table:table-row>
        <table:table-row table:style-name="ro1">
          <table:table-cell office:value-type="string" calcext:value-type="string">
            <text:p>ASB2</text:p>
          </table:table-cell>
          <table:table-cell office:value-type="float" office:value="0.00684029154037766" calcext:value-type="float">
            <text:p>0.006840291540378</text:p>
          </table:table-cell>
          <table:table-cell office:value-type="float" office:value="-0.0199645564896828" calcext:value-type="float">
            <text:p>-0.019964556489683</text:p>
          </table:table-cell>
        </table:table-row>
        <table:table-row table:style-name="ro1">
          <table:table-cell office:value-type="string" calcext:value-type="string">
            <text:p>TRPV2</text:p>
          </table:table-cell>
          <table:table-cell office:value-type="float" office:value="0.00756873065972328" calcext:value-type="float">
            <text:p>0.007568730659723</text:p>
          </table:table-cell>
          <table:table-cell office:value-type="float" office:value="-0.0153921384685559" calcext:value-type="float">
            <text:p>-0.015392138468556</text:p>
          </table:table-cell>
        </table:table-row>
        <table:table-row table:style-name="ro1">
          <table:table-cell office:value-type="string" calcext:value-type="string">
            <text:p>RP11-426L16.9</text:p>
          </table:table-cell>
          <table:table-cell office:value-type="float" office:value="0.00775231280156064" calcext:value-type="float">
            <text:p>0.007752312801561</text:p>
          </table:table-cell>
          <table:table-cell office:value-type="float" office:value="-0.0249459270470916" calcext:value-type="float">
            <text:p>-0.024945927047092</text:p>
          </table:table-cell>
        </table:table-row>
        <table:table-row table:style-name="ro1">
          <table:table-cell office:value-type="string" calcext:value-type="string">
            <text:p>DLG5-AS1</text:p>
          </table:table-cell>
          <table:table-cell office:value-type="float" office:value="0.00876925740451825" calcext:value-type="float">
            <text:p>0.008769257404518</text:p>
          </table:table-cell>
          <table:table-cell office:value-type="float" office:value="0.0796006914920052" calcext:value-type="float">
            <text:p>0.079600691492005</text:p>
          </table:table-cell>
        </table:table-row>
        <table:table-row table:style-name="ro1">
          <table:table-cell office:value-type="string" calcext:value-type="string">
            <text:p>FAM83C</text:p>
          </table:table-cell>
          <table:table-cell office:value-type="float" office:value="0.00877771649636783" calcext:value-type="float">
            <text:p>0.008777716496368</text:p>
          </table:table-cell>
          <table:table-cell office:value-type="float" office:value="-0.0270041506136096" calcext:value-type="float">
            <text:p>-0.02700415061361</text:p>
          </table:table-cell>
        </table:table-row>
        <table:table-row table:style-name="ro1">
          <table:table-cell office:value-type="string" calcext:value-type="string">
            <text:p>CCR7</text:p>
          </table:table-cell>
          <table:table-cell office:value-type="float" office:value="0.00890378039315492" calcext:value-type="float">
            <text:p>0.008903780393155</text:p>
          </table:table-cell>
          <table:table-cell office:value-type="float" office:value="-0.0145211737415084" calcext:value-type="float">
            <text:p>-0.014521173741509</text:p>
          </table:table-cell>
        </table:table-row>
        <table:table-row table:style-name="ro1">
          <table:table-cell office:value-type="string" calcext:value-type="string">
            <text:p>HAS1</text:p>
          </table:table-cell>
          <table:table-cell office:value-type="float" office:value="0.00972129047770543" calcext:value-type="float">
            <text:p>0.009721290477705</text:p>
          </table:table-cell>
          <table:table-cell office:value-type="float" office:value="-0.031560081116959" calcext:value-type="float">
            <text:p>-0.031560081116959</text:p>
          </table:table-cell>
        </table:table-row>
        <table:table-row table:style-name="ro1">
          <table:table-cell office:value-type="string" calcext:value-type="string">
            <text:p>RP11-367F23.1</text:p>
          </table:table-cell>
          <table:table-cell office:value-type="float" office:value="0.00991153675398315" calcext:value-type="float">
            <text:p>0.009911536753983</text:p>
          </table:table-cell>
          <table:table-cell office:value-type="float" office:value="-0.0269349001184239" calcext:value-type="float">
            <text:p>-0.026934900118424</text:p>
          </table:table-cell>
        </table:table-row>
        <table:table-row table:style-name="ro1">
          <table:table-cell office:value-type="string" calcext:value-type="string">
            <text:p>Y_RNA</text:p>
          </table:table-cell>
          <table:table-cell office:value-type="float" office:value="0.0100035167082376" calcext:value-type="float">
            <text:p>0.010003516708238</text:p>
          </table:table-cell>
          <table:table-cell office:value-type="float" office:value="0.080990102553376" calcext:value-type="float">
            <text:p>0.080990102553376</text:p>
          </table:table-cell>
        </table:table-row>
        <table:table-row table:style-name="ro1">
          <table:table-cell office:value-type="string" calcext:value-type="string">
            <text:p>BLOC1S3</text:p>
          </table:table-cell>
          <table:table-cell office:value-type="float" office:value="0.0101004489547658" calcext:value-type="float">
            <text:p>0.010100448954766</text:p>
          </table:table-cell>
          <table:table-cell office:value-type="float" office:value="0.0818197761648326" calcext:value-type="float">
            <text:p>0.081819776164833</text:p>
          </table:table-cell>
        </table:table-row>
        <table:table-row table:style-name="ro1">
          <table:table-cell office:value-type="string" calcext:value-type="string">
            <text:p>RP11-474O21.5</text:p>
          </table:table-cell>
          <table:table-cell office:value-type="float" office:value="0.0101683075692948" calcext:value-type="float">
            <text:p>0.010168307569295</text:p>
          </table:table-cell>
          <table:table-cell office:value-type="float" office:value="0.00189062551258519" calcext:value-type="float">
            <text:p>0.001890625512585</text:p>
          </table:table-cell>
        </table:table-row>
        <table:table-row table:style-name="ro1">
          <table:table-cell office:value-type="string" calcext:value-type="string">
            <text:p>RP11-768F21.1</text:p>
          </table:table-cell>
          <table:table-cell office:value-type="float" office:value="0.0102425413303224" calcext:value-type="float">
            <text:p>0.010242541330322</text:p>
          </table:table-cell>
          <table:table-cell office:value-type="float" office:value="-0.0286173131600249" calcext:value-type="float">
            <text:p>-0.028617313160025</text:p>
          </table:table-cell>
        </table:table-row>
        <table:table-row table:style-name="ro1">
          <table:table-cell office:value-type="string" calcext:value-type="string">
            <text:p>AP000688.29</text:p>
          </table:table-cell>
          <table:table-cell office:value-type="float" office:value="0.0103116145236594" calcext:value-type="float">
            <text:p>0.010311614523659</text:p>
          </table:table-cell>
          <table:table-cell office:value-type="float" office:value="-0.0360476923769413" calcext:value-type="float">
            <text:p>-0.036047692376941</text:p>
          </table:table-cell>
        </table:table-row>
        <table:table-row table:style-name="ro1">
          <table:table-cell office:value-type="string" calcext:value-type="string">
            <text:p>FEZF1-AS1</text:p>
          </table:table-cell>
          <table:table-cell office:value-type="float" office:value="0.0103390985176613" calcext:value-type="float">
            <text:p>0.010339098517661</text:p>
          </table:table-cell>
          <table:table-cell office:value-type="float" office:value="-0.032349954746011" calcext:value-type="float">
            <text:p>-0.032349954746011</text:p>
          </table:table-cell>
        </table:table-row>
        <table:table-row table:style-name="ro1">
          <table:table-cell office:value-type="string" calcext:value-type="string">
            <text:p>SEC14L2</text:p>
          </table:table-cell>
          <table:table-cell office:value-type="float" office:value="0.010536350683816" calcext:value-type="float">
            <text:p>0.010536350683816</text:p>
          </table:table-cell>
          <table:table-cell office:value-type="float" office:value="-0.0127157758599927" calcext:value-type="float">
            <text:p>-0.012715775859993</text:p>
          </table:table-cell>
        </table:table-row>
        <table:table-row table:style-name="ro1">
          <table:table-cell office:value-type="string" calcext:value-type="string">
            <text:p>WFDC13</text:p>
          </table:table-cell>
          <table:table-cell office:value-type="float" office:value="0.0107772731354145" calcext:value-type="float">
            <text:p>0.010777273135415</text:p>
          </table:table-cell>
          <table:table-cell office:value-type="float" office:value="-0.0330602309229098" calcext:value-type="float">
            <text:p>-0.03306023092291</text:p>
          </table:table-cell>
        </table:table-row>
        <table:table-row table:style-name="ro1">
          <table:table-cell office:value-type="string" calcext:value-type="string">
            <text:p>PPP4R4</text:p>
          </table:table-cell>
          <table:table-cell office:value-type="float" office:value="0.0107994849257524" calcext:value-type="float">
            <text:p>0.010799484925752</text:p>
          </table:table-cell>
          <table:table-cell office:value-type="float" office:value="-0.0223885106540252" calcext:value-type="float">
            <text:p>-0.022388510654025</text:p>
          </table:table-cell>
        </table:table-row>
        <table:table-row table:style-name="ro1">
          <table:table-cell office:value-type="string" calcext:value-type="string">
            <text:p>RP11-400F19.6</text:p>
          </table:table-cell>
          <table:table-cell office:value-type="float" office:value="0.0115192503772592" calcext:value-type="float">
            <text:p>0.011519250377259</text:p>
          </table:table-cell>
          <table:table-cell office:value-type="float" office:value="0.0719653304496736" calcext:value-type="float">
            <text:p>0.071965330449674</text:p>
          </table:table-cell>
        </table:table-row>
        <table:table-row table:style-name="ro1">
          <table:table-cell office:value-type="string" calcext:value-type="string">
            <text:p>GBGT1</text:p>
          </table:table-cell>
          <table:table-cell office:value-type="float" office:value="0.0115744308113625" calcext:value-type="float">
            <text:p>0.011574430811363</text:p>
          </table:table-cell>
          <table:table-cell office:value-type="float" office:value="0.0780599611825173" calcext:value-type="float">
            <text:p>0.078059961182517</text:p>
          </table:table-cell>
        </table:table-row>
        <table:table-row table:style-name="ro1">
          <table:table-cell office:value-type="string" calcext:value-type="string">
            <text:p>PRSS41</text:p>
          </table:table-cell>
          <table:table-cell office:value-type="float" office:value="0.0121410712257975" calcext:value-type="float">
            <text:p>0.012141071225798</text:p>
          </table:table-cell>
          <table:table-cell office:value-type="float" office:value="-0.0316195545013431" calcext:value-type="float">
            <text:p>-0.031619554501343</text:p>
          </table:table-cell>
        </table:table-row>
        <table:table-row table:style-name="ro1">
          <table:table-cell office:value-type="string" calcext:value-type="string">
            <text:p>LINC00866</text:p>
          </table:table-cell>
          <table:table-cell office:value-type="float" office:value="0.0124931635062407" calcext:value-type="float">
            <text:p>0.012493163506241</text:p>
          </table:table-cell>
          <table:table-cell office:value-type="float" office:value="-0.011464280402008" calcext:value-type="float">
            <text:p>-0.011464280402008</text:p>
          </table:table-cell>
        </table:table-row>
        <table:table-row table:style-name="ro1">
          <table:table-cell office:value-type="string" calcext:value-type="string">
            <text:p>CTD-2199O4.7</text:p>
          </table:table-cell>
          <table:table-cell office:value-type="float" office:value="0.0125428854759495" calcext:value-type="float">
            <text:p>0.01254288547595</text:p>
          </table:table-cell>
          <table:table-cell office:value-type="float" office:value="0.0132766301528502" calcext:value-type="float">
            <text:p>0.01327663015285</text:p>
          </table:table-cell>
        </table:table-row>
        <table:table-row table:style-name="ro1">
          <table:table-cell office:value-type="string" calcext:value-type="string">
            <text:p>OBSL1</text:p>
          </table:table-cell>
          <table:table-cell office:value-type="float" office:value="0.0128475815929814" calcext:value-type="float">
            <text:p>0.012847581592982</text:p>
          </table:table-cell>
          <table:table-cell office:value-type="float" office:value="0.0809177649813143" calcext:value-type="float">
            <text:p>0.080917764981314</text:p>
          </table:table-cell>
        </table:table-row>
        <table:table-row table:style-name="ro1">
          <table:table-cell office:value-type="string" calcext:value-type="string">
            <text:p>CTD-2199O4.3</text:p>
          </table:table-cell>
          <table:table-cell office:value-type="float" office:value="0.0128732868282263" calcext:value-type="float">
            <text:p>0.012873286828226</text:p>
          </table:table-cell>
          <table:table-cell office:value-type="float" office:value="0.0110568662462384" calcext:value-type="float">
            <text:p>0.011056866246238</text:p>
          </table:table-cell>
        </table:table-row>
        <table:table-row table:style-name="ro1">
          <table:table-cell office:value-type="string" calcext:value-type="string">
            <text:p>FOXI3</text:p>
          </table:table-cell>
          <table:table-cell office:value-type="float" office:value="0.0129867682227925" calcext:value-type="float">
            <text:p>0.012986768222793</text:p>
          </table:table-cell>
          <table:table-cell office:value-type="float" office:value="-0.0157206277182622" calcext:value-type="float">
            <text:p>-0.015720627718262</text:p>
          </table:table-cell>
        </table:table-row>
        <table:table-row table:style-name="ro1">
          <table:table-cell office:value-type="string" calcext:value-type="string">
            <text:p>TPP1</text:p>
          </table:table-cell>
          <table:table-cell office:value-type="float" office:value="0.0130727018188912" calcext:value-type="float">
            <text:p>0.013072701818891</text:p>
          </table:table-cell>
          <table:table-cell office:value-type="float" office:value="0.0681753169235529" calcext:value-type="float">
            <text:p>0.068175316923553</text:p>
          </table:table-cell>
        </table:table-row>
        <table:table-row table:style-name="ro1">
          <table:table-cell office:value-type="string" calcext:value-type="string">
            <text:p>CCBL1</text:p>
          </table:table-cell>
          <table:table-cell office:value-type="float" office:value="0.0131880079681175" calcext:value-type="float">
            <text:p>0.013188007968118</text:p>
          </table:table-cell>
          <table:table-cell office:value-type="float" office:value="-0.00678083203936898" calcext:value-type="float">
            <text:p>-0.006780832039369</text:p>
          </table:table-cell>
        </table:table-row>
        <table:table-row table:style-name="ro1">
          <table:table-cell office:value-type="string" calcext:value-type="string">
            <text:p>MIR3197</text:p>
          </table:table-cell>
          <table:table-cell office:value-type="float" office:value="0.0137419049872543" calcext:value-type="float">
            <text:p>0.013741904987254</text:p>
          </table:table-cell>
          <table:table-cell office:value-type="float" office:value="0.0304257159098633" calcext:value-type="float">
            <text:p>0.030425715909863</text:p>
          </table:table-cell>
        </table:table-row>
        <table:table-row table:style-name="ro1">
          <table:table-cell office:value-type="string" calcext:value-type="string">
            <text:p>OVCH2</text:p>
          </table:table-cell>
          <table:table-cell office:value-type="float" office:value="0.0143219573762138" calcext:value-type="float">
            <text:p>0.014321957376214</text:p>
          </table:table-cell>
          <table:table-cell office:value-type="float" office:value="-0.0264647745245642" calcext:value-type="float">
            <text:p>-0.026464774524564</text:p>
          </table:table-cell>
        </table:table-row>
        <table:table-row table:style-name="ro1">
          <table:table-cell office:value-type="string" calcext:value-type="string">
            <text:p>CSRP3</text:p>
          </table:table-cell>
          <table:table-cell office:value-type="float" office:value="0.014363369140655" calcext:value-type="float">
            <text:p>0.014363369140655</text:p>
          </table:table-cell>
          <table:table-cell office:value-type="float" office:value="-0.0120391821311721" calcext:value-type="float">
            <text:p>-0.012039182131172</text:p>
          </table:table-cell>
        </table:table-row>
        <table:table-row table:style-name="ro1">
          <table:table-cell office:value-type="string" calcext:value-type="string">
            <text:p>ADM</text:p>
          </table:table-cell>
          <table:table-cell office:value-type="float" office:value="0.0144034715506761" calcext:value-type="float">
            <text:p>0.014403471550676</text:p>
          </table:table-cell>
          <table:table-cell office:value-type="float" office:value="0.0753345129087582" calcext:value-type="float">
            <text:p>0.075334512908758</text:p>
          </table:table-cell>
        </table:table-row>
        <table:table-row table:style-name="ro1">
          <table:table-cell office:value-type="string" calcext:value-type="string">
            <text:p>RP11-33O4.1</text:p>
          </table:table-cell>
          <table:table-cell office:value-type="float" office:value="0.0144096301564929" calcext:value-type="float">
            <text:p>0.014409630156493</text:p>
          </table:table-cell>
          <table:table-cell office:value-type="float" office:value="0.072672876506095" calcext:value-type="float">
            <text:p>0.072672876506095</text:p>
          </table:table-cell>
        </table:table-row>
        <table:table-row table:style-name="ro1">
          <table:table-cell office:value-type="string" calcext:value-type="string">
            <text:p>RP11-20B7.1</text:p>
          </table:table-cell>
          <table:table-cell office:value-type="float" office:value="0.0145618453317766" calcext:value-type="float">
            <text:p>0.014561845331777</text:p>
          </table:table-cell>
          <table:table-cell office:value-type="float" office:value="-0.0151276000414689" calcext:value-type="float">
            <text:p>-0.015127600041469</text:p>
          </table:table-cell>
        </table:table-row>
        <table:table-row table:style-name="ro1">
          <table:table-cell office:value-type="string" calcext:value-type="string">
            <text:p>AP000688.14</text:p>
          </table:table-cell>
          <table:table-cell office:value-type="float" office:value="0.0146285071019046" calcext:value-type="float">
            <text:p>0.014628507101905</text:p>
          </table:table-cell>
          <table:table-cell office:value-type="float" office:value="-0.0532697180711195" calcext:value-type="float">
            <text:p>-0.05326971807112</text:p>
          </table:table-cell>
        </table:table-row>
        <table:table-row table:style-name="ro1">
          <table:table-cell office:value-type="string" calcext:value-type="string">
            <text:p>PDE8B</text:p>
          </table:table-cell>
          <table:table-cell office:value-type="float" office:value="0.0146828222755894" calcext:value-type="float">
            <text:p>0.014682822275589</text:p>
          </table:table-cell>
          <table:table-cell office:value-type="float" office:value="0.000484536778555013" calcext:value-type="float">
            <text:p>0.000484536778555</text:p>
          </table:table-cell>
        </table:table-row>
        <table:table-row table:style-name="ro1">
          <table:table-cell office:value-type="string" calcext:value-type="string">
            <text:p>CD79A</text:p>
          </table:table-cell>
          <table:table-cell office:value-type="float" office:value="0.0147999729447921" calcext:value-type="float">
            <text:p>0.014799972944792</text:p>
          </table:table-cell>
          <table:table-cell office:value-type="float" office:value="-0.0162382439018039" calcext:value-type="float">
            <text:p>-0.016238243901804</text:p>
          </table:table-cell>
        </table:table-row>
        <table:table-row table:style-name="ro1">
          <table:table-cell office:value-type="string" calcext:value-type="string">
            <text:p>ELFN2</text:p>
          </table:table-cell>
          <table:table-cell office:value-type="float" office:value="0.014895556166274" calcext:value-type="float">
            <text:p>0.014895556166274</text:p>
          </table:table-cell>
          <table:table-cell office:value-type="float" office:value="-0.0175987055825672" calcext:value-type="float">
            <text:p>-0.017598705582567</text:p>
          </table:table-cell>
        </table:table-row>
        <table:table-row table:style-name="ro1">
          <table:table-cell office:value-type="string" calcext:value-type="string">
            <text:p>APOC4</text:p>
          </table:table-cell>
          <table:table-cell office:value-type="float" office:value="0.0149082694507347" calcext:value-type="float">
            <text:p>0.014908269450735</text:p>
          </table:table-cell>
          <table:table-cell office:value-type="float" office:value="-0.0314419836489741" calcext:value-type="float">
            <text:p>-0.031441983648974</text:p>
          </table:table-cell>
        </table:table-row>
        <table:table-row table:style-name="ro1">
          <table:table-cell office:value-type="string" calcext:value-type="string">
            <text:p>NPIPB7</text:p>
          </table:table-cell>
          <table:table-cell office:value-type="float" office:value="0.0150259831335189" calcext:value-type="float">
            <text:p>0.015025983133519</text:p>
          </table:table-cell>
          <table:table-cell office:value-type="float" office:value="0.0658566330973069" calcext:value-type="float">
            <text:p>0.065856633097307</text:p>
          </table:table-cell>
        </table:table-row>
        <table:table-row table:style-name="ro1">
          <table:table-cell office:value-type="string" calcext:value-type="string">
            <text:p>SLFN12L</text:p>
          </table:table-cell>
          <table:table-cell office:value-type="float" office:value="0.0151306713735517" calcext:value-type="float">
            <text:p>0.015130671373552</text:p>
          </table:table-cell>
          <table:table-cell office:value-type="float" office:value="-0.0359751681074052" calcext:value-type="float">
            <text:p>-0.035975168107405</text:p>
          </table:table-cell>
        </table:table-row>
        <table:table-row table:style-name="ro1">
          <table:table-cell office:value-type="string" calcext:value-type="string">
            <text:p>RP11-142C4.4</text:p>
          </table:table-cell>
          <table:table-cell office:value-type="float" office:value="0.0153016351058306" calcext:value-type="float">
            <text:p>0.015301635105831</text:p>
          </table:table-cell>
          <table:table-cell office:value-type="float" office:value="0.080977358414164" calcext:value-type="float">
            <text:p>0.080977358414164</text:p>
          </table:table-cell>
        </table:table-row>
        <table:table-row table:style-name="ro1">
          <table:table-cell office:value-type="string" calcext:value-type="string">
            <text:p>TNFRSF8</text:p>
          </table:table-cell>
          <table:table-cell office:value-type="float" office:value="0.0153881032567657" calcext:value-type="float">
            <text:p>0.015388103256766</text:p>
          </table:table-cell>
          <table:table-cell office:value-type="float" office:value="0.055169905794867" calcext:value-type="float">
            <text:p>0.055169905794867</text:p>
          </table:table-cell>
        </table:table-row>
        <table:table-row table:style-name="ro1">
          <table:table-cell office:value-type="string" calcext:value-type="string">
            <text:p>TFEB</text:p>
          </table:table-cell>
          <table:table-cell office:value-type="float" office:value="0.0158886294450925" calcext:value-type="float">
            <text:p>0.015888629445093</text:p>
          </table:table-cell>
          <table:table-cell office:value-type="float" office:value="-0.0160782274317752" calcext:value-type="float">
            <text:p>-0.016078227431775</text:p>
          </table:table-cell>
        </table:table-row>
        <table:table-row table:style-name="ro1">
          <table:table-cell office:value-type="string" calcext:value-type="string">
            <text:p>PRSS3P1</text:p>
          </table:table-cell>
          <table:table-cell office:value-type="float" office:value="0.0159754514696378" calcext:value-type="float">
            <text:p>0.015975451469638</text:p>
          </table:table-cell>
          <table:table-cell office:value-type="float" office:value="-0.0126765835721838" calcext:value-type="float">
            <text:p>-0.012676583572184</text:p>
          </table:table-cell>
        </table:table-row>
        <table:table-row table:style-name="ro1">
          <table:table-cell office:value-type="string" calcext:value-type="string">
            <text:p>KB-1027C11.4</text:p>
          </table:table-cell>
          <table:table-cell office:value-type="float" office:value="0.0162075792256621" calcext:value-type="float">
            <text:p>0.016207579225662</text:p>
          </table:table-cell>
          <table:table-cell office:value-type="float" office:value="-0.0414440979202833" calcext:value-type="float">
            <text:p>-0.041444097920283</text:p>
          </table:table-cell>
        </table:table-row>
        <table:table-row table:style-name="ro1">
          <table:table-cell office:value-type="string" calcext:value-type="string">
            <text:p>RP11-746P2.5</text:p>
          </table:table-cell>
          <table:table-cell office:value-type="float" office:value="0.0162939557214923" calcext:value-type="float">
            <text:p>0.016293955721492</text:p>
          </table:table-cell>
          <table:table-cell office:value-type="float" office:value="-0.0285988494010874" calcext:value-type="float">
            <text:p>-0.028598849401087</text:p>
          </table:table-cell>
        </table:table-row>
        <table:table-row table:style-name="ro1">
          <table:table-cell office:value-type="string" calcext:value-type="string">
            <text:p>MIR200C</text:p>
          </table:table-cell>
          <table:table-cell office:value-type="float" office:value="0.0165669356195182" calcext:value-type="float">
            <text:p>0.016566935619518</text:p>
          </table:table-cell>
          <table:table-cell office:value-type="float" office:value="-0.0427455884973983" calcext:value-type="float">
            <text:p>-0.042745588497398</text:p>
          </table:table-cell>
        </table:table-row>
        <table:table-row table:style-name="ro1">
          <table:table-cell office:value-type="string" calcext:value-type="string">
            <text:p>FAM102A</text:p>
          </table:table-cell>
          <table:table-cell office:value-type="float" office:value="0.0166653122520458" calcext:value-type="float">
            <text:p>0.016665312252046</text:p>
          </table:table-cell>
          <table:table-cell office:value-type="float" office:value="-0.0173311317475374" calcext:value-type="float">
            <text:p>-0.017331131747537</text:p>
          </table:table-cell>
        </table:table-row>
        <table:table-row table:style-name="ro1">
          <table:table-cell office:value-type="string" calcext:value-type="string">
            <text:p>PHYHD1</text:p>
          </table:table-cell>
          <table:table-cell office:value-type="float" office:value="0.0168987809705311" calcext:value-type="float">
            <text:p>0.016898780970531</text:p>
          </table:table-cell>
          <table:table-cell office:value-type="float" office:value="-0.0278430270262785" calcext:value-type="float">
            <text:p>-0.027843027026279</text:p>
          </table:table-cell>
        </table:table-row>
        <table:table-row table:style-name="ro1">
          <table:table-cell office:value-type="string" calcext:value-type="string">
            <text:p>RP5-827C21.4</text:p>
          </table:table-cell>
          <table:table-cell office:value-type="float" office:value="0.0169111873719325" calcext:value-type="float">
            <text:p>0.016911187371933</text:p>
          </table:table-cell>
          <table:table-cell office:value-type="float" office:value="0.0774160475472045" calcext:value-type="float">
            <text:p>0.077416047547205</text:p>
          </table:table-cell>
        </table:table-row>
        <table:table-row table:style-name="ro1">
          <table:table-cell office:value-type="string" calcext:value-type="string">
            <text:p>ALOX5AP</text:p>
          </table:table-cell>
          <table:table-cell office:value-type="float" office:value="0.0170504449864105" calcext:value-type="float">
            <text:p>0.017050444986411</text:p>
          </table:table-cell>
          <table:table-cell office:value-type="float" office:value="-0.0465699346609978" calcext:value-type="float">
            <text:p>-0.046569934660998</text:p>
          </table:table-cell>
        </table:table-row>
        <table:table-row table:style-name="ro1">
          <table:table-cell office:value-type="string" calcext:value-type="string">
            <text:p>CD300C</text:p>
          </table:table-cell>
          <table:table-cell office:value-type="float" office:value="0.0170656851337955" calcext:value-type="float">
            <text:p>0.017065685133796</text:p>
          </table:table-cell>
          <table:table-cell office:value-type="float" office:value="-0.0368392063018933" calcext:value-type="float">
            <text:p>-0.036839206301893</text:p>
          </table:table-cell>
        </table:table-row>
        <table:table-row table:style-name="ro1">
          <table:table-cell office:value-type="string" calcext:value-type="string">
            <text:p>RFPL4A</text:p>
          </table:table-cell>
          <table:table-cell office:value-type="float" office:value="0.0171023630635466" calcext:value-type="float">
            <text:p>0.017102363063547</text:p>
          </table:table-cell>
          <table:table-cell office:value-type="float" office:value="-0.0302147670521265" calcext:value-type="float">
            <text:p>-0.030214767052127</text:p>
          </table:table-cell>
        </table:table-row>
        <table:table-row table:style-name="ro1">
          <table:table-cell office:value-type="string" calcext:value-type="string">
            <text:p>C5orf17</text:p>
          </table:table-cell>
          <table:table-cell office:value-type="float" office:value="0.0171637445440376" calcext:value-type="float">
            <text:p>0.017163744544038</text:p>
          </table:table-cell>
          <table:table-cell office:value-type="float" office:value="-0.0261635527356398" calcext:value-type="float">
            <text:p>-0.02616355273564</text:p>
          </table:table-cell>
        </table:table-row>
        <table:table-row table:style-name="ro1">
          <table:table-cell office:value-type="string" calcext:value-type="string">
            <text:p>ARVCF</text:p>
          </table:table-cell>
          <table:table-cell office:value-type="float" office:value="0.0171790416779192" calcext:value-type="float">
            <text:p>0.017179041677919</text:p>
          </table:table-cell>
          <table:table-cell office:value-type="float" office:value="0.0736857483039592" calcext:value-type="float">
            <text:p>0.073685748303959</text:p>
          </table:table-cell>
        </table:table-row>
        <table:table-row table:style-name="ro1">
          <table:table-cell office:value-type="string" calcext:value-type="string">
            <text:p>TTC9B</text:p>
          </table:table-cell>
          <table:table-cell office:value-type="float" office:value="0.0173491153609394" calcext:value-type="float">
            <text:p>0.01734911536094</text:p>
          </table:table-cell>
          <table:table-cell office:value-type="float" office:value="-0.0412616285661174" calcext:value-type="float">
            <text:p>-0.041261628566118</text:p>
          </table:table-cell>
        </table:table-row>
        <table:table-row table:style-name="ro1">
          <table:table-cell office:value-type="string" calcext:value-type="string">
            <text:p>GABRB2</text:p>
          </table:table-cell>
          <table:table-cell office:value-type="float" office:value="0.0174541301166878" calcext:value-type="float">
            <text:p>0.017454130116688</text:p>
          </table:table-cell>
          <table:table-cell office:value-type="float" office:value="-0.0270377999703873" calcext:value-type="float">
            <text:p>-0.027037799970387</text:p>
          </table:table-cell>
        </table:table-row>
        <table:table-row table:style-name="ro1">
          <table:table-cell office:value-type="string" calcext:value-type="string">
            <text:p>SLC2A10</text:p>
          </table:table-cell>
          <table:table-cell office:value-type="float" office:value="0.0175741858401397" calcext:value-type="float">
            <text:p>0.01757418584014</text:p>
          </table:table-cell>
          <table:table-cell office:value-type="float" office:value="-0.020019887369301" calcext:value-type="float">
            <text:p>-0.020019887369301</text:p>
          </table:table-cell>
        </table:table-row>
        <table:table-row table:style-name="ro1">
          <table:table-cell office:value-type="string" calcext:value-type="string">
            <text:p>COASY</text:p>
          </table:table-cell>
          <table:table-cell office:value-type="float" office:value="0.0176881368712434" calcext:value-type="float">
            <text:p>0.017688136871243</text:p>
          </table:table-cell>
          <table:table-cell office:value-type="float" office:value="0.0606368035626422" calcext:value-type="float">
            <text:p>0.060636803562642</text:p>
          </table:table-cell>
        </table:table-row>
        <table:table-row table:style-name="ro1">
          <table:table-cell office:value-type="string" calcext:value-type="string">
            <text:p>NAB2</text:p>
          </table:table-cell>
          <table:table-cell office:value-type="float" office:value="0.0177048225069706" calcext:value-type="float">
            <text:p>0.017704822506971</text:p>
          </table:table-cell>
          <table:table-cell office:value-type="float" office:value="0.0721809930199914" calcext:value-type="float">
            <text:p>0.072180993019992</text:p>
          </table:table-cell>
        </table:table-row>
        <table:table-row table:style-name="ro1">
          <table:table-cell office:value-type="string" calcext:value-type="string">
            <text:p>HSPB1</text:p>
          </table:table-cell>
          <table:table-cell office:value-type="float" office:value="0.0178793052203061" calcext:value-type="float">
            <text:p>0.017879305220306</text:p>
          </table:table-cell>
          <table:table-cell office:value-type="float" office:value="-0.0163053109423807" calcext:value-type="float">
            <text:p>-0.016305310942381</text:p>
          </table:table-cell>
        </table:table-row>
        <table:table-row table:style-name="ro1">
          <table:table-cell office:value-type="string" calcext:value-type="string">
            <text:p>RP11-443B7.3</text:p>
          </table:table-cell>
          <table:table-cell office:value-type="float" office:value="0.0178945524477134" calcext:value-type="float">
            <text:p>0.017894552447713</text:p>
          </table:table-cell>
          <table:table-cell office:value-type="float" office:value="-0.0147168955275317" calcext:value-type="float">
            <text:p>-0.014716895527532</text:p>
          </table:table-cell>
        </table:table-row>
        <table:table-row table:style-name="ro1">
          <table:table-cell office:value-type="string" calcext:value-type="string">
            <text:p>RP11-328P23.3</text:p>
          </table:table-cell>
          <table:table-cell office:value-type="float" office:value="0.0179502281048426" calcext:value-type="float">
            <text:p>0.017950228104843</text:p>
          </table:table-cell>
          <table:table-cell office:value-type="float" office:value="-0.019140617651054" calcext:value-type="float">
            <text:p>-0.019140617651054</text:p>
          </table:table-cell>
        </table:table-row>
        <table:table-row table:style-name="ro1">
          <table:table-cell office:value-type="string" calcext:value-type="string">
            <text:p>AC010127.3</text:p>
          </table:table-cell>
          <table:table-cell office:value-type="float" office:value="0.0179847230187591" calcext:value-type="float">
            <text:p>0.017984723018759</text:p>
          </table:table-cell>
          <table:table-cell office:value-type="float" office:value="-0.0337481875165314" calcext:value-type="float">
            <text:p>-0.033748187516532</text:p>
          </table:table-cell>
        </table:table-row>
        <table:table-row table:style-name="ro1">
          <table:table-cell office:value-type="string" calcext:value-type="string">
            <text:p>BSG</text:p>
          </table:table-cell>
          <table:table-cell office:value-type="float" office:value="0.0181044022246325" calcext:value-type="float">
            <text:p>0.018104402224633</text:p>
          </table:table-cell>
          <table:table-cell office:value-type="float" office:value="0.031560299647295" calcext:value-type="float">
            <text:p>0.031560299647295</text:p>
          </table:table-cell>
        </table:table-row>
        <table:table-row table:style-name="ro1">
          <table:table-cell office:value-type="string" calcext:value-type="string">
            <text:p>IL17RD</text:p>
          </table:table-cell>
          <table:table-cell office:value-type="float" office:value="0.0181149526308994" calcext:value-type="float">
            <text:p>0.018114952630899</text:p>
          </table:table-cell>
          <table:table-cell office:value-type="float" office:value="-0.00617918454703593" calcext:value-type="float">
            <text:p>-0.006179184547036</text:p>
          </table:table-cell>
        </table:table-row>
        <table:table-row table:style-name="ro1">
          <table:table-cell office:value-type="string" calcext:value-type="string">
            <text:p>RGS13</text:p>
          </table:table-cell>
          <table:table-cell office:value-type="float" office:value="0.0181569246163269" calcext:value-type="float">
            <text:p>0.018156924616327</text:p>
          </table:table-cell>
          <table:table-cell office:value-type="float" office:value="-0.0189870470719156" calcext:value-type="float">
            <text:p>-0.018987047071916</text:p>
          </table:table-cell>
        </table:table-row>
        <table:table-row table:style-name="ro1">
          <table:table-cell office:value-type="string" calcext:value-type="string">
            <text:p>SEC14L5</text:p>
          </table:table-cell>
          <table:table-cell office:value-type="float" office:value="0.0183665347961922" calcext:value-type="float">
            <text:p>0.018366534796192</text:p>
          </table:table-cell>
          <table:table-cell office:value-type="float" office:value="-0.0358527181287607" calcext:value-type="float">
            <text:p>-0.035852718128761</text:p>
          </table:table-cell>
        </table:table-row>
        <table:table-row table:style-name="ro1">
          <table:table-cell office:value-type="string" calcext:value-type="string">
            <text:p>SP6</text:p>
          </table:table-cell>
          <table:table-cell office:value-type="float" office:value="0.0184078514937588" calcext:value-type="float">
            <text:p>0.018407851493759</text:p>
          </table:table-cell>
          <table:table-cell office:value-type="float" office:value="-0.0203453312273541" calcext:value-type="float">
            <text:p>-0.020345331227354</text:p>
          </table:table-cell>
        </table:table-row>
        <table:table-row table:style-name="ro1">
          <table:table-cell office:value-type="string" calcext:value-type="string">
            <text:p>TUBG1</text:p>
          </table:table-cell>
          <table:table-cell office:value-type="float" office:value="0.0185315513691865" calcext:value-type="float">
            <text:p>0.018531551369187</text:p>
          </table:table-cell>
          <table:table-cell office:value-type="float" office:value="0.0540513870716717" calcext:value-type="float">
            <text:p>0.054051387071672</text:p>
          </table:table-cell>
        </table:table-row>
        <table:table-row table:style-name="ro1">
          <table:table-cell office:value-type="string" calcext:value-type="string">
            <text:p>DUSP13</text:p>
          </table:table-cell>
          <table:table-cell office:value-type="float" office:value="0.0185505002045127" calcext:value-type="float">
            <text:p>0.018550500204513</text:p>
          </table:table-cell>
          <table:table-cell office:value-type="float" office:value="-0.0236192103995429" calcext:value-type="float">
            <text:p>-0.023619210399543</text:p>
          </table:table-cell>
        </table:table-row>
        <table:table-row table:style-name="ro1">
          <table:table-cell office:value-type="string" calcext:value-type="string">
            <text:p>RP11-785H20.1</text:p>
          </table:table-cell>
          <table:table-cell office:value-type="float" office:value="0.0187454481596381" calcext:value-type="float">
            <text:p>0.018745448159638</text:p>
          </table:table-cell>
          <table:table-cell office:value-type="float" office:value="-0.0307122748776782" calcext:value-type="float">
            <text:p>-0.030712274877678</text:p>
          </table:table-cell>
        </table:table-row>
        <table:table-row table:style-name="ro1">
          <table:table-cell office:value-type="string" calcext:value-type="string">
            <text:p>CTD-2210P24.3</text:p>
          </table:table-cell>
          <table:table-cell office:value-type="float" office:value="0.0188686239581408" calcext:value-type="float">
            <text:p>0.018868623958141</text:p>
          </table:table-cell>
          <table:table-cell office:value-type="float" office:value="-0.0287935817161298" calcext:value-type="float">
            <text:p>-0.02879358171613</text:p>
          </table:table-cell>
        </table:table-row>
        <table:table-row table:style-name="ro1">
          <table:table-cell office:value-type="string" calcext:value-type="string">
            <text:p>COL6A6</text:p>
          </table:table-cell>
          <table:table-cell office:value-type="float" office:value="0.0189766863919667" calcext:value-type="float">
            <text:p>0.018976686391967</text:p>
          </table:table-cell>
          <table:table-cell office:value-type="float" office:value="-0.02448857638516" calcext:value-type="float">
            <text:p>-0.02448857638516</text:p>
          </table:table-cell>
        </table:table-row>
        <table:table-row table:style-name="ro1">
          <table:table-cell office:value-type="string" calcext:value-type="string">
            <text:p>MYPN</text:p>
          </table:table-cell>
          <table:table-cell office:value-type="float" office:value="0.0192268444256943" calcext:value-type="float">
            <text:p>0.019226844425694</text:p>
          </table:table-cell>
          <table:table-cell office:value-type="float" office:value="-0.0344820011225878" calcext:value-type="float">
            <text:p>-0.034482001122588</text:p>
          </table:table-cell>
        </table:table-row>
        <table:table-row table:style-name="ro1">
          <table:table-cell office:value-type="string" calcext:value-type="string">
            <text:p>SETP8</text:p>
          </table:table-cell>
          <table:table-cell office:value-type="float" office:value="0.0193245848167712" calcext:value-type="float">
            <text:p>0.019324584816771</text:p>
          </table:table-cell>
          <table:table-cell office:value-type="float" office:value="-0.0228922951423764" calcext:value-type="float">
            <text:p>-0.022892295142377</text:p>
          </table:table-cell>
        </table:table-row>
        <table:table-row table:style-name="ro1">
          <table:table-cell office:value-type="string" calcext:value-type="string">
            <text:p>DLX1</text:p>
          </table:table-cell>
          <table:table-cell office:value-type="float" office:value="0.0195362104568905" calcext:value-type="float">
            <text:p>0.019536210456891</text:p>
          </table:table-cell>
          <table:table-cell office:value-type="float" office:value="0.0612990451894319" calcext:value-type="float">
            <text:p>0.061299045189432</text:p>
          </table:table-cell>
        </table:table-row>
        <table:table-row table:style-name="ro1">
          <table:table-cell office:value-type="string" calcext:value-type="string">
            <text:p>IQSEC3</text:p>
          </table:table-cell>
          <table:table-cell office:value-type="float" office:value="0.0198085644351011" calcext:value-type="float">
            <text:p>0.019808564435101</text:p>
          </table:table-cell>
          <table:table-cell office:value-type="float" office:value="-0.0256117732137889" calcext:value-type="float">
            <text:p>-0.025611773213789</text:p>
          </table:table-cell>
        </table:table-row>
        <table:table-row table:style-name="ro1">
          <table:table-cell office:value-type="string" calcext:value-type="string">
            <text:p>TRAV18</text:p>
          </table:table-cell>
          <table:table-cell office:value-type="float" office:value="0.0199474960262011" calcext:value-type="float">
            <text:p>0.019947496026201</text:p>
          </table:table-cell>
          <table:table-cell office:value-type="float" office:value="-0.0342453327742274" calcext:value-type="float">
            <text:p>-0.034245332774227</text:p>
          </table:table-cell>
        </table:table-row>
        <table:table-row table:style-name="ro1">
          <table:table-cell office:value-type="string" calcext:value-type="string">
            <text:p>ASB5</text:p>
          </table:table-cell>
          <table:table-cell office:value-type="float" office:value="0.0199846489364088" calcext:value-type="float">
            <text:p>0.019984648936409</text:p>
          </table:table-cell>
          <table:table-cell office:value-type="float" office:value="-0.0193058504493316" calcext:value-type="float">
            <text:p>-0.019305850449332</text:p>
          </table:table-cell>
        </table:table-row>
        <table:table-row table:style-name="ro1">
          <table:table-cell office:value-type="string" calcext:value-type="string">
            <text:p>RP11-96C23.12</text:p>
          </table:table-cell>
          <table:table-cell office:value-type="float" office:value="0.0200293705232724" calcext:value-type="float">
            <text:p>0.020029370523273</text:p>
          </table:table-cell>
          <table:table-cell office:value-type="float" office:value="-0.0344725657128719" calcext:value-type="float">
            <text:p>-0.034472565712872</text:p>
          </table:table-cell>
        </table:table-row>
        <table:table-row table:style-name="ro1">
          <table:table-cell office:value-type="string" calcext:value-type="string">
            <text:p>GUCY2D</text:p>
          </table:table-cell>
          <table:table-cell office:value-type="float" office:value="0.0202364556871073" calcext:value-type="float">
            <text:p>0.020236455687107</text:p>
          </table:table-cell>
          <table:table-cell office:value-type="float" office:value="0.05292053657495" calcext:value-type="float">
            <text:p>0.05292053657495</text:p>
          </table:table-cell>
        </table:table-row>
        <table:table-row table:style-name="ro1">
          <table:table-cell office:value-type="string" calcext:value-type="string">
            <text:p>DOCK9-AS2</text:p>
          </table:table-cell>
          <table:table-cell office:value-type="float" office:value="0.0203174027999374" calcext:value-type="float">
            <text:p>0.020317402799938</text:p>
          </table:table-cell>
          <table:table-cell office:value-type="float" office:value="-0.0235591708703314" calcext:value-type="float">
            <text:p>-0.023559170870331</text:p>
          </table:table-cell>
        </table:table-row>
        <table:table-row table:style-name="ro1">
          <table:table-cell office:value-type="string" calcext:value-type="string">
            <text:p>SNAI3-AS1</text:p>
          </table:table-cell>
          <table:table-cell office:value-type="float" office:value="0.0205901116462016" calcext:value-type="float">
            <text:p>0.020590111646202</text:p>
          </table:table-cell>
          <table:table-cell office:value-type="float" office:value="0.0568440343760869" calcext:value-type="float">
            <text:p>0.056844034376087</text:p>
          </table:table-cell>
        </table:table-row>
        <table:table-row table:style-name="ro1">
          <table:table-cell office:value-type="string" calcext:value-type="string">
            <text:p>GPR55</text:p>
          </table:table-cell>
          <table:table-cell office:value-type="float" office:value="0.02059807304722" calcext:value-type="float">
            <text:p>0.02059807304722</text:p>
          </table:table-cell>
          <table:table-cell office:value-type="float" office:value="-0.0286091535135322" calcext:value-type="float">
            <text:p>-0.028609153513532</text:p>
          </table:table-cell>
        </table:table-row>
        <table:table-row table:style-name="ro1">
          <table:table-cell office:value-type="string" calcext:value-type="string">
            <text:p>AC090587.4</text:p>
          </table:table-cell>
          <table:table-cell office:value-type="float" office:value="0.0206154834751823" calcext:value-type="float">
            <text:p>0.020615483475182</text:p>
          </table:table-cell>
          <table:table-cell office:value-type="float" office:value="0.0186249154243907" calcext:value-type="float">
            <text:p>0.018624915424391</text:p>
          </table:table-cell>
        </table:table-row>
        <table:table-row table:style-name="ro1">
          <table:table-cell office:value-type="string" calcext:value-type="string">
            <text:p>CYP26A1</text:p>
          </table:table-cell>
          <table:table-cell office:value-type="float" office:value="0.0206363008823885" calcext:value-type="float">
            <text:p>0.020636300882389</text:p>
          </table:table-cell>
          <table:table-cell office:value-type="float" office:value="0.048442344693734" calcext:value-type="float">
            <text:p>0.048442344693734</text:p>
          </table:table-cell>
        </table:table-row>
        <table:table-row table:style-name="ro1">
          <table:table-cell office:value-type="string" calcext:value-type="string">
            <text:p>MTSS1L</text:p>
          </table:table-cell>
          <table:table-cell office:value-type="float" office:value="0.0207031408546192" calcext:value-type="float">
            <text:p>0.020703140854619</text:p>
          </table:table-cell>
          <table:table-cell office:value-type="float" office:value="-0.00824089837325372" calcext:value-type="float">
            <text:p>-0.008240898373254</text:p>
          </table:table-cell>
        </table:table-row>
        <table:table-row table:style-name="ro1">
          <table:table-cell office:value-type="string" calcext:value-type="string">
            <text:p>RP11-216L13.19</text:p>
          </table:table-cell>
          <table:table-cell office:value-type="float" office:value="0.0207726969060774" calcext:value-type="float">
            <text:p>0.020772696906078</text:p>
          </table:table-cell>
          <table:table-cell office:value-type="float" office:value="-0.01403841584617" calcext:value-type="float">
            <text:p>-0.01403841584617</text:p>
          </table:table-cell>
        </table:table-row>
        <table:table-row table:style-name="ro1">
          <table:table-cell office:value-type="string" calcext:value-type="string">
            <text:p>FLYWCH2</text:p>
          </table:table-cell>
          <table:table-cell office:value-type="float" office:value="0.0208289768074921" calcext:value-type="float">
            <text:p>0.020828976807492</text:p>
          </table:table-cell>
          <table:table-cell office:value-type="float" office:value="0.0701336078777959" calcext:value-type="float">
            <text:p>0.070133607877796</text:p>
          </table:table-cell>
        </table:table-row>
        <table:table-row table:style-name="ro1">
          <table:table-cell office:value-type="string" calcext:value-type="string">
            <text:p>ARHGEF18</text:p>
          </table:table-cell>
          <table:table-cell office:value-type="float" office:value="0.0209410547077545" calcext:value-type="float">
            <text:p>0.020941054707755</text:p>
          </table:table-cell>
          <table:table-cell office:value-type="float" office:value="-0.00863294121082917" calcext:value-type="float">
            <text:p>-0.008632941210829</text:p>
          </table:table-cell>
        </table:table-row>
        <table:table-row table:style-name="ro1">
          <table:table-cell office:value-type="string" calcext:value-type="string">
            <text:p>CTD-2207O23.3</text:p>
          </table:table-cell>
          <table:table-cell office:value-type="float" office:value="0.0209614279465676" calcext:value-type="float">
            <text:p>0.020961427946568</text:p>
          </table:table-cell>
          <table:table-cell office:value-type="float" office:value="-0.00919092002628817" calcext:value-type="float">
            <text:p>-0.009190920026288</text:p>
          </table:table-cell>
        </table:table-row>
        <table:table-row table:style-name="ro1">
          <table:table-cell office:value-type="string" calcext:value-type="string">
            <text:p>AC019097.7</text:p>
          </table:table-cell>
          <table:table-cell office:value-type="float" office:value="0.0211730413928842" calcext:value-type="float">
            <text:p>0.021173041392884</text:p>
          </table:table-cell>
          <table:table-cell office:value-type="float" office:value="0.0645958278810215" calcext:value-type="float">
            <text:p>0.064595827881022</text:p>
          </table:table-cell>
        </table:table-row>
        <table:table-row table:style-name="ro1">
          <table:table-cell office:value-type="string" calcext:value-type="string">
            <text:p>RP11-944C7.1</text:p>
          </table:table-cell>
          <table:table-cell office:value-type="float" office:value="0.021189964310826" calcext:value-type="float">
            <text:p>0.021189964310826</text:p>
          </table:table-cell>
          <table:table-cell office:value-type="float" office:value="0.00862704486410289" calcext:value-type="float">
            <text:p>0.008627044864103</text:p>
          </table:table-cell>
        </table:table-row>
        <table:table-row table:style-name="ro1">
          <table:table-cell office:value-type="string" calcext:value-type="string">
            <text:p>RP11-620J15.2</text:p>
          </table:table-cell>
          <table:table-cell office:value-type="float" office:value="0.0212322688648734" calcext:value-type="float">
            <text:p>0.021232268864874</text:p>
          </table:table-cell>
          <table:table-cell office:value-type="float" office:value="0.0539977037733469" calcext:value-type="float">
            <text:p>0.053997703773347</text:p>
          </table:table-cell>
        </table:table-row>
        <table:table-row table:style-name="ro1">
          <table:table-cell office:value-type="string" calcext:value-type="string">
            <text:p>KRT33A</text:p>
          </table:table-cell>
          <table:table-cell office:value-type="float" office:value="0.021488935051573" calcext:value-type="float">
            <text:p>0.021488935051573</text:p>
          </table:table-cell>
          <table:table-cell office:value-type="float" office:value="-0.0104128878051669" calcext:value-type="float">
            <text:p>-0.010412887805167</text:p>
          </table:table-cell>
        </table:table-row>
        <table:table-row table:style-name="ro1">
          <table:table-cell office:value-type="string" calcext:value-type="string">
            <text:p>RP11-789C17.3</text:p>
          </table:table-cell>
          <table:table-cell office:value-type="float" office:value="0.0215048386189414" calcext:value-type="float">
            <text:p>0.021504838618941</text:p>
          </table:table-cell>
          <table:table-cell office:value-type="float" office:value="0.00621958579104218" calcext:value-type="float">
            <text:p>0.006219585791042</text:p>
          </table:table-cell>
        </table:table-row>
        <table:table-row table:style-name="ro1">
          <table:table-cell office:value-type="string" calcext:value-type="string">
            <text:p>PHGDH</text:p>
          </table:table-cell>
          <table:table-cell office:value-type="float" office:value="0.0217795258785809" calcext:value-type="float">
            <text:p>0.021779525878581</text:p>
          </table:table-cell>
          <table:table-cell office:value-type="float" office:value="0.0607950053108144" calcext:value-type="float">
            <text:p>0.060795005310814</text:p>
          </table:table-cell>
        </table:table-row>
        <table:table-row table:style-name="ro1">
          <table:table-cell office:value-type="string" calcext:value-type="string">
            <text:p>AC069368.3</text:p>
          </table:table-cell>
          <table:table-cell office:value-type="float" office:value="0.021786571321512" calcext:value-type="float">
            <text:p>0.021786571321512</text:p>
          </table:table-cell>
          <table:table-cell office:value-type="float" office:value="0.0673551604968165" calcext:value-type="float">
            <text:p>0.067355160496817</text:p>
          </table:table-cell>
        </table:table-row>
        <table:table-row table:style-name="ro1">
          <table:table-cell office:value-type="string" calcext:value-type="string">
            <text:p>RP4-635E18.6</text:p>
          </table:table-cell>
          <table:table-cell office:value-type="float" office:value="0.0218206625313451" calcext:value-type="float">
            <text:p>0.021820662531345</text:p>
          </table:table-cell>
          <table:table-cell office:value-type="float" office:value="-0.00769651869115621" calcext:value-type="float">
            <text:p>-0.007696518691156</text:p>
          </table:table-cell>
        </table:table-row>
        <table:table-row table:style-name="ro1">
          <table:table-cell office:value-type="string" calcext:value-type="string">
            <text:p>ZNF444P1</text:p>
          </table:table-cell>
          <table:table-cell office:value-type="float" office:value="0.0218550596886021" calcext:value-type="float">
            <text:p>0.021855059688602</text:p>
          </table:table-cell>
          <table:table-cell office:value-type="float" office:value="0.00712832733130896" calcext:value-type="float">
            <text:p>0.007128327331309</text:p>
          </table:table-cell>
        </table:table-row>
        <table:table-row table:style-name="ro1">
          <table:table-cell office:value-type="string" calcext:value-type="string">
            <text:p>SLC22A7</text:p>
          </table:table-cell>
          <table:table-cell office:value-type="float" office:value="0.021875016289608" calcext:value-type="float">
            <text:p>0.021875016289608</text:p>
          </table:table-cell>
          <table:table-cell office:value-type="float" office:value="-0.0196042216563022" calcext:value-type="float">
            <text:p>-0.019604221656302</text:p>
          </table:table-cell>
        </table:table-row>
        <table:table-row table:style-name="ro1">
          <table:table-cell office:value-type="string" calcext:value-type="string">
            <text:p>HAS3</text:p>
          </table:table-cell>
          <table:table-cell office:value-type="float" office:value="0.0218954960998643" calcext:value-type="float">
            <text:p>0.021895496099864</text:p>
          </table:table-cell>
          <table:table-cell office:value-type="float" office:value="-0.0319142877915991" calcext:value-type="float">
            <text:p>-0.031914287791599</text:p>
          </table:table-cell>
        </table:table-row>
        <table:table-row table:style-name="ro1">
          <table:table-cell office:value-type="string" calcext:value-type="string">
            <text:p>TLR9</text:p>
          </table:table-cell>
          <table:table-cell office:value-type="float" office:value="0.0219304975825921" calcext:value-type="float">
            <text:p>0.021930497582592</text:p>
          </table:table-cell>
          <table:table-cell office:value-type="float" office:value="-0.0348313396708644" calcext:value-type="float">
            <text:p>-0.034831339670865</text:p>
          </table:table-cell>
        </table:table-row>
        <table:table-row table:style-name="ro1">
          <table:table-cell office:value-type="string" calcext:value-type="string">
            <text:p>PLIN2</text:p>
          </table:table-cell>
          <table:table-cell office:value-type="float" office:value="0.0220315627071955" calcext:value-type="float">
            <text:p>0.022031562707196</text:p>
          </table:table-cell>
          <table:table-cell office:value-type="float" office:value="-0.0145469561403682" calcext:value-type="float">
            <text:p>-0.014546956140368</text:p>
          </table:table-cell>
        </table:table-row>
        <table:table-row table:style-name="ro1">
          <table:table-cell office:value-type="string" calcext:value-type="string">
            <text:p>DHRS3</text:p>
          </table:table-cell>
          <table:table-cell office:value-type="float" office:value="0.0220509212032559" calcext:value-type="float">
            <text:p>0.022050921203256</text:p>
          </table:table-cell>
          <table:table-cell office:value-type="float" office:value="-0.0110591100488566" calcext:value-type="float">
            <text:p>-0.011059110048857</text:p>
          </table:table-cell>
        </table:table-row>
        <table:table-row table:style-name="ro1">
          <table:table-cell office:value-type="string" calcext:value-type="string">
            <text:p>CHADL</text:p>
          </table:table-cell>
          <table:table-cell office:value-type="float" office:value="0.0223632837193096" calcext:value-type="float">
            <text:p>0.02236328371931</text:p>
          </table:table-cell>
          <table:table-cell office:value-type="float" office:value="0.0698258398392071" calcext:value-type="float">
            <text:p>0.069825839839207</text:p>
          </table:table-cell>
        </table:table-row>
        <table:table-row table:style-name="ro1">
          <table:table-cell office:value-type="string" calcext:value-type="string">
            <text:p>LINC00629</text:p>
          </table:table-cell>
          <table:table-cell office:value-type="float" office:value="0.0223984126024489" calcext:value-type="float">
            <text:p>0.022398412602449</text:p>
          </table:table-cell>
          <table:table-cell office:value-type="float" office:value="-0.0280114735166759" calcext:value-type="float">
            <text:p>-0.028011473516676</text:p>
          </table:table-cell>
        </table:table-row>
        <table:table-row table:style-name="ro1">
          <table:table-cell office:value-type="string" calcext:value-type="string">
            <text:p>GOLGA8K</text:p>
          </table:table-cell>
          <table:table-cell office:value-type="float" office:value="0.0224422262034137" calcext:value-type="float">
            <text:p>0.022442226203414</text:p>
          </table:table-cell>
          <table:table-cell office:value-type="float" office:value="-0.0250693081443888" calcext:value-type="float">
            <text:p>-0.025069308144389</text:p>
          </table:table-cell>
        </table:table-row>
        <table:table-row table:style-name="ro1">
          <table:table-cell office:value-type="string" calcext:value-type="string">
            <text:p>RP3-473L9.4</text:p>
          </table:table-cell>
          <table:table-cell office:value-type="float" office:value="0.0224909104792911" calcext:value-type="float">
            <text:p>0.022490910479291</text:p>
          </table:table-cell>
          <table:table-cell office:value-type="float" office:value="-0.0161520413770811" calcext:value-type="float">
            <text:p>-0.016152041377081</text:p>
          </table:table-cell>
        </table:table-row>
        <table:table-row table:style-name="ro1">
          <table:table-cell office:value-type="string" calcext:value-type="string">
            <text:p>RP11-517B11.6</text:p>
          </table:table-cell>
          <table:table-cell office:value-type="float" office:value="0.0227571913726877" calcext:value-type="float">
            <text:p>0.022757191372688</text:p>
          </table:table-cell>
          <table:table-cell office:value-type="float" office:value="-0.0183297790209709" calcext:value-type="float">
            <text:p>-0.018329779020971</text:p>
          </table:table-cell>
        </table:table-row>
        <table:table-row table:style-name="ro1">
          <table:table-cell office:value-type="string" calcext:value-type="string">
            <text:p>LINC00637</text:p>
          </table:table-cell>
          <table:table-cell office:value-type="float" office:value="0.0227572879838902" calcext:value-type="float">
            <text:p>0.02275728798389</text:p>
          </table:table-cell>
          <table:table-cell office:value-type="float" office:value="-0.0269832272011964" calcext:value-type="float">
            <text:p>-0.026983227201196</text:p>
          </table:table-cell>
        </table:table-row>
        <table:table-row table:style-name="ro1">
          <table:table-cell office:value-type="string" calcext:value-type="string">
            <text:p>DPP7</text:p>
          </table:table-cell>
          <table:table-cell office:value-type="float" office:value="0.0228553333225303" calcext:value-type="float">
            <text:p>0.02285533332253</text:p>
          </table:table-cell>
          <table:table-cell office:value-type="float" office:value="0.0353529030468683" calcext:value-type="float">
            <text:p>0.035352903046868</text:p>
          </table:table-cell>
        </table:table-row>
        <table:table-row table:style-name="ro1">
          <table:table-cell office:value-type="string" calcext:value-type="string">
            <text:p>ENKD1</text:p>
          </table:table-cell>
          <table:table-cell office:value-type="float" office:value="0.0229284149537448" calcext:value-type="float">
            <text:p>0.022928414953745</text:p>
          </table:table-cell>
          <table:table-cell office:value-type="float" office:value="0.0676644888005296" calcext:value-type="float">
            <text:p>0.06766448880053</text:p>
          </table:table-cell>
        </table:table-row>
        <table:table-row table:style-name="ro1">
          <table:table-cell office:value-type="string" calcext:value-type="string">
            <text:p>STEAP3</text:p>
          </table:table-cell>
          <table:table-cell office:value-type="float" office:value="0.0229413067386594" calcext:value-type="float">
            <text:p>0.022941306738659</text:p>
          </table:table-cell>
          <table:table-cell office:value-type="float" office:value="0.00712110423057295" calcext:value-type="float">
            <text:p>0.007121104230573</text:p>
          </table:table-cell>
        </table:table-row>
        <table:table-row table:style-name="ro1">
          <table:table-cell office:value-type="string" calcext:value-type="string">
            <text:p>TCEAL4</text:p>
          </table:table-cell>
          <table:table-cell office:value-type="float" office:value="0.023000022304654" calcext:value-type="float">
            <text:p>0.023000022304654</text:p>
          </table:table-cell>
          <table:table-cell office:value-type="float" office:value="0.0666749321071274" calcext:value-type="float">
            <text:p>0.066674932107127</text:p>
          </table:table-cell>
        </table:table-row>
        <table:table-row table:style-name="ro1">
          <table:table-cell office:value-type="string" calcext:value-type="string">
            <text:p>RP11-104G3.2</text:p>
          </table:table-cell>
          <table:table-cell office:value-type="float" office:value="0.0230073214297013" calcext:value-type="float">
            <text:p>0.023007321429701</text:p>
          </table:table-cell>
          <table:table-cell office:value-type="float" office:value="-0.00293483309867413" calcext:value-type="float">
            <text:p>-0.002934833098674</text:p>
          </table:table-cell>
        </table:table-row>
        <table:table-row table:style-name="ro1">
          <table:table-cell office:value-type="string" calcext:value-type="string">
            <text:p>IL11RA</text:p>
          </table:table-cell>
          <table:table-cell office:value-type="float" office:value="0.0231686667671109" calcext:value-type="float">
            <text:p>0.023168666767111</text:p>
          </table:table-cell>
          <table:table-cell office:value-type="float" office:value="-0.00441884782879027" calcext:value-type="float">
            <text:p>-0.00441884782879</text:p>
          </table:table-cell>
        </table:table-row>
        <table:table-row table:style-name="ro1">
          <table:table-cell office:value-type="string" calcext:value-type="string">
            <text:p>RP11-54A9.1</text:p>
          </table:table-cell>
          <table:table-cell office:value-type="float" office:value="0.0231937441131754" calcext:value-type="float">
            <text:p>0.023193744113175</text:p>
          </table:table-cell>
          <table:table-cell office:value-type="float" office:value="-0.0177040322606898" calcext:value-type="float">
            <text:p>-0.01770403226069</text:p>
          </table:table-cell>
        </table:table-row>
        <table:table-row table:style-name="ro1">
          <table:table-cell office:value-type="string" calcext:value-type="string">
            <text:p>RP11-152F13.3</text:p>
          </table:table-cell>
          <table:table-cell office:value-type="float" office:value="0.02342811445565" calcext:value-type="float">
            <text:p>0.02342811445565</text:p>
          </table:table-cell>
          <table:table-cell office:value-type="float" office:value="0.00718706053093614" calcext:value-type="float">
            <text:p>0.007187060530936</text:p>
          </table:table-cell>
        </table:table-row>
        <table:table-row table:style-name="ro1">
          <table:table-cell office:value-type="string" calcext:value-type="string">
            <text:p>TSPAN33</text:p>
          </table:table-cell>
          <table:table-cell office:value-type="float" office:value="0.0234603838798983" calcext:value-type="float">
            <text:p>0.023460383879898</text:p>
          </table:table-cell>
          <table:table-cell office:value-type="float" office:value="0.0545763255244411" calcext:value-type="float">
            <text:p>0.054576325524441</text:p>
          </table:table-cell>
        </table:table-row>
        <table:table-row table:style-name="ro1">
          <table:table-cell office:value-type="string" calcext:value-type="string">
            <text:p>PLIN3</text:p>
          </table:table-cell>
          <table:table-cell office:value-type="float" office:value="0.0234675112200124" calcext:value-type="float">
            <text:p>0.023467511220013</text:p>
          </table:table-cell>
          <table:table-cell office:value-type="float" office:value="0.00914470443615032" calcext:value-type="float">
            <text:p>0.00914470443615</text:p>
          </table:table-cell>
        </table:table-row>
        <table:table-row table:style-name="ro1">
          <table:table-cell office:value-type="string" calcext:value-type="string">
            <text:p>RP13-735L24.1</text:p>
          </table:table-cell>
          <table:table-cell office:value-type="float" office:value="0.0235994761231402" calcext:value-type="float">
            <text:p>0.02359947612314</text:p>
          </table:table-cell>
          <table:table-cell office:value-type="float" office:value="-0.0141143758109666" calcext:value-type="float">
            <text:p>-0.014114375810967</text:p>
          </table:table-cell>
        </table:table-row>
        <table:table-row table:style-name="ro1">
          <table:table-cell office:value-type="string" calcext:value-type="string">
            <text:p>RNU7-170P</text:p>
          </table:table-cell>
          <table:table-cell office:value-type="float" office:value="0.0236404424779281" calcext:value-type="float">
            <text:p>0.023640442477928</text:p>
          </table:table-cell>
          <table:table-cell office:value-type="float" office:value="-0.0357322112431797" calcext:value-type="float">
            <text:p>-0.03573221124318</text:p>
          </table:table-cell>
        </table:table-row>
        <table:table-row table:style-name="ro1">
          <table:table-cell office:value-type="string" calcext:value-type="string">
            <text:p>ATP8A2</text:p>
          </table:table-cell>
          <table:table-cell office:value-type="float" office:value="0.0238128555511787" calcext:value-type="float">
            <text:p>0.023812855551179</text:p>
          </table:table-cell>
          <table:table-cell office:value-type="float" office:value="-0.0299464189583758" calcext:value-type="float">
            <text:p>-0.029946418958376</text:p>
          </table:table-cell>
        </table:table-row>
        <table:table-row table:style-name="ro1">
          <table:table-cell office:value-type="string" calcext:value-type="string">
            <text:p>RP11-734K21.2</text:p>
          </table:table-cell>
          <table:table-cell office:value-type="float" office:value="0.0239096845804915" calcext:value-type="float">
            <text:p>0.023909684580492</text:p>
          </table:table-cell>
          <table:table-cell office:value-type="float" office:value="-0.0204373749230972" calcext:value-type="float">
            <text:p>-0.020437374923097</text:p>
          </table:table-cell>
        </table:table-row>
        <table:table-row table:style-name="ro1">
          <table:table-cell office:value-type="string" calcext:value-type="string">
            <text:p>OR7E122P</text:p>
          </table:table-cell>
          <table:table-cell office:value-type="float" office:value="0.0239298178446859" calcext:value-type="float">
            <text:p>0.023929817844686</text:p>
          </table:table-cell>
          <table:table-cell office:value-type="float" office:value="-0.0114598385205054" calcext:value-type="float">
            <text:p>-0.011459838520505</text:p>
          </table:table-cell>
        </table:table-row>
        <table:table-row table:style-name="ro1">
          <table:table-cell office:value-type="string" calcext:value-type="string">
            <text:p>RAPGEFL1</text:p>
          </table:table-cell>
          <table:table-cell office:value-type="float" office:value="0.0241055415000007" calcext:value-type="float">
            <text:p>0.024105541500001</text:p>
          </table:table-cell>
          <table:table-cell office:value-type="float" office:value="-0.0227510342096489" calcext:value-type="float">
            <text:p>-0.022751034209649</text:p>
          </table:table-cell>
        </table:table-row>
        <table:table-row table:style-name="ro1">
          <table:table-cell office:value-type="string" calcext:value-type="string">
            <text:p>CTD-2650P22.1</text:p>
          </table:table-cell>
          <table:table-cell office:value-type="float" office:value="0.0242243902752886" calcext:value-type="float">
            <text:p>0.024224390275289</text:p>
          </table:table-cell>
          <table:table-cell office:value-type="float" office:value="-0.0167812175330791" calcext:value-type="float">
            <text:p>-0.016781217533079</text:p>
          </table:table-cell>
        </table:table-row>
        <table:table-row table:style-name="ro1">
          <table:table-cell office:value-type="string" calcext:value-type="string">
            <text:p>RNF223</text:p>
          </table:table-cell>
          <table:table-cell office:value-type="float" office:value="0.024313241252935" calcext:value-type="float">
            <text:p>0.024313241252935</text:p>
          </table:table-cell>
          <table:table-cell office:value-type="float" office:value="-0.00264679789446549" calcext:value-type="float">
            <text:p>-0.002646797894465</text:p>
          </table:table-cell>
        </table:table-row>
        <table:table-row table:style-name="ro1">
          <table:table-cell office:value-type="string" calcext:value-type="string">
            <text:p>ACAP3</text:p>
          </table:table-cell>
          <table:table-cell office:value-type="float" office:value="0.0243296039777949" calcext:value-type="float">
            <text:p>0.024329603977795</text:p>
          </table:table-cell>
          <table:table-cell office:value-type="float" office:value="-0.0251137552037281" calcext:value-type="float">
            <text:p>-0.025113755203728</text:p>
          </table:table-cell>
        </table:table-row>
        <table:table-row table:style-name="ro1">
          <table:table-cell office:value-type="string" calcext:value-type="string">
            <text:p>SRGAP3</text:p>
          </table:table-cell>
          <table:table-cell office:value-type="float" office:value="0.0243872948635943" calcext:value-type="float">
            <text:p>0.024387294863594</text:p>
          </table:table-cell>
          <table:table-cell office:value-type="float" office:value="0.0658950566335204" calcext:value-type="float">
            <text:p>0.065895056633521</text:p>
          </table:table-cell>
        </table:table-row>
        <table:table-row table:style-name="ro1">
          <table:table-cell office:value-type="string" calcext:value-type="string">
            <text:p>TMEM173</text:p>
          </table:table-cell>
          <table:table-cell office:value-type="float" office:value="0.0244171484215518" calcext:value-type="float">
            <text:p>0.024417148421552</text:p>
          </table:table-cell>
          <table:table-cell office:value-type="float" office:value="-0.0623003244520556" calcext:value-type="float">
            <text:p>-0.062300324452056</text:p>
          </table:table-cell>
        </table:table-row>
        <table:table-row table:style-name="ro1">
          <table:table-cell office:value-type="string" calcext:value-type="string">
            <text:p>RP11-477N3.1</text:p>
          </table:table-cell>
          <table:table-cell office:value-type="float" office:value="0.0246044718530498" calcext:value-type="float">
            <text:p>0.02460447185305</text:p>
          </table:table-cell>
          <table:table-cell office:value-type="float" office:value="0.0067664227778952" calcext:value-type="float">
            <text:p>0.006766422777895</text:p>
          </table:table-cell>
        </table:table-row>
        <table:table-row table:style-name="ro1">
          <table:table-cell office:value-type="string" calcext:value-type="string">
            <text:p>U47924.27</text:p>
          </table:table-cell>
          <table:table-cell office:value-type="float" office:value="0.0246352371558614" calcext:value-type="float">
            <text:p>0.024635237155861</text:p>
          </table:table-cell>
          <table:table-cell office:value-type="float" office:value="-0.00147518435539315" calcext:value-type="float">
            <text:p>-0.001475184355393</text:p>
          </table:table-cell>
        </table:table-row>
        <table:table-row table:style-name="ro1">
          <table:table-cell office:value-type="string" calcext:value-type="string">
            <text:p>LA16c-325D7.1</text:p>
          </table:table-cell>
          <table:table-cell office:value-type="float" office:value="0.0249001607129668" calcext:value-type="float">
            <text:p>0.024900160712967</text:p>
          </table:table-cell>
          <table:table-cell office:value-type="float" office:value="-0.0244731905226571" calcext:value-type="float">
            <text:p>-0.024473190522657</text:p>
          </table:table-cell>
        </table:table-row>
        <table:table-row table:style-name="ro1">
          <table:table-cell office:value-type="string" calcext:value-type="string">
            <text:p>MALRD1</text:p>
          </table:table-cell>
          <table:table-cell office:value-type="float" office:value="0.0250623255773502" calcext:value-type="float">
            <text:p>0.02506232557735</text:p>
          </table:table-cell>
          <table:table-cell office:value-type="float" office:value="-0.0207886981103724" calcext:value-type="float">
            <text:p>-0.020788698110373</text:p>
          </table:table-cell>
        </table:table-row>
        <table:table-row table:style-name="ro1">
          <table:table-cell office:value-type="string" calcext:value-type="string">
            <text:p>ISLR</text:p>
          </table:table-cell>
          <table:table-cell office:value-type="float" office:value="0.0251065131873258" calcext:value-type="float">
            <text:p>0.025106513187326</text:p>
          </table:table-cell>
          <table:table-cell office:value-type="float" office:value="-0.00146417418471509" calcext:value-type="float">
            <text:p>-0.001464174184715</text:p>
          </table:table-cell>
        </table:table-row>
        <table:table-row table:style-name="ro1">
          <table:table-cell office:value-type="string" calcext:value-type="string">
            <text:p>MIR877</text:p>
          </table:table-cell>
          <table:table-cell office:value-type="float" office:value="0.025201936513904" calcext:value-type="float">
            <text:p>0.025201936513904</text:p>
          </table:table-cell>
          <table:table-cell office:value-type="float" office:value="0.0276363980648468" calcext:value-type="float">
            <text:p>0.027636398064847</text:p>
          </table:table-cell>
        </table:table-row>
        <table:table-row table:style-name="ro1">
          <table:table-cell office:value-type="string" calcext:value-type="string">
            <text:p>MEGF8</text:p>
          </table:table-cell>
          <table:table-cell office:value-type="float" office:value="0.025287549589578" calcext:value-type="float">
            <text:p>0.025287549589578</text:p>
          </table:table-cell>
          <table:table-cell office:value-type="float" office:value="0.0212486658341455" calcext:value-type="float">
            <text:p>0.021248665834146</text:p>
          </table:table-cell>
        </table:table-row>
        <table:table-row table:style-name="ro1">
          <table:table-cell office:value-type="string" calcext:value-type="string">
            <text:p>GRIP2</text:p>
          </table:table-cell>
          <table:table-cell office:value-type="float" office:value="0.0253373005347634" calcext:value-type="float">
            <text:p>0.025337300534764</text:p>
          </table:table-cell>
          <table:table-cell office:value-type="float" office:value="-0.0324458939509237" calcext:value-type="float">
            <text:p>-0.032445893950924</text:p>
          </table:table-cell>
        </table:table-row>
        <table:table-row table:style-name="ro1">
          <table:table-cell office:value-type="string" calcext:value-type="string">
            <text:p>KIAA1199</text:p>
          </table:table-cell>
          <table:table-cell office:value-type="float" office:value="0.0253442282586599" calcext:value-type="float">
            <text:p>0.02534422825866</text:p>
          </table:table-cell>
          <table:table-cell office:value-type="float" office:value="0.0103124850650099" calcext:value-type="float">
            <text:p>0.01031248506501</text:p>
          </table:table-cell>
        </table:table-row>
        <table:table-row table:style-name="ro1">
          <table:table-cell office:value-type="string" calcext:value-type="string">
            <text:p>LCE1E</text:p>
          </table:table-cell>
          <table:table-cell office:value-type="float" office:value="0.0254337688218395" calcext:value-type="float">
            <text:p>0.02543376882184</text:p>
          </table:table-cell>
          <table:table-cell office:value-type="float" office:value="0.0533252484635279" calcext:value-type="float">
            <text:p>0.053325248463528</text:p>
          </table:table-cell>
        </table:table-row>
        <table:table-row table:style-name="ro1">
          <table:table-cell office:value-type="string" calcext:value-type="string">
            <text:p>RP11-157F20.3</text:p>
          </table:table-cell>
          <table:table-cell office:value-type="float" office:value="0.0255504657275786" calcext:value-type="float">
            <text:p>0.025550465727579</text:p>
          </table:table-cell>
          <table:table-cell office:value-type="float" office:value="0.0436019042313441" calcext:value-type="float">
            <text:p>0.043601904231344</text:p>
          </table:table-cell>
        </table:table-row>
        <table:table-row table:style-name="ro1">
          <table:table-cell office:value-type="string" calcext:value-type="string">
            <text:p>C9orf37</text:p>
          </table:table-cell>
          <table:table-cell office:value-type="float" office:value="0.0255539126787018" calcext:value-type="float">
            <text:p>0.025553912678702</text:p>
          </table:table-cell>
          <table:table-cell office:value-type="float" office:value="0.00422159103173726" calcext:value-type="float">
            <text:p>0.004221591031737</text:p>
          </table:table-cell>
        </table:table-row>
        <table:table-row table:style-name="ro1">
          <table:table-cell office:value-type="string" calcext:value-type="string">
            <text:p>RP1-63G5.5</text:p>
          </table:table-cell>
          <table:table-cell office:value-type="float" office:value="0.0255651053575667" calcext:value-type="float">
            <text:p>0.025565105357567</text:p>
          </table:table-cell>
          <table:table-cell office:value-type="float" office:value="-0.018586629272855" calcext:value-type="float">
            <text:p>-0.018586629272855</text:p>
          </table:table-cell>
        </table:table-row>
        <table:table-row table:style-name="ro1">
          <table:table-cell office:value-type="string" calcext:value-type="string">
            <text:p>RXRA</text:p>
          </table:table-cell>
          <table:table-cell office:value-type="float" office:value="0.0256010810151092" calcext:value-type="float">
            <text:p>0.025601081015109</text:p>
          </table:table-cell>
          <table:table-cell office:value-type="float" office:value="-0.024821891711452" calcext:value-type="float">
            <text:p>-0.024821891711452</text:p>
          </table:table-cell>
        </table:table-row>
        <table:table-row table:style-name="ro1">
          <table:table-cell office:value-type="string" calcext:value-type="string">
            <text:p>RAPGEF4</text:p>
          </table:table-cell>
          <table:table-cell office:value-type="float" office:value="0.0256095472313758" calcext:value-type="float">
            <text:p>0.025609547231376</text:p>
          </table:table-cell>
          <table:table-cell office:value-type="float" office:value="0.0698232200819779" calcext:value-type="float">
            <text:p>0.069823220081978</text:p>
          </table:table-cell>
        </table:table-row>
        <table:table-row table:style-name="ro1">
          <table:table-cell office:value-type="string" calcext:value-type="string">
            <text:p>FRS3</text:p>
          </table:table-cell>
          <table:table-cell office:value-type="float" office:value="0.0256656687369872" calcext:value-type="float">
            <text:p>0.025665668736987</text:p>
          </table:table-cell>
          <table:table-cell office:value-type="float" office:value="0.00838445499674856" calcext:value-type="float">
            <text:p>0.008384454996749</text:p>
          </table:table-cell>
        </table:table-row>
        <table:table-row table:style-name="ro1">
          <table:table-cell office:value-type="string" calcext:value-type="string">
            <text:p>RLN1</text:p>
          </table:table-cell>
          <table:table-cell office:value-type="float" office:value="0.0257875918134169" calcext:value-type="float">
            <text:p>0.025787591813417</text:p>
          </table:table-cell>
          <table:table-cell office:value-type="float" office:value="0.058230285672235" calcext:value-type="float">
            <text:p>0.058230285672235</text:p>
          </table:table-cell>
        </table:table-row>
        <table:table-row table:style-name="ro1">
          <table:table-cell office:value-type="string" calcext:value-type="string">
            <text:p>CKS1BP7</text:p>
          </table:table-cell>
          <table:table-cell office:value-type="float" office:value="0.0258274522919951" calcext:value-type="float">
            <text:p>0.025827452291995</text:p>
          </table:table-cell>
          <table:table-cell office:value-type="float" office:value="-0.00148097014982422" calcext:value-type="float">
            <text:p>-0.001480970149824</text:p>
          </table:table-cell>
        </table:table-row>
        <table:table-row table:style-name="ro1">
          <table:table-cell office:value-type="string" calcext:value-type="string">
            <text:p>ASCL3</text:p>
          </table:table-cell>
          <table:table-cell office:value-type="float" office:value="0.0258282937859117" calcext:value-type="float">
            <text:p>0.025828293785912</text:p>
          </table:table-cell>
          <table:table-cell office:value-type="float" office:value="-0.0181300570260346" calcext:value-type="float">
            <text:p>-0.018130057026035</text:p>
          </table:table-cell>
        </table:table-row>
        <table:table-row table:style-name="ro1">
          <table:table-cell office:value-type="string" calcext:value-type="string">
            <text:p>ZNF76</text:p>
          </table:table-cell>
          <table:table-cell office:value-type="float" office:value="0.0259986937531735" calcext:value-type="float">
            <text:p>0.025998693753174</text:p>
          </table:table-cell>
          <table:table-cell office:value-type="float" office:value="-0.00717496588190274" calcext:value-type="float">
            <text:p>-0.007174965881903</text:p>
          </table:table-cell>
        </table:table-row>
        <table:table-row table:style-name="ro1">
          <table:table-cell office:value-type="string" calcext:value-type="string">
            <text:p>FMNL1</text:p>
          </table:table-cell>
          <table:table-cell office:value-type="float" office:value="0.0261440709658446" calcext:value-type="float">
            <text:p>0.026144070965845</text:p>
          </table:table-cell>
          <table:table-cell office:value-type="float" office:value="0.00980288244842474" calcext:value-type="float">
            <text:p>0.009802882448425</text:p>
          </table:table-cell>
        </table:table-row>
        <table:table-row table:style-name="ro1">
          <table:table-cell office:value-type="string" calcext:value-type="string">
            <text:p>MRGPRE</text:p>
          </table:table-cell>
          <table:table-cell office:value-type="float" office:value="0.0261909409470028" calcext:value-type="float">
            <text:p>0.026190940947003</text:p>
          </table:table-cell>
          <table:table-cell office:value-type="float" office:value="-0.0423604403659871" calcext:value-type="float">
            <text:p>-0.042360440365987</text:p>
          </table:table-cell>
        </table:table-row>
        <table:table-row table:style-name="ro1">
          <table:table-cell office:value-type="string" calcext:value-type="string">
            <text:p>CTD-2521M24.4</text:p>
          </table:table-cell>
          <table:table-cell office:value-type="float" office:value="0.0262225639028284" calcext:value-type="float">
            <text:p>0.026222563902829</text:p>
          </table:table-cell>
          <table:table-cell office:value-type="float" office:value="-0.00167807081985967" calcext:value-type="float">
            <text:p>-0.00167807081986</text:p>
          </table:table-cell>
        </table:table-row>
        <table:table-row table:style-name="ro1">
          <table:table-cell office:value-type="string" calcext:value-type="string">
            <text:p>CES3</text:p>
          </table:table-cell>
          <table:table-cell office:value-type="float" office:value="0.0262419260098594" calcext:value-type="float">
            <text:p>0.02624192600986</text:p>
          </table:table-cell>
          <table:table-cell office:value-type="float" office:value="-0.024573483560625" calcext:value-type="float">
            <text:p>-0.024573483560625</text:p>
          </table:table-cell>
        </table:table-row>
        <table:table-row table:style-name="ro1">
          <table:table-cell office:value-type="string" calcext:value-type="string">
            <text:p>RP6-24A23.7</text:p>
          </table:table-cell>
          <table:table-cell office:value-type="float" office:value="0.0262621425544776" calcext:value-type="float">
            <text:p>0.026262142554478</text:p>
          </table:table-cell>
          <table:table-cell office:value-type="float" office:value="-0.023340561173016" calcext:value-type="float">
            <text:p>-0.023340561173016</text:p>
          </table:table-cell>
        </table:table-row>
        <table:table-row table:style-name="ro1">
          <table:table-cell office:value-type="string" calcext:value-type="string">
            <text:p>TSR3</text:p>
          </table:table-cell>
          <table:table-cell office:value-type="float" office:value="0.0262770846619174" calcext:value-type="float">
            <text:p>0.026277084661918</text:p>
          </table:table-cell>
          <table:table-cell office:value-type="float" office:value="0.00963479015207663" calcext:value-type="float">
            <text:p>0.009634790152077</text:p>
          </table:table-cell>
        </table:table-row>
        <table:table-row table:style-name="ro1">
          <table:table-cell office:value-type="string" calcext:value-type="string">
            <text:p>DDIT4</text:p>
          </table:table-cell>
          <table:table-cell office:value-type="float" office:value="0.0263639214115809" calcext:value-type="float">
            <text:p>0.026363921411581</text:p>
          </table:table-cell>
          <table:table-cell office:value-type="float" office:value="0.0106323972453808" calcext:value-type="float">
            <text:p>0.010632397245381</text:p>
          </table:table-cell>
        </table:table-row>
        <table:table-row table:style-name="ro1">
          <table:table-cell office:value-type="string" calcext:value-type="string">
            <text:p>FMO3</text:p>
          </table:table-cell>
          <table:table-cell office:value-type="float" office:value="0.0266276104582728" calcext:value-type="float">
            <text:p>0.026627610458273</text:p>
          </table:table-cell>
          <table:table-cell office:value-type="float" office:value="-0.020957512964527" calcext:value-type="float">
            <text:p>-0.020957512964527</text:p>
          </table:table-cell>
        </table:table-row>
        <table:table-row table:style-name="ro1">
          <table:table-cell office:value-type="string" calcext:value-type="string">
            <text:p>PWP2</text:p>
          </table:table-cell>
          <table:table-cell office:value-type="float" office:value="0.0266975507744841" calcext:value-type="float">
            <text:p>0.026697550774484</text:p>
          </table:table-cell>
          <table:table-cell office:value-type="float" office:value="-0.0252045456376147" calcext:value-type="float">
            <text:p>-0.025204545637615</text:p>
          </table:table-cell>
        </table:table-row>
        <table:table-row table:style-name="ro1">
          <table:table-cell office:value-type="string" calcext:value-type="string">
            <text:p>RP11-266N13.2</text:p>
          </table:table-cell>
          <table:table-cell office:value-type="float" office:value="0.0267090532117795" calcext:value-type="float">
            <text:p>0.02670905321178</text:p>
          </table:table-cell>
          <table:table-cell office:value-type="float" office:value="-0.0314506541521697" calcext:value-type="float">
            <text:p>-0.03145065415217</text:p>
          </table:table-cell>
        </table:table-row>
        <table:table-row table:style-name="ro1">
          <table:table-cell office:value-type="string" calcext:value-type="string">
            <text:p>FLYWCH1</text:p>
          </table:table-cell>
          <table:table-cell office:value-type="float" office:value="0.0268180710592488" calcext:value-type="float">
            <text:p>0.026818071059249</text:p>
          </table:table-cell>
          <table:table-cell office:value-type="float" office:value="0.0181319808432792" calcext:value-type="float">
            <text:p>0.018131980843279</text:p>
          </table:table-cell>
        </table:table-row>
        <table:table-row table:style-name="ro1">
          <table:table-cell office:value-type="string" calcext:value-type="string">
            <text:p>NUDC</text:p>
          </table:table-cell>
          <table:table-cell office:value-type="float" office:value="0.0269577758225193" calcext:value-type="float">
            <text:p>0.026957775822519</text:p>
          </table:table-cell>
          <table:table-cell office:value-type="float" office:value="0.036955402300328" calcext:value-type="float">
            <text:p>0.036955402300328</text:p>
          </table:table-cell>
        </table:table-row>
        <table:table-row table:style-name="ro1">
          <table:table-cell office:value-type="string" calcext:value-type="string">
            <text:p>CCDC125</text:p>
          </table:table-cell>
          <table:table-cell office:value-type="float" office:value="0.0269702255602678" calcext:value-type="float">
            <text:p>0.026970225560268</text:p>
          </table:table-cell>
          <table:table-cell office:value-type="float" office:value="0.0243375234919475" calcext:value-type="float">
            <text:p>0.024337523491948</text:p>
          </table:table-cell>
        </table:table-row>
        <table:table-row table:style-name="ro1">
          <table:table-cell office:value-type="string" calcext:value-type="string">
            <text:p>CAPSL</text:p>
          </table:table-cell>
          <table:table-cell office:value-type="float" office:value="0.0270505796877938" calcext:value-type="float">
            <text:p>0.027050579687794</text:p>
          </table:table-cell>
          <table:table-cell office:value-type="float" office:value="0.0396072866467393" calcext:value-type="float">
            <text:p>0.039607286646739</text:p>
          </table:table-cell>
        </table:table-row>
        <table:table-row table:style-name="ro1">
          <table:table-cell office:value-type="string" calcext:value-type="string">
            <text:p>UCN</text:p>
          </table:table-cell>
          <table:table-cell office:value-type="float" office:value="0.0271957190046363" calcext:value-type="float">
            <text:p>0.027195719004636</text:p>
          </table:table-cell>
          <table:table-cell office:value-type="float" office:value="0.0267356028202556" calcext:value-type="float">
            <text:p>0.026735602820256</text:p>
          </table:table-cell>
        </table:table-row>
        <table:table-row table:style-name="ro1">
          <table:table-cell office:value-type="string" calcext:value-type="string">
            <text:p>RP11-47I22.4</text:p>
          </table:table-cell>
          <table:table-cell office:value-type="float" office:value="0.0272060281448796" calcext:value-type="float">
            <text:p>0.02720602814488</text:p>
          </table:table-cell>
          <table:table-cell office:value-type="float" office:value="0.0205326319335777" calcext:value-type="float">
            <text:p>0.020532631933578</text:p>
          </table:table-cell>
        </table:table-row>
        <table:table-row table:style-name="ro1">
          <table:table-cell office:value-type="string" calcext:value-type="string">
            <text:p>AP001046.5</text:p>
          </table:table-cell>
          <table:table-cell office:value-type="float" office:value="0.0272133225459261" calcext:value-type="float">
            <text:p>0.027213322545926</text:p>
          </table:table-cell>
          <table:table-cell office:value-type="float" office:value="-0.0294261513153304" calcext:value-type="float">
            <text:p>-0.029426151315331</text:p>
          </table:table-cell>
        </table:table-row>
        <table:table-row table:style-name="ro1">
          <table:table-cell office:value-type="string" calcext:value-type="string">
            <text:p>RP11-453N18.1</text:p>
          </table:table-cell>
          <table:table-cell office:value-type="float" office:value="0.0272621133217901" calcext:value-type="float">
            <text:p>0.02726211332179</text:p>
          </table:table-cell>
          <table:table-cell office:value-type="float" office:value="-0.010158980670977" calcext:value-type="float">
            <text:p>-0.010158980670977</text:p>
          </table:table-cell>
        </table:table-row>
        <table:table-row table:style-name="ro1">
          <table:table-cell office:value-type="string" calcext:value-type="string">
            <text:p>TP73</text:p>
          </table:table-cell>
          <table:table-cell office:value-type="float" office:value="0.0273595850455765" calcext:value-type="float">
            <text:p>0.027359585045577</text:p>
          </table:table-cell>
          <table:table-cell office:value-type="float" office:value="0.00233321609186915" calcext:value-type="float">
            <text:p>0.002333216091869</text:p>
          </table:table-cell>
        </table:table-row>
        <table:table-row table:style-name="ro1">
          <table:table-cell office:value-type="string" calcext:value-type="string">
            <text:p>SH3BGR</text:p>
          </table:table-cell>
          <table:table-cell office:value-type="float" office:value="0.0273638330206642" calcext:value-type="float">
            <text:p>0.027363833020664</text:p>
          </table:table-cell>
          <table:table-cell office:value-type="float" office:value="-0.00483115490313144" calcext:value-type="float">
            <text:p>-0.004831154903131</text:p>
          </table:table-cell>
        </table:table-row>
        <table:table-row table:style-name="ro1">
          <table:table-cell office:value-type="string" calcext:value-type="string">
            <text:p>RP11-228B15.4</text:p>
          </table:table-cell>
          <table:table-cell office:value-type="float" office:value="0.0273876161304224" calcext:value-type="float">
            <text:p>0.027387616130423</text:p>
          </table:table-cell>
          <table:table-cell office:value-type="float" office:value="-0.00366962647046663" calcext:value-type="float">
            <text:p>-0.003669626470467</text:p>
          </table:table-cell>
        </table:table-row>
        <table:table-row table:style-name="ro1">
          <table:table-cell office:value-type="string" calcext:value-type="string">
            <text:p>ACAP1</text:p>
          </table:table-cell>
          <table:table-cell office:value-type="float" office:value="0.027522884951475" calcext:value-type="float">
            <text:p>0.027522884951475</text:p>
          </table:table-cell>
          <table:table-cell office:value-type="float" office:value="0.00190892722175646" calcext:value-type="float">
            <text:p>0.001908927221756</text:p>
          </table:table-cell>
        </table:table-row>
        <table:table-row table:style-name="ro1">
          <table:table-cell office:value-type="string" calcext:value-type="string">
            <text:p>STON2</text:p>
          </table:table-cell>
          <table:table-cell office:value-type="float" office:value="0.0275471103264239" calcext:value-type="float">
            <text:p>0.027547110326424</text:p>
          </table:table-cell>
          <table:table-cell office:value-type="float" office:value="-0.037538044230923" calcext:value-type="float">
            <text:p>-0.037538044230923</text:p>
          </table:table-cell>
        </table:table-row>
        <table:table-row table:style-name="ro1">
          <table:table-cell office:value-type="string" calcext:value-type="string">
            <text:p>RP4-530I15.9</text:p>
          </table:table-cell>
          <table:table-cell office:value-type="float" office:value="0.0275866500892838" calcext:value-type="float">
            <text:p>0.027586650089284</text:p>
          </table:table-cell>
          <table:table-cell office:value-type="float" office:value="-0.0186488559720233" calcext:value-type="float">
            <text:p>-0.018648855972023</text:p>
          </table:table-cell>
        </table:table-row>
        <table:table-row table:style-name="ro1">
          <table:table-cell office:value-type="string" calcext:value-type="string">
            <text:p>SAC3D1</text:p>
          </table:table-cell>
          <table:table-cell office:value-type="float" office:value="0.0276806918323316" calcext:value-type="float">
            <text:p>0.027680691832332</text:p>
          </table:table-cell>
          <table:table-cell office:value-type="float" office:value="0.0645727835196016" calcext:value-type="float">
            <text:p>0.064572783519602</text:p>
          </table:table-cell>
        </table:table-row>
        <table:table-row table:style-name="ro1">
          <table:table-cell office:value-type="string" calcext:value-type="string">
            <text:p>ABCA7</text:p>
          </table:table-cell>
          <table:table-cell office:value-type="float" office:value="0.0277149901788587" calcext:value-type="float">
            <text:p>0.027714990178859</text:p>
          </table:table-cell>
          <table:table-cell office:value-type="float" office:value="-0.0305697616577051" calcext:value-type="float">
            <text:p>-0.030569761657705</text:p>
          </table:table-cell>
        </table:table-row>
        <table:table-row table:style-name="ro1">
          <table:table-cell office:value-type="string" calcext:value-type="string">
            <text:p>C6orf52</text:p>
          </table:table-cell>
          <table:table-cell office:value-type="float" office:value="0.0277275491710142" calcext:value-type="float">
            <text:p>0.027727549171014</text:p>
          </table:table-cell>
          <table:table-cell office:value-type="float" office:value="-0.0170461727853238" calcext:value-type="float">
            <text:p>-0.017046172785324</text:p>
          </table:table-cell>
        </table:table-row>
        <table:table-row table:style-name="ro1">
          <table:table-cell office:value-type="string" calcext:value-type="string">
            <text:p>ANKRD24</text:p>
          </table:table-cell>
          <table:table-cell office:value-type="float" office:value="0.0277407318278623" calcext:value-type="float">
            <text:p>0.027740731827862</text:p>
          </table:table-cell>
          <table:table-cell office:value-type="float" office:value="0.036943445109047" calcext:value-type="float">
            <text:p>0.036943445109047</text:p>
          </table:table-cell>
        </table:table-row>
        <table:table-row table:style-name="ro1">
          <table:table-cell office:value-type="string" calcext:value-type="string">
            <text:p>RP11-517O13.1</text:p>
          </table:table-cell>
          <table:table-cell office:value-type="float" office:value="0.0278073023486771" calcext:value-type="float">
            <text:p>0.027807302348677</text:p>
          </table:table-cell>
          <table:table-cell office:value-type="float" office:value="-0.036323354523009" calcext:value-type="float">
            <text:p>-0.036323354523009</text:p>
          </table:table-cell>
        </table:table-row>
        <table:table-row table:style-name="ro1">
          <table:table-cell office:value-type="string" calcext:value-type="string">
            <text:p>LA16c-395F10.2</text:p>
          </table:table-cell>
          <table:table-cell office:value-type="float" office:value="0.0279479947991926" calcext:value-type="float">
            <text:p>0.027947994799193</text:p>
          </table:table-cell>
          <table:table-cell office:value-type="float" office:value="0.00565738359832312" calcext:value-type="float">
            <text:p>0.005657383598323</text:p>
          </table:table-cell>
        </table:table-row>
        <table:table-row table:style-name="ro1">
          <table:table-cell office:value-type="string" calcext:value-type="string">
            <text:p>ALDOA</text:p>
          </table:table-cell>
          <table:table-cell office:value-type="float" office:value="0.0279498852447471" calcext:value-type="float">
            <text:p>0.027949885244747</text:p>
          </table:table-cell>
          <table:table-cell office:value-type="float" office:value="-0.0107526816973443" calcext:value-type="float">
            <text:p>-0.010752681697344</text:p>
          </table:table-cell>
        </table:table-row>
        <table:table-row table:style-name="ro1">
          <table:table-cell office:value-type="string" calcext:value-type="string">
            <text:p>XXbac-B444P24.8</text:p>
          </table:table-cell>
          <table:table-cell office:value-type="float" office:value="0.0279656612159114" calcext:value-type="float">
            <text:p>0.027965661215912</text:p>
          </table:table-cell>
          <table:table-cell office:value-type="float" office:value="-0.0330101902271932" calcext:value-type="float">
            <text:p>-0.033010190227193</text:p>
          </table:table-cell>
        </table:table-row>
        <table:table-row table:style-name="ro1">
          <table:table-cell office:value-type="string" calcext:value-type="string">
            <text:p>YDJC</text:p>
          </table:table-cell>
          <table:table-cell office:value-type="float" office:value="0.0280446356786708" calcext:value-type="float">
            <text:p>0.028044635678671</text:p>
          </table:table-cell>
          <table:table-cell office:value-type="float" office:value="0.0502147140830548" calcext:value-type="float">
            <text:p>0.050214714083055</text:p>
          </table:table-cell>
        </table:table-row>
        <table:table-row table:style-name="ro1">
          <table:table-cell office:value-type="string" calcext:value-type="string">
            <text:p>SYT7</text:p>
          </table:table-cell>
          <table:table-cell office:value-type="float" office:value="0.0280483929928931" calcext:value-type="float">
            <text:p>0.028048392992893</text:p>
          </table:table-cell>
          <table:table-cell office:value-type="float" office:value="0.0456445449379119" calcext:value-type="float">
            <text:p>0.045644544937912</text:p>
          </table:table-cell>
        </table:table-row>
        <table:table-row table:style-name="ro1">
          <table:table-cell office:value-type="string" calcext:value-type="string">
            <text:p>SLFN11</text:p>
          </table:table-cell>
          <table:table-cell office:value-type="float" office:value="0.0280897523300584" calcext:value-type="float">
            <text:p>0.028089752330059</text:p>
          </table:table-cell>
          <table:table-cell office:value-type="float" office:value="0.0603095289682807" calcext:value-type="float">
            <text:p>0.060309528968281</text:p>
          </table:table-cell>
        </table:table-row>
        <table:table-row table:style-name="ro1">
          <table:table-cell office:value-type="string" calcext:value-type="string">
            <text:p>RP11-295K3.1</text:p>
          </table:table-cell>
          <table:table-cell office:value-type="float" office:value="0.0281046364818546" calcext:value-type="float">
            <text:p>0.028104636481855</text:p>
          </table:table-cell>
          <table:table-cell office:value-type="float" office:value="0.0270695839109314" calcext:value-type="float">
            <text:p>0.027069583910932</text:p>
          </table:table-cell>
        </table:table-row>
        <table:table-row table:style-name="ro1">
          <table:table-cell office:value-type="string" calcext:value-type="string">
            <text:p>MYPOP</text:p>
          </table:table-cell>
          <table:table-cell office:value-type="float" office:value="0.0281209692182706" calcext:value-type="float">
            <text:p>0.028120969218271</text:p>
          </table:table-cell>
          <table:table-cell office:value-type="float" office:value="0.0562596237209259" calcext:value-type="float">
            <text:p>0.056259623720926</text:p>
          </table:table-cell>
        </table:table-row>
        <table:table-row table:style-name="ro1">
          <table:table-cell office:value-type="string" calcext:value-type="string">
            <text:p>AC005779.2</text:p>
          </table:table-cell>
          <table:table-cell office:value-type="float" office:value="0.028125652573022" calcext:value-type="float">
            <text:p>0.028125652573022</text:p>
          </table:table-cell>
          <table:table-cell office:value-type="float" office:value="0.0540825823611618" calcext:value-type="float">
            <text:p>0.054082582361162</text:p>
          </table:table-cell>
        </table:table-row>
        <table:table-row table:style-name="ro1">
          <table:table-cell office:value-type="string" calcext:value-type="string">
            <text:p>CASC11</text:p>
          </table:table-cell>
          <table:table-cell office:value-type="float" office:value="0.028159490074968" calcext:value-type="float">
            <text:p>0.028159490074968</text:p>
          </table:table-cell>
          <table:table-cell office:value-type="float" office:value="-0.0143856322616591" calcext:value-type="float">
            <text:p>-0.014385632261659</text:p>
          </table:table-cell>
        </table:table-row>
        <table:table-row table:style-name="ro1">
          <table:table-cell office:value-type="string" calcext:value-type="string">
            <text:p>SLC25A18</text:p>
          </table:table-cell>
          <table:table-cell office:value-type="float" office:value="0.0283084706895414" calcext:value-type="float">
            <text:p>0.028308470689541</text:p>
          </table:table-cell>
          <table:table-cell office:value-type="float" office:value="-0.0211681510793098" calcext:value-type="float">
            <text:p>-0.02116815107931</text:p>
          </table:table-cell>
        </table:table-row>
        <table:table-row table:style-name="ro1">
          <table:table-cell office:value-type="string" calcext:value-type="string">
            <text:p>RP4-536B24.3</text:p>
          </table:table-cell>
          <table:table-cell office:value-type="float" office:value="0.0283090689293031" calcext:value-type="float">
            <text:p>0.028309068929303</text:p>
          </table:table-cell>
          <table:table-cell office:value-type="float" office:value="0.0599398096008005" calcext:value-type="float">
            <text:p>0.059939809600801</text:p>
          </table:table-cell>
        </table:table-row>
        <table:table-row table:style-name="ro1">
          <table:table-cell office:value-type="string" calcext:value-type="string">
            <text:p>NCS1</text:p>
          </table:table-cell>
          <table:table-cell office:value-type="float" office:value="0.0283321515367679" calcext:value-type="float">
            <text:p>0.028332151536768</text:p>
          </table:table-cell>
          <table:table-cell office:value-type="float" office:value="0.00937486009533332" calcext:value-type="float">
            <text:p>0.009374860095333</text:p>
          </table:table-cell>
        </table:table-row>
        <table:table-row table:style-name="ro1">
          <table:table-cell office:value-type="string" calcext:value-type="string">
            <text:p>NAT6</text:p>
          </table:table-cell>
          <table:table-cell office:value-type="float" office:value="0.0283595192020005" calcext:value-type="float">
            <text:p>0.028359519202001</text:p>
          </table:table-cell>
          <table:table-cell office:value-type="float" office:value="0.0228481823484905" calcext:value-type="float">
            <text:p>0.022848182348491</text:p>
          </table:table-cell>
        </table:table-row>
        <table:table-row table:style-name="ro1">
          <table:table-cell office:value-type="string" calcext:value-type="string">
            <text:p>KLHL41</text:p>
          </table:table-cell>
          <table:table-cell office:value-type="float" office:value="0.0284036474888346" calcext:value-type="float">
            <text:p>0.028403647488835</text:p>
          </table:table-cell>
          <table:table-cell office:value-type="float" office:value="0.0267671316718532" calcext:value-type="float">
            <text:p>0.026767131671853</text:p>
          </table:table-cell>
        </table:table-row>
        <table:table-row table:style-name="ro1">
          <table:table-cell office:value-type="string" calcext:value-type="string">
            <text:p>TWF2</text:p>
          </table:table-cell>
          <table:table-cell office:value-type="float" office:value="0.0285187764134082" calcext:value-type="float">
            <text:p>0.028518776413408</text:p>
          </table:table-cell>
          <table:table-cell office:value-type="float" office:value="-0.0353056660821555" calcext:value-type="float">
            <text:p>-0.035305666082156</text:p>
          </table:table-cell>
        </table:table-row>
        <table:table-row table:style-name="ro1">
          <table:table-cell office:value-type="string" calcext:value-type="string">
            <text:p>WDR18</text:p>
          </table:table-cell>
          <table:table-cell office:value-type="float" office:value="0.028625577581228" calcext:value-type="float">
            <text:p>0.028625577581228</text:p>
          </table:table-cell>
          <table:table-cell office:value-type="float" office:value="0.0507635081251135" calcext:value-type="float">
            <text:p>0.050763508125114</text:p>
          </table:table-cell>
        </table:table-row>
        <table:table-row table:style-name="ro1">
          <table:table-cell office:value-type="string" calcext:value-type="string">
            <text:p>C1QTNF9B</text:p>
          </table:table-cell>
          <table:table-cell office:value-type="float" office:value="0.0287503747572449" calcext:value-type="float">
            <text:p>0.028750374757245</text:p>
          </table:table-cell>
          <table:table-cell office:value-type="float" office:value="-0.0334646683490053" calcext:value-type="float">
            <text:p>-0.033464668349005</text:p>
          </table:table-cell>
        </table:table-row>
        <table:table-row table:style-name="ro1">
          <table:table-cell office:value-type="string" calcext:value-type="string">
            <text:p>STK25</text:p>
          </table:table-cell>
          <table:table-cell office:value-type="float" office:value="0.028870238604915" calcext:value-type="float">
            <text:p>0.028870238604915</text:p>
          </table:table-cell>
          <table:table-cell office:value-type="float" office:value="0.0633159856512179" calcext:value-type="float">
            <text:p>0.063315985651218</text:p>
          </table:table-cell>
        </table:table-row>
        <table:table-row table:style-name="ro1">
          <table:table-cell office:value-type="string" calcext:value-type="string">
            <text:p>PRKCH</text:p>
          </table:table-cell>
          <table:table-cell office:value-type="float" office:value="0.0288711560933835" calcext:value-type="float">
            <text:p>0.028871156093384</text:p>
          </table:table-cell>
          <table:table-cell office:value-type="float" office:value="0.0162516440773036" calcext:value-type="float">
            <text:p>0.016251644077304</text:p>
          </table:table-cell>
        </table:table-row>
        <table:table-row table:style-name="ro1">
          <table:table-cell office:value-type="string" calcext:value-type="string">
            <text:p>KLHL38</text:p>
          </table:table-cell>
          <table:table-cell office:value-type="float" office:value="0.0288949244173689" calcext:value-type="float">
            <text:p>0.028894924417369</text:p>
          </table:table-cell>
          <table:table-cell office:value-type="float" office:value="-0.0320483507750943" calcext:value-type="float">
            <text:p>-0.032048350775094</text:p>
          </table:table-cell>
        </table:table-row>
        <table:table-row table:style-name="ro1">
          <table:table-cell office:value-type="string" calcext:value-type="string">
            <text:p>OR4D12P</text:p>
          </table:table-cell>
          <table:table-cell office:value-type="float" office:value="0.0289471406274613" calcext:value-type="float">
            <text:p>0.028947140627461</text:p>
          </table:table-cell>
          <table:table-cell office:value-type="float" office:value="-0.0230829734823179" calcext:value-type="float">
            <text:p>-0.023082973482318</text:p>
          </table:table-cell>
        </table:table-row>
        <table:table-row table:style-name="ro1">
          <table:table-cell office:value-type="string" calcext:value-type="string">
            <text:p>HNRNPA1L2</text:p>
          </table:table-cell>
          <table:table-cell office:value-type="float" office:value="0.0289774706333187" calcext:value-type="float">
            <text:p>0.028977470633319</text:p>
          </table:table-cell>
          <table:table-cell office:value-type="float" office:value="0.0516251769408095" calcext:value-type="float">
            <text:p>0.05162517694081</text:p>
          </table:table-cell>
        </table:table-row>
        <table:table-row table:style-name="ro1">
          <table:table-cell office:value-type="string" calcext:value-type="string">
            <text:p>MDFI</text:p>
          </table:table-cell>
          <table:table-cell office:value-type="float" office:value="0.0290004265976504" calcext:value-type="float">
            <text:p>0.02900042659765</text:p>
          </table:table-cell>
          <table:table-cell office:value-type="float" office:value="-0.014075617408113" calcext:value-type="float">
            <text:p>-0.014075617408113</text:p>
          </table:table-cell>
        </table:table-row>
        <table:table-row table:style-name="ro1">
          <table:table-cell office:value-type="string" calcext:value-type="string">
            <text:p>GPM6B</text:p>
          </table:table-cell>
          <table:table-cell office:value-type="float" office:value="0.0290875374369909" calcext:value-type="float">
            <text:p>0.029087537436991</text:p>
          </table:table-cell>
          <table:table-cell office:value-type="float" office:value="-0.0127698878643211" calcext:value-type="float">
            <text:p>-0.012769887864321</text:p>
          </table:table-cell>
        </table:table-row>
        <table:table-row table:style-name="ro1">
          <table:table-cell office:value-type="string" calcext:value-type="string">
            <text:p>HIF1A-AS1</text:p>
          </table:table-cell>
          <table:table-cell office:value-type="float" office:value="0.0291133404288392" calcext:value-type="float">
            <text:p>0.029113340428839</text:p>
          </table:table-cell>
          <table:table-cell office:value-type="float" office:value="0.0257626790138592" calcext:value-type="float">
            <text:p>0.025762679013859</text:p>
          </table:table-cell>
        </table:table-row>
        <table:table-row table:style-name="ro1">
          <table:table-cell office:value-type="string" calcext:value-type="string">
            <text:p>BPI</text:p>
          </table:table-cell>
          <table:table-cell office:value-type="float" office:value="0.0291346650552006" calcext:value-type="float">
            <text:p>0.029134665055201</text:p>
          </table:table-cell>
          <table:table-cell office:value-type="float" office:value="-0.0290961301546626" calcext:value-type="float">
            <text:p>-0.029096130154663</text:p>
          </table:table-cell>
        </table:table-row>
        <table:table-row table:style-name="ro1">
          <table:table-cell office:value-type="string" calcext:value-type="string">
            <text:p>CTU1</text:p>
          </table:table-cell>
          <table:table-cell office:value-type="float" office:value="0.0293144463068374" calcext:value-type="float">
            <text:p>0.029314446306837</text:p>
          </table:table-cell>
          <table:table-cell office:value-type="float" office:value="0.0253503369241428" calcext:value-type="float">
            <text:p>0.025350336924143</text:p>
          </table:table-cell>
        </table:table-row>
        <table:table-row table:style-name="ro1">
          <table:table-cell office:value-type="string" calcext:value-type="string">
            <text:p>TULP2</text:p>
          </table:table-cell>
          <table:table-cell office:value-type="float" office:value="0.0295538662924471" calcext:value-type="float">
            <text:p>0.029553866292447</text:p>
          </table:table-cell>
          <table:table-cell office:value-type="float" office:value="-0.0217113832595702" calcext:value-type="float">
            <text:p>-0.02171138325957</text:p>
          </table:table-cell>
        </table:table-row>
        <table:table-row table:style-name="ro1">
          <table:table-cell office:value-type="string" calcext:value-type="string">
            <text:p>SCRN2</text:p>
          </table:table-cell>
          <table:table-cell office:value-type="float" office:value="0.0296145697795659" calcext:value-type="float">
            <text:p>0.029614569779566</text:p>
          </table:table-cell>
          <table:table-cell office:value-type="float" office:value="-0.0189083033429172" calcext:value-type="float">
            <text:p>-0.018908303342917</text:p>
          </table:table-cell>
        </table:table-row>
        <table:table-row table:style-name="ro1">
          <table:table-cell office:value-type="string" calcext:value-type="string">
            <text:p>PRSS29P</text:p>
          </table:table-cell>
          <table:table-cell office:value-type="float" office:value="0.029695142051177" calcext:value-type="float">
            <text:p>0.029695142051177</text:p>
          </table:table-cell>
          <table:table-cell office:value-type="float" office:value="-0.0259776564678766" calcext:value-type="float">
            <text:p>-0.025977656467877</text:p>
          </table:table-cell>
        </table:table-row>
        <table:table-row table:style-name="ro1">
          <table:table-cell office:value-type="string" calcext:value-type="string">
            <text:p>ASB14</text:p>
          </table:table-cell>
          <table:table-cell office:value-type="float" office:value="0.02972687122943" calcext:value-type="float">
            <text:p>0.02972687122943</text:p>
          </table:table-cell>
          <table:table-cell office:value-type="float" office:value="0.0411792379082798" calcext:value-type="float">
            <text:p>0.04117923790828</text:p>
          </table:table-cell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0.0297660766373987" calcext:value-type="float">
            <text:p>0.029766076637399</text:p>
          </table:table-cell>
          <table:table-cell office:value-type="float" office:value="0.0589334819161377" calcext:value-type="float">
            <text:p>0.058933481916138</text:p>
          </table:table-cell>
        </table:table-row>
        <table:table-row table:style-name="ro1">
          <table:table-cell office:value-type="string" calcext:value-type="string">
            <text:p>UBTD1</text:p>
          </table:table-cell>
          <table:table-cell office:value-type="float" office:value="0.029801993933378" calcext:value-type="float">
            <text:p>0.029801993933378</text:p>
          </table:table-cell>
          <table:table-cell office:value-type="float" office:value="0.0293778982003606" calcext:value-type="float">
            <text:p>0.029377898200361</text:p>
          </table:table-cell>
        </table:table-row>
        <table:table-row table:style-name="ro1">
          <table:table-cell office:value-type="string" calcext:value-type="string">
            <text:p>PLCD3</text:p>
          </table:table-cell>
          <table:table-cell office:value-type="float" office:value="0.0298298367430734" calcext:value-type="float">
            <text:p>0.029829836743073</text:p>
          </table:table-cell>
          <table:table-cell office:value-type="float" office:value="-0.00719547964090433" calcext:value-type="float">
            <text:p>-0.007195479640904</text:p>
          </table:table-cell>
        </table:table-row>
        <table:table-row table:style-name="ro1">
          <table:table-cell office:value-type="string" calcext:value-type="string">
            <text:p>RGS11</text:p>
          </table:table-cell>
          <table:table-cell office:value-type="float" office:value="0.0298460214185407" calcext:value-type="float">
            <text:p>0.029846021418541</text:p>
          </table:table-cell>
          <table:table-cell office:value-type="float" office:value="-0.0273176613801911" calcext:value-type="float">
            <text:p>-0.027317661380191</text:p>
          </table:table-cell>
        </table:table-row>
        <table:table-row table:style-name="ro1">
          <table:table-cell office:value-type="string" calcext:value-type="string">
            <text:p>RP11-1C1.4</text:p>
          </table:table-cell>
          <table:table-cell office:value-type="float" office:value="0.0299231390423169" calcext:value-type="float">
            <text:p>0.029923139042317</text:p>
          </table:table-cell>
          <table:table-cell office:value-type="float" office:value="0.0185583978861542" calcext:value-type="float">
            <text:p>0.018558397886154</text:p>
          </table:table-cell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0.0299629462040269" calcext:value-type="float">
            <text:p>0.029962946204027</text:p>
          </table:table-cell>
          <table:table-cell office:value-type="float" office:value="0.0500649315059959" calcext:value-type="float">
            <text:p>0.050064931505996</text:p>
          </table:table-cell>
        </table:table-row>
        <table:table-row table:style-name="ro1">
          <table:table-cell office:value-type="string" calcext:value-type="string">
            <text:p>PSG8</text:p>
          </table:table-cell>
          <table:table-cell office:value-type="float" office:value="0.0299668459845376" calcext:value-type="float">
            <text:p>0.029966845984538</text:p>
          </table:table-cell>
          <table:table-cell office:value-type="float" office:value="-0.0360843219942134" calcext:value-type="float">
            <text:p>-0.036084321994213</text:p>
          </table:table-cell>
        </table:table-row>
        <table:table-row table:style-name="ro1">
          <table:table-cell office:value-type="string" calcext:value-type="string">
            <text:p>ZNF425</text:p>
          </table:table-cell>
          <table:table-cell office:value-type="float" office:value="0.0299754789371343" calcext:value-type="float">
            <text:p>0.029975478937134</text:p>
          </table:table-cell>
          <table:table-cell office:value-type="float" office:value="-0.0164276641596984" calcext:value-type="float">
            <text:p>-0.016427664159699</text:p>
          </table:table-cell>
        </table:table-row>
        <table:table-row table:style-name="ro1">
          <table:table-cell office:value-type="string" calcext:value-type="string">
            <text:p>CTSD</text:p>
          </table:table-cell>
          <table:table-cell office:value-type="float" office:value="0.0300117511076967" calcext:value-type="float">
            <text:p>0.030011751107697</text:p>
          </table:table-cell>
          <table:table-cell office:value-type="float" office:value="0.0264793215600544" calcext:value-type="float">
            <text:p>0.026479321560054</text:p>
          </table:table-cell>
        </table:table-row>
        <table:table-row table:style-name="ro1">
          <table:table-cell office:value-type="string" calcext:value-type="string">
            <text:p>RP4-676L2.1</text:p>
          </table:table-cell>
          <table:table-cell office:value-type="float" office:value="0.0300578058330323" calcext:value-type="float">
            <text:p>0.030057805833032</text:p>
          </table:table-cell>
          <table:table-cell office:value-type="float" office:value="-0.0427669769481761" calcext:value-type="float">
            <text:p>-0.042766976948176</text:p>
          </table:table-cell>
        </table:table-row>
        <table:table-row table:style-name="ro1">
          <table:table-cell office:value-type="string" calcext:value-type="string">
            <text:p>PLEKHO2</text:p>
          </table:table-cell>
          <table:table-cell office:value-type="float" office:value="0.0300989234164506" calcext:value-type="float">
            <text:p>0.030098923416451</text:p>
          </table:table-cell>
          <table:table-cell office:value-type="float" office:value="0.0457020744738115" calcext:value-type="float">
            <text:p>0.045702074473812</text:p>
          </table:table-cell>
        </table:table-row>
        <table:table-row table:style-name="ro1">
          <table:table-cell office:value-type="string" calcext:value-type="string">
            <text:p>NNAT</text:p>
          </table:table-cell>
          <table:table-cell office:value-type="float" office:value="0.0302970508085711" calcext:value-type="float">
            <text:p>0.030297050808571</text:p>
          </table:table-cell>
          <table:table-cell office:value-type="float" office:value="-0.017743556172694" calcext:value-type="float">
            <text:p>-0.017743556172694</text:p>
          </table:table-cell>
        </table:table-row>
        <table:table-row table:style-name="ro1">
          <table:table-cell office:value-type="string" calcext:value-type="string">
            <text:p>RP11-567N4.3</text:p>
          </table:table-cell>
          <table:table-cell office:value-type="float" office:value="0.030336204526329" calcext:value-type="float">
            <text:p>0.030336204526329</text:p>
          </table:table-cell>
          <table:table-cell office:value-type="float" office:value="-0.00732095125254958" calcext:value-type="float">
            <text:p>-0.00732095125255</text:p>
          </table:table-cell>
        </table:table-row>
        <table:table-row table:style-name="ro1">
          <table:table-cell office:value-type="string" calcext:value-type="string">
            <text:p>RP4-539M6.20</text:p>
          </table:table-cell>
          <table:table-cell office:value-type="float" office:value="0.0304075144577049" calcext:value-type="float">
            <text:p>0.030407514457705</text:p>
          </table:table-cell>
          <table:table-cell office:value-type="float" office:value="-0.00427526794342747" calcext:value-type="float">
            <text:p>-0.004275267943427</text:p>
          </table:table-cell>
        </table:table-row>
        <table:table-row table:style-name="ro1">
          <table:table-cell office:value-type="string" calcext:value-type="string">
            <text:p>ALG1L12P</text:p>
          </table:table-cell>
          <table:table-cell office:value-type="float" office:value="0.0304579295234146" calcext:value-type="float">
            <text:p>0.030457929523415</text:p>
          </table:table-cell>
          <table:table-cell office:value-type="float" office:value="-0.0225122333050131" calcext:value-type="float">
            <text:p>-0.022512233305013</text:p>
          </table:table-cell>
        </table:table-row>
        <table:table-row table:style-name="ro1">
          <table:table-cell office:value-type="string" calcext:value-type="string">
            <text:p>HOXB6</text:p>
          </table:table-cell>
          <table:table-cell office:value-type="float" office:value="0.0305325597730179" calcext:value-type="float">
            <text:p>0.030532559773018</text:p>
          </table:table-cell>
          <table:table-cell office:value-type="float" office:value="-0.0411303642696585" calcext:value-type="float">
            <text:p>-0.041130364269659</text:p>
          </table:table-cell>
        </table:table-row>
        <table:table-row table:style-name="ro1">
          <table:table-cell office:value-type="string" calcext:value-type="string">
            <text:p>RP11-1079K10.2</text:p>
          </table:table-cell>
          <table:table-cell office:value-type="float" office:value="0.0306471060926095" calcext:value-type="float">
            <text:p>0.03064710609261</text:p>
          </table:table-cell>
          <table:table-cell office:value-type="float" office:value="0.037148429040952" calcext:value-type="float">
            <text:p>0.037148429040952</text:p>
          </table:table-cell>
        </table:table-row>
        <table:table-row table:style-name="ro1">
          <table:table-cell office:value-type="string" calcext:value-type="string">
            <text:p>DUSP15</text:p>
          </table:table-cell>
          <table:table-cell office:value-type="float" office:value="0.0307166345843012" calcext:value-type="float">
            <text:p>0.030716634584301</text:p>
          </table:table-cell>
          <table:table-cell office:value-type="float" office:value="0.0590286317910851" calcext:value-type="float">
            <text:p>0.059028631791085</text:p>
          </table:table-cell>
        </table:table-row>
        <table:table-row table:style-name="ro1">
          <table:table-cell office:value-type="string" calcext:value-type="string">
            <text:p>MMP25</text:p>
          </table:table-cell>
          <table:table-cell office:value-type="float" office:value="0.0307342023540109" calcext:value-type="float">
            <text:p>0.030734202354011</text:p>
          </table:table-cell>
          <table:table-cell office:value-type="float" office:value="0.0156395446196199" calcext:value-type="float">
            <text:p>0.01563954461962</text:p>
          </table:table-cell>
        </table:table-row>
        <table:table-row table:style-name="ro1">
          <table:table-cell office:value-type="string" calcext:value-type="string">
            <text:p>RP11-286E11.1</text:p>
          </table:table-cell>
          <table:table-cell office:value-type="float" office:value="0.030747227940407" calcext:value-type="float">
            <text:p>0.030747227940407</text:p>
          </table:table-cell>
          <table:table-cell office:value-type="float" office:value="-0.0188526463935747" calcext:value-type="float">
            <text:p>-0.018852646393575</text:p>
          </table:table-cell>
        </table:table-row>
        <table:table-row table:style-name="ro1">
          <table:table-cell office:value-type="string" calcext:value-type="string">
            <text:p>VIPR2</text:p>
          </table:table-cell>
          <table:table-cell office:value-type="float" office:value="0.0307845969429481" calcext:value-type="float">
            <text:p>0.030784596942948</text:p>
          </table:table-cell>
          <table:table-cell office:value-type="float" office:value="-0.0197409149054029" calcext:value-type="float">
            <text:p>-0.019740914905403</text:p>
          </table:table-cell>
        </table:table-row>
        <table:table-row table:style-name="ro1">
          <table:table-cell office:value-type="string" calcext:value-type="string">
            <text:p>PIFO</text:p>
          </table:table-cell>
          <table:table-cell office:value-type="float" office:value="0.0307957032871576" calcext:value-type="float">
            <text:p>0.030795703287158</text:p>
          </table:table-cell>
          <table:table-cell office:value-type="float" office:value="-0.0131685901993022" calcext:value-type="float">
            <text:p>-0.013168590199302</text:p>
          </table:table-cell>
        </table:table-row>
        <table:table-row table:style-name="ro1">
          <table:table-cell office:value-type="string" calcext:value-type="string">
            <text:p>RP11-23J9.6</text:p>
          </table:table-cell>
          <table:table-cell office:value-type="float" office:value="0.0308748071135585" calcext:value-type="float">
            <text:p>0.030874807113559</text:p>
          </table:table-cell>
          <table:table-cell office:value-type="float" office:value="-0.0068806469181178" calcext:value-type="float">
            <text:p>-0.006880646918118</text:p>
          </table:table-cell>
        </table:table-row>
        <table:table-row table:style-name="ro1">
          <table:table-cell office:value-type="string" calcext:value-type="string">
            <text:p>ASB16</text:p>
          </table:table-cell>
          <table:table-cell office:value-type="float" office:value="0.0309073293962344" calcext:value-type="float">
            <text:p>0.030907329396234</text:p>
          </table:table-cell>
          <table:table-cell office:value-type="float" office:value="0.00506944275027186" calcext:value-type="float">
            <text:p>0.005069442750272</text:p>
          </table:table-cell>
        </table:table-row>
        <table:table-row table:style-name="ro1">
          <table:table-cell office:value-type="string" calcext:value-type="string">
            <text:p>FCER1G</text:p>
          </table:table-cell>
          <table:table-cell office:value-type="float" office:value="0.030917663967886" calcext:value-type="float">
            <text:p>0.030917663967886</text:p>
          </table:table-cell>
          <table:table-cell office:value-type="float" office:value="-0.00393527691148048" calcext:value-type="float">
            <text:p>-0.00393527691148</text:p>
          </table:table-cell>
        </table:table-row>
        <table:table-row table:style-name="ro1">
          <table:table-cell office:value-type="string" calcext:value-type="string">
            <text:p>ASIP</text:p>
          </table:table-cell>
          <table:table-cell office:value-type="float" office:value="0.0309933106039927" calcext:value-type="float">
            <text:p>0.030993310603993</text:p>
          </table:table-cell>
          <table:table-cell office:value-type="float" office:value="-0.0355929777931096" calcext:value-type="float">
            <text:p>-0.03559297779311</text:p>
          </table:table-cell>
        </table:table-row>
        <table:table-row table:style-name="ro1">
          <table:table-cell office:value-type="string" calcext:value-type="string">
            <text:p>HIC2</text:p>
          </table:table-cell>
          <table:table-cell office:value-type="float" office:value="0.0310792784140877" calcext:value-type="float">
            <text:p>0.031079278414088</text:p>
          </table:table-cell>
          <table:table-cell office:value-type="float" office:value="0.0560448473753265" calcext:value-type="float">
            <text:p>0.056044847375327</text:p>
          </table:table-cell>
        </table:table-row>
        <table:table-row table:style-name="ro1">
          <table:table-cell office:value-type="string" calcext:value-type="string">
            <text:p>VMAC</text:p>
          </table:table-cell>
          <table:table-cell office:value-type="float" office:value="0.0311045287231232" calcext:value-type="float">
            <text:p>0.031104528723123</text:p>
          </table:table-cell>
          <table:table-cell office:value-type="float" office:value="0.057706706695833" calcext:value-type="float">
            <text:p>0.057706706695833</text:p>
          </table:table-cell>
        </table:table-row>
        <table:table-row table:style-name="ro1">
          <table:table-cell office:value-type="string" calcext:value-type="string">
            <text:p>CTD-2228K2.5</text:p>
          </table:table-cell>
          <table:table-cell office:value-type="float" office:value="0.0311413064147592" calcext:value-type="float">
            <text:p>0.031141306414759</text:p>
          </table:table-cell>
          <table:table-cell office:value-type="float" office:value="-0.0037633855764329" calcext:value-type="float">
            <text:p>-0.003763385576433</text:p>
          </table:table-cell>
        </table:table-row>
        <table:table-row table:style-name="ro1">
          <table:table-cell office:value-type="string" calcext:value-type="string">
            <text:p>RP11-96C23.14</text:p>
          </table:table-cell>
          <table:table-cell office:value-type="float" office:value="0.0312407537257417" calcext:value-type="float">
            <text:p>0.031240753725742</text:p>
          </table:table-cell>
          <table:table-cell office:value-type="float" office:value="-0.0244424948088359" calcext:value-type="float">
            <text:p>-0.024442494808836</text:p>
          </table:table-cell>
        </table:table-row>
        <table:table-row table:style-name="ro1">
          <table:table-cell office:value-type="string" calcext:value-type="string">
            <text:p>TSSC4</text:p>
          </table:table-cell>
          <table:table-cell office:value-type="float" office:value="0.0312464610749243" calcext:value-type="float">
            <text:p>0.031246461074924</text:p>
          </table:table-cell>
          <table:table-cell office:value-type="float" office:value="0.0554289840416305" calcext:value-type="float">
            <text:p>0.055428984041631</text:p>
          </table:table-cell>
        </table:table-row>
        <table:table-row table:style-name="ro1">
          <table:table-cell office:value-type="string" calcext:value-type="string">
            <text:p>TEAD3</text:p>
          </table:table-cell>
          <table:table-cell office:value-type="float" office:value="0.0312832959421862" calcext:value-type="float">
            <text:p>0.031283295942186</text:p>
          </table:table-cell>
          <table:table-cell office:value-type="float" office:value="-0.0000628211674308457" calcext:value-type="float">
            <text:p>-6.28211674308457E-05</text:p>
          </table:table-cell>
        </table:table-row>
        <table:table-row table:style-name="ro1">
          <table:table-cell office:value-type="string" calcext:value-type="string">
            <text:p>ZP3</text:p>
          </table:table-cell>
          <table:table-cell office:value-type="float" office:value="0.0312919601329656" calcext:value-type="float">
            <text:p>0.031291960132966</text:p>
          </table:table-cell>
          <table:table-cell office:value-type="float" office:value="-0.0209294659138179" calcext:value-type="float">
            <text:p>-0.020929465913818</text:p>
          </table:table-cell>
        </table:table-row>
        <table:table-row table:style-name="ro1">
          <table:table-cell office:value-type="string" calcext:value-type="string">
            <text:p>RAMP2-AS1</text:p>
          </table:table-cell>
          <table:table-cell office:value-type="float" office:value="0.0313068664381895" calcext:value-type="float">
            <text:p>0.03130686643819</text:p>
          </table:table-cell>
          <table:table-cell office:value-type="float" office:value="0.0597475822461616" calcext:value-type="float">
            <text:p>0.059747582246162</text:p>
          </table:table-cell>
        </table:table-row>
        <table:table-row table:style-name="ro1">
          <table:table-cell office:value-type="string" calcext:value-type="string">
            <text:p>SUFU</text:p>
          </table:table-cell>
          <table:table-cell office:value-type="float" office:value="0.0313092736973138" calcext:value-type="float">
            <text:p>0.031309273697314</text:p>
          </table:table-cell>
          <table:table-cell office:value-type="float" office:value="-0.00938979880003797" calcext:value-type="float">
            <text:p>-0.009389798800038</text:p>
          </table:table-cell>
        </table:table-row>
        <table:table-row table:style-name="ro1">
          <table:table-cell office:value-type="string" calcext:value-type="string">
            <text:p>TNRC18P3</text:p>
          </table:table-cell>
          <table:table-cell office:value-type="float" office:value="0.0313153843387007" calcext:value-type="float">
            <text:p>0.031315384338701</text:p>
          </table:table-cell>
          <table:table-cell office:value-type="float" office:value="0.0323994150434102" calcext:value-type="float">
            <text:p>0.03239941504341</text:p>
          </table:table-cell>
        </table:table-row>
        <table:table-row table:style-name="ro1">
          <table:table-cell office:value-type="string" calcext:value-type="string">
            <text:p>TEX21P</text:p>
          </table:table-cell>
          <table:table-cell office:value-type="float" office:value="0.0313294927484695" calcext:value-type="float">
            <text:p>0.03132949274847</text:p>
          </table:table-cell>
          <table:table-cell office:value-type="float" office:value="-0.00178688933582275" calcext:value-type="float">
            <text:p>-0.001786889335823</text:p>
          </table:table-cell>
        </table:table-row>
        <table:table-row table:style-name="ro1">
          <table:table-cell office:value-type="string" calcext:value-type="string">
            <text:p>CD160</text:p>
          </table:table-cell>
          <table:table-cell office:value-type="float" office:value="0.031493446660535" calcext:value-type="float">
            <text:p>0.031493446660535</text:p>
          </table:table-cell>
          <table:table-cell office:value-type="float" office:value="-0.0176188602731043" calcext:value-type="float">
            <text:p>-0.017618860273104</text:p>
          </table:table-cell>
        </table:table-row>
        <table:table-row table:style-name="ro1">
          <table:table-cell office:value-type="string" calcext:value-type="string">
            <text:p>SGTA</text:p>
          </table:table-cell>
          <table:table-cell office:value-type="float" office:value="0.0315323131106688" calcext:value-type="float">
            <text:p>0.031532313110669</text:p>
          </table:table-cell>
          <table:table-cell office:value-type="float" office:value="0.0431494510725463" calcext:value-type="float">
            <text:p>0.043149451072546</text:p>
          </table:table-cell>
        </table:table-row>
        <table:table-row table:style-name="ro1">
          <table:table-cell office:value-type="string" calcext:value-type="string">
            <text:p>RP11-435O5.6</text:p>
          </table:table-cell>
          <table:table-cell office:value-type="float" office:value="0.0315383462368247" calcext:value-type="float">
            <text:p>0.031538346236825</text:p>
          </table:table-cell>
          <table:table-cell office:value-type="float" office:value="-0.0147430196995419" calcext:value-type="float">
            <text:p>-0.014743019699542</text:p>
          </table:table-cell>
        </table:table-row>
        <table:table-row table:style-name="ro1">
          <table:table-cell office:value-type="string" calcext:value-type="string">
            <text:p>MYO1H</text:p>
          </table:table-cell>
          <table:table-cell office:value-type="float" office:value="0.0315956474184474" calcext:value-type="float">
            <text:p>0.031595647418448</text:p>
          </table:table-cell>
          <table:table-cell office:value-type="float" office:value="-0.0353680473393876" calcext:value-type="float">
            <text:p>-0.035368047339388</text:p>
          </table:table-cell>
        </table:table-row>
        <table:table-row table:style-name="ro1">
          <table:table-cell office:value-type="string" calcext:value-type="string">
            <text:p>FAM187A</text:p>
          </table:table-cell>
          <table:table-cell office:value-type="float" office:value="0.0316049274933377" calcext:value-type="float">
            <text:p>0.031604927493338</text:p>
          </table:table-cell>
          <table:table-cell office:value-type="float" office:value="0.00419788244347884" calcext:value-type="float">
            <text:p>0.004197882443479</text:p>
          </table:table-cell>
        </table:table-row>
        <table:table-row table:style-name="ro1">
          <table:table-cell office:value-type="string" calcext:value-type="string">
            <text:p>BBS1</text:p>
          </table:table-cell>
          <table:table-cell office:value-type="float" office:value="0.0316202053584859" calcext:value-type="float">
            <text:p>0.031620205358486</text:p>
          </table:table-cell>
          <table:table-cell office:value-type="float" office:value="0.0493808272646058" calcext:value-type="float">
            <text:p>0.049380827264606</text:p>
          </table:table-cell>
        </table:table-row>
        <table:table-row table:style-name="ro1">
          <table:table-cell office:value-type="string" calcext:value-type="string">
            <text:p>CCDC103</text:p>
          </table:table-cell>
          <table:table-cell office:value-type="float" office:value="0.0316298476461265" calcext:value-type="float">
            <text:p>0.031629847646127</text:p>
          </table:table-cell>
          <table:table-cell office:value-type="float" office:value="0.00452743803046765" calcext:value-type="float">
            <text:p>0.004527438030468</text:p>
          </table:table-cell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0.0316753516988452" calcext:value-type="float">
            <text:p>0.031675351698845</text:p>
          </table:table-cell>
          <table:table-cell office:value-type="float" office:value="0.0518563596969104" calcext:value-type="float">
            <text:p>0.05185635969691</text:p>
          </table:table-cell>
        </table:table-row>
        <table:table-row table:style-name="ro1">
          <table:table-cell office:value-type="string" calcext:value-type="string">
            <text:p>FAM216A</text:p>
          </table:table-cell>
          <table:table-cell office:value-type="float" office:value="0.03168521203191" calcext:value-type="float">
            <text:p>0.03168521203191</text:p>
          </table:table-cell>
          <table:table-cell office:value-type="float" office:value="0.0371353494981177" calcext:value-type="float">
            <text:p>0.037135349498118</text:p>
          </table:table-cell>
        </table:table-row>
        <table:table-row table:style-name="ro1">
          <table:table-cell office:value-type="string" calcext:value-type="string">
            <text:p>FAM117A</text:p>
          </table:table-cell>
          <table:table-cell office:value-type="float" office:value="0.0317099340645044" calcext:value-type="float">
            <text:p>0.031709934064504</text:p>
          </table:table-cell>
          <table:table-cell office:value-type="float" office:value="-0.0114423985648899" calcext:value-type="float">
            <text:p>-0.01144239856489</text:p>
          </table:table-cell>
        </table:table-row>
        <table:table-row table:style-name="ro1">
          <table:table-cell office:value-type="string" calcext:value-type="string">
            <text:p>AC005523.3</text:p>
          </table:table-cell>
          <table:table-cell office:value-type="float" office:value="0.0317101279270858" calcext:value-type="float">
            <text:p>0.031710127927086</text:p>
          </table:table-cell>
          <table:table-cell office:value-type="float" office:value="-0.0235512146455443" calcext:value-type="float">
            <text:p>-0.023551214645544</text:p>
          </table:table-cell>
        </table:table-row>
        <table:table-row table:style-name="ro1">
          <table:table-cell office:value-type="string" calcext:value-type="string">
            <text:p>FZD2</text:p>
          </table:table-cell>
          <table:table-cell office:value-type="float" office:value="0.0317994763733362" calcext:value-type="float">
            <text:p>0.031799476373336</text:p>
          </table:table-cell>
          <table:table-cell office:value-type="float" office:value="-0.00136859945669914" calcext:value-type="float">
            <text:p>-0.001368599456699</text:p>
          </table:table-cell>
        </table:table-row>
        <table:table-row table:style-name="ro1">
          <table:table-cell office:value-type="string" calcext:value-type="string">
            <text:p>RPL13AP3</text:p>
          </table:table-cell>
          <table:table-cell office:value-type="float" office:value="0.0318797159249463" calcext:value-type="float">
            <text:p>0.031879715924946</text:p>
          </table:table-cell>
          <table:table-cell office:value-type="float" office:value="0.0275702485466286" calcext:value-type="float">
            <text:p>0.027570248546629</text:p>
          </table:table-cell>
        </table:table-row>
        <table:table-row table:style-name="ro1">
          <table:table-cell office:value-type="string" calcext:value-type="string">
            <text:p>CTB-113P19.4</text:p>
          </table:table-cell>
          <table:table-cell office:value-type="float" office:value="0.0318959991005078" calcext:value-type="float">
            <text:p>0.031895999100508</text:p>
          </table:table-cell>
          <table:table-cell office:value-type="float" office:value="0.00625619278265035" calcext:value-type="float">
            <text:p>0.00625619278265</text:p>
          </table:table-cell>
        </table:table-row>
        <table:table-row table:style-name="ro1">
          <table:table-cell office:value-type="string" calcext:value-type="string">
            <text:p>PAMR1</text:p>
          </table:table-cell>
          <table:table-cell office:value-type="float" office:value="0.031983133844427" calcext:value-type="float">
            <text:p>0.031983133844427</text:p>
          </table:table-cell>
          <table:table-cell office:value-type="float" office:value="-0.0236046044855752" calcext:value-type="float">
            <text:p>-0.023604604485575</text:p>
          </table:table-cell>
        </table:table-row>
        <table:table-row table:style-name="ro1">
          <table:table-cell office:value-type="string" calcext:value-type="string">
            <text:p>RP5-1066H13.4</text:p>
          </table:table-cell>
          <table:table-cell office:value-type="float" office:value="0.03201463956802" calcext:value-type="float">
            <text:p>0.03201463956802</text:p>
          </table:table-cell>
          <table:table-cell office:value-type="float" office:value="-0.0249380791941625" calcext:value-type="float">
            <text:p>-0.024938079194163</text:p>
          </table:table-cell>
        </table:table-row>
        <table:table-row table:style-name="ro1">
          <table:table-cell office:value-type="string" calcext:value-type="string">
            <text:p>NUTM2D</text:p>
          </table:table-cell>
          <table:table-cell office:value-type="float" office:value="0.0320218249687205" calcext:value-type="float">
            <text:p>0.032021824968721</text:p>
          </table:table-cell>
          <table:table-cell office:value-type="float" office:value="0.00488290410124841" calcext:value-type="float">
            <text:p>0.004882904101248</text:p>
          </table:table-cell>
        </table:table-row>
        <table:table-row table:style-name="ro1">
          <table:table-cell office:value-type="string" calcext:value-type="string">
            <text:p>SIX1</text:p>
          </table:table-cell>
          <table:table-cell office:value-type="float" office:value="0.0320268161783316" calcext:value-type="float">
            <text:p>0.032026816178332</text:p>
          </table:table-cell>
          <table:table-cell office:value-type="float" office:value="-0.0279740466191581" calcext:value-type="float">
            <text:p>-0.027974046619158</text:p>
          </table:table-cell>
        </table:table-row>
        <table:table-row table:style-name="ro1">
          <table:table-cell office:value-type="string" calcext:value-type="string">
            <text:p>HMG20B</text:p>
          </table:table-cell>
          <table:table-cell office:value-type="float" office:value="0.032037766381113" calcext:value-type="float">
            <text:p>0.032037766381113</text:p>
          </table:table-cell>
          <table:table-cell office:value-type="float" office:value="0.0185625504288971" calcext:value-type="float">
            <text:p>0.018562550428897</text:p>
          </table:table-cell>
        </table:table-row>
        <table:table-row table:style-name="ro1">
          <table:table-cell office:value-type="string" calcext:value-type="string">
            <text:p>AQP8</text:p>
          </table:table-cell>
          <table:table-cell office:value-type="float" office:value="0.032120322616424" calcext:value-type="float">
            <text:p>0.032120322616424</text:p>
          </table:table-cell>
          <table:table-cell office:value-type="float" office:value="-0.037204317256206" calcext:value-type="float">
            <text:p>-0.037204317256206</text:p>
          </table:table-cell>
        </table:table-row>
        <table:table-row table:style-name="ro1">
          <table:table-cell office:value-type="string" calcext:value-type="string">
            <text:p>APOBEC3F</text:p>
          </table:table-cell>
          <table:table-cell office:value-type="float" office:value="0.0321510914858963" calcext:value-type="float">
            <text:p>0.032151091485896</text:p>
          </table:table-cell>
          <table:table-cell office:value-type="float" office:value="0.0341601518003476" calcext:value-type="float">
            <text:p>0.034160151800348</text:p>
          </table:table-cell>
        </table:table-row>
        <table:table-row table:style-name="ro1">
          <table:table-cell office:value-type="string" calcext:value-type="string">
            <text:p>RP11-696N14.1</text:p>
          </table:table-cell>
          <table:table-cell office:value-type="float" office:value="0.0321646751205647" calcext:value-type="float">
            <text:p>0.032164675120565</text:p>
          </table:table-cell>
          <table:table-cell office:value-type="float" office:value="-0.00557788693855564" calcext:value-type="float">
            <text:p>-0.005577886938556</text:p>
          </table:table-cell>
        </table:table-row>
        <table:table-row table:style-name="ro1">
          <table:table-cell office:value-type="string" calcext:value-type="string">
            <text:p>EPS8L2</text:p>
          </table:table-cell>
          <table:table-cell office:value-type="float" office:value="0.0322348521284867" calcext:value-type="float">
            <text:p>0.032234852128487</text:p>
          </table:table-cell>
          <table:table-cell office:value-type="float" office:value="0.0561997467404989" calcext:value-type="float">
            <text:p>0.056199746740499</text:p>
          </table:table-cell>
        </table:table-row>
        <table:table-row table:style-name="ro1">
          <table:table-cell office:value-type="string" calcext:value-type="string">
            <text:p>RP11-893F2.14</text:p>
          </table:table-cell>
          <table:table-cell office:value-type="float" office:value="0.0322377049306513" calcext:value-type="float">
            <text:p>0.032237704930651</text:p>
          </table:table-cell>
          <table:table-cell office:value-type="float" office:value="-0.0195159860893283" calcext:value-type="float">
            <text:p>-0.019515986089328</text:p>
          </table:table-cell>
        </table:table-row>
        <table:table-row table:style-name="ro1">
          <table:table-cell office:value-type="string" calcext:value-type="string">
            <text:p>RP11-359B12.2</text:p>
          </table:table-cell>
          <table:table-cell office:value-type="float" office:value="0.032271260433987" calcext:value-type="float">
            <text:p>0.032271260433987</text:p>
          </table:table-cell>
          <table:table-cell office:value-type="float" office:value="0.00208455133202587" calcext:value-type="float">
            <text:p>0.002084551332026</text:p>
          </table:table-cell>
        </table:table-row>
        <table:table-row table:style-name="ro1">
          <table:table-cell office:value-type="string" calcext:value-type="string">
            <text:p>EPPIN-WFDC6</text:p>
          </table:table-cell>
          <table:table-cell office:value-type="float" office:value="0.0323641626145442" calcext:value-type="float">
            <text:p>0.032364162614544</text:p>
          </table:table-cell>
          <table:table-cell office:value-type="float" office:value="-0.039898634415478" calcext:value-type="float">
            <text:p>-0.039898634415478</text:p>
          </table:table-cell>
        </table:table-row>
        <table:table-row table:style-name="ro1">
          <table:table-cell office:value-type="string" calcext:value-type="string">
            <text:p>CDNF</text:p>
          </table:table-cell>
          <table:table-cell office:value-type="float" office:value="0.0323804799573238" calcext:value-type="float">
            <text:p>0.032380479957324</text:p>
          </table:table-cell>
          <table:table-cell office:value-type="float" office:value="0.0356787878756769" calcext:value-type="float">
            <text:p>0.035678787875677</text:p>
          </table:table-cell>
        </table:table-row>
        <table:table-row table:style-name="ro1">
          <table:table-cell office:value-type="string" calcext:value-type="string">
            <text:p>AC098831.4</text:p>
          </table:table-cell>
          <table:table-cell office:value-type="float" office:value="0.0324188705499038" calcext:value-type="float">
            <text:p>0.032418870549904</text:p>
          </table:table-cell>
          <table:table-cell office:value-type="float" office:value="0.0371647562177156" calcext:value-type="float">
            <text:p>0.037164756217716</text:p>
          </table:table-cell>
        </table:table-row>
        <table:table-row table:style-name="ro1">
          <table:table-cell office:value-type="string" calcext:value-type="string">
            <text:p>FBXL15</text:p>
          </table:table-cell>
          <table:table-cell office:value-type="float" office:value="0.0324215631609768" calcext:value-type="float">
            <text:p>0.032421563160977</text:p>
          </table:table-cell>
          <table:table-cell office:value-type="float" office:value="0.0191508682082924" calcext:value-type="float">
            <text:p>0.019150868208293</text:p>
          </table:table-cell>
        </table:table-row>
        <table:table-row table:style-name="ro1">
          <table:table-cell office:value-type="string" calcext:value-type="string">
            <text:p>MOB3A</text:p>
          </table:table-cell>
          <table:table-cell office:value-type="float" office:value="0.032458180042144" calcext:value-type="float">
            <text:p>0.032458180042144</text:p>
          </table:table-cell>
          <table:table-cell office:value-type="float" office:value="0.0485825825087315" calcext:value-type="float">
            <text:p>0.048582582508732</text:p>
          </table:table-cell>
        </table:table-row>
        <table:table-row table:style-name="ro1">
          <table:table-cell office:value-type="string" calcext:value-type="string">
            <text:p>FBRS</text:p>
          </table:table-cell>
          <table:table-cell office:value-type="float" office:value="0.0324873509935922" calcext:value-type="float">
            <text:p>0.032487350993592</text:p>
          </table:table-cell>
          <table:table-cell office:value-type="float" office:value="0.0217428702686194" calcext:value-type="float">
            <text:p>0.021742870268619</text:p>
          </table:table-cell>
        </table:table-row>
        <table:table-row table:style-name="ro1">
          <table:table-cell office:value-type="string" calcext:value-type="string">
            <text:p>MEF2B</text:p>
          </table:table-cell>
          <table:table-cell office:value-type="float" office:value="0.032658734022205" calcext:value-type="float">
            <text:p>0.032658734022205</text:p>
          </table:table-cell>
          <table:table-cell office:value-type="float" office:value="-0.0144055543223968" calcext:value-type="float">
            <text:p>-0.014405554322397</text:p>
          </table:table-cell>
        </table:table-row>
        <table:table-row table:style-name="ro1">
          <table:table-cell office:value-type="string" calcext:value-type="string">
            <text:p>DLEU7</text:p>
          </table:table-cell>
          <table:table-cell office:value-type="float" office:value="0.0327266383364316" calcext:value-type="float">
            <text:p>0.032726638336432</text:p>
          </table:table-cell>
          <table:table-cell office:value-type="float" office:value="-0.00323990633766677" calcext:value-type="float">
            <text:p>-0.003239906337667</text:p>
          </table:table-cell>
        </table:table-row>
        <table:table-row table:style-name="ro1">
          <table:table-cell office:value-type="string" calcext:value-type="string">
            <text:p>VN1R20P</text:p>
          </table:table-cell>
          <table:table-cell office:value-type="float" office:value="0.03273235950201" calcext:value-type="float">
            <text:p>0.03273235950201</text:p>
          </table:table-cell>
          <table:table-cell office:value-type="float" office:value="-0.00825301790430283" calcext:value-type="float">
            <text:p>-0.008253017904303</text:p>
          </table:table-cell>
        </table:table-row>
        <table:table-row table:style-name="ro1">
          <table:table-cell office:value-type="string" calcext:value-type="string">
            <text:p>HNRNPCP4</text:p>
          </table:table-cell>
          <table:table-cell office:value-type="float" office:value="0.0327820666296893" calcext:value-type="float">
            <text:p>0.032782066629689</text:p>
          </table:table-cell>
          <table:table-cell office:value-type="float" office:value="-0.0220379313549292" calcext:value-type="float">
            <text:p>-0.022037931354929</text:p>
          </table:table-cell>
        </table:table-row>
        <table:table-row table:style-name="ro1">
          <table:table-cell office:value-type="string" calcext:value-type="string">
            <text:p>RP11-216N14.9</text:p>
          </table:table-cell>
          <table:table-cell office:value-type="float" office:value="0.0327936423681976" calcext:value-type="float">
            <text:p>0.032793642368198</text:p>
          </table:table-cell>
          <table:table-cell office:value-type="float" office:value="0.0409800454276901" calcext:value-type="float">
            <text:p>0.04098004542769</text:p>
          </table:table-cell>
        </table:table-row>
        <table:table-row table:style-name="ro1">
          <table:table-cell office:value-type="string" calcext:value-type="string">
            <text:p>CDCA4</text:p>
          </table:table-cell>
          <table:table-cell office:value-type="float" office:value="0.032814859098443" calcext:value-type="float">
            <text:p>0.032814859098443</text:p>
          </table:table-cell>
          <table:table-cell office:value-type="float" office:value="0.00715826328026012" calcext:value-type="float">
            <text:p>0.00715826328026</text:p>
          </table:table-cell>
        </table:table-row>
        <table:table-row table:style-name="ro1">
          <table:table-cell office:value-type="string" calcext:value-type="string">
            <text:p>ACOT6</text:p>
          </table:table-cell>
          <table:table-cell office:value-type="float" office:value="0.0328385130084232" calcext:value-type="float">
            <text:p>0.032838513008423</text:p>
          </table:table-cell>
          <table:table-cell office:value-type="float" office:value="-0.0239878014430883" calcext:value-type="float">
            <text:p>-0.023987801443088</text:p>
          </table:table-cell>
        </table:table-row>
        <table:table-row table:style-name="ro1">
          <table:table-cell office:value-type="string" calcext:value-type="string">
            <text:p>C2orf73</text:p>
          </table:table-cell>
          <table:table-cell office:value-type="float" office:value="0.032878689010869" calcext:value-type="float">
            <text:p>0.032878689010869</text:p>
          </table:table-cell>
          <table:table-cell office:value-type="float" office:value="-0.0193344103981653" calcext:value-type="float">
            <text:p>-0.019334410398165</text:p>
          </table:table-cell>
        </table:table-row>
        <table:table-row table:style-name="ro1">
          <table:table-cell office:value-type="string" calcext:value-type="string">
            <text:p>CCDC61</text:p>
          </table:table-cell>
          <table:table-cell office:value-type="float" office:value="0.0328810616190111" calcext:value-type="float">
            <text:p>0.032881061619011</text:p>
          </table:table-cell>
          <table:table-cell office:value-type="float" office:value="0.0183528499941384" calcext:value-type="float">
            <text:p>0.018352849994138</text:p>
          </table:table-cell>
        </table:table-row>
        <table:table-row table:style-name="ro1">
          <table:table-cell office:value-type="string" calcext:value-type="string">
            <text:p>KRT8P9</text:p>
          </table:table-cell>
          <table:table-cell office:value-type="float" office:value="0.0329439580687436" calcext:value-type="float">
            <text:p>0.032943958068744</text:p>
          </table:table-cell>
          <table:table-cell office:value-type="float" office:value="0.000484281293580155" calcext:value-type="float">
            <text:p>0.00048428129358</text:p>
          </table:table-cell>
        </table:table-row>
        <table:table-row table:style-name="ro1">
          <table:table-cell office:value-type="string" calcext:value-type="string">
            <text:p>IQCF1</text:p>
          </table:table-cell>
          <table:table-cell office:value-type="float" office:value="0.0329512624121881" calcext:value-type="float">
            <text:p>0.032951262412188</text:p>
          </table:table-cell>
          <table:table-cell office:value-type="float" office:value="-0.0181184351896816" calcext:value-type="float">
            <text:p>-0.018118435189682</text:p>
          </table:table-cell>
        </table:table-row>
        <table:table-row table:style-name="ro1">
          <table:table-cell office:value-type="string" calcext:value-type="string">
            <text:p>NLGN4X</text:p>
          </table:table-cell>
          <table:table-cell office:value-type="float" office:value="0.0329681025855043" calcext:value-type="float">
            <text:p>0.032968102585504</text:p>
          </table:table-cell>
          <table:table-cell office:value-type="float" office:value="-0.0272909573009127" calcext:value-type="float">
            <text:p>-0.027290957300913</text:p>
          </table:table-cell>
        </table:table-row>
        <table:table-row table:style-name="ro1">
          <table:table-cell office:value-type="string" calcext:value-type="string">
            <text:p>CDK5RAP3</text:p>
          </table:table-cell>
          <table:table-cell office:value-type="float" office:value="0.0330502046123848" calcext:value-type="float">
            <text:p>0.033050204612385</text:p>
          </table:table-cell>
          <table:table-cell office:value-type="float" office:value="0.0445293078045259" calcext:value-type="float">
            <text:p>0.044529307804526</text:p>
          </table:table-cell>
        </table:table-row>
        <table:table-row table:style-name="ro1">
          <table:table-cell office:value-type="string" calcext:value-type="string">
            <text:p>RP11-2E11.10</text:p>
          </table:table-cell>
          <table:table-cell office:value-type="float" office:value="0.033076716951074" calcext:value-type="float">
            <text:p>0.033076716951074</text:p>
          </table:table-cell>
          <table:table-cell office:value-type="float" office:value="-0.00405705940938247" calcext:value-type="float">
            <text:p>-0.004057059409382</text:p>
          </table:table-cell>
        </table:table-row>
        <table:table-row table:style-name="ro1">
          <table:table-cell office:value-type="string" calcext:value-type="string">
            <text:p>RPUSD1</text:p>
          </table:table-cell>
          <table:table-cell office:value-type="float" office:value="0.033098198691191" calcext:value-type="float">
            <text:p>0.033098198691191</text:p>
          </table:table-cell>
          <table:table-cell office:value-type="float" office:value="0.0109805662528437" calcext:value-type="float">
            <text:p>0.010980566252844</text:p>
          </table:table-cell>
        </table:table-row>
        <table:table-row table:style-name="ro1">
          <table:table-cell office:value-type="string" calcext:value-type="string">
            <text:p>JMJD7-PLA2G4B</text:p>
          </table:table-cell>
          <table:table-cell office:value-type="float" office:value="0.0331236043858079" calcext:value-type="float">
            <text:p>0.033123604385808</text:p>
          </table:table-cell>
          <table:table-cell office:value-type="float" office:value="0.0328131104683726" calcext:value-type="float">
            <text:p>0.032813110468373</text:p>
          </table:table-cell>
        </table:table-row>
        <table:table-row table:style-name="ro1">
          <table:table-cell office:value-type="string" calcext:value-type="string">
            <text:p>WASF4P</text:p>
          </table:table-cell>
          <table:table-cell office:value-type="float" office:value="0.0332199222389478" calcext:value-type="float">
            <text:p>0.033219922238948</text:p>
          </table:table-cell>
          <table:table-cell office:value-type="float" office:value="0.000833596959891203" calcext:value-type="float">
            <text:p>0.000833596959891</text:p>
          </table:table-cell>
        </table:table-row>
        <table:table-row table:style-name="ro1">
          <table:table-cell office:value-type="string" calcext:value-type="string">
            <text:p>ISOC2</text:p>
          </table:table-cell>
          <table:table-cell office:value-type="float" office:value="0.0332438752877155" calcext:value-type="float">
            <text:p>0.033243875287716</text:p>
          </table:table-cell>
          <table:table-cell office:value-type="float" office:value="0.0487340816841184" calcext:value-type="float">
            <text:p>0.048734081684118</text:p>
          </table:table-cell>
        </table:table-row>
        <table:table-row table:style-name="ro1">
          <table:table-cell office:value-type="string" calcext:value-type="string">
            <text:p>AC018755.16</text:p>
          </table:table-cell>
          <table:table-cell office:value-type="float" office:value="0.0332597776995848" calcext:value-type="float">
            <text:p>0.033259777699585</text:p>
          </table:table-cell>
          <table:table-cell office:value-type="float" office:value="-0.0379625415589436" calcext:value-type="float">
            <text:p>-0.037962541558944</text:p>
          </table:table-cell>
        </table:table-row>
        <table:table-row table:style-name="ro1">
          <table:table-cell office:value-type="string" calcext:value-type="string">
            <text:p>RP11-572O6.1</text:p>
          </table:table-cell>
          <table:table-cell office:value-type="float" office:value="0.0332663310366939" calcext:value-type="float">
            <text:p>0.033266331036694</text:p>
          </table:table-cell>
          <table:table-cell office:value-type="float" office:value="-0.0118737115502339" calcext:value-type="float">
            <text:p>-0.011873711550234</text:p>
          </table:table-cell>
        </table:table-row>
        <table:table-row table:style-name="ro1">
          <table:table-cell office:value-type="string" calcext:value-type="string">
            <text:p>RNU6-485P</text:p>
          </table:table-cell>
          <table:table-cell office:value-type="float" office:value="0.0333013642220333" calcext:value-type="float">
            <text:p>0.033301364222033</text:p>
          </table:table-cell>
          <table:table-cell office:value-type="float" office:value="0.00364368753689" calcext:value-type="float">
            <text:p>0.00364368753689</text:p>
          </table:table-cell>
        </table:table-row>
        <table:table-row table:style-name="ro1">
          <table:table-cell office:value-type="string" calcext:value-type="string">
            <text:p>PAK4</text:p>
          </table:table-cell>
          <table:table-cell office:value-type="float" office:value="0.0333216338202212" calcext:value-type="float">
            <text:p>0.033321633820221</text:p>
          </table:table-cell>
          <table:table-cell office:value-type="float" office:value="0.013465201808454" calcext:value-type="float">
            <text:p>0.013465201808454</text:p>
          </table:table-cell>
        </table:table-row>
        <table:table-row table:style-name="ro1">
          <table:table-cell office:value-type="string" calcext:value-type="string">
            <text:p>RP11-705C15.4</text:p>
          </table:table-cell>
          <table:table-cell office:value-type="float" office:value="0.03333007055631" calcext:value-type="float">
            <text:p>0.03333007055631</text:p>
          </table:table-cell>
          <table:table-cell office:value-type="float" office:value="-0.0111075796487517" calcext:value-type="float">
            <text:p>-0.011107579648752</text:p>
          </table:table-cell>
        </table:table-row>
        <table:table-row table:style-name="ro1">
          <table:table-cell office:value-type="string" calcext:value-type="string">
            <text:p>RP11-490H24.5</text:p>
          </table:table-cell>
          <table:table-cell office:value-type="float" office:value="0.033391418573613" calcext:value-type="float">
            <text:p>0.033391418573613</text:p>
          </table:table-cell>
          <table:table-cell office:value-type="float" office:value="-0.033857601576888" calcext:value-type="float">
            <text:p>-0.033857601576888</text:p>
          </table:table-cell>
        </table:table-row>
        <table:table-row table:style-name="ro1">
          <table:table-cell office:value-type="string" calcext:value-type="string">
            <text:p>MAP3K14</text:p>
          </table:table-cell>
          <table:table-cell office:value-type="float" office:value="0.0334120442071581" calcext:value-type="float">
            <text:p>0.033412044207158</text:p>
          </table:table-cell>
          <table:table-cell office:value-type="float" office:value="0.0280266000664151" calcext:value-type="float">
            <text:p>0.028026600066415</text:p>
          </table:table-cell>
        </table:table-row>
        <table:table-row table:style-name="ro1">
          <table:table-cell office:value-type="string" calcext:value-type="string">
            <text:p>MIB2</text:p>
          </table:table-cell>
          <table:table-cell office:value-type="float" office:value="0.0334360541064281" calcext:value-type="float">
            <text:p>0.033436054106428</text:p>
          </table:table-cell>
          <table:table-cell office:value-type="float" office:value="-0.014963336983793" calcext:value-type="float">
            <text:p>-0.014963336983793</text:p>
          </table:table-cell>
        </table:table-row>
        <table:table-row table:style-name="ro1">
          <table:table-cell office:value-type="string" calcext:value-type="string">
            <text:p>MIR661</text:p>
          </table:table-cell>
          <table:table-cell office:value-type="float" office:value="0.0334369648086096" calcext:value-type="float">
            <text:p>0.03343696480861</text:p>
          </table:table-cell>
          <table:table-cell office:value-type="float" office:value="-0.0100696254781256" calcext:value-type="float">
            <text:p>-0.010069625478126</text:p>
          </table:table-cell>
        </table:table-row>
        <table:table-row table:style-name="ro1">
          <table:table-cell office:value-type="string" calcext:value-type="string">
            <text:p>RP1-261D10.2</text:p>
          </table:table-cell>
          <table:table-cell office:value-type="float" office:value="0.0334383370259631" calcext:value-type="float">
            <text:p>0.033438337025963</text:p>
          </table:table-cell>
          <table:table-cell office:value-type="float" office:value="-0.0244469817719533" calcext:value-type="float">
            <text:p>-0.024446981771953</text:p>
          </table:table-cell>
        </table:table-row>
        <table:table-row table:style-name="ro1">
          <table:table-cell office:value-type="string" calcext:value-type="string">
            <text:p>ANAPC2</text:p>
          </table:table-cell>
          <table:table-cell office:value-type="float" office:value="0.0334524871924287" calcext:value-type="float">
            <text:p>0.033452487192429</text:p>
          </table:table-cell>
          <table:table-cell office:value-type="float" office:value="0.00447474251584134" calcext:value-type="float">
            <text:p>0.004474742515841</text:p>
          </table:table-cell>
        </table:table-row>
        <table:table-row table:style-name="ro1">
          <table:table-cell office:value-type="string" calcext:value-type="string">
            <text:p>RP3-418A9.3</text:p>
          </table:table-cell>
          <table:table-cell office:value-type="float" office:value="0.0334643811022101" calcext:value-type="float">
            <text:p>0.03346438110221</text:p>
          </table:table-cell>
          <table:table-cell office:value-type="float" office:value="-0.0027810626337614" calcext:value-type="float">
            <text:p>-0.002781062633761</text:p>
          </table:table-cell>
        </table:table-row>
        <table:table-row table:style-name="ro1">
          <table:table-cell office:value-type="string" calcext:value-type="string">
            <text:p>AC009120.5</text:p>
          </table:table-cell>
          <table:table-cell office:value-type="float" office:value="0.0334872288881329" calcext:value-type="float">
            <text:p>0.033487228888133</text:p>
          </table:table-cell>
          <table:table-cell office:value-type="float" office:value="-0.0239099161503388" calcext:value-type="float">
            <text:p>-0.023909916150339</text:p>
          </table:table-cell>
        </table:table-row>
        <table:table-row table:style-name="ro1">
          <table:table-cell office:value-type="string" calcext:value-type="string">
            <text:p>HCK</text:p>
          </table:table-cell>
          <table:table-cell office:value-type="float" office:value="0.0335112579392638" calcext:value-type="float">
            <text:p>0.033511257939264</text:p>
          </table:table-cell>
          <table:table-cell office:value-type="float" office:value="-0.00380492657346151" calcext:value-type="float">
            <text:p>-0.003804926573462</text:p>
          </table:table-cell>
        </table:table-row>
        <table:table-row table:style-name="ro1">
          <table:table-cell office:value-type="string" calcext:value-type="string">
            <text:p>TULP1</text:p>
          </table:table-cell>
          <table:table-cell office:value-type="float" office:value="0.0335783014728943" calcext:value-type="float">
            <text:p>0.033578301472894</text:p>
          </table:table-cell>
          <table:table-cell office:value-type="float" office:value="-0.0263282726025195" calcext:value-type="float">
            <text:p>-0.02632827260252</text:p>
          </table:table-cell>
        </table:table-row>
        <table:table-row table:style-name="ro1">
          <table:table-cell office:value-type="string" calcext:value-type="string">
            <text:p>ZNRF2P1</text:p>
          </table:table-cell>
          <table:table-cell office:value-type="float" office:value="0.0335851468076921" calcext:value-type="float">
            <text:p>0.033585146807692</text:p>
          </table:table-cell>
          <table:table-cell office:value-type="float" office:value="-0.0255580904580135" calcext:value-type="float">
            <text:p>-0.025558090458014</text:p>
          </table:table-cell>
        </table:table-row>
        <table:table-row table:style-name="ro1">
          <table:table-cell office:value-type="string" calcext:value-type="string">
            <text:p>CTD-2138O14.1</text:p>
          </table:table-cell>
          <table:table-cell office:value-type="float" office:value="0.0336127632580371" calcext:value-type="float">
            <text:p>0.033612763258037</text:p>
          </table:table-cell>
          <table:table-cell office:value-type="float" office:value="-0.00923536382976059" calcext:value-type="float">
            <text:p>-0.009235363829761</text:p>
          </table:table-cell>
        </table:table-row>
        <table:table-row table:style-name="ro1">
          <table:table-cell office:value-type="string" calcext:value-type="string">
            <text:p>SLC35E4</text:p>
          </table:table-cell>
          <table:table-cell office:value-type="float" office:value="0.0336247165950579" calcext:value-type="float">
            <text:p>0.033624716595058</text:p>
          </table:table-cell>
          <table:table-cell office:value-type="float" office:value="0.0348673493150641" calcext:value-type="float">
            <text:p>0.034867349315064</text:p>
          </table:table-cell>
        </table:table-row>
        <table:table-row table:style-name="ro1">
          <table:table-cell office:value-type="string" calcext:value-type="string">
            <text:p>RP11-616M22.7</text:p>
          </table:table-cell>
          <table:table-cell office:value-type="float" office:value="0.0336488009870062" calcext:value-type="float">
            <text:p>0.033648800987006</text:p>
          </table:table-cell>
          <table:table-cell office:value-type="float" office:value="0.0398465434105616" calcext:value-type="float">
            <text:p>0.039846543410562</text:p>
          </table:table-cell>
        </table:table-row>
        <table:table-row table:style-name="ro1">
          <table:table-cell office:value-type="string" calcext:value-type="string">
            <text:p>RP11-324E6.6</text:p>
          </table:table-cell>
          <table:table-cell office:value-type="float" office:value="0.0336626475973028" calcext:value-type="float">
            <text:p>0.033662647597303</text:p>
          </table:table-cell>
          <table:table-cell office:value-type="float" office:value="-0.0294939759623908" calcext:value-type="float">
            <text:p>-0.029493975962391</text:p>
          </table:table-cell>
        </table:table-row>
        <table:table-row table:style-name="ro1">
          <table:table-cell office:value-type="string" calcext:value-type="string">
            <text:p>PEX6</text:p>
          </table:table-cell>
          <table:table-cell office:value-type="float" office:value="0.0337833442002084" calcext:value-type="float">
            <text:p>0.033783344200209</text:p>
          </table:table-cell>
          <table:table-cell office:value-type="float" office:value="0.00462073994209085" calcext:value-type="float">
            <text:p>0.004620739942091</text:p>
          </table:table-cell>
        </table:table-row>
        <table:table-row table:style-name="ro1">
          <table:table-cell office:value-type="string" calcext:value-type="string">
            <text:p>CHRNG</text:p>
          </table:table-cell>
          <table:table-cell office:value-type="float" office:value="0.0338191071115321" calcext:value-type="float">
            <text:p>0.033819107111532</text:p>
          </table:table-cell>
          <table:table-cell office:value-type="float" office:value="-0.0248367393453389" calcext:value-type="float">
            <text:p>-0.024836739345339</text:p>
          </table:table-cell>
        </table:table-row>
        <table:table-row table:style-name="ro1">
          <table:table-cell office:value-type="string" calcext:value-type="string">
            <text:p>RP11-344H11.5</text:p>
          </table:table-cell>
          <table:table-cell office:value-type="float" office:value="0.0338251546541934" calcext:value-type="float">
            <text:p>0.033825154654193</text:p>
          </table:table-cell>
          <table:table-cell office:value-type="float" office:value="-0.00830243004836537" calcext:value-type="float">
            <text:p>-0.008302430048365</text:p>
          </table:table-cell>
        </table:table-row>
        <table:table-row table:style-name="ro1">
          <table:table-cell office:value-type="string" calcext:value-type="string">
            <text:p>TMCO6</text:p>
          </table:table-cell>
          <table:table-cell office:value-type="float" office:value="0.0338809149713644" calcext:value-type="float">
            <text:p>0.033880914971364</text:p>
          </table:table-cell>
          <table:table-cell office:value-type="float" office:value="0.0520368330045705" calcext:value-type="float">
            <text:p>0.052036833004571</text:p>
          </table:table-cell>
        </table:table-row>
        <table:table-row table:style-name="ro1">
          <table:table-cell office:value-type="string" calcext:value-type="string">
            <text:p>HHATL</text:p>
          </table:table-cell>
          <table:table-cell office:value-type="float" office:value="0.0338857522966817" calcext:value-type="float">
            <text:p>0.033885752296682</text:p>
          </table:table-cell>
          <table:table-cell office:value-type="float" office:value="-0.0397790296865541" calcext:value-type="float">
            <text:p>-0.039779029686554</text:p>
          </table:table-cell>
        </table:table-row>
        <table:table-row table:style-name="ro1">
          <table:table-cell office:value-type="string" calcext:value-type="string">
            <text:p>HNRNPA3P1</text:p>
          </table:table-cell>
          <table:table-cell office:value-type="float" office:value="0.0338863886015772" calcext:value-type="float">
            <text:p>0.033886388601577</text:p>
          </table:table-cell>
          <table:table-cell office:value-type="float" office:value="0.0138916431282822" calcext:value-type="float">
            <text:p>0.013891643128282</text:p>
          </table:table-cell>
        </table:table-row>
        <table:table-row table:style-name="ro1">
          <table:table-cell office:value-type="string" calcext:value-type="string">
            <text:p>RP11-773H22.4</text:p>
          </table:table-cell>
          <table:table-cell office:value-type="float" office:value="0.0339050485875473" calcext:value-type="float">
            <text:p>0.033905048587547</text:p>
          </table:table-cell>
          <table:table-cell office:value-type="float" office:value="-0.00370316717690032" calcext:value-type="float">
            <text:p>-0.0037031671769</text:p>
          </table:table-cell>
        </table:table-row>
        <table:table-row table:style-name="ro1">
          <table:table-cell office:value-type="string" calcext:value-type="string">
            <text:p>ZNF865</text:p>
          </table:table-cell>
          <table:table-cell office:value-type="float" office:value="0.0339155996946236" calcext:value-type="float">
            <text:p>0.033915599694624</text:p>
          </table:table-cell>
          <table:table-cell office:value-type="float" office:value="0.00294225177464491" calcext:value-type="float">
            <text:p>0.002942251774645</text:p>
          </table:table-cell>
        </table:table-row>
        <table:table-row table:style-name="ro1">
          <table:table-cell office:value-type="string" calcext:value-type="string">
            <text:p>CCDC60</text:p>
          </table:table-cell>
          <table:table-cell office:value-type="float" office:value="0.0339363343004567" calcext:value-type="float">
            <text:p>0.033936334300457</text:p>
          </table:table-cell>
          <table:table-cell office:value-type="float" office:value="-0.0338810324874834" calcext:value-type="float">
            <text:p>-0.033881032487484</text:p>
          </table:table-cell>
        </table:table-row>
        <table:table-row table:style-name="ro1">
          <table:table-cell office:value-type="string" calcext:value-type="string">
            <text:p>C21orf33</text:p>
          </table:table-cell>
          <table:table-cell office:value-type="float" office:value="0.033950191792527" calcext:value-type="float">
            <text:p>0.033950191792527</text:p>
          </table:table-cell>
          <table:table-cell office:value-type="float" office:value="-0.0214712682829456" calcext:value-type="float">
            <text:p>-0.021471268282946</text:p>
          </table:table-cell>
        </table:table-row>
        <table:table-row table:style-name="ro1">
          <table:table-cell office:value-type="string" calcext:value-type="string">
            <text:p>CACNB1</text:p>
          </table:table-cell>
          <table:table-cell office:value-type="float" office:value="0.0339999487701466" calcext:value-type="float">
            <text:p>0.033999948770147</text:p>
          </table:table-cell>
          <table:table-cell office:value-type="float" office:value="-0.0250775269649649" calcext:value-type="float">
            <text:p>-0.025077526964965</text:p>
          </table:table-cell>
        </table:table-row>
        <table:table-row table:style-name="ro1">
          <table:table-cell office:value-type="string" calcext:value-type="string">
            <text:p>IRGM</text:p>
          </table:table-cell>
          <table:table-cell office:value-type="float" office:value="0.0340475484035236" calcext:value-type="float">
            <text:p>0.034047548403524</text:p>
          </table:table-cell>
          <table:table-cell office:value-type="float" office:value="0.0114833605270534" calcext:value-type="float">
            <text:p>0.011483360527054</text:p>
          </table:table-cell>
        </table:table-row>
        <table:table-row table:style-name="ro1">
          <table:table-cell office:value-type="string" calcext:value-type="string">
            <text:p>KCTD21-AS1</text:p>
          </table:table-cell>
          <table:table-cell office:value-type="float" office:value="0.0340483060400446" calcext:value-type="float">
            <text:p>0.034048306040045</text:p>
          </table:table-cell>
          <table:table-cell office:value-type="float" office:value="0.002154396356932" calcext:value-type="float">
            <text:p>0.002154396356932</text:p>
          </table:table-cell>
        </table:table-row>
        <table:table-row table:style-name="ro1">
          <table:table-cell office:value-type="string" calcext:value-type="string">
            <text:p>CCDC135</text:p>
          </table:table-cell>
          <table:table-cell office:value-type="float" office:value="0.0340743530431669" calcext:value-type="float">
            <text:p>0.034074353043167</text:p>
          </table:table-cell>
          <table:table-cell office:value-type="float" office:value="-0.0204265654160086" calcext:value-type="float">
            <text:p>-0.020426565416009</text:p>
          </table:table-cell>
        </table:table-row>
        <table:table-row table:style-name="ro1">
          <table:table-cell office:value-type="string" calcext:value-type="string">
            <text:p>RP11-483E7.1</text:p>
          </table:table-cell>
          <table:table-cell office:value-type="float" office:value="0.0340979824189572" calcext:value-type="float">
            <text:p>0.034097982418957</text:p>
          </table:table-cell>
          <table:table-cell office:value-type="float" office:value="-0.0248175832251783" calcext:value-type="float">
            <text:p>-0.024817583225178</text:p>
          </table:table-cell>
        </table:table-row>
        <table:table-row table:style-name="ro1">
          <table:table-cell office:value-type="string" calcext:value-type="string">
            <text:p>PSG9</text:p>
          </table:table-cell>
          <table:table-cell office:value-type="float" office:value="0.0340987071445516" calcext:value-type="float">
            <text:p>0.034098707144552</text:p>
          </table:table-cell>
          <table:table-cell office:value-type="float" office:value="-0.0267234460113557" calcext:value-type="float">
            <text:p>-0.026723446011356</text:p>
          </table:table-cell>
        </table:table-row>
        <table:table-row table:style-name="ro1">
          <table:table-cell office:value-type="string" calcext:value-type="string">
            <text:p>C20orf27</text:p>
          </table:table-cell>
          <table:table-cell office:value-type="float" office:value="0.034105384682875" calcext:value-type="float">
            <text:p>0.034105384682875</text:p>
          </table:table-cell>
          <table:table-cell office:value-type="float" office:value="0.0193177296486876" calcext:value-type="float">
            <text:p>0.019317729648688</text:p>
          </table:table-cell>
        </table:table-row>
        <table:table-row table:style-name="ro1">
          <table:table-cell office:value-type="string" calcext:value-type="string">
            <text:p>ADORA3</text:p>
          </table:table-cell>
          <table:table-cell office:value-type="float" office:value="0.0341079081379895" calcext:value-type="float">
            <text:p>0.03410790813799</text:p>
          </table:table-cell>
          <table:table-cell office:value-type="float" office:value="-0.0309476947527316" calcext:value-type="float">
            <text:p>-0.030947694752732</text:p>
          </table:table-cell>
        </table:table-row>
        <table:table-row table:style-name="ro1">
          <table:table-cell office:value-type="string" calcext:value-type="string">
            <text:p>RP11-775A3.1</text:p>
          </table:table-cell>
          <table:table-cell office:value-type="float" office:value="0.03411319082063" calcext:value-type="float">
            <text:p>0.03411319082063</text:p>
          </table:table-cell>
          <table:table-cell office:value-type="float" office:value="0.00857316021003392" calcext:value-type="float">
            <text:p>0.008573160210034</text:p>
          </table:table-cell>
        </table:table-row>
        <table:table-row table:style-name="ro1">
          <table:table-cell office:value-type="string" calcext:value-type="string">
            <text:p>RP3-475N16.1</text:p>
          </table:table-cell>
          <table:table-cell office:value-type="float" office:value="0.0341224854648171" calcext:value-type="float">
            <text:p>0.034122485464817</text:p>
          </table:table-cell>
          <table:table-cell office:value-type="float" office:value="0.0210818032437711" calcext:value-type="float">
            <text:p>0.021081803243771</text:p>
          </table:table-cell>
        </table:table-row>
        <table:table-row table:style-name="ro1">
          <table:table-cell office:value-type="string" calcext:value-type="string">
            <text:p>RP11-468E2.5</text:p>
          </table:table-cell>
          <table:table-cell office:value-type="float" office:value="0.0341310437810843" calcext:value-type="float">
            <text:p>0.034131043781084</text:p>
          </table:table-cell>
          <table:table-cell office:value-type="float" office:value="0.0488533220785683" calcext:value-type="float">
            <text:p>0.048853322078568</text:p>
          </table:table-cell>
        </table:table-row>
        <table:table-row table:style-name="ro1">
          <table:table-cell office:value-type="string" calcext:value-type="string">
            <text:p>TFAP4</text:p>
          </table:table-cell>
          <table:table-cell office:value-type="float" office:value="0.0341463028168144" calcext:value-type="float">
            <text:p>0.034146302816814</text:p>
          </table:table-cell>
          <table:table-cell office:value-type="float" office:value="0.0267392247445839" calcext:value-type="float">
            <text:p>0.026739224744584</text:p>
          </table:table-cell>
        </table:table-row>
        <table:table-row table:style-name="ro1">
          <table:table-cell office:value-type="string" calcext:value-type="string">
            <text:p>RP11-184E9.1</text:p>
          </table:table-cell>
          <table:table-cell office:value-type="float" office:value="0.0341712676121108" calcext:value-type="float">
            <text:p>0.034171267612111</text:p>
          </table:table-cell>
          <table:table-cell office:value-type="float" office:value="-0.00271212556786382" calcext:value-type="float">
            <text:p>-0.002712125567864</text:p>
          </table:table-cell>
        </table:table-row>
        <table:table-row table:style-name="ro1">
          <table:table-cell office:value-type="string" calcext:value-type="string">
            <text:p>RP5-1071N3.1</text:p>
          </table:table-cell>
          <table:table-cell office:value-type="float" office:value="0.0342170083814688" calcext:value-type="float">
            <text:p>0.034217008381469</text:p>
          </table:table-cell>
          <table:table-cell office:value-type="float" office:value="-0.00528790549288858" calcext:value-type="float">
            <text:p>-0.005287905492889</text:p>
          </table:table-cell>
        </table:table-row>
        <table:table-row table:style-name="ro1">
          <table:table-cell office:value-type="string" calcext:value-type="string">
            <text:p>RP1-102K2.6</text:p>
          </table:table-cell>
          <table:table-cell office:value-type="float" office:value="0.0342725154793349" calcext:value-type="float">
            <text:p>0.034272515479335</text:p>
          </table:table-cell>
          <table:table-cell office:value-type="float" office:value="-0.0206647273925562" calcext:value-type="float">
            <text:p>-0.020664727392556</text:p>
          </table:table-cell>
        </table:table-row>
        <table:table-row table:style-name="ro1">
          <table:table-cell office:value-type="string" calcext:value-type="string">
            <text:p>C9orf116</text:p>
          </table:table-cell>
          <table:table-cell office:value-type="float" office:value="0.0343458987827186" calcext:value-type="float">
            <text:p>0.034345898782719</text:p>
          </table:table-cell>
          <table:table-cell office:value-type="float" office:value="-0.0000250058955419559" calcext:value-type="float">
            <text:p>-2.50058955419559E-05</text:p>
          </table:table-cell>
        </table:table-row>
        <table:table-row table:style-name="ro1">
          <table:table-cell office:value-type="string" calcext:value-type="string">
            <text:p>WDR63</text:p>
          </table:table-cell>
          <table:table-cell office:value-type="float" office:value="0.0343977301633305" calcext:value-type="float">
            <text:p>0.034397730163331</text:p>
          </table:table-cell>
          <table:table-cell office:value-type="float" office:value="-0.0110735507057026" calcext:value-type="float">
            <text:p>-0.011073550705703</text:p>
          </table:table-cell>
        </table:table-row>
        <table:table-row table:style-name="ro1">
          <table:table-cell office:value-type="string" calcext:value-type="string">
            <text:p>C1orf234</text:p>
          </table:table-cell>
          <table:table-cell office:value-type="float" office:value="0.0344260592632679" calcext:value-type="float">
            <text:p>0.034426059263268</text:p>
          </table:table-cell>
          <table:table-cell office:value-type="float" office:value="-0.0224756669617772" calcext:value-type="float">
            <text:p>-0.022475666961777</text:p>
          </table:table-cell>
        </table:table-row>
        <table:table-row table:style-name="ro1">
          <table:table-cell office:value-type="string" calcext:value-type="string">
            <text:p>CEP72</text:p>
          </table:table-cell>
          <table:table-cell office:value-type="float" office:value="0.03450098329876" calcext:value-type="float">
            <text:p>0.03450098329876</text:p>
          </table:table-cell>
          <table:table-cell office:value-type="float" office:value="-0.00330664943441741" calcext:value-type="float">
            <text:p>-0.003306649434417</text:p>
          </table:table-cell>
        </table:table-row>
        <table:table-row table:style-name="ro1">
          <table:table-cell office:value-type="string" calcext:value-type="string">
            <text:p>LA16c-361A3.3</text:p>
          </table:table-cell>
          <table:table-cell office:value-type="float" office:value="0.0345194098333533" calcext:value-type="float">
            <text:p>0.034519409833353</text:p>
          </table:table-cell>
          <table:table-cell office:value-type="float" office:value="0.00255575465612611" calcext:value-type="float">
            <text:p>0.002555754656126</text:p>
          </table:table-cell>
        </table:table-row>
        <table:table-row table:style-name="ro1">
          <table:table-cell office:value-type="string" calcext:value-type="string">
            <text:p>FOLR3</text:p>
          </table:table-cell>
          <table:table-cell office:value-type="float" office:value="0.0345200195254559" calcext:value-type="float">
            <text:p>0.034520019525456</text:p>
          </table:table-cell>
          <table:table-cell office:value-type="float" office:value="-0.0285870158107708" calcext:value-type="float">
            <text:p>-0.028587015810771</text:p>
          </table:table-cell>
        </table:table-row>
        <table:table-row table:style-name="ro1">
          <table:table-cell office:value-type="string" calcext:value-type="string">
            <text:p>HAPLN2</text:p>
          </table:table-cell>
          <table:table-cell office:value-type="float" office:value="0.0345406353265913" calcext:value-type="float">
            <text:p>0.034540635326591</text:p>
          </table:table-cell>
          <table:table-cell office:value-type="float" office:value="-0.0335232545093781" calcext:value-type="float">
            <text:p>-0.033523254509378</text:p>
          </table:table-cell>
        </table:table-row>
        <table:table-row table:style-name="ro1">
          <table:table-cell office:value-type="string" calcext:value-type="string">
            <text:p>SLC38A7</text:p>
          </table:table-cell>
          <table:table-cell office:value-type="float" office:value="0.0345454020563376" calcext:value-type="float">
            <text:p>0.034545402056338</text:p>
          </table:table-cell>
          <table:table-cell office:value-type="float" office:value="-0.00390209829690573" calcext:value-type="float">
            <text:p>-0.003902098296906</text:p>
          </table:table-cell>
        </table:table-row>
        <table:table-row table:style-name="ro1">
          <table:table-cell office:value-type="string" calcext:value-type="string">
            <text:p>RDH8</text:p>
          </table:table-cell>
          <table:table-cell office:value-type="float" office:value="0.0345591358096401" calcext:value-type="float">
            <text:p>0.03455913580964</text:p>
          </table:table-cell>
          <table:table-cell office:value-type="float" office:value="-0.022438104316266" calcext:value-type="float">
            <text:p>-0.022438104316266</text:p>
          </table:table-cell>
        </table:table-row>
        <table:table-row table:style-name="ro1">
          <table:table-cell office:value-type="string" calcext:value-type="string">
            <text:p>RP11-167N4.4</text:p>
          </table:table-cell>
          <table:table-cell office:value-type="float" office:value="0.0345620136815461" calcext:value-type="float">
            <text:p>0.034562013681546</text:p>
          </table:table-cell>
          <table:table-cell office:value-type="float" office:value="-0.00290765791380973" calcext:value-type="float">
            <text:p>-0.00290765791381</text:p>
          </table:table-cell>
        </table:table-row>
        <table:table-row table:style-name="ro1">
          <table:table-cell office:value-type="string" calcext:value-type="string">
            <text:p>SNAPC1</text:p>
          </table:table-cell>
          <table:table-cell office:value-type="float" office:value="0.034598461411246" calcext:value-type="float">
            <text:p>0.034598461411246</text:p>
          </table:table-cell>
          <table:table-cell office:value-type="float" office:value="0.00140892709038077" calcext:value-type="float">
            <text:p>0.001408927090381</text:p>
          </table:table-cell>
        </table:table-row>
        <table:table-row table:style-name="ro1">
          <table:table-cell office:value-type="string" calcext:value-type="string">
            <text:p>NIPSNAP3B</text:p>
          </table:table-cell>
          <table:table-cell office:value-type="float" office:value="0.0346336465159381" calcext:value-type="float">
            <text:p>0.034633646515938</text:p>
          </table:table-cell>
          <table:table-cell office:value-type="float" office:value="0.00108508825261821" calcext:value-type="float">
            <text:p>0.001085088252618</text:p>
          </table:table-cell>
        </table:table-row>
        <table:table-row table:style-name="ro1">
          <table:table-cell office:value-type="string" calcext:value-type="string">
            <text:p>MARK4</text:p>
          </table:table-cell>
          <table:table-cell office:value-type="float" office:value="0.0346719005468513" calcext:value-type="float">
            <text:p>0.034671900546851</text:p>
          </table:table-cell>
          <table:table-cell office:value-type="float" office:value="0.0466498239943656" calcext:value-type="float">
            <text:p>0.046649823994366</text:p>
          </table:table-cell>
        </table:table-row>
        <table:table-row table:style-name="ro1">
          <table:table-cell office:value-type="string" calcext:value-type="string">
            <text:p>SFN</text:p>
          </table:table-cell>
          <table:table-cell office:value-type="float" office:value="0.0346980696303023" calcext:value-type="float">
            <text:p>0.034698069630302</text:p>
          </table:table-cell>
          <table:table-cell office:value-type="float" office:value="-0.0215065986673216" calcext:value-type="float">
            <text:p>-0.021506598667322</text:p>
          </table:table-cell>
        </table:table-row>
        <table:table-row table:style-name="ro1">
          <table:table-cell office:value-type="string" calcext:value-type="string">
            <text:p>CHCHD6</text:p>
          </table:table-cell>
          <table:table-cell office:value-type="float" office:value="0.0347138270884207" calcext:value-type="float">
            <text:p>0.034713827088421</text:p>
          </table:table-cell>
          <table:table-cell office:value-type="float" office:value="0.042853869616426" calcext:value-type="float">
            <text:p>0.042853869616426</text:p>
          </table:table-cell>
        </table:table-row>
        <table:table-row table:style-name="ro1">
          <table:table-cell office:value-type="string" calcext:value-type="string">
            <text:p>RP11-463O9.9</text:p>
          </table:table-cell>
          <table:table-cell office:value-type="float" office:value="0.0347472099238682" calcext:value-type="float">
            <text:p>0.034747209923868</text:p>
          </table:table-cell>
          <table:table-cell office:value-type="float" office:value="0.0503116830450279" calcext:value-type="float">
            <text:p>0.050311683045028</text:p>
          </table:table-cell>
        </table:table-row>
        <table:table-row table:style-name="ro1">
          <table:table-cell office:value-type="string" calcext:value-type="string">
            <text:p>RP11-227D13.1</text:p>
          </table:table-cell>
          <table:table-cell office:value-type="float" office:value="0.0348277603601356" calcext:value-type="float">
            <text:p>0.034827760360136</text:p>
          </table:table-cell>
          <table:table-cell office:value-type="float" office:value="0.00298068839013234" calcext:value-type="float">
            <text:p>0.002980688390132</text:p>
          </table:table-cell>
        </table:table-row>
        <table:table-row table:style-name="ro1">
          <table:table-cell office:value-type="string" calcext:value-type="string">
            <text:p>RP11-507K2.3</text:p>
          </table:table-cell>
          <table:table-cell office:value-type="float" office:value="0.0348752932667771" calcext:value-type="float">
            <text:p>0.034875293266777</text:p>
          </table:table-cell>
          <table:table-cell office:value-type="float" office:value="-0.000743731676838622" calcext:value-type="float">
            <text:p>-0.000743731676839</text:p>
          </table:table-cell>
        </table:table-row>
        <table:table-row table:style-name="ro1">
          <table:table-cell office:value-type="string" calcext:value-type="string">
            <text:p>LRRC2</text:p>
          </table:table-cell>
          <table:table-cell office:value-type="float" office:value="0.0348781377206271" calcext:value-type="float">
            <text:p>0.034878137720627</text:p>
          </table:table-cell>
          <table:table-cell office:value-type="float" office:value="0.00431789306185414" calcext:value-type="float">
            <text:p>0.004317893061854</text:p>
          </table:table-cell>
        </table:table-row>
        <table:table-row table:style-name="ro1">
          <table:table-cell office:value-type="string" calcext:value-type="string">
            <text:p>GIT1</text:p>
          </table:table-cell>
          <table:table-cell office:value-type="float" office:value="0.0348979322656282" calcext:value-type="float">
            <text:p>0.034897932265628</text:p>
          </table:table-cell>
          <table:table-cell office:value-type="float" office:value="0.0205954702030551" calcext:value-type="float">
            <text:p>0.020595470203055</text:p>
          </table:table-cell>
        </table:table-row>
        <table:table-row table:style-name="ro1">
          <table:table-cell office:value-type="string" calcext:value-type="string">
            <text:p>GOLGA8A</text:p>
          </table:table-cell>
          <table:table-cell office:value-type="float" office:value="0.0349238036941327" calcext:value-type="float">
            <text:p>0.034923803694133</text:p>
          </table:table-cell>
          <table:table-cell office:value-type="float" office:value="0.00580327897508805" calcext:value-type="float">
            <text:p>0.005803278975088</text:p>
          </table:table-cell>
        </table:table-row>
        <table:table-row table:style-name="ro1">
          <table:table-cell office:value-type="string" calcext:value-type="string">
            <text:p>TRIM74</text:p>
          </table:table-cell>
          <table:table-cell office:value-type="float" office:value="0.0349437873680313" calcext:value-type="float">
            <text:p>0.034943787368031</text:p>
          </table:table-cell>
          <table:table-cell office:value-type="float" office:value="-0.0290628079702505" calcext:value-type="float">
            <text:p>-0.029062807970251</text:p>
          </table:table-cell>
        </table:table-row>
        <table:table-row table:style-name="ro1">
          <table:table-cell office:value-type="string" calcext:value-type="string">
            <text:p>DUXAP1</text:p>
          </table:table-cell>
          <table:table-cell office:value-type="float" office:value="0.0350270304725019" calcext:value-type="float">
            <text:p>0.035027030472502</text:p>
          </table:table-cell>
          <table:table-cell office:value-type="float" office:value="-0.0167270163308825" calcext:value-type="float">
            <text:p>-0.016727016330883</text:p>
          </table:table-cell>
        </table:table-row>
        <table:table-row table:style-name="ro1">
          <table:table-cell office:value-type="string" calcext:value-type="string">
            <text:p>TUBG2</text:p>
          </table:table-cell>
          <table:table-cell office:value-type="float" office:value="0.0350274389398713" calcext:value-type="float">
            <text:p>0.035027438939871</text:p>
          </table:table-cell>
          <table:table-cell office:value-type="float" office:value="-0.00418078624721765" calcext:value-type="float">
            <text:p>-0.004180786247218</text:p>
          </table:table-cell>
        </table:table-row>
        <table:table-row table:style-name="ro1">
          <table:table-cell office:value-type="string" calcext:value-type="string">
            <text:p>SNHG12</text:p>
          </table:table-cell>
          <table:table-cell office:value-type="float" office:value="0.0350768190937178" calcext:value-type="float">
            <text:p>0.035076819093718</text:p>
          </table:table-cell>
          <table:table-cell office:value-type="float" office:value="0.00510090839642981" calcext:value-type="float">
            <text:p>0.00510090839643</text:p>
          </table:table-cell>
        </table:table-row>
        <table:table-row table:style-name="ro1">
          <table:table-cell office:value-type="string" calcext:value-type="string">
            <text:p>RP5-1050D4.4</text:p>
          </table:table-cell>
          <table:table-cell office:value-type="float" office:value="0.0350856602933355" calcext:value-type="float">
            <text:p>0.035085660293336</text:p>
          </table:table-cell>
          <table:table-cell office:value-type="float" office:value="0.0462194399193301" calcext:value-type="float">
            <text:p>0.04621943991933</text:p>
          </table:table-cell>
        </table:table-row>
        <table:table-row table:style-name="ro1">
          <table:table-cell office:value-type="string" calcext:value-type="string">
            <text:p>TNNT1</text:p>
          </table:table-cell>
          <table:table-cell office:value-type="float" office:value="0.0351150372572988" calcext:value-type="float">
            <text:p>0.035115037257299</text:p>
          </table:table-cell>
          <table:table-cell office:value-type="float" office:value="0.00146956542692352" calcext:value-type="float">
            <text:p>0.001469565426924</text:p>
          </table:table-cell>
        </table:table-row>
        <table:table-row table:style-name="ro1">
          <table:table-cell office:value-type="string" calcext:value-type="string">
            <text:p>AC017002.2</text:p>
          </table:table-cell>
          <table:table-cell office:value-type="float" office:value="0.0351255193720852" calcext:value-type="float">
            <text:p>0.035125519372085</text:p>
          </table:table-cell>
          <table:table-cell office:value-type="float" office:value="0.0105652555794551" calcext:value-type="float">
            <text:p>0.010565255579455</text:p>
          </table:table-cell>
        </table:table-row>
        <table:table-row table:style-name="ro1">
          <table:table-cell office:value-type="string" calcext:value-type="string">
            <text:p>QTRT1</text:p>
          </table:table-cell>
          <table:table-cell office:value-type="float" office:value="0.035149296025367" calcext:value-type="float">
            <text:p>0.035149296025367</text:p>
          </table:table-cell>
          <table:table-cell office:value-type="float" office:value="0.0450204451660545" calcext:value-type="float">
            <text:p>0.045020445166055</text:p>
          </table:table-cell>
        </table:table-row>
        <table:table-row table:style-name="ro1">
          <table:table-cell office:value-type="string" calcext:value-type="string">
            <text:p>EPO</text:p>
          </table:table-cell>
          <table:table-cell office:value-type="float" office:value="0.0352446868918375" calcext:value-type="float">
            <text:p>0.035244686891838</text:p>
          </table:table-cell>
          <table:table-cell office:value-type="float" office:value="-0.0397458566632219" calcext:value-type="float">
            <text:p>-0.039745856663222</text:p>
          </table:table-cell>
        </table:table-row>
        <table:table-row table:style-name="ro1">
          <table:table-cell office:value-type="string" calcext:value-type="string">
            <text:p>RP11-156P1.3</text:p>
          </table:table-cell>
          <table:table-cell office:value-type="float" office:value="0.0352941883570387" calcext:value-type="float">
            <text:p>0.035294188357039</text:p>
          </table:table-cell>
          <table:table-cell office:value-type="float" office:value="0.0231128677461172" calcext:value-type="float">
            <text:p>0.023112867746117</text:p>
          </table:table-cell>
        </table:table-row>
        <table:table-row table:style-name="ro1">
          <table:table-cell office:value-type="string" calcext:value-type="string">
            <text:p>CD300A</text:p>
          </table:table-cell>
          <table:table-cell office:value-type="float" office:value="0.0353463831939341" calcext:value-type="float">
            <text:p>0.035346383193934</text:p>
          </table:table-cell>
          <table:table-cell office:value-type="float" office:value="-0.0317512762461753" calcext:value-type="float">
            <text:p>-0.031751276246175</text:p>
          </table:table-cell>
        </table:table-row>
        <table:table-row table:style-name="ro1">
          <table:table-cell office:value-type="string" calcext:value-type="string">
            <text:p>PLIN1</text:p>
          </table:table-cell>
          <table:table-cell office:value-type="float" office:value="0.0353790979914508" calcext:value-type="float">
            <text:p>0.035379097991451</text:p>
          </table:table-cell>
          <table:table-cell office:value-type="float" office:value="0.0176777149640404" calcext:value-type="float">
            <text:p>0.01767771496404</text:p>
          </table:table-cell>
        </table:table-row>
        <table:table-row table:style-name="ro1">
          <table:table-cell office:value-type="string" calcext:value-type="string">
            <text:p>IRF2BPL</text:p>
          </table:table-cell>
          <table:table-cell office:value-type="float" office:value="0.0354178837318542" calcext:value-type="float">
            <text:p>0.035417883731854</text:p>
          </table:table-cell>
          <table:table-cell office:value-type="float" office:value="0.0159225424829899" calcext:value-type="float">
            <text:p>0.01592254248299</text:p>
          </table:table-cell>
        </table:table-row>
        <table:table-row table:style-name="ro1">
          <table:table-cell office:value-type="string" calcext:value-type="string">
            <text:p>NTRK1</text:p>
          </table:table-cell>
          <table:table-cell office:value-type="float" office:value="0.0354250838523883" calcext:value-type="float">
            <text:p>0.035425083852388</text:p>
          </table:table-cell>
          <table:table-cell office:value-type="float" office:value="-0.0116281549797382" calcext:value-type="float">
            <text:p>-0.011628154979738</text:p>
          </table:table-cell>
        </table:table-row>
        <table:table-row table:style-name="ro1">
          <table:table-cell office:value-type="string" calcext:value-type="string">
            <text:p>UBALD1</text:p>
          </table:table-cell>
          <table:table-cell office:value-type="float" office:value="0.0354961824968053" calcext:value-type="float">
            <text:p>0.035496182496805</text:p>
          </table:table-cell>
          <table:table-cell office:value-type="float" office:value="0.0298364493185964" calcext:value-type="float">
            <text:p>0.029836449318597</text:p>
          </table:table-cell>
        </table:table-row>
        <table:table-row table:style-name="ro1">
          <table:table-cell office:value-type="string" calcext:value-type="string">
            <text:p>CNKSR2</text:p>
          </table:table-cell>
          <table:table-cell office:value-type="float" office:value="0.0355431559794855" calcext:value-type="float">
            <text:p>0.035543155979486</text:p>
          </table:table-cell>
          <table:table-cell office:value-type="float" office:value="-0.00184949003213872" calcext:value-type="float">
            <text:p>-0.001849490032139</text:p>
          </table:table-cell>
        </table:table-row>
        <table:table-row table:style-name="ro1">
          <table:table-cell office:value-type="string" calcext:value-type="string">
            <text:p>CCDC159</text:p>
          </table:table-cell>
          <table:table-cell office:value-type="float" office:value="0.0355463605975865" calcext:value-type="float">
            <text:p>0.035546360597587</text:p>
          </table:table-cell>
          <table:table-cell office:value-type="float" office:value="0.0180612770863688" calcext:value-type="float">
            <text:p>0.018061277086369</text:p>
          </table:table-cell>
        </table:table-row>
        <table:table-row table:style-name="ro1">
          <table:table-cell office:value-type="string" calcext:value-type="string">
            <text:p>AC009229.6</text:p>
          </table:table-cell>
          <table:table-cell office:value-type="float" office:value="0.0355724474544521" calcext:value-type="float">
            <text:p>0.035572447454452</text:p>
          </table:table-cell>
          <table:table-cell office:value-type="float" office:value="-0.0221592166414316" calcext:value-type="float">
            <text:p>-0.022159216641432</text:p>
          </table:table-cell>
        </table:table-row>
        <table:table-row table:style-name="ro1">
          <table:table-cell office:value-type="string" calcext:value-type="string">
            <text:p>ZNF861P</text:p>
          </table:table-cell>
          <table:table-cell office:value-type="float" office:value="0.0355878462926886" calcext:value-type="float">
            <text:p>0.035587846292689</text:p>
          </table:table-cell>
          <table:table-cell office:value-type="float" office:value="-0.0103925391639623" calcext:value-type="float">
            <text:p>-0.010392539163962</text:p>
          </table:table-cell>
        </table:table-row>
        <table:table-row table:style-name="ro1">
          <table:table-cell office:value-type="string" calcext:value-type="string">
            <text:p>RP11-175K6.1</text:p>
          </table:table-cell>
          <table:table-cell office:value-type="float" office:value="0.0355895394616838" calcext:value-type="float">
            <text:p>0.035589539461684</text:p>
          </table:table-cell>
          <table:table-cell office:value-type="float" office:value="-0.0192182109483095" calcext:value-type="float">
            <text:p>-0.01921821094831</text:p>
          </table:table-cell>
        </table:table-row>
        <table:table-row table:style-name="ro1">
          <table:table-cell office:value-type="string" calcext:value-type="string">
            <text:p>POFUT2</text:p>
          </table:table-cell>
          <table:table-cell office:value-type="float" office:value="0.0356339471391562" calcext:value-type="float">
            <text:p>0.035633947139156</text:p>
          </table:table-cell>
          <table:table-cell office:value-type="float" office:value="-0.0172597450485182" calcext:value-type="float">
            <text:p>-0.017259745048518</text:p>
          </table:table-cell>
        </table:table-row>
        <table:table-row table:style-name="ro1">
          <table:table-cell office:value-type="string" calcext:value-type="string">
            <text:p>CCDC64B</text:p>
          </table:table-cell>
          <table:table-cell office:value-type="float" office:value="0.035634629020262" calcext:value-type="float">
            <text:p>0.035634629020262</text:p>
          </table:table-cell>
          <table:table-cell office:value-type="float" office:value="0.00490380730638916" calcext:value-type="float">
            <text:p>0.004903807306389</text:p>
          </table:table-cell>
        </table:table-row>
        <table:table-row table:style-name="ro1">
          <table:table-cell office:value-type="string" calcext:value-type="string">
            <text:p>C16orf71</text:p>
          </table:table-cell>
          <table:table-cell office:value-type="float" office:value="0.0356443169103471" calcext:value-type="float">
            <text:p>0.035644316910347</text:p>
          </table:table-cell>
          <table:table-cell office:value-type="float" office:value="0.0403950465771536" calcext:value-type="float">
            <text:p>0.040395046577154</text:p>
          </table:table-cell>
        </table:table-row>
        <table:table-row table:style-name="ro1">
          <table:table-cell office:value-type="string" calcext:value-type="string">
            <text:p>ZMYND10</text:p>
          </table:table-cell>
          <table:table-cell office:value-type="float" office:value="0.0356828230085227" calcext:value-type="float">
            <text:p>0.035682823008523</text:p>
          </table:table-cell>
          <table:table-cell office:value-type="float" office:value="-0.0137371238773483" calcext:value-type="float">
            <text:p>-0.013737123877348</text:p>
          </table:table-cell>
        </table:table-row>
        <table:table-row table:style-name="ro1">
          <table:table-cell office:value-type="string" calcext:value-type="string">
            <text:p>FAHD2A</text:p>
          </table:table-cell>
          <table:table-cell office:value-type="float" office:value="0.0357015610770703" calcext:value-type="float">
            <text:p>0.03570156107707</text:p>
          </table:table-cell>
          <table:table-cell office:value-type="float" office:value="-0.00315246097506796" calcext:value-type="float">
            <text:p>-0.003152460975068</text:p>
          </table:table-cell>
        </table:table-row>
        <table:table-row table:style-name="ro1">
          <table:table-cell office:value-type="string" calcext:value-type="string">
            <text:p>CHRNA9</text:p>
          </table:table-cell>
          <table:table-cell office:value-type="float" office:value="0.0357227013955892" calcext:value-type="float">
            <text:p>0.035722701395589</text:p>
          </table:table-cell>
          <table:table-cell office:value-type="float" office:value="-0.0198468150325556" calcext:value-type="float">
            <text:p>-0.019846815032556</text:p>
          </table:table-cell>
        </table:table-row>
        <table:table-row table:style-name="ro1">
          <table:table-cell office:value-type="string" calcext:value-type="string">
            <text:p>WDR66</text:p>
          </table:table-cell>
          <table:table-cell office:value-type="float" office:value="0.0357424751794714" calcext:value-type="float">
            <text:p>0.035742475179471</text:p>
          </table:table-cell>
          <table:table-cell office:value-type="float" office:value="0.00743877365910133" calcext:value-type="float">
            <text:p>0.007438773659101</text:p>
          </table:table-cell>
        </table:table-row>
        <table:table-row table:style-name="ro1">
          <table:table-cell office:value-type="string" calcext:value-type="string">
            <text:p>LRRC61</text:p>
          </table:table-cell>
          <table:table-cell office:value-type="float" office:value="0.0357584935795644" calcext:value-type="float">
            <text:p>0.035758493579565</text:p>
          </table:table-cell>
          <table:table-cell office:value-type="float" office:value="-0.00597363256134066" calcext:value-type="float">
            <text:p>-0.005973632561341</text:p>
          </table:table-cell>
        </table:table-row>
        <table:table-row table:style-name="ro1">
          <table:table-cell office:value-type="string" calcext:value-type="string">
            <text:p>AL450992.2</text:p>
          </table:table-cell>
          <table:table-cell office:value-type="float" office:value="0.0358018305393213" calcext:value-type="float">
            <text:p>0.035801830539321</text:p>
          </table:table-cell>
          <table:table-cell office:value-type="float" office:value="0.0343605358907249" calcext:value-type="float">
            <text:p>0.034360535890725</text:p>
          </table:table-cell>
        </table:table-row>
        <table:table-row table:style-name="ro1">
          <table:table-cell office:value-type="string" calcext:value-type="string">
            <text:p>VEGFA</text:p>
          </table:table-cell>
          <table:table-cell office:value-type="float" office:value="0.0358058551017236" calcext:value-type="float">
            <text:p>0.035805855101724</text:p>
          </table:table-cell>
          <table:table-cell office:value-type="float" office:value="-0.0122903088383309" calcext:value-type="float">
            <text:p>-0.012290308838331</text:p>
          </table:table-cell>
        </table:table-row>
        <table:table-row table:style-name="ro1">
          <table:table-cell office:value-type="string" calcext:value-type="string">
            <text:p>MECR</text:p>
          </table:table-cell>
          <table:table-cell office:value-type="float" office:value="0.0358714326389895" calcext:value-type="float">
            <text:p>0.03587143263899</text:p>
          </table:table-cell>
          <table:table-cell office:value-type="float" office:value="-0.0040164434431189" calcext:value-type="float">
            <text:p>-0.004016443443119</text:p>
          </table:table-cell>
        </table:table-row>
        <table:table-row table:style-name="ro1">
          <table:table-cell office:value-type="string" calcext:value-type="string">
            <text:p>CCDC124</text:p>
          </table:table-cell>
          <table:table-cell office:value-type="float" office:value="0.0359384313860508" calcext:value-type="float">
            <text:p>0.035938431386051</text:p>
          </table:table-cell>
          <table:table-cell office:value-type="float" office:value="0.0267828942952407" calcext:value-type="float">
            <text:p>0.026782894295241</text:p>
          </table:table-cell>
        </table:table-row>
        <table:table-row table:style-name="ro1">
          <table:table-cell office:value-type="string" calcext:value-type="string">
            <text:p>RP11-159F24.2</text:p>
          </table:table-cell>
          <table:table-cell office:value-type="float" office:value="0.0359569581426092" calcext:value-type="float">
            <text:p>0.035956958142609</text:p>
          </table:table-cell>
          <table:table-cell office:value-type="float" office:value="-0.0116173765223236" calcext:value-type="float">
            <text:p>-0.011617376522324</text:p>
          </table:table-cell>
        </table:table-row>
        <table:table-row table:style-name="ro1">
          <table:table-cell office:value-type="string" calcext:value-type="string">
            <text:p>FAM195A</text:p>
          </table:table-cell>
          <table:table-cell office:value-type="float" office:value="0.0360134578262438" calcext:value-type="float">
            <text:p>0.036013457826244</text:p>
          </table:table-cell>
          <table:table-cell office:value-type="float" office:value="0.027128260355391" calcext:value-type="float">
            <text:p>0.027128260355391</text:p>
          </table:table-cell>
        </table:table-row>
        <table:table-row table:style-name="ro1">
          <table:table-cell office:value-type="string" calcext:value-type="string">
            <text:p>ACTN2</text:p>
          </table:table-cell>
          <table:table-cell office:value-type="float" office:value="0.0360139149658685" calcext:value-type="float">
            <text:p>0.036013914965869</text:p>
          </table:table-cell>
          <table:table-cell office:value-type="float" office:value="0.000526958098420974" calcext:value-type="float">
            <text:p>0.000526958098421</text:p>
          </table:table-cell>
        </table:table-row>
        <table:table-row table:style-name="ro1">
          <table:table-cell office:value-type="string" calcext:value-type="string">
            <text:p>TPSP2</text:p>
          </table:table-cell>
          <table:table-cell office:value-type="float" office:value="0.0360717031913863" calcext:value-type="float">
            <text:p>0.036071703191386</text:p>
          </table:table-cell>
          <table:table-cell office:value-type="float" office:value="0.0373253670437692" calcext:value-type="float">
            <text:p>0.037325367043769</text:p>
          </table:table-cell>
        </table:table-row>
        <table:table-row table:style-name="ro1">
          <table:table-cell office:value-type="string" calcext:value-type="string">
            <text:p>TMEM184A</text:p>
          </table:table-cell>
          <table:table-cell office:value-type="float" office:value="0.0361823544889606" calcext:value-type="float">
            <text:p>0.036182354488961</text:p>
          </table:table-cell>
          <table:table-cell office:value-type="float" office:value="0.0299696998820338" calcext:value-type="float">
            <text:p>0.029969699882034</text:p>
          </table:table-cell>
        </table:table-row>
        <table:table-row table:style-name="ro1">
          <table:table-cell office:value-type="string" calcext:value-type="string">
            <text:p>ATP2A1</text:p>
          </table:table-cell>
          <table:table-cell office:value-type="float" office:value="0.0362041494972348" calcext:value-type="float">
            <text:p>0.036204149497235</text:p>
          </table:table-cell>
          <table:table-cell office:value-type="float" office:value="-0.0255545947413349" calcext:value-type="float">
            <text:p>-0.025554594741335</text:p>
          </table:table-cell>
        </table:table-row>
        <table:table-row table:style-name="ro1">
          <table:table-cell office:value-type="string" calcext:value-type="string">
            <text:p>SH3GL1</text:p>
          </table:table-cell>
          <table:table-cell office:value-type="float" office:value="0.0362142765232005" calcext:value-type="float">
            <text:p>0.036214276523201</text:p>
          </table:table-cell>
          <table:table-cell office:value-type="float" office:value="0.0306272467837856" calcext:value-type="float">
            <text:p>0.030627246783786</text:p>
          </table:table-cell>
        </table:table-row>
        <table:table-row table:style-name="ro1">
          <table:table-cell office:value-type="string" calcext:value-type="string">
            <text:p>RSPH6A</text:p>
          </table:table-cell>
          <table:table-cell office:value-type="float" office:value="0.0362516204693054" calcext:value-type="float">
            <text:p>0.036251620469305</text:p>
          </table:table-cell>
          <table:table-cell office:value-type="float" office:value="0.00313426671463283" calcext:value-type="float">
            <text:p>0.003134266714633</text:p>
          </table:table-cell>
        </table:table-row>
        <table:table-row table:style-name="ro1">
          <table:table-cell office:value-type="string" calcext:value-type="string">
            <text:p>LINC00698</text:p>
          </table:table-cell>
          <table:table-cell office:value-type="float" office:value="0.0362724101403952" calcext:value-type="float">
            <text:p>0.036272410140395</text:p>
          </table:table-cell>
          <table:table-cell office:value-type="float" office:value="-0.019332526882762" calcext:value-type="float">
            <text:p>-0.019332526882762</text:p>
          </table:table-cell>
        </table:table-row>
        <table:table-row table:style-name="ro1">
          <table:table-cell office:value-type="string" calcext:value-type="string">
            <text:p>RP11-21L23.4</text:p>
          </table:table-cell>
          <table:table-cell office:value-type="float" office:value="0.0363263645319729" calcext:value-type="float">
            <text:p>0.036326364531973</text:p>
          </table:table-cell>
          <table:table-cell office:value-type="float" office:value="-0.0148234865071049" calcext:value-type="float">
            <text:p>-0.014823486507105</text:p>
          </table:table-cell>
        </table:table-row>
        <table:table-row table:style-name="ro1">
          <table:table-cell office:value-type="string" calcext:value-type="string">
            <text:p>MIR581</text:p>
          </table:table-cell>
          <table:table-cell office:value-type="float" office:value="0.0364549311337724" calcext:value-type="float">
            <text:p>0.036454931133773</text:p>
          </table:table-cell>
          <table:table-cell office:value-type="float" office:value="0.0206901740867285" calcext:value-type="float">
            <text:p>0.020690174086729</text:p>
          </table:table-cell>
        </table:table-row>
        <table:table-row table:style-name="ro1">
          <table:table-cell office:value-type="string" calcext:value-type="string">
            <text:p>AVPI1</text:p>
          </table:table-cell>
          <table:table-cell office:value-type="float" office:value="0.0364575193666525" calcext:value-type="float">
            <text:p>0.036457519366653</text:p>
          </table:table-cell>
          <table:table-cell office:value-type="float" office:value="0.00490174351751636" calcext:value-type="float">
            <text:p>0.004901743517516</text:p>
          </table:table-cell>
        </table:table-row>
        <table:table-row table:style-name="ro1">
          <table:table-cell office:value-type="string" calcext:value-type="string">
            <text:p>RP13-46H24.1</text:p>
          </table:table-cell>
          <table:table-cell office:value-type="float" office:value="0.0364583999491336" calcext:value-type="float">
            <text:p>0.036458399949134</text:p>
          </table:table-cell>
          <table:table-cell office:value-type="float" office:value="0.0207125355951131" calcext:value-type="float">
            <text:p>0.020712535595113</text:p>
          </table:table-cell>
        </table:table-row>
        <table:table-row table:style-name="ro1">
          <table:table-cell office:value-type="string" calcext:value-type="string">
            <text:p>PPIL6</text:p>
          </table:table-cell>
          <table:table-cell office:value-type="float" office:value="0.0364782230150751" calcext:value-type="float">
            <text:p>0.036478223015075</text:p>
          </table:table-cell>
          <table:table-cell office:value-type="float" office:value="-0.00622965049648329" calcext:value-type="float">
            <text:p>-0.006229650496483</text:p>
          </table:table-cell>
        </table:table-row>
        <table:table-row table:style-name="ro1">
          <table:table-cell office:value-type="string" calcext:value-type="string">
            <text:p>CTB-109A12.1</text:p>
          </table:table-cell>
          <table:table-cell office:value-type="float" office:value="0.0364999616675595" calcext:value-type="float">
            <text:p>0.03649996166756</text:p>
          </table:table-cell>
          <table:table-cell office:value-type="float" office:value="-0.0298328349080018" calcext:value-type="float">
            <text:p>-0.029832834908002</text:p>
          </table:table-cell>
        </table:table-row>
        <table:table-row table:style-name="ro1">
          <table:table-cell office:value-type="string" calcext:value-type="string">
            <text:p>ZNF414</text:p>
          </table:table-cell>
          <table:table-cell office:value-type="float" office:value="0.0365068656624536" calcext:value-type="float">
            <text:p>0.036506865662454</text:p>
          </table:table-cell>
          <table:table-cell office:value-type="float" office:value="0.0348301115266388" calcext:value-type="float">
            <text:p>0.034830111526639</text:p>
          </table:table-cell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0.0365075067267491" calcext:value-type="float">
            <text:p>0.036507506726749</text:p>
          </table:table-cell>
          <table:table-cell office:value-type="float" office:value="0.0413845618281327" calcext:value-type="float">
            <text:p>0.041384561828133</text:p>
          </table:table-cell>
        </table:table-row>
        <table:table-row table:style-name="ro1">
          <table:table-cell office:value-type="string" calcext:value-type="string">
            <text:p>NEK8</text:p>
          </table:table-cell>
          <table:table-cell office:value-type="float" office:value="0.0365456832046479" calcext:value-type="float">
            <text:p>0.036545683204648</text:p>
          </table:table-cell>
          <table:table-cell office:value-type="float" office:value="0.0130364031038909" calcext:value-type="float">
            <text:p>0.013036403103891</text:p>
          </table:table-cell>
        </table:table-row>
        <table:table-row table:style-name="ro1">
          <table:table-cell office:value-type="string" calcext:value-type="string">
            <text:p>THOP1</text:p>
          </table:table-cell>
          <table:table-cell office:value-type="float" office:value="0.0365473580563331" calcext:value-type="float">
            <text:p>0.036547358056333</text:p>
          </table:table-cell>
          <table:table-cell office:value-type="float" office:value="0.0316257722006574" calcext:value-type="float">
            <text:p>0.031625772200657</text:p>
          </table:table-cell>
        </table:table-row>
        <table:table-row table:style-name="ro1">
          <table:table-cell office:value-type="string" calcext:value-type="string">
            <text:p>RP11-155G14.6</text:p>
          </table:table-cell>
          <table:table-cell office:value-type="float" office:value="0.0366060992912666" calcext:value-type="float">
            <text:p>0.036606099291267</text:p>
          </table:table-cell>
          <table:table-cell office:value-type="float" office:value="-0.0122094136431827" calcext:value-type="float">
            <text:p>-0.012209413643183</text:p>
          </table:table-cell>
        </table:table-row>
        <table:table-row table:style-name="ro1">
          <table:table-cell office:value-type="string" calcext:value-type="string">
            <text:p>CIDEA</text:p>
          </table:table-cell>
          <table:table-cell office:value-type="float" office:value="0.0366309457803793" calcext:value-type="float">
            <text:p>0.036630945780379</text:p>
          </table:table-cell>
          <table:table-cell office:value-type="float" office:value="0.00667753191598907" calcext:value-type="float">
            <text:p>0.006677531915989</text:p>
          </table:table-cell>
        </table:table-row>
        <table:table-row table:style-name="ro1">
          <table:table-cell office:value-type="string" calcext:value-type="string">
            <text:p>PCAT6</text:p>
          </table:table-cell>
          <table:table-cell office:value-type="float" office:value="0.036632310109739" calcext:value-type="float">
            <text:p>0.036632310109739</text:p>
          </table:table-cell>
          <table:table-cell office:value-type="float" office:value="0.0352358625537334" calcext:value-type="float">
            <text:p>0.035235862553733</text:p>
          </table:table-cell>
        </table:table-row>
        <table:table-row table:style-name="ro1">
          <table:table-cell office:value-type="string" calcext:value-type="string">
            <text:p>SGCA</text:p>
          </table:table-cell>
          <table:table-cell office:value-type="float" office:value="0.0366547304494461" calcext:value-type="float">
            <text:p>0.036654730449446</text:p>
          </table:table-cell>
          <table:table-cell office:value-type="float" office:value="-0.0111051285549995" calcext:value-type="float">
            <text:p>-0.011105128555</text:p>
          </table:table-cell>
        </table:table-row>
        <table:table-row table:style-name="ro1">
          <table:table-cell office:value-type="string" calcext:value-type="string">
            <text:p>RP11-478H13.3</text:p>
          </table:table-cell>
          <table:table-cell office:value-type="float" office:value="0.0367220870729837" calcext:value-type="float">
            <text:p>0.036722087072984</text:p>
          </table:table-cell>
          <table:table-cell office:value-type="float" office:value="0.0220623693562836" calcext:value-type="float">
            <text:p>0.022062369356284</text:p>
          </table:table-cell>
        </table:table-row>
        <table:table-row table:style-name="ro1">
          <table:table-cell office:value-type="string" calcext:value-type="string">
            <text:p>RARA</text:p>
          </table:table-cell>
          <table:table-cell office:value-type="float" office:value="0.0367866680764303" calcext:value-type="float">
            <text:p>0.03678666807643</text:p>
          </table:table-cell>
          <table:table-cell office:value-type="float" office:value="0.00857584699220894" calcext:value-type="float">
            <text:p>0.008575846992209</text:p>
          </table:table-cell>
        </table:table-row>
        <table:table-row table:style-name="ro1">
          <table:table-cell office:value-type="string" calcext:value-type="string">
            <text:p>PRR7</text:p>
          </table:table-cell>
          <table:table-cell office:value-type="float" office:value="0.0367909879302042" calcext:value-type="float">
            <text:p>0.036790987930204</text:p>
          </table:table-cell>
          <table:table-cell office:value-type="float" office:value="0.0209382815203974" calcext:value-type="float">
            <text:p>0.020938281520398</text:p>
          </table:table-cell>
        </table:table-row>
        <table:table-row table:style-name="ro1">
          <table:table-cell office:value-type="string" calcext:value-type="string">
            <text:p>CTB-180A7.8</text:p>
          </table:table-cell>
          <table:table-cell office:value-type="float" office:value="0.0367934363881757" calcext:value-type="float">
            <text:p>0.036793436388176</text:p>
          </table:table-cell>
          <table:table-cell office:value-type="float" office:value="-0.016353812380936" calcext:value-type="float">
            <text:p>-0.016353812380936</text:p>
          </table:table-cell>
        </table:table-row>
        <table:table-row table:style-name="ro1">
          <table:table-cell office:value-type="string" calcext:value-type="string">
            <text:p>AC096582.8</text:p>
          </table:table-cell>
          <table:table-cell office:value-type="float" office:value="0.0368051753081661" calcext:value-type="float">
            <text:p>0.036805175308166</text:p>
          </table:table-cell>
          <table:table-cell office:value-type="float" office:value="-0.0170416883620631" calcext:value-type="float">
            <text:p>-0.017041688362063</text:p>
          </table:table-cell>
        </table:table-row>
        <table:table-row table:style-name="ro1">
          <table:table-cell office:value-type="string" calcext:value-type="string">
            <text:p>WDR34</text:p>
          </table:table-cell>
          <table:table-cell office:value-type="float" office:value="0.0368203569491341" calcext:value-type="float">
            <text:p>0.036820356949134</text:p>
          </table:table-cell>
          <table:table-cell office:value-type="float" office:value="0.00878277772926301" calcext:value-type="float">
            <text:p>0.008782777729263</text:p>
          </table:table-cell>
        </table:table-row>
        <table:table-row table:style-name="ro1">
          <table:table-cell office:value-type="string" calcext:value-type="string">
            <text:p>ENDOU</text:p>
          </table:table-cell>
          <table:table-cell office:value-type="float" office:value="0.0368581197543841" calcext:value-type="float">
            <text:p>0.036858119754384</text:p>
          </table:table-cell>
          <table:table-cell office:value-type="float" office:value="-0.0093196854271904" calcext:value-type="float">
            <text:p>-0.00931968542719</text:p>
          </table:table-cell>
        </table:table-row>
        <table:table-row table:style-name="ro1">
          <table:table-cell office:value-type="string" calcext:value-type="string">
            <text:p>BZRAP1</text:p>
          </table:table-cell>
          <table:table-cell office:value-type="float" office:value="0.0368646644722352" calcext:value-type="float">
            <text:p>0.036864664472235</text:p>
          </table:table-cell>
          <table:table-cell office:value-type="float" office:value="0.0360628050355583" calcext:value-type="float">
            <text:p>0.036062805035558</text:p>
          </table:table-cell>
        </table:table-row>
        <table:table-row table:style-name="ro1">
          <table:table-cell office:value-type="string" calcext:value-type="string">
            <text:p>SCN11A</text:p>
          </table:table-cell>
          <table:table-cell office:value-type="float" office:value="0.0368851222462277" calcext:value-type="float">
            <text:p>0.036885122246228</text:p>
          </table:table-cell>
          <table:table-cell office:value-type="float" office:value="-0.0186701911235517" calcext:value-type="float">
            <text:p>-0.018670191123552</text:p>
          </table:table-cell>
        </table:table-row>
        <table:table-row table:style-name="ro1">
          <table:table-cell office:value-type="string" calcext:value-type="string">
            <text:p>CCDC9</text:p>
          </table:table-cell>
          <table:table-cell office:value-type="float" office:value="0.0368880437493697" calcext:value-type="float">
            <text:p>0.03688804374937</text:p>
          </table:table-cell>
          <table:table-cell office:value-type="float" office:value="0.041792812413021" calcext:value-type="float">
            <text:p>0.041792812413021</text:p>
          </table:table-cell>
        </table:table-row>
        <table:table-row table:style-name="ro1">
          <table:table-cell office:value-type="string" calcext:value-type="string">
            <text:p>RP11-217B7.2</text:p>
          </table:table-cell>
          <table:table-cell office:value-type="float" office:value="0.0368988624217396" calcext:value-type="float">
            <text:p>0.03689886242174</text:p>
          </table:table-cell>
          <table:table-cell office:value-type="float" office:value="-0.0204199280475487" calcext:value-type="float">
            <text:p>-0.020419928047549</text:p>
          </table:table-cell>
        </table:table-row>
        <table:table-row table:style-name="ro1">
          <table:table-cell office:value-type="string" calcext:value-type="string">
            <text:p>RP11-193M21.1</text:p>
          </table:table-cell>
          <table:table-cell office:value-type="float" office:value="0.0369281023587985" calcext:value-type="float">
            <text:p>0.036928102358799</text:p>
          </table:table-cell>
          <table:table-cell office:value-type="float" office:value="-0.0168453424754543" calcext:value-type="float">
            <text:p>-0.016845342475454</text:p>
          </table:table-cell>
        </table:table-row>
        <table:table-row table:style-name="ro1">
          <table:table-cell office:value-type="string" calcext:value-type="string">
            <text:p>RP11-213G2.2</text:p>
          </table:table-cell>
          <table:table-cell office:value-type="float" office:value="0.0369555629451688" calcext:value-type="float">
            <text:p>0.036955562945169</text:p>
          </table:table-cell>
          <table:table-cell office:value-type="float" office:value="-0.00184974016088004" calcext:value-type="float">
            <text:p>-0.00184974016088</text:p>
          </table:table-cell>
        </table:table-row>
        <table:table-row table:style-name="ro1">
          <table:table-cell office:value-type="string" calcext:value-type="string">
            <text:p>XXbac-B476C20.14</text:p>
          </table:table-cell>
          <table:table-cell office:value-type="float" office:value="0.0369709599886384" calcext:value-type="float">
            <text:p>0.036970959988638</text:p>
          </table:table-cell>
          <table:table-cell office:value-type="float" office:value="-0.0018954931251252" calcext:value-type="float">
            <text:p>-0.001895493125125</text:p>
          </table:table-cell>
        </table:table-row>
        <table:table-row table:style-name="ro1">
          <table:table-cell office:value-type="string" calcext:value-type="string">
            <text:p>RP11-64K12.8</text:p>
          </table:table-cell>
          <table:table-cell office:value-type="float" office:value="0.0370359407986959" calcext:value-type="float">
            <text:p>0.037035940798696</text:p>
          </table:table-cell>
          <table:table-cell office:value-type="float" office:value="-0.0157581626353623" calcext:value-type="float">
            <text:p>-0.015758162635362</text:p>
          </table:table-cell>
        </table:table-row>
        <table:table-row table:style-name="ro1">
          <table:table-cell office:value-type="string" calcext:value-type="string">
            <text:p>RP11-13K12.1</text:p>
          </table:table-cell>
          <table:table-cell office:value-type="float" office:value="0.0370522375276525" calcext:value-type="float">
            <text:p>0.037052237527653</text:p>
          </table:table-cell>
          <table:table-cell office:value-type="float" office:value="0.0120973040362778" calcext:value-type="float">
            <text:p>0.012097304036278</text:p>
          </table:table-cell>
        </table:table-row>
        <table:table-row table:style-name="ro1">
          <table:table-cell office:value-type="string" calcext:value-type="string">
            <text:p>CCDC85B</text:p>
          </table:table-cell>
          <table:table-cell office:value-type="float" office:value="0.0370656488938977" calcext:value-type="float">
            <text:p>0.037065648893898</text:p>
          </table:table-cell>
          <table:table-cell office:value-type="float" office:value="0.00168203832180152" calcext:value-type="float">
            <text:p>0.001682038321802</text:p>
          </table:table-cell>
        </table:table-row>
        <table:table-row table:style-name="ro1">
          <table:table-cell office:value-type="string" calcext:value-type="string">
            <text:p>AC073135.3</text:p>
          </table:table-cell>
          <table:table-cell office:value-type="float" office:value="0.0371066025992681" calcext:value-type="float">
            <text:p>0.037106602599268</text:p>
          </table:table-cell>
          <table:table-cell office:value-type="float" office:value="-0.0182246135853237" calcext:value-type="float">
            <text:p>-0.018224613585324</text:p>
          </table:table-cell>
        </table:table-row>
        <table:table-row table:style-name="ro1">
          <table:table-cell office:value-type="string" calcext:value-type="string">
            <text:p>SMIM4</text:p>
          </table:table-cell>
          <table:table-cell office:value-type="float" office:value="0.0371072111630093" calcext:value-type="float">
            <text:p>0.037107211163009</text:p>
          </table:table-cell>
          <table:table-cell office:value-type="float" office:value="0.026179422833211" calcext:value-type="float">
            <text:p>0.026179422833211</text:p>
          </table:table-cell>
        </table:table-row>
        <table:table-row table:style-name="ro1">
          <table:table-cell office:value-type="string" calcext:value-type="string">
            <text:p>NPIPA5</text:p>
          </table:table-cell>
          <table:table-cell office:value-type="float" office:value="0.0371705942347269" calcext:value-type="float">
            <text:p>0.037170594234727</text:p>
          </table:table-cell>
          <table:table-cell office:value-type="float" office:value="-0.0162492886194011" calcext:value-type="float">
            <text:p>-0.016249288619401</text:p>
          </table:table-cell>
        </table:table-row>
        <table:table-row table:style-name="ro1">
          <table:table-cell office:value-type="string" calcext:value-type="string">
            <text:p>PPP1R13B</text:p>
          </table:table-cell>
          <table:table-cell office:value-type="float" office:value="0.0371811451519678" calcext:value-type="float">
            <text:p>0.037181145151968</text:p>
          </table:table-cell>
          <table:table-cell office:value-type="float" office:value="0.031926916034952" calcext:value-type="float">
            <text:p>0.031926916034952</text:p>
          </table:table-cell>
        </table:table-row>
        <table:table-row table:style-name="ro1">
          <table:table-cell office:value-type="string" calcext:value-type="string">
            <text:p>TARDBPP2</text:p>
          </table:table-cell>
          <table:table-cell office:value-type="float" office:value="0.0372059528624012" calcext:value-type="float">
            <text:p>0.037205952862401</text:p>
          </table:table-cell>
          <table:table-cell office:value-type="float" office:value="-0.0147890872299113" calcext:value-type="float">
            <text:p>-0.014789087229911</text:p>
          </table:table-cell>
        </table:table-row>
        <table:table-row table:style-name="ro1">
          <table:table-cell office:value-type="string" calcext:value-type="string">
            <text:p>NEK1</text:p>
          </table:table-cell>
          <table:table-cell office:value-type="float" office:value="0.0372165901833972" calcext:value-type="float">
            <text:p>0.037216590183397</text:p>
          </table:table-cell>
          <table:table-cell office:value-type="float" office:value="0.0166402905636935" calcext:value-type="float">
            <text:p>0.016640290563694</text:p>
          </table:table-cell>
        </table:table-row>
        <table:table-row table:style-name="ro1">
          <table:table-cell office:value-type="string" calcext:value-type="string">
            <text:p>ASB16-AS1</text:p>
          </table:table-cell>
          <table:table-cell office:value-type="float" office:value="0.0372411335300483" calcext:value-type="float">
            <text:p>0.037241133530048</text:p>
          </table:table-cell>
          <table:table-cell office:value-type="float" office:value="0.0420352187279178" calcext:value-type="float">
            <text:p>0.042035218727918</text:p>
          </table:table-cell>
        </table:table-row>
        <table:table-row table:style-name="ro1">
          <table:table-cell office:value-type="string" calcext:value-type="string">
            <text:p>SOX7</text:p>
          </table:table-cell>
          <table:table-cell office:value-type="float" office:value="0.0372697910111503" calcext:value-type="float">
            <text:p>0.03726979101115</text:p>
          </table:table-cell>
          <table:table-cell office:value-type="float" office:value="-0.0164848373050241" calcext:value-type="float">
            <text:p>-0.016484837305024</text:p>
          </table:table-cell>
        </table:table-row>
        <table:table-row table:style-name="ro1">
          <table:table-cell office:value-type="string" calcext:value-type="string">
            <text:p>CTD-2012K14.6</text:p>
          </table:table-cell>
          <table:table-cell office:value-type="float" office:value="0.0372776681042534" calcext:value-type="float">
            <text:p>0.037277668104253</text:p>
          </table:table-cell>
          <table:table-cell office:value-type="float" office:value="0.0260035345117833" calcext:value-type="float">
            <text:p>0.026003534511783</text:p>
          </table:table-cell>
        </table:table-row>
        <table:table-row table:style-name="ro1">
          <table:table-cell office:value-type="string" calcext:value-type="string">
            <text:p>PARP3</text:p>
          </table:table-cell>
          <table:table-cell office:value-type="float" office:value="0.0373443766375671" calcext:value-type="float">
            <text:p>0.037344376637567</text:p>
          </table:table-cell>
          <table:table-cell office:value-type="float" office:value="-0.0157233756967888" calcext:value-type="float">
            <text:p>-0.015723375696789</text:p>
          </table:table-cell>
        </table:table-row>
        <table:table-row table:style-name="ro1">
          <table:table-cell office:value-type="string" calcext:value-type="string">
            <text:p>PLEKHM1</text:p>
          </table:table-cell>
          <table:table-cell office:value-type="float" office:value="0.0373444006867994" calcext:value-type="float">
            <text:p>0.0373444006868</text:p>
          </table:table-cell>
          <table:table-cell office:value-type="float" office:value="-0.00402254805423914" calcext:value-type="float">
            <text:p>-0.004022548054239</text:p>
          </table:table-cell>
        </table:table-row>
        <table:table-row table:style-name="ro1">
          <table:table-cell office:value-type="string" calcext:value-type="string">
            <text:p>RP11-351I24.1</text:p>
          </table:table-cell>
          <table:table-cell office:value-type="float" office:value="0.0373571393467851" calcext:value-type="float">
            <text:p>0.037357139346785</text:p>
          </table:table-cell>
          <table:table-cell office:value-type="float" office:value="0.0136453986782394" calcext:value-type="float">
            <text:p>0.01364539867824</text:p>
          </table:table-cell>
        </table:table-row>
        <table:table-row table:style-name="ro1">
          <table:table-cell office:value-type="string" calcext:value-type="string">
            <text:p>NME5</text:p>
          </table:table-cell>
          <table:table-cell office:value-type="float" office:value="0.0373860432595216" calcext:value-type="float">
            <text:p>0.037386043259522</text:p>
          </table:table-cell>
          <table:table-cell office:value-type="float" office:value="0.0145548366162617" calcext:value-type="float">
            <text:p>0.014554836616262</text:p>
          </table:table-cell>
        </table:table-row>
        <table:table-row table:style-name="ro1">
          <table:table-cell office:value-type="string" calcext:value-type="string">
            <text:p>RP11-327J17.2</text:p>
          </table:table-cell>
          <table:table-cell office:value-type="float" office:value="0.0373919651292396" calcext:value-type="float">
            <text:p>0.03739196512924</text:p>
          </table:table-cell>
          <table:table-cell office:value-type="float" office:value="0.0279203947384798" calcext:value-type="float">
            <text:p>0.02792039473848</text:p>
          </table:table-cell>
        </table:table-row>
        <table:table-row table:style-name="ro1">
          <table:table-cell office:value-type="string" calcext:value-type="string">
            <text:p>AC017104.6</text:p>
          </table:table-cell>
          <table:table-cell office:value-type="float" office:value="0.0374009159391918" calcext:value-type="float">
            <text:p>0.037400915939192</text:p>
          </table:table-cell>
          <table:table-cell office:value-type="float" office:value="0.0106019524445992" calcext:value-type="float">
            <text:p>0.010601952444599</text:p>
          </table:table-cell>
        </table:table-row>
        <table:table-row table:style-name="ro1">
          <table:table-cell office:value-type="string" calcext:value-type="string">
            <text:p>C1orf194</text:p>
          </table:table-cell>
          <table:table-cell office:value-type="float" office:value="0.0374438759969954" calcext:value-type="float">
            <text:p>0.037443875996996</text:p>
          </table:table-cell>
          <table:table-cell office:value-type="float" office:value="-0.0123633403340356" calcext:value-type="float">
            <text:p>-0.012363340334036</text:p>
          </table:table-cell>
        </table:table-row>
        <table:table-row table:style-name="ro1">
          <table:table-cell office:value-type="string" calcext:value-type="string">
            <text:p>ST13P15</text:p>
          </table:table-cell>
          <table:table-cell office:value-type="float" office:value="0.0374592229743319" calcext:value-type="float">
            <text:p>0.037459222974332</text:p>
          </table:table-cell>
          <table:table-cell office:value-type="float" office:value="0.0408583680165212" calcext:value-type="float">
            <text:p>0.040858368016521</text:p>
          </table:table-cell>
        </table:table-row>
        <table:table-row table:style-name="ro1">
          <table:table-cell office:value-type="string" calcext:value-type="string">
            <text:p>SMTN</text:p>
          </table:table-cell>
          <table:table-cell office:value-type="float" office:value="0.0374798812181401" calcext:value-type="float">
            <text:p>0.03747988121814</text:p>
          </table:table-cell>
          <table:table-cell office:value-type="float" office:value="0.0326871450810408" calcext:value-type="float">
            <text:p>0.032687145081041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float" office:value="0.0374869102797684" calcext:value-type="float">
            <text:p>0.037486910279768</text:p>
          </table:table-cell>
          <table:table-cell office:value-type="float" office:value="-0.0123319127859308" calcext:value-type="float">
            <text:p>-0.012331912785931</text:p>
          </table:table-cell>
        </table:table-row>
        <table:table-row table:style-name="ro1">
          <table:table-cell office:value-type="string" calcext:value-type="string">
            <text:p>KRT16P2</text:p>
          </table:table-cell>
          <table:table-cell office:value-type="float" office:value="0.0375123508309388" calcext:value-type="float">
            <text:p>0.037512350830939</text:p>
          </table:table-cell>
          <table:table-cell office:value-type="float" office:value="-0.0152185176521445" calcext:value-type="float">
            <text:p>-0.015218517652145</text:p>
          </table:table-cell>
        </table:table-row>
        <table:table-row table:style-name="ro1">
          <table:table-cell office:value-type="string" calcext:value-type="string">
            <text:p>LINC00661</text:p>
          </table:table-cell>
          <table:table-cell office:value-type="float" office:value="0.0375286721922872" calcext:value-type="float">
            <text:p>0.037528672192287</text:p>
          </table:table-cell>
          <table:table-cell office:value-type="float" office:value="-0.0215514227126617" calcext:value-type="float">
            <text:p>-0.021551422712662</text:p>
          </table:table-cell>
        </table:table-row>
        <table:table-row table:style-name="ro1">
          <table:table-cell office:value-type="string" calcext:value-type="string">
            <text:p>RP11-115J16.2</text:p>
          </table:table-cell>
          <table:table-cell office:value-type="float" office:value="0.0375300359546786" calcext:value-type="float">
            <text:p>0.037530035954679</text:p>
          </table:table-cell>
          <table:table-cell office:value-type="float" office:value="-0.0216441199574608" calcext:value-type="float">
            <text:p>-0.021644119957461</text:p>
          </table:table-cell>
        </table:table-row>
        <table:table-row table:style-name="ro1">
          <table:table-cell office:value-type="string" calcext:value-type="string">
            <text:p>MCTP1</text:p>
          </table:table-cell>
          <table:table-cell office:value-type="float" office:value="0.0375400666311129" calcext:value-type="float">
            <text:p>0.037540066631113</text:p>
          </table:table-cell>
          <table:table-cell office:value-type="float" office:value="-0.025472471073052" calcext:value-type="float">
            <text:p>-0.025472471073052</text:p>
          </table:table-cell>
        </table:table-row>
        <table:table-row table:style-name="ro1">
          <table:table-cell office:value-type="string" calcext:value-type="string">
            <text:p>AC005306.3</text:p>
          </table:table-cell>
          <table:table-cell office:value-type="float" office:value="0.0375516171195187" calcext:value-type="float">
            <text:p>0.037551617119519</text:p>
          </table:table-cell>
          <table:table-cell office:value-type="float" office:value="-0.000846333377259686" calcext:value-type="float">
            <text:p>-0.00084633337726</text:p>
          </table:table-cell>
        </table:table-row>
        <table:table-row table:style-name="ro1">
          <table:table-cell office:value-type="string" calcext:value-type="string">
            <text:p>KIF4B</text:p>
          </table:table-cell>
          <table:table-cell office:value-type="float" office:value="0.0375672034265479" calcext:value-type="float">
            <text:p>0.037567203426548</text:p>
          </table:table-cell>
          <table:table-cell office:value-type="float" office:value="-0.00673487036141351" calcext:value-type="float">
            <text:p>-0.006734870361414</text:p>
          </table:table-cell>
        </table:table-row>
        <table:table-row table:style-name="ro1">
          <table:table-cell office:value-type="string" calcext:value-type="string">
            <text:p>FZR1</text:p>
          </table:table-cell>
          <table:table-cell office:value-type="float" office:value="0.0375758620623178" calcext:value-type="float">
            <text:p>0.037575862062318</text:p>
          </table:table-cell>
          <table:table-cell office:value-type="float" office:value="0.0250307400697411" calcext:value-type="float">
            <text:p>0.025030740069741</text:p>
          </table:table-cell>
        </table:table-row>
        <table:table-row table:style-name="ro1">
          <table:table-cell office:value-type="string" calcext:value-type="string">
            <text:p>C17orf104</text:p>
          </table:table-cell>
          <table:table-cell office:value-type="float" office:value="0.0375880625501645" calcext:value-type="float">
            <text:p>0.037588062550165</text:p>
          </table:table-cell>
          <table:table-cell office:value-type="float" office:value="-0.0122429113586821" calcext:value-type="float">
            <text:p>-0.012242911358682</text:p>
          </table:table-cell>
        </table:table-row>
        <table:table-row table:style-name="ro1">
          <table:table-cell office:value-type="string" calcext:value-type="string">
            <text:p>PPP1R9B</text:p>
          </table:table-cell>
          <table:table-cell office:value-type="float" office:value="0.037589071203593" calcext:value-type="float">
            <text:p>0.037589071203593</text:p>
          </table:table-cell>
          <table:table-cell office:value-type="float" office:value="0.0363019100914574" calcext:value-type="float">
            <text:p>0.036301910091457</text:p>
          </table:table-cell>
        </table:table-row>
        <table:table-row table:style-name="ro1">
          <table:table-cell office:value-type="string" calcext:value-type="string">
            <text:p>RP4-710M16.2</text:p>
          </table:table-cell>
          <table:table-cell office:value-type="float" office:value="0.0375988297360825" calcext:value-type="float">
            <text:p>0.037598829736083</text:p>
          </table:table-cell>
          <table:table-cell office:value-type="float" office:value="0.00772171390663023" calcext:value-type="float">
            <text:p>0.00772171390663</text:p>
          </table:table-cell>
        </table:table-row>
        <table:table-row table:style-name="ro1">
          <table:table-cell office:value-type="string" calcext:value-type="string">
            <text:p>COL24A1</text:p>
          </table:table-cell>
          <table:table-cell office:value-type="float" office:value="0.0375998097779771" calcext:value-type="float">
            <text:p>0.037599809777977</text:p>
          </table:table-cell>
          <table:table-cell office:value-type="float" office:value="-0.0298034028342431" calcext:value-type="float">
            <text:p>-0.029803402834243</text:p>
          </table:table-cell>
        </table:table-row>
        <table:table-row table:style-name="ro1">
          <table:table-cell office:value-type="string" calcext:value-type="string">
            <text:p>RP11-46D6.1</text:p>
          </table:table-cell>
          <table:table-cell office:value-type="float" office:value="0.0376037043525968" calcext:value-type="float">
            <text:p>0.037603704352597</text:p>
          </table:table-cell>
          <table:table-cell office:value-type="float" office:value="-0.00731913467772585" calcext:value-type="float">
            <text:p>-0.007319134677726</text:p>
          </table:table-cell>
        </table:table-row>
        <table:table-row table:style-name="ro1">
          <table:table-cell office:value-type="string" calcext:value-type="string">
            <text:p>SNAPC2</text:p>
          </table:table-cell>
          <table:table-cell office:value-type="float" office:value="0.0376246765863519" calcext:value-type="float">
            <text:p>0.037624676586352</text:p>
          </table:table-cell>
          <table:table-cell office:value-type="float" office:value="0.00806852893480828" calcext:value-type="float">
            <text:p>0.008068528934808</text:p>
          </table:table-cell>
        </table:table-row>
        <table:table-row table:style-name="ro1">
          <table:table-cell office:value-type="string" calcext:value-type="string">
            <text:p>RP11-380M21.4</text:p>
          </table:table-cell>
          <table:table-cell office:value-type="float" office:value="0.0376401384189614" calcext:value-type="float">
            <text:p>0.037640138418961</text:p>
          </table:table-cell>
          <table:table-cell office:value-type="float" office:value="-0.013841602437572" calcext:value-type="float">
            <text:p>-0.013841602437572</text:p>
          </table:table-cell>
        </table:table-row>
        <table:table-row table:style-name="ro1">
          <table:table-cell office:value-type="string" calcext:value-type="string">
            <text:p>FOXO6</text:p>
          </table:table-cell>
          <table:table-cell office:value-type="float" office:value="0.0377063173233369" calcext:value-type="float">
            <text:p>0.037706317323337</text:p>
          </table:table-cell>
          <table:table-cell office:value-type="float" office:value="0.0199059571977583" calcext:value-type="float">
            <text:p>0.019905957197758</text:p>
          </table:table-cell>
        </table:table-row>
        <table:table-row table:style-name="ro1">
          <table:table-cell office:value-type="string" calcext:value-type="string">
            <text:p>RP1-20C7.6</text:p>
          </table:table-cell>
          <table:table-cell office:value-type="float" office:value="0.0377314068950028" calcext:value-type="float">
            <text:p>0.037731406895003</text:p>
          </table:table-cell>
          <table:table-cell office:value-type="float" office:value="-0.00729828377263083" calcext:value-type="float">
            <text:p>-0.007298283772631</text:p>
          </table:table-cell>
        </table:table-row>
        <table:table-row table:style-name="ro1">
          <table:table-cell office:value-type="string" calcext:value-type="string">
            <text:p>RP11-473M20.7</text:p>
          </table:table-cell>
          <table:table-cell office:value-type="float" office:value="0.0377374743989552" calcext:value-type="float">
            <text:p>0.037737474398955</text:p>
          </table:table-cell>
          <table:table-cell office:value-type="float" office:value="0.0372846744608227" calcext:value-type="float">
            <text:p>0.037284674460823</text:p>
          </table:table-cell>
        </table:table-row>
        <table:table-row table:style-name="ro1">
          <table:table-cell office:value-type="string" calcext:value-type="string">
            <text:p>GNB1L</text:p>
          </table:table-cell>
          <table:table-cell office:value-type="float" office:value="0.037760936063689" calcext:value-type="float">
            <text:p>0.037760936063689</text:p>
          </table:table-cell>
          <table:table-cell office:value-type="float" office:value="0.0387826155834681" calcext:value-type="float">
            <text:p>0.038782615583468</text:p>
          </table:table-cell>
        </table:table-row>
        <table:table-row table:style-name="ro1">
          <table:table-cell office:value-type="string" calcext:value-type="string">
            <text:p>AP001619.2</text:p>
          </table:table-cell>
          <table:table-cell office:value-type="float" office:value="0.037800090064318" calcext:value-type="float">
            <text:p>0.037800090064318</text:p>
          </table:table-cell>
          <table:table-cell office:value-type="float" office:value="0.0340394001507617" calcext:value-type="float">
            <text:p>0.034039400150762</text:p>
          </table:table-cell>
        </table:table-row>
        <table:table-row table:style-name="ro1">
          <table:table-cell office:value-type="string" calcext:value-type="string">
            <text:p>SPIN2A</text:p>
          </table:table-cell>
          <table:table-cell office:value-type="float" office:value="0.037840408627254" calcext:value-type="float">
            <text:p>0.037840408627254</text:p>
          </table:table-cell>
          <table:table-cell office:value-type="float" office:value="-0.00142809116765624" calcext:value-type="float">
            <text:p>-0.001428091167656</text:p>
          </table:table-cell>
        </table:table-row>
        <table:table-row table:style-name="ro1">
          <table:table-cell office:value-type="string" calcext:value-type="string">
            <text:p>CHTF18</text:p>
          </table:table-cell>
          <table:table-cell office:value-type="float" office:value="0.0378456134327634" calcext:value-type="float">
            <text:p>0.037845613432763</text:p>
          </table:table-cell>
          <table:table-cell office:value-type="float" office:value="0.0125258362643443" calcext:value-type="float">
            <text:p>0.012525836264344</text:p>
          </table:table-cell>
        </table:table-row>
        <table:table-row table:style-name="ro1">
          <table:table-cell office:value-type="string" calcext:value-type="string">
            <text:p>RNU6-529P</text:p>
          </table:table-cell>
          <table:table-cell office:value-type="float" office:value="0.0378594478026582" calcext:value-type="float">
            <text:p>0.037859447802658</text:p>
          </table:table-cell>
          <table:table-cell office:value-type="float" office:value="-0.00424101697654437" calcext:value-type="float">
            <text:p>-0.004241016976544</text:p>
          </table:table-cell>
        </table:table-row>
        <table:table-row table:style-name="ro1">
          <table:table-cell office:value-type="string" calcext:value-type="string">
            <text:p>C19orf54</text:p>
          </table:table-cell>
          <table:table-cell office:value-type="float" office:value="0.0378663123516488" calcext:value-type="float">
            <text:p>0.037866312351649</text:p>
          </table:table-cell>
          <table:table-cell office:value-type="float" office:value="0.0330552157750151" calcext:value-type="float">
            <text:p>0.033055215775015</text:p>
          </table:table-cell>
        </table:table-row>
        <table:table-row table:style-name="ro1">
          <table:table-cell office:value-type="string" calcext:value-type="string">
            <text:p>RAB4B-EGLN2</text:p>
          </table:table-cell>
          <table:table-cell office:value-type="float" office:value="0.0379151623041256" calcext:value-type="float">
            <text:p>0.037915162304126</text:p>
          </table:table-cell>
          <table:table-cell office:value-type="float" office:value="0.0290951657523421" calcext:value-type="float">
            <text:p>0.029095165752342</text:p>
          </table:table-cell>
        </table:table-row>
        <table:table-row table:style-name="ro1">
          <table:table-cell office:value-type="string" calcext:value-type="string">
            <text:p>RPL36AP45</text:p>
          </table:table-cell>
          <table:table-cell office:value-type="float" office:value="0.037919871354077" calcext:value-type="float">
            <text:p>0.037919871354077</text:p>
          </table:table-cell>
          <table:table-cell office:value-type="float" office:value="0.0275070742528739" calcext:value-type="float">
            <text:p>0.027507074252874</text:p>
          </table:table-cell>
        </table:table-row>
        <table:table-row table:style-name="ro1">
          <table:table-cell office:value-type="string" calcext:value-type="string">
            <text:p>DICER1-AS1</text:p>
          </table:table-cell>
          <table:table-cell office:value-type="float" office:value="0.0379283769851283" calcext:value-type="float">
            <text:p>0.037928376985128</text:p>
          </table:table-cell>
          <table:table-cell office:value-type="float" office:value="0.00238553629523964" calcext:value-type="float">
            <text:p>0.00238553629524</text:p>
          </table:table-cell>
        </table:table-row>
        <table:table-row table:style-name="ro1">
          <table:table-cell office:value-type="string" calcext:value-type="string">
            <text:p>AK8</text:p>
          </table:table-cell>
          <table:table-cell office:value-type="float" office:value="0.0379307243627708" calcext:value-type="float">
            <text:p>0.037930724362771</text:p>
          </table:table-cell>
          <table:table-cell office:value-type="float" office:value="-0.0251938107809495" calcext:value-type="float">
            <text:p>-0.02519381078095</text:p>
          </table:table-cell>
        </table:table-row>
        <table:table-row table:style-name="ro1">
          <table:table-cell office:value-type="string" calcext:value-type="string">
            <text:p>RP11-757A13.1</text:p>
          </table:table-cell>
          <table:table-cell office:value-type="float" office:value="0.0379484265337443" calcext:value-type="float">
            <text:p>0.037948426533744</text:p>
          </table:table-cell>
          <table:table-cell office:value-type="float" office:value="-0.0073989059478889" calcext:value-type="float">
            <text:p>-0.007398905947889</text:p>
          </table:table-cell>
        </table:table-row>
        <table:table-row table:style-name="ro1">
          <table:table-cell office:value-type="string" calcext:value-type="string">
            <text:p>AC079781.7</text:p>
          </table:table-cell>
          <table:table-cell office:value-type="float" office:value="0.0379484265337443" calcext:value-type="float">
            <text:p>0.037948426533744</text:p>
          </table:table-cell>
          <table:table-cell office:value-type="float" office:value="-0.0073989059478889" calcext:value-type="float">
            <text:p>-0.007398905947889</text:p>
          </table:table-cell>
        </table:table-row>
        <table:table-row table:style-name="ro1">
          <table:table-cell office:value-type="string" calcext:value-type="string">
            <text:p>SNORD53</text:p>
          </table:table-cell>
          <table:table-cell office:value-type="float" office:value="0.0379702264271971" calcext:value-type="float">
            <text:p>0.037970226427197</text:p>
          </table:table-cell>
          <table:table-cell office:value-type="float" office:value="-0.00195240792269154" calcext:value-type="float">
            <text:p>-0.001952407922692</text:p>
          </table:table-cell>
        </table:table-row>
        <table:table-row table:style-name="ro1">
          <table:table-cell office:value-type="string" calcext:value-type="string">
            <text:p>RP11-452L6.1</text:p>
          </table:table-cell>
          <table:table-cell office:value-type="float" office:value="0.0379839027107587" calcext:value-type="float">
            <text:p>0.037983902710759</text:p>
          </table:table-cell>
          <table:table-cell office:value-type="float" office:value="-0.00465954751660598" calcext:value-type="float">
            <text:p>-0.004659547516606</text:p>
          </table:table-cell>
        </table:table-row>
        <table:table-row table:style-name="ro1">
          <table:table-cell office:value-type="string" calcext:value-type="string">
            <text:p>RP11-522L3.5</text:p>
          </table:table-cell>
          <table:table-cell office:value-type="float" office:value="0.0379892726004539" calcext:value-type="float">
            <text:p>0.037989272600454</text:p>
          </table:table-cell>
          <table:table-cell office:value-type="float" office:value="-0.00869367611711739" calcext:value-type="float">
            <text:p>-0.008693676117117</text:p>
          </table:table-cell>
        </table:table-row>
        <table:table-row table:style-name="ro1">
          <table:table-cell office:value-type="string" calcext:value-type="string">
            <text:p>WDR65</text:p>
          </table:table-cell>
          <table:table-cell office:value-type="float" office:value="0.0380084417511975" calcext:value-type="float">
            <text:p>0.038008441751198</text:p>
          </table:table-cell>
          <table:table-cell office:value-type="float" office:value="-0.018659780187428" calcext:value-type="float">
            <text:p>-0.018659780187428</text:p>
          </table:table-cell>
        </table:table-row>
        <table:table-row table:style-name="ro1">
          <table:table-cell office:value-type="string" calcext:value-type="string">
            <text:p>RP11-473M20.11</text:p>
          </table:table-cell>
          <table:table-cell office:value-type="float" office:value="0.0380129614227403" calcext:value-type="float">
            <text:p>0.03801296142274</text:p>
          </table:table-cell>
          <table:table-cell office:value-type="float" office:value="0.0322137612650793" calcext:value-type="float">
            <text:p>0.032213761265079</text:p>
          </table:table-cell>
        </table:table-row>
        <table:table-row table:style-name="ro1">
          <table:table-cell office:value-type="string" calcext:value-type="string">
            <text:p>SNORD86</text:p>
          </table:table-cell>
          <table:table-cell office:value-type="float" office:value="0.0380232403662043" calcext:value-type="float">
            <text:p>0.038023240366204</text:p>
          </table:table-cell>
          <table:table-cell office:value-type="float" office:value="-0.00786368218037091" calcext:value-type="float">
            <text:p>-0.007863682180371</text:p>
          </table:table-cell>
        </table:table-row>
        <table:table-row table:style-name="ro1">
          <table:table-cell office:value-type="string" calcext:value-type="string">
            <text:p>PDDC1</text:p>
          </table:table-cell>
          <table:table-cell office:value-type="float" office:value="0.0380457621490182" calcext:value-type="float">
            <text:p>0.038045762149018</text:p>
          </table:table-cell>
          <table:table-cell office:value-type="float" office:value="0.0286654749838293" calcext:value-type="float">
            <text:p>0.028665474983829</text:p>
          </table:table-cell>
        </table:table-row>
        <table:table-row table:style-name="ro1">
          <table:table-cell office:value-type="string" calcext:value-type="string">
            <text:p>AC104809.3</text:p>
          </table:table-cell>
          <table:table-cell office:value-type="float" office:value="0.0380552600392993" calcext:value-type="float">
            <text:p>0.038055260039299</text:p>
          </table:table-cell>
          <table:table-cell office:value-type="float" office:value="-0.0204122478033403" calcext:value-type="float">
            <text:p>-0.02041224780334</text:p>
          </table:table-cell>
        </table:table-row>
        <table:table-row table:style-name="ro1">
          <table:table-cell office:value-type="string" calcext:value-type="string">
            <text:p>PLA2G4B</text:p>
          </table:table-cell>
          <table:table-cell office:value-type="float" office:value="0.0380645140677776" calcext:value-type="float">
            <text:p>0.038064514067778</text:p>
          </table:table-cell>
          <table:table-cell office:value-type="float" office:value="0.0133870099895769" calcext:value-type="float">
            <text:p>0.013387009989577</text:p>
          </table:table-cell>
        </table:table-row>
        <table:table-row table:style-name="ro1">
          <table:table-cell office:value-type="string" calcext:value-type="string">
            <text:p>ITGA10</text:p>
          </table:table-cell>
          <table:table-cell office:value-type="float" office:value="0.0381227408789521" calcext:value-type="float">
            <text:p>0.038122740878952</text:p>
          </table:table-cell>
          <table:table-cell office:value-type="float" office:value="0.00492778116747019" calcext:value-type="float">
            <text:p>0.00492778116747</text:p>
          </table:table-cell>
        </table:table-row>
        <table:table-row table:style-name="ro1">
          <table:table-cell office:value-type="string" calcext:value-type="string">
            <text:p>RP11-838N2.5</text:p>
          </table:table-cell>
          <table:table-cell office:value-type="float" office:value="0.0381687872134202" calcext:value-type="float">
            <text:p>0.03816878721342</text:p>
          </table:table-cell>
          <table:table-cell office:value-type="float" office:value="0.00505422720430725" calcext:value-type="float">
            <text:p>0.005054227204307</text:p>
          </table:table-cell>
        </table:table-row>
        <table:table-row table:style-name="ro1">
          <table:table-cell office:value-type="string" calcext:value-type="string">
            <text:p>ZRANB3</text:p>
          </table:table-cell>
          <table:table-cell office:value-type="float" office:value="0.0381794556349636" calcext:value-type="float">
            <text:p>0.038179455634964</text:p>
          </table:table-cell>
          <table:table-cell office:value-type="float" office:value="0.0028599125799142" calcext:value-type="float">
            <text:p>0.002859912579914</text:p>
          </table:table-cell>
        </table:table-row>
        <table:table-row table:style-name="ro1">
          <table:table-cell office:value-type="string" calcext:value-type="string">
            <text:p>CTD-2337A12.1</text:p>
          </table:table-cell>
          <table:table-cell office:value-type="float" office:value="0.0381817633950557" calcext:value-type="float">
            <text:p>0.038181763395056</text:p>
          </table:table-cell>
          <table:table-cell office:value-type="float" office:value="-0.0059185788650953" calcext:value-type="float">
            <text:p>-0.005918578865095</text:p>
          </table:table-cell>
        </table:table-row>
        <table:table-row table:style-name="ro1">
          <table:table-cell office:value-type="string" calcext:value-type="string">
            <text:p>RP3-336K20__B.2</text:p>
          </table:table-cell>
          <table:table-cell office:value-type="float" office:value="0.0381863165412297" calcext:value-type="float">
            <text:p>0.03818631654123</text:p>
          </table:table-cell>
          <table:table-cell office:value-type="float" office:value="-0.0133037989440741" calcext:value-type="float">
            <text:p>-0.013303798944074</text:p>
          </table:table-cell>
        </table:table-row>
        <table:table-row table:style-name="ro1">
          <table:table-cell office:value-type="string" calcext:value-type="string">
            <text:p>RP11-122M14.1</text:p>
          </table:table-cell>
          <table:table-cell office:value-type="float" office:value="0.0381958211721646" calcext:value-type="float">
            <text:p>0.038195821172165</text:p>
          </table:table-cell>
          <table:table-cell office:value-type="float" office:value="0.0319244209620971" calcext:value-type="float">
            <text:p>0.031924420962097</text:p>
          </table:table-cell>
        </table:table-row>
        <table:table-row table:style-name="ro1">
          <table:table-cell office:value-type="string" calcext:value-type="string">
            <text:p>EMX2</text:p>
          </table:table-cell>
          <table:table-cell office:value-type="float" office:value="0.038237998939481" calcext:value-type="float">
            <text:p>0.038237998939481</text:p>
          </table:table-cell>
          <table:table-cell office:value-type="float" office:value="0.00429985567516768" calcext:value-type="float">
            <text:p>0.004299855675168</text:p>
          </table:table-cell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0.0382507438013045" calcext:value-type="float">
            <text:p>0.038250743801305</text:p>
          </table:table-cell>
          <table:table-cell office:value-type="float" office:value="0.0360264978248022" calcext:value-type="float">
            <text:p>0.036026497824802</text:p>
          </table:table-cell>
        </table:table-row>
        <table:table-row table:style-name="ro1">
          <table:table-cell office:value-type="string" calcext:value-type="string">
            <text:p>ZNF787</text:p>
          </table:table-cell>
          <table:table-cell office:value-type="float" office:value="0.0382563289040697" calcext:value-type="float">
            <text:p>0.03825632890407</text:p>
          </table:table-cell>
          <table:table-cell office:value-type="float" office:value="0.0235813616393938" calcext:value-type="float">
            <text:p>0.023581361639394</text:p>
          </table:table-cell>
        </table:table-row>
        <table:table-row table:style-name="ro1">
          <table:table-cell office:value-type="string" calcext:value-type="string">
            <text:p>KCNJ14</text:p>
          </table:table-cell>
          <table:table-cell office:value-type="float" office:value="0.038268011638784" calcext:value-type="float">
            <text:p>0.038268011638784</text:p>
          </table:table-cell>
          <table:table-cell office:value-type="float" office:value="-0.00996635229528158" calcext:value-type="float">
            <text:p>-0.009966352295282</text:p>
          </table:table-cell>
        </table:table-row>
        <table:table-row table:style-name="ro1">
          <table:table-cell office:value-type="string" calcext:value-type="string">
            <text:p>RP11-46F15.2</text:p>
          </table:table-cell>
          <table:table-cell office:value-type="float" office:value="0.0382733085687844" calcext:value-type="float">
            <text:p>0.038273308568785</text:p>
          </table:table-cell>
          <table:table-cell office:value-type="float" office:value="-0.00103004802788133" calcext:value-type="float">
            <text:p>-0.001030048027881</text:p>
          </table:table-cell>
        </table:table-row>
        <table:table-row table:style-name="ro1">
          <table:table-cell office:value-type="string" calcext:value-type="string">
            <text:p>CD207</text:p>
          </table:table-cell>
          <table:table-cell office:value-type="float" office:value="0.038275936004624" calcext:value-type="float">
            <text:p>0.038275936004624</text:p>
          </table:table-cell>
          <table:table-cell office:value-type="float" office:value="0.00738493627913182" calcext:value-type="float">
            <text:p>0.007384936279132</text:p>
          </table:table-cell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0.0382772990621479" calcext:value-type="float">
            <text:p>0.038277299062148</text:p>
          </table:table-cell>
          <table:table-cell office:value-type="float" office:value="0.0305586870195952" calcext:value-type="float">
            <text:p>0.030558687019595</text:p>
          </table:table-cell>
        </table:table-row>
        <table:table-row table:style-name="ro1">
          <table:table-cell office:value-type="string" calcext:value-type="string">
            <text:p>CHST6</text:p>
          </table:table-cell>
          <table:table-cell office:value-type="float" office:value="0.0382836870839285" calcext:value-type="float">
            <text:p>0.038283687083929</text:p>
          </table:table-cell>
          <table:table-cell office:value-type="float" office:value="-0.0114462249124999" calcext:value-type="float">
            <text:p>-0.0114462249125</text:p>
          </table:table-cell>
        </table:table-row>
        <table:table-row table:style-name="ro1">
          <table:table-cell office:value-type="string" calcext:value-type="string">
            <text:p>C15orf54</text:p>
          </table:table-cell>
          <table:table-cell office:value-type="float" office:value="0.0383221099870265" calcext:value-type="float">
            <text:p>0.038322109987027</text:p>
          </table:table-cell>
          <table:table-cell office:value-type="float" office:value="-0.0138027270556305" calcext:value-type="float">
            <text:p>-0.013802727055631</text:p>
          </table:table-cell>
        </table:table-row>
        <table:table-row table:style-name="ro1">
          <table:table-cell office:value-type="string" calcext:value-type="string">
            <text:p>ATP6V0E1P2</text:p>
          </table:table-cell>
          <table:table-cell office:value-type="float" office:value="0.0383288522675137" calcext:value-type="float">
            <text:p>0.038328852267514</text:p>
          </table:table-cell>
          <table:table-cell office:value-type="float" office:value="-0.00493770122138174" calcext:value-type="float">
            <text:p>-0.004937701221382</text:p>
          </table:table-cell>
        </table:table-row>
        <table:table-row table:style-name="ro1">
          <table:table-cell office:value-type="string" calcext:value-type="string">
            <text:p>RP11-379F12.4</text:p>
          </table:table-cell>
          <table:table-cell office:value-type="float" office:value="0.0383435661962129" calcext:value-type="float">
            <text:p>0.038343566196213</text:p>
          </table:table-cell>
          <table:table-cell office:value-type="float" office:value="0.0162450467258162" calcext:value-type="float">
            <text:p>0.016245046725816</text:p>
          </table:table-cell>
        </table:table-row>
        <table:table-row table:style-name="ro1">
          <table:table-cell office:value-type="string" calcext:value-type="string">
            <text:p>RILPL2</text:p>
          </table:table-cell>
          <table:table-cell office:value-type="float" office:value="0.0383467682888147" calcext:value-type="float">
            <text:p>0.038346768288815</text:p>
          </table:table-cell>
          <table:table-cell office:value-type="float" office:value="-0.0246134297710342" calcext:value-type="float">
            <text:p>-0.024613429771034</text:p>
          </table:table-cell>
        </table:table-row>
        <table:table-row table:style-name="ro1">
          <table:table-cell office:value-type="string" calcext:value-type="string">
            <text:p>CRAT</text:p>
          </table:table-cell>
          <table:table-cell office:value-type="float" office:value="0.038381057356716" calcext:value-type="float">
            <text:p>0.038381057356716</text:p>
          </table:table-cell>
          <table:table-cell office:value-type="float" office:value="0.0173433875517507" calcext:value-type="float">
            <text:p>0.017343387551751</text:p>
          </table:table-cell>
        </table:table-row>
        <table:table-row table:style-name="ro1">
          <table:table-cell office:value-type="string" calcext:value-type="string">
            <text:p>AC092573.2</text:p>
          </table:table-cell>
          <table:table-cell office:value-type="float" office:value="0.0383824401714009" calcext:value-type="float">
            <text:p>0.038382440171401</text:p>
          </table:table-cell>
          <table:table-cell office:value-type="float" office:value="0.00357477371595536" calcext:value-type="float">
            <text:p>0.003574773715955</text:p>
          </table:table-cell>
        </table:table-row>
        <table:table-row table:style-name="ro1">
          <table:table-cell office:value-type="string" calcext:value-type="string">
            <text:p>MAPK8IP2</text:p>
          </table:table-cell>
          <table:table-cell office:value-type="float" office:value="0.038398735256866" calcext:value-type="float">
            <text:p>0.038398735256866</text:p>
          </table:table-cell>
          <table:table-cell office:value-type="float" office:value="0.0272479297997267" calcext:value-type="float">
            <text:p>0.027247929799727</text:p>
          </table:table-cell>
        </table:table-row>
        <table:table-row table:style-name="ro1">
          <table:table-cell office:value-type="string" calcext:value-type="string">
            <text:p>EXOC3L1</text:p>
          </table:table-cell>
          <table:table-cell office:value-type="float" office:value="0.0384327916230448" calcext:value-type="float">
            <text:p>0.038432791623045</text:p>
          </table:table-cell>
          <table:table-cell office:value-type="float" office:value="-0.0125206359517835" calcext:value-type="float">
            <text:p>-0.012520635951784</text:p>
          </table:table-cell>
        </table:table-row>
        <table:table-row table:style-name="ro1">
          <table:table-cell office:value-type="string" calcext:value-type="string">
            <text:p>MAP2K2</text:p>
          </table:table-cell>
          <table:table-cell office:value-type="float" office:value="0.0384382780454726" calcext:value-type="float">
            <text:p>0.038438278045473</text:p>
          </table:table-cell>
          <table:table-cell office:value-type="float" office:value="0.0198688378705924" calcext:value-type="float">
            <text:p>0.019868837870592</text:p>
          </table:table-cell>
        </table:table-row>
        <table:table-row table:style-name="ro1">
          <table:table-cell office:value-type="string" calcext:value-type="string">
            <text:p>GLI1</text:p>
          </table:table-cell>
          <table:table-cell office:value-type="float" office:value="0.0384795638801716" calcext:value-type="float">
            <text:p>0.038479563880172</text:p>
          </table:table-cell>
          <table:table-cell office:value-type="float" office:value="0.00349454412081087" calcext:value-type="float">
            <text:p>0.003494544120811</text:p>
          </table:table-cell>
        </table:table-row>
        <table:table-row table:style-name="ro1">
          <table:table-cell office:value-type="string" calcext:value-type="string">
            <text:p>C7orf57</text:p>
          </table:table-cell>
          <table:table-cell office:value-type="float" office:value="0.0385161383181378" calcext:value-type="float">
            <text:p>0.038516138318138</text:p>
          </table:table-cell>
          <table:table-cell office:value-type="float" office:value="-0.0175525436823002" calcext:value-type="float">
            <text:p>-0.0175525436823</text:p>
          </table:table-cell>
        </table:table-row>
        <table:table-row table:style-name="ro1">
          <table:table-cell office:value-type="string" calcext:value-type="string">
            <text:p>SIX3-AS1</text:p>
          </table:table-cell>
          <table:table-cell office:value-type="float" office:value="0.0385268914493362" calcext:value-type="float">
            <text:p>0.038526891449336</text:p>
          </table:table-cell>
          <table:table-cell office:value-type="float" office:value="0.0230353384612132" calcext:value-type="float">
            <text:p>0.023035338461213</text:p>
          </table:table-cell>
        </table:table-row>
        <table:table-row table:style-name="ro1">
          <table:table-cell office:value-type="string" calcext:value-type="string">
            <text:p>ARHGAP27</text:p>
          </table:table-cell>
          <table:table-cell office:value-type="float" office:value="0.0385487716286236" calcext:value-type="float">
            <text:p>0.038548771628624</text:p>
          </table:table-cell>
          <table:table-cell office:value-type="float" office:value="-0.00735394263444631" calcext:value-type="float">
            <text:p>-0.007353942634446</text:p>
          </table:table-cell>
        </table:table-row>
        <table:table-row table:style-name="ro1">
          <table:table-cell office:value-type="string" calcext:value-type="string">
            <text:p>PKN3</text:p>
          </table:table-cell>
          <table:table-cell office:value-type="float" office:value="0.0385664451176647" calcext:value-type="float">
            <text:p>0.038566445117665</text:p>
          </table:table-cell>
          <table:table-cell office:value-type="float" office:value="0.0143797257464295" calcext:value-type="float">
            <text:p>0.01437972574643</text:p>
          </table:table-cell>
        </table:table-row>
        <table:table-row table:style-name="ro1">
          <table:table-cell office:value-type="string" calcext:value-type="string">
            <text:p>AC009303.3</text:p>
          </table:table-cell>
          <table:table-cell office:value-type="float" office:value="0.0385848607767058" calcext:value-type="float">
            <text:p>0.038584860776706</text:p>
          </table:table-cell>
          <table:table-cell office:value-type="float" office:value="-0.00385018333464125" calcext:value-type="float">
            <text:p>-0.003850183334641</text:p>
          </table:table-cell>
        </table:table-row>
        <table:table-row table:style-name="ro1">
          <table:table-cell office:value-type="string" calcext:value-type="string">
            <text:p>TEKT4P2</text:p>
          </table:table-cell>
          <table:table-cell office:value-type="float" office:value="0.0385914517966491" calcext:value-type="float">
            <text:p>0.038591451796649</text:p>
          </table:table-cell>
          <table:table-cell office:value-type="float" office:value="-0.0100994964096433" calcext:value-type="float">
            <text:p>-0.010099496409643</text:p>
          </table:table-cell>
        </table:table-row>
        <table:table-row table:style-name="ro1">
          <table:table-cell office:value-type="string" calcext:value-type="string">
            <text:p>LIPE-AS1</text:p>
          </table:table-cell>
          <table:table-cell office:value-type="float" office:value="0.038634119529357" calcext:value-type="float">
            <text:p>0.038634119529357</text:p>
          </table:table-cell>
          <table:table-cell office:value-type="float" office:value="0.00763248021394878" calcext:value-type="float">
            <text:p>0.007632480213949</text:p>
          </table:table-cell>
        </table:table-row>
        <table:table-row table:style-name="ro1">
          <table:table-cell office:value-type="string" calcext:value-type="string">
            <text:p>KRTAP5-8</text:p>
          </table:table-cell>
          <table:table-cell office:value-type="float" office:value="0.0386546102713821" calcext:value-type="float">
            <text:p>0.038654610271382</text:p>
          </table:table-cell>
          <table:table-cell office:value-type="float" office:value="-0.00198021068609699" calcext:value-type="float">
            <text:p>-0.001980210686097</text:p>
          </table:table-cell>
        </table:table-row>
        <table:table-row table:style-name="ro1">
          <table:table-cell office:value-type="string" calcext:value-type="string">
            <text:p>DEAF1</text:p>
          </table:table-cell>
          <table:table-cell office:value-type="float" office:value="0.0386557962987715" calcext:value-type="float">
            <text:p>0.038655796298772</text:p>
          </table:table-cell>
          <table:table-cell office:value-type="float" office:value="0.0341165157851069" calcext:value-type="float">
            <text:p>0.034116515785107</text:p>
          </table:table-cell>
        </table:table-row>
        <table:table-row table:style-name="ro1">
          <table:table-cell office:value-type="string" calcext:value-type="string">
            <text:p>ANKRD62</text:p>
          </table:table-cell>
          <table:table-cell office:value-type="float" office:value="0.0386764920873856" calcext:value-type="float">
            <text:p>0.038676492087386</text:p>
          </table:table-cell>
          <table:table-cell office:value-type="float" office:value="0.022988566523877" calcext:value-type="float">
            <text:p>0.022988566523877</text:p>
          </table:table-cell>
        </table:table-row>
        <table:table-row table:style-name="ro1">
          <table:table-cell office:value-type="string" calcext:value-type="string">
            <text:p>RP11-307C19.1</text:p>
          </table:table-cell>
          <table:table-cell office:value-type="float" office:value="0.0386997793364579" calcext:value-type="float">
            <text:p>0.038699779336458</text:p>
          </table:table-cell>
          <table:table-cell office:value-type="float" office:value="0.00974780519734323" calcext:value-type="float">
            <text:p>0.009747805197343</text:p>
          </table:table-cell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0.0387114602706332" calcext:value-type="float">
            <text:p>0.038711460270633</text:p>
          </table:table-cell>
          <table:table-cell office:value-type="float" office:value="-0.000743298921253267" calcext:value-type="float">
            <text:p>-0.000743298921253</text:p>
          </table:table-cell>
        </table:table-row>
        <table:table-row table:style-name="ro1">
          <table:table-cell office:value-type="string" calcext:value-type="string">
            <text:p>SLX1B</text:p>
          </table:table-cell>
          <table:table-cell office:value-type="float" office:value="0.0387144536404898" calcext:value-type="float">
            <text:p>0.03871445364049</text:p>
          </table:table-cell>
          <table:table-cell office:value-type="float" office:value="0.0170205854353543" calcext:value-type="float">
            <text:p>0.017020585435354</text:p>
          </table:table-cell>
        </table:table-row>
        <table:table-row table:style-name="ro1">
          <table:table-cell office:value-type="string" calcext:value-type="string">
            <text:p>RP11-860B13.1</text:p>
          </table:table-cell>
          <table:table-cell office:value-type="float" office:value="0.0387208191661895" calcext:value-type="float">
            <text:p>0.03872081916619</text:p>
          </table:table-cell>
          <table:table-cell office:value-type="float" office:value="-0.0183850875391328" calcext:value-type="float">
            <text:p>-0.018385087539133</text:p>
          </table:table-cell>
        </table:table-row>
        <table:table-row table:style-name="ro1">
          <table:table-cell office:value-type="string" calcext:value-type="string">
            <text:p>ACBD4</text:p>
          </table:table-cell>
          <table:table-cell office:value-type="float" office:value="0.0387541256696993" calcext:value-type="float">
            <text:p>0.038754125669699</text:p>
          </table:table-cell>
          <table:table-cell office:value-type="float" office:value="0.0340261821398603" calcext:value-type="float">
            <text:p>0.03402618213986</text:p>
          </table:table-cell>
        </table:table-row>
        <table:table-row table:style-name="ro1">
          <table:table-cell office:value-type="string" calcext:value-type="string">
            <text:p>C5AR1</text:p>
          </table:table-cell>
          <table:table-cell office:value-type="float" office:value="0.038765459322675" calcext:value-type="float">
            <text:p>0.038765459322675</text:p>
          </table:table-cell>
          <table:table-cell office:value-type="float" office:value="0.00602136386088305" calcext:value-type="float">
            <text:p>0.006021363860883</text:p>
          </table:table-cell>
        </table:table-row>
        <table:table-row table:style-name="ro1">
          <table:table-cell office:value-type="string" calcext:value-type="string">
            <text:p>RP4-781K5.4</text:p>
          </table:table-cell>
          <table:table-cell office:value-type="float" office:value="0.0387660891174173" calcext:value-type="float">
            <text:p>0.038766089117417</text:p>
          </table:table-cell>
          <table:table-cell office:value-type="float" office:value="0.00318690251563629" calcext:value-type="float">
            <text:p>0.003186902515636</text:p>
          </table:table-cell>
        </table:table-row>
        <table:table-row table:style-name="ro1">
          <table:table-cell office:value-type="string" calcext:value-type="string">
            <text:p>Y_RNA</text:p>
          </table:table-cell>
          <table:table-cell office:value-type="float" office:value="0.0387813125593928" calcext:value-type="float">
            <text:p>0.038781312559393</text:p>
          </table:table-cell>
          <table:table-cell office:value-type="float" office:value="-0.00160491779234395" calcext:value-type="float">
            <text:p>-0.001604917792344</text:p>
          </table:table-cell>
        </table:table-row>
        <table:table-row table:style-name="ro1">
          <table:table-cell office:value-type="string" calcext:value-type="string">
            <text:p>AC002472.1</text:p>
          </table:table-cell>
          <table:table-cell office:value-type="float" office:value="0.0387895503512059" calcext:value-type="float">
            <text:p>0.038789550351206</text:p>
          </table:table-cell>
          <table:table-cell office:value-type="float" office:value="-0.00722002356450045" calcext:value-type="float">
            <text:p>-0.0072200235645</text:p>
          </table:table-cell>
        </table:table-row>
        <table:table-row table:style-name="ro1">
          <table:table-cell office:value-type="string" calcext:value-type="string">
            <text:p>DND1P1</text:p>
          </table:table-cell>
          <table:table-cell office:value-type="float" office:value="0.0387970449620836" calcext:value-type="float">
            <text:p>0.038797044962084</text:p>
          </table:table-cell>
          <table:table-cell office:value-type="float" office:value="0.0230547474010698" calcext:value-type="float">
            <text:p>0.02305474740107</text:p>
          </table:table-cell>
        </table:table-row>
        <table:table-row table:style-name="ro1">
          <table:table-cell office:value-type="string" calcext:value-type="string">
            <text:p>COX5BP2</text:p>
          </table:table-cell>
          <table:table-cell office:value-type="float" office:value="0.0388039459824976" calcext:value-type="float">
            <text:p>0.038803945982498</text:p>
          </table:table-cell>
          <table:table-cell office:value-type="float" office:value="-0.0184141724843902" calcext:value-type="float">
            <text:p>-0.01841417248439</text:p>
          </table:table-cell>
        </table:table-row>
        <table:table-row table:style-name="ro1">
          <table:table-cell office:value-type="string" calcext:value-type="string">
            <text:p>TTLL9</text:p>
          </table:table-cell>
          <table:table-cell office:value-type="float" office:value="0.0388099741930137" calcext:value-type="float">
            <text:p>0.038809974193014</text:p>
          </table:table-cell>
          <table:table-cell office:value-type="float" office:value="0.0028945636664287" calcext:value-type="float">
            <text:p>0.002894563666429</text:p>
          </table:table-cell>
        </table:table-row>
        <table:table-row table:style-name="ro1">
          <table:table-cell office:value-type="string" calcext:value-type="string">
            <text:p>AC012354.6</text:p>
          </table:table-cell>
          <table:table-cell office:value-type="float" office:value="0.0388105579356549" calcext:value-type="float">
            <text:p>0.038810557935655</text:p>
          </table:table-cell>
          <table:table-cell office:value-type="float" office:value="0.00308062620222118" calcext:value-type="float">
            <text:p>0.003080626202221</text:p>
          </table:table-cell>
        </table:table-row>
        <table:table-row table:style-name="ro1">
          <table:table-cell office:value-type="string" calcext:value-type="string">
            <text:p>PDCL2</text:p>
          </table:table-cell>
          <table:table-cell office:value-type="float" office:value="0.0388244087692379" calcext:value-type="float">
            <text:p>0.038824408769238</text:p>
          </table:table-cell>
          <table:table-cell office:value-type="float" office:value="-0.0159764999978785" calcext:value-type="float">
            <text:p>-0.015976499997879</text:p>
          </table:table-cell>
        </table:table-row>
        <table:table-row table:style-name="ro1">
          <table:table-cell office:value-type="string" calcext:value-type="string">
            <text:p>SLC25A27</text:p>
          </table:table-cell>
          <table:table-cell office:value-type="float" office:value="0.0388274974503394" calcext:value-type="float">
            <text:p>0.038827497450339</text:p>
          </table:table-cell>
          <table:table-cell office:value-type="float" office:value="0.00643460363262637" calcext:value-type="float">
            <text:p>0.006434603632626</text:p>
          </table:table-cell>
        </table:table-row>
        <table:table-row table:style-name="ro1">
          <table:table-cell office:value-type="string" calcext:value-type="string">
            <text:p>RP3-340B19.3</text:p>
          </table:table-cell>
          <table:table-cell office:value-type="float" office:value="0.0388285978948439" calcext:value-type="float">
            <text:p>0.038828597894844</text:p>
          </table:table-cell>
          <table:table-cell office:value-type="float" office:value="-0.0180464329069964" calcext:value-type="float">
            <text:p>-0.018046432906996</text:p>
          </table:table-cell>
        </table:table-row>
        <table:table-row table:style-name="ro1">
          <table:table-cell office:value-type="string" calcext:value-type="string">
            <text:p>FAM66D</text:p>
          </table:table-cell>
          <table:table-cell office:value-type="float" office:value="0.0388451219424324" calcext:value-type="float">
            <text:p>0.038845121942433</text:p>
          </table:table-cell>
          <table:table-cell office:value-type="float" office:value="0.0264255837687843" calcext:value-type="float">
            <text:p>0.026425583768784</text:p>
          </table:table-cell>
        </table:table-row>
        <table:table-row table:style-name="ro1">
          <table:table-cell office:value-type="string" calcext:value-type="string">
            <text:p>USP2-AS1</text:p>
          </table:table-cell>
          <table:table-cell office:value-type="float" office:value="0.038845185175709" calcext:value-type="float">
            <text:p>0.038845185175709</text:p>
          </table:table-cell>
          <table:table-cell office:value-type="float" office:value="-0.00206851196817662" calcext:value-type="float">
            <text:p>-0.002068511968177</text:p>
          </table:table-cell>
        </table:table-row>
        <table:table-row table:style-name="ro1">
          <table:table-cell office:value-type="string" calcext:value-type="string">
            <text:p>C19orf71</text:p>
          </table:table-cell>
          <table:table-cell office:value-type="float" office:value="0.0388520232704019" calcext:value-type="float">
            <text:p>0.038852023270402</text:p>
          </table:table-cell>
          <table:table-cell office:value-type="float" office:value="-0.0100458257116198" calcext:value-type="float">
            <text:p>-0.01004582571162</text:p>
          </table:table-cell>
        </table:table-row>
        <table:table-row table:style-name="ro1">
          <table:table-cell office:value-type="string" calcext:value-type="string">
            <text:p>SHOX2</text:p>
          </table:table-cell>
          <table:table-cell office:value-type="float" office:value="0.0388726425825705" calcext:value-type="float">
            <text:p>0.038872642582571</text:p>
          </table:table-cell>
          <table:table-cell office:value-type="float" office:value="0.000695397601133911" calcext:value-type="float">
            <text:p>0.000695397601134</text:p>
          </table:table-cell>
        </table:table-row>
        <table:table-row table:style-name="ro1">
          <table:table-cell office:value-type="string" calcext:value-type="string">
            <text:p>CAMKK1</text:p>
          </table:table-cell>
          <table:table-cell office:value-type="float" office:value="0.0388880883177681" calcext:value-type="float">
            <text:p>0.038888088317768</text:p>
          </table:table-cell>
          <table:table-cell office:value-type="float" office:value="0.00571950679282142" calcext:value-type="float">
            <text:p>0.005719506792821</text:p>
          </table:table-cell>
        </table:table-row>
        <table:table-row table:style-name="ro1">
          <table:table-cell office:value-type="string" calcext:value-type="string">
            <text:p>C19orf68</text:p>
          </table:table-cell>
          <table:table-cell office:value-type="float" office:value="0.0388975355829116" calcext:value-type="float">
            <text:p>0.038897535582912</text:p>
          </table:table-cell>
          <table:table-cell office:value-type="float" office:value="-0.00669426639977617" calcext:value-type="float">
            <text:p>-0.006694266399776</text:p>
          </table:table-cell>
        </table:table-row>
        <table:table-row table:style-name="ro1">
          <table:table-cell office:value-type="string" calcext:value-type="string">
            <text:p>XRCC3</text:p>
          </table:table-cell>
          <table:table-cell office:value-type="float" office:value="0.0388998995349749" calcext:value-type="float">
            <text:p>0.038899899534975</text:p>
          </table:table-cell>
          <table:table-cell office:value-type="float" office:value="0.00417018038229375" calcext:value-type="float">
            <text:p>0.004170180382294</text:p>
          </table:table-cell>
        </table:table-row>
        <table:table-row table:style-name="ro1">
          <table:table-cell office:value-type="string" calcext:value-type="string">
            <text:p>SHANK3</text:p>
          </table:table-cell>
          <table:table-cell office:value-type="float" office:value="0.0389171551963953" calcext:value-type="float">
            <text:p>0.038917155196395</text:p>
          </table:table-cell>
          <table:table-cell office:value-type="float" office:value="0.0250556488808246" calcext:value-type="float">
            <text:p>0.025055648880825</text:p>
          </table:table-cell>
        </table:table-row>
        <table:table-row table:style-name="ro1">
          <table:table-cell office:value-type="string" calcext:value-type="string">
            <text:p>RP1-167G20.1</text:p>
          </table:table-cell>
          <table:table-cell office:value-type="float" office:value="0.0389192720719879" calcext:value-type="float">
            <text:p>0.038919272071988</text:p>
          </table:table-cell>
          <table:table-cell office:value-type="float" office:value="-0.0149443902284561" calcext:value-type="float">
            <text:p>-0.014944390228456</text:p>
          </table:table-cell>
        </table:table-row>
        <table:table-row table:style-name="ro1">
          <table:table-cell office:value-type="string" calcext:value-type="string">
            <text:p>RRP1</text:p>
          </table:table-cell>
          <table:table-cell office:value-type="float" office:value="0.0390143188595852" calcext:value-type="float">
            <text:p>0.039014318859585</text:p>
          </table:table-cell>
          <table:table-cell office:value-type="float" office:value="0.0148495225781535" calcext:value-type="float">
            <text:p>0.014849522578154</text:p>
          </table:table-cell>
        </table:table-row>
        <table:table-row table:style-name="ro1">
          <table:table-cell office:value-type="string" calcext:value-type="string">
            <text:p>CTD-2207O23.10</text:p>
          </table:table-cell>
          <table:table-cell office:value-type="float" office:value="0.0390190869519795" calcext:value-type="float">
            <text:p>0.03901908695198</text:p>
          </table:table-cell>
          <table:table-cell office:value-type="float" office:value="0.0314554079664315" calcext:value-type="float">
            <text:p>0.031455407966432</text:p>
          </table:table-cell>
        </table:table-row>
        <table:table-row table:style-name="ro1">
          <table:table-cell office:value-type="string" calcext:value-type="string">
            <text:p>RPS3AP3</text:p>
          </table:table-cell>
          <table:table-cell office:value-type="float" office:value="0.0390195957417519" calcext:value-type="float">
            <text:p>0.039019595741752</text:p>
          </table:table-cell>
          <table:table-cell office:value-type="float" office:value="0.00660289010334533" calcext:value-type="float">
            <text:p>0.006602890103345</text:p>
          </table:table-cell>
        </table:table-row>
        <table:table-row table:style-name="ro1">
          <table:table-cell office:value-type="string" calcext:value-type="string">
            <text:p>Y_RNA</text:p>
          </table:table-cell>
          <table:table-cell office:value-type="float" office:value="0.0390230703463981" calcext:value-type="float">
            <text:p>0.039023070346398</text:p>
          </table:table-cell>
          <table:table-cell office:value-type="float" office:value="-0.0101315288256811" calcext:value-type="float">
            <text:p>-0.010131528825681</text:p>
          </table:table-cell>
        </table:table-row>
        <table:table-row table:style-name="ro1">
          <table:table-cell office:value-type="string" calcext:value-type="string">
            <text:p>FAM153A</text:p>
          </table:table-cell>
          <table:table-cell office:value-type="float" office:value="0.0390279496462745" calcext:value-type="float">
            <text:p>0.039027949646275</text:p>
          </table:table-cell>
          <table:table-cell office:value-type="float" office:value="0.000461561664864234" calcext:value-type="float">
            <text:p>0.000461561664864</text:p>
          </table:table-cell>
        </table:table-row>
        <table:table-row table:style-name="ro1">
          <table:table-cell office:value-type="string" calcext:value-type="string">
            <text:p>AC021016.8</text:p>
          </table:table-cell>
          <table:table-cell office:value-type="float" office:value="0.0390425459681998" calcext:value-type="float">
            <text:p>0.0390425459682</text:p>
          </table:table-cell>
          <table:table-cell office:value-type="float" office:value="-0.00556823041770268" calcext:value-type="float">
            <text:p>-0.005568230417703</text:p>
          </table:table-cell>
        </table:table-row>
        <table:table-row table:style-name="ro1">
          <table:table-cell office:value-type="string" calcext:value-type="string">
            <text:p>CCDC40</text:p>
          </table:table-cell>
          <table:table-cell office:value-type="float" office:value="0.0390465754094038" calcext:value-type="float">
            <text:p>0.039046575409404</text:p>
          </table:table-cell>
          <table:table-cell office:value-type="float" office:value="0.00324294139859612" calcext:value-type="float">
            <text:p>0.003242941398596</text:p>
          </table:table-cell>
        </table:table-row>
        <table:table-row table:style-name="ro1">
          <table:table-cell office:value-type="string" calcext:value-type="string">
            <text:p>LRRC56</text:p>
          </table:table-cell>
          <table:table-cell office:value-type="float" office:value="0.039049360580004" calcext:value-type="float">
            <text:p>0.039049360580004</text:p>
          </table:table-cell>
          <table:table-cell office:value-type="float" office:value="0.020253699430209" calcext:value-type="float">
            <text:p>0.020253699430209</text:p>
          </table:table-cell>
        </table:table-row>
        <table:table-row table:style-name="ro1">
          <table:table-cell office:value-type="string" calcext:value-type="string">
            <text:p>SCNN1D</text:p>
          </table:table-cell>
          <table:table-cell office:value-type="float" office:value="0.0390605857298208" calcext:value-type="float">
            <text:p>0.039060585729821</text:p>
          </table:table-cell>
          <table:table-cell office:value-type="float" office:value="-0.00713327629495811" calcext:value-type="float">
            <text:p>-0.007133276294958</text:p>
          </table:table-cell>
        </table:table-row>
        <table:table-row table:style-name="ro1">
          <table:table-cell office:value-type="string" calcext:value-type="string">
            <text:p>RP4-669P10.16</text:p>
          </table:table-cell>
          <table:table-cell office:value-type="float" office:value="0.0390617143150429" calcext:value-type="float">
            <text:p>0.039061714315043</text:p>
          </table:table-cell>
          <table:table-cell office:value-type="float" office:value="0.000809825512572483" calcext:value-type="float">
            <text:p>0.000809825512572</text:p>
          </table:table-cell>
        </table:table-row>
        <table:table-row table:style-name="ro1">
          <table:table-cell office:value-type="string" calcext:value-type="string">
            <text:p>ABHD17A</text:p>
          </table:table-cell>
          <table:table-cell office:value-type="float" office:value="0.0390627044192205" calcext:value-type="float">
            <text:p>0.039062704419221</text:p>
          </table:table-cell>
          <table:table-cell office:value-type="float" office:value="0.0251201719760158" calcext:value-type="float">
            <text:p>0.025120171976016</text:p>
          </table:table-cell>
        </table:table-row>
        <table:table-row table:style-name="ro1">
          <table:table-cell office:value-type="string" calcext:value-type="string">
            <text:p>WDR16</text:p>
          </table:table-cell>
          <table:table-cell office:value-type="float" office:value="0.0390822744035643" calcext:value-type="float">
            <text:p>0.039082274403564</text:p>
          </table:table-cell>
          <table:table-cell office:value-type="float" office:value="-0.000723264929413371" calcext:value-type="float">
            <text:p>-0.000723264929413</text:p>
          </table:table-cell>
        </table:table-row>
        <table:table-row table:style-name="ro1">
          <table:table-cell office:value-type="string" calcext:value-type="string">
            <text:p>OR10H1</text:p>
          </table:table-cell>
          <table:table-cell office:value-type="float" office:value="0.0390838110630842" calcext:value-type="float">
            <text:p>0.039083811063084</text:p>
          </table:table-cell>
          <table:table-cell office:value-type="float" office:value="0.00038568825562886" calcext:value-type="float">
            <text:p>0.000385688255629</text:p>
          </table:table-cell>
        </table:table-row>
        <table:table-row table:style-name="ro1">
          <table:table-cell office:value-type="string" calcext:value-type="string">
            <text:p>ALG1L10P</text:p>
          </table:table-cell>
          <table:table-cell office:value-type="float" office:value="0.0390910235446261" calcext:value-type="float">
            <text:p>0.039091023544626</text:p>
          </table:table-cell>
          <table:table-cell office:value-type="float" office:value="-0.00259759022717973" calcext:value-type="float">
            <text:p>-0.00259759022718</text:p>
          </table:table-cell>
        </table:table-row>
        <table:table-row table:style-name="ro1">
          <table:table-cell office:value-type="string" calcext:value-type="string">
            <text:p>IL5RA</text:p>
          </table:table-cell>
          <table:table-cell office:value-type="float" office:value="0.0390952768846562" calcext:value-type="float">
            <text:p>0.039095276884656</text:p>
          </table:table-cell>
          <table:table-cell office:value-type="float" office:value="-0.00298990316549159" calcext:value-type="float">
            <text:p>-0.002989903165492</text:p>
          </table:table-cell>
        </table:table-row>
        <table:table-row table:style-name="ro1">
          <table:table-cell office:value-type="string" calcext:value-type="string">
            <text:p>KCNN3</text:p>
          </table:table-cell>
          <table:table-cell office:value-type="float" office:value="0.0391224200356833" calcext:value-type="float">
            <text:p>0.039122420035683</text:p>
          </table:table-cell>
          <table:table-cell office:value-type="float" office:value="0.00895535287048755" calcext:value-type="float">
            <text:p>0.008955352870488</text:p>
          </table:table-cell>
        </table:table-row>
        <table:table-row table:style-name="ro1">
          <table:table-cell office:value-type="string" calcext:value-type="string">
            <text:p>DBH-AS1</text:p>
          </table:table-cell>
          <table:table-cell office:value-type="float" office:value="0.0391233710336136" calcext:value-type="float">
            <text:p>0.039123371033614</text:p>
          </table:table-cell>
          <table:table-cell office:value-type="float" office:value="-0.00144278014338336" calcext:value-type="float">
            <text:p>-0.001442780143383</text:p>
          </table:table-cell>
        </table:table-row>
        <table:table-row table:style-name="ro1">
          <table:table-cell office:value-type="string" calcext:value-type="string">
            <text:p>RP11-152N13.5</text:p>
          </table:table-cell>
          <table:table-cell office:value-type="float" office:value="0.039127670640076" calcext:value-type="float">
            <text:p>0.039127670640076</text:p>
          </table:table-cell>
          <table:table-cell office:value-type="float" office:value="0.000424003479165635" calcext:value-type="float">
            <text:p>0.000424003479166</text:p>
          </table:table-cell>
        </table:table-row>
        <table:table-row table:style-name="ro1">
          <table:table-cell office:value-type="string" calcext:value-type="string">
            <text:p>SNORD104</text:p>
          </table:table-cell>
          <table:table-cell office:value-type="float" office:value="0.0391359670003143" calcext:value-type="float">
            <text:p>0.039135967000314</text:p>
          </table:table-cell>
          <table:table-cell office:value-type="float" office:value="0.0154142038454603" calcext:value-type="float">
            <text:p>0.01541420384546</text:p>
          </table:table-cell>
        </table:table-row>
        <table:table-row table:style-name="ro1">
          <table:table-cell office:value-type="string" calcext:value-type="string">
            <text:p>CCM2L</text:p>
          </table:table-cell>
          <table:table-cell office:value-type="float" office:value="0.0391610399834687" calcext:value-type="float">
            <text:p>0.039161039983469</text:p>
          </table:table-cell>
          <table:table-cell office:value-type="float" office:value="0.00289756927399415" calcext:value-type="float">
            <text:p>0.002897569273994</text:p>
          </table:table-cell>
        </table:table-row>
        <table:table-row table:style-name="ro1">
          <table:table-cell office:value-type="string" calcext:value-type="string">
            <text:p>CTC-360G5.9</text:p>
          </table:table-cell>
          <table:table-cell office:value-type="float" office:value="0.0391738334907799" calcext:value-type="float">
            <text:p>0.03917383349078</text:p>
          </table:table-cell>
          <table:table-cell office:value-type="float" office:value="0.00246659182673995" calcext:value-type="float">
            <text:p>0.00246659182674</text:p>
          </table:table-cell>
        </table:table-row>
        <table:table-row table:style-name="ro1">
          <table:table-cell office:value-type="string" calcext:value-type="string">
            <text:p>CCDC180</text:p>
          </table:table-cell>
          <table:table-cell office:value-type="float" office:value="0.0391853866798998" calcext:value-type="float">
            <text:p>0.0391853866799</text:p>
          </table:table-cell>
          <table:table-cell office:value-type="float" office:value="-0.00531147567846044" calcext:value-type="float">
            <text:p>-0.00531147567846</text:p>
          </table:table-cell>
        </table:table-row>
        <table:table-row table:style-name="ro1">
          <table:table-cell office:value-type="string" calcext:value-type="string">
            <text:p>RP3-406P24.3</text:p>
          </table:table-cell>
          <table:table-cell office:value-type="float" office:value="0.039199708892278" calcext:value-type="float">
            <text:p>0.039199708892278</text:p>
          </table:table-cell>
          <table:table-cell office:value-type="float" office:value="0.00507674051574948" calcext:value-type="float">
            <text:p>0.005076740515749</text:p>
          </table:table-cell>
        </table:table-row>
        <table:table-row table:style-name="ro1">
          <table:table-cell office:value-type="string" calcext:value-type="string">
            <text:p>CITED4</text:p>
          </table:table-cell>
          <table:table-cell office:value-type="float" office:value="0.0391998278641616" calcext:value-type="float">
            <text:p>0.039199827864162</text:p>
          </table:table-cell>
          <table:table-cell office:value-type="float" office:value="0.00304510290368233" calcext:value-type="float">
            <text:p>0.003045102903682</text:p>
          </table:table-cell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0.0392070370300774" calcext:value-type="float">
            <text:p>0.039207037030078</text:p>
          </table:table-cell>
          <table:table-cell office:value-type="float" office:value="0.0174394177266561" calcext:value-type="float">
            <text:p>0.017439417726656</text:p>
          </table:table-cell>
        </table:table-row>
        <table:table-row table:style-name="ro1">
          <table:table-cell office:value-type="string" calcext:value-type="string">
            <text:p>AC002472.13</text:p>
          </table:table-cell>
          <table:table-cell office:value-type="float" office:value="0.0392082871934422" calcext:value-type="float">
            <text:p>0.039208287193442</text:p>
          </table:table-cell>
          <table:table-cell office:value-type="float" office:value="0.000626741917836034" calcext:value-type="float">
            <text:p>0.000626741917836</text:p>
          </table:table-cell>
        </table:table-row>
        <table:table-row table:style-name="ro1">
          <table:table-cell office:value-type="string" calcext:value-type="string">
            <text:p>RP4-740C4.6</text:p>
          </table:table-cell>
          <table:table-cell office:value-type="float" office:value="0.0392453570545847" calcext:value-type="float">
            <text:p>0.039245357054585</text:p>
          </table:table-cell>
          <table:table-cell office:value-type="float" office:value="0.00397292871479662" calcext:value-type="float">
            <text:p>0.003972928714797</text:p>
          </table:table-cell>
        </table:table-row>
        <table:table-row table:style-name="ro1">
          <table:table-cell office:value-type="string" calcext:value-type="string">
            <text:p>TNFRSF25</text:p>
          </table:table-cell>
          <table:table-cell office:value-type="float" office:value="0.0392515600904712" calcext:value-type="float">
            <text:p>0.039251560090471</text:p>
          </table:table-cell>
          <table:table-cell office:value-type="float" office:value="-0.00577650205895245" calcext:value-type="float">
            <text:p>-0.005776502058952</text:p>
          </table:table-cell>
        </table:table-row>
        <table:table-row table:style-name="ro1">
          <table:table-cell office:value-type="string" calcext:value-type="string">
            <text:p>TJP3</text:p>
          </table:table-cell>
          <table:table-cell office:value-type="float" office:value="0.0392525248856282" calcext:value-type="float">
            <text:p>0.039252524885628</text:p>
          </table:table-cell>
          <table:table-cell office:value-type="float" office:value="0.0010541092571469" calcext:value-type="float">
            <text:p>0.001054109257147</text:p>
          </table:table-cell>
        </table:table-row>
        <table:table-row table:style-name="ro1">
          <table:table-cell office:value-type="string" calcext:value-type="string">
            <text:p>RP11-7M8.2</text:p>
          </table:table-cell>
          <table:table-cell office:value-type="float" office:value="0.0392549730644317" calcext:value-type="float">
            <text:p>0.039254973064432</text:p>
          </table:table-cell>
          <table:table-cell office:value-type="float" office:value="0.00107380470028018" calcext:value-type="float">
            <text:p>0.00107380470028</text:p>
          </table:table-cell>
        </table:table-row>
        <table:table-row table:style-name="ro1">
          <table:table-cell office:value-type="string" calcext:value-type="string">
            <text:p>TCTE1</text:p>
          </table:table-cell>
          <table:table-cell office:value-type="float" office:value="0.0392574985363935" calcext:value-type="float">
            <text:p>0.039257498536394</text:p>
          </table:table-cell>
          <table:table-cell office:value-type="float" office:value="-0.0215645133261141" calcext:value-type="float">
            <text:p>-0.021564513326114</text:p>
          </table:table-cell>
        </table:table-row>
        <table:table-row table:style-name="ro1">
          <table:table-cell office:value-type="string" calcext:value-type="string">
            <text:p>CTD-2020K17.3</text:p>
          </table:table-cell>
          <table:table-cell office:value-type="float" office:value="0.0392672531681733" calcext:value-type="float">
            <text:p>0.039267253168173</text:p>
          </table:table-cell>
          <table:table-cell office:value-type="float" office:value="0.0198713454203684" calcext:value-type="float">
            <text:p>0.019871345420368</text:p>
          </table:table-cell>
        </table:table-row>
        <table:table-row table:style-name="ro1">
          <table:table-cell office:value-type="string" calcext:value-type="string">
            <text:p>RP11-849F2.9</text:p>
          </table:table-cell>
          <table:table-cell office:value-type="float" office:value="0.0392709032732431" calcext:value-type="float">
            <text:p>0.039270903273243</text:p>
          </table:table-cell>
          <table:table-cell office:value-type="float" office:value="0.00673992830415077" calcext:value-type="float">
            <text:p>0.006739928304151</text:p>
          </table:table-cell>
        </table:table-row>
        <table:table-row table:style-name="ro1">
          <table:table-cell office:value-type="string" calcext:value-type="string">
            <text:p>RP11-118B18.1</text:p>
          </table:table-cell>
          <table:table-cell office:value-type="float" office:value="0.0392725033199217" calcext:value-type="float">
            <text:p>0.039272503319922</text:p>
          </table:table-cell>
          <table:table-cell office:value-type="float" office:value="0.00518185856835079" calcext:value-type="float">
            <text:p>0.005181858568351</text:p>
          </table:table-cell>
        </table:table-row>
        <table:table-row table:style-name="ro1">
          <table:table-cell office:value-type="string" calcext:value-type="string">
            <text:p>TEKT1</text:p>
          </table:table-cell>
          <table:table-cell office:value-type="float" office:value="0.0392743552773506" calcext:value-type="float">
            <text:p>0.039274355277351</text:p>
          </table:table-cell>
          <table:table-cell office:value-type="float" office:value="0.000551256782987169" calcext:value-type="float">
            <text:p>0.000551256782987</text:p>
          </table:table-cell>
        </table:table-row>
        <table:table-row table:style-name="ro1">
          <table:table-cell office:value-type="string" calcext:value-type="string">
            <text:p>CCDC114</text:p>
          </table:table-cell>
          <table:table-cell office:value-type="float" office:value="0.0392762997136346" calcext:value-type="float">
            <text:p>0.039276299713635</text:p>
          </table:table-cell>
          <table:table-cell office:value-type="float" office:value="-0.000740044286544999" calcext:value-type="float">
            <text:p>-0.000740044286545</text:p>
          </table:table-cell>
        </table:table-row>
        <table:table-row table:style-name="ro1">
          <table:table-cell office:value-type="string" calcext:value-type="string">
            <text:p>DNAAF1</text:p>
          </table:table-cell>
          <table:table-cell office:value-type="float" office:value="0.0392791101372749" calcext:value-type="float">
            <text:p>0.039279110137275</text:p>
          </table:table-cell>
          <table:table-cell office:value-type="float" office:value="0.000271922353098308" calcext:value-type="float">
            <text:p>0.000271922353098</text:p>
          </table:table-cell>
        </table:table-row>
        <table:table-row table:style-name="ro1">
          <table:table-cell office:value-type="string" calcext:value-type="string">
            <text:p>RSU1P2</text:p>
          </table:table-cell>
          <table:table-cell office:value-type="float" office:value="0.0392792981673166" calcext:value-type="float">
            <text:p>0.039279298167317</text:p>
          </table:table-cell>
          <table:table-cell office:value-type="float" office:value="-0.00470119162864649" calcext:value-type="float">
            <text:p>-0.004701191628646</text:p>
          </table:table-cell>
        </table:table-row>
        <table:table-row table:style-name="ro1">
          <table:table-cell office:value-type="string" calcext:value-type="string">
            <text:p>PCED1A</text:p>
          </table:table-cell>
          <table:table-cell office:value-type="float" office:value="0.03929440581641" calcext:value-type="float">
            <text:p>0.03929440581641</text:p>
          </table:table-cell>
          <table:table-cell office:value-type="float" office:value="0.0320229144273148" calcext:value-type="float">
            <text:p>0.032022914427315</text:p>
          </table:table-cell>
        </table:table-row>
        <table:table-row table:style-name="ro1">
          <table:table-cell office:value-type="string" calcext:value-type="string">
            <text:p>FAM86B1</text:p>
          </table:table-cell>
          <table:table-cell office:value-type="float" office:value="0.0392984570979039" calcext:value-type="float">
            <text:p>0.039298457097904</text:p>
          </table:table-cell>
          <table:table-cell office:value-type="float" office:value="0.010795201873697" calcext:value-type="float">
            <text:p>0.010795201873697</text:p>
          </table:table-cell>
        </table:table-row>
        <table:table-row table:style-name="ro1">
          <table:table-cell office:value-type="string" calcext:value-type="string">
            <text:p>CXorf28</text:p>
          </table:table-cell>
          <table:table-cell office:value-type="float" office:value="0.0393126729048398" calcext:value-type="float">
            <text:p>0.03931267290484</text:p>
          </table:table-cell>
          <table:table-cell office:value-type="float" office:value="0.000496434634106585" calcext:value-type="float">
            <text:p>0.000496434634107</text:p>
          </table:table-cell>
        </table:table-row>
        <table:table-row table:style-name="ro1">
          <table:table-cell office:value-type="string" calcext:value-type="string">
            <text:p>LRRC37A11P</text:p>
          </table:table-cell>
          <table:table-cell office:value-type="float" office:value="0.0393220483370562" calcext:value-type="float">
            <text:p>0.039322048337056</text:p>
          </table:table-cell>
          <table:table-cell office:value-type="float" office:value="-0.00833725112146674" calcext:value-type="float">
            <text:p>-0.008337251121467</text:p>
          </table:table-cell>
        </table:table-row>
        <table:table-row table:style-name="ro1">
          <table:table-cell office:value-type="string" calcext:value-type="string">
            <text:p>RP11-927P21.2</text:p>
          </table:table-cell>
          <table:table-cell office:value-type="float" office:value="0.0393250999637905" calcext:value-type="float">
            <text:p>0.039325099963791</text:p>
          </table:table-cell>
          <table:table-cell office:value-type="float" office:value="-0.00802796809301522" calcext:value-type="float">
            <text:p>-0.008027968093015</text:p>
          </table:table-cell>
        </table:table-row>
        <table:table-row table:style-name="ro1">
          <table:table-cell office:value-type="string" calcext:value-type="string">
            <text:p>RIBC1</text:p>
          </table:table-cell>
          <table:table-cell office:value-type="float" office:value="0.0393315981308999" calcext:value-type="float">
            <text:p>0.0393315981309</text:p>
          </table:table-cell>
          <table:table-cell office:value-type="float" office:value="0.0155416293246091" calcext:value-type="float">
            <text:p>0.015541629324609</text:p>
          </table:table-cell>
        </table:table-row>
        <table:table-row table:style-name="ro1">
          <table:table-cell office:value-type="string" calcext:value-type="string">
            <text:p>AP3D1</text:p>
          </table:table-cell>
          <table:table-cell office:value-type="float" office:value="0.0393337145024822" calcext:value-type="float">
            <text:p>0.039333714502482</text:p>
          </table:table-cell>
          <table:table-cell office:value-type="float" office:value="0.0258111931109369" calcext:value-type="float">
            <text:p>0.025811193110937</text:p>
          </table:table-cell>
        </table:table-row>
        <table:table-row table:style-name="ro1">
          <table:table-cell office:value-type="string" calcext:value-type="string">
            <text:p>AHNAK2</text:p>
          </table:table-cell>
          <table:table-cell office:value-type="float" office:value="0.0393339862877416" calcext:value-type="float">
            <text:p>0.039333986287742</text:p>
          </table:table-cell>
          <table:table-cell office:value-type="float" office:value="-0.0163438454171218" calcext:value-type="float">
            <text:p>-0.016343845417122</text:p>
          </table:table-cell>
        </table:table-row>
        <table:table-row table:style-name="ro1">
          <table:table-cell office:value-type="string" calcext:value-type="string">
            <text:p>Y_RNA</text:p>
          </table:table-cell>
          <table:table-cell office:value-type="float" office:value="0.0393376383065589" calcext:value-type="float">
            <text:p>0.039337638306559</text:p>
          </table:table-cell>
          <table:table-cell office:value-type="float" office:value="-0.00101167458562182" calcext:value-type="float">
            <text:p>-0.001011674585622</text:p>
          </table:table-cell>
        </table:table-row>
        <table:table-row table:style-name="ro1">
          <table:table-cell office:value-type="string" calcext:value-type="string">
            <text:p>BRICD5</text:p>
          </table:table-cell>
          <table:table-cell office:value-type="float" office:value="0.0393458167301633" calcext:value-type="float">
            <text:p>0.039345816730163</text:p>
          </table:table-cell>
          <table:table-cell office:value-type="float" office:value="0.0261250983914314" calcext:value-type="float">
            <text:p>0.026125098391432</text:p>
          </table:table-cell>
        </table:table-row>
        <table:table-row table:style-name="ro1">
          <table:table-cell office:value-type="string" calcext:value-type="string">
            <text:p>MIR3136</text:p>
          </table:table-cell>
          <table:table-cell office:value-type="float" office:value="0.0393682583718176" calcext:value-type="float">
            <text:p>0.039368258371818</text:p>
          </table:table-cell>
          <table:table-cell office:value-type="float" office:value="0.00451590879794758" calcext:value-type="float">
            <text:p>0.004515908797948</text:p>
          </table:table-cell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0.0393697935515739" calcext:value-type="float">
            <text:p>0.039369793551574</text:p>
          </table:table-cell>
          <table:table-cell office:value-type="float" office:value="0.0270723332467857" calcext:value-type="float">
            <text:p>0.027072333246786</text:p>
          </table:table-cell>
        </table:table-row>
        <table:table-row table:style-name="ro1">
          <table:table-cell office:value-type="string" calcext:value-type="string">
            <text:p>RPSAP43</text:p>
          </table:table-cell>
          <table:table-cell office:value-type="float" office:value="0.0393794038164323" calcext:value-type="float">
            <text:p>0.039379403816432</text:p>
          </table:table-cell>
          <table:table-cell office:value-type="float" office:value="-0.0180699871821037" calcext:value-type="float">
            <text:p>-0.018069987182104</text:p>
          </table:table-cell>
        </table:table-row>
        <table:table-row table:style-name="ro1">
          <table:table-cell office:value-type="string" calcext:value-type="string">
            <text:p>CTD-2571E19.3</text:p>
          </table:table-cell>
          <table:table-cell office:value-type="float" office:value="0.039384781121848" calcext:value-type="float">
            <text:p>0.039384781121848</text:p>
          </table:table-cell>
          <table:table-cell office:value-type="float" office:value="-0.0027230770306106" calcext:value-type="float">
            <text:p>-0.002723077030611</text:p>
          </table:table-cell>
        </table:table-row>
        <table:table-row table:style-name="ro1">
          <table:table-cell office:value-type="string" calcext:value-type="string">
            <text:p>APLNR</text:p>
          </table:table-cell>
          <table:table-cell office:value-type="float" office:value="0.0393906636485503" calcext:value-type="float">
            <text:p>0.03939066364855</text:p>
          </table:table-cell>
          <table:table-cell office:value-type="float" office:value="-0.0114291856261068" calcext:value-type="float">
            <text:p>-0.011429185626107</text:p>
          </table:table-cell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0.039395444261163" calcext:value-type="float">
            <text:p>0.039395444261163</text:p>
          </table:table-cell>
          <table:table-cell office:value-type="float" office:value="0.0305341165932584" calcext:value-type="float">
            <text:p>0.030534116593258</text:p>
          </table:table-cell>
        </table:table-row>
        <table:table-row table:style-name="ro1">
          <table:table-cell office:value-type="string" calcext:value-type="string">
            <text:p>SNORD57</text:p>
          </table:table-cell>
          <table:table-cell office:value-type="float" office:value="0.0394097722749777" calcext:value-type="float">
            <text:p>0.039409772274978</text:p>
          </table:table-cell>
          <table:table-cell office:value-type="float" office:value="0.00736338969393739" calcext:value-type="float">
            <text:p>0.007363389693937</text:p>
          </table:table-cell>
        </table:table-row>
        <table:table-row table:style-name="ro1">
          <table:table-cell office:value-type="string" calcext:value-type="string">
            <text:p>PLA2G3</text:p>
          </table:table-cell>
          <table:table-cell office:value-type="float" office:value="0.0394126949668508" calcext:value-type="float">
            <text:p>0.039412694966851</text:p>
          </table:table-cell>
          <table:table-cell office:value-type="float" office:value="0.00121569866080385" calcext:value-type="float">
            <text:p>0.001215698660804</text:p>
          </table:table-cell>
        </table:table-row>
        <table:table-row table:style-name="ro1">
          <table:table-cell office:value-type="string" calcext:value-type="string">
            <text:p>CLTCL1</text:p>
          </table:table-cell>
          <table:table-cell office:value-type="float" office:value="0.039428134638799" calcext:value-type="float">
            <text:p>0.039428134638799</text:p>
          </table:table-cell>
          <table:table-cell office:value-type="float" office:value="-0.00535569666308064" calcext:value-type="float">
            <text:p>-0.005355696663081</text:p>
          </table:table-cell>
        </table:table-row>
        <table:table-row table:style-name="ro1">
          <table:table-cell office:value-type="string" calcext:value-type="string">
            <text:p>C2orf50</text:p>
          </table:table-cell>
          <table:table-cell office:value-type="float" office:value="0.0394504603040291" calcext:value-type="float">
            <text:p>0.039450460304029</text:p>
          </table:table-cell>
          <table:table-cell office:value-type="float" office:value="0.00560571730536019" calcext:value-type="float">
            <text:p>0.00560571730536</text:p>
          </table:table-cell>
        </table:table-row>
        <table:table-row table:style-name="ro1">
          <table:table-cell office:value-type="string" calcext:value-type="string">
            <text:p>FAM153C</text:p>
          </table:table-cell>
          <table:table-cell office:value-type="float" office:value="0.0394588001719629" calcext:value-type="float">
            <text:p>0.039458800171963</text:p>
          </table:table-cell>
          <table:table-cell office:value-type="float" office:value="0.00799500639112728" calcext:value-type="float">
            <text:p>0.007995006391127</text:p>
          </table:table-cell>
        </table:table-row>
        <table:table-row table:style-name="ro1">
          <table:table-cell office:value-type="string" calcext:value-type="string">
            <text:p>DKK2</text:p>
          </table:table-cell>
          <table:table-cell office:value-type="float" office:value="0.0394608501906744" calcext:value-type="float">
            <text:p>0.039460850190675</text:p>
          </table:table-cell>
          <table:table-cell office:value-type="float" office:value="-0.0323150428846361" calcext:value-type="float">
            <text:p>-0.032315042884636</text:p>
          </table:table-cell>
        </table:table-row>
        <table:table-row table:style-name="ro1">
          <table:table-cell office:value-type="string" calcext:value-type="string">
            <text:p>RP11-1212A22.1</text:p>
          </table:table-cell>
          <table:table-cell office:value-type="float" office:value="0.0394784907390751" calcext:value-type="float">
            <text:p>0.039478490739075</text:p>
          </table:table-cell>
          <table:table-cell office:value-type="float" office:value="0.0187358998716292" calcext:value-type="float">
            <text:p>0.018735899871629</text:p>
          </table:table-cell>
        </table:table-row>
        <table:table-row table:style-name="ro1">
          <table:table-cell office:value-type="string" calcext:value-type="string">
            <text:p>RP11-310P5.1</text:p>
          </table:table-cell>
          <table:table-cell office:value-type="float" office:value="0.0394965750983442" calcext:value-type="float">
            <text:p>0.039496575098344</text:p>
          </table:table-cell>
          <table:table-cell office:value-type="float" office:value="-0.0124695771312347" calcext:value-type="float">
            <text:p>-0.012469577131235</text:p>
          </table:table-cell>
        </table:table-row>
        <table:table-row table:style-name="ro1">
          <table:table-cell office:value-type="string" calcext:value-type="string">
            <text:p>CCDC113</text:p>
          </table:table-cell>
          <table:table-cell office:value-type="float" office:value="0.0394999263017871" calcext:value-type="float">
            <text:p>0.039499926301787</text:p>
          </table:table-cell>
          <table:table-cell office:value-type="float" office:value="0.00182783383215716" calcext:value-type="float">
            <text:p>0.001827833832157</text:p>
          </table:table-cell>
        </table:table-row>
        <table:table-row table:style-name="ro1">
          <table:table-cell office:value-type="string" calcext:value-type="string">
            <text:p>ATP6V0E2-AS1</text:p>
          </table:table-cell>
          <table:table-cell office:value-type="float" office:value="0.0395107409698409" calcext:value-type="float">
            <text:p>0.039510740969841</text:p>
          </table:table-cell>
          <table:table-cell office:value-type="float" office:value="0.0265054221310406" calcext:value-type="float">
            <text:p>0.026505422131041</text:p>
          </table:table-cell>
        </table:table-row>
        <table:table-row table:style-name="ro1">
          <table:table-cell office:value-type="string" calcext:value-type="string">
            <text:p>AP006222.2</text:p>
          </table:table-cell>
          <table:table-cell office:value-type="float" office:value="0.0395140127959369" calcext:value-type="float">
            <text:p>0.039514012795937</text:p>
          </table:table-cell>
          <table:table-cell office:value-type="float" office:value="0.0112505734388362" calcext:value-type="float">
            <text:p>0.011250573438836</text:p>
          </table:table-cell>
        </table:table-row>
        <table:table-row table:style-name="ro1">
          <table:table-cell office:value-type="string" calcext:value-type="string">
            <text:p>DZIP1L</text:p>
          </table:table-cell>
          <table:table-cell office:value-type="float" office:value="0.0395173157263822" calcext:value-type="float">
            <text:p>0.039517315726382</text:p>
          </table:table-cell>
          <table:table-cell office:value-type="float" office:value="0.0162630585416442" calcext:value-type="float">
            <text:p>0.016263058541644</text:p>
          </table:table-cell>
        </table:table-row>
        <table:table-row table:style-name="ro1">
          <table:table-cell office:value-type="string" calcext:value-type="string">
            <text:p>RP11-494H4.3</text:p>
          </table:table-cell>
          <table:table-cell office:value-type="float" office:value="0.0395276781842619" calcext:value-type="float">
            <text:p>0.039527678184262</text:p>
          </table:table-cell>
          <table:table-cell office:value-type="float" office:value="-0.00122503865625234" calcext:value-type="float">
            <text:p>-0.001225038656252</text:p>
          </table:table-cell>
        </table:table-row>
        <table:table-row table:style-name="ro1">
          <table:table-cell office:value-type="string" calcext:value-type="string">
            <text:p>CTD-2619J13.8</text:p>
          </table:table-cell>
          <table:table-cell office:value-type="float" office:value="0.0395291835460646" calcext:value-type="float">
            <text:p>0.039529183546065</text:p>
          </table:table-cell>
          <table:table-cell office:value-type="float" office:value="-0.00208722486981119" calcext:value-type="float">
            <text:p>-0.002087224869811</text:p>
          </table:table-cell>
        </table:table-row>
        <table:table-row table:style-name="ro1">
          <table:table-cell office:value-type="string" calcext:value-type="string">
            <text:p>MIR641</text:p>
          </table:table-cell>
          <table:table-cell office:value-type="float" office:value="0.0395373254452518" calcext:value-type="float">
            <text:p>0.039537325445252</text:p>
          </table:table-cell>
          <table:table-cell office:value-type="float" office:value="0.0182555321324289" calcext:value-type="float">
            <text:p>0.018255532132429</text:p>
          </table:table-cell>
        </table:table-row>
        <table:table-row table:style-name="ro1">
          <table:table-cell office:value-type="string" calcext:value-type="string">
            <text:p>RP11-1391J7.1</text:p>
          </table:table-cell>
          <table:table-cell office:value-type="float" office:value="0.0395374708423721" calcext:value-type="float">
            <text:p>0.039537470842372</text:p>
          </table:table-cell>
          <table:table-cell office:value-type="float" office:value="0.00950905980855652" calcext:value-type="float">
            <text:p>0.009509059808557</text:p>
          </table:table-cell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0.0395601258285409" calcext:value-type="float">
            <text:p>0.039560125828541</text:p>
          </table:table-cell>
          <table:table-cell office:value-type="float" office:value="0.00748702705586492" calcext:value-type="float">
            <text:p>0.007487027055865</text:p>
          </table:table-cell>
        </table:table-row>
        <table:table-row table:style-name="ro1">
          <table:table-cell office:value-type="string" calcext:value-type="string">
            <text:p>MIR210HG</text:p>
          </table:table-cell>
          <table:table-cell office:value-type="float" office:value="0.039571211939277" calcext:value-type="float">
            <text:p>0.039571211939277</text:p>
          </table:table-cell>
          <table:table-cell office:value-type="float" office:value="0.00125787124775569" calcext:value-type="float">
            <text:p>0.001257871247756</text:p>
          </table:table-cell>
        </table:table-row>
        <table:table-row table:style-name="ro1">
          <table:table-cell office:value-type="string" calcext:value-type="string">
            <text:p>CSNK1G2</text:p>
          </table:table-cell>
          <table:table-cell office:value-type="float" office:value="0.0395789219903615" calcext:value-type="float">
            <text:p>0.039578921990362</text:p>
          </table:table-cell>
          <table:table-cell office:value-type="float" office:value="0.0052182446096803" calcext:value-type="float">
            <text:p>0.00521824460968</text:p>
          </table:table-cell>
        </table:table-row>
        <table:table-row table:style-name="ro1">
          <table:table-cell office:value-type="string" calcext:value-type="string">
            <text:p>CTD-2349P21.5</text:p>
          </table:table-cell>
          <table:table-cell office:value-type="float" office:value="0.0395804385311394" calcext:value-type="float">
            <text:p>0.03958043853114</text:p>
          </table:table-cell>
          <table:table-cell office:value-type="float" office:value="0.010831620785818" calcext:value-type="float">
            <text:p>0.010831620785818</text:p>
          </table:table-cell>
        </table:table-row>
        <table:table-row table:style-name="ro1">
          <table:table-cell office:value-type="string" calcext:value-type="string">
            <text:p>CTC-518B2.12</text:p>
          </table:table-cell>
          <table:table-cell office:value-type="float" office:value="0.0395843613628323" calcext:value-type="float">
            <text:p>0.039584361362832</text:p>
          </table:table-cell>
          <table:table-cell office:value-type="float" office:value="-0.00250801624764976" calcext:value-type="float">
            <text:p>-0.00250801624765</text:p>
          </table:table-cell>
        </table:table-row>
        <table:table-row table:style-name="ro1">
          <table:table-cell office:value-type="string" calcext:value-type="string">
            <text:p>ZNF969P</text:p>
          </table:table-cell>
          <table:table-cell office:value-type="float" office:value="0.0395869272326805" calcext:value-type="float">
            <text:p>0.039586927232681</text:p>
          </table:table-cell>
          <table:table-cell office:value-type="float" office:value="-0.0116038677689671" calcext:value-type="float">
            <text:p>-0.011603867768967</text:p>
          </table:table-cell>
        </table:table-row>
        <table:table-row table:style-name="ro1">
          <table:table-cell office:value-type="string" calcext:value-type="string">
            <text:p>XXbac-B444P24.10</text:p>
          </table:table-cell>
          <table:table-cell office:value-type="float" office:value="0.0395885562798576" calcext:value-type="float">
            <text:p>0.039588556279858</text:p>
          </table:table-cell>
          <table:table-cell office:value-type="float" office:value="-0.00527632320052877" calcext:value-type="float">
            <text:p>-0.005276323200529</text:p>
          </table:table-cell>
        </table:table-row>
        <table:table-row table:style-name="ro1">
          <table:table-cell office:value-type="string" calcext:value-type="string">
            <text:p>AC002116.7</text:p>
          </table:table-cell>
          <table:table-cell office:value-type="float" office:value="0.0395996036676585" calcext:value-type="float">
            <text:p>0.039599603667659</text:p>
          </table:table-cell>
          <table:table-cell office:value-type="float" office:value="-0.00535285950608827" calcext:value-type="float">
            <text:p>-0.005352859506088</text:p>
          </table:table-cell>
        </table:table-row>
        <table:table-row table:style-name="ro1">
          <table:table-cell office:value-type="string" calcext:value-type="string">
            <text:p>DCDC1</text:p>
          </table:table-cell>
          <table:table-cell office:value-type="float" office:value="0.0396000111770507" calcext:value-type="float">
            <text:p>0.039600011177051</text:p>
          </table:table-cell>
          <table:table-cell office:value-type="float" office:value="-0.00385844198584377" calcext:value-type="float">
            <text:p>-0.003858441985844</text:p>
          </table:table-cell>
        </table:table-row>
        <table:table-row table:style-name="ro1">
          <table:table-cell office:value-type="string" calcext:value-type="string">
            <text:p>RP11-517P14.7</text:p>
          </table:table-cell>
          <table:table-cell office:value-type="float" office:value="0.0396019823187688" calcext:value-type="float">
            <text:p>0.039601982318769</text:p>
          </table:table-cell>
          <table:table-cell office:value-type="float" office:value="-0.018720121320323" calcext:value-type="float">
            <text:p>-0.018720121320323</text:p>
          </table:table-cell>
        </table:table-row>
        <table:table-row table:style-name="ro1">
          <table:table-cell office:value-type="string" calcext:value-type="string">
            <text:p>SLC2A11</text:p>
          </table:table-cell>
          <table:table-cell office:value-type="float" office:value="0.0396320608241459" calcext:value-type="float">
            <text:p>0.039632060824146</text:p>
          </table:table-cell>
          <table:table-cell office:value-type="float" office:value="0.0219678505194782" calcext:value-type="float">
            <text:p>0.021967850519478</text:p>
          </table:table-cell>
        </table:table-row>
        <table:table-row table:style-name="ro1">
          <table:table-cell office:value-type="string" calcext:value-type="string">
            <text:p>CTD-2021A8.2</text:p>
          </table:table-cell>
          <table:table-cell office:value-type="float" office:value="0.0396327306363274" calcext:value-type="float">
            <text:p>0.039632730636328</text:p>
          </table:table-cell>
          <table:table-cell office:value-type="float" office:value="-0.00582858914952307" calcext:value-type="float">
            <text:p>-0.005828589149523</text:p>
          </table:table-cell>
        </table:table-row>
        <table:table-row table:style-name="ro1">
          <table:table-cell office:value-type="string" calcext:value-type="string">
            <text:p>AC012358.7</text:p>
          </table:table-cell>
          <table:table-cell office:value-type="float" office:value="0.0396483997964628" calcext:value-type="float">
            <text:p>0.039648399796463</text:p>
          </table:table-cell>
          <table:table-cell office:value-type="float" office:value="0.00969625367452574" calcext:value-type="float">
            <text:p>0.009696253674526</text:p>
          </table:table-cell>
        </table:table-row>
        <table:table-row table:style-name="ro1">
          <table:table-cell office:value-type="string" calcext:value-type="string">
            <text:p>RP11-432J24.5</text:p>
          </table:table-cell>
          <table:table-cell office:value-type="float" office:value="0.0396602802944918" calcext:value-type="float">
            <text:p>0.039660280294492</text:p>
          </table:table-cell>
          <table:table-cell office:value-type="float" office:value="0.00495132287163511" calcext:value-type="float">
            <text:p>0.004951322871635</text:p>
          </table:table-cell>
        </table:table-row>
        <table:table-row table:style-name="ro1">
          <table:table-cell office:value-type="string" calcext:value-type="string">
            <text:p>MOK</text:p>
          </table:table-cell>
          <table:table-cell office:value-type="float" office:value="0.0396669251602743" calcext:value-type="float">
            <text:p>0.039666925160274</text:p>
          </table:table-cell>
          <table:table-cell office:value-type="float" office:value="-0.0133707567157158" calcext:value-type="float">
            <text:p>-0.013370756715716</text:p>
          </table:table-cell>
        </table:table-row>
        <table:table-row table:style-name="ro1">
          <table:table-cell office:value-type="string" calcext:value-type="string">
            <text:p>DZANK1</text:p>
          </table:table-cell>
          <table:table-cell office:value-type="float" office:value="0.0396859415383896" calcext:value-type="float">
            <text:p>0.03968594153839</text:p>
          </table:table-cell>
          <table:table-cell office:value-type="float" office:value="-0.00019698270574883" calcext:value-type="float">
            <text:p>-0.000196982705749</text:p>
          </table:table-cell>
        </table:table-row>
        <table:table-row table:style-name="ro1">
          <table:table-cell office:value-type="string" calcext:value-type="string">
            <text:p>RIPK4</text:p>
          </table:table-cell>
          <table:table-cell office:value-type="float" office:value="0.0396899270467011" calcext:value-type="float">
            <text:p>0.039689927046701</text:p>
          </table:table-cell>
          <table:table-cell office:value-type="float" office:value="0.0132100331421721" calcext:value-type="float">
            <text:p>0.013210033142172</text:p>
          </table:table-cell>
        </table:table-row>
        <table:table-row table:style-name="ro1">
          <table:table-cell office:value-type="string" calcext:value-type="string">
            <text:p>SMOX</text:p>
          </table:table-cell>
          <table:table-cell office:value-type="float" office:value="0.0396986553006352" calcext:value-type="float">
            <text:p>0.039698655300635</text:p>
          </table:table-cell>
          <table:table-cell office:value-type="float" office:value="0.0187968555677657" calcext:value-type="float">
            <text:p>0.018796855567766</text:p>
          </table:table-cell>
        </table:table-row>
        <table:table-row table:style-name="ro1">
          <table:table-cell office:value-type="string" calcext:value-type="string">
            <text:p>CCDC144NL</text:p>
          </table:table-cell>
          <table:table-cell office:value-type="float" office:value="0.0396990971282416" calcext:value-type="float">
            <text:p>0.039699097128242</text:p>
          </table:table-cell>
          <table:table-cell office:value-type="float" office:value="-0.0239419820605959" calcext:value-type="float">
            <text:p>-0.023941982060596</text:p>
          </table:table-cell>
        </table:table-row>
        <table:table-row table:style-name="ro1">
          <table:table-cell office:value-type="string" calcext:value-type="string">
            <text:p>LINC00284</text:p>
          </table:table-cell>
          <table:table-cell office:value-type="float" office:value="0.0397087297892517" calcext:value-type="float">
            <text:p>0.039708729789252</text:p>
          </table:table-cell>
          <table:table-cell office:value-type="float" office:value="-0.0154463906993246" calcext:value-type="float">
            <text:p>-0.015446390699325</text:p>
          </table:table-cell>
        </table:table-row>
        <table:table-row table:style-name="ro1">
          <table:table-cell office:value-type="string" calcext:value-type="string">
            <text:p>SSPO</text:p>
          </table:table-cell>
          <table:table-cell office:value-type="float" office:value="0.0397194568509447" calcext:value-type="float">
            <text:p>0.039719456850945</text:p>
          </table:table-cell>
          <table:table-cell office:value-type="float" office:value="0.00518860227193414" calcext:value-type="float">
            <text:p>0.005188602271934</text:p>
          </table:table-cell>
        </table:table-row>
        <table:table-row table:style-name="ro1">
          <table:table-cell office:value-type="string" calcext:value-type="string">
            <text:p>PAXIP1-AS1</text:p>
          </table:table-cell>
          <table:table-cell office:value-type="float" office:value="0.039728256546922" calcext:value-type="float">
            <text:p>0.039728256546922</text:p>
          </table:table-cell>
          <table:table-cell office:value-type="float" office:value="0.00854731038102817" calcext:value-type="float">
            <text:p>0.008547310381028</text:p>
          </table:table-cell>
        </table:table-row>
        <table:table-row table:style-name="ro1">
          <table:table-cell office:value-type="string" calcext:value-type="string">
            <text:p>PRR24</text:p>
          </table:table-cell>
          <table:table-cell office:value-type="float" office:value="0.0397378684109028" calcext:value-type="float">
            <text:p>0.039737868410903</text:p>
          </table:table-cell>
          <table:table-cell office:value-type="float" office:value="0.0131423887605165" calcext:value-type="float">
            <text:p>0.013142388760517</text:p>
          </table:table-cell>
        </table:table-row>
        <table:table-row table:style-name="ro1">
          <table:table-cell office:value-type="string" calcext:value-type="string">
            <text:p>ATG9B</text:p>
          </table:table-cell>
          <table:table-cell office:value-type="float" office:value="0.0397478132885146" calcext:value-type="float">
            <text:p>0.039747813288515</text:p>
          </table:table-cell>
          <table:table-cell office:value-type="float" office:value="0.00379870645640146" calcext:value-type="float">
            <text:p>0.003798706456401</text:p>
          </table:table-cell>
        </table:table-row>
        <table:table-row table:style-name="ro1">
          <table:table-cell office:value-type="string" calcext:value-type="string">
            <text:p>LGI3</text:p>
          </table:table-cell>
          <table:table-cell office:value-type="float" office:value="0.0397591034159662" calcext:value-type="float">
            <text:p>0.039759103415966</text:p>
          </table:table-cell>
          <table:table-cell office:value-type="float" office:value="0.0168593740541677" calcext:value-type="float">
            <text:p>0.016859374054168</text:p>
          </table:table-cell>
        </table:table-row>
        <table:table-row table:style-name="ro1">
          <table:table-cell office:value-type="string" calcext:value-type="string">
            <text:p>LMNB2</text:p>
          </table:table-cell>
          <table:table-cell office:value-type="float" office:value="0.0397641606139431" calcext:value-type="float">
            <text:p>0.039764160613943</text:p>
          </table:table-cell>
          <table:table-cell office:value-type="float" office:value="0.0142685833207878" calcext:value-type="float">
            <text:p>0.014268583320788</text:p>
          </table:table-cell>
        </table:table-row>
        <table:table-row table:style-name="ro1">
          <table:table-cell office:value-type="string" calcext:value-type="string">
            <text:p>C1orf192</text:p>
          </table:table-cell>
          <table:table-cell office:value-type="float" office:value="0.0397667255630077" calcext:value-type="float">
            <text:p>0.039766725563008</text:p>
          </table:table-cell>
          <table:table-cell office:value-type="float" office:value="0.00740475378390003" calcext:value-type="float">
            <text:p>0.0074047537839</text:p>
          </table:table-cell>
        </table:table-row>
        <table:table-row table:style-name="ro1">
          <table:table-cell office:value-type="string" calcext:value-type="string">
            <text:p>ZNF467</text:p>
          </table:table-cell>
          <table:table-cell office:value-type="float" office:value="0.0397679404104748" calcext:value-type="float">
            <text:p>0.039767940410475</text:p>
          </table:table-cell>
          <table:table-cell office:value-type="float" office:value="0.0142129557314381" calcext:value-type="float">
            <text:p>0.014212955731438</text:p>
          </table:table-cell>
        </table:table-row>
        <table:table-row table:style-name="ro1">
          <table:table-cell office:value-type="string" calcext:value-type="string">
            <text:p>SPEF1</text:p>
          </table:table-cell>
          <table:table-cell office:value-type="float" office:value="0.0397702729696015" calcext:value-type="float">
            <text:p>0.039770272969602</text:p>
          </table:table-cell>
          <table:table-cell office:value-type="float" office:value="-0.00524545672081237" calcext:value-type="float">
            <text:p>-0.005245456720812</text:p>
          </table:table-cell>
        </table:table-row>
        <table:table-row table:style-name="ro1">
          <table:table-cell office:value-type="string" calcext:value-type="string">
            <text:p>COL6A3</text:p>
          </table:table-cell>
          <table:table-cell office:value-type="float" office:value="0.0397708773261575" calcext:value-type="float">
            <text:p>0.039770877326158</text:p>
          </table:table-cell>
          <table:table-cell office:value-type="float" office:value="-0.000640268065598336" calcext:value-type="float">
            <text:p>-0.000640268065598</text:p>
          </table:table-cell>
        </table:table-row>
        <table:table-row table:style-name="ro1">
          <table:table-cell office:value-type="string" calcext:value-type="string">
            <text:p>CELSR3</text:p>
          </table:table-cell>
          <table:table-cell office:value-type="float" office:value="0.039772094505165" calcext:value-type="float">
            <text:p>0.039772094505165</text:p>
          </table:table-cell>
          <table:table-cell office:value-type="float" office:value="-0.00578931318390286" calcext:value-type="float">
            <text:p>-0.005789313183903</text:p>
          </table:table-cell>
        </table:table-row>
        <table:table-row table:style-name="ro1">
          <table:table-cell office:value-type="string" calcext:value-type="string">
            <text:p>C1orf158</text:p>
          </table:table-cell>
          <table:table-cell office:value-type="float" office:value="0.0397836019521239" calcext:value-type="float">
            <text:p>0.039783601952124</text:p>
          </table:table-cell>
          <table:table-cell office:value-type="float" office:value="-0.00540474819417124" calcext:value-type="float">
            <text:p>-0.005404748194171</text:p>
          </table:table-cell>
        </table:table-row>
        <table:table-row table:style-name="ro1">
          <table:table-cell office:value-type="string" calcext:value-type="string">
            <text:p>AC072052.7</text:p>
          </table:table-cell>
          <table:table-cell office:value-type="float" office:value="0.0397869449047548" calcext:value-type="float">
            <text:p>0.039786944904755</text:p>
          </table:table-cell>
          <table:table-cell office:value-type="float" office:value="0.01377218792883" calcext:value-type="float">
            <text:p>0.01377218792883</text:p>
          </table:table-cell>
        </table:table-row>
        <table:table-row table:style-name="ro1">
          <table:table-cell office:value-type="string" calcext:value-type="string">
            <text:p>CACNB4</text:p>
          </table:table-cell>
          <table:table-cell office:value-type="float" office:value="0.0397954818935055" calcext:value-type="float">
            <text:p>0.039795481893506</text:p>
          </table:table-cell>
          <table:table-cell office:value-type="float" office:value="-0.0102333663950898" calcext:value-type="float">
            <text:p>-0.01023336639509</text:p>
          </table:table-cell>
        </table:table-row>
        <table:table-row table:style-name="ro1">
          <table:table-cell office:value-type="string" calcext:value-type="string">
            <text:p>RP11-64C12.8</text:p>
          </table:table-cell>
          <table:table-cell office:value-type="float" office:value="0.0397957100521579" calcext:value-type="float">
            <text:p>0.039795710052158</text:p>
          </table:table-cell>
          <table:table-cell office:value-type="float" office:value="0.00967913239995236" calcext:value-type="float">
            <text:p>0.009679132399952</text:p>
          </table:table-cell>
        </table:table-row>
        <table:table-row table:style-name="ro1">
          <table:table-cell office:value-type="string" calcext:value-type="string">
            <text:p>TCTN1</text:p>
          </table:table-cell>
          <table:table-cell office:value-type="float" office:value="0.0398043717280697" calcext:value-type="float">
            <text:p>0.03980437172807</text:p>
          </table:table-cell>
          <table:table-cell office:value-type="float" office:value="0.0189001944989419" calcext:value-type="float">
            <text:p>0.018900194498942</text:p>
          </table:table-cell>
        </table:table-row>
        <table:table-row table:style-name="ro1">
          <table:table-cell office:value-type="string" calcext:value-type="string">
            <text:p>AC073133.2</text:p>
          </table:table-cell>
          <table:table-cell office:value-type="float" office:value="0.0398134387235711" calcext:value-type="float">
            <text:p>0.039813438723571</text:p>
          </table:table-cell>
          <table:table-cell office:value-type="float" office:value="-0.00563879884697943" calcext:value-type="float">
            <text:p>-0.005638798846979</text:p>
          </table:table-cell>
        </table:table-row>
        <table:table-row table:style-name="ro1">
          <table:table-cell office:value-type="string" calcext:value-type="string">
            <text:p>RP11-56F10.3</text:p>
          </table:table-cell>
          <table:table-cell office:value-type="float" office:value="0.0398180055339581" calcext:value-type="float">
            <text:p>0.039818005533958</text:p>
          </table:table-cell>
          <table:table-cell office:value-type="float" office:value="-0.00799847067205757" calcext:value-type="float">
            <text:p>-0.007998470672058</text:p>
          </table:table-cell>
        </table:table-row>
        <table:table-row table:style-name="ro1">
          <table:table-cell office:value-type="string" calcext:value-type="string">
            <text:p>PPP1R12C</text:p>
          </table:table-cell>
          <table:table-cell office:value-type="float" office:value="0.0398237115328489" calcext:value-type="float">
            <text:p>0.039823711532849</text:p>
          </table:table-cell>
          <table:table-cell office:value-type="float" office:value="-0.000215929426869807" calcext:value-type="float">
            <text:p>-0.00021592942687</text:p>
          </table:table-cell>
        </table:table-row>
        <table:table-row table:style-name="ro1">
          <table:table-cell office:value-type="string" calcext:value-type="string">
            <text:p>DLG4</text:p>
          </table:table-cell>
          <table:table-cell office:value-type="float" office:value="0.0398348077079016" calcext:value-type="float">
            <text:p>0.039834807707902</text:p>
          </table:table-cell>
          <table:table-cell office:value-type="float" office:value="0.00416353390851307" calcext:value-type="float">
            <text:p>0.004163533908513</text:p>
          </table:table-cell>
        </table:table-row>
        <table:table-row table:style-name="ro1">
          <table:table-cell office:value-type="string" calcext:value-type="string">
            <text:p>FREM1</text:p>
          </table:table-cell>
          <table:table-cell office:value-type="float" office:value="0.0398414387576719" calcext:value-type="float">
            <text:p>0.039841438757672</text:p>
          </table:table-cell>
          <table:table-cell office:value-type="float" office:value="-0.0165367456522921" calcext:value-type="float">
            <text:p>-0.016536745652292</text:p>
          </table:table-cell>
        </table:table-row>
        <table:table-row table:style-name="ro1">
          <table:table-cell office:value-type="string" calcext:value-type="string">
            <text:p>LBX2</text:p>
          </table:table-cell>
          <table:table-cell office:value-type="float" office:value="0.0398488657401928" calcext:value-type="float">
            <text:p>0.039848865740193</text:p>
          </table:table-cell>
          <table:table-cell office:value-type="float" office:value="0.00172700022396423" calcext:value-type="float">
            <text:p>0.001727000223964</text:p>
          </table:table-cell>
        </table:table-row>
        <table:table-row table:style-name="ro1">
          <table:table-cell office:value-type="string" calcext:value-type="string">
            <text:p>PFKFB1</text:p>
          </table:table-cell>
          <table:table-cell office:value-type="float" office:value="0.0398623637518409" calcext:value-type="float">
            <text:p>0.039862363751841</text:p>
          </table:table-cell>
          <table:table-cell office:value-type="float" office:value="0.00603520447207005" calcext:value-type="float">
            <text:p>0.00603520447207</text:p>
          </table:table-cell>
        </table:table-row>
        <table:table-row table:style-name="ro1">
          <table:table-cell office:value-type="string" calcext:value-type="string">
            <text:p>NECAB3</text:p>
          </table:table-cell>
          <table:table-cell office:value-type="float" office:value="0.0398937600746201" calcext:value-type="float">
            <text:p>0.03989376007462</text:p>
          </table:table-cell>
          <table:table-cell office:value-type="float" office:value="0.00789408047000698" calcext:value-type="float">
            <text:p>0.007894080470007</text:p>
          </table:table-cell>
        </table:table-row>
        <table:table-row table:style-name="ro1">
          <table:table-cell office:value-type="string" calcext:value-type="string">
            <text:p>RP11-67M1.1</text:p>
          </table:table-cell>
          <table:table-cell office:value-type="float" office:value="0.0399175115137275" calcext:value-type="float">
            <text:p>0.039917511513728</text:p>
          </table:table-cell>
          <table:table-cell office:value-type="float" office:value="-0.0167006326288259" calcext:value-type="float">
            <text:p>-0.016700632628826</text:p>
          </table:table-cell>
        </table:table-row>
        <table:table-row table:style-name="ro1">
          <table:table-cell office:value-type="string" calcext:value-type="string">
            <text:p>CTD-2292P10.4</text:p>
          </table:table-cell>
          <table:table-cell office:value-type="float" office:value="0.0399376353174643" calcext:value-type="float">
            <text:p>0.039937635317464</text:p>
          </table:table-cell>
          <table:table-cell office:value-type="float" office:value="0.0111156317576316" calcext:value-type="float">
            <text:p>0.011115631757632</text:p>
          </table:table-cell>
        </table:table-row>
        <table:table-row table:style-name="ro1">
          <table:table-cell office:value-type="string" calcext:value-type="string">
            <text:p>ROPN1L</text:p>
          </table:table-cell>
          <table:table-cell office:value-type="float" office:value="0.0399618250863689" calcext:value-type="float">
            <text:p>0.039961825086369</text:p>
          </table:table-cell>
          <table:table-cell office:value-type="float" office:value="0.00141938810934738" calcext:value-type="float">
            <text:p>0.001419388109347</text:p>
          </table:table-cell>
        </table:table-row>
        <table:table-row table:style-name="ro1">
          <table:table-cell office:value-type="string" calcext:value-type="string">
            <text:p>RP11-556H2.3</text:p>
          </table:table-cell>
          <table:table-cell office:value-type="float" office:value="0.0399623730476337" calcext:value-type="float">
            <text:p>0.039962373047634</text:p>
          </table:table-cell>
          <table:table-cell office:value-type="float" office:value="0.0226701013844882" calcext:value-type="float">
            <text:p>0.022670101384488</text:p>
          </table:table-cell>
        </table:table-row>
        <table:table-row table:style-name="ro1">
          <table:table-cell office:value-type="string" calcext:value-type="string">
            <text:p>RP11-496I9.1</text:p>
          </table:table-cell>
          <table:table-cell office:value-type="float" office:value="0.0399670385917872" calcext:value-type="float">
            <text:p>0.039967038591787</text:p>
          </table:table-cell>
          <table:table-cell office:value-type="float" office:value="0.00722868509144156" calcext:value-type="float">
            <text:p>0.007228685091442</text:p>
          </table:table-cell>
        </table:table-row>
        <table:table-row table:style-name="ro1">
          <table:table-cell office:value-type="string" calcext:value-type="string">
            <text:p>AC016772.4</text:p>
          </table:table-cell>
          <table:table-cell office:value-type="float" office:value="0.0399696159999411" calcext:value-type="float">
            <text:p>0.039969615999941</text:p>
          </table:table-cell>
          <table:table-cell office:value-type="float" office:value="0.00307346719262876" calcext:value-type="float">
            <text:p>0.003073467192629</text:p>
          </table:table-cell>
        </table:table-row>
        <table:table-row table:style-name="ro1">
          <table:table-cell office:value-type="string" calcext:value-type="string">
            <text:p>RPL21P54</text:p>
          </table:table-cell>
          <table:table-cell office:value-type="float" office:value="0.0399856898194281" calcext:value-type="float">
            <text:p>0.039985689819428</text:p>
          </table:table-cell>
          <table:table-cell office:value-type="float" office:value="-0.00578578655419035" calcext:value-type="float">
            <text:p>-0.00578578655419</text:p>
          </table:table-cell>
        </table:table-row>
        <table:table-row table:style-name="ro1">
          <table:table-cell office:value-type="string" calcext:value-type="string">
            <text:p>CACNA1F</text:p>
          </table:table-cell>
          <table:table-cell office:value-type="float" office:value="0.0399924061133922" calcext:value-type="float">
            <text:p>0.039992406113392</text:p>
          </table:table-cell>
          <table:table-cell office:value-type="float" office:value="0.00967723546790312" calcext:value-type="float">
            <text:p>0.009677235467903</text:p>
          </table:table-cell>
        </table:table-row>
        <table:table-row table:style-name="ro1">
          <table:table-cell office:value-type="string" calcext:value-type="string">
            <text:p>MAT1A</text:p>
          </table:table-cell>
          <table:table-cell office:value-type="float" office:value="0.0399954903732344" calcext:value-type="float">
            <text:p>0.039995490373234</text:p>
          </table:table-cell>
          <table:table-cell office:value-type="float" office:value="0.000959087653365372" calcext:value-type="float">
            <text:p>0.000959087653365</text:p>
          </table:table-cell>
        </table:table-row>
        <table:table-row table:style-name="ro1">
          <table:table-cell office:value-type="string" calcext:value-type="string">
            <text:p>CTD-2245E15.3</text:p>
          </table:table-cell>
          <table:table-cell office:value-type="float" office:value="0.0400265118770058" calcext:value-type="float">
            <text:p>0.040026511877006</text:p>
          </table:table-cell>
          <table:table-cell office:value-type="float" office:value="-0.0093475590572885" calcext:value-type="float">
            <text:p>-0.009347559057289</text:p>
          </table:table-cell>
        </table:table-row>
        <table:table-row table:style-name="ro1">
          <table:table-cell office:value-type="string" calcext:value-type="string">
            <text:p>MKNK2</text:p>
          </table:table-cell>
          <table:table-cell office:value-type="float" office:value="0.0400373224387463" calcext:value-type="float">
            <text:p>0.040037322438746</text:p>
          </table:table-cell>
          <table:table-cell office:value-type="float" office:value="-0.00415803710601989" calcext:value-type="float">
            <text:p>-0.00415803710602</text:p>
          </table:table-cell>
        </table:table-row>
        <table:table-row table:style-name="ro1">
          <table:table-cell office:value-type="string" calcext:value-type="string">
            <text:p>RP11-503N18.1</text:p>
          </table:table-cell>
          <table:table-cell office:value-type="float" office:value="0.0400463036659579" calcext:value-type="float">
            <text:p>0.040046303665958</text:p>
          </table:table-cell>
          <table:table-cell office:value-type="float" office:value="-0.00372021102711678" calcext:value-type="float">
            <text:p>-0.003720211027117</text:p>
          </table:table-cell>
        </table:table-row>
        <table:table-row table:style-name="ro1">
          <table:table-cell office:value-type="string" calcext:value-type="string">
            <text:p>KRT8P15</text:p>
          </table:table-cell>
          <table:table-cell office:value-type="float" office:value="0.0400472179592197" calcext:value-type="float">
            <text:p>0.04004721795922</text:p>
          </table:table-cell>
          <table:table-cell office:value-type="float" office:value="-0.00235813787506122" calcext:value-type="float">
            <text:p>-0.002358137875061</text:p>
          </table:table-cell>
        </table:table-row>
        <table:table-row table:style-name="ro1">
          <table:table-cell office:value-type="string" calcext:value-type="string">
            <text:p>KRTAP5-9</text:p>
          </table:table-cell>
          <table:table-cell office:value-type="float" office:value="0.0400641709465164" calcext:value-type="float">
            <text:p>0.040064170946516</text:p>
          </table:table-cell>
          <table:table-cell office:value-type="float" office:value="0.00404991781327634" calcext:value-type="float">
            <text:p>0.004049917813276</text:p>
          </table:table-cell>
        </table:table-row>
        <table:table-row table:style-name="ro1">
          <table:table-cell office:value-type="string" calcext:value-type="string">
            <text:p>CCDC19</text:p>
          </table:table-cell>
          <table:table-cell office:value-type="float" office:value="0.040072685251204" calcext:value-type="float">
            <text:p>0.040072685251204</text:p>
          </table:table-cell>
          <table:table-cell office:value-type="float" office:value="0.00474071906555272" calcext:value-type="float">
            <text:p>0.004740719065553</text:p>
          </table:table-cell>
        </table:table-row>
        <table:table-row table:style-name="ro1">
          <table:table-cell office:value-type="string" calcext:value-type="string">
            <text:p>CDC20B</text:p>
          </table:table-cell>
          <table:table-cell office:value-type="float" office:value="0.0400741721443743" calcext:value-type="float">
            <text:p>0.040074172144374</text:p>
          </table:table-cell>
          <table:table-cell office:value-type="float" office:value="-0.00143219609099904" calcext:value-type="float">
            <text:p>-0.001432196090999</text:p>
          </table:table-cell>
        </table:table-row>
        <table:table-row table:style-name="ro1">
          <table:table-cell office:value-type="string" calcext:value-type="string">
            <text:p>TTC18</text:p>
          </table:table-cell>
          <table:table-cell office:value-type="float" office:value="0.0400773155634188" calcext:value-type="float">
            <text:p>0.040077315563419</text:p>
          </table:table-cell>
          <table:table-cell office:value-type="float" office:value="-0.00481595663782138" calcext:value-type="float">
            <text:p>-0.004815956637821</text:p>
          </table:table-cell>
        </table:table-row>
        <table:table-row table:style-name="ro1">
          <table:table-cell office:value-type="string" calcext:value-type="string">
            <text:p>RP11-425A23.1</text:p>
          </table:table-cell>
          <table:table-cell office:value-type="float" office:value="0.0400795544305712" calcext:value-type="float">
            <text:p>0.040079554430571</text:p>
          </table:table-cell>
          <table:table-cell office:value-type="float" office:value="-0.0045489672550221" calcext:value-type="float">
            <text:p>-0.004548967255022</text:p>
          </table:table-cell>
        </table:table-row>
        <table:table-row table:style-name="ro1">
          <table:table-cell office:value-type="string" calcext:value-type="string">
            <text:p>BRF1</text:p>
          </table:table-cell>
          <table:table-cell office:value-type="float" office:value="0.040083265329082" calcext:value-type="float">
            <text:p>0.040083265329082</text:p>
          </table:table-cell>
          <table:table-cell office:value-type="float" office:value="0.00886120498856801" calcext:value-type="float">
            <text:p>0.008861204988568</text:p>
          </table:table-cell>
        </table:table-row>
        <table:table-row table:style-name="ro1">
          <table:table-cell office:value-type="string" calcext:value-type="string">
            <text:p>CTD-3199J23.6</text:p>
          </table:table-cell>
          <table:table-cell office:value-type="float" office:value="0.040085208075732" calcext:value-type="float">
            <text:p>0.040085208075732</text:p>
          </table:table-cell>
          <table:table-cell office:value-type="float" office:value="0.00733257701290217" calcext:value-type="float">
            <text:p>0.007332577012902</text:p>
          </table:table-cell>
        </table:table-row>
        <table:table-row table:style-name="ro1">
          <table:table-cell office:value-type="string" calcext:value-type="string">
            <text:p>RP11-459F6.3</text:p>
          </table:table-cell>
          <table:table-cell office:value-type="float" office:value="0.0400913287324869" calcext:value-type="float">
            <text:p>0.040091328732487</text:p>
          </table:table-cell>
          <table:table-cell office:value-type="float" office:value="-0.0141813017650555" calcext:value-type="float">
            <text:p>-0.014181301765056</text:p>
          </table:table-cell>
        </table:table-row>
        <table:table-row table:style-name="ro1">
          <table:table-cell office:value-type="string" calcext:value-type="string">
            <text:p>RP11-598F7.4</text:p>
          </table:table-cell>
          <table:table-cell office:value-type="float" office:value="0.0401132102512427" calcext:value-type="float">
            <text:p>0.040113210251243</text:p>
          </table:table-cell>
          <table:table-cell office:value-type="float" office:value="0.00658991519530024" calcext:value-type="float">
            <text:p>0.0065899151953</text:p>
          </table:table-cell>
        </table:table-row>
        <table:table-row table:style-name="ro1">
          <table:table-cell office:value-type="string" calcext:value-type="string">
            <text:p>MAMSTR</text:p>
          </table:table-cell>
          <table:table-cell office:value-type="float" office:value="0.0401398375816237" calcext:value-type="float">
            <text:p>0.040139837581624</text:p>
          </table:table-cell>
          <table:table-cell office:value-type="float" office:value="0.0101485476338106" calcext:value-type="float">
            <text:p>0.010148547633811</text:p>
          </table:table-cell>
        </table:table-row>
        <table:table-row table:style-name="ro1">
          <table:table-cell office:value-type="string" calcext:value-type="string">
            <text:p>PLEKHN1</text:p>
          </table:table-cell>
          <table:table-cell office:value-type="float" office:value="0.0401642412734602" calcext:value-type="float">
            <text:p>0.04016424127346</text:p>
          </table:table-cell>
          <table:table-cell office:value-type="float" office:value="-0.00488676065417346" calcext:value-type="float">
            <text:p>-0.004886760654173</text:p>
          </table:table-cell>
        </table:table-row>
        <table:table-row table:style-name="ro1">
          <table:table-cell office:value-type="string" calcext:value-type="string">
            <text:p>SLC25A29</text:p>
          </table:table-cell>
          <table:table-cell office:value-type="float" office:value="0.0401668792398663" calcext:value-type="float">
            <text:p>0.040166879239866</text:p>
          </table:table-cell>
          <table:table-cell office:value-type="float" office:value="-0.00541675854975174" calcext:value-type="float">
            <text:p>-0.005416758549752</text:p>
          </table:table-cell>
        </table:table-row>
        <table:table-row table:style-name="ro1">
          <table:table-cell office:value-type="string" calcext:value-type="string">
            <text:p>CCDC73</text:p>
          </table:table-cell>
          <table:table-cell office:value-type="float" office:value="0.0401755000469578" calcext:value-type="float">
            <text:p>0.040175500046958</text:p>
          </table:table-cell>
          <table:table-cell office:value-type="float" office:value="0.0141388349295701" calcext:value-type="float">
            <text:p>0.01413883492957</text:p>
          </table:table-cell>
        </table:table-row>
        <table:table-row table:style-name="ro1">
          <table:table-cell office:value-type="string" calcext:value-type="string">
            <text:p>CTA-407F11.6</text:p>
          </table:table-cell>
          <table:table-cell office:value-type="float" office:value="0.0401760897600124" calcext:value-type="float">
            <text:p>0.040176089760012</text:p>
          </table:table-cell>
          <table:table-cell office:value-type="float" office:value="0.0166502930706252" calcext:value-type="float">
            <text:p>0.016650293070625</text:p>
          </table:table-cell>
        </table:table-row>
        <table:table-row table:style-name="ro1">
          <table:table-cell office:value-type="string" calcext:value-type="string">
            <text:p>DNAI1</text:p>
          </table:table-cell>
          <table:table-cell office:value-type="float" office:value="0.0401783872671459" calcext:value-type="float">
            <text:p>0.040178387267146</text:p>
          </table:table-cell>
          <table:table-cell office:value-type="float" office:value="-0.00997863074615272" calcext:value-type="float">
            <text:p>-0.009978630746153</text:p>
          </table:table-cell>
        </table:table-row>
        <table:table-row table:style-name="ro1">
          <table:table-cell office:value-type="string" calcext:value-type="string">
            <text:p>DOC2A</text:p>
          </table:table-cell>
          <table:table-cell office:value-type="float" office:value="0.0401835289212932" calcext:value-type="float">
            <text:p>0.040183528921293</text:p>
          </table:table-cell>
          <table:table-cell office:value-type="float" office:value="0.00295431415739837" calcext:value-type="float">
            <text:p>0.002954314157398</text:p>
          </table:table-cell>
        </table:table-row>
        <table:table-row table:style-name="ro1">
          <table:table-cell office:value-type="string" calcext:value-type="string">
            <text:p>AKT1</text:p>
          </table:table-cell>
          <table:table-cell office:value-type="float" office:value="0.0401955259679754" calcext:value-type="float">
            <text:p>0.040195525967975</text:p>
          </table:table-cell>
          <table:table-cell office:value-type="float" office:value="-0.00425252225763049" calcext:value-type="float">
            <text:p>-0.00425252225763</text:p>
          </table:table-cell>
        </table:table-row>
        <table:table-row table:style-name="ro1">
          <table:table-cell office:value-type="string" calcext:value-type="string">
            <text:p>LDB3</text:p>
          </table:table-cell>
          <table:table-cell office:value-type="float" office:value="0.0401976653650691" calcext:value-type="float">
            <text:p>0.040197665365069</text:p>
          </table:table-cell>
          <table:table-cell office:value-type="float" office:value="-0.00865820642611718" calcext:value-type="float">
            <text:p>-0.008658206426117</text:p>
          </table:table-cell>
        </table:table-row>
        <table:table-row table:style-name="ro1">
          <table:table-cell office:value-type="string" calcext:value-type="string">
            <text:p>HSD17B1P1</text:p>
          </table:table-cell>
          <table:table-cell office:value-type="float" office:value="0.0401978011057132" calcext:value-type="float">
            <text:p>0.040197801105713</text:p>
          </table:table-cell>
          <table:table-cell office:value-type="float" office:value="0.0084047129843216" calcext:value-type="float">
            <text:p>0.008404712984322</text:p>
          </table:table-cell>
        </table:table-row>
        <table:table-row table:style-name="ro1">
          <table:table-cell office:value-type="string" calcext:value-type="string">
            <text:p>LILRA6</text:p>
          </table:table-cell>
          <table:table-cell office:value-type="float" office:value="0.0402021900907552" calcext:value-type="float">
            <text:p>0.040202190090755</text:p>
          </table:table-cell>
          <table:table-cell office:value-type="float" office:value="0.00129936681143185" calcext:value-type="float">
            <text:p>0.001299366811432</text:p>
          </table:table-cell>
        </table:table-row>
        <table:table-row table:style-name="ro1">
          <table:table-cell office:value-type="string" calcext:value-type="string">
            <text:p>FHIT</text:p>
          </table:table-cell>
          <table:table-cell office:value-type="float" office:value="0.0402060320812551" calcext:value-type="float">
            <text:p>0.040206032081255</text:p>
          </table:table-cell>
          <table:table-cell office:value-type="float" office:value="0.00668779948353282" calcext:value-type="float">
            <text:p>0.006687799483533</text:p>
          </table:table-cell>
        </table:table-row>
        <table:table-row table:style-name="ro1">
          <table:table-cell office:value-type="string" calcext:value-type="string">
            <text:p>RP11-214D15.2</text:p>
          </table:table-cell>
          <table:table-cell office:value-type="float" office:value="0.0402287157746475" calcext:value-type="float">
            <text:p>0.040228715774648</text:p>
          </table:table-cell>
          <table:table-cell office:value-type="float" office:value="0.0105349940653782" calcext:value-type="float">
            <text:p>0.010534994065378</text:p>
          </table:table-cell>
        </table:table-row>
        <table:table-row table:style-name="ro1">
          <table:table-cell office:value-type="string" calcext:value-type="string">
            <text:p>CBX3P2</text:p>
          </table:table-cell>
          <table:table-cell office:value-type="float" office:value="0.0402290578488084" calcext:value-type="float">
            <text:p>0.040229057848808</text:p>
          </table:table-cell>
          <table:table-cell office:value-type="float" office:value="0.000279441317893349" calcext:value-type="float">
            <text:p>0.000279441317893</text:p>
          </table:table-cell>
        </table:table-row>
        <table:table-row table:style-name="ro1">
          <table:table-cell office:value-type="string" calcext:value-type="string">
            <text:p>FLNB</text:p>
          </table:table-cell>
          <table:table-cell office:value-type="float" office:value="0.0402310690816462" calcext:value-type="float">
            <text:p>0.040231069081646</text:p>
          </table:table-cell>
          <table:table-cell office:value-type="float" office:value="-0.0273177188181317" calcext:value-type="float">
            <text:p>-0.027317718818132</text:p>
          </table:table-cell>
        </table:table-row>
        <table:table-row table:style-name="ro1">
          <table:table-cell office:value-type="string" calcext:value-type="string">
            <text:p>PLEKHH3</text:p>
          </table:table-cell>
          <table:table-cell office:value-type="float" office:value="0.0402332938192447" calcext:value-type="float">
            <text:p>0.040233293819245</text:p>
          </table:table-cell>
          <table:table-cell office:value-type="float" office:value="0.0197496765967369" calcext:value-type="float">
            <text:p>0.019749676596737</text:p>
          </table:table-cell>
        </table:table-row>
        <table:table-row table:style-name="ro1">
          <table:table-cell office:value-type="string" calcext:value-type="string">
            <text:p>ZNF837</text:p>
          </table:table-cell>
          <table:table-cell office:value-type="float" office:value="0.0402471109535882" calcext:value-type="float">
            <text:p>0.040247110953588</text:p>
          </table:table-cell>
          <table:table-cell office:value-type="float" office:value="-0.0146228982760613" calcext:value-type="float">
            <text:p>-0.014622898276061</text:p>
          </table:table-cell>
        </table:table-row>
        <table:table-row table:style-name="ro1">
          <table:table-cell office:value-type="string" calcext:value-type="string">
            <text:p>RP11-845M18.7</text:p>
          </table:table-cell>
          <table:table-cell office:value-type="float" office:value="0.0402485602151288" calcext:value-type="float">
            <text:p>0.040248560215129</text:p>
          </table:table-cell>
          <table:table-cell office:value-type="float" office:value="-0.00678936134145671" calcext:value-type="float">
            <text:p>-0.006789361341457</text:p>
          </table:table-cell>
        </table:table-row>
        <table:table-row table:style-name="ro1">
          <table:table-cell office:value-type="string" calcext:value-type="string">
            <text:p>RP5-966M1.6</text:p>
          </table:table-cell>
          <table:table-cell office:value-type="float" office:value="0.0402593174071379" calcext:value-type="float">
            <text:p>0.040259317407138</text:p>
          </table:table-cell>
          <table:table-cell office:value-type="float" office:value="0.00851319722922842" calcext:value-type="float">
            <text:p>0.008513197229228</text:p>
          </table:table-cell>
        </table:table-row>
        <table:table-row table:style-name="ro1">
          <table:table-cell office:value-type="string" calcext:value-type="string">
            <text:p>PTGIR</text:p>
          </table:table-cell>
          <table:table-cell office:value-type="float" office:value="0.0402640974291268" calcext:value-type="float">
            <text:p>0.040264097429127</text:p>
          </table:table-cell>
          <table:table-cell office:value-type="float" office:value="0.00296779042377476" calcext:value-type="float">
            <text:p>0.002967790423775</text:p>
          </table:table-cell>
        </table:table-row>
        <table:table-row table:style-name="ro1">
          <table:table-cell office:value-type="string" calcext:value-type="string">
            <text:p>RP11-755F10.1</text:p>
          </table:table-cell>
          <table:table-cell office:value-type="float" office:value="0.0402665013513619" calcext:value-type="float">
            <text:p>0.040266501351362</text:p>
          </table:table-cell>
          <table:table-cell office:value-type="float" office:value="-0.000490342467432852" calcext:value-type="float">
            <text:p>-0.000490342467433</text:p>
          </table:table-cell>
        </table:table-row>
        <table:table-row table:style-name="ro1">
          <table:table-cell office:value-type="string" calcext:value-type="string">
            <text:p>WDR96</text:p>
          </table:table-cell>
          <table:table-cell office:value-type="float" office:value="0.0402751177266423" calcext:value-type="float">
            <text:p>0.040275117726642</text:p>
          </table:table-cell>
          <table:table-cell office:value-type="float" office:value="-0.00872081331391061" calcext:value-type="float">
            <text:p>-0.008720813313911</text:p>
          </table:table-cell>
        </table:table-row>
        <table:table-row table:style-name="ro1">
          <table:table-cell office:value-type="string" calcext:value-type="string">
            <text:p>ADAMTS13</text:p>
          </table:table-cell>
          <table:table-cell office:value-type="float" office:value="0.0402817667527139" calcext:value-type="float">
            <text:p>0.040281766752714</text:p>
          </table:table-cell>
          <table:table-cell office:value-type="float" office:value="-0.00404206450642194" calcext:value-type="float">
            <text:p>-0.004042064506422</text:p>
          </table:table-cell>
        </table:table-row>
        <table:table-row table:style-name="ro1">
          <table:table-cell office:value-type="string" calcext:value-type="string">
            <text:p>Y_RNA</text:p>
          </table:table-cell>
          <table:table-cell office:value-type="float" office:value="0.0402873911510162" calcext:value-type="float">
            <text:p>0.040287391151016</text:p>
          </table:table-cell>
          <table:table-cell office:value-type="float" office:value="-0.00549894207624945" calcext:value-type="float">
            <text:p>-0.005498942076249</text:p>
          </table:table-cell>
        </table:table-row>
        <table:table-row table:style-name="ro1">
          <table:table-cell office:value-type="string" calcext:value-type="string">
            <text:p>GJD3</text:p>
          </table:table-cell>
          <table:table-cell office:value-type="float" office:value="0.0402918752236273" calcext:value-type="float">
            <text:p>0.040291875223627</text:p>
          </table:table-cell>
          <table:table-cell office:value-type="float" office:value="-0.00124933249061353" calcext:value-type="float">
            <text:p>-0.001249332490614</text:p>
          </table:table-cell>
        </table:table-row>
        <table:table-row table:style-name="ro1">
          <table:table-cell office:value-type="string" calcext:value-type="string">
            <text:p>LINC00702</text:p>
          </table:table-cell>
          <table:table-cell office:value-type="float" office:value="0.0402957217318362" calcext:value-type="float">
            <text:p>0.040295721731836</text:p>
          </table:table-cell>
          <table:table-cell office:value-type="float" office:value="-0.00715075439221418" calcext:value-type="float">
            <text:p>-0.007150754392214</text:p>
          </table:table-cell>
        </table:table-row>
        <table:table-row table:style-name="ro1">
          <table:table-cell office:value-type="string" calcext:value-type="string">
            <text:p>TMEM259</text:p>
          </table:table-cell>
          <table:table-cell office:value-type="float" office:value="0.0403070264284179" calcext:value-type="float">
            <text:p>0.040307026428418</text:p>
          </table:table-cell>
          <table:table-cell office:value-type="float" office:value="0.0209389018430383" calcext:value-type="float">
            <text:p>0.020938901843038</text:p>
          </table:table-cell>
        </table:table-row>
        <table:table-row table:style-name="ro1">
          <table:table-cell office:value-type="string" calcext:value-type="string">
            <text:p>RP11-622C24.1</text:p>
          </table:table-cell>
          <table:table-cell office:value-type="float" office:value="0.0403286824695252" calcext:value-type="float">
            <text:p>0.040328682469525</text:p>
          </table:table-cell>
          <table:table-cell office:value-type="float" office:value="-0.00989335883182985" calcext:value-type="float">
            <text:p>-0.00989335883183</text:p>
          </table:table-cell>
        </table:table-row>
        <table:table-row table:style-name="ro1">
          <table:table-cell office:value-type="string" calcext:value-type="string">
            <text:p>OSBP2</text:p>
          </table:table-cell>
          <table:table-cell office:value-type="float" office:value="0.0403333064200747" calcext:value-type="float">
            <text:p>0.040333306420075</text:p>
          </table:table-cell>
          <table:table-cell office:value-type="float" office:value="0.010824597947814" calcext:value-type="float">
            <text:p>0.010824597947814</text:p>
          </table:table-cell>
        </table:table-row>
        <table:table-row table:style-name="ro1">
          <table:table-cell office:value-type="string" calcext:value-type="string">
            <text:p>LINC00965</text:p>
          </table:table-cell>
          <table:table-cell office:value-type="float" office:value="0.0403881090148872" calcext:value-type="float">
            <text:p>0.040388109014887</text:p>
          </table:table-cell>
          <table:table-cell office:value-type="float" office:value="0.00713122536808177" calcext:value-type="float">
            <text:p>0.007131225368082</text:p>
          </table:table-cell>
        </table:table-row>
        <table:table-row table:style-name="ro1">
          <table:table-cell office:value-type="string" calcext:value-type="string">
            <text:p>DRC1</text:p>
          </table:table-cell>
          <table:table-cell office:value-type="float" office:value="0.040435930404282" calcext:value-type="float">
            <text:p>0.040435930404282</text:p>
          </table:table-cell>
          <table:table-cell office:value-type="float" office:value="-0.00588278936733513" calcext:value-type="float">
            <text:p>-0.005882789367335</text:p>
          </table:table-cell>
        </table:table-row>
        <table:table-row table:style-name="ro1">
          <table:table-cell office:value-type="string" calcext:value-type="string">
            <text:p>CCDC147</text:p>
          </table:table-cell>
          <table:table-cell office:value-type="float" office:value="0.0404615537654687" calcext:value-type="float">
            <text:p>0.040461553765469</text:p>
          </table:table-cell>
          <table:table-cell office:value-type="float" office:value="-0.0090959494647192" calcext:value-type="float">
            <text:p>-0.009095949464719</text:p>
          </table:table-cell>
        </table:table-row>
        <table:table-row table:style-name="ro1">
          <table:table-cell office:value-type="string" calcext:value-type="string">
            <text:p>GBP7</text:p>
          </table:table-cell>
          <table:table-cell office:value-type="float" office:value="0.040469222032204" calcext:value-type="float">
            <text:p>0.040469222032204</text:p>
          </table:table-cell>
          <table:table-cell office:value-type="float" office:value="-0.00307718724897561" calcext:value-type="float">
            <text:p>-0.003077187248976</text:p>
          </table:table-cell>
        </table:table-row>
        <table:table-row table:style-name="ro1">
          <table:table-cell office:value-type="string" calcext:value-type="string">
            <text:p>AACSP1</text:p>
          </table:table-cell>
          <table:table-cell office:value-type="float" office:value="0.0404824312256963" calcext:value-type="float">
            <text:p>0.040482431225696</text:p>
          </table:table-cell>
          <table:table-cell office:value-type="float" office:value="0.00346188414504578" calcext:value-type="float">
            <text:p>0.003461884145046</text:p>
          </table:table-cell>
        </table:table-row>
        <table:table-row table:style-name="ro1">
          <table:table-cell office:value-type="string" calcext:value-type="string">
            <text:p>RNU6-37P</text:p>
          </table:table-cell>
          <table:table-cell office:value-type="float" office:value="0.0404894846283629" calcext:value-type="float">
            <text:p>0.040489484628363</text:p>
          </table:table-cell>
          <table:table-cell office:value-type="float" office:value="0.0131773802463632" calcext:value-type="float">
            <text:p>0.013177380246363</text:p>
          </table:table-cell>
        </table:table-row>
        <table:table-row table:style-name="ro1">
          <table:table-cell office:value-type="string" calcext:value-type="string">
            <text:p>RN7SL744P</text:p>
          </table:table-cell>
          <table:table-cell office:value-type="float" office:value="0.0405035313188237" calcext:value-type="float">
            <text:p>0.040503531318824</text:p>
          </table:table-cell>
          <table:table-cell office:value-type="float" office:value="0.00975208943722944" calcext:value-type="float">
            <text:p>0.009752089437229</text:p>
          </table:table-cell>
        </table:table-row>
        <table:table-row table:style-name="ro1">
          <table:table-cell office:value-type="string" calcext:value-type="string">
            <text:p>U62631.5</text:p>
          </table:table-cell>
          <table:table-cell office:value-type="float" office:value="0.0405259508557303" calcext:value-type="float">
            <text:p>0.04052595085573</text:p>
          </table:table-cell>
          <table:table-cell office:value-type="float" office:value="-0.00992552666208568" calcext:value-type="float">
            <text:p>-0.009925526662086</text:p>
          </table:table-cell>
        </table:table-row>
        <table:table-row table:style-name="ro1">
          <table:table-cell office:value-type="string" calcext:value-type="string">
            <text:p>KCNE1</text:p>
          </table:table-cell>
          <table:table-cell office:value-type="float" office:value="0.0405599863406109" calcext:value-type="float">
            <text:p>0.040559986340611</text:p>
          </table:table-cell>
          <table:table-cell office:value-type="float" office:value="-0.00374228125195283" calcext:value-type="float">
            <text:p>-0.003742281251953</text:p>
          </table:table-cell>
        </table:table-row>
        <table:table-row table:style-name="ro1">
          <table:table-cell office:value-type="string" calcext:value-type="string">
            <text:p>MAGEC3</text:p>
          </table:table-cell>
          <table:table-cell office:value-type="float" office:value="0.0405657080325555" calcext:value-type="float">
            <text:p>0.040565708032556</text:p>
          </table:table-cell>
          <table:table-cell office:value-type="float" office:value="-0.0063022733772946" calcext:value-type="float">
            <text:p>-0.006302273377295</text:p>
          </table:table-cell>
        </table:table-row>
        <table:table-row table:style-name="ro1">
          <table:table-cell office:value-type="string" calcext:value-type="string">
            <text:p>CTD-2611K5.5</text:p>
          </table:table-cell>
          <table:table-cell office:value-type="float" office:value="0.0405776346267004" calcext:value-type="float">
            <text:p>0.0405776346267</text:p>
          </table:table-cell>
          <table:table-cell office:value-type="float" office:value="0.00518061243643268" calcext:value-type="float">
            <text:p>0.005180612436433</text:p>
          </table:table-cell>
        </table:table-row>
        <table:table-row table:style-name="ro1">
          <table:table-cell office:value-type="string" calcext:value-type="string">
            <text:p>INF2</text:p>
          </table:table-cell>
          <table:table-cell office:value-type="float" office:value="0.0405788232156662" calcext:value-type="float">
            <text:p>0.040578823215666</text:p>
          </table:table-cell>
          <table:table-cell office:value-type="float" office:value="-0.0029742867078559" calcext:value-type="float">
            <text:p>-0.002974286707856</text:p>
          </table:table-cell>
        </table:table-row>
        <table:table-row table:style-name="ro1">
          <table:table-cell office:value-type="string" calcext:value-type="string">
            <text:p>RP11-902B17.1</text:p>
          </table:table-cell>
          <table:table-cell office:value-type="float" office:value="0.0405788523217113" calcext:value-type="float">
            <text:p>0.040578852321711</text:p>
          </table:table-cell>
          <table:table-cell office:value-type="float" office:value="-0.0119877962250826" calcext:value-type="float">
            <text:p>-0.011987796225083</text:p>
          </table:table-cell>
        </table:table-row>
        <table:table-row table:style-name="ro1">
          <table:table-cell office:value-type="string" calcext:value-type="string">
            <text:p>RP11-797H7.5</text:p>
          </table:table-cell>
          <table:table-cell office:value-type="float" office:value="0.0405789469858042" calcext:value-type="float">
            <text:p>0.040578946985804</text:p>
          </table:table-cell>
          <table:table-cell office:value-type="float" office:value="0.0176583619443977" calcext:value-type="float">
            <text:p>0.017658361944398</text:p>
          </table:table-cell>
        </table:table-row>
        <table:table-row table:style-name="ro1">
          <table:table-cell office:value-type="string" calcext:value-type="string">
            <text:p>AC114730.8</text:p>
          </table:table-cell>
          <table:table-cell office:value-type="float" office:value="0.0406119635447477" calcext:value-type="float">
            <text:p>0.040611963544748</text:p>
          </table:table-cell>
          <table:table-cell office:value-type="float" office:value="-0.0063203790465198" calcext:value-type="float">
            <text:p>-0.00632037904652</text:p>
          </table:table-cell>
        </table:table-row>
        <table:table-row table:style-name="ro1">
          <table:table-cell office:value-type="string" calcext:value-type="string">
            <text:p>SAP25</text:p>
          </table:table-cell>
          <table:table-cell office:value-type="float" office:value="0.0406474652716146" calcext:value-type="float">
            <text:p>0.040647465271615</text:p>
          </table:table-cell>
          <table:table-cell office:value-type="float" office:value="0.0140464797420122" calcext:value-type="float">
            <text:p>0.014046479742012</text:p>
          </table:table-cell>
        </table:table-row>
        <table:table-row table:style-name="ro1">
          <table:table-cell office:value-type="string" calcext:value-type="string">
            <text:p>TSNAXIP1</text:p>
          </table:table-cell>
          <table:table-cell office:value-type="float" office:value="0.0406537926531871" calcext:value-type="float">
            <text:p>0.040653792653187</text:p>
          </table:table-cell>
          <table:table-cell office:value-type="float" office:value="0.000386476091732747" calcext:value-type="float">
            <text:p>0.000386476091733</text:p>
          </table:table-cell>
        </table:table-row>
        <table:table-row table:style-name="ro1">
          <table:table-cell office:value-type="string" calcext:value-type="string">
            <text:p>C17orf72</text:p>
          </table:table-cell>
          <table:table-cell office:value-type="float" office:value="0.0406652958537142" calcext:value-type="float">
            <text:p>0.040665295853714</text:p>
          </table:table-cell>
          <table:table-cell office:value-type="float" office:value="-0.0120223038237403" calcext:value-type="float">
            <text:p>-0.01202230382374</text:p>
          </table:table-cell>
        </table:table-row>
        <table:table-row table:style-name="ro1">
          <table:table-cell office:value-type="string" calcext:value-type="string">
            <text:p>MFSD12</text:p>
          </table:table-cell>
          <table:table-cell office:value-type="float" office:value="0.0406661018516694" calcext:value-type="float">
            <text:p>0.04066610185167</text:p>
          </table:table-cell>
          <table:table-cell office:value-type="float" office:value="0.0220432203462375" calcext:value-type="float">
            <text:p>0.022043220346238</text:p>
          </table:table-cell>
        </table:table-row>
        <table:table-row table:style-name="ro1">
          <table:table-cell office:value-type="string" calcext:value-type="string">
            <text:p>CTB-50L17.7</text:p>
          </table:table-cell>
          <table:table-cell office:value-type="float" office:value="0.0406883151616119" calcext:value-type="float">
            <text:p>0.040688315161612</text:p>
          </table:table-cell>
          <table:table-cell office:value-type="float" office:value="0.0166452222166188" calcext:value-type="float">
            <text:p>0.016645222216619</text:p>
          </table:table-cell>
        </table:table-row>
        <table:table-row table:style-name="ro1">
          <table:table-cell office:value-type="string" calcext:value-type="string">
            <text:p>ENO4</text:p>
          </table:table-cell>
          <table:table-cell office:value-type="float" office:value="0.0406898830459797" calcext:value-type="float">
            <text:p>0.04068988304598</text:p>
          </table:table-cell>
          <table:table-cell office:value-type="float" office:value="-0.00433089767111584" calcext:value-type="float">
            <text:p>-0.004330897671116</text:p>
          </table:table-cell>
        </table:table-row>
        <table:table-row table:style-name="ro1">
          <table:table-cell office:value-type="string" calcext:value-type="string">
            <text:p>MIR3942</text:p>
          </table:table-cell>
          <table:table-cell office:value-type="float" office:value="0.040700901489785" calcext:value-type="float">
            <text:p>0.040700901489785</text:p>
          </table:table-cell>
          <table:table-cell office:value-type="float" office:value="-0.00091341364939611" calcext:value-type="float">
            <text:p>-0.000913413649396</text:p>
          </table:table-cell>
        </table:table-row>
        <table:table-row table:style-name="ro1">
          <table:table-cell office:value-type="string" calcext:value-type="string">
            <text:p>RP4-800G7.2</text:p>
          </table:table-cell>
          <table:table-cell office:value-type="float" office:value="0.0407012580829387" calcext:value-type="float">
            <text:p>0.040701258082939</text:p>
          </table:table-cell>
          <table:table-cell office:value-type="float" office:value="0.000670620695694285" calcext:value-type="float">
            <text:p>0.000670620695694</text:p>
          </table:table-cell>
        </table:table-row>
        <table:table-row table:style-name="ro1">
          <table:table-cell office:value-type="string" calcext:value-type="string">
            <text:p>CCDC154</text:p>
          </table:table-cell>
          <table:table-cell office:value-type="float" office:value="0.0407033325104543" calcext:value-type="float">
            <text:p>0.040703332510454</text:p>
          </table:table-cell>
          <table:table-cell office:value-type="float" office:value="-0.00421621066985738" calcext:value-type="float">
            <text:p>-0.004216210669857</text:p>
          </table:table-cell>
        </table:table-row>
        <table:table-row table:style-name="ro1">
          <table:table-cell office:value-type="string" calcext:value-type="string">
            <text:p>C14orf79</text:p>
          </table:table-cell>
          <table:table-cell office:value-type="float" office:value="0.040708834290395" calcext:value-type="float">
            <text:p>0.040708834290395</text:p>
          </table:table-cell>
          <table:table-cell office:value-type="float" office:value="-0.00972790463654011" calcext:value-type="float">
            <text:p>-0.00972790463654</text:p>
          </table:table-cell>
        </table:table-row>
        <table:table-row table:style-name="ro1">
          <table:table-cell office:value-type="string" calcext:value-type="string">
            <text:p>ZNF579</text:p>
          </table:table-cell>
          <table:table-cell office:value-type="float" office:value="0.0407284544258458" calcext:value-type="float">
            <text:p>0.040728454425846</text:p>
          </table:table-cell>
          <table:table-cell office:value-type="float" office:value="0.0133713135443616" calcext:value-type="float">
            <text:p>0.013371313544362</text:p>
          </table:table-cell>
        </table:table-row>
        <table:table-row table:style-name="ro1">
          <table:table-cell office:value-type="string" calcext:value-type="string">
            <text:p>AC092316.1</text:p>
          </table:table-cell>
          <table:table-cell office:value-type="float" office:value="0.0407581792911194" calcext:value-type="float">
            <text:p>0.04075817929112</text:p>
          </table:table-cell>
          <table:table-cell office:value-type="float" office:value="-0.00648658478724372" calcext:value-type="float">
            <text:p>-0.006486584787244</text:p>
          </table:table-cell>
        </table:table-row>
        <table:table-row table:style-name="ro1">
          <table:table-cell office:value-type="string" calcext:value-type="string">
            <text:p>AF146191.4</text:p>
          </table:table-cell>
          <table:table-cell office:value-type="float" office:value="0.0407800126578396" calcext:value-type="float">
            <text:p>0.04078001265784</text:p>
          </table:table-cell>
          <table:table-cell office:value-type="float" office:value="0.00859446138967233" calcext:value-type="float">
            <text:p>0.008594461389672</text:p>
          </table:table-cell>
        </table:table-row>
        <table:table-row table:style-name="ro1">
          <table:table-cell office:value-type="string" calcext:value-type="string">
            <text:p>XCR1</text:p>
          </table:table-cell>
          <table:table-cell office:value-type="float" office:value="0.0407823477667777" calcext:value-type="float">
            <text:p>0.040782347766778</text:p>
          </table:table-cell>
          <table:table-cell office:value-type="float" office:value="-0.0133731868447983" calcext:value-type="float">
            <text:p>-0.013373186844798</text:p>
          </table:table-cell>
        </table:table-row>
        <table:table-row table:style-name="ro1">
          <table:table-cell office:value-type="string" calcext:value-type="string">
            <text:p>WDR88</text:p>
          </table:table-cell>
          <table:table-cell office:value-type="float" office:value="0.0408416970853839" calcext:value-type="float">
            <text:p>0.040841697085384</text:p>
          </table:table-cell>
          <table:table-cell office:value-type="float" office:value="0.0134696913162955" calcext:value-type="float">
            <text:p>0.013469691316296</text:p>
          </table:table-cell>
        </table:table-row>
        <table:table-row table:style-name="ro1">
          <table:table-cell office:value-type="string" calcext:value-type="string">
            <text:p>FOXJ1</text:p>
          </table:table-cell>
          <table:table-cell office:value-type="float" office:value="0.040847728665816" calcext:value-type="float">
            <text:p>0.040847728665816</text:p>
          </table:table-cell>
          <table:table-cell office:value-type="float" office:value="-0.00599905113373686" calcext:value-type="float">
            <text:p>-0.005999051133737</text:p>
          </table:table-cell>
        </table:table-row>
        <table:table-row table:style-name="ro1">
          <table:table-cell office:value-type="string" calcext:value-type="string">
            <text:p>RP11-84D1.1</text:p>
          </table:table-cell>
          <table:table-cell office:value-type="float" office:value="0.0408540524826493" calcext:value-type="float">
            <text:p>0.040854052482649</text:p>
          </table:table-cell>
          <table:table-cell office:value-type="float" office:value="-0.0154176920167948" calcext:value-type="float">
            <text:p>-0.015417692016795</text:p>
          </table:table-cell>
        </table:table-row>
        <table:table-row table:style-name="ro1">
          <table:table-cell office:value-type="string" calcext:value-type="string">
            <text:p>TEX22</text:p>
          </table:table-cell>
          <table:table-cell office:value-type="float" office:value="0.0408588023051078" calcext:value-type="float">
            <text:p>0.040858802305108</text:p>
          </table:table-cell>
          <table:table-cell office:value-type="float" office:value="0.00503064319964788" calcext:value-type="float">
            <text:p>0.005030643199648</text:p>
          </table:table-cell>
        </table:table-row>
        <table:table-row table:style-name="ro1">
          <table:table-cell office:value-type="string" calcext:value-type="string">
            <text:p>RP11-143J24.1</text:p>
          </table:table-cell>
          <table:table-cell office:value-type="float" office:value="0.040866231186484" calcext:value-type="float">
            <text:p>0.040866231186484</text:p>
          </table:table-cell>
          <table:table-cell office:value-type="float" office:value="-0.00380912509855809" calcext:value-type="float">
            <text:p>-0.003809125098558</text:p>
          </table:table-cell>
        </table:table-row>
        <table:table-row table:style-name="ro1">
          <table:table-cell office:value-type="string" calcext:value-type="string">
            <text:p>NUTM2B</text:p>
          </table:table-cell>
          <table:table-cell office:value-type="float" office:value="0.0408691312670365" calcext:value-type="float">
            <text:p>0.040869131267037</text:p>
          </table:table-cell>
          <table:table-cell office:value-type="float" office:value="-0.000625192585133944" calcext:value-type="float">
            <text:p>-0.000625192585134</text:p>
          </table:table-cell>
        </table:table-row>
        <table:table-row table:style-name="ro1">
          <table:table-cell office:value-type="string" calcext:value-type="string">
            <text:p>RP3-337O18.9</text:p>
          </table:table-cell>
          <table:table-cell office:value-type="float" office:value="0.0408723385777893" calcext:value-type="float">
            <text:p>0.040872338577789</text:p>
          </table:table-cell>
          <table:table-cell office:value-type="float" office:value="-0.00146696411261316" calcext:value-type="float">
            <text:p>-0.001466964112613</text:p>
          </table:table-cell>
        </table:table-row>
        <table:table-row table:style-name="ro1">
          <table:table-cell office:value-type="string" calcext:value-type="string">
            <text:p>OLA1P3</text:p>
          </table:table-cell>
          <table:table-cell office:value-type="float" office:value="0.0408882256887445" calcext:value-type="float">
            <text:p>0.040888225688745</text:p>
          </table:table-cell>
          <table:table-cell office:value-type="float" office:value="0.00643446118373017" calcext:value-type="float">
            <text:p>0.00643446118373</text:p>
          </table:table-cell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0.040898865026035" calcext:value-type="float">
            <text:p>0.040898865026035</text:p>
          </table:table-cell>
          <table:table-cell office:value-type="float" office:value="0.00708619983928643" calcext:value-type="float">
            <text:p>0.007086199839286</text:p>
          </table:table-cell>
        </table:table-row>
        <table:table-row table:style-name="ro1">
          <table:table-cell office:value-type="string" calcext:value-type="string">
            <text:p>IFT140</text:p>
          </table:table-cell>
          <table:table-cell office:value-type="float" office:value="0.0409200724050703" calcext:value-type="float">
            <text:p>0.04092007240507</text:p>
          </table:table-cell>
          <table:table-cell office:value-type="float" office:value="0.0116116513425142" calcext:value-type="float">
            <text:p>0.011611651342514</text:p>
          </table:table-cell>
        </table:table-row>
        <table:table-row table:style-name="ro1">
          <table:table-cell office:value-type="string" calcext:value-type="string">
            <text:p>NME9</text:p>
          </table:table-cell>
          <table:table-cell office:value-type="float" office:value="0.0409360410789917" calcext:value-type="float">
            <text:p>0.040936041078992</text:p>
          </table:table-cell>
          <table:table-cell office:value-type="float" office:value="-0.00786210710847592" calcext:value-type="float">
            <text:p>-0.007862107108476</text:p>
          </table:table-cell>
        </table:table-row>
        <table:table-row table:style-name="ro1">
          <table:table-cell office:value-type="string" calcext:value-type="string">
            <text:p>ANO9</text:p>
          </table:table-cell>
          <table:table-cell office:value-type="float" office:value="0.0409781292209231" calcext:value-type="float">
            <text:p>0.040978129220923</text:p>
          </table:table-cell>
          <table:table-cell office:value-type="float" office:value="0.00682218386271437" calcext:value-type="float">
            <text:p>0.006822183862714</text:p>
          </table:table-cell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0.0410083627544999" calcext:value-type="float">
            <text:p>0.0410083627545</text:p>
          </table:table-cell>
          <table:table-cell office:value-type="float" office:value="0.00507334592484377" calcext:value-type="float">
            <text:p>0.005073345924844</text:p>
          </table:table-cell>
        </table:table-row>
        <table:table-row table:style-name="ro1">
          <table:table-cell office:value-type="string" calcext:value-type="string">
            <text:p>AC008278.2</text:p>
          </table:table-cell>
          <table:table-cell office:value-type="float" office:value="0.0410687843757635" calcext:value-type="float">
            <text:p>0.041068784375764</text:p>
          </table:table-cell>
          <table:table-cell office:value-type="float" office:value="-0.008129705333163" calcext:value-type="float">
            <text:p>-0.008129705333163</text:p>
          </table:table-cell>
        </table:table-row>
        <table:table-row table:style-name="ro1">
          <table:table-cell office:value-type="string" calcext:value-type="string">
            <text:p>C14orf80</text:p>
          </table:table-cell>
          <table:table-cell office:value-type="float" office:value="0.0410723321073123" calcext:value-type="float">
            <text:p>0.041072332107312</text:p>
          </table:table-cell>
          <table:table-cell office:value-type="float" office:value="-0.00159272763680524" calcext:value-type="float">
            <text:p>-0.001592727636805</text:p>
          </table:table-cell>
        </table:table-row>
        <table:table-row table:style-name="ro1">
          <table:table-cell office:value-type="string" calcext:value-type="string">
            <text:p>SSBP4</text:p>
          </table:table-cell>
          <table:table-cell office:value-type="float" office:value="0.0410860038860862" calcext:value-type="float">
            <text:p>0.041086003886086</text:p>
          </table:table-cell>
          <table:table-cell office:value-type="float" office:value="0.0154625294485833" calcext:value-type="float">
            <text:p>0.015462529448583</text:p>
          </table:table-cell>
        </table:table-row>
        <table:table-row table:style-name="ro1">
          <table:table-cell office:value-type="string" calcext:value-type="string">
            <text:p>WASH3P</text:p>
          </table:table-cell>
          <table:table-cell office:value-type="float" office:value="0.0410922541213695" calcext:value-type="float">
            <text:p>0.04109225412137</text:p>
          </table:table-cell>
          <table:table-cell office:value-type="float" office:value="0.0118031503815175" calcext:value-type="float">
            <text:p>0.011803150381518</text:p>
          </table:table-cell>
        </table:table-row>
        <table:table-row table:style-name="ro1">
          <table:table-cell office:value-type="string" calcext:value-type="string">
            <text:p>RP11-632F7.3</text:p>
          </table:table-cell>
          <table:table-cell office:value-type="float" office:value="0.0410932040547691" calcext:value-type="float">
            <text:p>0.041093204054769</text:p>
          </table:table-cell>
          <table:table-cell office:value-type="float" office:value="-0.00919465913175674" calcext:value-type="float">
            <text:p>-0.009194659131757</text:p>
          </table:table-cell>
        </table:table-row>
        <table:table-row table:style-name="ro1">
          <table:table-cell office:value-type="string" calcext:value-type="string">
            <text:p>EGFL6</text:p>
          </table:table-cell>
          <table:table-cell office:value-type="float" office:value="0.0411663935517367" calcext:value-type="float">
            <text:p>0.041166393551737</text:p>
          </table:table-cell>
          <table:table-cell office:value-type="float" office:value="-0.0190141294295245" calcext:value-type="float">
            <text:p>-0.019014129429525</text:p>
          </table:table-cell>
        </table:table-row>
        <table:table-row table:style-name="ro1">
          <table:table-cell office:value-type="string" calcext:value-type="string">
            <text:p>AP001062.8</text:p>
          </table:table-cell>
          <table:table-cell office:value-type="float" office:value="0.041197601914256" calcext:value-type="float">
            <text:p>0.041197601914256</text:p>
          </table:table-cell>
          <table:table-cell office:value-type="float" office:value="0.00933351959298674" calcext:value-type="float">
            <text:p>0.009333519592987</text:p>
          </table:table-cell>
        </table:table-row>
        <table:table-row table:style-name="ro1">
          <table:table-cell office:value-type="string" calcext:value-type="string">
            <text:p>BTK</text:p>
          </table:table-cell>
          <table:table-cell office:value-type="float" office:value="0.0411982031148834" calcext:value-type="float">
            <text:p>0.041198203114884</text:p>
          </table:table-cell>
          <table:table-cell office:value-type="float" office:value="-0.0178309756052558" calcext:value-type="float">
            <text:p>-0.017830975605256</text:p>
          </table:table-cell>
        </table:table-row>
        <table:table-row table:style-name="ro1">
          <table:table-cell office:value-type="string" calcext:value-type="string">
            <text:p>RP11-702H23.4</text:p>
          </table:table-cell>
          <table:table-cell office:value-type="float" office:value="0.0412269693055386" calcext:value-type="float">
            <text:p>0.041226969305539</text:p>
          </table:table-cell>
          <table:table-cell office:value-type="float" office:value="-0.000540318528641268" calcext:value-type="float">
            <text:p>-0.000540318528641</text:p>
          </table:table-cell>
        </table:table-row>
        <table:table-row table:style-name="ro1">
          <table:table-cell office:value-type="string" calcext:value-type="string">
            <text:p>CTD-2091N23.1</text:p>
          </table:table-cell>
          <table:table-cell office:value-type="float" office:value="0.0412286542495569" calcext:value-type="float">
            <text:p>0.041228654249557</text:p>
          </table:table-cell>
          <table:table-cell office:value-type="float" office:value="-0.00804336033703036" calcext:value-type="float">
            <text:p>-0.00804336033703</text:p>
          </table:table-cell>
        </table:table-row>
        <table:table-row table:style-name="ro1">
          <table:table-cell office:value-type="string" calcext:value-type="string">
            <text:p>SNORA47</text:p>
          </table:table-cell>
          <table:table-cell office:value-type="float" office:value="0.0412301475417848" calcext:value-type="float">
            <text:p>0.041230147541785</text:p>
          </table:table-cell>
          <table:table-cell office:value-type="float" office:value="0.00134389911646315" calcext:value-type="float">
            <text:p>0.001343899116463</text:p>
          </table:table-cell>
        </table:table-row>
        <table:table-row table:style-name="ro1">
          <table:table-cell office:value-type="string" calcext:value-type="string">
            <text:p>RP11-566K19.5</text:p>
          </table:table-cell>
          <table:table-cell office:value-type="float" office:value="0.0412452971068806" calcext:value-type="float">
            <text:p>0.041245297106881</text:p>
          </table:table-cell>
          <table:table-cell office:value-type="float" office:value="-0.0127572267754703" calcext:value-type="float">
            <text:p>-0.01275722677547</text:p>
          </table:table-cell>
        </table:table-row>
        <table:table-row table:style-name="ro1">
          <table:table-cell office:value-type="string" calcext:value-type="string">
            <text:p>STAP1</text:p>
          </table:table-cell>
          <table:table-cell office:value-type="float" office:value="0.0412545441447694" calcext:value-type="float">
            <text:p>0.041254544144769</text:p>
          </table:table-cell>
          <table:table-cell office:value-type="float" office:value="0.00402621331219423" calcext:value-type="float">
            <text:p>0.004026213312194</text:p>
          </table:table-cell>
        </table:table-row>
        <table:table-row table:style-name="ro1">
          <table:table-cell office:value-type="string" calcext:value-type="string">
            <text:p>PIP5K1C</text:p>
          </table:table-cell>
          <table:table-cell office:value-type="float" office:value="0.041338643979441" calcext:value-type="float">
            <text:p>0.041338643979441</text:p>
          </table:table-cell>
          <table:table-cell office:value-type="float" office:value="0.0140289541292874" calcext:value-type="float">
            <text:p>0.014028954129288</text:p>
          </table:table-cell>
        </table:table-row>
        <table:table-row table:style-name="ro1">
          <table:table-cell office:value-type="string" calcext:value-type="string">
            <text:p>MIPEPP3</text:p>
          </table:table-cell>
          <table:table-cell office:value-type="float" office:value="0.0414004871674391" calcext:value-type="float">
            <text:p>0.041400487167439</text:p>
          </table:table-cell>
          <table:table-cell office:value-type="float" office:value="0.00608833781446039" calcext:value-type="float">
            <text:p>0.00608833781446</text:p>
          </table:table-cell>
        </table:table-row>
        <table:table-row table:style-name="ro1">
          <table:table-cell office:value-type="string" calcext:value-type="string">
            <text:p>CDH18</text:p>
          </table:table-cell>
          <table:table-cell office:value-type="float" office:value="0.0414361978546897" calcext:value-type="float">
            <text:p>0.04143619785469</text:p>
          </table:table-cell>
          <table:table-cell office:value-type="float" office:value="-0.0168943024050122" calcext:value-type="float">
            <text:p>-0.016894302405012</text:p>
          </table:table-cell>
        </table:table-row>
        <table:table-row table:style-name="ro1">
          <table:table-cell office:value-type="string" calcext:value-type="string">
            <text:p>NECAB1</text:p>
          </table:table-cell>
          <table:table-cell office:value-type="float" office:value="0.0414539774684768" calcext:value-type="float">
            <text:p>0.041453977468477</text:p>
          </table:table-cell>
          <table:table-cell office:value-type="float" office:value="0.00407376321233782" calcext:value-type="float">
            <text:p>0.004073763212338</text:p>
          </table:table-cell>
        </table:table-row>
        <table:table-row table:style-name="ro1">
          <table:table-cell office:value-type="string" calcext:value-type="string">
            <text:p>FAM90A25P</text:p>
          </table:table-cell>
          <table:table-cell office:value-type="float" office:value="0.0414984276361827" calcext:value-type="float">
            <text:p>0.041498427636183</text:p>
          </table:table-cell>
          <table:table-cell office:value-type="float" office:value="-0.00465813723856148" calcext:value-type="float">
            <text:p>-0.004658137238561</text:p>
          </table:table-cell>
        </table:table-row>
        <table:table-row table:style-name="ro1">
          <table:table-cell office:value-type="string" calcext:value-type="string">
            <text:p>DNASE1L2</text:p>
          </table:table-cell>
          <table:table-cell office:value-type="float" office:value="0.0415050373811128" calcext:value-type="float">
            <text:p>0.041505037381113</text:p>
          </table:table-cell>
          <table:table-cell office:value-type="float" office:value="0.00810855741947726" calcext:value-type="float">
            <text:p>0.008108557419477</text:p>
          </table:table-cell>
        </table:table-row>
        <table:table-row table:style-name="ro1">
          <table:table-cell office:value-type="string" calcext:value-type="string">
            <text:p>RP11-728F11.3</text:p>
          </table:table-cell>
          <table:table-cell office:value-type="float" office:value="0.041540861640617" calcext:value-type="float">
            <text:p>0.041540861640617</text:p>
          </table:table-cell>
          <table:table-cell office:value-type="float" office:value="0.0159751811148757" calcext:value-type="float">
            <text:p>0.015975181114876</text:p>
          </table:table-cell>
        </table:table-row>
        <table:table-row table:style-name="ro1">
          <table:table-cell office:value-type="string" calcext:value-type="string">
            <text:p>NIFKP8</text:p>
          </table:table-cell>
          <table:table-cell office:value-type="float" office:value="0.0415945526906465" calcext:value-type="float">
            <text:p>0.041594552690647</text:p>
          </table:table-cell>
          <table:table-cell office:value-type="float" office:value="-0.0108257075328568" calcext:value-type="float">
            <text:p>-0.010825707532857</text:p>
          </table:table-cell>
        </table:table-row>
        <table:table-row table:style-name="ro1">
          <table:table-cell office:value-type="string" calcext:value-type="string">
            <text:p>U2AF1</text:p>
          </table:table-cell>
          <table:table-cell office:value-type="float" office:value="0.0415951672838948" calcext:value-type="float">
            <text:p>0.041595167283895</text:p>
          </table:table-cell>
          <table:table-cell office:value-type="float" office:value="0.0102137176572657" calcext:value-type="float">
            <text:p>0.010213717657266</text:p>
          </table:table-cell>
        </table:table-row>
        <table:table-row table:style-name="ro1">
          <table:table-cell office:value-type="string" calcext:value-type="string">
            <text:p>C21orf2</text:p>
          </table:table-cell>
          <table:table-cell office:value-type="float" office:value="0.0415960415634486" calcext:value-type="float">
            <text:p>0.041596041563449</text:p>
          </table:table-cell>
          <table:table-cell office:value-type="float" office:value="0.0045787154807065" calcext:value-type="float">
            <text:p>0.004578715480707</text:p>
          </table:table-cell>
        </table:table-row>
        <table:table-row table:style-name="ro1">
          <table:table-cell office:value-type="string" calcext:value-type="string">
            <text:p>RP1-120G22.11</text:p>
          </table:table-cell>
          <table:table-cell office:value-type="float" office:value="0.0416111643458616" calcext:value-type="float">
            <text:p>0.041611164345862</text:p>
          </table:table-cell>
          <table:table-cell office:value-type="float" office:value="-0.00183436414048216" calcext:value-type="float">
            <text:p>-0.001834364140482</text:p>
          </table:table-cell>
        </table:table-row>
        <table:table-row table:style-name="ro1">
          <table:table-cell office:value-type="string" calcext:value-type="string">
            <text:p>HSF4</text:p>
          </table:table-cell>
          <table:table-cell office:value-type="float" office:value="0.041769565016604" calcext:value-type="float">
            <text:p>0.041769565016604</text:p>
          </table:table-cell>
          <table:table-cell office:value-type="float" office:value="0.0180275262882336" calcext:value-type="float">
            <text:p>0.018027526288234</text:p>
          </table:table-cell>
        </table:table-row>
        <table:table-row table:style-name="ro1">
          <table:table-cell office:value-type="string" calcext:value-type="string">
            <text:p>NCKIPSD</text:p>
          </table:table-cell>
          <table:table-cell office:value-type="float" office:value="0.0417702840238848" calcext:value-type="float">
            <text:p>0.041770284023885</text:p>
          </table:table-cell>
          <table:table-cell office:value-type="float" office:value="-0.00612213464759538" calcext:value-type="float">
            <text:p>-0.006122134647595</text:p>
          </table:table-cell>
        </table:table-row>
        <table:table-row table:style-name="ro1">
          <table:table-cell office:value-type="string" calcext:value-type="string">
            <text:p>ATG16L2</text:p>
          </table:table-cell>
          <table:table-cell office:value-type="float" office:value="0.0417866031516432" calcext:value-type="float">
            <text:p>0.041786603151643</text:p>
          </table:table-cell>
          <table:table-cell office:value-type="float" office:value="0.001728055154254" calcext:value-type="float">
            <text:p>0.001728055154254</text:p>
          </table:table-cell>
        </table:table-row>
        <table:table-row table:style-name="ro1">
          <table:table-cell office:value-type="string" calcext:value-type="string">
            <text:p>RP11-5A19.5</text:p>
          </table:table-cell>
          <table:table-cell office:value-type="float" office:value="0.0418690391397073" calcext:value-type="float">
            <text:p>0.041869039139707</text:p>
          </table:table-cell>
          <table:table-cell office:value-type="float" office:value="-0.00622460871756368" calcext:value-type="float">
            <text:p>-0.006224608717564</text:p>
          </table:table-cell>
        </table:table-row>
        <table:table-row table:style-name="ro1">
          <table:table-cell office:value-type="string" calcext:value-type="string">
            <text:p>RP11-130F10.1</text:p>
          </table:table-cell>
          <table:table-cell office:value-type="float" office:value="0.0419147731414822" calcext:value-type="float">
            <text:p>0.041914773141482</text:p>
          </table:table-cell>
          <table:table-cell office:value-type="float" office:value="-0.00658348748458526" calcext:value-type="float">
            <text:p>-0.006583487484585</text:p>
          </table:table-cell>
        </table:table-row>
        <table:table-row table:style-name="ro1">
          <table:table-cell office:value-type="string" calcext:value-type="string">
            <text:p>AC016995.3</text:p>
          </table:table-cell>
          <table:table-cell office:value-type="float" office:value="0.0423645990864895" calcext:value-type="float">
            <text:p>0.04236459908649</text:p>
          </table:table-cell>
          <table:table-cell office:value-type="float" office:value="-0.00236860036705679" calcext:value-type="float">
            <text:p>-0.002368600367057</text:p>
          </table:table-cell>
        </table:table-row>
      </table:table>
      <table:table table:name="4vs4noPDAC2024T" table:style-name="ta1"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EnsemblI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C2</text:p>
          </table:table-cell>
        </table:table-row>
        <table:table-row table:style-name="ro1">
          <table:table-cell office:value-type="string" calcext:value-type="string">
            <text:p>NEFH</text:p>
          </table:table-cell>
          <table:table-cell office:value-type="float" office:value="0.042080470715195" calcext:value-type="float">
            <text:p>0.042080470715195</text:p>
          </table:table-cell>
          <table:table-cell office:value-type="float" office:value="0.00725700295750928" calcext:value-type="float">
            <text:p>0.007257002957509</text:p>
          </table:table-cell>
        </table:table-row>
        <table:table-row table:style-name="ro1">
          <table:table-cell office:value-type="string" calcext:value-type="string">
            <text:p>PAMR1</text:p>
          </table:table-cell>
          <table:table-cell office:value-type="float" office:value="0.0420414718117737" calcext:value-type="float">
            <text:p>0.042041471811774</text:p>
          </table:table-cell>
          <table:table-cell office:value-type="float" office:value="0.00210268269969256" calcext:value-type="float">
            <text:p>0.002102682699693</text:p>
          </table:table-cell>
        </table:table-row>
        <table:table-row table:style-name="ro1">
          <table:table-cell office:value-type="string" calcext:value-type="string">
            <text:p>AK8</text:p>
          </table:table-cell>
          <table:table-cell office:value-type="float" office:value="0.0419228993056927" calcext:value-type="float">
            <text:p>0.041922899305693</text:p>
          </table:table-cell>
          <table:table-cell office:value-type="float" office:value="-0.00605693298652552" calcext:value-type="float">
            <text:p>-0.006056932986526</text:p>
          </table:table-cell>
        </table:table-row>
        <table:table-row table:style-name="ro1">
          <table:table-cell office:value-type="string" calcext:value-type="string">
            <text:p>TRIM74</text:p>
          </table:table-cell>
          <table:table-cell office:value-type="float" office:value="0.0418379213647818" calcext:value-type="float">
            <text:p>0.041837921364782</text:p>
          </table:table-cell>
          <table:table-cell office:value-type="float" office:value="-0.00551255255851647" calcext:value-type="float">
            <text:p>-0.005512552558516</text:p>
          </table:table-cell>
        </table:table-row>
        <table:table-row table:style-name="ro1">
          <table:table-cell office:value-type="string" calcext:value-type="string">
            <text:p>IFI27L1</text:p>
          </table:table-cell>
          <table:table-cell office:value-type="float" office:value="0.0416523327254468" calcext:value-type="float">
            <text:p>0.041652332725447</text:p>
          </table:table-cell>
          <table:table-cell office:value-type="float" office:value="0.00589391156771105" calcext:value-type="float">
            <text:p>0.005893911567711</text:p>
          </table:table-cell>
        </table:table-row>
        <table:table-row table:style-name="ro1">
          <table:table-cell office:value-type="string" calcext:value-type="string">
            <text:p>RP11-115J16.2</text:p>
          </table:table-cell>
          <table:table-cell office:value-type="float" office:value="0.0415859351749285" calcext:value-type="float">
            <text:p>0.041585935174929</text:p>
          </table:table-cell>
          <table:table-cell office:value-type="float" office:value="0.0057595164382048" calcext:value-type="float">
            <text:p>0.005759516438205</text:p>
          </table:table-cell>
        </table:table-row>
        <table:table-row table:style-name="ro1">
          <table:table-cell office:value-type="string" calcext:value-type="string">
            <text:p>RP11-67M1.1</text:p>
          </table:table-cell>
          <table:table-cell office:value-type="float" office:value="0.0415256421531229" calcext:value-type="float">
            <text:p>0.041525642153123</text:p>
          </table:table-cell>
          <table:table-cell office:value-type="float" office:value="0.00433191298103365" calcext:value-type="float">
            <text:p>0.004331912981034</text:p>
          </table:table-cell>
        </table:table-row>
        <table:table-row table:style-name="ro1">
          <table:table-cell office:value-type="string" calcext:value-type="string">
            <text:p>BCAS2</text:p>
          </table:table-cell>
          <table:table-cell office:value-type="float" office:value="-0.0413897172602872" calcext:value-type="float">
            <text:p>-0.041389717260287</text:p>
          </table:table-cell>
          <table:table-cell office:value-type="float" office:value="0.00970101289172488" calcext:value-type="float">
            <text:p>0.009701012891725</text:p>
          </table:table-cell>
        </table:table-row>
        <table:table-row table:style-name="ro1">
          <table:table-cell office:value-type="string" calcext:value-type="string">
            <text:p>COL24A1</text:p>
          </table:table-cell>
          <table:table-cell office:value-type="float" office:value="0.0412756144780317" calcext:value-type="float">
            <text:p>0.041275614478032</text:p>
          </table:table-cell>
          <table:table-cell office:value-type="float" office:value="-0.0113713443970821" calcext:value-type="float">
            <text:p>-0.011371344397082</text:p>
          </table:table-cell>
        </table:table-row>
        <table:table-row table:style-name="ro1">
          <table:table-cell office:value-type="string" calcext:value-type="string">
            <text:p>EGFL6</text:p>
          </table:table-cell>
          <table:table-cell office:value-type="float" office:value="0.0412685580660253" calcext:value-type="float">
            <text:p>0.041268558066025</text:p>
          </table:table-cell>
          <table:table-cell office:value-type="float" office:value="0.00453845252821339" calcext:value-type="float">
            <text:p>0.004538452528213</text:p>
          </table:table-cell>
        </table:table-row>
        <table:table-row table:style-name="ro1">
          <table:table-cell office:value-type="string" calcext:value-type="string">
            <text:p>RBBP4P2</text:p>
          </table:table-cell>
          <table:table-cell office:value-type="float" office:value="-0.0406112256588924" calcext:value-type="float">
            <text:p>-0.040611225658892</text:p>
          </table:table-cell>
          <table:table-cell office:value-type="float" office:value="0.003036728732014" calcext:value-type="float">
            <text:p>0.003036728732014</text:p>
          </table:table-cell>
        </table:table-row>
        <table:table-row table:style-name="ro1">
          <table:table-cell office:value-type="string" calcext:value-type="string">
            <text:p>BMS1P9</text:p>
          </table:table-cell>
          <table:table-cell office:value-type="float" office:value="0.0403657727301598" calcext:value-type="float">
            <text:p>0.04036577273016</text:p>
          </table:table-cell>
          <table:table-cell office:value-type="float" office:value="0.00357577742046606" calcext:value-type="float">
            <text:p>0.003575777420466</text:p>
          </table:table-cell>
        </table:table-row>
        <table:table-row table:style-name="ro1">
          <table:table-cell office:value-type="string" calcext:value-type="string">
            <text:p>RP3-336K20__B.2</text:p>
          </table:table-cell>
          <table:table-cell office:value-type="float" office:value="0.0403549506995238" calcext:value-type="float">
            <text:p>0.040354950699524</text:p>
          </table:table-cell>
          <table:table-cell office:value-type="float" office:value="0.00298194935374128" calcext:value-type="float">
            <text:p>0.002981949353741</text:p>
          </table:table-cell>
        </table:table-row>
        <table:table-row table:style-name="ro1">
          <table:table-cell office:value-type="string" calcext:value-type="string">
            <text:p>RP11-115H18.1</text:p>
          </table:table-cell>
          <table:table-cell office:value-type="float" office:value="0.040328394874463" calcext:value-type="float">
            <text:p>0.040328394874463</text:p>
          </table:table-cell>
          <table:table-cell office:value-type="float" office:value="0.0112661214598981" calcext:value-type="float">
            <text:p>0.011266121459898</text:p>
          </table:table-cell>
        </table:table-row>
        <table:table-row table:style-name="ro1">
          <table:table-cell office:value-type="string" calcext:value-type="string">
            <text:p>ADH5</text:p>
          </table:table-cell>
          <table:table-cell office:value-type="float" office:value="-0.0403171900363099" calcext:value-type="float">
            <text:p>-0.04031719003631</text:p>
          </table:table-cell>
          <table:table-cell office:value-type="float" office:value="0.00828304804994097" calcext:value-type="float">
            <text:p>0.008283048049941</text:p>
          </table:table-cell>
        </table:table-row>
        <table:table-row table:style-name="ro1">
          <table:table-cell office:value-type="string" calcext:value-type="string">
            <text:p>BTK</text:p>
          </table:table-cell>
          <table:table-cell office:value-type="float" office:value="0.0402544809022935" calcext:value-type="float">
            <text:p>0.040254480902294</text:p>
          </table:table-cell>
          <table:table-cell office:value-type="float" office:value="0.00682840793006305" calcext:value-type="float">
            <text:p>0.006828407930063</text:p>
          </table:table-cell>
        </table:table-row>
        <table:table-row table:style-name="ro1">
          <table:table-cell office:value-type="string" calcext:value-type="string">
            <text:p>MYO1H</text:p>
          </table:table-cell>
          <table:table-cell office:value-type="float" office:value="0.0402465581958888" calcext:value-type="float">
            <text:p>0.040246558195889</text:p>
          </table:table-cell>
          <table:table-cell office:value-type="float" office:value="-0.0118792386373586" calcext:value-type="float">
            <text:p>-0.011879238637359</text:p>
          </table:table-cell>
        </table:table-row>
        <table:table-row table:style-name="ro1">
          <table:table-cell office:value-type="string" calcext:value-type="string">
            <text:p>PPA1</text:p>
          </table:table-cell>
          <table:table-cell office:value-type="float" office:value="-0.0401821768994884" calcext:value-type="float">
            <text:p>-0.040182176899489</text:p>
          </table:table-cell>
          <table:table-cell office:value-type="float" office:value="0.0068742567932554" calcext:value-type="float">
            <text:p>0.006874256793255</text:p>
          </table:table-cell>
        </table:table-row>
        <table:table-row table:style-name="ro1">
          <table:table-cell office:value-type="string" calcext:value-type="string">
            <text:p>RN7SL569P</text:p>
          </table:table-cell>
          <table:table-cell office:value-type="float" office:value="0.0401317920592063" calcext:value-type="float">
            <text:p>0.040131792059206</text:p>
          </table:table-cell>
          <table:table-cell office:value-type="float" office:value="-0.00486709697120762" calcext:value-type="float">
            <text:p>-0.004867096971208</text:p>
          </table:table-cell>
        </table:table-row>
        <table:table-row table:style-name="ro1">
          <table:table-cell office:value-type="string" calcext:value-type="string">
            <text:p>AC004603.4</text:p>
          </table:table-cell>
          <table:table-cell office:value-type="float" office:value="0.0400852432897991" calcext:value-type="float">
            <text:p>0.040085243289799</text:p>
          </table:table-cell>
          <table:table-cell office:value-type="float" office:value="0.00750276754172109" calcext:value-type="float">
            <text:p>0.007502767541721</text:p>
          </table:table-cell>
        </table:table-row>
        <table:table-row table:style-name="ro1">
          <table:table-cell office:value-type="string" calcext:value-type="string">
            <text:p>CTD-2611K5.5</text:p>
          </table:table-cell>
          <table:table-cell office:value-type="float" office:value="0.0399934314573304" calcext:value-type="float">
            <text:p>0.03999343145733</text:p>
          </table:table-cell>
          <table:table-cell office:value-type="float" office:value="0.0216885235845444" calcext:value-type="float">
            <text:p>0.021688523584544</text:p>
          </table:table-cell>
        </table:table-row>
        <table:table-row table:style-name="ro1">
          <table:table-cell office:value-type="string" calcext:value-type="string">
            <text:p>TEKT4P2</text:p>
          </table:table-cell>
          <table:table-cell office:value-type="float" office:value="0.0399794196179726" calcext:value-type="float">
            <text:p>0.039979419617973</text:p>
          </table:table-cell>
          <table:table-cell office:value-type="float" office:value="0.0112457465927549" calcext:value-type="float">
            <text:p>0.011245746592755</text:p>
          </table:table-cell>
        </table:table-row>
        <table:table-row table:style-name="ro1">
          <table:table-cell office:value-type="string" calcext:value-type="string">
            <text:p>RP13-452N2.1</text:p>
          </table:table-cell>
          <table:table-cell office:value-type="float" office:value="0.039951471223848" calcext:value-type="float">
            <text:p>0.039951471223848</text:p>
          </table:table-cell>
          <table:table-cell office:value-type="float" office:value="0.0106999739479398" calcext:value-type="float">
            <text:p>0.01069997394794</text:p>
          </table:table-cell>
        </table:table-row>
        <table:table-row table:style-name="ro1">
          <table:table-cell office:value-type="string" calcext:value-type="string">
            <text:p>ROBO2</text:p>
          </table:table-cell>
          <table:table-cell office:value-type="float" office:value="0.0399351410515477" calcext:value-type="float">
            <text:p>0.039935141051548</text:p>
          </table:table-cell>
          <table:table-cell office:value-type="float" office:value="-0.0189566932178698" calcext:value-type="float">
            <text:p>-0.01895669321787</text:p>
          </table:table-cell>
        </table:table-row>
        <table:table-row table:style-name="ro1">
          <table:table-cell office:value-type="string" calcext:value-type="string">
            <text:p>FLNB</text:p>
          </table:table-cell>
          <table:table-cell office:value-type="float" office:value="0.0399236560629735" calcext:value-type="float">
            <text:p>0.039923656062974</text:p>
          </table:table-cell>
          <table:table-cell office:value-type="float" office:value="-0.0057379003730246" calcext:value-type="float">
            <text:p>-0.005737900373025</text:p>
          </table:table-cell>
        </table:table-row>
        <table:table-row table:style-name="ro1">
          <table:table-cell office:value-type="string" calcext:value-type="string">
            <text:p>DKK2</text:p>
          </table:table-cell>
          <table:table-cell office:value-type="float" office:value="0.0398635463872731" calcext:value-type="float">
            <text:p>0.039863546387273</text:p>
          </table:table-cell>
          <table:table-cell office:value-type="float" office:value="-0.0110510545496998" calcext:value-type="float">
            <text:p>-0.0110510545497</text:p>
          </table:table-cell>
        </table:table-row>
        <table:table-row table:style-name="ro1">
          <table:table-cell office:value-type="string" calcext:value-type="string">
            <text:p>HHATL</text:p>
          </table:table-cell>
          <table:table-cell office:value-type="float" office:value="0.0397862934194177" calcext:value-type="float">
            <text:p>0.039786293419418</text:p>
          </table:table-cell>
          <table:table-cell office:value-type="float" office:value="-0.0140366606133292" calcext:value-type="float">
            <text:p>-0.014036660613329</text:p>
          </table:table-cell>
        </table:table-row>
        <table:table-row table:style-name="ro1">
          <table:table-cell office:value-type="string" calcext:value-type="string">
            <text:p>LINC00965</text:p>
          </table:table-cell>
          <table:table-cell office:value-type="float" office:value="0.0397790450313954" calcext:value-type="float">
            <text:p>0.039779045031395</text:p>
          </table:table-cell>
          <table:table-cell office:value-type="float" office:value="0.025206433607553" calcext:value-type="float">
            <text:p>0.025206433607553</text:p>
          </table:table-cell>
        </table:table-row>
        <table:table-row table:style-name="ro1">
          <table:table-cell office:value-type="string" calcext:value-type="string">
            <text:p>CDH18</text:p>
          </table:table-cell>
          <table:table-cell office:value-type="float" office:value="0.0396545659270986" calcext:value-type="float">
            <text:p>0.039654565927099</text:p>
          </table:table-cell>
          <table:table-cell office:value-type="float" office:value="0.00764926174181478" calcext:value-type="float">
            <text:p>0.007649261741815</text:p>
          </table:table-cell>
        </table:table-row>
        <table:table-row table:style-name="ro1">
          <table:table-cell office:value-type="string" calcext:value-type="string">
            <text:p>RP3-406P24.3</text:p>
          </table:table-cell>
          <table:table-cell office:value-type="float" office:value="0.0396381271787432" calcext:value-type="float">
            <text:p>0.039638127178743</text:p>
          </table:table-cell>
          <table:table-cell office:value-type="float" office:value="0.0191536949760976" calcext:value-type="float">
            <text:p>0.019153694976098</text:p>
          </table:table-cell>
        </table:table-row>
        <table:table-row table:style-name="ro1">
          <table:table-cell office:value-type="string" calcext:value-type="string">
            <text:p>RP11-56F10.3</text:p>
          </table:table-cell>
          <table:table-cell office:value-type="float" office:value="0.0396007631337726" calcext:value-type="float">
            <text:p>0.039600763133773</text:p>
          </table:table-cell>
          <table:table-cell office:value-type="float" office:value="0.0109637129354033" calcext:value-type="float">
            <text:p>0.010963712935403</text:p>
          </table:table-cell>
        </table:table-row>
        <table:table-row table:style-name="ro1">
          <table:table-cell office:value-type="string" calcext:value-type="string">
            <text:p>C17orf72</text:p>
          </table:table-cell>
          <table:table-cell office:value-type="float" office:value="0.039585657972665" calcext:value-type="float">
            <text:p>0.039585657972665</text:p>
          </table:table-cell>
          <table:table-cell office:value-type="float" office:value="0.00702884289801036" calcext:value-type="float">
            <text:p>0.00702884289801</text:p>
          </table:table-cell>
        </table:table-row>
        <table:table-row table:style-name="ro1">
          <table:table-cell office:value-type="string" calcext:value-type="string">
            <text:p>SLC35A5</text:p>
          </table:table-cell>
          <table:table-cell office:value-type="float" office:value="-0.0395830425883344" calcext:value-type="float">
            <text:p>-0.039583042588335</text:p>
          </table:table-cell>
          <table:table-cell office:value-type="float" office:value="0.0233108638359824" calcext:value-type="float">
            <text:p>0.023310863835982</text:p>
          </table:table-cell>
        </table:table-row>
        <table:table-row table:style-name="ro1">
          <table:table-cell office:value-type="string" calcext:value-type="string">
            <text:p>EPO</text:p>
          </table:table-cell>
          <table:table-cell office:value-type="float" office:value="0.0395341183944289" calcext:value-type="float">
            <text:p>0.039534118394429</text:p>
          </table:table-cell>
          <table:table-cell office:value-type="float" office:value="-0.016298137324948" calcext:value-type="float">
            <text:p>-0.016298137324948</text:p>
          </table:table-cell>
        </table:table-row>
        <table:table-row table:style-name="ro1">
          <table:table-cell office:value-type="string" calcext:value-type="string">
            <text:p>RP11-3M1.1</text:p>
          </table:table-cell>
          <table:table-cell office:value-type="float" office:value="0.0395111244730046" calcext:value-type="float">
            <text:p>0.039511124473005</text:p>
          </table:table-cell>
          <table:table-cell office:value-type="float" office:value="0.00736813141713266" calcext:value-type="float">
            <text:p>0.007368131417133</text:p>
          </table:table-cell>
        </table:table-row>
        <table:table-row table:style-name="ro1">
          <table:table-cell office:value-type="string" calcext:value-type="string">
            <text:p>CACNB4</text:p>
          </table:table-cell>
          <table:table-cell office:value-type="float" office:value="0.0394994508559415" calcext:value-type="float">
            <text:p>0.039499450855942</text:p>
          </table:table-cell>
          <table:table-cell office:value-type="float" office:value="0.00945413355704723" calcext:value-type="float">
            <text:p>0.009454133557047</text:p>
          </table:table-cell>
        </table:table-row>
        <table:table-row table:style-name="ro1">
          <table:table-cell office:value-type="string" calcext:value-type="string">
            <text:p>AC008278.2</text:p>
          </table:table-cell>
          <table:table-cell office:value-type="float" office:value="0.0394981564836921" calcext:value-type="float">
            <text:p>0.039498156483692</text:p>
          </table:table-cell>
          <table:table-cell office:value-type="float" office:value="0.013110279854033" calcext:value-type="float">
            <text:p>0.013110279854033</text:p>
          </table:table-cell>
        </table:table-row>
        <table:table-row table:style-name="ro1">
          <table:table-cell office:value-type="string" calcext:value-type="string">
            <text:p>AKNAD1</text:p>
          </table:table-cell>
          <table:table-cell office:value-type="float" office:value="0.0394488854855438" calcext:value-type="float">
            <text:p>0.039448885485544</text:p>
          </table:table-cell>
          <table:table-cell office:value-type="float" office:value="0.0193112647979378" calcext:value-type="float">
            <text:p>0.019311264797938</text:p>
          </table:table-cell>
        </table:table-row>
        <table:table-row table:style-name="ro1">
          <table:table-cell office:value-type="string" calcext:value-type="string">
            <text:p>RP11-773H22.4</text:p>
          </table:table-cell>
          <table:table-cell office:value-type="float" office:value="0.0394432384110666" calcext:value-type="float">
            <text:p>0.039443238411067</text:p>
          </table:table-cell>
          <table:table-cell office:value-type="float" office:value="0.00367982618159272" calcext:value-type="float">
            <text:p>0.003679826181593</text:p>
          </table:table-cell>
        </table:table-row>
        <table:table-row table:style-name="ro1">
          <table:table-cell office:value-type="string" calcext:value-type="string">
            <text:p>RB1</text:p>
          </table:table-cell>
          <table:table-cell office:value-type="float" office:value="-0.0393919512319975" calcext:value-type="float">
            <text:p>-0.039391951231998</text:p>
          </table:table-cell>
          <table:table-cell office:value-type="float" office:value="-0.0093996234950094" calcext:value-type="float">
            <text:p>-0.009399623495009</text:p>
          </table:table-cell>
        </table:table-row>
        <table:table-row table:style-name="ro1">
          <table:table-cell office:value-type="string" calcext:value-type="string">
            <text:p>MCTP1</text:p>
          </table:table-cell>
          <table:table-cell office:value-type="float" office:value="0.0393254382899482" calcext:value-type="float">
            <text:p>0.039325438289948</text:p>
          </table:table-cell>
          <table:table-cell office:value-type="float" office:value="-0.0111847965196619" calcext:value-type="float">
            <text:p>-0.011184796519662</text:p>
          </table:table-cell>
        </table:table-row>
        <table:table-row table:style-name="ro1">
          <table:table-cell office:value-type="string" calcext:value-type="string">
            <text:p>NIFKP8</text:p>
          </table:table-cell>
          <table:table-cell office:value-type="float" office:value="0.0393050880953119" calcext:value-type="float">
            <text:p>0.039305088095312</text:p>
          </table:table-cell>
          <table:table-cell office:value-type="float" office:value="0.0140555764082835" calcext:value-type="float">
            <text:p>0.014055576408284</text:p>
          </table:table-cell>
        </table:table-row>
        <table:table-row table:style-name="ro1">
          <table:table-cell office:value-type="string" calcext:value-type="string">
            <text:p>RP11-84D1.1</text:p>
          </table:table-cell>
          <table:table-cell office:value-type="float" office:value="0.0392565219394048" calcext:value-type="float">
            <text:p>0.039256521939405</text:p>
          </table:table-cell>
          <table:table-cell office:value-type="float" office:value="0.00368489980649035" calcext:value-type="float">
            <text:p>0.00368489980649</text:p>
          </table:table-cell>
        </table:table-row>
        <table:table-row table:style-name="ro1">
          <table:table-cell office:value-type="string" calcext:value-type="string">
            <text:p>RP11-396B14.2</text:p>
          </table:table-cell>
          <table:table-cell office:value-type="float" office:value="0.0392375337856553" calcext:value-type="float">
            <text:p>0.039237533785655</text:p>
          </table:table-cell>
          <table:table-cell office:value-type="float" office:value="0.00813872152309382" calcext:value-type="float">
            <text:p>0.008138721523094</text:p>
          </table:table-cell>
        </table:table-row>
        <table:table-row table:style-name="ro1">
          <table:table-cell office:value-type="string" calcext:value-type="string">
            <text:p>RP11-753A21.1</text:p>
          </table:table-cell>
          <table:table-cell office:value-type="float" office:value="0.0391628512872166" calcext:value-type="float">
            <text:p>0.039162851287217</text:p>
          </table:table-cell>
          <table:table-cell office:value-type="float" office:value="0.00066685877600548" calcext:value-type="float">
            <text:p>0.000666858776005</text:p>
          </table:table-cell>
        </table:table-row>
        <table:table-row table:style-name="ro1">
          <table:table-cell office:value-type="string" calcext:value-type="string">
            <text:p>EXOC3L1</text:p>
          </table:table-cell>
          <table:table-cell office:value-type="float" office:value="0.039162596180515" calcext:value-type="float">
            <text:p>0.039162596180515</text:p>
          </table:table-cell>
          <table:table-cell office:value-type="float" office:value="0.0170595459084105" calcext:value-type="float">
            <text:p>0.017059545908411</text:p>
          </table:table-cell>
        </table:table-row>
        <table:table-row table:style-name="ro1">
          <table:table-cell office:value-type="string" calcext:value-type="string">
            <text:p>AC016995.3</text:p>
          </table:table-cell>
          <table:table-cell office:value-type="float" office:value="0.0391592994324812" calcext:value-type="float">
            <text:p>0.039159299432481</text:p>
          </table:table-cell>
          <table:table-cell office:value-type="float" office:value="0.0207166951159628" calcext:value-type="float">
            <text:p>0.020716695115963</text:p>
          </table:table-cell>
        </table:table-row>
        <table:table-row table:style-name="ro1">
          <table:table-cell office:value-type="string" calcext:value-type="string">
            <text:p>CCSER1</text:p>
          </table:table-cell>
          <table:table-cell office:value-type="float" office:value="-0.0391550347836127" calcext:value-type="float">
            <text:p>-0.039155034783613</text:p>
          </table:table-cell>
          <table:table-cell office:value-type="float" office:value="0.0165117879917512" calcext:value-type="float">
            <text:p>0.016511787991751</text:p>
          </table:table-cell>
        </table:table-row>
        <table:table-row table:style-name="ro1">
          <table:table-cell office:value-type="string" calcext:value-type="string">
            <text:p>CCDC144NL</text:p>
          </table:table-cell>
          <table:table-cell office:value-type="float" office:value="0.0391456158707859" calcext:value-type="float">
            <text:p>0.039145615870786</text:p>
          </table:table-cell>
          <table:table-cell office:value-type="float" office:value="0.0016657931836776" calcext:value-type="float">
            <text:p>0.001665793183678</text:p>
          </table:table-cell>
        </table:table-row>
        <table:table-row table:style-name="ro1">
          <table:table-cell office:value-type="string" calcext:value-type="string">
            <text:p>CTD-2245E15.3</text:p>
          </table:table-cell>
          <table:table-cell office:value-type="float" office:value="0.0391377128637715" calcext:value-type="float">
            <text:p>0.039137712863772</text:p>
          </table:table-cell>
          <table:table-cell office:value-type="float" office:value="0.0113215944903607" calcext:value-type="float">
            <text:p>0.011321594490361</text:p>
          </table:table-cell>
        </table:table-row>
        <table:table-row table:style-name="ro1">
          <table:table-cell office:value-type="string" calcext:value-type="string">
            <text:p>RP11-902B17.1</text:p>
          </table:table-cell>
          <table:table-cell office:value-type="float" office:value="0.0390456783624742" calcext:value-type="float">
            <text:p>0.039045678362474</text:p>
          </table:table-cell>
          <table:table-cell office:value-type="float" office:value="0.00835377731173183" calcext:value-type="float">
            <text:p>0.008353777311732</text:p>
          </table:table-cell>
        </table:table-row>
        <table:table-row table:style-name="ro1">
          <table:table-cell office:value-type="string" calcext:value-type="string">
            <text:p>IFNAR2</text:p>
          </table:table-cell>
          <table:table-cell office:value-type="float" office:value="-0.0390428498526261" calcext:value-type="float">
            <text:p>-0.039042849852626</text:p>
          </table:table-cell>
          <table:table-cell office:value-type="float" office:value="0.00721281855413466" calcext:value-type="float">
            <text:p>0.007212818554135</text:p>
          </table:table-cell>
        </table:table-row>
        <table:table-row table:style-name="ro1">
          <table:table-cell office:value-type="string" calcext:value-type="string">
            <text:p>FOLR3</text:p>
          </table:table-cell>
          <table:table-cell office:value-type="float" office:value="0.0390328941777391" calcext:value-type="float">
            <text:p>0.039032894177739</text:p>
          </table:table-cell>
          <table:table-cell office:value-type="float" office:value="-0.00405576242412078" calcext:value-type="float">
            <text:p>-0.004055762424121</text:p>
          </table:table-cell>
        </table:table-row>
        <table:table-row table:style-name="ro1">
          <table:table-cell office:value-type="string" calcext:value-type="string">
            <text:p>RP11-622C24.1</text:p>
          </table:table-cell>
          <table:table-cell office:value-type="float" office:value="0.0390129566211879" calcext:value-type="float">
            <text:p>0.039012956621188</text:p>
          </table:table-cell>
          <table:table-cell office:value-type="float" office:value="0.0093025199679955" calcext:value-type="float">
            <text:p>0.009302519967996</text:p>
          </table:table-cell>
        </table:table-row>
        <table:table-row table:style-name="ro1">
          <table:table-cell office:value-type="string" calcext:value-type="string">
            <text:p>DNASE1L2</text:p>
          </table:table-cell>
          <table:table-cell office:value-type="float" office:value="0.0389868681725379" calcext:value-type="float">
            <text:p>0.038986868172538</text:p>
          </table:table-cell>
          <table:table-cell office:value-type="float" office:value="0.0248380370805669" calcext:value-type="float">
            <text:p>0.024838037080567</text:p>
          </table:table-cell>
        </table:table-row>
        <table:table-row table:style-name="ro1">
          <table:table-cell office:value-type="string" calcext:value-type="string">
            <text:p>BPI</text:p>
          </table:table-cell>
          <table:table-cell office:value-type="float" office:value="0.0389013718130288" calcext:value-type="float">
            <text:p>0.038901371813029</text:p>
          </table:table-cell>
          <table:table-cell office:value-type="float" office:value="-0.00239851748911114" calcext:value-type="float">
            <text:p>-0.002398517489111</text:p>
          </table:table-cell>
        </table:table-row>
        <table:table-row table:style-name="ro1">
          <table:table-cell office:value-type="string" calcext:value-type="string">
            <text:p>NUTM2B</text:p>
          </table:table-cell>
          <table:table-cell office:value-type="float" office:value="0.0389004466116518" calcext:value-type="float">
            <text:p>0.038900446611652</text:p>
          </table:table-cell>
          <table:table-cell office:value-type="float" office:value="0.0190601200037069" calcext:value-type="float">
            <text:p>0.019060120003707</text:p>
          </table:table-cell>
        </table:table-row>
        <table:table-row table:style-name="ro1">
          <table:table-cell office:value-type="string" calcext:value-type="string">
            <text:p>RPL21P54</text:p>
          </table:table-cell>
          <table:table-cell office:value-type="float" office:value="0.0388827580431371" calcext:value-type="float">
            <text:p>0.038882758043137</text:p>
          </table:table-cell>
          <table:table-cell office:value-type="float" office:value="0.0150025241225802" calcext:value-type="float">
            <text:p>0.01500252412258</text:p>
          </table:table-cell>
        </table:table-row>
        <table:table-row table:style-name="ro1">
          <table:table-cell office:value-type="string" calcext:value-type="string">
            <text:p>FAM90A25P</text:p>
          </table:table-cell>
          <table:table-cell office:value-type="float" office:value="0.0388262865152195" calcext:value-type="float">
            <text:p>0.03882628651522</text:p>
          </table:table-cell>
          <table:table-cell office:value-type="float" office:value="0.0157882715772675" calcext:value-type="float">
            <text:p>0.015788271577268</text:p>
          </table:table-cell>
        </table:table-row>
        <table:table-row table:style-name="ro1">
          <table:table-cell office:value-type="string" calcext:value-type="string">
            <text:p>C21orf2</text:p>
          </table:table-cell>
          <table:table-cell office:value-type="float" office:value="0.0388213900384684" calcext:value-type="float">
            <text:p>0.038821390038469</text:p>
          </table:table-cell>
          <table:table-cell office:value-type="float" office:value="0.0273075086455153" calcext:value-type="float">
            <text:p>0.027307508645515</text:p>
          </table:table-cell>
        </table:table-row>
        <table:table-row table:style-name="ro1">
          <table:table-cell office:value-type="string" calcext:value-type="string">
            <text:p>MIR3942</text:p>
          </table:table-cell>
          <table:table-cell office:value-type="float" office:value="0.0388073883634479" calcext:value-type="float">
            <text:p>0.038807388363448</text:p>
          </table:table-cell>
          <table:table-cell office:value-type="float" office:value="0.0152021354421278" calcext:value-type="float">
            <text:p>0.015202135442128</text:p>
          </table:table-cell>
        </table:table-row>
        <table:table-row table:style-name="ro1">
          <table:table-cell office:value-type="string" calcext:value-type="string">
            <text:p>RP11-130F10.1</text:p>
          </table:table-cell>
          <table:table-cell office:value-type="float" office:value="0.0387877207175424" calcext:value-type="float">
            <text:p>0.038787720717543</text:p>
          </table:table-cell>
          <table:table-cell office:value-type="float" office:value="0.0159936869967523" calcext:value-type="float">
            <text:p>0.015993686996752</text:p>
          </table:table-cell>
        </table:table-row>
        <table:table-row table:style-name="ro1">
          <table:table-cell office:value-type="string" calcext:value-type="string">
            <text:p>MRPS35</text:p>
          </table:table-cell>
          <table:table-cell office:value-type="float" office:value="-0.0387834881327649" calcext:value-type="float">
            <text:p>-0.038783488132765</text:p>
          </table:table-cell>
          <table:table-cell office:value-type="float" office:value="0.000121980593710737" calcext:value-type="float">
            <text:p>0.000121980593711</text:p>
          </table:table-cell>
        </table:table-row>
        <table:table-row table:style-name="ro1">
          <table:table-cell office:value-type="string" calcext:value-type="string">
            <text:p>LIPE-AS1</text:p>
          </table:table-cell>
          <table:table-cell office:value-type="float" office:value="0.0387729529495868" calcext:value-type="float">
            <text:p>0.038772952949587</text:p>
          </table:table-cell>
          <table:table-cell office:value-type="float" office:value="0.0258501239745284" calcext:value-type="float">
            <text:p>0.025850123974528</text:p>
          </table:table-cell>
        </table:table-row>
        <table:table-row table:style-name="ro1">
          <table:table-cell office:value-type="string" calcext:value-type="string">
            <text:p>CXXC4</text:p>
          </table:table-cell>
          <table:table-cell office:value-type="float" office:value="-0.0387701267779271" calcext:value-type="float">
            <text:p>-0.038770126777927</text:p>
          </table:table-cell>
          <table:table-cell office:value-type="float" office:value="-0.018443652287679" calcext:value-type="float">
            <text:p>-0.018443652287679</text:p>
          </table:table-cell>
        </table:table-row>
        <table:table-row table:style-name="ro1">
          <table:table-cell office:value-type="string" calcext:value-type="string">
            <text:p>RN7SL799P</text:p>
          </table:table-cell>
          <table:table-cell office:value-type="float" office:value="0.0387652401048476" calcext:value-type="float">
            <text:p>0.038765240104848</text:p>
          </table:table-cell>
          <table:table-cell office:value-type="float" office:value="0.0159886383495164" calcext:value-type="float">
            <text:p>0.015988638349517</text:p>
          </table:table-cell>
        </table:table-row>
        <table:table-row table:style-name="ro1">
          <table:table-cell office:value-type="string" calcext:value-type="string">
            <text:p>RP11-632F7.3</text:p>
          </table:table-cell>
          <table:table-cell office:value-type="float" office:value="0.0387626956093981" calcext:value-type="float">
            <text:p>0.038762695609398</text:p>
          </table:table-cell>
          <table:table-cell office:value-type="float" office:value="0.0104830410468233" calcext:value-type="float">
            <text:p>0.010483041046823</text:p>
          </table:table-cell>
        </table:table-row>
        <table:table-row table:style-name="ro1">
          <table:table-cell office:value-type="string" calcext:value-type="string">
            <text:p>KRT16P2</text:p>
          </table:table-cell>
          <table:table-cell office:value-type="float" office:value="0.0387477788113755" calcext:value-type="float">
            <text:p>0.038747778811376</text:p>
          </table:table-cell>
          <table:table-cell office:value-type="float" office:value="-0.000401013383193966" calcext:value-type="float">
            <text:p>-0.000401013383194</text:p>
          </table:table-cell>
        </table:table-row>
        <table:table-row table:style-name="ro1">
          <table:table-cell office:value-type="string" calcext:value-type="string">
            <text:p>RNA5SP474</text:p>
          </table:table-cell>
          <table:table-cell office:value-type="float" office:value="0.0387390006019908" calcext:value-type="float">
            <text:p>0.038739000601991</text:p>
          </table:table-cell>
          <table:table-cell office:value-type="float" office:value="0.00840890511808432" calcext:value-type="float">
            <text:p>0.008408905118084</text:p>
          </table:table-cell>
        </table:table-row>
        <table:table-row table:style-name="ro1">
          <table:table-cell office:value-type="string" calcext:value-type="string">
            <text:p>RP11-345M22.1</text:p>
          </table:table-cell>
          <table:table-cell office:value-type="float" office:value="0.0386897872465403" calcext:value-type="float">
            <text:p>0.03868978724654</text:p>
          </table:table-cell>
          <table:table-cell office:value-type="float" office:value="0.00810413111045144" calcext:value-type="float">
            <text:p>0.008104131110451</text:p>
          </table:table-cell>
        </table:table-row>
        <table:table-row table:style-name="ro1">
          <table:table-cell office:value-type="string" calcext:value-type="string">
            <text:p>RP11-310P5.1</text:p>
          </table:table-cell>
          <table:table-cell office:value-type="float" office:value="0.0386588727680559" calcext:value-type="float">
            <text:p>0.038658872768056</text:p>
          </table:table-cell>
          <table:table-cell office:value-type="float" office:value="0.0144832403017484" calcext:value-type="float">
            <text:p>0.014483240301749</text:p>
          </table:table-cell>
        </table:table-row>
        <table:table-row table:style-name="ro1">
          <table:table-cell office:value-type="string" calcext:value-type="string">
            <text:p>RP1-20C7.6</text:p>
          </table:table-cell>
          <table:table-cell office:value-type="float" office:value="0.0386575905133968" calcext:value-type="float">
            <text:p>0.038657590513397</text:p>
          </table:table-cell>
          <table:table-cell office:value-type="float" office:value="0.00527523313665889" calcext:value-type="float">
            <text:p>0.005275233136659</text:p>
          </table:table-cell>
        </table:table-row>
        <table:table-row table:style-name="ro1">
          <table:table-cell office:value-type="string" calcext:value-type="string">
            <text:p>RP11-87F15.2</text:p>
          </table:table-cell>
          <table:table-cell office:value-type="float" office:value="0.0386155057176129" calcext:value-type="float">
            <text:p>0.038615505717613</text:p>
          </table:table-cell>
          <table:table-cell office:value-type="float" office:value="-0.0163682008187624" calcext:value-type="float">
            <text:p>-0.016368200818763</text:p>
          </table:table-cell>
        </table:table-row>
        <table:table-row table:style-name="ro1">
          <table:table-cell office:value-type="string" calcext:value-type="string">
            <text:p>ATP6V0E1P2</text:p>
          </table:table-cell>
          <table:table-cell office:value-type="float" office:value="0.0385785693030573" calcext:value-type="float">
            <text:p>0.038578569303057</text:p>
          </table:table-cell>
          <table:table-cell office:value-type="float" office:value="0.0131098686595388" calcext:value-type="float">
            <text:p>0.013109868659539</text:p>
          </table:table-cell>
        </table:table-row>
        <table:table-row table:style-name="ro1">
          <table:table-cell office:value-type="string" calcext:value-type="string">
            <text:p>RP11-110A12.2</text:p>
          </table:table-cell>
          <table:table-cell office:value-type="float" office:value="0.0385773140390446" calcext:value-type="float">
            <text:p>0.038577314039045</text:p>
          </table:table-cell>
          <table:table-cell office:value-type="float" office:value="0.00101982253254789" calcext:value-type="float">
            <text:p>0.001019822532548</text:p>
          </table:table-cell>
        </table:table-row>
        <table:table-row table:style-name="ro1">
          <table:table-cell office:value-type="string" calcext:value-type="string">
            <text:p>EPPIN</text:p>
          </table:table-cell>
          <table:table-cell office:value-type="float" office:value="0.0385728862832735" calcext:value-type="float">
            <text:p>0.038572886283274</text:p>
          </table:table-cell>
          <table:table-cell office:value-type="float" office:value="0.00766393610062733" calcext:value-type="float">
            <text:p>0.007663936100627</text:p>
          </table:table-cell>
        </table:table-row>
        <table:table-row table:style-name="ro1">
          <table:table-cell office:value-type="string" calcext:value-type="string">
            <text:p>RP11-214C8.2</text:p>
          </table:table-cell>
          <table:table-cell office:value-type="float" office:value="0.0385595787024247" calcext:value-type="float">
            <text:p>0.038559578702425</text:p>
          </table:table-cell>
          <table:table-cell office:value-type="float" office:value="0.0109204031254264" calcext:value-type="float">
            <text:p>0.010920403125426</text:p>
          </table:table-cell>
        </table:table-row>
        <table:table-row table:style-name="ro1">
          <table:table-cell office:value-type="string" calcext:value-type="string">
            <text:p>RNU6-968P</text:p>
          </table:table-cell>
          <table:table-cell office:value-type="float" office:value="0.0385493419888372" calcext:value-type="float">
            <text:p>0.038549341988837</text:p>
          </table:table-cell>
          <table:table-cell office:value-type="float" office:value="0.00959133021630438" calcext:value-type="float">
            <text:p>0.009591330216304</text:p>
          </table:table-cell>
        </table:table-row>
        <table:table-row table:style-name="ro1">
          <table:table-cell office:value-type="string" calcext:value-type="string">
            <text:p>RP11-453N18.1</text:p>
          </table:table-cell>
          <table:table-cell office:value-type="float" office:value="0.0385459738798379" calcext:value-type="float">
            <text:p>0.038545973879838</text:p>
          </table:table-cell>
          <table:table-cell office:value-type="float" office:value="0.0234966925927425" calcext:value-type="float">
            <text:p>0.023496692592743</text:p>
          </table:table-cell>
        </table:table-row>
        <table:table-row table:style-name="ro1">
          <table:table-cell office:value-type="string" calcext:value-type="string">
            <text:p>CSRP1</text:p>
          </table:table-cell>
          <table:table-cell office:value-type="float" office:value="-0.0385417422627174" calcext:value-type="float">
            <text:p>-0.038541742262717</text:p>
          </table:table-cell>
          <table:table-cell office:value-type="float" office:value="0.00677741885458996" calcext:value-type="float">
            <text:p>0.00677741885459</text:p>
          </table:table-cell>
        </table:table-row>
        <table:table-row table:style-name="ro1">
          <table:table-cell office:value-type="string" calcext:value-type="string">
            <text:p>RP11-521C20.3</text:p>
          </table:table-cell>
          <table:table-cell office:value-type="float" office:value="0.0385417291804384" calcext:value-type="float">
            <text:p>0.038541729180438</text:p>
          </table:table-cell>
          <table:table-cell office:value-type="float" office:value="0.0151207599040175" calcext:value-type="float">
            <text:p>0.015120759904018</text:p>
          </table:table-cell>
        </table:table-row>
        <table:table-row table:style-name="ro1">
          <table:table-cell office:value-type="string" calcext:value-type="string">
            <text:p>HOXB-AS2</text:p>
          </table:table-cell>
          <table:table-cell office:value-type="float" office:value="0.0385123902057595" calcext:value-type="float">
            <text:p>0.03851239020576</text:p>
          </table:table-cell>
          <table:table-cell office:value-type="float" office:value="-0.0113922731502171" calcext:value-type="float">
            <text:p>-0.011392273150217</text:p>
          </table:table-cell>
        </table:table-row>
        <table:table-row table:style-name="ro1">
          <table:table-cell office:value-type="string" calcext:value-type="string">
            <text:p>CNOT11</text:p>
          </table:table-cell>
          <table:table-cell office:value-type="float" office:value="-0.0385074868903561" calcext:value-type="float">
            <text:p>-0.038507486890356</text:p>
          </table:table-cell>
          <table:table-cell office:value-type="float" office:value="0.027263343354322" calcext:value-type="float">
            <text:p>0.027263343354322</text:p>
          </table:table-cell>
        </table:table-row>
        <table:table-row table:style-name="ro1">
          <table:table-cell office:value-type="string" calcext:value-type="string">
            <text:p>LINC01014</text:p>
          </table:table-cell>
          <table:table-cell office:value-type="float" office:value="0.0385073613423389" calcext:value-type="float">
            <text:p>0.038507361342339</text:p>
          </table:table-cell>
          <table:table-cell office:value-type="float" office:value="-0.025202132317374" calcext:value-type="float">
            <text:p>-0.025202132317374</text:p>
          </table:table-cell>
        </table:table-row>
        <table:table-row table:style-name="ro1">
          <table:table-cell office:value-type="string" calcext:value-type="string">
            <text:p>LRRD1</text:p>
          </table:table-cell>
          <table:table-cell office:value-type="float" office:value="-0.0384762298310681" calcext:value-type="float">
            <text:p>-0.038476229831068</text:p>
          </table:table-cell>
          <table:table-cell office:value-type="float" office:value="0.00625263559523007" calcext:value-type="float">
            <text:p>0.00625263559523</text:p>
          </table:table-cell>
        </table:table-row>
        <table:table-row table:style-name="ro1">
          <table:table-cell office:value-type="string" calcext:value-type="string">
            <text:p>RP3-337O18.9</text:p>
          </table:table-cell>
          <table:table-cell office:value-type="float" office:value="0.0384724952382634" calcext:value-type="float">
            <text:p>0.038472495238264</text:p>
          </table:table-cell>
          <table:table-cell office:value-type="float" office:value="0.0184475583873185" calcext:value-type="float">
            <text:p>0.018447558387319</text:p>
          </table:table-cell>
        </table:table-row>
        <table:table-row table:style-name="ro1">
          <table:table-cell office:value-type="string" calcext:value-type="string">
            <text:p>APLNR</text:p>
          </table:table-cell>
          <table:table-cell office:value-type="float" office:value="0.038470128205095" calcext:value-type="float">
            <text:p>0.038470128205095</text:p>
          </table:table-cell>
          <table:table-cell office:value-type="float" office:value="0.0125423424292334" calcext:value-type="float">
            <text:p>0.012542342429233</text:p>
          </table:table-cell>
        </table:table-row>
        <table:table-row table:style-name="ro1">
          <table:table-cell office:value-type="string" calcext:value-type="string">
            <text:p>NME9</text:p>
          </table:table-cell>
          <table:table-cell office:value-type="float" office:value="0.0384682495668072" calcext:value-type="float">
            <text:p>0.038468249566807</text:p>
          </table:table-cell>
          <table:table-cell office:value-type="float" office:value="0.0131643943374468" calcext:value-type="float">
            <text:p>0.013164394337447</text:p>
          </table:table-cell>
        </table:table-row>
        <table:table-row table:style-name="ro1">
          <table:table-cell office:value-type="string" calcext:value-type="string">
            <text:p>CYB5R1</text:p>
          </table:table-cell>
          <table:table-cell office:value-type="float" office:value="-0.0384402527986585" calcext:value-type="float">
            <text:p>-0.038440252798659</text:p>
          </table:table-cell>
          <table:table-cell office:value-type="float" office:value="0.0305955922118269" calcext:value-type="float">
            <text:p>0.030595592211827</text:p>
          </table:table-cell>
        </table:table-row>
        <table:table-row table:style-name="ro1">
          <table:table-cell office:value-type="string" calcext:value-type="string">
            <text:p>AC114730.8</text:p>
          </table:table-cell>
          <table:table-cell office:value-type="float" office:value="0.0384335455909587" calcext:value-type="float">
            <text:p>0.038433545590959</text:p>
          </table:table-cell>
          <table:table-cell office:value-type="float" office:value="0.0146526986175407" calcext:value-type="float">
            <text:p>0.014652698617541</text:p>
          </table:table-cell>
        </table:table-row>
        <table:table-row table:style-name="ro1">
          <table:table-cell office:value-type="string" calcext:value-type="string">
            <text:p>LHPP</text:p>
          </table:table-cell>
          <table:table-cell office:value-type="float" office:value="0.038422401103837" calcext:value-type="float">
            <text:p>0.038422401103837</text:p>
          </table:table-cell>
          <table:table-cell office:value-type="float" office:value="-0.0141161297584533" calcext:value-type="float">
            <text:p>-0.014116129758453</text:p>
          </table:table-cell>
        </table:table-row>
        <table:table-row table:style-name="ro1">
          <table:table-cell office:value-type="string" calcext:value-type="string">
            <text:p>OPA1-AS1</text:p>
          </table:table-cell>
          <table:table-cell office:value-type="float" office:value="-0.0384003859522631" calcext:value-type="float">
            <text:p>-0.038400385952263</text:p>
          </table:table-cell>
          <table:table-cell office:value-type="float" office:value="0.0227359912600242" calcext:value-type="float">
            <text:p>0.022735991260024</text:p>
          </table:table-cell>
        </table:table-row>
        <table:table-row table:style-name="ro1">
          <table:table-cell office:value-type="string" calcext:value-type="string">
            <text:p>GOLGA6L3</text:p>
          </table:table-cell>
          <table:table-cell office:value-type="float" office:value="0.0383967774848677" calcext:value-type="float">
            <text:p>0.038396777484868</text:p>
          </table:table-cell>
          <table:table-cell office:value-type="float" office:value="0.00535672535825095" calcext:value-type="float">
            <text:p>0.005356725358251</text:p>
          </table:table-cell>
        </table:table-row>
        <table:table-row table:style-name="ro1">
          <table:table-cell office:value-type="string" calcext:value-type="string">
            <text:p>CMTM6</text:p>
          </table:table-cell>
          <table:table-cell office:value-type="float" office:value="-0.0383771062304745" calcext:value-type="float">
            <text:p>-0.038377106230475</text:p>
          </table:table-cell>
          <table:table-cell office:value-type="float" office:value="0.0213413593140203" calcext:value-type="float">
            <text:p>0.02134135931402</text:p>
          </table:table-cell>
        </table:table-row>
        <table:table-row table:style-name="ro1">
          <table:table-cell office:value-type="string" calcext:value-type="string">
            <text:p>ARHGAP23P1</text:p>
          </table:table-cell>
          <table:table-cell office:value-type="float" office:value="0.038373222203836" calcext:value-type="float">
            <text:p>0.038373222203836</text:p>
          </table:table-cell>
          <table:table-cell office:value-type="float" office:value="0.00988013728550681" calcext:value-type="float">
            <text:p>0.009880137285507</text:p>
          </table:table-cell>
        </table:table-row>
        <table:table-row table:style-name="ro1">
          <table:table-cell office:value-type="string" calcext:value-type="string">
            <text:p>RNU6-37P</text:p>
          </table:table-cell>
          <table:table-cell office:value-type="float" office:value="0.0383695268119072" calcext:value-type="float">
            <text:p>0.038369526811907</text:p>
          </table:table-cell>
          <table:table-cell office:value-type="float" office:value="0.0284170505803532" calcext:value-type="float">
            <text:p>0.028417050580353</text:p>
          </table:table-cell>
        </table:table-row>
        <table:table-row table:style-name="ro1">
          <table:table-cell office:value-type="string" calcext:value-type="string">
            <text:p>EPPIN-WFDC6</text:p>
          </table:table-cell>
          <table:table-cell office:value-type="float" office:value="0.0383668905282273" calcext:value-type="float">
            <text:p>0.038366890528227</text:p>
          </table:table-cell>
          <table:table-cell office:value-type="float" office:value="-0.0179080439447818" calcext:value-type="float">
            <text:p>-0.017908043944782</text:p>
          </table:table-cell>
        </table:table-row>
        <table:table-row table:style-name="ro1">
          <table:table-cell office:value-type="string" calcext:value-type="string">
            <text:p>AC096582.8</text:p>
          </table:table-cell>
          <table:table-cell office:value-type="float" office:value="0.0383497340977931" calcext:value-type="float">
            <text:p>0.038349734097793</text:p>
          </table:table-cell>
          <table:table-cell office:value-type="float" office:value="0.0125080515016947" calcext:value-type="float">
            <text:p>0.012508051501695</text:p>
          </table:table-cell>
        </table:table-row>
        <table:table-row table:style-name="ro1">
          <table:table-cell office:value-type="string" calcext:value-type="string">
            <text:p>RNU6-1262P</text:p>
          </table:table-cell>
          <table:table-cell office:value-type="float" office:value="0.0383076742447755" calcext:value-type="float">
            <text:p>0.038307674244776</text:p>
          </table:table-cell>
          <table:table-cell office:value-type="float" office:value="0.010560190652098" calcext:value-type="float">
            <text:p>0.010560190652098</text:p>
          </table:table-cell>
        </table:table-row>
        <table:table-row table:style-name="ro1">
          <table:table-cell office:value-type="string" calcext:value-type="string">
            <text:p>CAMKK1</text:p>
          </table:table-cell>
          <table:table-cell office:value-type="float" office:value="0.0383015622470404" calcext:value-type="float">
            <text:p>0.038301562247041</text:p>
          </table:table-cell>
          <table:table-cell office:value-type="float" office:value="0.0174354363629377" calcext:value-type="float">
            <text:p>0.017435436362938</text:p>
          </table:table-cell>
        </table:table-row>
        <table:table-row table:style-name="ro1">
          <table:table-cell office:value-type="string" calcext:value-type="string">
            <text:p>LEPROTL1</text:p>
          </table:table-cell>
          <table:table-cell office:value-type="float" office:value="-0.03828121305395" calcext:value-type="float">
            <text:p>-0.03828121305395</text:p>
          </table:table-cell>
          <table:table-cell office:value-type="float" office:value="0.0288471135665156" calcext:value-type="float">
            <text:p>0.028847113566516</text:p>
          </table:table-cell>
        </table:table-row>
        <table:table-row table:style-name="ro1">
          <table:table-cell office:value-type="string" calcext:value-type="string">
            <text:p>AC009229.6</text:p>
          </table:table-cell>
          <table:table-cell office:value-type="float" office:value="0.038272641912438" calcext:value-type="float">
            <text:p>0.038272641912438</text:p>
          </table:table-cell>
          <table:table-cell office:value-type="float" office:value="-0.000940359943957971" calcext:value-type="float">
            <text:p>-0.000940359943958</text:p>
          </table:table-cell>
        </table:table-row>
        <table:table-row table:style-name="ro1">
          <table:table-cell office:value-type="string" calcext:value-type="string">
            <text:p>CYP51A1</text:p>
          </table:table-cell>
          <table:table-cell office:value-type="float" office:value="-0.0382718630259719" calcext:value-type="float">
            <text:p>-0.038271863025972</text:p>
          </table:table-cell>
          <table:table-cell office:value-type="float" office:value="0.00591913541543295" calcext:value-type="float">
            <text:p>0.005919135415433</text:p>
          </table:table-cell>
        </table:table-row>
        <table:table-row table:style-name="ro1">
          <table:table-cell office:value-type="string" calcext:value-type="string">
            <text:p>PODNL1</text:p>
          </table:table-cell>
          <table:table-cell office:value-type="float" office:value="0.0382637558171231" calcext:value-type="float">
            <text:p>0.038263755817123</text:p>
          </table:table-cell>
          <table:table-cell office:value-type="float" office:value="0.00221104929649344" calcext:value-type="float">
            <text:p>0.002211049296493</text:p>
          </table:table-cell>
        </table:table-row>
        <table:table-row table:style-name="ro1">
          <table:table-cell office:value-type="string" calcext:value-type="string">
            <text:p>CITED4</text:p>
          </table:table-cell>
          <table:table-cell office:value-type="float" office:value="0.0382627023697312" calcext:value-type="float">
            <text:p>0.038262702369731</text:p>
          </table:table-cell>
          <table:table-cell office:value-type="float" office:value="0.0187195521982143" calcext:value-type="float">
            <text:p>0.018719552198214</text:p>
          </table:table-cell>
        </table:table-row>
        <table:table-row table:style-name="ro1">
          <table:table-cell office:value-type="string" calcext:value-type="string">
            <text:p>MIPEPP3</text:p>
          </table:table-cell>
          <table:table-cell office:value-type="float" office:value="0.038235088876013" calcext:value-type="float">
            <text:p>0.038235088876013</text:p>
          </table:table-cell>
          <table:table-cell office:value-type="float" office:value="0.0240521388199349" calcext:value-type="float">
            <text:p>0.024052138819935</text:p>
          </table:table-cell>
        </table:table-row>
        <table:table-row table:style-name="ro1">
          <table:table-cell office:value-type="string" calcext:value-type="string">
            <text:p>RP1-120G22.11</text:p>
          </table:table-cell>
          <table:table-cell office:value-type="float" office:value="0.0382311966572781" calcext:value-type="float">
            <text:p>0.038231196657278</text:p>
          </table:table-cell>
          <table:table-cell office:value-type="float" office:value="0.0157807057478105" calcext:value-type="float">
            <text:p>0.015780705747811</text:p>
          </table:table-cell>
        </table:table-row>
        <table:table-row table:style-name="ro1">
          <table:table-cell office:value-type="string" calcext:value-type="string">
            <text:p>Y_RNA</text:p>
          </table:table-cell>
          <table:table-cell office:value-type="float" office:value="0.038216512380839" calcext:value-type="float">
            <text:p>0.038216512380839</text:p>
          </table:table-cell>
          <table:table-cell office:value-type="float" office:value="0.0148712829322764" calcext:value-type="float">
            <text:p>0.014871282932276</text:p>
          </table:table-cell>
        </table:table-row>
        <table:table-row table:style-name="ro1">
          <table:table-cell office:value-type="string" calcext:value-type="string">
            <text:p>AC104654.2</text:p>
          </table:table-cell>
          <table:table-cell office:value-type="float" office:value="0.0381644263016813" calcext:value-type="float">
            <text:p>0.038164426301681</text:p>
          </table:table-cell>
          <table:table-cell office:value-type="float" office:value="0.00348325406351329" calcext:value-type="float">
            <text:p>0.003483254063513</text:p>
          </table:table-cell>
        </table:table-row>
        <table:table-row table:style-name="ro1">
          <table:table-cell office:value-type="string" calcext:value-type="string">
            <text:p>OR4D12P</text:p>
          </table:table-cell>
          <table:table-cell office:value-type="float" office:value="0.0381509843397266" calcext:value-type="float">
            <text:p>0.038150984339727</text:p>
          </table:table-cell>
          <table:table-cell office:value-type="float" office:value="0.00517919491257727" calcext:value-type="float">
            <text:p>0.005179194912577</text:p>
          </table:table-cell>
        </table:table-row>
        <table:table-row table:style-name="ro1">
          <table:table-cell office:value-type="string" calcext:value-type="string">
            <text:p>COX5BP2</text:p>
          </table:table-cell>
          <table:table-cell office:value-type="float" office:value="0.0381509843397266" calcext:value-type="float">
            <text:p>0.038150984339727</text:p>
          </table:table-cell>
          <table:table-cell office:value-type="float" office:value="0.00517919491257727" calcext:value-type="float">
            <text:p>0.005179194912577</text:p>
          </table:table-cell>
        </table:table-row>
        <table:table-row table:style-name="ro1">
          <table:table-cell office:value-type="string" calcext:value-type="string">
            <text:p>LINC01079</text:p>
          </table:table-cell>
          <table:table-cell office:value-type="float" office:value="0.0381509843397266" calcext:value-type="float">
            <text:p>0.038150984339727</text:p>
          </table:table-cell>
          <table:table-cell office:value-type="float" office:value="0.00517919491257727" calcext:value-type="float">
            <text:p>0.005179194912577</text:p>
          </table:table-cell>
        </table:table-row>
        <table:table-row table:style-name="ro1">
          <table:table-cell office:value-type="string" calcext:value-type="string">
            <text:p>RP11-433M22.2</text:p>
          </table:table-cell>
          <table:table-cell office:value-type="float" office:value="0.0381509843397266" calcext:value-type="float">
            <text:p>0.038150984339727</text:p>
          </table:table-cell>
          <table:table-cell office:value-type="float" office:value="0.00517919491257729" calcext:value-type="float">
            <text:p>0.005179194912577</text:p>
          </table:table-cell>
        </table:table-row>
        <table:table-row table:style-name="ro1">
          <table:table-cell office:value-type="string" calcext:value-type="string">
            <text:p>C1orf158</text:p>
          </table:table-cell>
          <table:table-cell office:value-type="float" office:value="0.0381278495168461" calcext:value-type="float">
            <text:p>0.038127849516846</text:p>
          </table:table-cell>
          <table:table-cell office:value-type="float" office:value="0.0135344826308326" calcext:value-type="float">
            <text:p>0.013534482630833</text:p>
          </table:table-cell>
        </table:table-row>
        <table:table-row table:style-name="ro1">
          <table:table-cell office:value-type="string" calcext:value-type="string">
            <text:p>LINC00578</text:p>
          </table:table-cell>
          <table:table-cell office:value-type="float" office:value="0.0381135770995493" calcext:value-type="float">
            <text:p>0.038113577099549</text:p>
          </table:table-cell>
          <table:table-cell office:value-type="float" office:value="0.0197220628523333" calcext:value-type="float">
            <text:p>0.019722062852333</text:p>
          </table:table-cell>
        </table:table-row>
        <table:table-row table:style-name="ro1">
          <table:table-cell office:value-type="string" calcext:value-type="string">
            <text:p>RP11-234B24.6</text:p>
          </table:table-cell>
          <table:table-cell office:value-type="float" office:value="-0.0381017725941902" calcext:value-type="float">
            <text:p>-0.03810177259419</text:p>
          </table:table-cell>
          <table:table-cell office:value-type="float" office:value="0.0234607243578735" calcext:value-type="float">
            <text:p>0.023460724357874</text:p>
          </table:table-cell>
        </table:table-row>
        <table:table-row table:style-name="ro1">
          <table:table-cell office:value-type="string" calcext:value-type="string">
            <text:p>ADAMTS4</text:p>
          </table:table-cell>
          <table:table-cell office:value-type="float" office:value="0.0380889953930857" calcext:value-type="float">
            <text:p>0.038088995393086</text:p>
          </table:table-cell>
          <table:table-cell office:value-type="float" office:value="0.0217898240597929" calcext:value-type="float">
            <text:p>0.021789824059793</text:p>
          </table:table-cell>
        </table:table-row>
        <table:table-row table:style-name="ro1">
          <table:table-cell office:value-type="string" calcext:value-type="string">
            <text:p>COL23A1</text:p>
          </table:table-cell>
          <table:table-cell office:value-type="float" office:value="0.0380876029125442" calcext:value-type="float">
            <text:p>0.038087602912544</text:p>
          </table:table-cell>
          <table:table-cell office:value-type="float" office:value="0.00368969552276527" calcext:value-type="float">
            <text:p>0.003689695522765</text:p>
          </table:table-cell>
        </table:table-row>
        <table:table-row table:style-name="ro1">
          <table:table-cell office:value-type="string" calcext:value-type="string">
            <text:p>FREM1</text:p>
          </table:table-cell>
          <table:table-cell office:value-type="float" office:value="0.0380836474865882" calcext:value-type="float">
            <text:p>0.038083647486588</text:p>
          </table:table-cell>
          <table:table-cell office:value-type="float" office:value="0.00501708649868719" calcext:value-type="float">
            <text:p>0.005017086498687</text:p>
          </table:table-cell>
        </table:table-row>
        <table:table-row table:style-name="ro1">
          <table:table-cell office:value-type="string" calcext:value-type="string">
            <text:p>TCAM1P</text:p>
          </table:table-cell>
          <table:table-cell office:value-type="float" office:value="0.038073328520409" calcext:value-type="float">
            <text:p>0.038073328520409</text:p>
          </table:table-cell>
          <table:table-cell office:value-type="float" office:value="-0.0032028921278659" calcext:value-type="float">
            <text:p>-0.003202892127866</text:p>
          </table:table-cell>
        </table:table-row>
        <table:table-row table:style-name="ro1">
          <table:table-cell office:value-type="string" calcext:value-type="string">
            <text:p>LINC00514</text:p>
          </table:table-cell>
          <table:table-cell office:value-type="float" office:value="0.0380435266691718" calcext:value-type="float">
            <text:p>0.038043526669172</text:p>
          </table:table-cell>
          <table:table-cell office:value-type="float" office:value="0.0241577443260157" calcext:value-type="float">
            <text:p>0.024157744326016</text:p>
          </table:table-cell>
        </table:table-row>
        <table:table-row table:style-name="ro1">
          <table:table-cell office:value-type="string" calcext:value-type="string">
            <text:p>RP11-167N4.4</text:p>
          </table:table-cell>
          <table:table-cell office:value-type="float" office:value="0.0379772379279969" calcext:value-type="float">
            <text:p>0.037977237927997</text:p>
          </table:table-cell>
          <table:table-cell office:value-type="float" office:value="0.00632721166736129" calcext:value-type="float">
            <text:p>0.006327211667361</text:p>
          </table:table-cell>
        </table:table-row>
        <table:table-row table:style-name="ro1">
          <table:table-cell office:value-type="string" calcext:value-type="string">
            <text:p>CD300A</text:p>
          </table:table-cell>
          <table:table-cell office:value-type="float" office:value="0.0379243872310439" calcext:value-type="float">
            <text:p>0.037924387231044</text:p>
          </table:table-cell>
          <table:table-cell office:value-type="float" office:value="-0.0186531529697864" calcext:value-type="float">
            <text:p>-0.018653152969787</text:p>
          </table:table-cell>
        </table:table-row>
        <table:table-row table:style-name="ro1">
          <table:table-cell office:value-type="string" calcext:value-type="string">
            <text:p>RP4-530I15.9</text:p>
          </table:table-cell>
          <table:table-cell office:value-type="float" office:value="0.0378931782413506" calcext:value-type="float">
            <text:p>0.037893178241351</text:p>
          </table:table-cell>
          <table:table-cell office:value-type="float" office:value="0.0108919247840483" calcext:value-type="float">
            <text:p>0.010891924784048</text:p>
          </table:table-cell>
        </table:table-row>
        <table:table-row table:style-name="ro1">
          <table:table-cell office:value-type="string" calcext:value-type="string">
            <text:p>MIR210HG</text:p>
          </table:table-cell>
          <table:table-cell office:value-type="float" office:value="0.037882894077262" calcext:value-type="float">
            <text:p>0.037882894077262</text:p>
          </table:table-cell>
          <table:table-cell office:value-type="float" office:value="0.0217392122079551" calcext:value-type="float">
            <text:p>0.021739212207955</text:p>
          </table:table-cell>
        </table:table-row>
        <table:table-row table:style-name="ro1">
          <table:table-cell office:value-type="string" calcext:value-type="string">
            <text:p>RP11-5A19.5</text:p>
          </table:table-cell>
          <table:table-cell office:value-type="float" office:value="0.037858255429508" calcext:value-type="float">
            <text:p>0.037858255429508</text:p>
          </table:table-cell>
          <table:table-cell office:value-type="float" office:value="0.0159066505621323" calcext:value-type="float">
            <text:p>0.015906650562132</text:p>
          </table:table-cell>
        </table:table-row>
        <table:table-row table:style-name="ro1">
          <table:table-cell office:value-type="string" calcext:value-type="string">
            <text:p>AC022154.7</text:p>
          </table:table-cell>
          <table:table-cell office:value-type="float" office:value="0.0378445584605491" calcext:value-type="float">
            <text:p>0.037844558460549</text:p>
          </table:table-cell>
          <table:table-cell office:value-type="float" office:value="0.01898636886253" calcext:value-type="float">
            <text:p>0.01898636886253</text:p>
          </table:table-cell>
        </table:table-row>
        <table:table-row table:style-name="ro1">
          <table:table-cell office:value-type="string" calcext:value-type="string">
            <text:p>U2AF1</text:p>
          </table:table-cell>
          <table:table-cell office:value-type="float" office:value="0.0378150614490907" calcext:value-type="float">
            <text:p>0.037815061449091</text:p>
          </table:table-cell>
          <table:table-cell office:value-type="float" office:value="0.0304629977906791" calcext:value-type="float">
            <text:p>0.030462997790679</text:p>
          </table:table-cell>
        </table:table-row>
        <table:table-row table:style-name="ro1">
          <table:table-cell office:value-type="string" calcext:value-type="string">
            <text:p>CCM2L</text:p>
          </table:table-cell>
          <table:table-cell office:value-type="float" office:value="0.0377991008915605" calcext:value-type="float">
            <text:p>0.037799100891561</text:p>
          </table:table-cell>
          <table:table-cell office:value-type="float" office:value="0.0199135153970834" calcext:value-type="float">
            <text:p>0.019913515397084</text:p>
          </table:table-cell>
        </table:table-row>
        <table:table-row table:style-name="ro1">
          <table:table-cell office:value-type="string" calcext:value-type="string">
            <text:p>SNORA47</text:p>
          </table:table-cell>
          <table:table-cell office:value-type="float" office:value="0.0377957035720695" calcext:value-type="float">
            <text:p>0.03779570357207</text:p>
          </table:table-cell>
          <table:table-cell office:value-type="float" office:value="0.0225359368856627" calcext:value-type="float">
            <text:p>0.022535936885663</text:p>
          </table:table-cell>
        </table:table-row>
        <table:table-row table:style-name="ro1">
          <table:table-cell office:value-type="string" calcext:value-type="string">
            <text:p>RP5-983L19.2</text:p>
          </table:table-cell>
          <table:table-cell office:value-type="float" office:value="0.0377724834792486" calcext:value-type="float">
            <text:p>0.037772483479249</text:p>
          </table:table-cell>
          <table:table-cell office:value-type="float" office:value="0.000632143811909842" calcext:value-type="float">
            <text:p>0.00063214381191</text:p>
          </table:table-cell>
        </table:table-row>
        <table:table-row table:style-name="ro1">
          <table:table-cell office:value-type="string" calcext:value-type="string">
            <text:p>C9orf24</text:p>
          </table:table-cell>
          <table:table-cell office:value-type="float" office:value="0.0377642364599474" calcext:value-type="float">
            <text:p>0.037764236459947</text:p>
          </table:table-cell>
          <table:table-cell office:value-type="float" office:value="0.00754738063445616" calcext:value-type="float">
            <text:p>0.007547380634456</text:p>
          </table:table-cell>
        </table:table-row>
        <table:table-row table:style-name="ro1">
          <table:table-cell office:value-type="string" calcext:value-type="string">
            <text:p>RP11-326L17.1</text:p>
          </table:table-cell>
          <table:table-cell office:value-type="float" office:value="0.0377273337654583" calcext:value-type="float">
            <text:p>0.037727333765458</text:p>
          </table:table-cell>
          <table:table-cell office:value-type="float" office:value="0.0163339979902438" calcext:value-type="float">
            <text:p>0.016333997990244</text:p>
          </table:table-cell>
        </table:table-row>
        <table:table-row table:style-name="ro1">
          <table:table-cell office:value-type="string" calcext:value-type="string">
            <text:p>CTD-2091N23.1</text:p>
          </table:table-cell>
          <table:table-cell office:value-type="float" office:value="0.0377273337654583" calcext:value-type="float">
            <text:p>0.037727333765458</text:p>
          </table:table-cell>
          <table:table-cell office:value-type="float" office:value="0.0163339979902438" calcext:value-type="float">
            <text:p>0.016333997990244</text:p>
          </table:table-cell>
        </table:table-row>
        <table:table-row table:style-name="ro1">
          <table:table-cell office:value-type="string" calcext:value-type="string">
            <text:p>CTD-3023L14.2</text:p>
          </table:table-cell>
          <table:table-cell office:value-type="float" office:value="0.0377263536343033" calcext:value-type="float">
            <text:p>0.037726353634303</text:p>
          </table:table-cell>
          <table:table-cell office:value-type="float" office:value="0.0298018740279658" calcext:value-type="float">
            <text:p>0.029801874027966</text:p>
          </table:table-cell>
        </table:table-row>
        <table:table-row table:style-name="ro1">
          <table:table-cell office:value-type="string" calcext:value-type="string">
            <text:p>AP001062.8</text:p>
          </table:table-cell>
          <table:table-cell office:value-type="float" office:value="0.0377230041785627" calcext:value-type="float">
            <text:p>0.037723004178563</text:p>
          </table:table-cell>
          <table:table-cell office:value-type="float" office:value="0.0314785670286419" calcext:value-type="float">
            <text:p>0.031478567028642</text:p>
          </table:table-cell>
        </table:table-row>
        <table:table-row table:style-name="ro1">
          <table:table-cell office:value-type="string" calcext:value-type="string">
            <text:p>RP11-307C19.1</text:p>
          </table:table-cell>
          <table:table-cell office:value-type="float" office:value="0.0377210793689883" calcext:value-type="float">
            <text:p>0.037721079368988</text:p>
          </table:table-cell>
          <table:table-cell office:value-type="float" office:value="0.0298714178856358" calcext:value-type="float">
            <text:p>0.029871417885636</text:p>
          </table:table-cell>
        </table:table-row>
        <table:table-row table:style-name="ro1">
          <table:table-cell office:value-type="string" calcext:value-type="string">
            <text:p>ARL1</text:p>
          </table:table-cell>
          <table:table-cell office:value-type="float" office:value="-0.037667426608338" calcext:value-type="float">
            <text:p>-0.037667426608338</text:p>
          </table:table-cell>
          <table:table-cell office:value-type="float" office:value="0.0250668982864906" calcext:value-type="float">
            <text:p>0.025066898286491</text:p>
          </table:table-cell>
        </table:table-row>
        <table:table-row table:style-name="ro1">
          <table:table-cell office:value-type="string" calcext:value-type="string">
            <text:p>RP11-213G2.2</text:p>
          </table:table-cell>
          <table:table-cell office:value-type="float" office:value="0.0376615484807854" calcext:value-type="float">
            <text:p>0.037661548480785</text:p>
          </table:table-cell>
          <table:table-cell office:value-type="float" office:value="0.0267852765071107" calcext:value-type="float">
            <text:p>0.026785276507111</text:p>
          </table:table-cell>
        </table:table-row>
        <table:table-row table:style-name="ro1">
          <table:table-cell office:value-type="string" calcext:value-type="string">
            <text:p>SPEF1</text:p>
          </table:table-cell>
          <table:table-cell office:value-type="float" office:value="0.0376267532002536" calcext:value-type="float">
            <text:p>0.037626753200254</text:p>
          </table:table-cell>
          <table:table-cell office:value-type="float" office:value="0.0156549900108595" calcext:value-type="float">
            <text:p>0.01565499001086</text:p>
          </table:table-cell>
        </table:table-row>
        <table:table-row table:style-name="ro1">
          <table:table-cell office:value-type="string" calcext:value-type="string">
            <text:p>AC092316.1</text:p>
          </table:table-cell>
          <table:table-cell office:value-type="float" office:value="0.0376176985158144" calcext:value-type="float">
            <text:p>0.037617698515815</text:p>
          </table:table-cell>
          <table:table-cell office:value-type="float" office:value="0.015248734942376" calcext:value-type="float">
            <text:p>0.015248734942376</text:p>
          </table:table-cell>
        </table:table-row>
        <table:table-row table:style-name="ro1">
          <table:table-cell office:value-type="string" calcext:value-type="string">
            <text:p>C17orf104</text:p>
          </table:table-cell>
          <table:table-cell office:value-type="float" office:value="0.0375972741094695" calcext:value-type="float">
            <text:p>0.03759727410947</text:p>
          </table:table-cell>
          <table:table-cell office:value-type="float" office:value="0.00303267094513674" calcext:value-type="float">
            <text:p>0.003032670945137</text:p>
          </table:table-cell>
        </table:table-row>
        <table:table-row table:style-name="ro1">
          <table:table-cell office:value-type="string" calcext:value-type="string">
            <text:p>NECAB1</text:p>
          </table:table-cell>
          <table:table-cell office:value-type="float" office:value="0.0375963547450092" calcext:value-type="float">
            <text:p>0.037596354745009</text:p>
          </table:table-cell>
          <table:table-cell office:value-type="float" office:value="0.0293483290959225" calcext:value-type="float">
            <text:p>0.029348329095923</text:p>
          </table:table-cell>
        </table:table-row>
        <table:table-row table:style-name="ro1">
          <table:table-cell office:value-type="string" calcext:value-type="string">
            <text:p>SCN11A</text:p>
          </table:table-cell>
          <table:table-cell office:value-type="float" office:value="0.0375881449588141" calcext:value-type="float">
            <text:p>0.037588144958814</text:p>
          </table:table-cell>
          <table:table-cell office:value-type="float" office:value="-0.00321039881703235" calcext:value-type="float">
            <text:p>-0.003210398817032</text:p>
          </table:table-cell>
        </table:table-row>
        <table:table-row table:style-name="ro1">
          <table:table-cell office:value-type="string" calcext:value-type="string">
            <text:p>SNORD61</text:p>
          </table:table-cell>
          <table:table-cell office:value-type="float" office:value="-0.0375734571224461" calcext:value-type="float">
            <text:p>-0.037573457122446</text:p>
          </table:table-cell>
          <table:table-cell office:value-type="float" office:value="0.0268313097804109" calcext:value-type="float">
            <text:p>0.026831309780411</text:p>
          </table:table-cell>
        </table:table-row>
        <table:table-row table:style-name="ro1">
          <table:table-cell office:value-type="string" calcext:value-type="string">
            <text:p>HAPLN2</text:p>
          </table:table-cell>
          <table:table-cell office:value-type="float" office:value="0.0375634856337887" calcext:value-type="float">
            <text:p>0.037563485633789</text:p>
          </table:table-cell>
          <table:table-cell office:value-type="float" office:value="-0.00953862217526024" calcext:value-type="float">
            <text:p>-0.00953862217526</text:p>
          </table:table-cell>
        </table:table-row>
        <table:table-row table:style-name="ro1">
          <table:table-cell office:value-type="string" calcext:value-type="string">
            <text:p>RP11-461F11.3</text:p>
          </table:table-cell>
          <table:table-cell office:value-type="float" office:value="0.037544959897444" calcext:value-type="float">
            <text:p>0.037544959897444</text:p>
          </table:table-cell>
          <table:table-cell office:value-type="float" office:value="0.000330917517563782" calcext:value-type="float">
            <text:p>0.000330917517564</text:p>
          </table:table-cell>
        </table:table-row>
        <table:table-row table:style-name="ro1">
          <table:table-cell office:value-type="string" calcext:value-type="string">
            <text:p>CTD-2228K2.5</text:p>
          </table:table-cell>
          <table:table-cell office:value-type="float" office:value="0.0375257342302418" calcext:value-type="float">
            <text:p>0.037525734230242</text:p>
          </table:table-cell>
          <table:table-cell office:value-type="float" office:value="0.0302972868494839" calcext:value-type="float">
            <text:p>0.030297286849484</text:p>
          </table:table-cell>
        </table:table-row>
        <table:table-row table:style-name="ro1">
          <table:table-cell office:value-type="string" calcext:value-type="string">
            <text:p>PLEKHB2</text:p>
          </table:table-cell>
          <table:table-cell office:value-type="float" office:value="-0.03749958637843" calcext:value-type="float">
            <text:p>-0.03749958637843</text:p>
          </table:table-cell>
          <table:table-cell office:value-type="float" office:value="0.025304767312074" calcext:value-type="float">
            <text:p>0.025304767312074</text:p>
          </table:table-cell>
        </table:table-row>
        <table:table-row table:style-name="ro1">
          <table:table-cell office:value-type="string" calcext:value-type="string">
            <text:p>RP11-266L9.4</text:p>
          </table:table-cell>
          <table:table-cell office:value-type="float" office:value="0.0374886249561889" calcext:value-type="float">
            <text:p>0.037488624956189</text:p>
          </table:table-cell>
          <table:table-cell office:value-type="float" office:value="0.0302637003333868" calcext:value-type="float">
            <text:p>0.030263700333387</text:p>
          </table:table-cell>
        </table:table-row>
        <table:table-row table:style-name="ro1">
          <table:table-cell office:value-type="string" calcext:value-type="string">
            <text:p>GMFB</text:p>
          </table:table-cell>
          <table:table-cell office:value-type="float" office:value="-0.0374602277667181" calcext:value-type="float">
            <text:p>-0.037460227766718</text:p>
          </table:table-cell>
          <table:table-cell office:value-type="float" office:value="0.0156929795530069" calcext:value-type="float">
            <text:p>0.015692979553007</text:p>
          </table:table-cell>
        </table:table-row>
        <table:table-row table:style-name="ro1">
          <table:table-cell office:value-type="string" calcext:value-type="string">
            <text:p>AC104809.3</text:p>
          </table:table-cell>
          <table:table-cell office:value-type="float" office:value="0.0373896730390963" calcext:value-type="float">
            <text:p>0.037389673039096</text:p>
          </table:table-cell>
          <table:table-cell office:value-type="float" office:value="0.00499093557411635" calcext:value-type="float">
            <text:p>0.004990935574116</text:p>
          </table:table-cell>
        </table:table-row>
        <table:table-row table:style-name="ro1">
          <table:table-cell office:value-type="string" calcext:value-type="string">
            <text:p>RP1-241P17.7</text:p>
          </table:table-cell>
          <table:table-cell office:value-type="float" office:value="0.0373882560416801" calcext:value-type="float">
            <text:p>0.03738825604168</text:p>
          </table:table-cell>
          <table:table-cell office:value-type="float" office:value="-0.000824477268617755" calcext:value-type="float">
            <text:p>-0.000824477268618</text:p>
          </table:table-cell>
        </table:table-row>
        <table:table-row table:style-name="ro1">
          <table:table-cell office:value-type="string" calcext:value-type="string">
            <text:p>PBK</text:p>
          </table:table-cell>
          <table:table-cell office:value-type="float" office:value="-0.0373824292530912" calcext:value-type="float">
            <text:p>-0.037382429253091</text:p>
          </table:table-cell>
          <table:table-cell office:value-type="float" office:value="-0.00212352133072756" calcext:value-type="float">
            <text:p>-0.002123521330728</text:p>
          </table:table-cell>
        </table:table-row>
        <table:table-row table:style-name="ro1">
          <table:table-cell office:value-type="string" calcext:value-type="string">
            <text:p>SLC5A11</text:p>
          </table:table-cell>
          <table:table-cell office:value-type="float" office:value="0.0373801513327906" calcext:value-type="float">
            <text:p>0.037380151332791</text:p>
          </table:table-cell>
          <table:table-cell office:value-type="float" office:value="0.0354339776247819" calcext:value-type="float">
            <text:p>0.035433977624782</text:p>
          </table:table-cell>
        </table:table-row>
        <table:table-row table:style-name="ro1">
          <table:table-cell office:value-type="string" calcext:value-type="string">
            <text:p>ZNF518B</text:p>
          </table:table-cell>
          <table:table-cell office:value-type="float" office:value="-0.0373670539975793" calcext:value-type="float">
            <text:p>-0.037367053997579</text:p>
          </table:table-cell>
          <table:table-cell office:value-type="float" office:value="0.0226302981414051" calcext:value-type="float">
            <text:p>0.022630298141405</text:p>
          </table:table-cell>
        </table:table-row>
        <table:table-row table:style-name="ro1">
          <table:table-cell office:value-type="string" calcext:value-type="string">
            <text:p>RP11-262H14.7</text:p>
          </table:table-cell>
          <table:table-cell office:value-type="float" office:value="0.037338320972789" calcext:value-type="float">
            <text:p>0.037338320972789</text:p>
          </table:table-cell>
          <table:table-cell office:value-type="float" office:value="-0.00292815023894723" calcext:value-type="float">
            <text:p>-0.002928150238947</text:p>
          </table:table-cell>
        </table:table-row>
        <table:table-row table:style-name="ro1">
          <table:table-cell office:value-type="string" calcext:value-type="string">
            <text:p>P2RX6P</text:p>
          </table:table-cell>
          <table:table-cell office:value-type="float" office:value="0.0373209850729387" calcext:value-type="float">
            <text:p>0.037320985072939</text:p>
          </table:table-cell>
          <table:table-cell office:value-type="float" office:value="-0.00503040540033122" calcext:value-type="float">
            <text:p>-0.005030405400331</text:p>
          </table:table-cell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0.0373099071570288" calcext:value-type="float">
            <text:p>0.037309907157029</text:p>
          </table:table-cell>
          <table:table-cell office:value-type="float" office:value="0.0340406656183251" calcext:value-type="float">
            <text:p>0.034040665618325</text:p>
          </table:table-cell>
        </table:table-row>
        <table:table-row table:style-name="ro1">
          <table:table-cell office:value-type="string" calcext:value-type="string">
            <text:p>RP3-340B19.3</text:p>
          </table:table-cell>
          <table:table-cell office:value-type="float" office:value="0.0373015131279391" calcext:value-type="float">
            <text:p>0.037301513127939</text:p>
          </table:table-cell>
          <table:table-cell office:value-type="float" office:value="0.00168374835033555" calcext:value-type="float">
            <text:p>0.001683748350336</text:p>
          </table:table-cell>
        </table:table-row>
        <table:table-row table:style-name="ro1">
          <table:table-cell office:value-type="string" calcext:value-type="string">
            <text:p>U62631.5</text:p>
          </table:table-cell>
          <table:table-cell office:value-type="float" office:value="0.0372889870430252" calcext:value-type="float">
            <text:p>0.037288987043025</text:p>
          </table:table-cell>
          <table:table-cell office:value-type="float" office:value="0.014125200069576" calcext:value-type="float">
            <text:p>0.014125200069576</text:p>
          </table:table-cell>
        </table:table-row>
        <table:table-row table:style-name="ro1">
          <table:table-cell office:value-type="string" calcext:value-type="string">
            <text:p>CELSR3</text:p>
          </table:table-cell>
          <table:table-cell office:value-type="float" office:value="0.0372707197180339" calcext:value-type="float">
            <text:p>0.037270719718034</text:p>
          </table:table-cell>
          <table:table-cell office:value-type="float" office:value="0.0154224169284969" calcext:value-type="float">
            <text:p>0.015422416928497</text:p>
          </table:table-cell>
        </table:table-row>
        <table:table-row table:style-name="ro1">
          <table:table-cell office:value-type="string" calcext:value-type="string">
            <text:p>RP11-397H6.1</text:p>
          </table:table-cell>
          <table:table-cell office:value-type="float" office:value="0.0372271026883497" calcext:value-type="float">
            <text:p>0.03722710268835</text:p>
          </table:table-cell>
          <table:table-cell office:value-type="float" office:value="0.0114553786512447" calcext:value-type="float">
            <text:p>0.011455378651245</text:p>
          </table:table-cell>
        </table:table-row>
        <table:table-row table:style-name="ro1">
          <table:table-cell office:value-type="string" calcext:value-type="string">
            <text:p>AC079781.7</text:p>
          </table:table-cell>
          <table:table-cell office:value-type="float" office:value="0.0372271026883497" calcext:value-type="float">
            <text:p>0.03722710268835</text:p>
          </table:table-cell>
          <table:table-cell office:value-type="float" office:value="0.0114553786512447" calcext:value-type="float">
            <text:p>0.011455378651245</text:p>
          </table:table-cell>
        </table:table-row>
        <table:table-row table:style-name="ro1">
          <table:table-cell office:value-type="string" calcext:value-type="string">
            <text:p>RP11-757A13.1</text:p>
          </table:table-cell>
          <table:table-cell office:value-type="float" office:value="0.0372271026883497" calcext:value-type="float">
            <text:p>0.03722710268835</text:p>
          </table:table-cell>
          <table:table-cell office:value-type="float" office:value="0.0114553786512447" calcext:value-type="float">
            <text:p>0.011455378651245</text:p>
          </table:table-cell>
        </table:table-row>
        <table:table-row table:style-name="ro1">
          <table:table-cell office:value-type="string" calcext:value-type="string">
            <text:p>RP11-380M21.4</text:p>
          </table:table-cell>
          <table:table-cell office:value-type="float" office:value="0.0372271026883497" calcext:value-type="float">
            <text:p>0.03722710268835</text:p>
          </table:table-cell>
          <table:table-cell office:value-type="float" office:value="0.0114553786512447" calcext:value-type="float">
            <text:p>0.011455378651245</text:p>
          </table:table-cell>
        </table:table-row>
        <table:table-row table:style-name="ro1">
          <table:table-cell office:value-type="string" calcext:value-type="string">
            <text:p>RP11-342H21.2</text:p>
          </table:table-cell>
          <table:table-cell office:value-type="float" office:value="0.0372271026883497" calcext:value-type="float">
            <text:p>0.03722710268835</text:p>
          </table:table-cell>
          <table:table-cell office:value-type="float" office:value="0.0114553786512447" calcext:value-type="float">
            <text:p>0.011455378651245</text:p>
          </table:table-cell>
        </table:table-row>
        <table:table-row table:style-name="ro1">
          <table:table-cell office:value-type="string" calcext:value-type="string">
            <text:p>RP11-9N20.3</text:p>
          </table:table-cell>
          <table:table-cell office:value-type="float" office:value="0.0372271026883497" calcext:value-type="float">
            <text:p>0.03722710268835</text:p>
          </table:table-cell>
          <table:table-cell office:value-type="float" office:value="0.0114553786512447" calcext:value-type="float">
            <text:p>0.011455378651245</text:p>
          </table:table-cell>
        </table:table-row>
        <table:table-row table:style-name="ro1">
          <table:table-cell office:value-type="string" calcext:value-type="string">
            <text:p>XCR1</text:p>
          </table:table-cell>
          <table:table-cell office:value-type="float" office:value="0.0372236861928639" calcext:value-type="float">
            <text:p>0.037223686192864</text:p>
          </table:table-cell>
          <table:table-cell office:value-type="float" office:value="0.00831426646664099" calcext:value-type="float">
            <text:p>0.008314266466641</text:p>
          </table:table-cell>
        </table:table-row>
        <table:table-row table:style-name="ro1">
          <table:table-cell office:value-type="string" calcext:value-type="string">
            <text:p>Y_RNA</text:p>
          </table:table-cell>
          <table:table-cell office:value-type="float" office:value="0.0372095446566303" calcext:value-type="float">
            <text:p>0.03720954465663</text:p>
          </table:table-cell>
          <table:table-cell office:value-type="float" office:value="0.0103134213691109" calcext:value-type="float">
            <text:p>0.010313421369111</text:p>
          </table:table-cell>
        </table:table-row>
        <table:table-row table:style-name="ro1">
          <table:table-cell office:value-type="string" calcext:value-type="string">
            <text:p>RP1-261D10.2</text:p>
          </table:table-cell>
          <table:table-cell office:value-type="float" office:value="0.0371901249168527" calcext:value-type="float">
            <text:p>0.037190124916853</text:p>
          </table:table-cell>
          <table:table-cell office:value-type="float" office:value="-0.000953728095702529" calcext:value-type="float">
            <text:p>-0.000953728095703</text:p>
          </table:table-cell>
        </table:table-row>
        <table:table-row table:style-name="ro1">
          <table:table-cell office:value-type="string" calcext:value-type="string">
            <text:p>RP4-710M16.2</text:p>
          </table:table-cell>
          <table:table-cell office:value-type="float" office:value="0.0371700363630425" calcext:value-type="float">
            <text:p>0.037170036363043</text:p>
          </table:table-cell>
          <table:table-cell office:value-type="float" office:value="0.0198050922727687" calcext:value-type="float">
            <text:p>0.019805092272769</text:p>
          </table:table-cell>
        </table:table-row>
        <table:table-row table:style-name="ro1">
          <table:table-cell office:value-type="string" calcext:value-type="string">
            <text:p>LINC00845</text:p>
          </table:table-cell>
          <table:table-cell office:value-type="float" office:value="0.0371280313320887" calcext:value-type="float">
            <text:p>0.037128031332089</text:p>
          </table:table-cell>
          <table:table-cell office:value-type="float" office:value="0.0154326555791013" calcext:value-type="float">
            <text:p>0.015432655579101</text:p>
          </table:table-cell>
        </table:table-row>
        <table:table-row table:style-name="ro1">
          <table:table-cell office:value-type="string" calcext:value-type="string">
            <text:p>RP5-1172A22.1</text:p>
          </table:table-cell>
          <table:table-cell office:value-type="float" office:value="0.0371280313320887" calcext:value-type="float">
            <text:p>0.037128031332089</text:p>
          </table:table-cell>
          <table:table-cell office:value-type="float" office:value="0.0154326555791013" calcext:value-type="float">
            <text:p>0.015432655579101</text:p>
          </table:table-cell>
        </table:table-row>
        <table:table-row table:style-name="ro1">
          <table:table-cell office:value-type="string" calcext:value-type="string">
            <text:p>HOXB-AS1</text:p>
          </table:table-cell>
          <table:table-cell office:value-type="float" office:value="0.0371239025038247" calcext:value-type="float">
            <text:p>0.037123902503825</text:p>
          </table:table-cell>
          <table:table-cell office:value-type="float" office:value="0.0143759879567717" calcext:value-type="float">
            <text:p>0.014375987956772</text:p>
          </table:table-cell>
        </table:table-row>
        <table:table-row table:style-name="ro1">
          <table:table-cell office:value-type="string" calcext:value-type="string">
            <text:p>ATG16L2</text:p>
          </table:table-cell>
          <table:table-cell office:value-type="float" office:value="0.03710625337724" calcext:value-type="float">
            <text:p>0.03710625337724</text:p>
          </table:table-cell>
          <table:table-cell office:value-type="float" office:value="0.0201929067860821" calcext:value-type="float">
            <text:p>0.020192906786082</text:p>
          </table:table-cell>
        </table:table-row>
        <table:table-row table:style-name="ro1">
          <table:table-cell office:value-type="string" calcext:value-type="string">
            <text:p>PLEKHH3</text:p>
          </table:table-cell>
          <table:table-cell office:value-type="float" office:value="0.0370961623543469" calcext:value-type="float">
            <text:p>0.037096162354347</text:p>
          </table:table-cell>
          <table:table-cell office:value-type="float" office:value="0.0334291829350974" calcext:value-type="float">
            <text:p>0.033429182935098</text:p>
          </table:table-cell>
        </table:table-row>
        <table:table-row table:style-name="ro1">
          <table:table-cell office:value-type="string" calcext:value-type="string">
            <text:p>DRC1</text:p>
          </table:table-cell>
          <table:table-cell office:value-type="float" office:value="0.0370609266619397" calcext:value-type="float">
            <text:p>0.03706092666194</text:p>
          </table:table-cell>
          <table:table-cell office:value-type="float" office:value="0.0150058962946461" calcext:value-type="float">
            <text:p>0.015005896294646</text:p>
          </table:table-cell>
        </table:table-row>
        <table:table-row table:style-name="ro1">
          <table:table-cell office:value-type="string" calcext:value-type="string">
            <text:p>MKNK2</text:p>
          </table:table-cell>
          <table:table-cell office:value-type="float" office:value="0.03705277854056" calcext:value-type="float">
            <text:p>0.03705277854056</text:p>
          </table:table-cell>
          <table:table-cell office:value-type="float" office:value="0.014987738208162" calcext:value-type="float">
            <text:p>0.014987738208162</text:p>
          </table:table-cell>
        </table:table-row>
        <table:table-row table:style-name="ro1">
          <table:table-cell office:value-type="string" calcext:value-type="string">
            <text:p>AC073133.2</text:p>
          </table:table-cell>
          <table:table-cell office:value-type="float" office:value="0.037052433722361" calcext:value-type="float">
            <text:p>0.037052433722361</text:p>
          </table:table-cell>
          <table:table-cell office:value-type="float" office:value="0.0194183954654781" calcext:value-type="float">
            <text:p>0.019418395465478</text:p>
          </table:table-cell>
        </table:table-row>
        <table:table-row table:style-name="ro1">
          <table:table-cell office:value-type="string" calcext:value-type="string">
            <text:p>LINC00661</text:p>
          </table:table-cell>
          <table:table-cell office:value-type="float" office:value="0.0370520762864134" calcext:value-type="float">
            <text:p>0.037052076286414</text:p>
          </table:table-cell>
          <table:table-cell office:value-type="float" office:value="0.0084669401507599" calcext:value-type="float">
            <text:p>0.00846694015076</text:p>
          </table:table-cell>
        </table:table-row>
        <table:table-row table:style-name="ro1">
          <table:table-cell office:value-type="string" calcext:value-type="string">
            <text:p>GFPT1</text:p>
          </table:table-cell>
          <table:table-cell office:value-type="float" office:value="-0.0370515681847696" calcext:value-type="float">
            <text:p>-0.03705156818477</text:p>
          </table:table-cell>
          <table:table-cell office:value-type="float" office:value="0.0239176051169976" calcext:value-type="float">
            <text:p>0.023917605116998</text:p>
          </table:table-cell>
        </table:table-row>
        <table:table-row table:style-name="ro1">
          <table:table-cell office:value-type="string" calcext:value-type="string">
            <text:p>C9orf84</text:p>
          </table:table-cell>
          <table:table-cell office:value-type="float" office:value="0.0370431668769147" calcext:value-type="float">
            <text:p>0.037043166876915</text:p>
          </table:table-cell>
          <table:table-cell office:value-type="float" office:value="-0.0168366933813292" calcext:value-type="float">
            <text:p>-0.016836693381329</text:p>
          </table:table-cell>
        </table:table-row>
        <table:table-row table:style-name="ro1">
          <table:table-cell office:value-type="string" calcext:value-type="string">
            <text:p>TRIM73</text:p>
          </table:table-cell>
          <table:table-cell office:value-type="float" office:value="0.0370385624839668" calcext:value-type="float">
            <text:p>0.037038562483967</text:p>
          </table:table-cell>
          <table:table-cell office:value-type="float" office:value="0.0310836471910025" calcext:value-type="float">
            <text:p>0.031083647191003</text:p>
          </table:table-cell>
        </table:table-row>
        <table:table-row table:style-name="ro1">
          <table:table-cell office:value-type="string" calcext:value-type="string">
            <text:p>FOXJ1</text:p>
          </table:table-cell>
          <table:table-cell office:value-type="float" office:value="0.0369772239803337" calcext:value-type="float">
            <text:p>0.036977223980334</text:p>
          </table:table-cell>
          <table:table-cell office:value-type="float" office:value="0.0163481000804145" calcext:value-type="float">
            <text:p>0.016348100080415</text:p>
          </table:table-cell>
        </table:table-row>
        <table:table-row table:style-name="ro1">
          <table:table-cell office:value-type="string" calcext:value-type="string">
            <text:p>RP11-893F2.14</text:p>
          </table:table-cell>
          <table:table-cell office:value-type="float" office:value="0.0369648232359974" calcext:value-type="float">
            <text:p>0.036964823235998</text:p>
          </table:table-cell>
          <table:table-cell office:value-type="float" office:value="-0.00808336442990556" calcext:value-type="float">
            <text:p>-0.008083364429906</text:p>
          </table:table-cell>
        </table:table-row>
        <table:table-row table:style-name="ro1">
          <table:table-cell office:value-type="string" calcext:value-type="string">
            <text:p>ZNF425</text:p>
          </table:table-cell>
          <table:table-cell office:value-type="float" office:value="0.0369335883292824" calcext:value-type="float">
            <text:p>0.036933588329282</text:p>
          </table:table-cell>
          <table:table-cell office:value-type="float" office:value="0.0147666226462098" calcext:value-type="float">
            <text:p>0.01476662264621</text:p>
          </table:table-cell>
        </table:table-row>
        <table:table-row table:style-name="ro1">
          <table:table-cell office:value-type="string" calcext:value-type="string">
            <text:p>MAGEC3</text:p>
          </table:table-cell>
          <table:table-cell office:value-type="float" office:value="0.0368972029221948" calcext:value-type="float">
            <text:p>0.036897202922195</text:p>
          </table:table-cell>
          <table:table-cell office:value-type="float" office:value="0.0156827358041155" calcext:value-type="float">
            <text:p>0.015682735804116</text:p>
          </table:table-cell>
        </table:table-row>
        <table:table-row table:style-name="ro1">
          <table:table-cell office:value-type="string" calcext:value-type="string">
            <text:p>RP11-483E7.1</text:p>
          </table:table-cell>
          <table:table-cell office:value-type="float" office:value="0.0368843196294806" calcext:value-type="float">
            <text:p>0.036884319629481</text:p>
          </table:table-cell>
          <table:table-cell office:value-type="float" office:value="-0.00395943852580321" calcext:value-type="float">
            <text:p>-0.003959438525803</text:p>
          </table:table-cell>
        </table:table-row>
        <table:table-row table:style-name="ro1">
          <table:table-cell office:value-type="string" calcext:value-type="string">
            <text:p>DSG2</text:p>
          </table:table-cell>
          <table:table-cell office:value-type="float" office:value="-0.0368758126872769" calcext:value-type="float">
            <text:p>-0.036875812687277</text:p>
          </table:table-cell>
          <table:table-cell office:value-type="float" office:value="0.0350707363547734" calcext:value-type="float">
            <text:p>0.035070736354774</text:p>
          </table:table-cell>
        </table:table-row>
        <table:table-row table:style-name="ro1">
          <table:table-cell office:value-type="string" calcext:value-type="string">
            <text:p>PIANP</text:p>
          </table:table-cell>
          <table:table-cell office:value-type="float" office:value="0.0368297220541538" calcext:value-type="float">
            <text:p>0.036829722054154</text:p>
          </table:table-cell>
          <table:table-cell office:value-type="float" office:value="0.030251874865773" calcext:value-type="float">
            <text:p>0.030251874865773</text:p>
          </table:table-cell>
        </table:table-row>
        <table:table-row table:style-name="ro1">
          <table:table-cell office:value-type="string" calcext:value-type="string">
            <text:p>CCDC180</text:p>
          </table:table-cell>
          <table:table-cell office:value-type="float" office:value="0.0368256298955765" calcext:value-type="float">
            <text:p>0.036825629895577</text:p>
          </table:table-cell>
          <table:table-cell office:value-type="float" office:value="0.0143738793766479" calcext:value-type="float">
            <text:p>0.014373879376648</text:p>
          </table:table-cell>
        </table:table-row>
        <table:table-row table:style-name="ro1">
          <table:table-cell office:value-type="string" calcext:value-type="string">
            <text:p>MAN1A2</text:p>
          </table:table-cell>
          <table:table-cell office:value-type="float" office:value="-0.0368205194716679" calcext:value-type="float">
            <text:p>-0.036820519471668</text:p>
          </table:table-cell>
          <table:table-cell office:value-type="float" office:value="0.0339667147663455" calcext:value-type="float">
            <text:p>0.033966714766346</text:p>
          </table:table-cell>
        </table:table-row>
        <table:table-row table:style-name="ro1">
          <table:table-cell office:value-type="string" calcext:value-type="string">
            <text:p>DNAI1</text:p>
          </table:table-cell>
          <table:table-cell office:value-type="float" office:value="0.0368120139371466" calcext:value-type="float">
            <text:p>0.036812013937147</text:p>
          </table:table-cell>
          <table:table-cell office:value-type="float" office:value="0.0162258958051568" calcext:value-type="float">
            <text:p>0.016225895805157</text:p>
          </table:table-cell>
        </table:table-row>
        <table:table-row table:style-name="ro1">
          <table:table-cell office:value-type="string" calcext:value-type="string">
            <text:p>RP11-266N13.2</text:p>
          </table:table-cell>
          <table:table-cell office:value-type="float" office:value="0.0368078891970398" calcext:value-type="float">
            <text:p>0.03680788919704</text:p>
          </table:table-cell>
          <table:table-cell office:value-type="float" office:value="-0.0117662315779408" calcext:value-type="float">
            <text:p>-0.011766231577941</text:p>
          </table:table-cell>
        </table:table-row>
        <table:table-row table:style-name="ro1">
          <table:table-cell office:value-type="string" calcext:value-type="string">
            <text:p>DOC2A</text:p>
          </table:table-cell>
          <table:table-cell office:value-type="float" office:value="0.0368066155318408" calcext:value-type="float">
            <text:p>0.036806615531841</text:p>
          </table:table-cell>
          <table:table-cell office:value-type="float" office:value="0.0212093076686376" calcext:value-type="float">
            <text:p>0.021209307668638</text:p>
          </table:table-cell>
        </table:table-row>
        <table:table-row table:style-name="ro1">
          <table:table-cell office:value-type="string" calcext:value-type="string">
            <text:p>CYP39A1</text:p>
          </table:table-cell>
          <table:table-cell office:value-type="float" office:value="0.0368039890510673" calcext:value-type="float">
            <text:p>0.036803989051067</text:p>
          </table:table-cell>
          <table:table-cell office:value-type="float" office:value="0.0266814664995137" calcext:value-type="float">
            <text:p>0.026681466499514</text:p>
          </table:table-cell>
        </table:table-row>
        <table:table-row table:style-name="ro1">
          <table:table-cell office:value-type="string" calcext:value-type="string">
            <text:p>ALG1L12P</text:p>
          </table:table-cell>
          <table:table-cell office:value-type="float" office:value="0.036796242022904" calcext:value-type="float">
            <text:p>0.036796242022904</text:p>
          </table:table-cell>
          <table:table-cell office:value-type="float" office:value="-0.0138608718886933" calcext:value-type="float">
            <text:p>-0.013860871888693</text:p>
          </table:table-cell>
        </table:table-row>
        <table:table-row table:style-name="ro1">
          <table:table-cell office:value-type="string" calcext:value-type="string">
            <text:p>UTP11L</text:p>
          </table:table-cell>
          <table:table-cell office:value-type="float" office:value="-0.036795477200358" calcext:value-type="float">
            <text:p>-0.036795477200358</text:p>
          </table:table-cell>
          <table:table-cell office:value-type="float" office:value="-0.0111039656542828" calcext:value-type="float">
            <text:p>-0.011103965654283</text:p>
          </table:table-cell>
        </table:table-row>
        <table:table-row table:style-name="ro1">
          <table:table-cell office:value-type="string" calcext:value-type="string">
            <text:p>SOX4</text:p>
          </table:table-cell>
          <table:table-cell office:value-type="float" office:value="-0.0367932462609542" calcext:value-type="float">
            <text:p>-0.036793246260954</text:p>
          </table:table-cell>
          <table:table-cell office:value-type="float" office:value="-0.00635907420721706" calcext:value-type="float">
            <text:p>-0.006359074207217</text:p>
          </table:table-cell>
        </table:table-row>
        <table:table-row table:style-name="ro1">
          <table:table-cell office:value-type="string" calcext:value-type="string">
            <text:p>SEP15</text:p>
          </table:table-cell>
          <table:table-cell office:value-type="float" office:value="-0.0367836939365292" calcext:value-type="float">
            <text:p>-0.036783693936529</text:p>
          </table:table-cell>
          <table:table-cell office:value-type="float" office:value="0.00453137392425578" calcext:value-type="float">
            <text:p>0.004531373924256</text:p>
          </table:table-cell>
        </table:table-row>
        <table:table-row table:style-name="ro1">
          <table:table-cell office:value-type="string" calcext:value-type="string">
            <text:p>ARHGAP27</text:p>
          </table:table-cell>
          <table:table-cell office:value-type="float" office:value="0.0367763225086318" calcext:value-type="float">
            <text:p>0.036776322508632</text:p>
          </table:table-cell>
          <table:table-cell office:value-type="float" office:value="0.00701221249731232" calcext:value-type="float">
            <text:p>0.007012212497312</text:p>
          </table:table-cell>
        </table:table-row>
        <table:table-row table:style-name="ro1">
          <table:table-cell office:value-type="string" calcext:value-type="string">
            <text:p>PDCL2</text:p>
          </table:table-cell>
          <table:table-cell office:value-type="float" office:value="0.0367615796012821" calcext:value-type="float">
            <text:p>0.036761579601282</text:p>
          </table:table-cell>
          <table:table-cell office:value-type="float" office:value="0.0130594070921524" calcext:value-type="float">
            <text:p>0.013059407092153</text:p>
          </table:table-cell>
        </table:table-row>
        <table:table-row table:style-name="ro1">
          <table:table-cell office:value-type="string" calcext:value-type="string">
            <text:p>C15orf57</text:p>
          </table:table-cell>
          <table:table-cell office:value-type="float" office:value="-0.0367545377498916" calcext:value-type="float">
            <text:p>-0.036754537749892</text:p>
          </table:table-cell>
          <table:table-cell office:value-type="float" office:value="0.0204699264462166" calcext:value-type="float">
            <text:p>0.020469926446217</text:p>
          </table:table-cell>
        </table:table-row>
        <table:table-row table:style-name="ro1">
          <table:table-cell office:value-type="string" calcext:value-type="string">
            <text:p>STAP1</text:p>
          </table:table-cell>
          <table:table-cell office:value-type="float" office:value="0.0367047217554714" calcext:value-type="float">
            <text:p>0.036704721755471</text:p>
          </table:table-cell>
          <table:table-cell office:value-type="float" office:value="0.0291209877884146" calcext:value-type="float">
            <text:p>0.029120987788415</text:p>
          </table:table-cell>
        </table:table-row>
        <table:table-row table:style-name="ro1">
          <table:table-cell office:value-type="string" calcext:value-type="string">
            <text:p>VEGFA</text:p>
          </table:table-cell>
          <table:table-cell office:value-type="float" office:value="0.0366904037398524" calcext:value-type="float">
            <text:p>0.036690403739853</text:p>
          </table:table-cell>
          <table:table-cell office:value-type="float" office:value="-0.00479650376713941" calcext:value-type="float">
            <text:p>-0.004796503767139</text:p>
          </table:table-cell>
        </table:table-row>
        <table:table-row table:style-name="ro1">
          <table:table-cell office:value-type="string" calcext:value-type="string">
            <text:p>MIR130A</text:p>
          </table:table-cell>
          <table:table-cell office:value-type="float" office:value="0.0366674835207218" calcext:value-type="float">
            <text:p>0.036667483520722</text:p>
          </table:table-cell>
          <table:table-cell office:value-type="float" office:value="0.0199111404225974" calcext:value-type="float">
            <text:p>0.019911140422598</text:p>
          </table:table-cell>
        </table:table-row>
        <table:table-row table:style-name="ro1">
          <table:table-cell office:value-type="string" calcext:value-type="string">
            <text:p>CCDC64B</text:p>
          </table:table-cell>
          <table:table-cell office:value-type="float" office:value="0.0366662987594203" calcext:value-type="float">
            <text:p>0.03666629875942</text:p>
          </table:table-cell>
          <table:table-cell office:value-type="float" office:value="0.0294188438754346" calcext:value-type="float">
            <text:p>0.029418843875435</text:p>
          </table:table-cell>
        </table:table-row>
        <table:table-row table:style-name="ro1">
          <table:table-cell office:value-type="string" calcext:value-type="string">
            <text:p>RAP1A</text:p>
          </table:table-cell>
          <table:table-cell office:value-type="float" office:value="-0.0366533360755012" calcext:value-type="float">
            <text:p>-0.036653336075501</text:p>
          </table:table-cell>
          <table:table-cell office:value-type="float" office:value="0.0337060717385246" calcext:value-type="float">
            <text:p>0.033706071738525</text:p>
          </table:table-cell>
        </table:table-row>
        <table:table-row table:style-name="ro1">
          <table:table-cell office:value-type="string" calcext:value-type="string">
            <text:p>TWF1</text:p>
          </table:table-cell>
          <table:table-cell office:value-type="float" office:value="-0.0366268400872727" calcext:value-type="float">
            <text:p>-0.036626840087273</text:p>
          </table:table-cell>
          <table:table-cell office:value-type="float" office:value="0.0242764609900693" calcext:value-type="float">
            <text:p>0.024276460990069</text:p>
          </table:table-cell>
        </table:table-row>
        <table:table-row table:style-name="ro1">
          <table:table-cell office:value-type="string" calcext:value-type="string">
            <text:p>RP11-143J24.1</text:p>
          </table:table-cell>
          <table:table-cell office:value-type="float" office:value="0.0365461900581449" calcext:value-type="float">
            <text:p>0.036546190058145</text:p>
          </table:table-cell>
          <table:table-cell office:value-type="float" office:value="0.0200555928862035" calcext:value-type="float">
            <text:p>0.020055592886204</text:p>
          </table:table-cell>
        </table:table-row>
        <table:table-row table:style-name="ro1">
          <table:table-cell office:value-type="string" calcext:value-type="string">
            <text:p>RP11-168E14.1</text:p>
          </table:table-cell>
          <table:table-cell office:value-type="float" office:value="0.0365461900581449" calcext:value-type="float">
            <text:p>0.036546190058145</text:p>
          </table:table-cell>
          <table:table-cell office:value-type="float" office:value="0.0200555928862035" calcext:value-type="float">
            <text:p>0.020055592886204</text:p>
          </table:table-cell>
        </table:table-row>
        <table:table-row table:style-name="ro1">
          <table:table-cell office:value-type="string" calcext:value-type="string">
            <text:p>SLC26A4-AS1</text:p>
          </table:table-cell>
          <table:table-cell office:value-type="float" office:value="0.0365412649928174" calcext:value-type="float">
            <text:p>0.036541264992817</text:p>
          </table:table-cell>
          <table:table-cell office:value-type="float" office:value="0.0368190006210614" calcext:value-type="float">
            <text:p>0.036819000621061</text:p>
          </table:table-cell>
        </table:table-row>
        <table:table-row table:style-name="ro1">
          <table:table-cell office:value-type="string" calcext:value-type="string">
            <text:p>ZNF837</text:p>
          </table:table-cell>
          <table:table-cell office:value-type="float" office:value="0.0365177765863933" calcext:value-type="float">
            <text:p>0.036517776586393</text:p>
          </table:table-cell>
          <table:table-cell office:value-type="float" office:value="0.00724993272505626" calcext:value-type="float">
            <text:p>0.007249932725056</text:p>
          </table:table-cell>
        </table:table-row>
        <table:table-row table:style-name="ro1">
          <table:table-cell office:value-type="string" calcext:value-type="string">
            <text:p>NPIPA5</text:p>
          </table:table-cell>
          <table:table-cell office:value-type="float" office:value="0.0364886742557464" calcext:value-type="float">
            <text:p>0.036488674255747</text:p>
          </table:table-cell>
          <table:table-cell office:value-type="float" office:value="0.00288110765421592" calcext:value-type="float">
            <text:p>0.002881107654216</text:p>
          </table:table-cell>
        </table:table-row>
        <table:table-row table:style-name="ro1">
          <table:table-cell office:value-type="string" calcext:value-type="string">
            <text:p>LINC00702</text:p>
          </table:table-cell>
          <table:table-cell office:value-type="float" office:value="0.0364363399675371" calcext:value-type="float">
            <text:p>0.036436339967537</text:p>
          </table:table-cell>
          <table:table-cell office:value-type="float" office:value="0.0159751110001678" calcext:value-type="float">
            <text:p>0.015975111000168</text:p>
          </table:table-cell>
        </table:table-row>
        <table:table-row table:style-name="ro1">
          <table:table-cell office:value-type="string" calcext:value-type="string">
            <text:p>ZNF295-AS1</text:p>
          </table:table-cell>
          <table:table-cell office:value-type="float" office:value="0.036396991867587" calcext:value-type="float">
            <text:p>0.036396991867587</text:p>
          </table:table-cell>
          <table:table-cell office:value-type="float" office:value="-0.0145215284390166" calcext:value-type="float">
            <text:p>-0.014521528439017</text:p>
          </table:table-cell>
        </table:table-row>
        <table:table-row table:style-name="ro1">
          <table:table-cell office:value-type="string" calcext:value-type="string">
            <text:p>PRSS29P</text:p>
          </table:table-cell>
          <table:table-cell office:value-type="float" office:value="0.0363860796965425" calcext:value-type="float">
            <text:p>0.036386079696543</text:p>
          </table:table-cell>
          <table:table-cell office:value-type="float" office:value="-0.0189254234875468" calcext:value-type="float">
            <text:p>-0.018925423487547</text:p>
          </table:table-cell>
        </table:table-row>
        <table:table-row table:style-name="ro1">
          <table:table-cell office:value-type="string" calcext:value-type="string">
            <text:p>TEAD3</text:p>
          </table:table-cell>
          <table:table-cell office:value-type="float" office:value="0.0363839481163536" calcext:value-type="float">
            <text:p>0.036383948116354</text:p>
          </table:table-cell>
          <table:table-cell office:value-type="float" office:value="-0.00321997067339712" calcext:value-type="float">
            <text:p>-0.003219970673397</text:p>
          </table:table-cell>
        </table:table-row>
        <table:table-row table:style-name="ro1">
          <table:table-cell office:value-type="string" calcext:value-type="string">
            <text:p>AC018755.16</text:p>
          </table:table-cell>
          <table:table-cell office:value-type="float" office:value="0.0363821759147763" calcext:value-type="float">
            <text:p>0.036382175914776</text:p>
          </table:table-cell>
          <table:table-cell office:value-type="float" office:value="-0.0199711098723963" calcext:value-type="float">
            <text:p>-0.019971109872396</text:p>
          </table:table-cell>
        </table:table-row>
        <table:table-row table:style-name="ro1">
          <table:table-cell office:value-type="string" calcext:value-type="string">
            <text:p>SOCS4</text:p>
          </table:table-cell>
          <table:table-cell office:value-type="float" office:value="-0.0363768809255152" calcext:value-type="float">
            <text:p>-0.036376880925515</text:p>
          </table:table-cell>
          <table:table-cell office:value-type="float" office:value="0.0276478047379124" calcext:value-type="float">
            <text:p>0.027647804737912</text:p>
          </table:table-cell>
        </table:table-row>
        <table:table-row table:style-name="ro1">
          <table:table-cell office:value-type="string" calcext:value-type="string">
            <text:p>RP11-310P5.2</text:p>
          </table:table-cell>
          <table:table-cell office:value-type="float" office:value="0.0363613866178578" calcext:value-type="float">
            <text:p>0.036361386617858</text:p>
          </table:table-cell>
          <table:table-cell office:value-type="float" office:value="0.0194367876679968" calcext:value-type="float">
            <text:p>0.019436787667997</text:p>
          </table:table-cell>
        </table:table-row>
        <table:table-row table:style-name="ro1">
          <table:table-cell office:value-type="string" calcext:value-type="string">
            <text:p>RP11-305F5.2</text:p>
          </table:table-cell>
          <table:table-cell office:value-type="float" office:value="0.0363613866178578" calcext:value-type="float">
            <text:p>0.036361386617858</text:p>
          </table:table-cell>
          <table:table-cell office:value-type="float" office:value="0.0194367876679968" calcext:value-type="float">
            <text:p>0.019436787667997</text:p>
          </table:table-cell>
        </table:table-row>
        <table:table-row table:style-name="ro1">
          <table:table-cell office:value-type="string" calcext:value-type="string">
            <text:p>ANKK1</text:p>
          </table:table-cell>
          <table:table-cell office:value-type="float" office:value="0.0363124850187287" calcext:value-type="float">
            <text:p>0.036312485018729</text:p>
          </table:table-cell>
          <table:table-cell office:value-type="float" office:value="0.0180465981390503" calcext:value-type="float">
            <text:p>0.01804659813905</text:p>
          </table:table-cell>
        </table:table-row>
        <table:table-row table:style-name="ro1">
          <table:table-cell office:value-type="string" calcext:value-type="string">
            <text:p>CTB-140J7.2</text:p>
          </table:table-cell>
          <table:table-cell office:value-type="float" office:value="0.0362626869158006" calcext:value-type="float">
            <text:p>0.036262686915801</text:p>
          </table:table-cell>
          <table:table-cell office:value-type="float" office:value="0.0211683101149332" calcext:value-type="float">
            <text:p>0.021168310114933</text:p>
          </table:table-cell>
        </table:table-row>
        <table:table-row table:style-name="ro1">
          <table:table-cell office:value-type="string" calcext:value-type="string">
            <text:p>RNA5SP340</text:p>
          </table:table-cell>
          <table:table-cell office:value-type="float" office:value="-0.0362530169150787" calcext:value-type="float">
            <text:p>-0.036253016915079</text:p>
          </table:table-cell>
          <table:table-cell office:value-type="float" office:value="-0.0101204246692759" calcext:value-type="float">
            <text:p>-0.010120424669276</text:p>
          </table:table-cell>
        </table:table-row>
        <table:table-row table:style-name="ro1">
          <table:table-cell office:value-type="string" calcext:value-type="string">
            <text:p>LRRC2</text:p>
          </table:table-cell>
          <table:table-cell office:value-type="float" office:value="0.0362392617806265" calcext:value-type="float">
            <text:p>0.036239261780627</text:p>
          </table:table-cell>
          <table:table-cell office:value-type="float" office:value="0.0281784785873957" calcext:value-type="float">
            <text:p>0.028178478587396</text:p>
          </table:table-cell>
        </table:table-row>
        <table:table-row table:style-name="ro1">
          <table:table-cell office:value-type="string" calcext:value-type="string">
            <text:p>RP11-706O15.5</text:p>
          </table:table-cell>
          <table:table-cell office:value-type="float" office:value="0.0362387594281243" calcext:value-type="float">
            <text:p>0.036238759428124</text:p>
          </table:table-cell>
          <table:table-cell office:value-type="float" office:value="0.0252364041233229" calcext:value-type="float">
            <text:p>0.025236404123323</text:p>
          </table:table-cell>
        </table:table-row>
        <table:table-row table:style-name="ro1">
          <table:table-cell office:value-type="string" calcext:value-type="string">
            <text:p>GRIN3A</text:p>
          </table:table-cell>
          <table:table-cell office:value-type="float" office:value="0.0362264574766283" calcext:value-type="float">
            <text:p>0.036226457476628</text:p>
          </table:table-cell>
          <table:table-cell office:value-type="float" office:value="0.0179631025893481" calcext:value-type="float">
            <text:p>0.017963102589348</text:p>
          </table:table-cell>
        </table:table-row>
        <table:table-row table:style-name="ro1">
          <table:table-cell office:value-type="string" calcext:value-type="string">
            <text:p>CDC20B</text:p>
          </table:table-cell>
          <table:table-cell office:value-type="float" office:value="0.036223239233285" calcext:value-type="float">
            <text:p>0.036223239233285</text:p>
          </table:table-cell>
          <table:table-cell office:value-type="float" office:value="0.0231437310705372" calcext:value-type="float">
            <text:p>0.023143731070537</text:p>
          </table:table-cell>
        </table:table-row>
        <table:table-row table:style-name="ro1">
          <table:table-cell office:value-type="string" calcext:value-type="string">
            <text:p>XXbac-B444P24.10</text:p>
          </table:table-cell>
          <table:table-cell office:value-type="float" office:value="0.0362157967570671" calcext:value-type="float">
            <text:p>0.036215796757067</text:p>
          </table:table-cell>
          <table:table-cell office:value-type="float" office:value="0.01814634630722" calcext:value-type="float">
            <text:p>0.01814634630722</text:p>
          </table:table-cell>
        </table:table-row>
        <table:table-row table:style-name="ro1">
          <table:table-cell office:value-type="string" calcext:value-type="string">
            <text:p>RP11-490H24.5</text:p>
          </table:table-cell>
          <table:table-cell office:value-type="float" office:value="0.0361391102310071" calcext:value-type="float">
            <text:p>0.036139110231007</text:p>
          </table:table-cell>
          <table:table-cell office:value-type="float" office:value="-0.0152673740275036" calcext:value-type="float">
            <text:p>-0.015267374027504</text:p>
          </table:table-cell>
        </table:table-row>
        <table:table-row table:style-name="ro1">
          <table:table-cell office:value-type="string" calcext:value-type="string">
            <text:p>CHUK</text:p>
          </table:table-cell>
          <table:table-cell office:value-type="float" office:value="-0.036104337918201" calcext:value-type="float">
            <text:p>-0.036104337918201</text:p>
          </table:table-cell>
          <table:table-cell office:value-type="float" office:value="0.0169120042369778" calcext:value-type="float">
            <text:p>0.016912004236978</text:p>
          </table:table-cell>
        </table:table-row>
        <table:table-row table:style-name="ro1">
          <table:table-cell office:value-type="string" calcext:value-type="string">
            <text:p>GJD3</text:p>
          </table:table-cell>
          <table:table-cell office:value-type="float" office:value="0.0360968225908929" calcext:value-type="float">
            <text:p>0.036096822590893</text:p>
          </table:table-cell>
          <table:table-cell office:value-type="float" office:value="0.0197308187738097" calcext:value-type="float">
            <text:p>0.01973081877381</text:p>
          </table:table-cell>
        </table:table-row>
        <table:table-row table:style-name="ro1">
          <table:table-cell office:value-type="string" calcext:value-type="string">
            <text:p>RP4-740C4.6</text:p>
          </table:table-cell>
          <table:table-cell office:value-type="float" office:value="0.0360875289859682" calcext:value-type="float">
            <text:p>0.036087528985968</text:p>
          </table:table-cell>
          <table:table-cell office:value-type="float" office:value="0.0220617035934844" calcext:value-type="float">
            <text:p>0.022061703593484</text:p>
          </table:table-cell>
        </table:table-row>
        <table:table-row table:style-name="ro1">
          <table:table-cell office:value-type="string" calcext:value-type="string">
            <text:p>WDR88</text:p>
          </table:table-cell>
          <table:table-cell office:value-type="float" office:value="0.0360576992061237" calcext:value-type="float">
            <text:p>0.036057699206124</text:p>
          </table:table-cell>
          <table:table-cell office:value-type="float" office:value="0.0343691413054736" calcext:value-type="float">
            <text:p>0.034369141305474</text:p>
          </table:table-cell>
        </table:table-row>
        <table:table-row table:style-name="ro1">
          <table:table-cell office:value-type="string" calcext:value-type="string">
            <text:p>TSNAXIP1</text:p>
          </table:table-cell>
          <table:table-cell office:value-type="float" office:value="0.0360451291414528" calcext:value-type="float">
            <text:p>0.036045129141453</text:p>
          </table:table-cell>
          <table:table-cell office:value-type="float" office:value="0.021561312930816" calcext:value-type="float">
            <text:p>0.021561312930816</text:p>
          </table:table-cell>
        </table:table-row>
        <table:table-row table:style-name="ro1">
          <table:table-cell office:value-type="string" calcext:value-type="string">
            <text:p>CD163</text:p>
          </table:table-cell>
          <table:table-cell office:value-type="float" office:value="0.0360415414751169" calcext:value-type="float">
            <text:p>0.036041541475117</text:p>
          </table:table-cell>
          <table:table-cell office:value-type="float" office:value="0.0232628766707943" calcext:value-type="float">
            <text:p>0.023262876670794</text:p>
          </table:table-cell>
        </table:table-row>
        <table:table-row table:style-name="ro1">
          <table:table-cell office:value-type="string" calcext:value-type="string">
            <text:p>RP11-728F11.3</text:p>
          </table:table-cell>
          <table:table-cell office:value-type="float" office:value="0.0360004376994579" calcext:value-type="float">
            <text:p>0.036000437699458</text:p>
          </table:table-cell>
          <table:table-cell office:value-type="float" office:value="0.0352674617453252" calcext:value-type="float">
            <text:p>0.035267461745325</text:p>
          </table:table-cell>
        </table:table-row>
        <table:table-row table:style-name="ro1">
          <table:table-cell office:value-type="string" calcext:value-type="string">
            <text:p>KCNMB1</text:p>
          </table:table-cell>
          <table:table-cell office:value-type="float" office:value="0.0359871354965239" calcext:value-type="float">
            <text:p>0.035987135496524</text:p>
          </table:table-cell>
          <table:table-cell office:value-type="float" office:value="0.0103780692566689" calcext:value-type="float">
            <text:p>0.010378069256669</text:p>
          </table:table-cell>
        </table:table-row>
        <table:table-row table:style-name="ro1">
          <table:table-cell office:value-type="string" calcext:value-type="string">
            <text:p>CLEC3B</text:p>
          </table:table-cell>
          <table:table-cell office:value-type="float" office:value="-0.0359818231341284" calcext:value-type="float">
            <text:p>-0.035981823134128</text:p>
          </table:table-cell>
          <table:table-cell office:value-type="float" office:value="0.00405474771547358" calcext:value-type="float">
            <text:p>0.004054747715474</text:p>
          </table:table-cell>
        </table:table-row>
        <table:table-row table:style-name="ro1">
          <table:table-cell office:value-type="string" calcext:value-type="string">
            <text:p>MIR3909</text:p>
          </table:table-cell>
          <table:table-cell office:value-type="float" office:value="0.0359803553954274" calcext:value-type="float">
            <text:p>0.035980355395428</text:p>
          </table:table-cell>
          <table:table-cell office:value-type="float" office:value="0.0166049121975255" calcext:value-type="float">
            <text:p>0.016604912197526</text:p>
          </table:table-cell>
        </table:table-row>
        <table:table-row table:style-name="ro1">
          <table:table-cell office:value-type="string" calcext:value-type="string">
            <text:p>CYCS</text:p>
          </table:table-cell>
          <table:table-cell office:value-type="float" office:value="-0.0359755380260886" calcext:value-type="float">
            <text:p>-0.035975538026089</text:p>
          </table:table-cell>
          <table:table-cell office:value-type="float" office:value="0.0280890212413955" calcext:value-type="float">
            <text:p>0.028089021241396</text:p>
          </table:table-cell>
        </table:table-row>
        <table:table-row table:style-name="ro1">
          <table:table-cell office:value-type="string" calcext:value-type="string">
            <text:p>RP11-1070A24.2</text:p>
          </table:table-cell>
          <table:table-cell office:value-type="float" office:value="0.0359726677064709" calcext:value-type="float">
            <text:p>0.035972667706471</text:p>
          </table:table-cell>
          <table:table-cell office:value-type="float" office:value="0.0156633638350935" calcext:value-type="float">
            <text:p>0.015663363835094</text:p>
          </table:table-cell>
        </table:table-row>
        <table:table-row table:style-name="ro1">
          <table:table-cell office:value-type="string" calcext:value-type="string">
            <text:p>DR1</text:p>
          </table:table-cell>
          <table:table-cell office:value-type="float" office:value="-0.0359708512949761" calcext:value-type="float">
            <text:p>-0.035970851294976</text:p>
          </table:table-cell>
          <table:table-cell office:value-type="float" office:value="-0.00912143190839676" calcext:value-type="float">
            <text:p>-0.009121431908397</text:p>
          </table:table-cell>
        </table:table-row>
        <table:table-row table:style-name="ro1">
          <table:table-cell office:value-type="string" calcext:value-type="string">
            <text:p>GATSL3</text:p>
          </table:table-cell>
          <table:table-cell office:value-type="float" office:value="0.0359697556504895" calcext:value-type="float">
            <text:p>0.03596975565049</text:p>
          </table:table-cell>
          <table:table-cell office:value-type="float" office:value="0.0303131259427013" calcext:value-type="float">
            <text:p>0.030313125942701</text:p>
          </table:table-cell>
        </table:table-row>
        <table:table-row table:style-name="ro1">
          <table:table-cell office:value-type="string" calcext:value-type="string">
            <text:p>AP5M1</text:p>
          </table:table-cell>
          <table:table-cell office:value-type="float" office:value="-0.0359594619045874" calcext:value-type="float">
            <text:p>-0.035959461904588</text:p>
          </table:table-cell>
          <table:table-cell office:value-type="float" office:value="0.00933063271166068" calcext:value-type="float">
            <text:p>0.009330632711661</text:p>
          </table:table-cell>
        </table:table-row>
        <table:table-row table:style-name="ro1">
          <table:table-cell office:value-type="string" calcext:value-type="string">
            <text:p>ASIP</text:p>
          </table:table-cell>
          <table:table-cell office:value-type="float" office:value="0.0359190336624692" calcext:value-type="float">
            <text:p>0.035919033662469</text:p>
          </table:table-cell>
          <table:table-cell office:value-type="float" office:value="-0.0181493012780016" calcext:value-type="float">
            <text:p>-0.018149301278002</text:p>
          </table:table-cell>
        </table:table-row>
        <table:table-row table:style-name="ro1">
          <table:table-cell office:value-type="string" calcext:value-type="string">
            <text:p>C9orf116</text:p>
          </table:table-cell>
          <table:table-cell office:value-type="float" office:value="0.0359085935858887" calcext:value-type="float">
            <text:p>0.035908593585889</text:p>
          </table:table-cell>
          <table:table-cell office:value-type="float" office:value="0.0179957600750718" calcext:value-type="float">
            <text:p>0.017995760075072</text:p>
          </table:table-cell>
        </table:table-row>
        <table:table-row table:style-name="ro1">
          <table:table-cell office:value-type="string" calcext:value-type="string">
            <text:p>AC009495.3</text:p>
          </table:table-cell>
          <table:table-cell office:value-type="float" office:value="0.0359001792002587" calcext:value-type="float">
            <text:p>0.035900179200259</text:p>
          </table:table-cell>
          <table:table-cell office:value-type="float" office:value="0.0200155738354317" calcext:value-type="float">
            <text:p>0.020015573835432</text:p>
          </table:table-cell>
        </table:table-row>
        <table:table-row table:style-name="ro1">
          <table:table-cell office:value-type="string" calcext:value-type="string">
            <text:p>CCDC157</text:p>
          </table:table-cell>
          <table:table-cell office:value-type="float" office:value="0.0358753573134217" calcext:value-type="float">
            <text:p>0.035875357313422</text:p>
          </table:table-cell>
          <table:table-cell office:value-type="float" office:value="0.0353208905869127" calcext:value-type="float">
            <text:p>0.035320890586913</text:p>
          </table:table-cell>
        </table:table-row>
        <table:table-row table:style-name="ro1">
          <table:table-cell office:value-type="string" calcext:value-type="string">
            <text:p>SNAPC2</text:p>
          </table:table-cell>
          <table:table-cell office:value-type="float" office:value="0.0358706801960512" calcext:value-type="float">
            <text:p>0.035870680196051</text:p>
          </table:table-cell>
          <table:table-cell office:value-type="float" office:value="0.0360700925455164" calcext:value-type="float">
            <text:p>0.036070092545517</text:p>
          </table:table-cell>
        </table:table-row>
        <table:table-row table:style-name="ro1">
          <table:table-cell office:value-type="string" calcext:value-type="string">
            <text:p>SMIM15</text:p>
          </table:table-cell>
          <table:table-cell office:value-type="float" office:value="-0.0358672115548735" calcext:value-type="float">
            <text:p>-0.035867211554874</text:p>
          </table:table-cell>
          <table:table-cell office:value-type="float" office:value="0.024496326659497" calcext:value-type="float">
            <text:p>0.024496326659497</text:p>
          </table:table-cell>
        </table:table-row>
        <table:table-row table:style-name="ro1">
          <table:table-cell office:value-type="string" calcext:value-type="string">
            <text:p>AC011742.5</text:p>
          </table:table-cell>
          <table:table-cell office:value-type="float" office:value="0.0358478018607063" calcext:value-type="float">
            <text:p>0.035847801860706</text:p>
          </table:table-cell>
          <table:table-cell office:value-type="float" office:value="0.0209903873954369" calcext:value-type="float">
            <text:p>0.020990387395437</text:p>
          </table:table-cell>
        </table:table-row>
        <table:table-row table:style-name="ro1">
          <table:table-cell office:value-type="string" calcext:value-type="string">
            <text:p>RP11-23J9.4</text:p>
          </table:table-cell>
          <table:table-cell office:value-type="float" office:value="0.0358353528303873" calcext:value-type="float">
            <text:p>0.035835352830387</text:p>
          </table:table-cell>
          <table:table-cell office:value-type="float" office:value="0.021225367228066" calcext:value-type="float">
            <text:p>0.021225367228066</text:p>
          </table:table-cell>
        </table:table-row>
        <table:table-row table:style-name="ro1">
          <table:table-cell office:value-type="string" calcext:value-type="string">
            <text:p>LL22NC03-63E9.3</text:p>
          </table:table-cell>
          <table:table-cell office:value-type="float" office:value="0.0358220748745577" calcext:value-type="float">
            <text:p>0.035822074874558</text:p>
          </table:table-cell>
          <table:table-cell office:value-type="float" office:value="0.021197581850785" calcext:value-type="float">
            <text:p>0.021197581850785</text:p>
          </table:table-cell>
        </table:table-row>
        <table:table-row table:style-name="ro1">
          <table:table-cell office:value-type="string" calcext:value-type="string">
            <text:p>CCDC60</text:p>
          </table:table-cell>
          <table:table-cell office:value-type="float" office:value="0.0358220250590478" calcext:value-type="float">
            <text:p>0.035822025059048</text:p>
          </table:table-cell>
          <table:table-cell office:value-type="float" office:value="-0.0135021597322276" calcext:value-type="float">
            <text:p>-0.013502159732228</text:p>
          </table:table-cell>
        </table:table-row>
        <table:table-row table:style-name="ro1">
          <table:table-cell office:value-type="string" calcext:value-type="string">
            <text:p>AC017104.6</text:p>
          </table:table-cell>
          <table:table-cell office:value-type="float" office:value="0.0358069764964467" calcext:value-type="float">
            <text:p>0.035806976496447</text:p>
          </table:table-cell>
          <table:table-cell office:value-type="float" office:value="0.0388716777542207" calcext:value-type="float">
            <text:p>0.038871677754221</text:p>
          </table:table-cell>
        </table:table-row>
        <table:table-row table:style-name="ro1">
          <table:table-cell office:value-type="string" calcext:value-type="string">
            <text:p>RP11-132N15.2</text:p>
          </table:table-cell>
          <table:table-cell office:value-type="float" office:value="0.0357995258307081" calcext:value-type="float">
            <text:p>0.035799525830708</text:p>
          </table:table-cell>
          <table:table-cell office:value-type="float" office:value="0.0294917502140414" calcext:value-type="float">
            <text:p>0.029491750214041</text:p>
          </table:table-cell>
        </table:table-row>
        <table:table-row table:style-name="ro1">
          <table:table-cell office:value-type="string" calcext:value-type="string">
            <text:p>SNORD57</text:p>
          </table:table-cell>
          <table:table-cell office:value-type="float" office:value="0.0357958829555265" calcext:value-type="float">
            <text:p>0.035795882955527</text:p>
          </table:table-cell>
          <table:table-cell office:value-type="float" office:value="0.0239206293930059" calcext:value-type="float">
            <text:p>0.023920629393006</text:p>
          </table:table-cell>
        </table:table-row>
        <table:table-row table:style-name="ro1">
          <table:table-cell office:value-type="string" calcext:value-type="string">
            <text:p>SFN</text:p>
          </table:table-cell>
          <table:table-cell office:value-type="float" office:value="0.0357311403411084" calcext:value-type="float">
            <text:p>0.035731140341109</text:p>
          </table:table-cell>
          <table:table-cell office:value-type="float" office:value="-0.0079763793713664" calcext:value-type="float">
            <text:p>-0.007976379371366</text:p>
          </table:table-cell>
        </table:table-row>
        <table:table-row table:style-name="ro1">
          <table:table-cell office:value-type="string" calcext:value-type="string">
            <text:p>NRAS</text:p>
          </table:table-cell>
          <table:table-cell office:value-type="float" office:value="-0.0357260239831372" calcext:value-type="float">
            <text:p>-0.035726023983137</text:p>
          </table:table-cell>
          <table:table-cell office:value-type="float" office:value="0.0177674260689024" calcext:value-type="float">
            <text:p>0.017767426068902</text:p>
          </table:table-cell>
        </table:table-row>
        <table:table-row table:style-name="ro1">
          <table:table-cell office:value-type="string" calcext:value-type="string">
            <text:p>GNG5</text:p>
          </table:table-cell>
          <table:table-cell office:value-type="float" office:value="-0.0357138434431023" calcext:value-type="float">
            <text:p>-0.035713843443102</text:p>
          </table:table-cell>
          <table:table-cell office:value-type="float" office:value="0.017207920546911" calcext:value-type="float">
            <text:p>0.017207920546911</text:p>
          </table:table-cell>
        </table:table-row>
        <table:table-row table:style-name="ro1">
          <table:table-cell office:value-type="string" calcext:value-type="string">
            <text:p>RP11-430K21.2</text:p>
          </table:table-cell>
          <table:table-cell office:value-type="float" office:value="0.0356935341770005" calcext:value-type="float">
            <text:p>0.035693534177001</text:p>
          </table:table-cell>
          <table:table-cell office:value-type="float" office:value="-0.00494230350302873" calcext:value-type="float">
            <text:p>-0.004942303503029</text:p>
          </table:table-cell>
        </table:table-row>
        <table:table-row table:style-name="ro1">
          <table:table-cell office:value-type="string" calcext:value-type="string">
            <text:p>IRAK2</text:p>
          </table:table-cell>
          <table:table-cell office:value-type="float" office:value="-0.0356734999055265" calcext:value-type="float">
            <text:p>-0.035673499905527</text:p>
          </table:table-cell>
          <table:table-cell office:value-type="float" office:value="0.00539294310353091" calcext:value-type="float">
            <text:p>0.005392943103531</text:p>
          </table:table-cell>
        </table:table-row>
        <table:table-row table:style-name="ro1">
          <table:table-cell office:value-type="string" calcext:value-type="string">
            <text:p>CCDC113</text:p>
          </table:table-cell>
          <table:table-cell office:value-type="float" office:value="0.0356506323101923" calcext:value-type="float">
            <text:p>0.035650632310192</text:p>
          </table:table-cell>
          <table:table-cell office:value-type="float" office:value="0.016369199299184" calcext:value-type="float">
            <text:p>0.016369199299184</text:p>
          </table:table-cell>
        </table:table-row>
        <table:table-row table:style-name="ro1">
          <table:table-cell office:value-type="string" calcext:value-type="string">
            <text:p>TTC18</text:p>
          </table:table-cell>
          <table:table-cell office:value-type="float" office:value="0.035649535160111" calcext:value-type="float">
            <text:p>0.035649535160111</text:p>
          </table:table-cell>
          <table:table-cell office:value-type="float" office:value="0.0165338644733147" calcext:value-type="float">
            <text:p>0.016533864473315</text:p>
          </table:table-cell>
        </table:table-row>
        <table:table-row table:style-name="ro1">
          <table:table-cell office:value-type="string" calcext:value-type="string">
            <text:p>KCNE1</text:p>
          </table:table-cell>
          <table:table-cell office:value-type="float" office:value="0.035645249527355" calcext:value-type="float">
            <text:p>0.035645249527355</text:p>
          </table:table-cell>
          <table:table-cell office:value-type="float" office:value="0.0190677323793873" calcext:value-type="float">
            <text:p>0.019067732379387</text:p>
          </table:table-cell>
        </table:table-row>
        <table:table-row table:style-name="ro1">
          <table:table-cell office:value-type="string" calcext:value-type="string">
            <text:p>AC009120.5</text:p>
          </table:table-cell>
          <table:table-cell office:value-type="float" office:value="0.0356017621847265" calcext:value-type="float">
            <text:p>0.035601762184727</text:p>
          </table:table-cell>
          <table:table-cell office:value-type="float" office:value="-0.00620739183935307" calcext:value-type="float">
            <text:p>-0.006207391839353</text:p>
          </table:table-cell>
        </table:table-row>
        <table:table-row table:style-name="ro1">
          <table:table-cell office:value-type="string" calcext:value-type="string">
            <text:p>RAD9B</text:p>
          </table:table-cell>
          <table:table-cell office:value-type="float" office:value="0.0356015983357775" calcext:value-type="float">
            <text:p>0.035601598335778</text:p>
          </table:table-cell>
          <table:table-cell office:value-type="float" office:value="0.0311725736016146" calcext:value-type="float">
            <text:p>0.031172573601615</text:p>
          </table:table-cell>
        </table:table-row>
        <table:table-row table:style-name="ro1">
          <table:table-cell office:value-type="string" calcext:value-type="string">
            <text:p>AGL</text:p>
          </table:table-cell>
          <table:table-cell office:value-type="float" office:value="-0.0355934831337794" calcext:value-type="float">
            <text:p>-0.035593483133779</text:p>
          </table:table-cell>
          <table:table-cell office:value-type="float" office:value="0.011169032032347" calcext:value-type="float">
            <text:p>0.011169032032347</text:p>
          </table:table-cell>
        </table:table-row>
        <table:table-row table:style-name="ro1">
          <table:table-cell office:value-type="string" calcext:value-type="string">
            <text:p>PLA2G3</text:p>
          </table:table-cell>
          <table:table-cell office:value-type="float" office:value="0.0355777089378618" calcext:value-type="float">
            <text:p>0.035577708937862</text:p>
          </table:table-cell>
          <table:table-cell office:value-type="float" office:value="0.0225954212736396" calcext:value-type="float">
            <text:p>0.02259542127364</text:p>
          </table:table-cell>
        </table:table-row>
        <table:table-row table:style-name="ro1">
          <table:table-cell office:value-type="string" calcext:value-type="string">
            <text:p>ABCE1</text:p>
          </table:table-cell>
          <table:table-cell office:value-type="float" office:value="-0.0355577842675366" calcext:value-type="float">
            <text:p>-0.035557784267537</text:p>
          </table:table-cell>
          <table:table-cell office:value-type="float" office:value="0.0364779825973735" calcext:value-type="float">
            <text:p>0.036477982597374</text:p>
          </table:table-cell>
        </table:table-row>
        <table:table-row table:style-name="ro1">
          <table:table-cell office:value-type="string" calcext:value-type="string">
            <text:p>TM7SF3</text:p>
          </table:table-cell>
          <table:table-cell office:value-type="float" office:value="-0.0355479213361935" calcext:value-type="float">
            <text:p>-0.035547921336194</text:p>
          </table:table-cell>
          <table:table-cell office:value-type="float" office:value="0.0325721374279097" calcext:value-type="float">
            <text:p>0.03257213742791</text:p>
          </table:table-cell>
        </table:table-row>
        <table:table-row table:style-name="ro1">
          <table:table-cell office:value-type="string" calcext:value-type="string">
            <text:p>RP11-797H7.5</text:p>
          </table:table-cell>
          <table:table-cell office:value-type="float" office:value="0.0355310735576294" calcext:value-type="float">
            <text:p>0.03553107355763</text:p>
          </table:table-cell>
          <table:table-cell office:value-type="float" office:value="0.0363254678286115" calcext:value-type="float">
            <text:p>0.036325467828612</text:p>
          </table:table-cell>
        </table:table-row>
        <table:table-row table:style-name="ro1">
          <table:table-cell office:value-type="string" calcext:value-type="string">
            <text:p>RP11-543C4.1</text:p>
          </table:table-cell>
          <table:table-cell office:value-type="float" office:value="0.0355051296566558" calcext:value-type="float">
            <text:p>0.035505129656656</text:p>
          </table:table-cell>
          <table:table-cell office:value-type="float" office:value="0.0149139220174467" calcext:value-type="float">
            <text:p>0.014913922017447</text:p>
          </table:table-cell>
        </table:table-row>
        <table:table-row table:style-name="ro1">
          <table:table-cell office:value-type="string" calcext:value-type="string">
            <text:p>GALNT4</text:p>
          </table:table-cell>
          <table:table-cell office:value-type="float" office:value="-0.0355015146601506" calcext:value-type="float">
            <text:p>-0.035501514660151</text:p>
          </table:table-cell>
          <table:table-cell office:value-type="float" office:value="-0.000796682397263246" calcext:value-type="float">
            <text:p>-0.000796682397263</text:p>
          </table:table-cell>
        </table:table-row>
        <table:table-row table:style-name="ro1">
          <table:table-cell office:value-type="string" calcext:value-type="string">
            <text:p>SLC25A3</text:p>
          </table:table-cell>
          <table:table-cell office:value-type="float" office:value="-0.0354903524780311" calcext:value-type="float">
            <text:p>-0.035490352478031</text:p>
          </table:table-cell>
          <table:table-cell office:value-type="float" office:value="0.00185057125818751" calcext:value-type="float">
            <text:p>0.001850571258188</text:p>
          </table:table-cell>
        </table:table-row>
        <table:table-row table:style-name="ro1">
          <table:table-cell office:value-type="string" calcext:value-type="string">
            <text:p>CMPK1</text:p>
          </table:table-cell>
          <table:table-cell office:value-type="float" office:value="-0.0354863270759086" calcext:value-type="float">
            <text:p>-0.035486327075909</text:p>
          </table:table-cell>
          <table:table-cell office:value-type="float" office:value="-0.00555187898540719" calcext:value-type="float">
            <text:p>-0.005551878985407</text:p>
          </table:table-cell>
        </table:table-row>
        <table:table-row table:style-name="ro1">
          <table:table-cell office:value-type="string" calcext:value-type="string">
            <text:p>CRYZP1</text:p>
          </table:table-cell>
          <table:table-cell office:value-type="float" office:value="-0.0354669575778103" calcext:value-type="float">
            <text:p>-0.03546695757781</text:p>
          </table:table-cell>
          <table:table-cell office:value-type="float" office:value="0.0103906562153509" calcext:value-type="float">
            <text:p>0.010390656215351</text:p>
          </table:table-cell>
        </table:table-row>
        <table:table-row table:style-name="ro1">
          <table:table-cell office:value-type="string" calcext:value-type="string">
            <text:p>CXorf28</text:p>
          </table:table-cell>
          <table:table-cell office:value-type="float" office:value="0.0354389452040425" calcext:value-type="float">
            <text:p>0.035438945204043</text:p>
          </table:table-cell>
          <table:table-cell office:value-type="float" office:value="0.0219979662163126" calcext:value-type="float">
            <text:p>0.021997966216313</text:p>
          </table:table-cell>
        </table:table-row>
        <table:table-row table:style-name="ro1">
          <table:table-cell office:value-type="string" calcext:value-type="string">
            <text:p>LINC00163</text:p>
          </table:table-cell>
          <table:table-cell office:value-type="float" office:value="0.0354389452040425" calcext:value-type="float">
            <text:p>0.035438945204043</text:p>
          </table:table-cell>
          <table:table-cell office:value-type="float" office:value="0.0219979662163126" calcext:value-type="float">
            <text:p>0.021997966216313</text:p>
          </table:table-cell>
        </table:table-row>
        <table:table-row table:style-name="ro1">
          <table:table-cell office:value-type="string" calcext:value-type="string">
            <text:p>TRAPPC6B</text:p>
          </table:table-cell>
          <table:table-cell office:value-type="float" office:value="-0.0354368359924434" calcext:value-type="float">
            <text:p>-0.035436835992443</text:p>
          </table:table-cell>
          <table:table-cell office:value-type="float" office:value="-0.00285103939389851" calcext:value-type="float">
            <text:p>-0.002851039393899</text:p>
          </table:table-cell>
        </table:table-row>
        <table:table-row table:style-name="ro1">
          <table:table-cell office:value-type="string" calcext:value-type="string">
            <text:p>POC1B-GALNT4</text:p>
          </table:table-cell>
          <table:table-cell office:value-type="float" office:value="-0.0354302922243424" calcext:value-type="float">
            <text:p>-0.035430292224342</text:p>
          </table:table-cell>
          <table:table-cell office:value-type="float" office:value="-0.000240457884633828" calcext:value-type="float">
            <text:p>-0.000240457884634</text:p>
          </table:table-cell>
        </table:table-row>
        <table:table-row table:style-name="ro1">
          <table:table-cell office:value-type="string" calcext:value-type="string">
            <text:p>RP11-755F10.1</text:p>
          </table:table-cell>
          <table:table-cell office:value-type="float" office:value="0.0354295446109978" calcext:value-type="float">
            <text:p>0.035429544610998</text:p>
          </table:table-cell>
          <table:table-cell office:value-type="float" office:value="0.0215299487735055" calcext:value-type="float">
            <text:p>0.021529948773506</text:p>
          </table:table-cell>
        </table:table-row>
        <table:table-row table:style-name="ro1">
          <table:table-cell office:value-type="string" calcext:value-type="string">
            <text:p>ATXN1</text:p>
          </table:table-cell>
          <table:table-cell office:value-type="float" office:value="-0.0354225220210757" calcext:value-type="float">
            <text:p>-0.035422522021076</text:p>
          </table:table-cell>
          <table:table-cell office:value-type="float" office:value="-0.00947521692712035" calcext:value-type="float">
            <text:p>-0.00947521692712</text:p>
          </table:table-cell>
        </table:table-row>
        <table:table-row table:style-name="ro1">
          <table:table-cell office:value-type="string" calcext:value-type="string">
            <text:p>PSMA3</text:p>
          </table:table-cell>
          <table:table-cell office:value-type="float" office:value="-0.0354175530374791" calcext:value-type="float">
            <text:p>-0.035417553037479</text:p>
          </table:table-cell>
          <table:table-cell office:value-type="float" office:value="-0.00905845957110701" calcext:value-type="float">
            <text:p>-0.009058459571107</text:p>
          </table:table-cell>
        </table:table-row>
        <table:table-row table:style-name="ro1">
          <table:table-cell office:value-type="string" calcext:value-type="string">
            <text:p>CHRNG</text:p>
          </table:table-cell>
          <table:table-cell office:value-type="float" office:value="0.0353810576436238" calcext:value-type="float">
            <text:p>0.035381057643624</text:p>
          </table:table-cell>
          <table:table-cell office:value-type="float" office:value="-0.0101566283488049" calcext:value-type="float">
            <text:p>-0.010156628348805</text:p>
          </table:table-cell>
        </table:table-row>
        <table:table-row table:style-name="ro1">
          <table:table-cell office:value-type="string" calcext:value-type="string">
            <text:p>FAM153C</text:p>
          </table:table-cell>
          <table:table-cell office:value-type="float" office:value="0.0353768585058509" calcext:value-type="float">
            <text:p>0.035376858505851</text:p>
          </table:table-cell>
          <table:table-cell office:value-type="float" office:value="0.0279140693819491" calcext:value-type="float">
            <text:p>0.027914069381949</text:p>
          </table:table-cell>
        </table:table-row>
        <table:table-row table:style-name="ro1">
          <table:table-cell office:value-type="string" calcext:value-type="string">
            <text:p>AC012358.7</text:p>
          </table:table-cell>
          <table:table-cell office:value-type="float" office:value="0.0353460998311628" calcext:value-type="float">
            <text:p>0.035346099831163</text:p>
          </table:table-cell>
          <table:table-cell office:value-type="float" office:value="0.0292094465993197" calcext:value-type="float">
            <text:p>0.02920944659932</text:p>
          </table:table-cell>
        </table:table-row>
        <table:table-row table:style-name="ro1">
          <table:table-cell office:value-type="string" calcext:value-type="string">
            <text:p>TFPT</text:p>
          </table:table-cell>
          <table:table-cell office:value-type="float" office:value="0.0353321090744499" calcext:value-type="float">
            <text:p>0.03533210907445</text:p>
          </table:table-cell>
          <table:table-cell office:value-type="float" office:value="-0.00283891603007374" calcext:value-type="float">
            <text:p>-0.002838916030074</text:p>
          </table:table-cell>
        </table:table-row>
        <table:table-row table:style-name="ro1">
          <table:table-cell office:value-type="string" calcext:value-type="string">
            <text:p>RN7SL251P</text:p>
          </table:table-cell>
          <table:table-cell office:value-type="float" office:value="0.0352768595761616" calcext:value-type="float">
            <text:p>0.035276859576162</text:p>
          </table:table-cell>
          <table:table-cell office:value-type="float" office:value="0.0138640592948502" calcext:value-type="float">
            <text:p>0.01386405929485</text:p>
          </table:table-cell>
        </table:table-row>
        <table:table-row table:style-name="ro1">
          <table:table-cell office:value-type="string" calcext:value-type="string">
            <text:p>RP11-1391J7.1</text:p>
          </table:table-cell>
          <table:table-cell office:value-type="float" office:value="0.0352752180415872" calcext:value-type="float">
            <text:p>0.035275218041587</text:p>
          </table:table-cell>
          <table:table-cell office:value-type="float" office:value="0.0353427781183403" calcext:value-type="float">
            <text:p>0.03534277811834</text:p>
          </table:table-cell>
        </table:table-row>
        <table:table-row table:style-name="ro1">
          <table:table-cell office:value-type="string" calcext:value-type="string">
            <text:p>MBNL1</text:p>
          </table:table-cell>
          <table:table-cell office:value-type="float" office:value="-0.0352600347417255" calcext:value-type="float">
            <text:p>-0.035260034741726</text:p>
          </table:table-cell>
          <table:table-cell office:value-type="float" office:value="0.0166046688956046" calcext:value-type="float">
            <text:p>0.016604668895605</text:p>
          </table:table-cell>
        </table:table-row>
        <table:table-row table:style-name="ro1">
          <table:table-cell office:value-type="string" calcext:value-type="string">
            <text:p>NEK1</text:p>
          </table:table-cell>
          <table:table-cell office:value-type="float" office:value="0.0352435483035102" calcext:value-type="float">
            <text:p>0.03524354830351</text:p>
          </table:table-cell>
          <table:table-cell office:value-type="float" office:value="0.0293479826916611" calcext:value-type="float">
            <text:p>0.029347982691661</text:p>
          </table:table-cell>
        </table:table-row>
        <table:table-row table:style-name="ro1">
          <table:table-cell office:value-type="string" calcext:value-type="string">
            <text:p>LACTB</text:p>
          </table:table-cell>
          <table:table-cell office:value-type="float" office:value="-0.0352425259001896" calcext:value-type="float">
            <text:p>-0.03524252590019</text:p>
          </table:table-cell>
          <table:table-cell office:value-type="float" office:value="-0.00184912527146907" calcext:value-type="float">
            <text:p>-0.001849125271469</text:p>
          </table:table-cell>
        </table:table-row>
        <table:table-row table:style-name="ro1">
          <table:table-cell office:value-type="string" calcext:value-type="string">
            <text:p>PIP5K1C</text:p>
          </table:table-cell>
          <table:table-cell office:value-type="float" office:value="0.0352334368360543" calcext:value-type="float">
            <text:p>0.035233436836054</text:p>
          </table:table-cell>
          <table:table-cell office:value-type="float" office:value="0.0345748664097429" calcext:value-type="float">
            <text:p>0.034574866409743</text:p>
          </table:table-cell>
        </table:table-row>
        <table:table-row table:style-name="ro1">
          <table:table-cell office:value-type="string" calcext:value-type="string">
            <text:p>TM9SF2</text:p>
          </table:table-cell>
          <table:table-cell office:value-type="float" office:value="-0.0352137244782318" calcext:value-type="float">
            <text:p>-0.035213724478232</text:p>
          </table:table-cell>
          <table:table-cell office:value-type="float" office:value="0.0303749653071064" calcext:value-type="float">
            <text:p>0.030374965307107</text:p>
          </table:table-cell>
        </table:table-row>
        <table:table-row table:style-name="ro1">
          <table:table-cell office:value-type="string" calcext:value-type="string">
            <text:p>CACNB1</text:p>
          </table:table-cell>
          <table:table-cell office:value-type="float" office:value="0.0351945156458962" calcext:value-type="float">
            <text:p>0.035194515645896</text:p>
          </table:table-cell>
          <table:table-cell office:value-type="float" office:value="-0.0141593376031067" calcext:value-type="float">
            <text:p>-0.014159337603107</text:p>
          </table:table-cell>
        </table:table-row>
        <table:table-row table:style-name="ro1">
          <table:table-cell office:value-type="string" calcext:value-type="string">
            <text:p>HSF4</text:p>
          </table:table-cell>
          <table:table-cell office:value-type="float" office:value="0.0351864239833187" calcext:value-type="float">
            <text:p>0.035186423983319</text:p>
          </table:table-cell>
          <table:table-cell office:value-type="float" office:value="0.0372769319260613" calcext:value-type="float">
            <text:p>0.037276931926061</text:p>
          </table:table-cell>
        </table:table-row>
        <table:table-row table:style-name="ro1">
          <table:table-cell office:value-type="string" calcext:value-type="string">
            <text:p>RP11-44D5.1</text:p>
          </table:table-cell>
          <table:table-cell office:value-type="float" office:value="0.0351770813912699" calcext:value-type="float">
            <text:p>0.03517708139127</text:p>
          </table:table-cell>
          <table:table-cell office:value-type="float" office:value="0.0154385343209771" calcext:value-type="float">
            <text:p>0.015438534320977</text:p>
          </table:table-cell>
        </table:table-row>
        <table:table-row table:style-name="ro1">
          <table:table-cell office:value-type="string" calcext:value-type="string">
            <text:p>DLG4</text:p>
          </table:table-cell>
          <table:table-cell office:value-type="float" office:value="0.0351670164233657" calcext:value-type="float">
            <text:p>0.035167016423366</text:p>
          </table:table-cell>
          <table:table-cell office:value-type="float" office:value="0.023742440406777" calcext:value-type="float">
            <text:p>0.023742440406777</text:p>
          </table:table-cell>
        </table:table-row>
        <table:table-row table:style-name="ro1">
          <table:table-cell office:value-type="string" calcext:value-type="string">
            <text:p>TMEM167B</text:p>
          </table:table-cell>
          <table:table-cell office:value-type="float" office:value="-0.0351615502248324" calcext:value-type="float">
            <text:p>-0.035161550224833</text:p>
          </table:table-cell>
          <table:table-cell office:value-type="float" office:value="-0.00322050542087632" calcext:value-type="float">
            <text:p>-0.003220505420876</text:p>
          </table:table-cell>
        </table:table-row>
        <table:table-row table:style-name="ro1">
          <table:table-cell office:value-type="string" calcext:value-type="string">
            <text:p>HMGCR</text:p>
          </table:table-cell>
          <table:table-cell office:value-type="float" office:value="-0.0351564160782793" calcext:value-type="float">
            <text:p>-0.035156416078279</text:p>
          </table:table-cell>
          <table:table-cell office:value-type="float" office:value="0.026853585927524" calcext:value-type="float">
            <text:p>0.026853585927524</text:p>
          </table:table-cell>
        </table:table-row>
        <table:table-row table:style-name="ro1">
          <table:table-cell office:value-type="string" calcext:value-type="string">
            <text:p>RP11-304F15.4</text:p>
          </table:table-cell>
          <table:table-cell office:value-type="float" office:value="-0.035119005344904" calcext:value-type="float">
            <text:p>-0.035119005344904</text:p>
          </table:table-cell>
          <table:table-cell office:value-type="float" office:value="0.0299972888323441" calcext:value-type="float">
            <text:p>0.029997288832344</text:p>
          </table:table-cell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0.0351148000180929" calcext:value-type="float">
            <text:p>0.035114800018093</text:p>
          </table:table-cell>
          <table:table-cell office:value-type="float" office:value="0.0283989087628408" calcext:value-type="float">
            <text:p>0.028398908762841</text:p>
          </table:table-cell>
        </table:table-row>
        <table:table-row table:style-name="ro1">
          <table:table-cell office:value-type="string" calcext:value-type="string">
            <text:p>KRTAP5-9</text:p>
          </table:table-cell>
          <table:table-cell office:value-type="float" office:value="0.0350998112503637" calcext:value-type="float">
            <text:p>0.035099811250364</text:p>
          </table:table-cell>
          <table:table-cell office:value-type="float" office:value="0.0284045316582459" calcext:value-type="float">
            <text:p>0.028404531658246</text:p>
          </table:table-cell>
        </table:table-row>
        <table:table-row table:style-name="ro1">
          <table:table-cell office:value-type="string" calcext:value-type="string">
            <text:p>RAB30</text:p>
          </table:table-cell>
          <table:table-cell office:value-type="float" office:value="-0.0350562833558424" calcext:value-type="float">
            <text:p>-0.035056283355843</text:p>
          </table:table-cell>
          <table:table-cell office:value-type="float" office:value="0.0394874944274608" calcext:value-type="float">
            <text:p>0.039487494427461</text:p>
          </table:table-cell>
        </table:table-row>
        <table:table-row table:style-name="ro1">
          <table:table-cell office:value-type="string" calcext:value-type="string">
            <text:p>EFNB1</text:p>
          </table:table-cell>
          <table:table-cell office:value-type="float" office:value="0.035054031550636" calcext:value-type="float">
            <text:p>0.035054031550636</text:p>
          </table:table-cell>
          <table:table-cell office:value-type="float" office:value="-0.0369786092157784" calcext:value-type="float">
            <text:p>-0.036978609215779</text:p>
          </table:table-cell>
        </table:table-row>
        <table:table-row table:style-name="ro1">
          <table:table-cell office:value-type="string" calcext:value-type="string">
            <text:p>TSIX</text:p>
          </table:table-cell>
          <table:table-cell office:value-type="float" office:value="0.0350431787924554" calcext:value-type="float">
            <text:p>0.035043178792455</text:p>
          </table:table-cell>
          <table:table-cell office:value-type="float" office:value="0.0211688521537771" calcext:value-type="float">
            <text:p>0.021168852153777</text:p>
          </table:table-cell>
        </table:table-row>
        <table:table-row table:style-name="ro1">
          <table:table-cell office:value-type="string" calcext:value-type="string">
            <text:p>G0S2</text:p>
          </table:table-cell>
          <table:table-cell office:value-type="float" office:value="0.0350338505821822" calcext:value-type="float">
            <text:p>0.035033850582182</text:p>
          </table:table-cell>
          <table:table-cell office:value-type="float" office:value="0.00331030683694659" calcext:value-type="float">
            <text:p>0.003310306836947</text:p>
          </table:table-cell>
        </table:table-row>
        <table:table-row table:style-name="ro1">
          <table:table-cell office:value-type="string" calcext:value-type="string">
            <text:p>C6orf211</text:p>
          </table:table-cell>
          <table:table-cell office:value-type="float" office:value="-0.0350298347593837" calcext:value-type="float">
            <text:p>-0.035029834759384</text:p>
          </table:table-cell>
          <table:table-cell office:value-type="float" office:value="0.00925537398659125" calcext:value-type="float">
            <text:p>0.009255373986591</text:p>
          </table:table-cell>
        </table:table-row>
        <table:table-row table:style-name="ro1">
          <table:table-cell office:value-type="string" calcext:value-type="string">
            <text:p>MIR581</text:p>
          </table:table-cell>
          <table:table-cell office:value-type="float" office:value="0.0350279871836857" calcext:value-type="float">
            <text:p>0.035027987183686</text:p>
          </table:table-cell>
          <table:table-cell office:value-type="float" office:value="0.0324491784281666" calcext:value-type="float">
            <text:p>0.032449178428167</text:p>
          </table:table-cell>
        </table:table-row>
        <table:table-row table:style-name="ro1">
          <table:table-cell office:value-type="string" calcext:value-type="string">
            <text:p>ADAMTS13</text:p>
          </table:table-cell>
          <table:table-cell office:value-type="float" office:value="0.0350025310725267" calcext:value-type="float">
            <text:p>0.035002531072527</text:p>
          </table:table-cell>
          <table:table-cell office:value-type="float" office:value="0.0167611229434216" calcext:value-type="float">
            <text:p>0.016761122943422</text:p>
          </table:table-cell>
        </table:table-row>
        <table:table-row table:style-name="ro1">
          <table:table-cell office:value-type="string" calcext:value-type="string">
            <text:p>CTC-338M12.1</text:p>
          </table:table-cell>
          <table:table-cell office:value-type="float" office:value="0.0349717288277943" calcext:value-type="float">
            <text:p>0.034971728827794</text:p>
          </table:table-cell>
          <table:table-cell office:value-type="float" office:value="0.027637903969858" calcext:value-type="float">
            <text:p>0.027637903969858</text:p>
          </table:table-cell>
        </table:table-row>
        <table:table-row table:style-name="ro1">
          <table:table-cell office:value-type="string" calcext:value-type="string">
            <text:p>ATG9B</text:p>
          </table:table-cell>
          <table:table-cell office:value-type="float" office:value="0.0349667821965582" calcext:value-type="float">
            <text:p>0.034966782196558</text:p>
          </table:table-cell>
          <table:table-cell office:value-type="float" office:value="0.0252211835117518" calcext:value-type="float">
            <text:p>0.025221183511752</text:p>
          </table:table-cell>
        </table:table-row>
        <table:table-row table:style-name="ro1">
          <table:table-cell office:value-type="string" calcext:value-type="string">
            <text:p>SNORD53</text:p>
          </table:table-cell>
          <table:table-cell office:value-type="float" office:value="0.0349216926411113" calcext:value-type="float">
            <text:p>0.034921692641111</text:p>
          </table:table-cell>
          <table:table-cell office:value-type="float" office:value="0.0130644842496172" calcext:value-type="float">
            <text:p>0.013064484249617</text:p>
          </table:table-cell>
        </table:table-row>
        <table:table-row table:style-name="ro1">
          <table:table-cell office:value-type="string" calcext:value-type="string">
            <text:p>RSPH6A</text:p>
          </table:table-cell>
          <table:table-cell office:value-type="float" office:value="0.034915784974521" calcext:value-type="float">
            <text:p>0.034915784974521</text:p>
          </table:table-cell>
          <table:table-cell office:value-type="float" office:value="0.0214068453699209" calcext:value-type="float">
            <text:p>0.021406845369921</text:p>
          </table:table-cell>
        </table:table-row>
        <table:table-row table:style-name="ro1">
          <table:table-cell office:value-type="string" calcext:value-type="string">
            <text:p>RP11-667K14.4</text:p>
          </table:table-cell>
          <table:table-cell office:value-type="float" office:value="0.034907492455187" calcext:value-type="float">
            <text:p>0.034907492455187</text:p>
          </table:table-cell>
          <table:table-cell office:value-type="float" office:value="0.0257699062101652" calcext:value-type="float">
            <text:p>0.025769906210165</text:p>
          </table:table-cell>
        </table:table-row>
        <table:table-row table:style-name="ro1">
          <table:table-cell office:value-type="string" calcext:value-type="string">
            <text:p>COL6A3</text:p>
          </table:table-cell>
          <table:table-cell office:value-type="float" office:value="0.0349047932100899" calcext:value-type="float">
            <text:p>0.03490479321009</text:p>
          </table:table-cell>
          <table:table-cell office:value-type="float" office:value="0.0216009326250898" calcext:value-type="float">
            <text:p>0.02160093262509</text:p>
          </table:table-cell>
        </table:table-row>
        <table:table-row table:style-name="ro1">
          <table:table-cell office:value-type="string" calcext:value-type="string">
            <text:p>FAM46A</text:p>
          </table:table-cell>
          <table:table-cell office:value-type="float" office:value="-0.0348945486018875" calcext:value-type="float">
            <text:p>-0.034894548601888</text:p>
          </table:table-cell>
          <table:table-cell office:value-type="float" office:value="0.000940150275280895" calcext:value-type="float">
            <text:p>0.000940150275281</text:p>
          </table:table-cell>
        </table:table-row>
        <table:table-row table:style-name="ro1">
          <table:table-cell office:value-type="string" calcext:value-type="string">
            <text:p>OSBP2</text:p>
          </table:table-cell>
          <table:table-cell office:value-type="float" office:value="0.0348793400706192" calcext:value-type="float">
            <text:p>0.034879340070619</text:p>
          </table:table-cell>
          <table:table-cell office:value-type="float" office:value="0.0318990978612072" calcext:value-type="float">
            <text:p>0.031899097861207</text:p>
          </table:table-cell>
        </table:table-row>
        <table:table-row table:style-name="ro1">
          <table:table-cell office:value-type="string" calcext:value-type="string">
            <text:p>GOLGA6L2</text:p>
          </table:table-cell>
          <table:table-cell office:value-type="float" office:value="0.0348788735467766" calcext:value-type="float">
            <text:p>0.034878873546777</text:p>
          </table:table-cell>
          <table:table-cell office:value-type="float" office:value="0.036734765648881" calcext:value-type="float">
            <text:p>0.036734765648881</text:p>
          </table:table-cell>
        </table:table-row>
        <table:table-row table:style-name="ro1">
          <table:table-cell office:value-type="string" calcext:value-type="string">
            <text:p>ST13P19</text:p>
          </table:table-cell>
          <table:table-cell office:value-type="float" office:value="0.0348616444087234" calcext:value-type="float">
            <text:p>0.034861644408724</text:p>
          </table:table-cell>
          <table:table-cell office:value-type="float" office:value="0.0153206051731013" calcext:value-type="float">
            <text:p>0.015320605173101</text:p>
          </table:table-cell>
        </table:table-row>
        <table:table-row table:style-name="ro1">
          <table:table-cell office:value-type="string" calcext:value-type="string">
            <text:p>DIP2B</text:p>
          </table:table-cell>
          <table:table-cell office:value-type="float" office:value="-0.0348606012509863" calcext:value-type="float">
            <text:p>-0.034860601250986</text:p>
          </table:table-cell>
          <table:table-cell office:value-type="float" office:value="0.0236558652427687" calcext:value-type="float">
            <text:p>0.023655865242769</text:p>
          </table:table-cell>
        </table:table-row>
        <table:table-row table:style-name="ro1">
          <table:table-cell office:value-type="string" calcext:value-type="string">
            <text:p>TSPAN13</text:p>
          </table:table-cell>
          <table:table-cell office:value-type="float" office:value="-0.0348465498673744" calcext:value-type="float">
            <text:p>-0.034846549867374</text:p>
          </table:table-cell>
          <table:table-cell office:value-type="float" office:value="0.0342987803986367" calcext:value-type="float">
            <text:p>0.034298780398637</text:p>
          </table:table-cell>
        </table:table-row>
        <table:table-row table:style-name="ro1">
          <table:table-cell office:value-type="string" calcext:value-type="string">
            <text:p>TEKT1</text:p>
          </table:table-cell>
          <table:table-cell office:value-type="float" office:value="0.0348449117598436" calcext:value-type="float">
            <text:p>0.034844911759844</text:p>
          </table:table-cell>
          <table:table-cell office:value-type="float" office:value="0.0219743160315757" calcext:value-type="float">
            <text:p>0.021974316031576</text:p>
          </table:table-cell>
        </table:table-row>
        <table:table-row table:style-name="ro1">
          <table:table-cell office:value-type="string" calcext:value-type="string">
            <text:p>AC005740.6</text:p>
          </table:table-cell>
          <table:table-cell office:value-type="float" office:value="0.0348248129738797" calcext:value-type="float">
            <text:p>0.03482481297388</text:p>
          </table:table-cell>
          <table:table-cell office:value-type="float" office:value="0.0345058702272482" calcext:value-type="float">
            <text:p>0.034505870227248</text:p>
          </table:table-cell>
        </table:table-row>
        <table:table-row table:style-name="ro1">
          <table:table-cell office:value-type="string" calcext:value-type="string">
            <text:p>MEIS1-AS2</text:p>
          </table:table-cell>
          <table:table-cell office:value-type="float" office:value="-0.0348112851150938" calcext:value-type="float">
            <text:p>-0.034811285115094</text:p>
          </table:table-cell>
          <table:table-cell office:value-type="float" office:value="0.0253614344920898" calcext:value-type="float">
            <text:p>0.02536143449209</text:p>
          </table:table-cell>
        </table:table-row>
        <table:table-row table:style-name="ro1">
          <table:table-cell office:value-type="string" calcext:value-type="string">
            <text:p>PSMA5</text:p>
          </table:table-cell>
          <table:table-cell office:value-type="float" office:value="-0.0348086269632521" calcext:value-type="float">
            <text:p>-0.034808626963252</text:p>
          </table:table-cell>
          <table:table-cell office:value-type="float" office:value="0.00505522760134046" calcext:value-type="float">
            <text:p>0.00505522760134</text:p>
          </table:table-cell>
        </table:table-row>
        <table:table-row table:style-name="ro1">
          <table:table-cell office:value-type="string" calcext:value-type="string">
            <text:p>RP11-430C7.5</text:p>
          </table:table-cell>
          <table:table-cell office:value-type="float" office:value="0.0348051311965497" calcext:value-type="float">
            <text:p>0.03480513119655</text:p>
          </table:table-cell>
          <table:table-cell office:value-type="float" office:value="0.0366041351114292" calcext:value-type="float">
            <text:p>0.036604135111429</text:p>
          </table:table-cell>
        </table:table-row>
        <table:table-row table:style-name="ro1">
          <table:table-cell office:value-type="string" calcext:value-type="string">
            <text:p>CTD-3076O17.1</text:p>
          </table:table-cell>
          <table:table-cell office:value-type="float" office:value="0.034800530210569" calcext:value-type="float">
            <text:p>0.034800530210569</text:p>
          </table:table-cell>
          <table:table-cell office:value-type="float" office:value="0.0286052891249271" calcext:value-type="float">
            <text:p>0.028605289124927</text:p>
          </table:table-cell>
        </table:table-row>
        <table:table-row table:style-name="ro1">
          <table:table-cell office:value-type="string" calcext:value-type="string">
            <text:p>RP11-458D21.1</text:p>
          </table:table-cell>
          <table:table-cell office:value-type="float" office:value="-0.0348000435749115" calcext:value-type="float">
            <text:p>-0.034800043574912</text:p>
          </table:table-cell>
          <table:table-cell office:value-type="float" office:value="0.0105546118126403" calcext:value-type="float">
            <text:p>0.01055461181264</text:p>
          </table:table-cell>
        </table:table-row>
        <table:table-row table:style-name="ro1">
          <table:table-cell office:value-type="string" calcext:value-type="string">
            <text:p>NNAT</text:p>
          </table:table-cell>
          <table:table-cell office:value-type="float" office:value="0.0347849540264736" calcext:value-type="float">
            <text:p>0.034784954026474</text:p>
          </table:table-cell>
          <table:table-cell office:value-type="float" office:value="-0.00683153131641903" calcext:value-type="float">
            <text:p>-0.006831531316419</text:p>
          </table:table-cell>
        </table:table-row>
        <table:table-row table:style-name="ro1">
          <table:table-cell office:value-type="string" calcext:value-type="string">
            <text:p>ANO9</text:p>
          </table:table-cell>
          <table:table-cell office:value-type="float" office:value="0.0347812617692935" calcext:value-type="float">
            <text:p>0.034781261769294</text:p>
          </table:table-cell>
          <table:table-cell office:value-type="float" office:value="0.0300836555690992" calcext:value-type="float">
            <text:p>0.030083655569099</text:p>
          </table:table-cell>
        </table:table-row>
        <table:table-row table:style-name="ro1">
          <table:table-cell office:value-type="string" calcext:value-type="string">
            <text:p>SLC2A11</text:p>
          </table:table-cell>
          <table:table-cell office:value-type="float" office:value="0.0347707762897752" calcext:value-type="float">
            <text:p>0.034770776289775</text:p>
          </table:table-cell>
          <table:table-cell office:value-type="float" office:value="0.0396749319774559" calcext:value-type="float">
            <text:p>0.039674931977456</text:p>
          </table:table-cell>
        </table:table-row>
        <table:table-row table:style-name="ro1">
          <table:table-cell office:value-type="string" calcext:value-type="string">
            <text:p>CTD-2650P22.1</text:p>
          </table:table-cell>
          <table:table-cell office:value-type="float" office:value="0.0347513899796434" calcext:value-type="float">
            <text:p>0.034751389979643</text:p>
          </table:table-cell>
          <table:table-cell office:value-type="float" office:value="-0.00898507688874871" calcext:value-type="float">
            <text:p>-0.008985076888749</text:p>
          </table:table-cell>
        </table:table-row>
        <table:table-row table:style-name="ro1">
          <table:table-cell office:value-type="string" calcext:value-type="string">
            <text:p>RP11-184E9.1</text:p>
          </table:table-cell>
          <table:table-cell office:value-type="float" office:value="0.0347496823716575" calcext:value-type="float">
            <text:p>0.034749682371658</text:p>
          </table:table-cell>
          <table:table-cell office:value-type="float" office:value="0.0147312868905665" calcext:value-type="float">
            <text:p>0.014731286890567</text:p>
          </table:table-cell>
        </table:table-row>
        <table:table-row table:style-name="ro1">
          <table:table-cell office:value-type="string" calcext:value-type="string">
            <text:p>LAPTM4A</text:p>
          </table:table-cell>
          <table:table-cell office:value-type="float" office:value="-0.0347382913582172" calcext:value-type="float">
            <text:p>-0.034738291358217</text:p>
          </table:table-cell>
          <table:table-cell office:value-type="float" office:value="0.0314770378151091" calcext:value-type="float">
            <text:p>0.031477037815109</text:p>
          </table:table-cell>
        </table:table-row>
        <table:table-row table:style-name="ro1">
          <table:table-cell office:value-type="string" calcext:value-type="string">
            <text:p>ROPN1L</text:p>
          </table:table-cell>
          <table:table-cell office:value-type="float" office:value="0.0347371296922496" calcext:value-type="float">
            <text:p>0.03473712969225</text:p>
          </table:table-cell>
          <table:table-cell office:value-type="float" office:value="0.025542647597101" calcext:value-type="float">
            <text:p>0.025542647597101</text:p>
          </table:table-cell>
        </table:table-row>
        <table:table-row table:style-name="ro1">
          <table:table-cell office:value-type="string" calcext:value-type="string">
            <text:p>RP11-293I14.2</text:p>
          </table:table-cell>
          <table:table-cell office:value-type="float" office:value="-0.0347120104129887" calcext:value-type="float">
            <text:p>-0.034712010412989</text:p>
          </table:table-cell>
          <table:table-cell office:value-type="float" office:value="0.019731308743596" calcext:value-type="float">
            <text:p>0.019731308743596</text:p>
          </table:table-cell>
        </table:table-row>
        <table:table-row table:style-name="ro1">
          <table:table-cell office:value-type="string" calcext:value-type="string">
            <text:p>RP11-496I9.1</text:p>
          </table:table-cell>
          <table:table-cell office:value-type="float" office:value="0.0346955167114392" calcext:value-type="float">
            <text:p>0.034695516711439</text:p>
          </table:table-cell>
          <table:table-cell office:value-type="float" office:value="0.0274625197867012" calcext:value-type="float">
            <text:p>0.027462519786701</text:p>
          </table:table-cell>
        </table:table-row>
        <table:table-row table:style-name="ro1">
          <table:table-cell office:value-type="string" calcext:value-type="string">
            <text:p>CTC-360G5.9</text:p>
          </table:table-cell>
          <table:table-cell office:value-type="float" office:value="0.0346617710361901" calcext:value-type="float">
            <text:p>0.03466177103619</text:p>
          </table:table-cell>
          <table:table-cell office:value-type="float" office:value="0.0234772898964063" calcext:value-type="float">
            <text:p>0.023477289896406</text:p>
          </table:table-cell>
        </table:table-row>
        <table:table-row table:style-name="ro1">
          <table:table-cell office:value-type="string" calcext:value-type="string">
            <text:p>ZNF106</text:p>
          </table:table-cell>
          <table:table-cell office:value-type="float" office:value="-0.0346312885739319" calcext:value-type="float">
            <text:p>-0.034631288573932</text:p>
          </table:table-cell>
          <table:table-cell office:value-type="float" office:value="0.0202041843146602" calcext:value-type="float">
            <text:p>0.02020418431466</text:p>
          </table:table-cell>
        </table:table-row>
        <table:table-row table:style-name="ro1">
          <table:table-cell office:value-type="string" calcext:value-type="string">
            <text:p>MYCBP</text:p>
          </table:table-cell>
          <table:table-cell office:value-type="float" office:value="-0.0346151073295723" calcext:value-type="float">
            <text:p>-0.034615107329572</text:p>
          </table:table-cell>
          <table:table-cell office:value-type="float" office:value="-0.0181637944577719" calcext:value-type="float">
            <text:p>-0.018163794457772</text:p>
          </table:table-cell>
        </table:table-row>
        <table:table-row table:style-name="ro1">
          <table:table-cell office:value-type="string" calcext:value-type="string">
            <text:p>AACSP1</text:p>
          </table:table-cell>
          <table:table-cell office:value-type="float" office:value="0.034607157488596" calcext:value-type="float">
            <text:p>0.034607157488596</text:p>
          </table:table-cell>
          <table:table-cell office:value-type="float" office:value="0.0254396106264714" calcext:value-type="float">
            <text:p>0.025439610626472</text:p>
          </table:table-cell>
        </table:table-row>
        <table:table-row table:style-name="ro1">
          <table:table-cell office:value-type="string" calcext:value-type="string">
            <text:p>AC002472.13</text:p>
          </table:table-cell>
          <table:table-cell office:value-type="float" office:value="0.0346015841052878" calcext:value-type="float">
            <text:p>0.034601584105288</text:p>
          </table:table-cell>
          <table:table-cell office:value-type="float" office:value="0.0227475216692667" calcext:value-type="float">
            <text:p>0.022747521669267</text:p>
          </table:table-cell>
        </table:table-row>
        <table:table-row table:style-name="ro1">
          <table:table-cell office:value-type="string" calcext:value-type="string">
            <text:p>LCOR</text:p>
          </table:table-cell>
          <table:table-cell office:value-type="float" office:value="-0.0345970542752324" calcext:value-type="float">
            <text:p>-0.034597054275233</text:p>
          </table:table-cell>
          <table:table-cell office:value-type="float" office:value="0.0247310893553583" calcext:value-type="float">
            <text:p>0.024731089355358</text:p>
          </table:table-cell>
        </table:table-row>
        <table:table-row table:style-name="ro1">
          <table:table-cell office:value-type="string" calcext:value-type="string">
            <text:p>SNAP23</text:p>
          </table:table-cell>
          <table:table-cell office:value-type="float" office:value="-0.0345959130238316" calcext:value-type="float">
            <text:p>-0.034595913023832</text:p>
          </table:table-cell>
          <table:table-cell office:value-type="float" office:value="0.0213519101395104" calcext:value-type="float">
            <text:p>0.021351910139511</text:p>
          </table:table-cell>
        </table:table-row>
        <table:table-row table:style-name="ro1">
          <table:table-cell office:value-type="string" calcext:value-type="string">
            <text:p>PDZD8</text:p>
          </table:table-cell>
          <table:table-cell office:value-type="float" office:value="-0.0345844855297683" calcext:value-type="float">
            <text:p>-0.034584485529768</text:p>
          </table:table-cell>
          <table:table-cell office:value-type="float" office:value="-0.00257663634642208" calcext:value-type="float">
            <text:p>-0.002576636346422</text:p>
          </table:table-cell>
        </table:table-row>
        <table:table-row table:style-name="ro1">
          <table:table-cell office:value-type="string" calcext:value-type="string">
            <text:p>PPA2</text:p>
          </table:table-cell>
          <table:table-cell office:value-type="float" office:value="-0.0345758496782604" calcext:value-type="float">
            <text:p>-0.03457584967826</text:p>
          </table:table-cell>
          <table:table-cell office:value-type="float" office:value="0.0326616066518883" calcext:value-type="float">
            <text:p>0.032661606651888</text:p>
          </table:table-cell>
        </table:table-row>
        <table:table-row table:style-name="ro1">
          <table:table-cell office:value-type="string" calcext:value-type="string">
            <text:p>CASP6</text:p>
          </table:table-cell>
          <table:table-cell office:value-type="float" office:value="-0.0345754554088456" calcext:value-type="float">
            <text:p>-0.034575455408846</text:p>
          </table:table-cell>
          <table:table-cell office:value-type="float" office:value="-0.0103511925607091" calcext:value-type="float">
            <text:p>-0.010351192560709</text:p>
          </table:table-cell>
        </table:table-row>
        <table:table-row table:style-name="ro1">
          <table:table-cell office:value-type="string" calcext:value-type="string">
            <text:p>CTA-407F11.6</text:p>
          </table:table-cell>
          <table:table-cell office:value-type="float" office:value="0.0345546476456193" calcext:value-type="float">
            <text:p>0.034554647645619</text:p>
          </table:table-cell>
          <table:table-cell office:value-type="float" office:value="0.0356060676640247" calcext:value-type="float">
            <text:p>0.035606067664025</text:p>
          </table:table-cell>
        </table:table-row>
        <table:table-row table:style-name="ro1">
          <table:table-cell office:value-type="string" calcext:value-type="string">
            <text:p>NDUFA5</text:p>
          </table:table-cell>
          <table:table-cell office:value-type="float" office:value="-0.0345519359138145" calcext:value-type="float">
            <text:p>-0.034551935913815</text:p>
          </table:table-cell>
          <table:table-cell office:value-type="float" office:value="0.0343066090933896" calcext:value-type="float">
            <text:p>0.03430660909339</text:p>
          </table:table-cell>
        </table:table-row>
        <table:table-row table:style-name="ro1">
          <table:table-cell office:value-type="string" calcext:value-type="string">
            <text:p>SAP25</text:p>
          </table:table-cell>
          <table:table-cell office:value-type="float" office:value="0.0345497693612303" calcext:value-type="float">
            <text:p>0.03454976936123</text:p>
          </table:table-cell>
          <table:table-cell office:value-type="float" office:value="0.0323465079297443" calcext:value-type="float">
            <text:p>0.032346507929744</text:p>
          </table:table-cell>
        </table:table-row>
        <table:table-row table:style-name="ro1">
          <table:table-cell office:value-type="string" calcext:value-type="string">
            <text:p>LCE3D</text:p>
          </table:table-cell>
          <table:table-cell office:value-type="float" office:value="0.0345449350798507" calcext:value-type="float">
            <text:p>0.034544935079851</text:p>
          </table:table-cell>
          <table:table-cell office:value-type="float" office:value="0.023654352792884" calcext:value-type="float">
            <text:p>0.023654352792884</text:p>
          </table:table-cell>
        </table:table-row>
        <table:table-row table:style-name="ro1">
          <table:table-cell office:value-type="string" calcext:value-type="string">
            <text:p>DNAAF1</text:p>
          </table:table-cell>
          <table:table-cell office:value-type="float" office:value="0.0345353144710973" calcext:value-type="float">
            <text:p>0.034535314471097</text:p>
          </table:table-cell>
          <table:table-cell office:value-type="float" office:value="0.02281104482621" calcext:value-type="float">
            <text:p>0.02281104482621</text:p>
          </table:table-cell>
        </table:table-row>
        <table:table-row table:style-name="ro1">
          <table:table-cell office:value-type="string" calcext:value-type="string">
            <text:p>RP11-344H11.5</text:p>
          </table:table-cell>
          <table:table-cell office:value-type="float" office:value="0.0345173683832546" calcext:value-type="float">
            <text:p>0.034517368383255</text:p>
          </table:table-cell>
          <table:table-cell office:value-type="float" office:value="0.00249747543391898" calcext:value-type="float">
            <text:p>0.002497475433919</text:p>
          </table:table-cell>
        </table:table-row>
        <table:table-row table:style-name="ro1">
          <table:table-cell office:value-type="string" calcext:value-type="string">
            <text:p>RP11-432J24.5</text:p>
          </table:table-cell>
          <table:table-cell office:value-type="float" office:value="0.0345110267775939" calcext:value-type="float">
            <text:p>0.034511026777594</text:p>
          </table:table-cell>
          <table:table-cell office:value-type="float" office:value="0.0258059953952016" calcext:value-type="float">
            <text:p>0.025805995395202</text:p>
          </table:table-cell>
        </table:table-row>
        <table:table-row table:style-name="ro1">
          <table:table-cell office:value-type="string" calcext:value-type="string">
            <text:p>AC078899.1</text:p>
          </table:table-cell>
          <table:table-cell office:value-type="float" office:value="-0.034492793152774" calcext:value-type="float">
            <text:p>-0.034492793152774</text:p>
          </table:table-cell>
          <table:table-cell office:value-type="float" office:value="0.0434306112605584" calcext:value-type="float">
            <text:p>0.043430611260559</text:p>
          </table:table-cell>
        </table:table-row>
        <table:table-row table:style-name="ro1">
          <table:table-cell office:value-type="string" calcext:value-type="string">
            <text:p>ATP5F1</text:p>
          </table:table-cell>
          <table:table-cell office:value-type="float" office:value="-0.0344897195546829" calcext:value-type="float">
            <text:p>-0.034489719554683</text:p>
          </table:table-cell>
          <table:table-cell office:value-type="float" office:value="0.0266196917604287" calcext:value-type="float">
            <text:p>0.026619691760429</text:p>
          </table:table-cell>
        </table:table-row>
        <table:table-row table:style-name="ro1">
          <table:table-cell office:value-type="string" calcext:value-type="string">
            <text:p>AC005523.3</text:p>
          </table:table-cell>
          <table:table-cell office:value-type="float" office:value="0.0344804260798807" calcext:value-type="float">
            <text:p>0.034480426079881</text:p>
          </table:table-cell>
          <table:table-cell office:value-type="float" office:value="-0.0183794365728002" calcext:value-type="float">
            <text:p>-0.0183794365728</text:p>
          </table:table-cell>
        </table:table-row>
        <table:table-row table:style-name="ro1">
          <table:table-cell office:value-type="string" calcext:value-type="string">
            <text:p>SSPO</text:p>
          </table:table-cell>
          <table:table-cell office:value-type="float" office:value="0.0344682069378137" calcext:value-type="float">
            <text:p>0.034468206937814</text:p>
          </table:table-cell>
          <table:table-cell office:value-type="float" office:value="0.027289259756816" calcext:value-type="float">
            <text:p>0.027289259756816</text:p>
          </table:table-cell>
        </table:table-row>
        <table:table-row table:style-name="ro1">
          <table:table-cell office:value-type="string" calcext:value-type="string">
            <text:p>RP11-255J3.2</text:p>
          </table:table-cell>
          <table:table-cell office:value-type="float" office:value="0.0344448318252142" calcext:value-type="float">
            <text:p>0.034444831825214</text:p>
          </table:table-cell>
          <table:table-cell office:value-type="float" office:value="0.0366758521475056" calcext:value-type="float">
            <text:p>0.036675852147506</text:p>
          </table:table-cell>
        </table:table-row>
        <table:table-row table:style-name="ro1">
          <table:table-cell office:value-type="string" calcext:value-type="string">
            <text:p>CRAT</text:p>
          </table:table-cell>
          <table:table-cell office:value-type="float" office:value="0.0344183095456348" calcext:value-type="float">
            <text:p>0.034418309545635</text:p>
          </table:table-cell>
          <table:table-cell office:value-type="float" office:value="0.0341630807809791" calcext:value-type="float">
            <text:p>0.034163080780979</text:p>
          </table:table-cell>
        </table:table-row>
        <table:table-row table:style-name="ro1">
          <table:table-cell office:value-type="string" calcext:value-type="string">
            <text:p>C3orf33</text:p>
          </table:table-cell>
          <table:table-cell office:value-type="float" office:value="-0.0343910675384478" calcext:value-type="float">
            <text:p>-0.034391067538448</text:p>
          </table:table-cell>
          <table:table-cell office:value-type="float" office:value="0.0171960719636915" calcext:value-type="float">
            <text:p>0.017196071963692</text:p>
          </table:table-cell>
        </table:table-row>
        <table:table-row table:style-name="ro1">
          <table:table-cell office:value-type="string" calcext:value-type="string">
            <text:p>GTPBP8</text:p>
          </table:table-cell>
          <table:table-cell office:value-type="float" office:value="-0.0343745136891953" calcext:value-type="float">
            <text:p>-0.034374513689195</text:p>
          </table:table-cell>
          <table:table-cell office:value-type="float" office:value="0.0422905144349039" calcext:value-type="float">
            <text:p>0.042290514434904</text:p>
          </table:table-cell>
        </table:table-row>
        <table:table-row table:style-name="ro1">
          <table:table-cell office:value-type="string" calcext:value-type="string">
            <text:p>RASSF6</text:p>
          </table:table-cell>
          <table:table-cell office:value-type="float" office:value="-0.034357014251885" calcext:value-type="float">
            <text:p>-0.034357014251885</text:p>
          </table:table-cell>
          <table:table-cell office:value-type="float" office:value="-0.00903814867940631" calcext:value-type="float">
            <text:p>-0.009038148679406</text:p>
          </table:table-cell>
        </table:table-row>
        <table:table-row table:style-name="ro1">
          <table:table-cell office:value-type="string" calcext:value-type="string">
            <text:p>RP11-567M21.3</text:p>
          </table:table-cell>
          <table:table-cell office:value-type="float" office:value="0.0343126617441977" calcext:value-type="float">
            <text:p>0.034312661744198</text:p>
          </table:table-cell>
          <table:table-cell office:value-type="float" office:value="0.0096740159888742" calcext:value-type="float">
            <text:p>0.009674015988874</text:p>
          </table:table-cell>
        </table:table-row>
        <table:table-row table:style-name="ro1">
          <table:table-cell office:value-type="string" calcext:value-type="string">
            <text:p>ZNF467</text:p>
          </table:table-cell>
          <table:table-cell office:value-type="float" office:value="0.0342911615497281" calcext:value-type="float">
            <text:p>0.034291161549728</text:p>
          </table:table-cell>
          <table:table-cell office:value-type="float" office:value="0.0342727654276123" calcext:value-type="float">
            <text:p>0.034272765427612</text:p>
          </table:table-cell>
        </table:table-row>
        <table:table-row table:style-name="ro1">
          <table:table-cell office:value-type="string" calcext:value-type="string">
            <text:p>ZIC5</text:p>
          </table:table-cell>
          <table:table-cell office:value-type="float" office:value="0.0342737898411508" calcext:value-type="float">
            <text:p>0.034273789841151</text:p>
          </table:table-cell>
          <table:table-cell office:value-type="float" office:value="0.0336002240541512" calcext:value-type="float">
            <text:p>0.033600224054151</text:p>
          </table:table-cell>
        </table:table-row>
        <table:table-row table:style-name="ro1">
          <table:table-cell office:value-type="string" calcext:value-type="string">
            <text:p>RP5-1066H13.4</text:p>
          </table:table-cell>
          <table:table-cell office:value-type="float" office:value="0.0342438974167727" calcext:value-type="float">
            <text:p>0.034243897416773</text:p>
          </table:table-cell>
          <table:table-cell office:value-type="float" office:value="-0.00585448325318238" calcext:value-type="float">
            <text:p>-0.005854483253182</text:p>
          </table:table-cell>
        </table:table-row>
        <table:table-row table:style-name="ro1">
          <table:table-cell office:value-type="string" calcext:value-type="string">
            <text:p>SLC30A7</text:p>
          </table:table-cell>
          <table:table-cell office:value-type="float" office:value="-0.0342103021357109" calcext:value-type="float">
            <text:p>-0.034210302135711</text:p>
          </table:table-cell>
          <table:table-cell office:value-type="float" office:value="0.00919078791647845" calcext:value-type="float">
            <text:p>0.009190787916478</text:p>
          </table:table-cell>
        </table:table-row>
        <table:table-row table:style-name="ro1">
          <table:table-cell office:value-type="string" calcext:value-type="string">
            <text:p>KEL</text:p>
          </table:table-cell>
          <table:table-cell office:value-type="float" office:value="0.0341652677117814" calcext:value-type="float">
            <text:p>0.034165267711782</text:p>
          </table:table-cell>
          <table:table-cell office:value-type="float" office:value="0.0238701820289767" calcext:value-type="float">
            <text:p>0.023870182028977</text:p>
          </table:table-cell>
        </table:table-row>
        <table:table-row table:style-name="ro1">
          <table:table-cell office:value-type="string" calcext:value-type="string">
            <text:p>HSD11B1L</text:p>
          </table:table-cell>
          <table:table-cell office:value-type="float" office:value="0.0341567424180139" calcext:value-type="float">
            <text:p>0.034156742418014</text:p>
          </table:table-cell>
          <table:table-cell office:value-type="float" office:value="0.0430781815390758" calcext:value-type="float">
            <text:p>0.043078181539076</text:p>
          </table:table-cell>
        </table:table-row>
        <table:table-row table:style-name="ro1">
          <table:table-cell office:value-type="string" calcext:value-type="string">
            <text:p>BAALC</text:p>
          </table:table-cell>
          <table:table-cell office:value-type="float" office:value="0.0341560871099439" calcext:value-type="float">
            <text:p>0.034156087109944</text:p>
          </table:table-cell>
          <table:table-cell office:value-type="float" office:value="0.0131005449384731" calcext:value-type="float">
            <text:p>0.013100544938473</text:p>
          </table:table-cell>
        </table:table-row>
        <table:table-row table:style-name="ro1">
          <table:table-cell office:value-type="string" calcext:value-type="string">
            <text:p>CTBP2P8</text:p>
          </table:table-cell>
          <table:table-cell office:value-type="float" office:value="-0.0341496098251454" calcext:value-type="float">
            <text:p>-0.034149609825145</text:p>
          </table:table-cell>
          <table:table-cell office:value-type="float" office:value="-0.0368356645115155" calcext:value-type="float">
            <text:p>-0.036835664511516</text:p>
          </table:table-cell>
        </table:table-row>
        <table:table-row table:style-name="ro1">
          <table:table-cell office:value-type="string" calcext:value-type="string">
            <text:p>RP11-118B18.1</text:p>
          </table:table-cell>
          <table:table-cell office:value-type="float" office:value="0.03411471299096" calcext:value-type="float">
            <text:p>0.03411471299096</text:p>
          </table:table-cell>
          <table:table-cell office:value-type="float" office:value="0.026763800128428" calcext:value-type="float">
            <text:p>0.026763800128428</text:p>
          </table:table-cell>
        </table:table-row>
        <table:table-row table:style-name="ro1">
          <table:table-cell office:value-type="string" calcext:value-type="string">
            <text:p>CTB-50L17.7</text:p>
          </table:table-cell>
          <table:table-cell office:value-type="float" office:value="0.0341113671416361" calcext:value-type="float">
            <text:p>0.034111367141636</text:p>
          </table:table-cell>
          <table:table-cell office:value-type="float" office:value="0.0360473892968279" calcext:value-type="float">
            <text:p>0.036047389296828</text:p>
          </table:table-cell>
        </table:table-row>
        <table:table-row table:style-name="ro1">
          <table:table-cell office:value-type="string" calcext:value-type="string">
            <text:p>IL32</text:p>
          </table:table-cell>
          <table:table-cell office:value-type="float" office:value="-0.0341001180669771" calcext:value-type="float">
            <text:p>-0.034100118066977</text:p>
          </table:table-cell>
          <table:table-cell office:value-type="float" office:value="0.0369174832455463" calcext:value-type="float">
            <text:p>0.036917483245546</text:p>
          </table:table-cell>
        </table:table-row>
        <table:table-row table:style-name="ro1">
          <table:table-cell office:value-type="string" calcext:value-type="string">
            <text:p>SPIN2A</text:p>
          </table:table-cell>
          <table:table-cell office:value-type="float" office:value="0.0340922189309468" calcext:value-type="float">
            <text:p>0.034092218930947</text:p>
          </table:table-cell>
          <table:table-cell office:value-type="float" office:value="0.0274766986363152" calcext:value-type="float">
            <text:p>0.027476698636315</text:p>
          </table:table-cell>
        </table:table-row>
        <table:table-row table:style-name="ro1">
          <table:table-cell office:value-type="string" calcext:value-type="string">
            <text:p>GALNT3</text:p>
          </table:table-cell>
          <table:table-cell office:value-type="float" office:value="-0.0340890857774998" calcext:value-type="float">
            <text:p>-0.0340890857775</text:p>
          </table:table-cell>
          <table:table-cell office:value-type="float" office:value="-0.00341397082088877" calcext:value-type="float">
            <text:p>-0.003413970820889</text:p>
          </table:table-cell>
        </table:table-row>
        <table:table-row table:style-name="ro1">
          <table:table-cell office:value-type="string" calcext:value-type="string">
            <text:p>DBH-AS1</text:p>
          </table:table-cell>
          <table:table-cell office:value-type="float" office:value="0.0340877848831045" calcext:value-type="float">
            <text:p>0.034087784883105</text:p>
          </table:table-cell>
          <table:table-cell office:value-type="float" office:value="0.0239213422525616" calcext:value-type="float">
            <text:p>0.023921342252562</text:p>
          </table:table-cell>
        </table:table-row>
        <table:table-row table:style-name="ro1">
          <table:table-cell office:value-type="string" calcext:value-type="string">
            <text:p>AC009502.4</text:p>
          </table:table-cell>
          <table:table-cell office:value-type="float" office:value="-0.0340734048592079" calcext:value-type="float">
            <text:p>-0.034073404859208</text:p>
          </table:table-cell>
          <table:table-cell office:value-type="float" office:value="0.0422167871625911" calcext:value-type="float">
            <text:p>0.042216787162591</text:p>
          </table:table-cell>
        </table:table-row>
        <table:table-row table:style-name="ro1">
          <table:table-cell office:value-type="string" calcext:value-type="string">
            <text:p>MMAA</text:p>
          </table:table-cell>
          <table:table-cell office:value-type="float" office:value="-0.0340720084745892" calcext:value-type="float">
            <text:p>-0.034072008474589</text:p>
          </table:table-cell>
          <table:table-cell office:value-type="float" office:value="0.0071267541799908" calcext:value-type="float">
            <text:p>0.007126754179991</text:p>
          </table:table-cell>
        </table:table-row>
        <table:table-row table:style-name="ro1">
          <table:table-cell office:value-type="string" calcext:value-type="string">
            <text:p>RAB5A</text:p>
          </table:table-cell>
          <table:table-cell office:value-type="float" office:value="-0.0340698317156343" calcext:value-type="float">
            <text:p>-0.034069831715634</text:p>
          </table:table-cell>
          <table:table-cell office:value-type="float" office:value="0.0120748253057406" calcext:value-type="float">
            <text:p>0.012074825305741</text:p>
          </table:table-cell>
        </table:table-row>
        <table:table-row table:style-name="ro1">
          <table:table-cell office:value-type="string" calcext:value-type="string">
            <text:p>RP11-247A12.8</text:p>
          </table:table-cell>
          <table:table-cell office:value-type="float" office:value="0.0340617349308711" calcext:value-type="float">
            <text:p>0.034061734930871</text:p>
          </table:table-cell>
          <table:table-cell office:value-type="float" office:value="-0.00633880164909487" calcext:value-type="float">
            <text:p>-0.006338801649095</text:p>
          </table:table-cell>
        </table:table-row>
        <table:table-row table:style-name="ro1">
          <table:table-cell office:value-type="string" calcext:value-type="string">
            <text:p>RP11-181E10.3</text:p>
          </table:table-cell>
          <table:table-cell office:value-type="float" office:value="0.03405799011291" calcext:value-type="float">
            <text:p>0.03405799011291</text:p>
          </table:table-cell>
          <table:table-cell office:value-type="float" office:value="-0.00104820090149254" calcext:value-type="float">
            <text:p>-0.001048200901493</text:p>
          </table:table-cell>
        </table:table-row>
        <table:table-row table:style-name="ro1">
          <table:table-cell office:value-type="string" calcext:value-type="string">
            <text:p>HSD17B12</text:p>
          </table:table-cell>
          <table:table-cell office:value-type="float" office:value="-0.0340567273753777" calcext:value-type="float">
            <text:p>-0.034056727375378</text:p>
          </table:table-cell>
          <table:table-cell office:value-type="float" office:value="0.0398439561109759" calcext:value-type="float">
            <text:p>0.039843956110976</text:p>
          </table:table-cell>
        </table:table-row>
        <table:table-row table:style-name="ro1">
          <table:table-cell office:value-type="string" calcext:value-type="string">
            <text:p>AC005162.5</text:p>
          </table:table-cell>
          <table:table-cell office:value-type="float" office:value="0.0340499023414612" calcext:value-type="float">
            <text:p>0.034049902341461</text:p>
          </table:table-cell>
          <table:table-cell office:value-type="float" office:value="0.0218660578948859" calcext:value-type="float">
            <text:p>0.021866057894886</text:p>
          </table:table-cell>
        </table:table-row>
        <table:table-row table:style-name="ro1">
          <table:table-cell office:value-type="string" calcext:value-type="string">
            <text:p>CTD-2349P21.5</text:p>
          </table:table-cell>
          <table:table-cell office:value-type="float" office:value="0.0340417136391493" calcext:value-type="float">
            <text:p>0.034041713639149</text:p>
          </table:table-cell>
          <table:table-cell office:value-type="float" office:value="0.0314913542111078" calcext:value-type="float">
            <text:p>0.031491354211108</text:p>
          </table:table-cell>
        </table:table-row>
        <table:table-row table:style-name="ro1">
          <table:table-cell office:value-type="string" calcext:value-type="string">
            <text:p>SSC5D</text:p>
          </table:table-cell>
          <table:table-cell office:value-type="float" office:value="0.0340348078321457" calcext:value-type="float">
            <text:p>0.034034807832146</text:p>
          </table:table-cell>
          <table:table-cell office:value-type="float" office:value="-0.0118674848416966" calcext:value-type="float">
            <text:p>-0.011867484841697</text:p>
          </table:table-cell>
        </table:table-row>
        <table:table-row table:style-name="ro1">
          <table:table-cell office:value-type="string" calcext:value-type="string">
            <text:p>AP000347.4</text:p>
          </table:table-cell>
          <table:table-cell office:value-type="float" office:value="0.03402994323688" calcext:value-type="float">
            <text:p>0.03402994323688</text:p>
          </table:table-cell>
          <table:table-cell office:value-type="float" office:value="0.0262733758020197" calcext:value-type="float">
            <text:p>0.02627337580202</text:p>
          </table:table-cell>
        </table:table-row>
        <table:table-row table:style-name="ro1">
          <table:table-cell office:value-type="string" calcext:value-type="string">
            <text:p>RP11-21L23.2</text:p>
          </table:table-cell>
          <table:table-cell office:value-type="float" office:value="-0.0340260719532511" calcext:value-type="float">
            <text:p>-0.034026071953251</text:p>
          </table:table-cell>
          <table:table-cell office:value-type="float" office:value="-0.0164480216665852" calcext:value-type="float">
            <text:p>-0.016448021666585</text:p>
          </table:table-cell>
        </table:table-row>
        <table:table-row table:style-name="ro1">
          <table:table-cell office:value-type="string" calcext:value-type="string">
            <text:p>RP11-572O6.1</text:p>
          </table:table-cell>
          <table:table-cell office:value-type="float" office:value="0.0340190200125949" calcext:value-type="float">
            <text:p>0.034019020012595</text:p>
          </table:table-cell>
          <table:table-cell office:value-type="float" office:value="0.00395554121138031" calcext:value-type="float">
            <text:p>0.00395554121138</text:p>
          </table:table-cell>
        </table:table-row>
        <table:table-row table:style-name="ro1">
          <table:table-cell office:value-type="string" calcext:value-type="string">
            <text:p>RP11-848P1.5</text:p>
          </table:table-cell>
          <table:table-cell office:value-type="float" office:value="0.0340158285975837" calcext:value-type="float">
            <text:p>0.034015828597584</text:p>
          </table:table-cell>
          <table:table-cell office:value-type="float" office:value="0.0370309898227267" calcext:value-type="float">
            <text:p>0.037030989822727</text:p>
          </table:table-cell>
        </table:table-row>
        <table:table-row table:style-name="ro1">
          <table:table-cell office:value-type="string" calcext:value-type="string">
            <text:p>TINAG</text:p>
          </table:table-cell>
          <table:table-cell office:value-type="float" office:value="-0.0340153795274261" calcext:value-type="float">
            <text:p>-0.034015379527426</text:p>
          </table:table-cell>
          <table:table-cell office:value-type="float" office:value="0.00440861487907203" calcext:value-type="float">
            <text:p>0.004408614879072</text:p>
          </table:table-cell>
        </table:table-row>
        <table:table-row table:style-name="ro1">
          <table:table-cell office:value-type="string" calcext:value-type="string">
            <text:p>CNIH1</text:p>
          </table:table-cell>
          <table:table-cell office:value-type="float" office:value="-0.0340115197466207" calcext:value-type="float">
            <text:p>-0.034011519746621</text:p>
          </table:table-cell>
          <table:table-cell office:value-type="float" office:value="0.0425329841072301" calcext:value-type="float">
            <text:p>0.04253298410723</text:p>
          </table:table-cell>
        </table:table-row>
        <table:table-row table:style-name="ro1">
          <table:table-cell office:value-type="string" calcext:value-type="string">
            <text:p>CCDC40</text:p>
          </table:table-cell>
          <table:table-cell office:value-type="float" office:value="0.0340029802785259" calcext:value-type="float">
            <text:p>0.034002980278526</text:p>
          </table:table-cell>
          <table:table-cell office:value-type="float" office:value="0.0245318474998993" calcext:value-type="float">
            <text:p>0.024531847499899</text:p>
          </table:table-cell>
        </table:table-row>
        <table:table-row table:style-name="ro1">
          <table:table-cell office:value-type="string" calcext:value-type="string">
            <text:p>DLD</text:p>
          </table:table-cell>
          <table:table-cell office:value-type="float" office:value="-0.0339593729176551" calcext:value-type="float">
            <text:p>-0.033959372917655</text:p>
          </table:table-cell>
          <table:table-cell office:value-type="float" office:value="-0.0109644499579734" calcext:value-type="float">
            <text:p>-0.010964449957973</text:p>
          </table:table-cell>
        </table:table-row>
        <table:table-row table:style-name="ro1">
          <table:table-cell office:value-type="string" calcext:value-type="string">
            <text:p>RP5-874C20.6</text:p>
          </table:table-cell>
          <table:table-cell office:value-type="float" office:value="-0.0339212563030831" calcext:value-type="float">
            <text:p>-0.033921256303083</text:p>
          </table:table-cell>
          <table:table-cell office:value-type="float" office:value="-0.00322382181342137" calcext:value-type="float">
            <text:p>-0.003223821813421</text:p>
          </table:table-cell>
        </table:table-row>
        <table:table-row table:style-name="ro1">
          <table:table-cell office:value-type="string" calcext:value-type="string">
            <text:p>LRRC56</text:p>
          </table:table-cell>
          <table:table-cell office:value-type="float" office:value="0.0338921070869667" calcext:value-type="float">
            <text:p>0.033892107086967</text:p>
          </table:table-cell>
          <table:table-cell office:value-type="float" office:value="0.0374756623869198" calcext:value-type="float">
            <text:p>0.03747566238692</text:p>
          </table:table-cell>
        </table:table-row>
        <table:table-row table:style-name="ro1">
          <table:table-cell office:value-type="string" calcext:value-type="string">
            <text:p>RP11-236F9.2</text:p>
          </table:table-cell>
          <table:table-cell office:value-type="float" office:value="0.0338850968271918" calcext:value-type="float">
            <text:p>0.033885096827192</text:p>
          </table:table-cell>
          <table:table-cell office:value-type="float" office:value="0.0310571248005259" calcext:value-type="float">
            <text:p>0.031057124800526</text:p>
          </table:table-cell>
        </table:table-row>
        <table:table-row table:style-name="ro1">
          <table:table-cell office:value-type="string" calcext:value-type="string">
            <text:p>ATP4B</text:p>
          </table:table-cell>
          <table:table-cell office:value-type="float" office:value="0.0338394181481765" calcext:value-type="float">
            <text:p>0.033839418148177</text:p>
          </table:table-cell>
          <table:table-cell office:value-type="float" office:value="0.0226663005494085" calcext:value-type="float">
            <text:p>0.022666300549409</text:p>
          </table:table-cell>
        </table:table-row>
        <table:table-row table:style-name="ro1">
          <table:table-cell office:value-type="string" calcext:value-type="string">
            <text:p>RAB33B</text:p>
          </table:table-cell>
          <table:table-cell office:value-type="float" office:value="-0.0338200008214195" calcext:value-type="float">
            <text:p>-0.03382000082142</text:p>
          </table:table-cell>
          <table:table-cell office:value-type="float" office:value="0.00932966777262301" calcext:value-type="float">
            <text:p>0.009329667772623</text:p>
          </table:table-cell>
        </table:table-row>
        <table:table-row table:style-name="ro1">
          <table:table-cell office:value-type="string" calcext:value-type="string">
            <text:p>SH3BGRL</text:p>
          </table:table-cell>
          <table:table-cell office:value-type="float" office:value="-0.0337923912355734" calcext:value-type="float">
            <text:p>-0.033792391235573</text:p>
          </table:table-cell>
          <table:table-cell office:value-type="float" office:value="0.019874291412921" calcext:value-type="float">
            <text:p>0.019874291412921</text:p>
          </table:table-cell>
        </table:table-row>
        <table:table-row table:style-name="ro1">
          <table:table-cell office:value-type="string" calcext:value-type="string">
            <text:p>RP3-523K23.2</text:p>
          </table:table-cell>
          <table:table-cell office:value-type="float" office:value="-0.0337401576497442" calcext:value-type="float">
            <text:p>-0.033740157649744</text:p>
          </table:table-cell>
          <table:table-cell office:value-type="float" office:value="0.041499224615732" calcext:value-type="float">
            <text:p>0.041499224615732</text:p>
          </table:table-cell>
        </table:table-row>
        <table:table-row table:style-name="ro1">
          <table:table-cell office:value-type="string" calcext:value-type="string">
            <text:p>TAF13</text:p>
          </table:table-cell>
          <table:table-cell office:value-type="float" office:value="-0.0337051907196974" calcext:value-type="float">
            <text:p>-0.033705190719697</text:p>
          </table:table-cell>
          <table:table-cell office:value-type="float" office:value="-0.023055220586523" calcext:value-type="float">
            <text:p>-0.023055220586523</text:p>
          </table:table-cell>
        </table:table-row>
        <table:table-row table:style-name="ro1">
          <table:table-cell office:value-type="string" calcext:value-type="string">
            <text:p>C2orf73</text:p>
          </table:table-cell>
          <table:table-cell office:value-type="float" office:value="0.0336982960006711" calcext:value-type="float">
            <text:p>0.033698296000671</text:p>
          </table:table-cell>
          <table:table-cell office:value-type="float" office:value="-0.000737809774657498" calcext:value-type="float">
            <text:p>-0.000737809774657</text:p>
          </table:table-cell>
        </table:table-row>
        <table:table-row table:style-name="ro1">
          <table:table-cell office:value-type="string" calcext:value-type="string">
            <text:p>EPCAM</text:p>
          </table:table-cell>
          <table:table-cell office:value-type="float" office:value="-0.033674632865339" calcext:value-type="float">
            <text:p>-0.033674632865339</text:p>
          </table:table-cell>
          <table:table-cell office:value-type="float" office:value="0.00532406650000647" calcext:value-type="float">
            <text:p>0.005324066500006</text:p>
          </table:table-cell>
        </table:table-row>
        <table:table-row table:style-name="ro1">
          <table:table-cell office:value-type="string" calcext:value-type="string">
            <text:p>TMEM259</text:p>
          </table:table-cell>
          <table:table-cell office:value-type="float" office:value="0.0336425595898672" calcext:value-type="float">
            <text:p>0.033642559589867</text:p>
          </table:table-cell>
          <table:table-cell office:value-type="float" office:value="0.0413665107577802" calcext:value-type="float">
            <text:p>0.04136651075778</text:p>
          </table:table-cell>
        </table:table-row>
        <table:table-row table:style-name="ro1">
          <table:table-cell office:value-type="string" calcext:value-type="string">
            <text:p>KRTCAP3</text:p>
          </table:table-cell>
          <table:table-cell office:value-type="float" office:value="-0.0336257380949742" calcext:value-type="float">
            <text:p>-0.033625738094974</text:p>
          </table:table-cell>
          <table:table-cell office:value-type="float" office:value="0.0315211278247529" calcext:value-type="float">
            <text:p>0.031521127824753</text:p>
          </table:table-cell>
        </table:table-row>
        <table:table-row table:style-name="ro1">
          <table:table-cell office:value-type="string" calcext:value-type="string">
            <text:p>SNORA25</text:p>
          </table:table-cell>
          <table:table-cell office:value-type="float" office:value="-0.0336257211911838" calcext:value-type="float">
            <text:p>-0.033625721191184</text:p>
          </table:table-cell>
          <table:table-cell office:value-type="float" office:value="-0.00706914674952036" calcext:value-type="float">
            <text:p>-0.00706914674952</text:p>
          </table:table-cell>
        </table:table-row>
        <table:table-row table:style-name="ro1">
          <table:table-cell office:value-type="string" calcext:value-type="string">
            <text:p>RP11-507K2.3</text:p>
          </table:table-cell>
          <table:table-cell office:value-type="float" office:value="0.0336228499616483" calcext:value-type="float">
            <text:p>0.033622849961648</text:p>
          </table:table-cell>
          <table:table-cell office:value-type="float" office:value="0.0203604380195616" calcext:value-type="float">
            <text:p>0.020360438019562</text:p>
          </table:table-cell>
        </table:table-row>
        <table:table-row table:style-name="ro1">
          <table:table-cell office:value-type="string" calcext:value-type="string">
            <text:p>RP4-781K5.4</text:p>
          </table:table-cell>
          <table:table-cell office:value-type="float" office:value="0.0336146765374989" calcext:value-type="float">
            <text:p>0.033614676537499</text:p>
          </table:table-cell>
          <table:table-cell office:value-type="float" office:value="0.0250431452478214" calcext:value-type="float">
            <text:p>0.025043145247821</text:p>
          </table:table-cell>
        </table:table-row>
        <table:table-row table:style-name="ro1">
          <table:table-cell office:value-type="string" calcext:value-type="string">
            <text:p>TTLL9</text:p>
          </table:table-cell>
          <table:table-cell office:value-type="float" office:value="0.0336080888848052" calcext:value-type="float">
            <text:p>0.033608088884805</text:p>
          </table:table-cell>
          <table:table-cell office:value-type="float" office:value="0.0247441786507454" calcext:value-type="float">
            <text:p>0.024744178650746</text:p>
          </table:table-cell>
        </table:table-row>
        <table:table-row table:style-name="ro1">
          <table:table-cell office:value-type="string" calcext:value-type="string">
            <text:p>NUPR1</text:p>
          </table:table-cell>
          <table:table-cell office:value-type="float" office:value="0.0335800186757676" calcext:value-type="float">
            <text:p>0.033580018675768</text:p>
          </table:table-cell>
          <table:table-cell office:value-type="float" office:value="0.0268595564475643" calcext:value-type="float">
            <text:p>0.026859556447564</text:p>
          </table:table-cell>
        </table:table-row>
        <table:table-row table:style-name="ro1">
          <table:table-cell office:value-type="string" calcext:value-type="string">
            <text:p>NDUFS5</text:p>
          </table:table-cell>
          <table:table-cell office:value-type="float" office:value="-0.0335731821102918" calcext:value-type="float">
            <text:p>-0.033573182110292</text:p>
          </table:table-cell>
          <table:table-cell office:value-type="float" office:value="0.00120812839635046" calcext:value-type="float">
            <text:p>0.00120812839635</text:p>
          </table:table-cell>
        </table:table-row>
        <table:table-row table:style-name="ro1">
          <table:table-cell office:value-type="string" calcext:value-type="string">
            <text:p>RP13-46H24.1</text:p>
          </table:table-cell>
          <table:table-cell office:value-type="float" office:value="0.0335696285131921" calcext:value-type="float">
            <text:p>0.033569628513192</text:p>
          </table:table-cell>
          <table:table-cell office:value-type="float" office:value="0.0346252778899437" calcext:value-type="float">
            <text:p>0.034625277889944</text:p>
          </table:table-cell>
        </table:table-row>
        <table:table-row table:style-name="ro1">
          <table:table-cell office:value-type="string" calcext:value-type="string">
            <text:p>RP11-351I24.1</text:p>
          </table:table-cell>
          <table:table-cell office:value-type="float" office:value="0.033543061441481" calcext:value-type="float">
            <text:p>0.033543061441481</text:p>
          </table:table-cell>
          <table:table-cell office:value-type="float" office:value="0.0290802598987878" calcext:value-type="float">
            <text:p>0.029080259898788</text:p>
          </table:table-cell>
        </table:table-row>
        <table:table-row table:style-name="ro1">
          <table:table-cell office:value-type="string" calcext:value-type="string">
            <text:p>LCLAT1</text:p>
          </table:table-cell>
          <table:table-cell office:value-type="float" office:value="-0.0335094468790192" calcext:value-type="float">
            <text:p>-0.033509446879019</text:p>
          </table:table-cell>
          <table:table-cell office:value-type="float" office:value="-0.0142094582350205" calcext:value-type="float">
            <text:p>-0.014209458235021</text:p>
          </table:table-cell>
        </table:table-row>
        <table:table-row table:style-name="ro1">
          <table:table-cell office:value-type="string" calcext:value-type="string">
            <text:p>CD160</text:p>
          </table:table-cell>
          <table:table-cell office:value-type="float" office:value="0.0334931821214469" calcext:value-type="float">
            <text:p>0.033493182121447</text:p>
          </table:table-cell>
          <table:table-cell office:value-type="float" office:value="0.00875255112436698" calcext:value-type="float">
            <text:p>0.008752551124367</text:p>
          </table:table-cell>
        </table:table-row>
        <table:table-row table:style-name="ro1">
          <table:table-cell office:value-type="string" calcext:value-type="string">
            <text:p>RP11-473M20.11</text:p>
          </table:table-cell>
          <table:table-cell office:value-type="float" office:value="0.0334912640784554" calcext:value-type="float">
            <text:p>0.033491264078455</text:p>
          </table:table-cell>
          <table:table-cell office:value-type="float" office:value="0.0459062921347612" calcext:value-type="float">
            <text:p>0.045906292134761</text:p>
          </table:table-cell>
        </table:table-row>
        <table:table-row table:style-name="ro1">
          <table:table-cell office:value-type="string" calcext:value-type="string">
            <text:p>PPID</text:p>
          </table:table-cell>
          <table:table-cell office:value-type="float" office:value="-0.0334908816811863" calcext:value-type="float">
            <text:p>-0.033490881681186</text:p>
          </table:table-cell>
          <table:table-cell office:value-type="float" office:value="0.00599215064281152" calcext:value-type="float">
            <text:p>0.005992150642812</text:p>
          </table:table-cell>
        </table:table-row>
        <table:table-row table:style-name="ro1">
          <table:table-cell office:value-type="string" calcext:value-type="string">
            <text:p>CD164</text:p>
          </table:table-cell>
          <table:table-cell office:value-type="float" office:value="-0.0334835265587931" calcext:value-type="float">
            <text:p>-0.033483526558793</text:p>
          </table:table-cell>
          <table:table-cell office:value-type="float" office:value="0.0340749117615223" calcext:value-type="float">
            <text:p>0.034074911761522</text:p>
          </table:table-cell>
        </table:table-row>
        <table:table-row table:style-name="ro1">
          <table:table-cell office:value-type="string" calcext:value-type="string">
            <text:p>TMX1</text:p>
          </table:table-cell>
          <table:table-cell office:value-type="float" office:value="-0.033482467918183" calcext:value-type="float">
            <text:p>-0.033482467918183</text:p>
          </table:table-cell>
          <table:table-cell office:value-type="float" office:value="-0.00909445721218101" calcext:value-type="float">
            <text:p>-0.009094457212181</text:p>
          </table:table-cell>
        </table:table-row>
        <table:table-row table:style-name="ro1">
          <table:table-cell office:value-type="string" calcext:value-type="string">
            <text:p>BACE2-IT1</text:p>
          </table:table-cell>
          <table:table-cell office:value-type="float" office:value="-0.0334276038707617" calcext:value-type="float">
            <text:p>-0.033427603870762</text:p>
          </table:table-cell>
          <table:table-cell office:value-type="float" office:value="0.0241587780253482" calcext:value-type="float">
            <text:p>0.024158778025348</text:p>
          </table:table-cell>
        </table:table-row>
        <table:table-row table:style-name="ro1">
          <table:table-cell office:value-type="string" calcext:value-type="string">
            <text:p>SLC25A27</text:p>
          </table:table-cell>
          <table:table-cell office:value-type="float" office:value="0.0334052379129607" calcext:value-type="float">
            <text:p>0.033405237912961</text:p>
          </table:table-cell>
          <table:table-cell office:value-type="float" office:value="0.0275705420886136" calcext:value-type="float">
            <text:p>0.027570542088614</text:p>
          </table:table-cell>
        </table:table-row>
        <table:table-row table:style-name="ro1">
          <table:table-cell office:value-type="string" calcext:value-type="string">
            <text:p>TMEM45B</text:p>
          </table:table-cell>
          <table:table-cell office:value-type="float" office:value="-0.0333908585613675" calcext:value-type="float">
            <text:p>-0.033390858561368</text:p>
          </table:table-cell>
          <table:table-cell office:value-type="float" office:value="0.00224687785811731" calcext:value-type="float">
            <text:p>0.002246877858117</text:p>
          </table:table-cell>
        </table:table-row>
        <table:table-row table:style-name="ro1">
          <table:table-cell office:value-type="string" calcext:value-type="string">
            <text:p>XXbac-B444P24.8</text:p>
          </table:table-cell>
          <table:table-cell office:value-type="float" office:value="0.0333709050035752" calcext:value-type="float">
            <text:p>0.033370905003575</text:p>
          </table:table-cell>
          <table:table-cell office:value-type="float" office:value="-0.0200487632259359" calcext:value-type="float">
            <text:p>-0.020048763225936</text:p>
          </table:table-cell>
        </table:table-row>
        <table:table-row table:style-name="ro1">
          <table:table-cell office:value-type="string" calcext:value-type="string">
            <text:p>DHCR7</text:p>
          </table:table-cell>
          <table:table-cell office:value-type="float" office:value="-0.03335155933214" calcext:value-type="float">
            <text:p>-0.03335155933214</text:p>
          </table:table-cell>
          <table:table-cell office:value-type="float" office:value="0.034485651671071" calcext:value-type="float">
            <text:p>0.034485651671071</text:p>
          </table:table-cell>
        </table:table-row>
        <table:table-row table:style-name="ro1">
          <table:table-cell office:value-type="string" calcext:value-type="string">
            <text:p>CTBS</text:p>
          </table:table-cell>
          <table:table-cell office:value-type="float" office:value="-0.03334120364031" calcext:value-type="float">
            <text:p>-0.03334120364031</text:p>
          </table:table-cell>
          <table:table-cell office:value-type="float" office:value="0.00811880677613028" calcext:value-type="float">
            <text:p>0.00811880677613</text:p>
          </table:table-cell>
        </table:table-row>
        <table:table-row table:style-name="ro1">
          <table:table-cell office:value-type="string" calcext:value-type="string">
            <text:p>PCED1A</text:p>
          </table:table-cell>
          <table:table-cell office:value-type="float" office:value="0.0333343721315692" calcext:value-type="float">
            <text:p>0.033334372131569</text:p>
          </table:table-cell>
          <table:table-cell office:value-type="float" office:value="0.0487257975126557" calcext:value-type="float">
            <text:p>0.048725797512656</text:p>
          </table:table-cell>
        </table:table-row>
        <table:table-row table:style-name="ro1">
          <table:table-cell office:value-type="string" calcext:value-type="string">
            <text:p>CTA-228A9.3</text:p>
          </table:table-cell>
          <table:table-cell office:value-type="float" office:value="0.0333308230200648" calcext:value-type="float">
            <text:p>0.033330823020065</text:p>
          </table:table-cell>
          <table:table-cell office:value-type="float" office:value="0.0294445778960124" calcext:value-type="float">
            <text:p>0.029444577896013</text:p>
          </table:table-cell>
        </table:table-row>
        <table:table-row table:style-name="ro1">
          <table:table-cell office:value-type="string" calcext:value-type="string">
            <text:p>RN7SL130P</text:p>
          </table:table-cell>
          <table:table-cell office:value-type="float" office:value="0.0333198685487965" calcext:value-type="float">
            <text:p>0.033319868548797</text:p>
          </table:table-cell>
          <table:table-cell office:value-type="float" office:value="0.0384565141815804" calcext:value-type="float">
            <text:p>0.03845651418158</text:p>
          </table:table-cell>
        </table:table-row>
        <table:table-row table:style-name="ro1">
          <table:table-cell office:value-type="string" calcext:value-type="string">
            <text:p>TMED2</text:p>
          </table:table-cell>
          <table:table-cell office:value-type="float" office:value="-0.033317223778145" calcext:value-type="float">
            <text:p>-0.033317223778145</text:p>
          </table:table-cell>
          <table:table-cell office:value-type="float" office:value="0.0228207465312015" calcext:value-type="float">
            <text:p>0.022820746531202</text:p>
          </table:table-cell>
        </table:table-row>
        <table:table-row table:style-name="ro1">
          <table:table-cell office:value-type="string" calcext:value-type="string">
            <text:p>HIGD1A</text:p>
          </table:table-cell>
          <table:table-cell office:value-type="float" office:value="-0.033305492850503" calcext:value-type="float">
            <text:p>-0.033305492850503</text:p>
          </table:table-cell>
          <table:table-cell office:value-type="float" office:value="-0.00506026662825873" calcext:value-type="float">
            <text:p>-0.005060266628259</text:p>
          </table:table-cell>
        </table:table-row>
        <table:table-row table:style-name="ro1">
          <table:table-cell office:value-type="string" calcext:value-type="string">
            <text:p>RP11-556H2.3</text:p>
          </table:table-cell>
          <table:table-cell office:value-type="float" office:value="0.0332860281455827" calcext:value-type="float">
            <text:p>0.033286028145583</text:p>
          </table:table-cell>
          <table:table-cell office:value-type="float" office:value="0.0434957755954448" calcext:value-type="float">
            <text:p>0.043495775595445</text:p>
          </table:table-cell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-0.03325027014618" calcext:value-type="float">
            <text:p>-0.03325027014618</text:p>
          </table:table-cell>
          <table:table-cell office:value-type="float" office:value="-0.0102346906620332" calcext:value-type="float">
            <text:p>-0.010234690662033</text:p>
          </table:table-cell>
        </table:table-row>
        <table:table-row table:style-name="ro1">
          <table:table-cell office:value-type="string" calcext:value-type="string">
            <text:p>RP11-834C11.10</text:p>
          </table:table-cell>
          <table:table-cell office:value-type="float" office:value="0.0332429982462173" calcext:value-type="float">
            <text:p>0.033242998246217</text:p>
          </table:table-cell>
          <table:table-cell office:value-type="float" office:value="0.039647947293127" calcext:value-type="float">
            <text:p>0.039647947293127</text:p>
          </table:table-cell>
        </table:table-row>
        <table:table-row table:style-name="ro1">
          <table:table-cell office:value-type="string" calcext:value-type="string">
            <text:p>APH1B</text:p>
          </table:table-cell>
          <table:table-cell office:value-type="float" office:value="-0.033241778206797" calcext:value-type="float">
            <text:p>-0.033241778206797</text:p>
          </table:table-cell>
          <table:table-cell office:value-type="float" office:value="0.0212985709463733" calcext:value-type="float">
            <text:p>0.021298570946373</text:p>
          </table:table-cell>
        </table:table-row>
        <table:table-row table:style-name="ro1">
          <table:table-cell office:value-type="string" calcext:value-type="string">
            <text:p>C19orf54</text:p>
          </table:table-cell>
          <table:table-cell office:value-type="float" office:value="0.033223735104413" calcext:value-type="float">
            <text:p>0.033223735104413</text:p>
          </table:table-cell>
          <table:table-cell office:value-type="float" office:value="0.0457622706191285" calcext:value-type="float">
            <text:p>0.045762270619129</text:p>
          </table:table-cell>
        </table:table-row>
        <table:table-row table:style-name="ro1">
          <table:table-cell office:value-type="string" calcext:value-type="string">
            <text:p>MED21</text:p>
          </table:table-cell>
          <table:table-cell office:value-type="float" office:value="-0.0332190958528876" calcext:value-type="float">
            <text:p>-0.033219095852888</text:p>
          </table:table-cell>
          <table:table-cell office:value-type="float" office:value="-0.018437436372781" calcext:value-type="float">
            <text:p>-0.018437436372781</text:p>
          </table:table-cell>
        </table:table-row>
        <table:table-row table:style-name="ro1">
          <table:table-cell office:value-type="string" calcext:value-type="string">
            <text:p>RP11-168O16.1</text:p>
          </table:table-cell>
          <table:table-cell office:value-type="float" office:value="0.0332039638762086" calcext:value-type="float">
            <text:p>0.033203963876209</text:p>
          </table:table-cell>
          <table:table-cell office:value-type="float" office:value="-0.0389485856336834" calcext:value-type="float">
            <text:p>-0.038948585633683</text:p>
          </table:table-cell>
        </table:table-row>
        <table:table-row table:style-name="ro1">
          <table:table-cell office:value-type="string" calcext:value-type="string">
            <text:p>JMJD7-PLA2G4B</text:p>
          </table:table-cell>
          <table:table-cell office:value-type="float" office:value="0.0331950028307792" calcext:value-type="float">
            <text:p>0.033195002830779</text:p>
          </table:table-cell>
          <table:table-cell office:value-type="float" office:value="0.0419022137757315" calcext:value-type="float">
            <text:p>0.041902213775732</text:p>
          </table:table-cell>
        </table:table-row>
        <table:table-row table:style-name="ro1">
          <table:table-cell office:value-type="string" calcext:value-type="string">
            <text:p>CEP97</text:p>
          </table:table-cell>
          <table:table-cell office:value-type="float" office:value="-0.033186696846767" calcext:value-type="float">
            <text:p>-0.033186696846767</text:p>
          </table:table-cell>
          <table:table-cell office:value-type="float" office:value="0.0319901721424107" calcext:value-type="float">
            <text:p>0.031990172142411</text:p>
          </table:table-cell>
        </table:table-row>
        <table:table-row table:style-name="ro1">
          <table:table-cell office:value-type="string" calcext:value-type="string">
            <text:p>SLC25A24</text:p>
          </table:table-cell>
          <table:table-cell office:value-type="float" office:value="-0.0331846020461846" calcext:value-type="float">
            <text:p>-0.033184602046185</text:p>
          </table:table-cell>
          <table:table-cell office:value-type="float" office:value="-0.0256561751286274" calcext:value-type="float">
            <text:p>-0.025656175128627</text:p>
          </table:table-cell>
        </table:table-row>
        <table:table-row table:style-name="ro1">
          <table:table-cell office:value-type="string" calcext:value-type="string">
            <text:p>CA11</text:p>
          </table:table-cell>
          <table:table-cell office:value-type="float" office:value="0.0331814404019395" calcext:value-type="float">
            <text:p>0.03318144040194</text:p>
          </table:table-cell>
          <table:table-cell office:value-type="float" office:value="0.0358424766449725" calcext:value-type="float">
            <text:p>0.035842476644973</text:p>
          </table:table-cell>
        </table:table-row>
        <table:table-row table:style-name="ro1">
          <table:table-cell office:value-type="string" calcext:value-type="string">
            <text:p>RNU6-1079P</text:p>
          </table:table-cell>
          <table:table-cell office:value-type="float" office:value="-0.0330684766558768" calcext:value-type="float">
            <text:p>-0.033068476655877</text:p>
          </table:table-cell>
          <table:table-cell office:value-type="float" office:value="0.0291004432644098" calcext:value-type="float">
            <text:p>0.02910044326441</text:p>
          </table:table-cell>
        </table:table-row>
        <table:table-row table:style-name="ro1">
          <table:table-cell office:value-type="string" calcext:value-type="string">
            <text:p>SGPL1</text:p>
          </table:table-cell>
          <table:table-cell office:value-type="float" office:value="-0.0330528249014075" calcext:value-type="float">
            <text:p>-0.033052824901408</text:p>
          </table:table-cell>
          <table:table-cell office:value-type="float" office:value="-0.00925874891552905" calcext:value-type="float">
            <text:p>-0.009258748915529</text:p>
          </table:table-cell>
        </table:table-row>
        <table:table-row table:style-name="ro1">
          <table:table-cell office:value-type="string" calcext:value-type="string">
            <text:p>FUT4</text:p>
          </table:table-cell>
          <table:table-cell office:value-type="float" office:value="-0.0330418049614424" calcext:value-type="float">
            <text:p>-0.033041804961442</text:p>
          </table:table-cell>
          <table:table-cell office:value-type="float" office:value="0.0170244161024405" calcext:value-type="float">
            <text:p>0.017024416102441</text:p>
          </table:table-cell>
        </table:table-row>
        <table:table-row table:style-name="ro1">
          <table:table-cell office:value-type="string" calcext:value-type="string">
            <text:p>MFSD5</text:p>
          </table:table-cell>
          <table:table-cell office:value-type="float" office:value="-0.0330140890681602" calcext:value-type="float">
            <text:p>-0.03301408906816</text:p>
          </table:table-cell>
          <table:table-cell office:value-type="float" office:value="0.0499997113642921" calcext:value-type="float">
            <text:p>0.049999711364292</text:p>
          </table:table-cell>
        </table:table-row>
        <table:table-row table:style-name="ro1">
          <table:table-cell office:value-type="string" calcext:value-type="string">
            <text:p>ARID5B</text:p>
          </table:table-cell>
          <table:table-cell office:value-type="float" office:value="-0.0330023495233848" calcext:value-type="float">
            <text:p>-0.033002349523385</text:p>
          </table:table-cell>
          <table:table-cell office:value-type="float" office:value="-0.0487102957466898" calcext:value-type="float">
            <text:p>-0.04871029574669</text:p>
          </table:table-cell>
        </table:table-row>
        <table:table-row table:style-name="ro1">
          <table:table-cell office:value-type="string" calcext:value-type="string">
            <text:p>SMIM4</text:p>
          </table:table-cell>
          <table:table-cell office:value-type="float" office:value="0.0329725386316115" calcext:value-type="float">
            <text:p>0.032972538631612</text:p>
          </table:table-cell>
          <table:table-cell office:value-type="float" office:value="0.0380148294064892" calcext:value-type="float">
            <text:p>0.038014829406489</text:p>
          </table:table-cell>
        </table:table-row>
        <table:table-row table:style-name="ro1">
          <table:table-cell office:value-type="string" calcext:value-type="string">
            <text:p>PUS3</text:p>
          </table:table-cell>
          <table:table-cell office:value-type="float" office:value="-0.0329573934579924" calcext:value-type="float">
            <text:p>-0.032957393457992</text:p>
          </table:table-cell>
          <table:table-cell office:value-type="float" office:value="0.024885563723532" calcext:value-type="float">
            <text:p>0.024885563723532</text:p>
          </table:table-cell>
        </table:table-row>
        <table:table-row table:style-name="ro1">
          <table:table-cell office:value-type="string" calcext:value-type="string">
            <text:p>MSMO1</text:p>
          </table:table-cell>
          <table:table-cell office:value-type="float" office:value="-0.0329482583336219" calcext:value-type="float">
            <text:p>-0.032948258333622</text:p>
          </table:table-cell>
          <table:table-cell office:value-type="float" office:value="-0.0120928449540464" calcext:value-type="float">
            <text:p>-0.012092844954046</text:p>
          </table:table-cell>
        </table:table-row>
        <table:table-row table:style-name="ro1">
          <table:table-cell office:value-type="string" calcext:value-type="string">
            <text:p>EAPP</text:p>
          </table:table-cell>
          <table:table-cell office:value-type="float" office:value="-0.0329469502495313" calcext:value-type="float">
            <text:p>-0.032946950249531</text:p>
          </table:table-cell>
          <table:table-cell office:value-type="float" office:value="-0.00326270426874473" calcext:value-type="float">
            <text:p>-0.003262704268745</text:p>
          </table:table-cell>
        </table:table-row>
        <table:table-row table:style-name="ro1">
          <table:table-cell office:value-type="string" calcext:value-type="string">
            <text:p>RALA</text:p>
          </table:table-cell>
          <table:table-cell office:value-type="float" office:value="-0.0329376701339689" calcext:value-type="float">
            <text:p>-0.032937670133969</text:p>
          </table:table-cell>
          <table:table-cell office:value-type="float" office:value="-0.0272715655185742" calcext:value-type="float">
            <text:p>-0.027271565518574</text:p>
          </table:table-cell>
        </table:table-row>
        <table:table-row table:style-name="ro1">
          <table:table-cell office:value-type="string" calcext:value-type="string">
            <text:p>MKLN1-AS</text:p>
          </table:table-cell>
          <table:table-cell office:value-type="float" office:value="-0.0329311537434387" calcext:value-type="float">
            <text:p>-0.032931153743439</text:p>
          </table:table-cell>
          <table:table-cell office:value-type="float" office:value="-0.00690569682851488" calcext:value-type="float">
            <text:p>-0.006905696828515</text:p>
          </table:table-cell>
        </table:table-row>
        <table:table-row table:style-name="ro1">
          <table:table-cell office:value-type="string" calcext:value-type="string">
            <text:p>GOLGA6L7P</text:p>
          </table:table-cell>
          <table:table-cell office:value-type="float" office:value="0.0329208972337748" calcext:value-type="float">
            <text:p>0.032920897233775</text:p>
          </table:table-cell>
          <table:table-cell office:value-type="float" office:value="0.0419865621881931" calcext:value-type="float">
            <text:p>0.041986562188193</text:p>
          </table:table-cell>
        </table:table-row>
        <table:table-row table:style-name="ro1">
          <table:table-cell office:value-type="string" calcext:value-type="string">
            <text:p>RP11-838N2.5</text:p>
          </table:table-cell>
          <table:table-cell office:value-type="float" office:value="0.0329038043220791" calcext:value-type="float">
            <text:p>0.032903804322079</text:p>
          </table:table-cell>
          <table:table-cell office:value-type="float" office:value="0.0266519838897884" calcext:value-type="float">
            <text:p>0.026651983889788</text:p>
          </table:table-cell>
        </table:table-row>
        <table:table-row table:style-name="ro1">
          <table:table-cell office:value-type="string" calcext:value-type="string">
            <text:p>NT5C3AP1</text:p>
          </table:table-cell>
          <table:table-cell office:value-type="float" office:value="-0.032894823582486" calcext:value-type="float">
            <text:p>-0.032894823582486</text:p>
          </table:table-cell>
          <table:table-cell office:value-type="float" office:value="0.00611481157324256" calcext:value-type="float">
            <text:p>0.006114811573243</text:p>
          </table:table-cell>
        </table:table-row>
        <table:table-row table:style-name="ro1">
          <table:table-cell office:value-type="string" calcext:value-type="string">
            <text:p>TTC28</text:p>
          </table:table-cell>
          <table:table-cell office:value-type="float" office:value="0.0328640765639122" calcext:value-type="float">
            <text:p>0.032864076563912</text:p>
          </table:table-cell>
          <table:table-cell office:value-type="float" office:value="0.0434138896278306" calcext:value-type="float">
            <text:p>0.043413889627831</text:p>
          </table:table-cell>
        </table:table-row>
        <table:table-row table:style-name="ro1">
          <table:table-cell office:value-type="string" calcext:value-type="string">
            <text:p>SLC30A6</text:p>
          </table:table-cell>
          <table:table-cell office:value-type="float" office:value="-0.0328600774404365" calcext:value-type="float">
            <text:p>-0.032860077440437</text:p>
          </table:table-cell>
          <table:table-cell office:value-type="float" office:value="0.0472309478701822" calcext:value-type="float">
            <text:p>0.047230947870182</text:p>
          </table:table-cell>
        </table:table-row>
        <table:table-row table:style-name="ro1">
          <table:table-cell office:value-type="string" calcext:value-type="string">
            <text:p>EMX2</text:p>
          </table:table-cell>
          <table:table-cell office:value-type="float" office:value="0.0328061229450192" calcext:value-type="float">
            <text:p>0.032806122945019</text:p>
          </table:table-cell>
          <table:table-cell office:value-type="float" office:value="0.0263800975682435" calcext:value-type="float">
            <text:p>0.026380097568244</text:p>
          </table:table-cell>
        </table:table-row>
        <table:table-row table:style-name="ro1">
          <table:table-cell office:value-type="string" calcext:value-type="string">
            <text:p>SMTN</text:p>
          </table:table-cell>
          <table:table-cell office:value-type="float" office:value="0.0327978697723406" calcext:value-type="float">
            <text:p>0.032797869772341</text:p>
          </table:table-cell>
          <table:table-cell office:value-type="float" office:value="0.0460440613369584" calcext:value-type="float">
            <text:p>0.046044061336958</text:p>
          </table:table-cell>
        </table:table-row>
        <table:table-row table:style-name="ro1">
          <table:table-cell office:value-type="string" calcext:value-type="string">
            <text:p>NIPA2</text:p>
          </table:table-cell>
          <table:table-cell office:value-type="float" office:value="-0.0327800947724055" calcext:value-type="float">
            <text:p>-0.032780094772406</text:p>
          </table:table-cell>
          <table:table-cell office:value-type="float" office:value="0.0454002926623586" calcext:value-type="float">
            <text:p>0.045400292662359</text:p>
          </table:table-cell>
        </table:table-row>
        <table:table-row table:style-name="ro1">
          <table:table-cell office:value-type="string" calcext:value-type="string">
            <text:p>CLEC17A</text:p>
          </table:table-cell>
          <table:table-cell office:value-type="float" office:value="0.0327545659313891" calcext:value-type="float">
            <text:p>0.032754565931389</text:p>
          </table:table-cell>
          <table:table-cell office:value-type="float" office:value="-0.0221366721692006" calcext:value-type="float">
            <text:p>-0.022136672169201</text:p>
          </table:table-cell>
        </table:table-row>
        <table:table-row table:style-name="ro1">
          <table:table-cell office:value-type="string" calcext:value-type="string">
            <text:p>RP3-475N16.1</text:p>
          </table:table-cell>
          <table:table-cell office:value-type="float" office:value="0.0327368037128661" calcext:value-type="float">
            <text:p>0.032736803712866</text:p>
          </table:table-cell>
          <table:table-cell office:value-type="float" office:value="0.0295081740889639" calcext:value-type="float">
            <text:p>0.029508174088964</text:p>
          </table:table-cell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-0.0327311580372658" calcext:value-type="float">
            <text:p>-0.032731158037266</text:p>
          </table:table-cell>
          <table:table-cell office:value-type="float" office:value="0.0369842278408049" calcext:value-type="float">
            <text:p>0.036984227840805</text:p>
          </table:table-cell>
        </table:table-row>
        <table:table-row table:style-name="ro1">
          <table:table-cell office:value-type="string" calcext:value-type="string">
            <text:p>EPDR1</text:p>
          </table:table-cell>
          <table:table-cell office:value-type="float" office:value="-0.0327182386386466" calcext:value-type="float">
            <text:p>-0.032718238638647</text:p>
          </table:table-cell>
          <table:table-cell office:value-type="float" office:value="-0.0231464970760465" calcext:value-type="float">
            <text:p>-0.023146497076047</text:p>
          </table:table-cell>
        </table:table-row>
        <table:table-row table:style-name="ro1">
          <table:table-cell office:value-type="string" calcext:value-type="string">
            <text:p>KIAA0040</text:p>
          </table:table-cell>
          <table:table-cell office:value-type="float" office:value="-0.0327119241962133" calcext:value-type="float">
            <text:p>-0.032711924196213</text:p>
          </table:table-cell>
          <table:table-cell office:value-type="float" office:value="0.0411057934608161" calcext:value-type="float">
            <text:p>0.041105793460816</text:p>
          </table:table-cell>
        </table:table-row>
        <table:table-row table:style-name="ro1">
          <table:table-cell office:value-type="string" calcext:value-type="string">
            <text:p>SCYL2</text:p>
          </table:table-cell>
          <table:table-cell office:value-type="float" office:value="-0.0326935555056093" calcext:value-type="float">
            <text:p>-0.032693555505609</text:p>
          </table:table-cell>
          <table:table-cell office:value-type="float" office:value="-0.000919246947020551" calcext:value-type="float">
            <text:p>-0.000919246947021</text:p>
          </table:table-cell>
        </table:table-row>
        <table:table-row table:style-name="ro1">
          <table:table-cell office:value-type="string" calcext:value-type="string">
            <text:p>ITGA10</text:p>
          </table:table-cell>
          <table:table-cell office:value-type="float" office:value="0.0326766484659375" calcext:value-type="float">
            <text:p>0.032676648465938</text:p>
          </table:table-cell>
          <table:table-cell office:value-type="float" office:value="0.0266536594044681" calcext:value-type="float">
            <text:p>0.026653659404468</text:p>
          </table:table-cell>
        </table:table-row>
        <table:table-row table:style-name="ro1">
          <table:table-cell office:value-type="string" calcext:value-type="string">
            <text:p>SDHD</text:p>
          </table:table-cell>
          <table:table-cell office:value-type="float" office:value="-0.0326170492088376" calcext:value-type="float">
            <text:p>-0.032617049208838</text:p>
          </table:table-cell>
          <table:table-cell office:value-type="float" office:value="0.0450017390063012" calcext:value-type="float">
            <text:p>0.045001739006301</text:p>
          </table:table-cell>
        </table:table-row>
        <table:table-row table:style-name="ro1">
          <table:table-cell office:value-type="string" calcext:value-type="string">
            <text:p>CD207</text:p>
          </table:table-cell>
          <table:table-cell office:value-type="float" office:value="0.032613946649356" calcext:value-type="float">
            <text:p>0.032613946649356</text:p>
          </table:table-cell>
          <table:table-cell office:value-type="float" office:value="0.0286763797389492" calcext:value-type="float">
            <text:p>0.028676379738949</text:p>
          </table:table-cell>
        </table:table-row>
        <table:table-row table:style-name="ro1">
          <table:table-cell office:value-type="string" calcext:value-type="string">
            <text:p>RP11-227D13.1</text:p>
          </table:table-cell>
          <table:table-cell office:value-type="float" office:value="0.0325876786283929" calcext:value-type="float">
            <text:p>0.032587678628393</text:p>
          </table:table-cell>
          <table:table-cell office:value-type="float" office:value="0.0253257138979922" calcext:value-type="float">
            <text:p>0.025325713897992</text:p>
          </table:table-cell>
        </table:table-row>
        <table:table-row table:style-name="ro1">
          <table:table-cell office:value-type="string" calcext:value-type="string">
            <text:p>TSPAN3</text:p>
          </table:table-cell>
          <table:table-cell office:value-type="float" office:value="-0.0325856460253257" calcext:value-type="float">
            <text:p>-0.032585646025326</text:p>
          </table:table-cell>
          <table:table-cell office:value-type="float" office:value="-0.0267200342068776" calcext:value-type="float">
            <text:p>-0.026720034206878</text:p>
          </table:table-cell>
        </table:table-row>
        <table:table-row table:style-name="ro1">
          <table:table-cell office:value-type="string" calcext:value-type="string">
            <text:p>AP001372.2</text:p>
          </table:table-cell>
          <table:table-cell office:value-type="float" office:value="-0.0325732833047753" calcext:value-type="float">
            <text:p>-0.032573283304775</text:p>
          </table:table-cell>
          <table:table-cell office:value-type="float" office:value="-0.00824634355318229" calcext:value-type="float">
            <text:p>-0.008246343553182</text:p>
          </table:table-cell>
        </table:table-row>
        <table:table-row table:style-name="ro1">
          <table:table-cell office:value-type="string" calcext:value-type="string">
            <text:p>DTD2</text:p>
          </table:table-cell>
          <table:table-cell office:value-type="float" office:value="-0.0325614223820214" calcext:value-type="float">
            <text:p>-0.032561422382021</text:p>
          </table:table-cell>
          <table:table-cell office:value-type="float" office:value="0.0210348490870537" calcext:value-type="float">
            <text:p>0.021034849087054</text:p>
          </table:table-cell>
        </table:table-row>
        <table:table-row table:style-name="ro1">
          <table:table-cell office:value-type="string" calcext:value-type="string">
            <text:p>RP11-478H13.3</text:p>
          </table:table-cell>
          <table:table-cell office:value-type="float" office:value="0.0325528011317145" calcext:value-type="float">
            <text:p>0.032552801131715</text:p>
          </table:table-cell>
          <table:table-cell office:value-type="float" office:value="0.0431747395881841" calcext:value-type="float">
            <text:p>0.043174739588184</text:p>
          </table:table-cell>
        </table:table-row>
        <table:table-row table:style-name="ro1">
          <table:table-cell office:value-type="string" calcext:value-type="string">
            <text:p>TMEM14A</text:p>
          </table:table-cell>
          <table:table-cell office:value-type="float" office:value="-0.0325383847503014" calcext:value-type="float">
            <text:p>-0.032538384750301</text:p>
          </table:table-cell>
          <table:table-cell office:value-type="float" office:value="0.029362328574534" calcext:value-type="float">
            <text:p>0.029362328574534</text:p>
          </table:table-cell>
        </table:table-row>
        <table:table-row table:style-name="ro1">
          <table:table-cell office:value-type="string" calcext:value-type="string">
            <text:p>RP11-803P9.1</text:p>
          </table:table-cell>
          <table:table-cell office:value-type="float" office:value="-0.0325262861328923" calcext:value-type="float">
            <text:p>-0.032526286132892</text:p>
          </table:table-cell>
          <table:table-cell office:value-type="float" office:value="0.00586520854760034" calcext:value-type="float">
            <text:p>0.0058652085476</text:p>
          </table:table-cell>
        </table:table-row>
        <table:table-row table:style-name="ro1">
          <table:table-cell office:value-type="string" calcext:value-type="string">
            <text:p>USP38</text:p>
          </table:table-cell>
          <table:table-cell office:value-type="float" office:value="-0.032513238888005" calcext:value-type="float">
            <text:p>-0.032513238888005</text:p>
          </table:table-cell>
          <table:table-cell office:value-type="float" office:value="0.013464723068998" calcext:value-type="float">
            <text:p>0.013464723068998</text:p>
          </table:table-cell>
        </table:table-row>
        <table:table-row table:style-name="ro1">
          <table:table-cell office:value-type="string" calcext:value-type="string">
            <text:p>AC004797.1</text:p>
          </table:table-cell>
          <table:table-cell office:value-type="float" office:value="-0.0325120850244854" calcext:value-type="float">
            <text:p>-0.032512085024485</text:p>
          </table:table-cell>
          <table:table-cell office:value-type="float" office:value="0.0469630846806793" calcext:value-type="float">
            <text:p>0.046963084680679</text:p>
          </table:table-cell>
        </table:table-row>
        <table:table-row table:style-name="ro1">
          <table:table-cell office:value-type="string" calcext:value-type="string">
            <text:p>VIPR2</text:p>
          </table:table-cell>
          <table:table-cell office:value-type="float" office:value="0.0324661470242063" calcext:value-type="float">
            <text:p>0.032466147024206</text:p>
          </table:table-cell>
          <table:table-cell office:value-type="float" office:value="0.0074357378577682" calcext:value-type="float">
            <text:p>0.007435737857768</text:p>
          </table:table-cell>
        </table:table-row>
        <table:table-row table:style-name="ro1">
          <table:table-cell office:value-type="string" calcext:value-type="string">
            <text:p>CHRNE</text:p>
          </table:table-cell>
          <table:table-cell office:value-type="float" office:value="0.0324584624368788" calcext:value-type="float">
            <text:p>0.032458462436879</text:p>
          </table:table-cell>
          <table:table-cell office:value-type="float" office:value="0.0165947203696905" calcext:value-type="float">
            <text:p>0.016594720369691</text:p>
          </table:table-cell>
        </table:table-row>
        <table:table-row table:style-name="ro1">
          <table:table-cell office:value-type="string" calcext:value-type="string">
            <text:p>RP11-386D6.1</text:p>
          </table:table-cell>
          <table:table-cell office:value-type="float" office:value="0.0324461537473272" calcext:value-type="float">
            <text:p>0.032446153747327</text:p>
          </table:table-cell>
          <table:table-cell office:value-type="float" office:value="-0.0360597672417857" calcext:value-type="float">
            <text:p>-0.036059767241786</text:p>
          </table:table-cell>
        </table:table-row>
        <table:table-row table:style-name="ro1">
          <table:table-cell office:value-type="string" calcext:value-type="string">
            <text:p>SNX6</text:p>
          </table:table-cell>
          <table:table-cell office:value-type="float" office:value="-0.032439644220031" calcext:value-type="float">
            <text:p>-0.032439644220031</text:p>
          </table:table-cell>
          <table:table-cell office:value-type="float" office:value="0.0273108984341015" calcext:value-type="float">
            <text:p>0.027310898434102</text:p>
          </table:table-cell>
        </table:table-row>
        <table:table-row table:style-name="ro1">
          <table:table-cell office:value-type="string" calcext:value-type="string">
            <text:p>NUDT14</text:p>
          </table:table-cell>
          <table:table-cell office:value-type="float" office:value="0.0324260169321828" calcext:value-type="float">
            <text:p>0.032426016932183</text:p>
          </table:table-cell>
          <table:table-cell office:value-type="float" office:value="0.0457606196951539" calcext:value-type="float">
            <text:p>0.045760619695154</text:p>
          </table:table-cell>
        </table:table-row>
        <table:table-row table:style-name="ro1">
          <table:table-cell office:value-type="string" calcext:value-type="string">
            <text:p>IMPDH1P6</text:p>
          </table:table-cell>
          <table:table-cell office:value-type="float" office:value="-0.0324254708599251" calcext:value-type="float">
            <text:p>-0.032425470859925</text:p>
          </table:table-cell>
          <table:table-cell office:value-type="float" office:value="-0.00299778553974849" calcext:value-type="float">
            <text:p>-0.002997785539748</text:p>
          </table:table-cell>
        </table:table-row>
        <table:table-row table:style-name="ro1">
          <table:table-cell office:value-type="string" calcext:value-type="string">
            <text:p>SH3GL1</text:p>
          </table:table-cell>
          <table:table-cell office:value-type="float" office:value="0.0324113447700759" calcext:value-type="float">
            <text:p>0.032411344770076</text:p>
          </table:table-cell>
          <table:table-cell office:value-type="float" office:value="0.0421885781377018" calcext:value-type="float">
            <text:p>0.042188578137702</text:p>
          </table:table-cell>
        </table:table-row>
        <table:table-row table:style-name="ro1">
          <table:table-cell office:value-type="string" calcext:value-type="string">
            <text:p>CASC11</text:p>
          </table:table-cell>
          <table:table-cell office:value-type="float" office:value="0.0324067936885164" calcext:value-type="float">
            <text:p>0.032406793688517</text:p>
          </table:table-cell>
          <table:table-cell office:value-type="float" office:value="0.0130976938753002" calcext:value-type="float">
            <text:p>0.0130976938753</text:p>
          </table:table-cell>
        </table:table-row>
        <table:table-row table:style-name="ro1">
          <table:table-cell office:value-type="string" calcext:value-type="string">
            <text:p>TMEM173</text:p>
          </table:table-cell>
          <table:table-cell office:value-type="float" office:value="0.0323658798642316" calcext:value-type="float">
            <text:p>0.032365879864232</text:p>
          </table:table-cell>
          <table:table-cell office:value-type="float" office:value="-0.0485683239467482" calcext:value-type="float">
            <text:p>-0.048568323946748</text:p>
          </table:table-cell>
        </table:table-row>
        <table:table-row table:style-name="ro1">
          <table:table-cell office:value-type="string" calcext:value-type="string">
            <text:p>ATG4A</text:p>
          </table:table-cell>
          <table:table-cell office:value-type="float" office:value="-0.0322784444707075" calcext:value-type="float">
            <text:p>-0.032278444470708</text:p>
          </table:table-cell>
          <table:table-cell office:value-type="float" office:value="-0.0017746136009559" calcext:value-type="float">
            <text:p>-0.001774613600956</text:p>
          </table:table-cell>
        </table:table-row>
        <table:table-row table:style-name="ro1">
          <table:table-cell office:value-type="string" calcext:value-type="string">
            <text:p>C12orf23</text:p>
          </table:table-cell>
          <table:table-cell office:value-type="float" office:value="-0.0322675482188332" calcext:value-type="float">
            <text:p>-0.032267548218833</text:p>
          </table:table-cell>
          <table:table-cell office:value-type="float" office:value="0.00444748969619933" calcext:value-type="float">
            <text:p>0.004447489696199</text:p>
          </table:table-cell>
        </table:table-row>
        <table:table-row table:style-name="ro1">
          <table:table-cell office:value-type="string" calcext:value-type="string">
            <text:p>SLC25A18</text:p>
          </table:table-cell>
          <table:table-cell office:value-type="float" office:value="0.0322491805196925" calcext:value-type="float">
            <text:p>0.032249180519693</text:p>
          </table:table-cell>
          <table:table-cell office:value-type="float" office:value="-0.0090110016785879" calcext:value-type="float">
            <text:p>-0.009011001678588</text:p>
          </table:table-cell>
        </table:table-row>
        <table:table-row table:style-name="ro1">
          <table:table-cell office:value-type="string" calcext:value-type="string">
            <text:p>TM9SF3</text:p>
          </table:table-cell>
          <table:table-cell office:value-type="float" office:value="-0.0322055961846384" calcext:value-type="float">
            <text:p>-0.032205596184638</text:p>
          </table:table-cell>
          <table:table-cell office:value-type="float" office:value="0.0373615139001085" calcext:value-type="float">
            <text:p>0.037361513900109</text:p>
          </table:table-cell>
        </table:table-row>
        <table:table-row table:style-name="ro1">
          <table:table-cell office:value-type="string" calcext:value-type="string">
            <text:p>PLS1</text:p>
          </table:table-cell>
          <table:table-cell office:value-type="float" office:value="-0.0321635751158308" calcext:value-type="float">
            <text:p>-0.032163575115831</text:p>
          </table:table-cell>
          <table:table-cell office:value-type="float" office:value="-0.00372192797120385" calcext:value-type="float">
            <text:p>-0.003721927971204</text:p>
          </table:table-cell>
        </table:table-row>
        <table:table-row table:style-name="ro1">
          <table:table-cell office:value-type="string" calcext:value-type="string">
            <text:p>SNORA19</text:p>
          </table:table-cell>
          <table:table-cell office:value-type="float" office:value="0.0321551302108364" calcext:value-type="float">
            <text:p>0.032155130210836</text:p>
          </table:table-cell>
          <table:table-cell office:value-type="float" office:value="0.0441936131267905" calcext:value-type="float">
            <text:p>0.044193613126791</text:p>
          </table:table-cell>
        </table:table-row>
        <table:table-row table:style-name="ro1">
          <table:table-cell office:value-type="string" calcext:value-type="string">
            <text:p>FDXACB1</text:p>
          </table:table-cell>
          <table:table-cell office:value-type="float" office:value="-0.0321280517490326" calcext:value-type="float">
            <text:p>-0.032128051749033</text:p>
          </table:table-cell>
          <table:table-cell office:value-type="float" office:value="0.0231723499218417" calcext:value-type="float">
            <text:p>0.023172349921842</text:p>
          </table:table-cell>
        </table:table-row>
        <table:table-row table:style-name="ro1">
          <table:table-cell office:value-type="string" calcext:value-type="string">
            <text:p>SIX3-AS1</text:p>
          </table:table-cell>
          <table:table-cell office:value-type="float" office:value="0.0320839126320963" calcext:value-type="float">
            <text:p>0.032083912632096</text:p>
          </table:table-cell>
          <table:table-cell office:value-type="float" office:value="0.0414198152491936" calcext:value-type="float">
            <text:p>0.041419815249194</text:p>
          </table:table-cell>
        </table:table-row>
        <table:table-row table:style-name="ro1">
          <table:table-cell office:value-type="string" calcext:value-type="string">
            <text:p>OPN3</text:p>
          </table:table-cell>
          <table:table-cell office:value-type="float" office:value="-0.0320690703185139" calcext:value-type="float">
            <text:p>-0.032069070318514</text:p>
          </table:table-cell>
          <table:table-cell office:value-type="float" office:value="-0.0182674836406898" calcext:value-type="float">
            <text:p>-0.01826748364069</text:p>
          </table:table-cell>
        </table:table-row>
        <table:table-row table:style-name="ro1">
          <table:table-cell office:value-type="string" calcext:value-type="string">
            <text:p>GLT8D2</text:p>
          </table:table-cell>
          <table:table-cell office:value-type="float" office:value="0.032036575145765" calcext:value-type="float">
            <text:p>0.032036575145765</text:p>
          </table:table-cell>
          <table:table-cell office:value-type="float" office:value="0.0410537222894002" calcext:value-type="float">
            <text:p>0.0410537222894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office:value-type="float" office:value="-0.0320235081806684" calcext:value-type="float">
            <text:p>-0.032023508180668</text:p>
          </table:table-cell>
          <table:table-cell office:value-type="float" office:value="-0.00665303069346304" calcext:value-type="float">
            <text:p>-0.006653030693463</text:p>
          </table:table-cell>
        </table:table-row>
        <table:table-row table:style-name="ro1">
          <table:table-cell office:value-type="string" calcext:value-type="string">
            <text:p>MNX1-AS2</text:p>
          </table:table-cell>
          <table:table-cell office:value-type="float" office:value="0.0320046301719706" calcext:value-type="float">
            <text:p>0.032004630171971</text:p>
          </table:table-cell>
          <table:table-cell office:value-type="float" office:value="0.00905010770129624" calcext:value-type="float">
            <text:p>0.009050107701296</text:p>
          </table:table-cell>
        </table:table-row>
        <table:table-row table:style-name="ro1">
          <table:table-cell office:value-type="string" calcext:value-type="string">
            <text:p>SGOL2</text:p>
          </table:table-cell>
          <table:table-cell office:value-type="float" office:value="-0.0319935686322351" calcext:value-type="float">
            <text:p>-0.031993568632235</text:p>
          </table:table-cell>
          <table:table-cell office:value-type="float" office:value="0.0120105778428449" calcext:value-type="float">
            <text:p>0.012010577842845</text:p>
          </table:table-cell>
        </table:table-row>
        <table:table-row table:style-name="ro1">
          <table:table-cell office:value-type="string" calcext:value-type="string">
            <text:p>TMEM184C</text:p>
          </table:table-cell>
          <table:table-cell office:value-type="float" office:value="-0.0319764130990149" calcext:value-type="float">
            <text:p>-0.031976413099015</text:p>
          </table:table-cell>
          <table:table-cell office:value-type="float" office:value="0.0492966230470122" calcext:value-type="float">
            <text:p>0.049296623047012</text:p>
          </table:table-cell>
        </table:table-row>
        <table:table-row table:style-name="ro1">
          <table:table-cell office:value-type="string" calcext:value-type="string">
            <text:p>IRGM</text:p>
          </table:table-cell>
          <table:table-cell office:value-type="float" office:value="0.03184572666957" calcext:value-type="float">
            <text:p>0.03184572666957</text:p>
          </table:table-cell>
          <table:table-cell office:value-type="float" office:value="0.0314766275315866" calcext:value-type="float">
            <text:p>0.031476627531587</text:p>
          </table:table-cell>
        </table:table-row>
        <table:table-row table:style-name="ro1">
          <table:table-cell office:value-type="string" calcext:value-type="string">
            <text:p>CLP1</text:p>
          </table:table-cell>
          <table:table-cell office:value-type="float" office:value="-0.0318385590020032" calcext:value-type="float">
            <text:p>-0.031838559002003</text:p>
          </table:table-cell>
          <table:table-cell office:value-type="float" office:value="0.0496081572488435" calcext:value-type="float">
            <text:p>0.049608157248844</text:p>
          </table:table-cell>
        </table:table-row>
        <table:table-row table:style-name="ro1">
          <table:table-cell office:value-type="string" calcext:value-type="string">
            <text:p>CAPZA1</text:p>
          </table:table-cell>
          <table:table-cell office:value-type="float" office:value="-0.0318201035281887" calcext:value-type="float">
            <text:p>-0.031820103528189</text:p>
          </table:table-cell>
          <table:table-cell office:value-type="float" office:value="-0.0254250783923058" calcext:value-type="float">
            <text:p>-0.025425078392306</text:p>
          </table:table-cell>
        </table:table-row>
        <table:table-row table:style-name="ro1">
          <table:table-cell office:value-type="string" calcext:value-type="string">
            <text:p>ARHGAP11A</text:p>
          </table:table-cell>
          <table:table-cell office:value-type="float" office:value="-0.0318075312099239" calcext:value-type="float">
            <text:p>-0.031807531209924</text:p>
          </table:table-cell>
          <table:table-cell office:value-type="float" office:value="0.0522903020998156" calcext:value-type="float">
            <text:p>0.052290302099816</text:p>
          </table:table-cell>
        </table:table-row>
        <table:table-row table:style-name="ro1">
          <table:table-cell office:value-type="string" calcext:value-type="string">
            <text:p>CCDC159</text:p>
          </table:table-cell>
          <table:table-cell office:value-type="float" office:value="0.0318045559815633" calcext:value-type="float">
            <text:p>0.031804555981563</text:p>
          </table:table-cell>
          <table:table-cell office:value-type="float" office:value="0.0339556383780285" calcext:value-type="float">
            <text:p>0.033955638378029</text:p>
          </table:table-cell>
        </table:table-row>
        <table:table-row table:style-name="ro1">
          <table:table-cell office:value-type="string" calcext:value-type="string">
            <text:p>RP11-428J1.5</text:p>
          </table:table-cell>
          <table:table-cell office:value-type="float" office:value="0.0317908712321823" calcext:value-type="float">
            <text:p>0.031790871232182</text:p>
          </table:table-cell>
          <table:table-cell office:value-type="float" office:value="0.0149412286293629" calcext:value-type="float">
            <text:p>0.014941228629363</text:p>
          </table:table-cell>
        </table:table-row>
        <table:table-row table:style-name="ro1">
          <table:table-cell office:value-type="string" calcext:value-type="string">
            <text:p>RP11-683L23.1</text:p>
          </table:table-cell>
          <table:table-cell office:value-type="float" office:value="0.0317765844379676" calcext:value-type="float">
            <text:p>0.031776584437968</text:p>
          </table:table-cell>
          <table:table-cell office:value-type="float" office:value="0.0442332882699858" calcext:value-type="float">
            <text:p>0.044233288269986</text:p>
          </table:table-cell>
        </table:table-row>
        <table:table-row table:style-name="ro1">
          <table:table-cell office:value-type="string" calcext:value-type="string">
            <text:p>CTB-113P19.4</text:p>
          </table:table-cell>
          <table:table-cell office:value-type="float" office:value="0.0317256857601743" calcext:value-type="float">
            <text:p>0.031725685760174</text:p>
          </table:table-cell>
          <table:table-cell office:value-type="float" office:value="0.0179679770161276" calcext:value-type="float">
            <text:p>0.017967977016128</text:p>
          </table:table-cell>
        </table:table-row>
        <table:table-row table:style-name="ro1">
          <table:table-cell office:value-type="string" calcext:value-type="string">
            <text:p>SNORA2B</text:p>
          </table:table-cell>
          <table:table-cell office:value-type="float" office:value="-0.0317172785422442" calcext:value-type="float">
            <text:p>-0.031717278542244</text:p>
          </table:table-cell>
          <table:table-cell office:value-type="float" office:value="0.0463360246200158" calcext:value-type="float">
            <text:p>0.046336024620016</text:p>
          </table:table-cell>
        </table:table-row>
        <table:table-row table:style-name="ro1">
          <table:table-cell office:value-type="string" calcext:value-type="string">
            <text:p>KIAA0391</text:p>
          </table:table-cell>
          <table:table-cell office:value-type="float" office:value="-0.0317121831964682" calcext:value-type="float">
            <text:p>-0.031712183196468</text:p>
          </table:table-cell>
          <table:table-cell office:value-type="float" office:value="0.0109075620788324" calcext:value-type="float">
            <text:p>0.010907562078832</text:p>
          </table:table-cell>
        </table:table-row>
        <table:table-row table:style-name="ro1">
          <table:table-cell office:value-type="string" calcext:value-type="string">
            <text:p>BPGM</text:p>
          </table:table-cell>
          <table:table-cell office:value-type="float" office:value="-0.0317041009306759" calcext:value-type="float">
            <text:p>-0.031704100930676</text:p>
          </table:table-cell>
          <table:table-cell office:value-type="float" office:value="-0.0197510955944004" calcext:value-type="float">
            <text:p>-0.0197510955944</text:p>
          </table:table-cell>
        </table:table-row>
        <table:table-row table:style-name="ro1">
          <table:table-cell office:value-type="string" calcext:value-type="string">
            <text:p>DDAH1</text:p>
          </table:table-cell>
          <table:table-cell office:value-type="float" office:value="-0.0316897758412391" calcext:value-type="float">
            <text:p>-0.031689775841239</text:p>
          </table:table-cell>
          <table:table-cell office:value-type="float" office:value="-0.0128123406890827" calcext:value-type="float">
            <text:p>-0.012812340689083</text:p>
          </table:table-cell>
        </table:table-row>
        <table:table-row table:style-name="ro1">
          <table:table-cell office:value-type="string" calcext:value-type="string">
            <text:p>RP11-235G24.3</text:p>
          </table:table-cell>
          <table:table-cell office:value-type="float" office:value="0.0316799103348734" calcext:value-type="float">
            <text:p>0.031679910334873</text:p>
          </table:table-cell>
          <table:table-cell office:value-type="float" office:value="0.0485607183854571" calcext:value-type="float">
            <text:p>0.048560718385457</text:p>
          </table:table-cell>
        </table:table-row>
        <table:table-row table:style-name="ro1">
          <table:table-cell office:value-type="string" calcext:value-type="string">
            <text:p>EPAS1</text:p>
          </table:table-cell>
          <table:table-cell office:value-type="float" office:value="-0.0316697689194046" calcext:value-type="float">
            <text:p>-0.031669768919405</text:p>
          </table:table-cell>
          <table:table-cell office:value-type="float" office:value="0.0367631807031997" calcext:value-type="float">
            <text:p>0.0367631807032</text:p>
          </table:table-cell>
        </table:table-row>
        <table:table-row table:style-name="ro1">
          <table:table-cell office:value-type="string" calcext:value-type="string">
            <text:p>GPSM2</text:p>
          </table:table-cell>
          <table:table-cell office:value-type="float" office:value="-0.0316378663536809" calcext:value-type="float">
            <text:p>-0.031637866353681</text:p>
          </table:table-cell>
          <table:table-cell office:value-type="float" office:value="-0.0123616337130409" calcext:value-type="float">
            <text:p>-0.012361633713041</text:p>
          </table:table-cell>
        </table:table-row>
        <table:table-row table:style-name="ro1">
          <table:table-cell office:value-type="string" calcext:value-type="string">
            <text:p>RP11-1C1.4</text:p>
          </table:table-cell>
          <table:table-cell office:value-type="float" office:value="0.0316138941610561" calcext:value-type="float">
            <text:p>0.031613894161056</text:p>
          </table:table-cell>
          <table:table-cell office:value-type="float" office:value="0.0368823806109404" calcext:value-type="float">
            <text:p>0.036882380610941</text:p>
          </table:table-cell>
        </table:table-row>
        <table:table-row table:style-name="ro1">
          <table:table-cell office:value-type="string" calcext:value-type="string">
            <text:p>ITM2B</text:p>
          </table:table-cell>
          <table:table-cell office:value-type="float" office:value="-0.0316035377588485" calcext:value-type="float">
            <text:p>-0.031603537758849</text:p>
          </table:table-cell>
          <table:table-cell office:value-type="float" office:value="-0.00451315814532563" calcext:value-type="float">
            <text:p>-0.004513158145326</text:p>
          </table:table-cell>
        </table:table-row>
        <table:table-row table:style-name="ro1">
          <table:table-cell office:value-type="string" calcext:value-type="string">
            <text:p>TBC1D10A</text:p>
          </table:table-cell>
          <table:table-cell office:value-type="float" office:value="0.0316022069157399" calcext:value-type="float">
            <text:p>0.03160220691574</text:p>
          </table:table-cell>
          <table:table-cell office:value-type="float" office:value="0.0377379667443015" calcext:value-type="float">
            <text:p>0.037737966744302</text:p>
          </table:table-cell>
        </table:table-row>
        <table:table-row table:style-name="ro1">
          <table:table-cell office:value-type="string" calcext:value-type="string">
            <text:p>CLEC5A</text:p>
          </table:table-cell>
          <table:table-cell office:value-type="float" office:value="0.0315797937585382" calcext:value-type="float">
            <text:p>0.031579793758538</text:p>
          </table:table-cell>
          <table:table-cell office:value-type="float" office:value="0.0169503949420124" calcext:value-type="float">
            <text:p>0.016950394942012</text:p>
          </table:table-cell>
        </table:table-row>
        <table:table-row table:style-name="ro1">
          <table:table-cell office:value-type="string" calcext:value-type="string">
            <text:p>ACBD4</text:p>
          </table:table-cell>
          <table:table-cell office:value-type="float" office:value="0.0315423414055515" calcext:value-type="float">
            <text:p>0.031542341405552</text:p>
          </table:table-cell>
          <table:table-cell office:value-type="float" office:value="0.0486732598595221" calcext:value-type="float">
            <text:p>0.048673259859522</text:p>
          </table:table-cell>
        </table:table-row>
        <table:table-row table:style-name="ro1">
          <table:table-cell office:value-type="string" calcext:value-type="string">
            <text:p>AC093382.1</text:p>
          </table:table-cell>
          <table:table-cell office:value-type="float" office:value="-0.0314846771257503" calcext:value-type="float">
            <text:p>-0.03148467712575</text:p>
          </table:table-cell>
          <table:table-cell office:value-type="float" office:value="0.0272931301810109" calcext:value-type="float">
            <text:p>0.027293130181011</text:p>
          </table:table-cell>
        </table:table-row>
        <table:table-row table:style-name="ro1">
          <table:table-cell office:value-type="string" calcext:value-type="string">
            <text:p>ATP2B1</text:p>
          </table:table-cell>
          <table:table-cell office:value-type="float" office:value="-0.0314709365593463" calcext:value-type="float">
            <text:p>-0.031470936559346</text:p>
          </table:table-cell>
          <table:table-cell office:value-type="float" office:value="-0.0119211495136793" calcext:value-type="float">
            <text:p>-0.011921149513679</text:p>
          </table:table-cell>
        </table:table-row>
        <table:table-row table:style-name="ro1">
          <table:table-cell office:value-type="string" calcext:value-type="string">
            <text:p>PCAT6</text:p>
          </table:table-cell>
          <table:table-cell office:value-type="float" office:value="0.0314708495835331" calcext:value-type="float">
            <text:p>0.031470849583533</text:p>
          </table:table-cell>
          <table:table-cell office:value-type="float" office:value="0.0466307390875668" calcext:value-type="float">
            <text:p>0.046630739087567</text:p>
          </table:table-cell>
        </table:table-row>
        <table:table-row table:style-name="ro1">
          <table:table-cell office:value-type="string" calcext:value-type="string">
            <text:p>CTD-2383M3.1</text:p>
          </table:table-cell>
          <table:table-cell office:value-type="float" office:value="-0.0314304795562463" calcext:value-type="float">
            <text:p>-0.031430479556246</text:p>
          </table:table-cell>
          <table:table-cell office:value-type="float" office:value="0.0302824230887386" calcext:value-type="float">
            <text:p>0.030282423088739</text:p>
          </table:table-cell>
        </table:table-row>
        <table:table-row table:style-name="ro1">
          <table:table-cell office:value-type="string" calcext:value-type="string">
            <text:p>C21orf33</text:p>
          </table:table-cell>
          <table:table-cell office:value-type="float" office:value="0.0314041504440792" calcext:value-type="float">
            <text:p>0.031404150444079</text:p>
          </table:table-cell>
          <table:table-cell office:value-type="float" office:value="-0.00520636480198606" calcext:value-type="float">
            <text:p>-0.005206364801986</text:p>
          </table:table-cell>
        </table:table-row>
        <table:table-row table:style-name="ro1">
          <table:table-cell office:value-type="string" calcext:value-type="string">
            <text:p>AC005306.3</text:p>
          </table:table-cell>
          <table:table-cell office:value-type="float" office:value="0.0314033517671325" calcext:value-type="float">
            <text:p>0.031403351767133</text:p>
          </table:table-cell>
          <table:table-cell office:value-type="float" office:value="0.018986448314338" calcext:value-type="float">
            <text:p>0.018986448314338</text:p>
          </table:table-cell>
        </table:table-row>
        <table:table-row table:style-name="ro1">
          <table:table-cell office:value-type="string" calcext:value-type="string">
            <text:p>KRT18P37</text:p>
          </table:table-cell>
          <table:table-cell office:value-type="float" office:value="0.0314014983909308" calcext:value-type="float">
            <text:p>0.031401498390931</text:p>
          </table:table-cell>
          <table:table-cell office:value-type="float" office:value="0.0493777729191423" calcext:value-type="float">
            <text:p>0.049377772919142</text:p>
          </table:table-cell>
        </table:table-row>
        <table:table-row table:style-name="ro1">
          <table:table-cell office:value-type="string" calcext:value-type="string">
            <text:p>AC019186.1</text:p>
          </table:table-cell>
          <table:table-cell office:value-type="float" office:value="-0.0313618775651397" calcext:value-type="float">
            <text:p>-0.03136187756514</text:p>
          </table:table-cell>
          <table:table-cell office:value-type="float" office:value="-0.00276098671195463" calcext:value-type="float">
            <text:p>-0.002760986711955</text:p>
          </table:table-cell>
        </table:table-row>
        <table:table-row table:style-name="ro1">
          <table:table-cell office:value-type="string" calcext:value-type="string">
            <text:p>GAS2L1</text:p>
          </table:table-cell>
          <table:table-cell office:value-type="float" office:value="0.031299650522723" calcext:value-type="float">
            <text:p>0.031299650522723</text:p>
          </table:table-cell>
          <table:table-cell office:value-type="float" office:value="0.048154268977011" calcext:value-type="float">
            <text:p>0.048154268977011</text:p>
          </table:table-cell>
        </table:table-row>
        <table:table-row table:style-name="ro1">
          <table:table-cell office:value-type="string" calcext:value-type="string">
            <text:p>CPEB2</text:p>
          </table:table-cell>
          <table:table-cell office:value-type="float" office:value="-0.0312939438251221" calcext:value-type="float">
            <text:p>-0.031293943825122</text:p>
          </table:table-cell>
          <table:table-cell office:value-type="float" office:value="0.0371989487281221" calcext:value-type="float">
            <text:p>0.037198948728122</text:p>
          </table:table-cell>
        </table:table-row>
        <table:table-row table:style-name="ro1">
          <table:table-cell office:value-type="string" calcext:value-type="string">
            <text:p>RP11-654D12.2</text:p>
          </table:table-cell>
          <table:table-cell office:value-type="float" office:value="-0.0312820557657848" calcext:value-type="float">
            <text:p>-0.031282055765785</text:p>
          </table:table-cell>
          <table:table-cell office:value-type="float" office:value="-0.0145377882652644" calcext:value-type="float">
            <text:p>-0.014537788265265</text:p>
          </table:table-cell>
        </table:table-row>
        <table:table-row table:style-name="ro1">
          <table:table-cell office:value-type="string" calcext:value-type="string">
            <text:p>PAWR</text:p>
          </table:table-cell>
          <table:table-cell office:value-type="float" office:value="-0.0312550067051205" calcext:value-type="float">
            <text:p>-0.031255006705121</text:p>
          </table:table-cell>
          <table:table-cell office:value-type="float" office:value="0.0467334732180838" calcext:value-type="float">
            <text:p>0.046733473218084</text:p>
          </table:table-cell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0.0312323417854751" calcext:value-type="float">
            <text:p>0.031232341785475</text:p>
          </table:table-cell>
          <table:table-cell office:value-type="float" office:value="0.0505564214109097" calcext:value-type="float">
            <text:p>0.05055642141091</text:p>
          </table:table-cell>
        </table:table-row>
        <table:table-row table:style-name="ro1">
          <table:table-cell office:value-type="string" calcext:value-type="string">
            <text:p>GNB1L</text:p>
          </table:table-cell>
          <table:table-cell office:value-type="float" office:value="0.0312258465497634" calcext:value-type="float">
            <text:p>0.031225846549763</text:p>
          </table:table-cell>
          <table:table-cell office:value-type="float" office:value="0.0519205028029399" calcext:value-type="float">
            <text:p>0.05192050280294</text:p>
          </table:table-cell>
        </table:table-row>
        <table:table-row table:style-name="ro1">
          <table:table-cell office:value-type="string" calcext:value-type="string">
            <text:p>RNF223</text:p>
          </table:table-cell>
          <table:table-cell office:value-type="float" office:value="0.0312136211984591" calcext:value-type="float">
            <text:p>0.031213621198459</text:p>
          </table:table-cell>
          <table:table-cell office:value-type="float" office:value="0.00858842941165399" calcext:value-type="float">
            <text:p>0.008588429411654</text:p>
          </table:table-cell>
        </table:table-row>
        <table:table-row table:style-name="ro1">
          <table:table-cell office:value-type="string" calcext:value-type="string">
            <text:p>MFSD9</text:p>
          </table:table-cell>
          <table:table-cell office:value-type="float" office:value="-0.0312082074225879" calcext:value-type="float">
            <text:p>-0.031208207422588</text:p>
          </table:table-cell>
          <table:table-cell office:value-type="float" office:value="0.00306872462659191" calcext:value-type="float">
            <text:p>0.003068724626592</text:p>
          </table:table-cell>
        </table:table-row>
        <table:table-row table:style-name="ro1">
          <table:table-cell office:value-type="string" calcext:value-type="string">
            <text:p>CYP51A1P2</text:p>
          </table:table-cell>
          <table:table-cell office:value-type="float" office:value="-0.0312065187036642" calcext:value-type="float">
            <text:p>-0.031206518703664</text:p>
          </table:table-cell>
          <table:table-cell office:value-type="float" office:value="-0.013353859799287" calcext:value-type="float">
            <text:p>-0.013353859799287</text:p>
          </table:table-cell>
        </table:table-row>
        <table:table-row table:style-name="ro1">
          <table:table-cell office:value-type="string" calcext:value-type="string">
            <text:p>RP1-71H19.2</text:p>
          </table:table-cell>
          <table:table-cell office:value-type="float" office:value="-0.0311965719948264" calcext:value-type="float">
            <text:p>-0.031196571994826</text:p>
          </table:table-cell>
          <table:table-cell office:value-type="float" office:value="-0.00796980273959418" calcext:value-type="float">
            <text:p>-0.007969802739594</text:p>
          </table:table-cell>
        </table:table-row>
        <table:table-row table:style-name="ro1">
          <table:table-cell office:value-type="string" calcext:value-type="string">
            <text:p>CSDE1</text:p>
          </table:table-cell>
          <table:table-cell office:value-type="float" office:value="-0.0311782904216906" calcext:value-type="float">
            <text:p>-0.031178290421691</text:p>
          </table:table-cell>
          <table:table-cell office:value-type="float" office:value="0.0109883081227802" calcext:value-type="float">
            <text:p>0.01098830812278</text:p>
          </table:table-cell>
        </table:table-row>
        <table:table-row table:style-name="ro1">
          <table:table-cell office:value-type="string" calcext:value-type="string">
            <text:p>PPCS</text:p>
          </table:table-cell>
          <table:table-cell office:value-type="float" office:value="-0.0311636599403963" calcext:value-type="float">
            <text:p>-0.031163659940396</text:p>
          </table:table-cell>
          <table:table-cell office:value-type="float" office:value="0.00592248447554615" calcext:value-type="float">
            <text:p>0.005922484475546</text:p>
          </table:table-cell>
        </table:table-row>
        <table:table-row table:style-name="ro1">
          <table:table-cell office:value-type="string" calcext:value-type="string">
            <text:p>DEPDC4</text:p>
          </table:table-cell>
          <table:table-cell office:value-type="float" office:value="-0.0311578284325383" calcext:value-type="float">
            <text:p>-0.031157828432538</text:p>
          </table:table-cell>
          <table:table-cell office:value-type="float" office:value="0.010958738377643" calcext:value-type="float">
            <text:p>0.010958738377643</text:p>
          </table:table-cell>
        </table:table-row>
        <table:table-row table:style-name="ro1">
          <table:table-cell office:value-type="string" calcext:value-type="string">
            <text:p>LA16c-395F10.2</text:p>
          </table:table-cell>
          <table:table-cell office:value-type="float" office:value="0.0311574040445163" calcext:value-type="float">
            <text:p>0.031157404044516</text:p>
          </table:table-cell>
          <table:table-cell office:value-type="float" office:value="0.0171799952780563" calcext:value-type="float">
            <text:p>0.017179995278056</text:p>
          </table:table-cell>
        </table:table-row>
        <table:table-row table:style-name="ro1">
          <table:table-cell office:value-type="string" calcext:value-type="string">
            <text:p>SLC35E4</text:p>
          </table:table-cell>
          <table:table-cell office:value-type="float" office:value="0.0311392270553538" calcext:value-type="float">
            <text:p>0.031139227055354</text:p>
          </table:table-cell>
          <table:table-cell office:value-type="float" office:value="0.0451091574310868" calcext:value-type="float">
            <text:p>0.045109157431087</text:p>
          </table:table-cell>
        </table:table-row>
        <table:table-row table:style-name="ro1">
          <table:table-cell office:value-type="string" calcext:value-type="string">
            <text:p>RP11-567N4.3</text:p>
          </table:table-cell>
          <table:table-cell office:value-type="float" office:value="0.0311237710943597" calcext:value-type="float">
            <text:p>0.03112377109436</text:p>
          </table:table-cell>
          <table:table-cell office:value-type="float" office:value="0.0135386747703768" calcext:value-type="float">
            <text:p>0.013538674770377</text:p>
          </table:table-cell>
        </table:table-row>
        <table:table-row table:style-name="ro1">
          <table:table-cell office:value-type="string" calcext:value-type="string">
            <text:p>RP11-644L4.1</text:p>
          </table:table-cell>
          <table:table-cell office:value-type="float" office:value="0.0311235806067302" calcext:value-type="float">
            <text:p>0.03112358060673</text:p>
          </table:table-cell>
          <table:table-cell office:value-type="float" office:value="-0.0173733832385332" calcext:value-type="float">
            <text:p>-0.017373383238533</text:p>
          </table:table-cell>
        </table:table-row>
        <table:table-row table:style-name="ro1">
          <table:table-cell office:value-type="string" calcext:value-type="string">
            <text:p>ATP8A2</text:p>
          </table:table-cell>
          <table:table-cell office:value-type="float" office:value="0.0311191846423702" calcext:value-type="float">
            <text:p>0.03111918464237</text:p>
          </table:table-cell>
          <table:table-cell office:value-type="float" office:value="-0.0169080604644862" calcext:value-type="float">
            <text:p>-0.016908060464486</text:p>
          </table:table-cell>
        </table:table-row>
        <table:table-row table:style-name="ro1">
          <table:table-cell office:value-type="string" calcext:value-type="string">
            <text:p>MAPK8IP2</text:p>
          </table:table-cell>
          <table:table-cell office:value-type="float" office:value="0.0311085670228954" calcext:value-type="float">
            <text:p>0.031108567022896</text:p>
          </table:table-cell>
          <table:table-cell office:value-type="float" office:value="0.0447246451618095" calcext:value-type="float">
            <text:p>0.04472464516181</text:p>
          </table:table-cell>
        </table:table-row>
        <table:table-row table:style-name="ro1">
          <table:table-cell office:value-type="string" calcext:value-type="string">
            <text:p>LINC00959</text:p>
          </table:table-cell>
          <table:table-cell office:value-type="float" office:value="0.031059045833706" calcext:value-type="float">
            <text:p>0.031059045833706</text:p>
          </table:table-cell>
          <table:table-cell office:value-type="float" office:value="0.0285604096959648" calcext:value-type="float">
            <text:p>0.028560409695965</text:p>
          </table:table-cell>
        </table:table-row>
        <table:table-row table:style-name="ro1">
          <table:table-cell office:value-type="string" calcext:value-type="string">
            <text:p>ARL6</text:p>
          </table:table-cell>
          <table:table-cell office:value-type="float" office:value="-0.0310146579697957" calcext:value-type="float">
            <text:p>-0.031014657969796</text:p>
          </table:table-cell>
          <table:table-cell office:value-type="float" office:value="0.0241175789673899" calcext:value-type="float">
            <text:p>0.02411757896739</text:p>
          </table:table-cell>
        </table:table-row>
        <table:table-row table:style-name="ro1">
          <table:table-cell office:value-type="string" calcext:value-type="string">
            <text:p>COQ3</text:p>
          </table:table-cell>
          <table:table-cell office:value-type="float" office:value="-0.0309900546244681" calcext:value-type="float">
            <text:p>-0.030990054624468</text:p>
          </table:table-cell>
          <table:table-cell office:value-type="float" office:value="0.0485061394164204" calcext:value-type="float">
            <text:p>0.048506139416421</text:p>
          </table:table-cell>
        </table:table-row>
        <table:table-row table:style-name="ro1">
          <table:table-cell office:value-type="string" calcext:value-type="string">
            <text:p>NDUFC2-KCTD14</text:p>
          </table:table-cell>
          <table:table-cell office:value-type="float" office:value="-0.0309824018743531" calcext:value-type="float">
            <text:p>-0.030982401874353</text:p>
          </table:table-cell>
          <table:table-cell office:value-type="float" office:value="0.0362161598030202" calcext:value-type="float">
            <text:p>0.03621615980302</text:p>
          </table:table-cell>
        </table:table-row>
        <table:table-row table:style-name="ro1">
          <table:table-cell office:value-type="string" calcext:value-type="string">
            <text:p>MEIG1</text:p>
          </table:table-cell>
          <table:table-cell office:value-type="float" office:value="0.0309682640204658" calcext:value-type="float">
            <text:p>0.030968264020466</text:p>
          </table:table-cell>
          <table:table-cell office:value-type="float" office:value="0.0137164114166529" calcext:value-type="float">
            <text:p>0.013716411416653</text:p>
          </table:table-cell>
        </table:table-row>
        <table:table-row table:style-name="ro1">
          <table:table-cell office:value-type="string" calcext:value-type="string">
            <text:p>ABCA7</text:p>
          </table:table-cell>
          <table:table-cell office:value-type="float" office:value="0.0309563567182305" calcext:value-type="float">
            <text:p>0.030956356718231</text:p>
          </table:table-cell>
          <table:table-cell office:value-type="float" office:value="-0.0119895161491303" calcext:value-type="float">
            <text:p>-0.01198951614913</text:p>
          </table:table-cell>
        </table:table-row>
        <table:table-row table:style-name="ro1">
          <table:table-cell office:value-type="string" calcext:value-type="string">
            <text:p>LRRC8B</text:p>
          </table:table-cell>
          <table:table-cell office:value-type="float" office:value="-0.0309199688390641" calcext:value-type="float">
            <text:p>-0.030919968839064</text:p>
          </table:table-cell>
          <table:table-cell office:value-type="float" office:value="0.0100866103958982" calcext:value-type="float">
            <text:p>0.010086610395898</text:p>
          </table:table-cell>
        </table:table-row>
        <table:table-row table:style-name="ro1">
          <table:table-cell office:value-type="string" calcext:value-type="string">
            <text:p>RP1-127D3.4</text:p>
          </table:table-cell>
          <table:table-cell office:value-type="float" office:value="0.030912646063553" calcext:value-type="float">
            <text:p>0.030912646063553</text:p>
          </table:table-cell>
          <table:table-cell office:value-type="float" office:value="-0.0220252498702577" calcext:value-type="float">
            <text:p>-0.022025249870258</text:p>
          </table:table-cell>
        </table:table-row>
        <table:table-row table:style-name="ro1">
          <table:table-cell office:value-type="string" calcext:value-type="string">
            <text:p>HNRNPA3P1</text:p>
          </table:table-cell>
          <table:table-cell office:value-type="float" office:value="0.0308989128268384" calcext:value-type="float">
            <text:p>0.030898912826838</text:p>
          </table:table-cell>
          <table:table-cell office:value-type="float" office:value="0.0292479370658158" calcext:value-type="float">
            <text:p>0.029247937065816</text:p>
          </table:table-cell>
        </table:table-row>
        <table:table-row table:style-name="ro1">
          <table:table-cell office:value-type="string" calcext:value-type="string">
            <text:p>AC006116.20</text:p>
          </table:table-cell>
          <table:table-cell office:value-type="float" office:value="0.0308819287318633" calcext:value-type="float">
            <text:p>0.030881928731863</text:p>
          </table:table-cell>
          <table:table-cell office:value-type="float" office:value="0.0156219784625036" calcext:value-type="float">
            <text:p>0.015621978462504</text:p>
          </table:table-cell>
        </table:table-row>
        <table:table-row table:style-name="ro1">
          <table:table-cell office:value-type="string" calcext:value-type="string">
            <text:p>SLC12A2</text:p>
          </table:table-cell>
          <table:table-cell office:value-type="float" office:value="-0.0308746119149338" calcext:value-type="float">
            <text:p>-0.030874611914934</text:p>
          </table:table-cell>
          <table:table-cell office:value-type="float" office:value="0.0499258514917361" calcext:value-type="float">
            <text:p>0.049925851491736</text:p>
          </table:table-cell>
        </table:table-row>
        <table:table-row table:style-name="ro1">
          <table:table-cell office:value-type="string" calcext:value-type="string">
            <text:p>ACTR6</text:p>
          </table:table-cell>
          <table:table-cell office:value-type="float" office:value="-0.0308720975086257" calcext:value-type="float">
            <text:p>-0.030872097508626</text:p>
          </table:table-cell>
          <table:table-cell office:value-type="float" office:value="-0.0101744619158456" calcext:value-type="float">
            <text:p>-0.010174461915846</text:p>
          </table:table-cell>
        </table:table-row>
        <table:table-row table:style-name="ro1">
          <table:table-cell office:value-type="string" calcext:value-type="string">
            <text:p>ZNF597</text:p>
          </table:table-cell>
          <table:table-cell office:value-type="float" office:value="-0.0308710214607658" calcext:value-type="float">
            <text:p>-0.030871021460766</text:p>
          </table:table-cell>
          <table:table-cell office:value-type="float" office:value="0.0468097188660149" calcext:value-type="float">
            <text:p>0.046809718866015</text:p>
          </table:table-cell>
        </table:table-row>
        <table:table-row table:style-name="ro1">
          <table:table-cell office:value-type="string" calcext:value-type="string">
            <text:p>PEX11G</text:p>
          </table:table-cell>
          <table:table-cell office:value-type="float" office:value="0.0308709410441351" calcext:value-type="float">
            <text:p>0.030870941044135</text:p>
          </table:table-cell>
          <table:table-cell office:value-type="float" office:value="0.0392193874499711" calcext:value-type="float">
            <text:p>0.039219387449971</text:p>
          </table:table-cell>
        </table:table-row>
        <table:table-row table:style-name="ro1">
          <table:table-cell office:value-type="string" calcext:value-type="string">
            <text:p>CACNA2D4</text:p>
          </table:table-cell>
          <table:table-cell office:value-type="float" office:value="-0.0308139117415203" calcext:value-type="float">
            <text:p>-0.03081391174152</text:p>
          </table:table-cell>
          <table:table-cell office:value-type="float" office:value="-0.0195504962134663" calcext:value-type="float">
            <text:p>-0.019550496213466</text:p>
          </table:table-cell>
        </table:table-row>
        <table:table-row table:style-name="ro1">
          <table:table-cell office:value-type="string" calcext:value-type="string">
            <text:p>PLCD3</text:p>
          </table:table-cell>
          <table:table-cell office:value-type="float" office:value="0.0308009486762564" calcext:value-type="float">
            <text:p>0.030800948676256</text:p>
          </table:table-cell>
          <table:table-cell office:value-type="float" office:value="0.00595306430233603" calcext:value-type="float">
            <text:p>0.005953064302336</text:p>
          </table:table-cell>
        </table:table-row>
        <table:table-row table:style-name="ro1">
          <table:table-cell office:value-type="string" calcext:value-type="string">
            <text:p>RP11-800A3.7</text:p>
          </table:table-cell>
          <table:table-cell office:value-type="float" office:value="0.0307687964430996" calcext:value-type="float">
            <text:p>0.0307687964431</text:p>
          </table:table-cell>
          <table:table-cell office:value-type="float" office:value="0.048113704856178" calcext:value-type="float">
            <text:p>0.048113704856178</text:p>
          </table:table-cell>
        </table:table-row>
        <table:table-row table:style-name="ro1">
          <table:table-cell office:value-type="string" calcext:value-type="string">
            <text:p>PEX6</text:p>
          </table:table-cell>
          <table:table-cell office:value-type="float" office:value="0.0307407479664964" calcext:value-type="float">
            <text:p>0.030740747966496</text:p>
          </table:table-cell>
          <table:table-cell office:value-type="float" office:value="0.0119629577002153" calcext:value-type="float">
            <text:p>0.011962957700215</text:p>
          </table:table-cell>
        </table:table-row>
        <table:table-row table:style-name="ro1">
          <table:table-cell office:value-type="string" calcext:value-type="string">
            <text:p>ICK</text:p>
          </table:table-cell>
          <table:table-cell office:value-type="float" office:value="-0.0307075702001943" calcext:value-type="float">
            <text:p>-0.030707570200194</text:p>
          </table:table-cell>
          <table:table-cell office:value-type="float" office:value="0.0189132903203421" calcext:value-type="float">
            <text:p>0.018913290320342</text:p>
          </table:table-cell>
        </table:table-row>
        <table:table-row table:style-name="ro1">
          <table:table-cell office:value-type="string" calcext:value-type="string">
            <text:p>C14orf166</text:p>
          </table:table-cell>
          <table:table-cell office:value-type="float" office:value="-0.0307010277949884" calcext:value-type="float">
            <text:p>-0.030701027794989</text:p>
          </table:table-cell>
          <table:table-cell office:value-type="float" office:value="0.0137904922794844" calcext:value-type="float">
            <text:p>0.013790492279485</text:p>
          </table:table-cell>
        </table:table-row>
        <table:table-row table:style-name="ro1">
          <table:table-cell office:value-type="string" calcext:value-type="string">
            <text:p>FBXO27</text:p>
          </table:table-cell>
          <table:table-cell office:value-type="float" office:value="0.0306549802777664" calcext:value-type="float">
            <text:p>0.030654980277766</text:p>
          </table:table-cell>
          <table:table-cell office:value-type="float" office:value="0.0213474671227845" calcext:value-type="float">
            <text:p>0.021347467122785</text:p>
          </table:table-cell>
        </table:table-row>
        <table:table-row table:style-name="ro1">
          <table:table-cell office:value-type="string" calcext:value-type="string">
            <text:p>GPD1</text:p>
          </table:table-cell>
          <table:table-cell office:value-type="float" office:value="-0.0306496268844008" calcext:value-type="float">
            <text:p>-0.030649626884401</text:p>
          </table:table-cell>
          <table:table-cell office:value-type="float" office:value="-0.031405134361826" calcext:value-type="float">
            <text:p>-0.031405134361826</text:p>
          </table:table-cell>
        </table:table-row>
        <table:table-row table:style-name="ro1">
          <table:table-cell office:value-type="string" calcext:value-type="string">
            <text:p>MRPL42</text:p>
          </table:table-cell>
          <table:table-cell office:value-type="float" office:value="-0.0306068641605166" calcext:value-type="float">
            <text:p>-0.030606864160517</text:p>
          </table:table-cell>
          <table:table-cell office:value-type="float" office:value="0.00214899574815776" calcext:value-type="float">
            <text:p>0.002148995748158</text:p>
          </table:table-cell>
        </table:table-row>
        <table:table-row table:style-name="ro1">
          <table:table-cell office:value-type="string" calcext:value-type="string">
            <text:p>PBLD</text:p>
          </table:table-cell>
          <table:table-cell office:value-type="float" office:value="-0.0305821655349981" calcext:value-type="float">
            <text:p>-0.030582165534998</text:p>
          </table:table-cell>
          <table:table-cell office:value-type="float" office:value="-0.00998046422768067" calcext:value-type="float">
            <text:p>-0.009980464227681</text:p>
          </table:table-cell>
        </table:table-row>
        <table:table-row table:style-name="ro1">
          <table:table-cell office:value-type="string" calcext:value-type="string">
            <text:p>IL2RG</text:p>
          </table:table-cell>
          <table:table-cell office:value-type="float" office:value="-0.0305787455805041" calcext:value-type="float">
            <text:p>-0.030578745580504</text:p>
          </table:table-cell>
          <table:table-cell office:value-type="float" office:value="0.0128138357947272" calcext:value-type="float">
            <text:p>0.012813835794727</text:p>
          </table:table-cell>
        </table:table-row>
        <table:table-row table:style-name="ro1">
          <table:table-cell office:value-type="string" calcext:value-type="string">
            <text:p>RP11-282O18.3</text:p>
          </table:table-cell>
          <table:table-cell office:value-type="float" office:value="-0.0305516447475621" calcext:value-type="float">
            <text:p>-0.030551644747562</text:p>
          </table:table-cell>
          <table:table-cell office:value-type="float" office:value="0.0315898846211776" calcext:value-type="float">
            <text:p>0.031589884621178</text:p>
          </table:table-cell>
        </table:table-row>
        <table:table-row table:style-name="ro1">
          <table:table-cell office:value-type="string" calcext:value-type="string">
            <text:p>MINPP1</text:p>
          </table:table-cell>
          <table:table-cell office:value-type="float" office:value="-0.030503886589179" calcext:value-type="float">
            <text:p>-0.030503886589179</text:p>
          </table:table-cell>
          <table:table-cell office:value-type="float" office:value="0.0475698796146744" calcext:value-type="float">
            <text:p>0.047569879614674</text:p>
          </table:table-cell>
        </table:table-row>
        <table:table-row table:style-name="ro1">
          <table:table-cell office:value-type="string" calcext:value-type="string">
            <text:p>ACTR10</text:p>
          </table:table-cell>
          <table:table-cell office:value-type="float" office:value="-0.0304744922850498" calcext:value-type="float">
            <text:p>-0.03047449228505</text:p>
          </table:table-cell>
          <table:table-cell office:value-type="float" office:value="0.00675673146677591" calcext:value-type="float">
            <text:p>0.006756731466776</text:p>
          </table:table-cell>
        </table:table-row>
        <table:table-row table:style-name="ro1">
          <table:table-cell office:value-type="string" calcext:value-type="string">
            <text:p>C16orf71</text:p>
          </table:table-cell>
          <table:table-cell office:value-type="float" office:value="0.030465555335445" calcext:value-type="float">
            <text:p>0.030465555335445</text:p>
          </table:table-cell>
          <table:table-cell office:value-type="float" office:value="0.052405506909175" calcext:value-type="float">
            <text:p>0.052405506909175</text:p>
          </table:table-cell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0.0304648766874374" calcext:value-type="float">
            <text:p>0.030464876687437</text:p>
          </table:table-cell>
          <table:table-cell office:value-type="float" office:value="0.045918284571021" calcext:value-type="float">
            <text:p>0.045918284571021</text:p>
          </table:table-cell>
        </table:table-row>
        <table:table-row table:style-name="ro1">
          <table:table-cell office:value-type="string" calcext:value-type="string">
            <text:p>APOC2</text:p>
          </table:table-cell>
          <table:table-cell office:value-type="float" office:value="-0.0304618589249232" calcext:value-type="float">
            <text:p>-0.030461858924923</text:p>
          </table:table-cell>
          <table:table-cell office:value-type="float" office:value="0.0171163064174585" calcext:value-type="float">
            <text:p>0.017116306417459</text:p>
          </table:table-cell>
        </table:table-row>
        <table:table-row table:style-name="ro1">
          <table:table-cell office:value-type="string" calcext:value-type="string">
            <text:p>RP11-460I13.2</text:p>
          </table:table-cell>
          <table:table-cell office:value-type="float" office:value="0.0304329143831796" calcext:value-type="float">
            <text:p>0.03043291438318</text:p>
          </table:table-cell>
          <table:table-cell office:value-type="float" office:value="-0.000614824558160317" calcext:value-type="float">
            <text:p>-0.00061482455816</text:p>
          </table:table-cell>
        </table:table-row>
        <table:table-row table:style-name="ro1">
          <table:table-cell office:value-type="string" calcext:value-type="string">
            <text:p>TIFA</text:p>
          </table:table-cell>
          <table:table-cell office:value-type="float" office:value="-0.0303908895355003" calcext:value-type="float">
            <text:p>-0.0303908895355</text:p>
          </table:table-cell>
          <table:table-cell office:value-type="float" office:value="0.0316874522317971" calcext:value-type="float">
            <text:p>0.031687452231797</text:p>
          </table:table-cell>
        </table:table-row>
        <table:table-row table:style-name="ro1">
          <table:table-cell office:value-type="string" calcext:value-type="string">
            <text:p>ACVR1C</text:p>
          </table:table-cell>
          <table:table-cell office:value-type="float" office:value="-0.0303655237015361" calcext:value-type="float">
            <text:p>-0.030365523701536</text:p>
          </table:table-cell>
          <table:table-cell office:value-type="float" office:value="0.0426282476716544" calcext:value-type="float">
            <text:p>0.042628247671655</text:p>
          </table:table-cell>
        </table:table-row>
        <table:table-row table:style-name="ro1">
          <table:table-cell office:value-type="string" calcext:value-type="string">
            <text:p>TBL1XR1</text:p>
          </table:table-cell>
          <table:table-cell office:value-type="float" office:value="-0.0303398782539513" calcext:value-type="float">
            <text:p>-0.030339878253951</text:p>
          </table:table-cell>
          <table:table-cell office:value-type="float" office:value="-0.0191217636443116" calcext:value-type="float">
            <text:p>-0.019121763644312</text:p>
          </table:table-cell>
        </table:table-row>
        <table:table-row table:style-name="ro1">
          <table:table-cell office:value-type="string" calcext:value-type="string">
            <text:p>C1GALT1</text:p>
          </table:table-cell>
          <table:table-cell office:value-type="float" office:value="-0.0303284509352504" calcext:value-type="float">
            <text:p>-0.03032845093525</text:p>
          </table:table-cell>
          <table:table-cell office:value-type="float" office:value="0.0210256184548982" calcext:value-type="float">
            <text:p>0.021025618454898</text:p>
          </table:table-cell>
        </table:table-row>
        <table:table-row table:style-name="ro1">
          <table:table-cell office:value-type="string" calcext:value-type="string">
            <text:p>CASK</text:p>
          </table:table-cell>
          <table:table-cell office:value-type="float" office:value="-0.0303257491185038" calcext:value-type="float">
            <text:p>-0.030325749118504</text:p>
          </table:table-cell>
          <table:table-cell office:value-type="float" office:value="0.02053237385069" calcext:value-type="float">
            <text:p>0.02053237385069</text:p>
          </table:table-cell>
        </table:table-row>
        <table:table-row table:style-name="ro1">
          <table:table-cell office:value-type="string" calcext:value-type="string">
            <text:p>TMEM143</text:p>
          </table:table-cell>
          <table:table-cell office:value-type="float" office:value="0.0302966893363476" calcext:value-type="float">
            <text:p>0.030296689336348</text:p>
          </table:table-cell>
          <table:table-cell office:value-type="float" office:value="0.0467277337033646" calcext:value-type="float">
            <text:p>0.046727733703365</text:p>
          </table:table-cell>
        </table:table-row>
        <table:table-row table:style-name="ro1">
          <table:table-cell office:value-type="string" calcext:value-type="string">
            <text:p>PIWIL4</text:p>
          </table:table-cell>
          <table:table-cell office:value-type="float" office:value="-0.0302911919486886" calcext:value-type="float">
            <text:p>-0.030291191948689</text:p>
          </table:table-cell>
          <table:table-cell office:value-type="float" office:value="-0.00215003163034829" calcext:value-type="float">
            <text:p>-0.002150031630348</text:p>
          </table:table-cell>
        </table:table-row>
        <table:table-row table:style-name="ro1">
          <table:table-cell office:value-type="string" calcext:value-type="string">
            <text:p>ABCD3</text:p>
          </table:table-cell>
          <table:table-cell office:value-type="float" office:value="-0.0302779469579763" calcext:value-type="float">
            <text:p>-0.030277946957976</text:p>
          </table:table-cell>
          <table:table-cell office:value-type="float" office:value="0.0229963438042453" calcext:value-type="float">
            <text:p>0.022996343804245</text:p>
          </table:table-cell>
        </table:table-row>
        <table:table-row table:style-name="ro1">
          <table:table-cell office:value-type="string" calcext:value-type="string">
            <text:p>C1orf21</text:p>
          </table:table-cell>
          <table:table-cell office:value-type="float" office:value="-0.0302363665637352" calcext:value-type="float">
            <text:p>-0.030236366563735</text:p>
          </table:table-cell>
          <table:table-cell office:value-type="float" office:value="0.0466754580580818" calcext:value-type="float">
            <text:p>0.046675458058082</text:p>
          </table:table-cell>
        </table:table-row>
        <table:table-row table:style-name="ro1">
          <table:table-cell office:value-type="string" calcext:value-type="string">
            <text:p>RN7SL244P</text:p>
          </table:table-cell>
          <table:table-cell office:value-type="float" office:value="0.0301921122768593" calcext:value-type="float">
            <text:p>0.030192112276859</text:p>
          </table:table-cell>
          <table:table-cell office:value-type="float" office:value="0.0140788338721223" calcext:value-type="float">
            <text:p>0.014078833872122</text:p>
          </table:table-cell>
        </table:table-row>
        <table:table-row table:style-name="ro1">
          <table:table-cell office:value-type="string" calcext:value-type="string">
            <text:p>Y_RNA</text:p>
          </table:table-cell>
          <table:table-cell office:value-type="float" office:value="-0.0301587823696672" calcext:value-type="float">
            <text:p>-0.030158782369667</text:p>
          </table:table-cell>
          <table:table-cell office:value-type="float" office:value="-0.0118285988641103" calcext:value-type="float">
            <text:p>-0.01182859886411</text:p>
          </table:table-cell>
        </table:table-row>
        <table:table-row table:style-name="ro1">
          <table:table-cell office:value-type="string" calcext:value-type="string">
            <text:p>DYNC1LI1</text:p>
          </table:table-cell>
          <table:table-cell office:value-type="float" office:value="-0.0301056552495151" calcext:value-type="float">
            <text:p>-0.030105655249515</text:p>
          </table:table-cell>
          <table:table-cell office:value-type="float" office:value="0.0380497395054515" calcext:value-type="float">
            <text:p>0.038049739505452</text:p>
          </table:table-cell>
        </table:table-row>
        <table:table-row table:style-name="ro1">
          <table:table-cell office:value-type="string" calcext:value-type="string">
            <text:p>RP11-286E11.1</text:p>
          </table:table-cell>
          <table:table-cell office:value-type="float" office:value="0.0300978940958393" calcext:value-type="float">
            <text:p>0.030097894095839</text:p>
          </table:table-cell>
          <table:table-cell office:value-type="float" office:value="-0.00127654610704739" calcext:value-type="float">
            <text:p>-0.001276546107047</text:p>
          </table:table-cell>
        </table:table-row>
        <table:table-row table:style-name="ro1">
          <table:table-cell office:value-type="string" calcext:value-type="string">
            <text:p>ATP6AP2</text:p>
          </table:table-cell>
          <table:table-cell office:value-type="float" office:value="-0.0300883362863435" calcext:value-type="float">
            <text:p>-0.030088336286344</text:p>
          </table:table-cell>
          <table:table-cell office:value-type="float" office:value="0.05230993142116" calcext:value-type="float">
            <text:p>0.05230993142116</text:p>
          </table:table-cell>
        </table:table-row>
        <table:table-row table:style-name="ro1">
          <table:table-cell office:value-type="string" calcext:value-type="string">
            <text:p>CCDC28B</text:p>
          </table:table-cell>
          <table:table-cell office:value-type="float" office:value="-0.0300862551313834" calcext:value-type="float">
            <text:p>-0.030086255131383</text:p>
          </table:table-cell>
          <table:table-cell office:value-type="float" office:value="0.0196051807985189" calcext:value-type="float">
            <text:p>0.019605180798519</text:p>
          </table:table-cell>
        </table:table-row>
        <table:table-row table:style-name="ro1">
          <table:table-cell office:value-type="string" calcext:value-type="string">
            <text:p>C5orf22</text:p>
          </table:table-cell>
          <table:table-cell office:value-type="float" office:value="-0.0300524493139549" calcext:value-type="float">
            <text:p>-0.030052449313955</text:p>
          </table:table-cell>
          <table:table-cell office:value-type="float" office:value="0.0371253697997357" calcext:value-type="float">
            <text:p>0.037125369799736</text:p>
          </table:table-cell>
        </table:table-row>
        <table:table-row table:style-name="ro1">
          <table:table-cell office:value-type="string" calcext:value-type="string">
            <text:p>AC098831.4</text:p>
          </table:table-cell>
          <table:table-cell office:value-type="float" office:value="0.030049711099968" calcext:value-type="float">
            <text:p>0.030049711099968</text:p>
          </table:table-cell>
          <table:table-cell office:value-type="float" office:value="0.0444941666851134" calcext:value-type="float">
            <text:p>0.044494166685113</text:p>
          </table:table-cell>
        </table:table-row>
        <table:table-row table:style-name="ro1">
          <table:table-cell office:value-type="string" calcext:value-type="string">
            <text:p>SH3BGR</text:p>
          </table:table-cell>
          <table:table-cell office:value-type="float" office:value="0.0300377490124204" calcext:value-type="float">
            <text:p>0.03003774901242</text:p>
          </table:table-cell>
          <table:table-cell office:value-type="float" office:value="0.0104652806896438" calcext:value-type="float">
            <text:p>0.010465280689644</text:p>
          </table:table-cell>
        </table:table-row>
        <table:table-row table:style-name="ro1">
          <table:table-cell office:value-type="string" calcext:value-type="string">
            <text:p>NSUN3</text:p>
          </table:table-cell>
          <table:table-cell office:value-type="float" office:value="-0.0300233838014211" calcext:value-type="float">
            <text:p>-0.030023383801421</text:p>
          </table:table-cell>
          <table:table-cell office:value-type="float" office:value="0.0246774558441661" calcext:value-type="float">
            <text:p>0.024677455844166</text:p>
          </table:table-cell>
        </table:table-row>
        <table:table-row table:style-name="ro1">
          <table:table-cell office:value-type="string" calcext:value-type="string">
            <text:p>SNX13</text:p>
          </table:table-cell>
          <table:table-cell office:value-type="float" office:value="-0.0300176338834979" calcext:value-type="float">
            <text:p>-0.030017633883498</text:p>
          </table:table-cell>
          <table:table-cell office:value-type="float" office:value="0.0261502727508431" calcext:value-type="float">
            <text:p>0.026150272750843</text:p>
          </table:table-cell>
        </table:table-row>
        <table:table-row table:style-name="ro1">
          <table:table-cell office:value-type="string" calcext:value-type="string">
            <text:p>PPT1</text:p>
          </table:table-cell>
          <table:table-cell office:value-type="float" office:value="-0.0300160364682976" calcext:value-type="float">
            <text:p>-0.030016036468298</text:p>
          </table:table-cell>
          <table:table-cell office:value-type="float" office:value="0.0109380366542866" calcext:value-type="float">
            <text:p>0.010938036654287</text:p>
          </table:table-cell>
        </table:table-row>
        <table:table-row table:style-name="ro1">
          <table:table-cell office:value-type="string" calcext:value-type="string">
            <text:p>RP1-130H16.18</text:p>
          </table:table-cell>
          <table:table-cell office:value-type="float" office:value="0.0300109856546183" calcext:value-type="float">
            <text:p>0.030010985654618</text:p>
          </table:table-cell>
          <table:table-cell office:value-type="float" office:value="0.0388271085946014" calcext:value-type="float">
            <text:p>0.038827108594602</text:p>
          </table:table-cell>
        </table:table-row>
        <table:table-row table:style-name="ro1">
          <table:table-cell office:value-type="string" calcext:value-type="string">
            <text:p>FMO3</text:p>
          </table:table-cell>
          <table:table-cell office:value-type="float" office:value="0.0299819255684038" calcext:value-type="float">
            <text:p>0.029981925568404</text:p>
          </table:table-cell>
          <table:table-cell office:value-type="float" office:value="-0.00900263252967629" calcext:value-type="float">
            <text:p>-0.009002632529676</text:p>
          </table:table-cell>
        </table:table-row>
        <table:table-row table:style-name="ro1">
          <table:table-cell office:value-type="string" calcext:value-type="string">
            <text:p>HCST</text:p>
          </table:table-cell>
          <table:table-cell office:value-type="float" office:value="0.0299445709974584" calcext:value-type="float">
            <text:p>0.029944570997459</text:p>
          </table:table-cell>
          <table:table-cell office:value-type="float" office:value="0.0519505715982038" calcext:value-type="float">
            <text:p>0.051950571598204</text:p>
          </table:table-cell>
        </table:table-row>
        <table:table-row table:style-name="ro1">
          <table:table-cell office:value-type="string" calcext:value-type="string">
            <text:p>AC004980.9</text:p>
          </table:table-cell>
          <table:table-cell office:value-type="float" office:value="-0.0299364434904831" calcext:value-type="float">
            <text:p>-0.029936443490483</text:p>
          </table:table-cell>
          <table:table-cell office:value-type="float" office:value="0.011723218132741" calcext:value-type="float">
            <text:p>0.011723218132741</text:p>
          </table:table-cell>
        </table:table-row>
        <table:table-row table:style-name="ro1">
          <table:table-cell office:value-type="string" calcext:value-type="string">
            <text:p>Y_RNA</text:p>
          </table:table-cell>
          <table:table-cell office:value-type="float" office:value="-0.0299343677170893" calcext:value-type="float">
            <text:p>-0.029934367717089</text:p>
          </table:table-cell>
          <table:table-cell office:value-type="float" office:value="-0.0196809108427749" calcext:value-type="float">
            <text:p>-0.019680910842775</text:p>
          </table:table-cell>
        </table:table-row>
        <table:table-row table:style-name="ro1">
          <table:table-cell office:value-type="string" calcext:value-type="string">
            <text:p>ZMAT3</text:p>
          </table:table-cell>
          <table:table-cell office:value-type="float" office:value="-0.0299206621008304" calcext:value-type="float">
            <text:p>-0.02992066210083</text:p>
          </table:table-cell>
          <table:table-cell office:value-type="float" office:value="0.0452209628262062" calcext:value-type="float">
            <text:p>0.045220962826206</text:p>
          </table:table-cell>
        </table:table-row>
        <table:table-row table:style-name="ro1">
          <table:table-cell office:value-type="string" calcext:value-type="string">
            <text:p>PSMA6</text:p>
          </table:table-cell>
          <table:table-cell office:value-type="float" office:value="-0.0299123072216119" calcext:value-type="float">
            <text:p>-0.029912307221612</text:p>
          </table:table-cell>
          <table:table-cell office:value-type="float" office:value="0.013810335236549" calcext:value-type="float">
            <text:p>0.013810335236549</text:p>
          </table:table-cell>
        </table:table-row>
        <table:table-row table:style-name="ro1">
          <table:table-cell office:value-type="string" calcext:value-type="string">
            <text:p>BRI3BP</text:p>
          </table:table-cell>
          <table:table-cell office:value-type="float" office:value="-0.0298762611671559" calcext:value-type="float">
            <text:p>-0.029876261167156</text:p>
          </table:table-cell>
          <table:table-cell office:value-type="float" office:value="-0.00578732142974845" calcext:value-type="float">
            <text:p>-0.005787321429748</text:p>
          </table:table-cell>
        </table:table-row>
        <table:table-row table:style-name="ro1">
          <table:table-cell office:value-type="string" calcext:value-type="string">
            <text:p>RP11-706O15.7</text:p>
          </table:table-cell>
          <table:table-cell office:value-type="float" office:value="0.0298300256876187" calcext:value-type="float">
            <text:p>0.029830025687619</text:p>
          </table:table-cell>
          <table:table-cell office:value-type="float" office:value="-0.0131296431826206" calcext:value-type="float">
            <text:p>-0.013129643182621</text:p>
          </table:table-cell>
        </table:table-row>
        <table:table-row table:style-name="ro1">
          <table:table-cell office:value-type="string" calcext:value-type="string">
            <text:p>GPM6A</text:p>
          </table:table-cell>
          <table:table-cell office:value-type="float" office:value="0.0298129099997687" calcext:value-type="float">
            <text:p>0.029812909999769</text:p>
          </table:table-cell>
          <table:table-cell office:value-type="float" office:value="-0.0185331055867953" calcext:value-type="float">
            <text:p>-0.018533105586795</text:p>
          </table:table-cell>
        </table:table-row>
        <table:table-row table:style-name="ro1">
          <table:table-cell office:value-type="string" calcext:value-type="string">
            <text:p>NIPAL1</text:p>
          </table:table-cell>
          <table:table-cell office:value-type="float" office:value="-0.0297954449826698" calcext:value-type="float">
            <text:p>-0.02979544498267</text:p>
          </table:table-cell>
          <table:table-cell office:value-type="float" office:value="0.029978059716494" calcext:value-type="float">
            <text:p>0.029978059716494</text:p>
          </table:table-cell>
        </table:table-row>
        <table:table-row table:style-name="ro1">
          <table:table-cell office:value-type="string" calcext:value-type="string">
            <text:p>APOBEC3F</text:p>
          </table:table-cell>
          <table:table-cell office:value-type="float" office:value="0.0297786360172461" calcext:value-type="float">
            <text:p>0.029778636017246</text:p>
          </table:table-cell>
          <table:table-cell office:value-type="float" office:value="0.0417908199835308" calcext:value-type="float">
            <text:p>0.041790819983531</text:p>
          </table:table-cell>
        </table:table-row>
        <table:table-row table:style-name="ro1">
          <table:table-cell office:value-type="string" calcext:value-type="string">
            <text:p>RP11-10C24.2</text:p>
          </table:table-cell>
          <table:table-cell office:value-type="float" office:value="-0.0297258402266185" calcext:value-type="float">
            <text:p>-0.029725840226619</text:p>
          </table:table-cell>
          <table:table-cell office:value-type="float" office:value="0.000121517759416566" calcext:value-type="float">
            <text:p>0.000121517759417</text:p>
          </table:table-cell>
        </table:table-row>
        <table:table-row table:style-name="ro1">
          <table:table-cell office:value-type="string" calcext:value-type="string">
            <text:p>LINC00629</text:p>
          </table:table-cell>
          <table:table-cell office:value-type="float" office:value="0.029713792699842" calcext:value-type="float">
            <text:p>0.029713792699842</text:p>
          </table:table-cell>
          <table:table-cell office:value-type="float" office:value="-0.0137505139768628" calcext:value-type="float">
            <text:p>-0.013750513976863</text:p>
          </table:table-cell>
        </table:table-row>
        <table:table-row table:style-name="ro1">
          <table:table-cell office:value-type="string" calcext:value-type="string">
            <text:p>ZDHHC2</text:p>
          </table:table-cell>
          <table:table-cell office:value-type="float" office:value="-0.0297129263625628" calcext:value-type="float">
            <text:p>-0.029712926362563</text:p>
          </table:table-cell>
          <table:table-cell office:value-type="float" office:value="-0.00748835330666112" calcext:value-type="float">
            <text:p>-0.007488353306661</text:p>
          </table:table-cell>
        </table:table-row>
        <table:table-row table:style-name="ro1">
          <table:table-cell office:value-type="string" calcext:value-type="string">
            <text:p>BZRAP1</text:p>
          </table:table-cell>
          <table:table-cell office:value-type="float" office:value="0.0296843345218059" calcext:value-type="float">
            <text:p>0.029684334521806</text:p>
          </table:table-cell>
          <table:table-cell office:value-type="float" office:value="0.0506296941933654" calcext:value-type="float">
            <text:p>0.050629694193366</text:p>
          </table:table-cell>
        </table:table-row>
        <table:table-row table:style-name="ro1">
          <table:table-cell office:value-type="string" calcext:value-type="string">
            <text:p>PPP2R2A</text:p>
          </table:table-cell>
          <table:table-cell office:value-type="float" office:value="-0.029607886980517" calcext:value-type="float">
            <text:p>-0.029607886980517</text:p>
          </table:table-cell>
          <table:table-cell office:value-type="float" office:value="-0.00151766274231995" calcext:value-type="float">
            <text:p>-0.00151766274232</text:p>
          </table:table-cell>
        </table:table-row>
        <table:table-row table:style-name="ro1">
          <table:table-cell office:value-type="string" calcext:value-type="string">
            <text:p>RP11-329A14.1</text:p>
          </table:table-cell>
          <table:table-cell office:value-type="float" office:value="-0.0296067281744859" calcext:value-type="float">
            <text:p>-0.029606728174486</text:p>
          </table:table-cell>
          <table:table-cell office:value-type="float" office:value="0.0251902667648591" calcext:value-type="float">
            <text:p>0.025190266764859</text:p>
          </table:table-cell>
        </table:table-row>
        <table:table-row table:style-name="ro1">
          <table:table-cell office:value-type="string" calcext:value-type="string">
            <text:p>EMX1</text:p>
          </table:table-cell>
          <table:table-cell office:value-type="float" office:value="0.0296025661069552" calcext:value-type="float">
            <text:p>0.029602566106955</text:p>
          </table:table-cell>
          <table:table-cell office:value-type="float" office:value="0.0499869252758967" calcext:value-type="float">
            <text:p>0.049986925275897</text:p>
          </table:table-cell>
        </table:table-row>
        <table:table-row table:style-name="ro1">
          <table:table-cell office:value-type="string" calcext:value-type="string">
            <text:p>SRD5A3</text:p>
          </table:table-cell>
          <table:table-cell office:value-type="float" office:value="-0.0295932898023459" calcext:value-type="float">
            <text:p>-0.029593289802346</text:p>
          </table:table-cell>
          <table:table-cell office:value-type="float" office:value="-0.0479964071849159" calcext:value-type="float">
            <text:p>-0.047996407184916</text:p>
          </table:table-cell>
        </table:table-row>
        <table:table-row table:style-name="ro1">
          <table:table-cell office:value-type="string" calcext:value-type="string">
            <text:p>FAM195A</text:p>
          </table:table-cell>
          <table:table-cell office:value-type="float" office:value="0.0295924434469497" calcext:value-type="float">
            <text:p>0.02959244344695</text:p>
          </table:table-cell>
          <table:table-cell office:value-type="float" office:value="0.0442122880801389" calcext:value-type="float">
            <text:p>0.044212288080139</text:p>
          </table:table-cell>
        </table:table-row>
        <table:table-row table:style-name="ro1">
          <table:table-cell office:value-type="string" calcext:value-type="string">
            <text:p>SLC25A46</text:p>
          </table:table-cell>
          <table:table-cell office:value-type="float" office:value="-0.0295766910184431" calcext:value-type="float">
            <text:p>-0.029576691018443</text:p>
          </table:table-cell>
          <table:table-cell office:value-type="float" office:value="0.0553547248946308" calcext:value-type="float">
            <text:p>0.055354724894631</text:p>
          </table:table-cell>
        </table:table-row>
        <table:table-row table:style-name="ro1">
          <table:table-cell office:value-type="string" calcext:value-type="string">
            <text:p>LAMB1</text:p>
          </table:table-cell>
          <table:table-cell office:value-type="float" office:value="-0.0294657909929847" calcext:value-type="float">
            <text:p>-0.029465790992985</text:p>
          </table:table-cell>
          <table:table-cell office:value-type="float" office:value="0.0367506660452784" calcext:value-type="float">
            <text:p>0.036750666045278</text:p>
          </table:table-cell>
        </table:table-row>
        <table:table-row table:style-name="ro1">
          <table:table-cell office:value-type="string" calcext:value-type="string">
            <text:p>PNPLA8</text:p>
          </table:table-cell>
          <table:table-cell office:value-type="float" office:value="-0.0294629091938765" calcext:value-type="float">
            <text:p>-0.029462909193877</text:p>
          </table:table-cell>
          <table:table-cell office:value-type="float" office:value="-0.0130732820364019" calcext:value-type="float">
            <text:p>-0.013073282036402</text:p>
          </table:table-cell>
        </table:table-row>
        <table:table-row table:style-name="ro1">
          <table:table-cell office:value-type="string" calcext:value-type="string">
            <text:p>POLR3B</text:p>
          </table:table-cell>
          <table:table-cell office:value-type="float" office:value="-0.0294415559934566" calcext:value-type="float">
            <text:p>-0.029441555993457</text:p>
          </table:table-cell>
          <table:table-cell office:value-type="float" office:value="-0.00458436981268449" calcext:value-type="float">
            <text:p>-0.004584369812684</text:p>
          </table:table-cell>
        </table:table-row>
        <table:table-row table:style-name="ro1">
          <table:table-cell office:value-type="string" calcext:value-type="string">
            <text:p>KIF23</text:p>
          </table:table-cell>
          <table:table-cell office:value-type="float" office:value="-0.029419201021438" calcext:value-type="float">
            <text:p>-0.029419201021438</text:p>
          </table:table-cell>
          <table:table-cell office:value-type="float" office:value="0.0567433943565337" calcext:value-type="float">
            <text:p>0.056743394356534</text:p>
          </table:table-cell>
        </table:table-row>
        <table:table-row table:style-name="ro1">
          <table:table-cell office:value-type="string" calcext:value-type="string">
            <text:p>SECISBP2L</text:p>
          </table:table-cell>
          <table:table-cell office:value-type="float" office:value="-0.0294179533298087" calcext:value-type="float">
            <text:p>-0.029417953329809</text:p>
          </table:table-cell>
          <table:table-cell office:value-type="float" office:value="0.0564052046211159" calcext:value-type="float">
            <text:p>0.056405204621116</text:p>
          </table:table-cell>
        </table:table-row>
        <table:table-row table:style-name="ro1">
          <table:table-cell office:value-type="string" calcext:value-type="string">
            <text:p>WASF4P</text:p>
          </table:table-cell>
          <table:table-cell office:value-type="float" office:value="0.0294130832894886" calcext:value-type="float">
            <text:p>0.029413083289489</text:p>
          </table:table-cell>
          <table:table-cell office:value-type="float" office:value="0.0106952344797325" calcext:value-type="float">
            <text:p>0.010695234479733</text:p>
          </table:table-cell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-0.029336042949264" calcext:value-type="float">
            <text:p>-0.029336042949264</text:p>
          </table:table-cell>
          <table:table-cell office:value-type="float" office:value="0.00713052599334987" calcext:value-type="float">
            <text:p>0.00713052599335</text:p>
          </table:table-cell>
        </table:table-row>
        <table:table-row table:style-name="ro1">
          <table:table-cell office:value-type="string" calcext:value-type="string">
            <text:p>ERI1</text:p>
          </table:table-cell>
          <table:table-cell office:value-type="float" office:value="-0.0292822833529744" calcext:value-type="float">
            <text:p>-0.029282283352975</text:p>
          </table:table-cell>
          <table:table-cell office:value-type="float" office:value="0.0347629217704845" calcext:value-type="float">
            <text:p>0.034762921770485</text:p>
          </table:table-cell>
        </table:table-row>
        <table:table-row table:style-name="ro1">
          <table:table-cell office:value-type="string" calcext:value-type="string">
            <text:p>CKS1BP7</text:p>
          </table:table-cell>
          <table:table-cell office:value-type="float" office:value="0.029256421282198" calcext:value-type="float">
            <text:p>0.029256421282198</text:p>
          </table:table-cell>
          <table:table-cell office:value-type="float" office:value="0.0139870185603666" calcext:value-type="float">
            <text:p>0.013987018560367</text:p>
          </table:table-cell>
        </table:table-row>
        <table:table-row table:style-name="ro1">
          <table:table-cell office:value-type="string" calcext:value-type="string">
            <text:p>RNU2-59P</text:p>
          </table:table-cell>
          <table:table-cell office:value-type="float" office:value="-0.0292541065793661" calcext:value-type="float">
            <text:p>-0.029254106579366</text:p>
          </table:table-cell>
          <table:table-cell office:value-type="float" office:value="-0.0239644214469771" calcext:value-type="float">
            <text:p>-0.023964421446977</text:p>
          </table:table-cell>
        </table:table-row>
        <table:table-row table:style-name="ro1">
          <table:table-cell office:value-type="string" calcext:value-type="string">
            <text:p>RP11-867G23.13</text:p>
          </table:table-cell>
          <table:table-cell office:value-type="float" office:value="-0.0292541065793661" calcext:value-type="float">
            <text:p>-0.029254106579366</text:p>
          </table:table-cell>
          <table:table-cell office:value-type="float" office:value="-0.0239644214469771" calcext:value-type="float">
            <text:p>-0.023964421446977</text:p>
          </table:table-cell>
        </table:table-row>
        <table:table-row table:style-name="ro1">
          <table:table-cell office:value-type="string" calcext:value-type="string">
            <text:p>FDFT1</text:p>
          </table:table-cell>
          <table:table-cell office:value-type="float" office:value="-0.0292386783825731" calcext:value-type="float">
            <text:p>-0.029238678382573</text:p>
          </table:table-cell>
          <table:table-cell office:value-type="float" office:value="0.0112661961462766" calcext:value-type="float">
            <text:p>0.011266196146277</text:p>
          </table:table-cell>
        </table:table-row>
        <table:table-row table:style-name="ro1">
          <table:table-cell office:value-type="string" calcext:value-type="string">
            <text:p>DGCR6L</text:p>
          </table:table-cell>
          <table:table-cell office:value-type="float" office:value="0.0292321008495661" calcext:value-type="float">
            <text:p>0.029232100849566</text:p>
          </table:table-cell>
          <table:table-cell office:value-type="float" office:value="0.0553103975384302" calcext:value-type="float">
            <text:p>0.05531039753843</text:p>
          </table:table-cell>
        </table:table-row>
        <table:table-row table:style-name="ro1">
          <table:table-cell office:value-type="string" calcext:value-type="string">
            <text:p>DRD1</text:p>
          </table:table-cell>
          <table:table-cell office:value-type="float" office:value="-0.0292130789396358" calcext:value-type="float">
            <text:p>-0.029213078939636</text:p>
          </table:table-cell>
          <table:table-cell office:value-type="float" office:value="-0.0200092541702042" calcext:value-type="float">
            <text:p>-0.020009254170204</text:p>
          </table:table-cell>
        </table:table-row>
        <table:table-row table:style-name="ro1">
          <table:table-cell office:value-type="string" calcext:value-type="string">
            <text:p>ZMPSTE24</text:p>
          </table:table-cell>
          <table:table-cell office:value-type="float" office:value="-0.029196440533292" calcext:value-type="float">
            <text:p>-0.029196440533292</text:p>
          </table:table-cell>
          <table:table-cell office:value-type="float" office:value="-0.00804400064719921" calcext:value-type="float">
            <text:p>-0.008044000647199</text:p>
          </table:table-cell>
        </table:table-row>
        <table:table-row table:style-name="ro1">
          <table:table-cell office:value-type="string" calcext:value-type="string">
            <text:p>XXbac-BPG32J3.20</text:p>
          </table:table-cell>
          <table:table-cell office:value-type="float" office:value="-0.0291656513635652" calcext:value-type="float">
            <text:p>-0.029165651363565</text:p>
          </table:table-cell>
          <table:table-cell office:value-type="float" office:value="0.0419274162755372" calcext:value-type="float">
            <text:p>0.041927416275537</text:p>
          </table:table-cell>
        </table:table-row>
        <table:table-row table:style-name="ro1">
          <table:table-cell office:value-type="string" calcext:value-type="string">
            <text:p>AC105760.2</text:p>
          </table:table-cell>
          <table:table-cell office:value-type="float" office:value="0.0291139250495031" calcext:value-type="float">
            <text:p>0.029113925049503</text:p>
          </table:table-cell>
          <table:table-cell office:value-type="float" office:value="0.0525395828871236" calcext:value-type="float">
            <text:p>0.052539582887124</text:p>
          </table:table-cell>
        </table:table-row>
        <table:table-row table:style-name="ro1">
          <table:table-cell office:value-type="string" calcext:value-type="string">
            <text:p>RAB8B</text:p>
          </table:table-cell>
          <table:table-cell office:value-type="float" office:value="-0.02910437634516" calcext:value-type="float">
            <text:p>-0.02910437634516</text:p>
          </table:table-cell>
          <table:table-cell office:value-type="float" office:value="0.0535437039265439" calcext:value-type="float">
            <text:p>0.053543703926544</text:p>
          </table:table-cell>
        </table:table-row>
        <table:table-row table:style-name="ro1">
          <table:table-cell office:value-type="string" calcext:value-type="string">
            <text:p>RP4-545K15.3</text:p>
          </table:table-cell>
          <table:table-cell office:value-type="float" office:value="-0.0290922526217847" calcext:value-type="float">
            <text:p>-0.029092252621785</text:p>
          </table:table-cell>
          <table:table-cell office:value-type="float" office:value="0.0136592049542103" calcext:value-type="float">
            <text:p>0.01365920495421</text:p>
          </table:table-cell>
        </table:table-row>
        <table:table-row table:style-name="ro1">
          <table:table-cell office:value-type="string" calcext:value-type="string">
            <text:p>ABHD16A</text:p>
          </table:table-cell>
          <table:table-cell office:value-type="float" office:value="-0.029055499517433" calcext:value-type="float">
            <text:p>-0.029055499517433</text:p>
          </table:table-cell>
          <table:table-cell office:value-type="float" office:value="0.0419820984416675" calcext:value-type="float">
            <text:p>0.041982098441668</text:p>
          </table:table-cell>
        </table:table-row>
        <table:table-row table:style-name="ro1">
          <table:table-cell office:value-type="string" calcext:value-type="string">
            <text:p>EXOC5</text:p>
          </table:table-cell>
          <table:table-cell office:value-type="float" office:value="-0.0290387263771469" calcext:value-type="float">
            <text:p>-0.029038726377147</text:p>
          </table:table-cell>
          <table:table-cell office:value-type="float" office:value="0.00664388513584713" calcext:value-type="float">
            <text:p>0.006643885135847</text:p>
          </table:table-cell>
        </table:table-row>
        <table:table-row table:style-name="ro1">
          <table:table-cell office:value-type="string" calcext:value-type="string">
            <text:p>TMA16</text:p>
          </table:table-cell>
          <table:table-cell office:value-type="float" office:value="-0.0290252498816273" calcext:value-type="float">
            <text:p>-0.029025249881627</text:p>
          </table:table-cell>
          <table:table-cell office:value-type="float" office:value="0.00695690974647403" calcext:value-type="float">
            <text:p>0.006956909746474</text:p>
          </table:table-cell>
        </table:table-row>
        <table:table-row table:style-name="ro1">
          <table:table-cell office:value-type="string" calcext:value-type="string">
            <text:p>RPL13AP3</text:p>
          </table:table-cell>
          <table:table-cell office:value-type="float" office:value="0.0290080972653701" calcext:value-type="float">
            <text:p>0.02900809726537</text:p>
          </table:table-cell>
          <table:table-cell office:value-type="float" office:value="0.056085481323142" calcext:value-type="float">
            <text:p>0.056085481323142</text:p>
          </table:table-cell>
        </table:table-row>
        <table:table-row table:style-name="ro1">
          <table:table-cell office:value-type="string" calcext:value-type="string">
            <text:p>CTD-2308G16.1</text:p>
          </table:table-cell>
          <table:table-cell office:value-type="float" office:value="0.0289467604151897" calcext:value-type="float">
            <text:p>0.02894676041519</text:p>
          </table:table-cell>
          <table:table-cell office:value-type="float" office:value="0.017050149217006" calcext:value-type="float">
            <text:p>0.017050149217006</text:p>
          </table:table-cell>
        </table:table-row>
        <table:table-row table:style-name="ro1">
          <table:table-cell office:value-type="string" calcext:value-type="string">
            <text:p>CTD-2382E5.1</text:p>
          </table:table-cell>
          <table:table-cell office:value-type="float" office:value="-0.0289200850696104" calcext:value-type="float">
            <text:p>-0.028920085069611</text:p>
          </table:table-cell>
          <table:table-cell office:value-type="float" office:value="0.0527291983396715" calcext:value-type="float">
            <text:p>0.052729198339672</text:p>
          </table:table-cell>
        </table:table-row>
        <table:table-row table:style-name="ro1">
          <table:table-cell office:value-type="string" calcext:value-type="string">
            <text:p>VN1R20P</text:p>
          </table:table-cell>
          <table:table-cell office:value-type="float" office:value="0.0289060130465621" calcext:value-type="float">
            <text:p>0.028906013046562</text:p>
          </table:table-cell>
          <table:table-cell office:value-type="float" office:value="0.0183219256043831" calcext:value-type="float">
            <text:p>0.018321925604383</text:p>
          </table:table-cell>
        </table:table-row>
        <table:table-row table:style-name="ro1">
          <table:table-cell office:value-type="string" calcext:value-type="string">
            <text:p>ZNF800</text:p>
          </table:table-cell>
          <table:table-cell office:value-type="float" office:value="-0.0288847405719638" calcext:value-type="float">
            <text:p>-0.028884740571964</text:p>
          </table:table-cell>
          <table:table-cell office:value-type="float" office:value="0.0327224328282958" calcext:value-type="float">
            <text:p>0.032722432828296</text:p>
          </table:table-cell>
        </table:table-row>
        <table:table-row table:style-name="ro1">
          <table:table-cell office:value-type="string" calcext:value-type="string">
            <text:p>CYP4F32P</text:p>
          </table:table-cell>
          <table:table-cell office:value-type="float" office:value="0.0288383667106747" calcext:value-type="float">
            <text:p>0.028838366710675</text:p>
          </table:table-cell>
          <table:table-cell office:value-type="float" office:value="0.0405325742179297" calcext:value-type="float">
            <text:p>0.04053257421793</text:p>
          </table:table-cell>
        </table:table-row>
        <table:table-row table:style-name="ro1">
          <table:table-cell office:value-type="string" calcext:value-type="string">
            <text:p>PPP1R2</text:p>
          </table:table-cell>
          <table:table-cell office:value-type="float" office:value="-0.0288077286703353" calcext:value-type="float">
            <text:p>-0.028807728670335</text:p>
          </table:table-cell>
          <table:table-cell office:value-type="float" office:value="0.025091683853239" calcext:value-type="float">
            <text:p>0.025091683853239</text:p>
          </table:table-cell>
        </table:table-row>
        <table:table-row table:style-name="ro1">
          <table:table-cell office:value-type="string" calcext:value-type="string">
            <text:p>RP11-156E6.1</text:p>
          </table:table-cell>
          <table:table-cell office:value-type="float" office:value="-0.0288034816802814" calcext:value-type="float">
            <text:p>-0.028803481680281</text:p>
          </table:table-cell>
          <table:table-cell office:value-type="float" office:value="0.0541843358737524" calcext:value-type="float">
            <text:p>0.054184335873753</text:p>
          </table:table-cell>
        </table:table-row>
        <table:table-row table:style-name="ro1">
          <table:table-cell office:value-type="string" calcext:value-type="string">
            <text:p>SNORA4</text:p>
          </table:table-cell>
          <table:table-cell office:value-type="float" office:value="-0.0287896531010543" calcext:value-type="float">
            <text:p>-0.028789653101054</text:p>
          </table:table-cell>
          <table:table-cell office:value-type="float" office:value="-0.0240724581169838" calcext:value-type="float">
            <text:p>-0.024072458116984</text:p>
          </table:table-cell>
        </table:table-row>
        <table:table-row table:style-name="ro1">
          <table:table-cell office:value-type="string" calcext:value-type="string">
            <text:p>UBR1</text:p>
          </table:table-cell>
          <table:table-cell office:value-type="float" office:value="-0.0287870431041364" calcext:value-type="float">
            <text:p>-0.028787043104136</text:p>
          </table:table-cell>
          <table:table-cell office:value-type="float" office:value="0.0536281142128201" calcext:value-type="float">
            <text:p>0.05362811421282</text:p>
          </table:table-cell>
        </table:table-row>
        <table:table-row table:style-name="ro1">
          <table:table-cell office:value-type="string" calcext:value-type="string">
            <text:p>HNMT</text:p>
          </table:table-cell>
          <table:table-cell office:value-type="float" office:value="-0.0287779069395424" calcext:value-type="float">
            <text:p>-0.028777906939542</text:p>
          </table:table-cell>
          <table:table-cell office:value-type="float" office:value="0.0551803718134294" calcext:value-type="float">
            <text:p>0.055180371813429</text:p>
          </table:table-cell>
        </table:table-row>
        <table:table-row table:style-name="ro1">
          <table:table-cell office:value-type="string" calcext:value-type="string">
            <text:p>AGBL5-AS1</text:p>
          </table:table-cell>
          <table:table-cell office:value-type="float" office:value="-0.028732090354077" calcext:value-type="float">
            <text:p>-0.028732090354077</text:p>
          </table:table-cell>
          <table:table-cell office:value-type="float" office:value="0.0223569127008134" calcext:value-type="float">
            <text:p>0.022356912700814</text:p>
          </table:table-cell>
        </table:table-row>
        <table:table-row table:style-name="ro1">
          <table:table-cell office:value-type="string" calcext:value-type="string">
            <text:p>CLLU1OS</text:p>
          </table:table-cell>
          <table:table-cell office:value-type="float" office:value="0.0287174792361312" calcext:value-type="float">
            <text:p>0.028717479236131</text:p>
          </table:table-cell>
          <table:table-cell office:value-type="float" office:value="0.031834724569477" calcext:value-type="float">
            <text:p>0.031834724569477</text:p>
          </table:table-cell>
        </table:table-row>
        <table:table-row table:style-name="ro1">
          <table:table-cell office:value-type="string" calcext:value-type="string">
            <text:p>ZIC2</text:p>
          </table:table-cell>
          <table:table-cell office:value-type="float" office:value="0.0287100751924324" calcext:value-type="float">
            <text:p>0.028710075192432</text:p>
          </table:table-cell>
          <table:table-cell office:value-type="float" office:value="0.0519736575819613" calcext:value-type="float">
            <text:p>0.051973657581961</text:p>
          </table:table-cell>
        </table:table-row>
        <table:table-row table:style-name="ro1">
          <table:table-cell office:value-type="string" calcext:value-type="string">
            <text:p>DLAT</text:p>
          </table:table-cell>
          <table:table-cell office:value-type="float" office:value="-0.0286792080093856" calcext:value-type="float">
            <text:p>-0.028679208009386</text:p>
          </table:table-cell>
          <table:table-cell office:value-type="float" office:value="0.0581272064520441" calcext:value-type="float">
            <text:p>0.058127206452044</text:p>
          </table:table-cell>
        </table:table-row>
        <table:table-row table:style-name="ro1">
          <table:table-cell office:value-type="string" calcext:value-type="string">
            <text:p>KB-1027C11.4</text:p>
          </table:table-cell>
          <table:table-cell office:value-type="float" office:value="0.0286694247039134" calcext:value-type="float">
            <text:p>0.028669424703913</text:p>
          </table:table-cell>
          <table:table-cell office:value-type="float" office:value="-0.0387205259174852" calcext:value-type="float">
            <text:p>-0.03872052591748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-0.0286511909281419" calcext:value-type="float">
            <text:p>-0.028651190928142</text:p>
          </table:table-cell>
          <table:table-cell office:value-type="float" office:value="0.0125273657071782" calcext:value-type="float">
            <text:p>0.012527365707178</text:p>
          </table:table-cell>
        </table:table-row>
        <table:table-row table:style-name="ro1">
          <table:table-cell office:value-type="string" calcext:value-type="string">
            <text:p>BDNF-AS</text:p>
          </table:table-cell>
          <table:table-cell office:value-type="float" office:value="0.0286338966007418" calcext:value-type="float">
            <text:p>0.028633896600742</text:p>
          </table:table-cell>
          <table:table-cell office:value-type="float" office:value="0.017405503819436" calcext:value-type="float">
            <text:p>0.017405503819436</text:p>
          </table:table-cell>
        </table:table-row>
        <table:table-row table:style-name="ro1">
          <table:table-cell office:value-type="string" calcext:value-type="string">
            <text:p>PRDX3</text:p>
          </table:table-cell>
          <table:table-cell office:value-type="float" office:value="-0.0285851258769382" calcext:value-type="float">
            <text:p>-0.028585125876938</text:p>
          </table:table-cell>
          <table:table-cell office:value-type="float" office:value="0.0326505281218008" calcext:value-type="float">
            <text:p>0.032650528121801</text:p>
          </table:table-cell>
        </table:table-row>
        <table:table-row table:style-name="ro1">
          <table:table-cell office:value-type="string" calcext:value-type="string">
            <text:p>FRK</text:p>
          </table:table-cell>
          <table:table-cell office:value-type="float" office:value="-0.0285848414231831" calcext:value-type="float">
            <text:p>-0.028584841423183</text:p>
          </table:table-cell>
          <table:table-cell office:value-type="float" office:value="0.0302401692273505" calcext:value-type="float">
            <text:p>0.030240169227351</text:p>
          </table:table-cell>
        </table:table-row>
        <table:table-row table:style-name="ro1">
          <table:table-cell office:value-type="string" calcext:value-type="string">
            <text:p>RP3-461F17.1</text:p>
          </table:table-cell>
          <table:table-cell office:value-type="float" office:value="-0.0285351889376015" calcext:value-type="float">
            <text:p>-0.028535188937602</text:p>
          </table:table-cell>
          <table:table-cell office:value-type="float" office:value="0.0175571475805422" calcext:value-type="float">
            <text:p>0.017557147580542</text:p>
          </table:table-cell>
        </table:table-row>
        <table:table-row table:style-name="ro1">
          <table:table-cell office:value-type="string" calcext:value-type="string">
            <text:p>XXbac-BPG181B23.7</text:p>
          </table:table-cell>
          <table:table-cell office:value-type="float" office:value="-0.028456011806871" calcext:value-type="float">
            <text:p>-0.028456011806871</text:p>
          </table:table-cell>
          <table:table-cell office:value-type="float" office:value="-0.0110196327125375" calcext:value-type="float">
            <text:p>-0.011019632712538</text:p>
          </table:table-cell>
        </table:table-row>
        <table:table-row table:style-name="ro1">
          <table:table-cell office:value-type="string" calcext:value-type="string">
            <text:p>TP73</text:p>
          </table:table-cell>
          <table:table-cell office:value-type="float" office:value="0.0284529539570565" calcext:value-type="float">
            <text:p>0.028452953957057</text:p>
          </table:table-cell>
          <table:table-cell office:value-type="float" office:value="0.00945635964887648" calcext:value-type="float">
            <text:p>0.009456359648876</text:p>
          </table:table-cell>
        </table:table-row>
        <table:table-row table:style-name="ro1">
          <table:table-cell office:value-type="string" calcext:value-type="string">
            <text:p>SIKE1</text:p>
          </table:table-cell>
          <table:table-cell office:value-type="float" office:value="-0.0284020449878903" calcext:value-type="float">
            <text:p>-0.02840204498789</text:p>
          </table:table-cell>
          <table:table-cell office:value-type="float" office:value="-0.0211014310042696" calcext:value-type="float">
            <text:p>-0.02110143100427</text:p>
          </table:table-cell>
        </table:table-row>
        <table:table-row table:style-name="ro1">
          <table:table-cell office:value-type="string" calcext:value-type="string">
            <text:p>BLOC1S6</text:p>
          </table:table-cell>
          <table:table-cell office:value-type="float" office:value="-0.02838029703058" calcext:value-type="float">
            <text:p>-0.02838029703058</text:p>
          </table:table-cell>
          <table:table-cell office:value-type="float" office:value="0.0540305868551802" calcext:value-type="float">
            <text:p>0.05403058685518</text:p>
          </table:table-cell>
        </table:table-row>
        <table:table-row table:style-name="ro1">
          <table:table-cell office:value-type="string" calcext:value-type="string">
            <text:p>ZNF330</text:p>
          </table:table-cell>
          <table:table-cell office:value-type="float" office:value="-0.028316112364504" calcext:value-type="float">
            <text:p>-0.028316112364504</text:p>
          </table:table-cell>
          <table:table-cell office:value-type="float" office:value="0.00625615174773515" calcext:value-type="float">
            <text:p>0.006256151747735</text:p>
          </table:table-cell>
        </table:table-row>
        <table:table-row table:style-name="ro1">
          <table:table-cell office:value-type="string" calcext:value-type="string">
            <text:p>ASB16-AS1</text:p>
          </table:table-cell>
          <table:table-cell office:value-type="float" office:value="0.0283155909109726" calcext:value-type="float">
            <text:p>0.028315590910973</text:p>
          </table:table-cell>
          <table:table-cell office:value-type="float" office:value="0.055749644593637" calcext:value-type="float">
            <text:p>0.055749644593637</text:p>
          </table:table-cell>
        </table:table-row>
        <table:table-row table:style-name="ro1">
          <table:table-cell office:value-type="string" calcext:value-type="string">
            <text:p>HIF1A-AS1</text:p>
          </table:table-cell>
          <table:table-cell office:value-type="float" office:value="0.0282947386429512" calcext:value-type="float">
            <text:p>0.028294738642951</text:p>
          </table:table-cell>
          <table:table-cell office:value-type="float" office:value="0.0292226552545906" calcext:value-type="float">
            <text:p>0.029222655254591</text:p>
          </table:table-cell>
        </table:table-row>
        <table:table-row table:style-name="ro1">
          <table:table-cell office:value-type="string" calcext:value-type="string">
            <text:p>FBXO33</text:p>
          </table:table-cell>
          <table:table-cell office:value-type="float" office:value="-0.0282895359053411" calcext:value-type="float">
            <text:p>-0.028289535905341</text:p>
          </table:table-cell>
          <table:table-cell office:value-type="float" office:value="0.00330629080561418" calcext:value-type="float">
            <text:p>0.003306290805614</text:p>
          </table:table-cell>
        </table:table-row>
        <table:table-row table:style-name="ro1">
          <table:table-cell office:value-type="string" calcext:value-type="string">
            <text:p>LINC00652</text:p>
          </table:table-cell>
          <table:table-cell office:value-type="float" office:value="0.0282846659477136" calcext:value-type="float">
            <text:p>0.028284665947714</text:p>
          </table:table-cell>
          <table:table-cell office:value-type="float" office:value="-0.0199636055883858" calcext:value-type="float">
            <text:p>-0.019963605588386</text:p>
          </table:table-cell>
        </table:table-row>
        <table:table-row table:style-name="ro1">
          <table:table-cell office:value-type="string" calcext:value-type="string">
            <text:p>RP11-671M22.4</text:p>
          </table:table-cell>
          <table:table-cell office:value-type="float" office:value="-0.0282350450302302" calcext:value-type="float">
            <text:p>-0.02823504503023</text:p>
          </table:table-cell>
          <table:table-cell office:value-type="float" office:value="-0.0220383606466673" calcext:value-type="float">
            <text:p>-0.022038360646667</text:p>
          </table:table-cell>
        </table:table-row>
        <table:table-row table:style-name="ro1">
          <table:table-cell office:value-type="string" calcext:value-type="string">
            <text:p>snoU109</text:p>
          </table:table-cell>
          <table:table-cell office:value-type="float" office:value="-0.0282294987524442" calcext:value-type="float">
            <text:p>-0.028229498752444</text:p>
          </table:table-cell>
          <table:table-cell office:value-type="float" office:value="-0.0207165610574512" calcext:value-type="float">
            <text:p>-0.020716561057451</text:p>
          </table:table-cell>
        </table:table-row>
        <table:table-row table:style-name="ro1">
          <table:table-cell office:value-type="string" calcext:value-type="string">
            <text:p>TMEM62</text:p>
          </table:table-cell>
          <table:table-cell office:value-type="float" office:value="-0.0282217552890341" calcext:value-type="float">
            <text:p>-0.028221755289034</text:p>
          </table:table-cell>
          <table:table-cell office:value-type="float" office:value="0.0390708813968996" calcext:value-type="float">
            <text:p>0.0390708813969</text:p>
          </table:table-cell>
        </table:table-row>
        <table:table-row table:style-name="ro1">
          <table:table-cell office:value-type="string" calcext:value-type="string">
            <text:p>RP11-2E11.10</text:p>
          </table:table-cell>
          <table:table-cell office:value-type="float" office:value="0.0282027781028146" calcext:value-type="float">
            <text:p>0.028202778102815</text:p>
          </table:table-cell>
          <table:table-cell office:value-type="float" office:value="0.00942584812819265" calcext:value-type="float">
            <text:p>0.009425848128193</text:p>
          </table:table-cell>
        </table:table-row>
        <table:table-row table:style-name="ro1">
          <table:table-cell office:value-type="string" calcext:value-type="string">
            <text:p>GNG12</text:p>
          </table:table-cell>
          <table:table-cell office:value-type="float" office:value="-0.0281830196195406" calcext:value-type="float">
            <text:p>-0.028183019619541</text:p>
          </table:table-cell>
          <table:table-cell office:value-type="float" office:value="-0.0179166622364636" calcext:value-type="float">
            <text:p>-0.017916662236464</text:p>
          </table:table-cell>
        </table:table-row>
        <table:table-row table:style-name="ro1">
          <table:table-cell office:value-type="string" calcext:value-type="string">
            <text:p>PDGFRL</text:p>
          </table:table-cell>
          <table:table-cell office:value-type="float" office:value="-0.0281744962960154" calcext:value-type="float">
            <text:p>-0.028174496296016</text:p>
          </table:table-cell>
          <table:table-cell office:value-type="float" office:value="-0.00239565069991573" calcext:value-type="float">
            <text:p>-0.002395650699916</text:p>
          </table:table-cell>
        </table:table-row>
        <table:table-row table:style-name="ro1">
          <table:table-cell office:value-type="string" calcext:value-type="string">
            <text:p>CTD-2267D19.3</text:p>
          </table:table-cell>
          <table:table-cell office:value-type="float" office:value="0.0281414305344766" calcext:value-type="float">
            <text:p>0.028141430534477</text:p>
          </table:table-cell>
          <table:table-cell office:value-type="float" office:value="0.0353990730545729" calcext:value-type="float">
            <text:p>0.035399073054573</text:p>
          </table:table-cell>
        </table:table-row>
        <table:table-row table:style-name="ro1">
          <table:table-cell office:value-type="string" calcext:value-type="string">
            <text:p>RNU6-181P</text:p>
          </table:table-cell>
          <table:table-cell office:value-type="float" office:value="-0.0281412025511388" calcext:value-type="float">
            <text:p>-0.028141202551139</text:p>
          </table:table-cell>
          <table:table-cell office:value-type="float" office:value="-0.0178325409787285" calcext:value-type="float">
            <text:p>-0.017832540978729</text:p>
          </table:table-cell>
        </table:table-row>
        <table:table-row table:style-name="ro1">
          <table:table-cell office:value-type="string" calcext:value-type="string">
            <text:p>STT3B</text:p>
          </table:table-cell>
          <table:table-cell office:value-type="float" office:value="-0.0281313387369702" calcext:value-type="float">
            <text:p>-0.02813133873697</text:p>
          </table:table-cell>
          <table:table-cell office:value-type="float" office:value="0.0137645869292602" calcext:value-type="float">
            <text:p>0.01376458692926</text:p>
          </table:table-cell>
        </table:table-row>
        <table:table-row table:style-name="ro1">
          <table:table-cell office:value-type="string" calcext:value-type="string">
            <text:p>OGDH</text:p>
          </table:table-cell>
          <table:table-cell office:value-type="float" office:value="-0.0280939964640326" calcext:value-type="float">
            <text:p>-0.028093996464033</text:p>
          </table:table-cell>
          <table:table-cell office:value-type="float" office:value="0.00927518305769475" calcext:value-type="float">
            <text:p>0.009275183057695</text:p>
          </table:table-cell>
        </table:table-row>
        <table:table-row table:style-name="ro1">
          <table:table-cell office:value-type="string" calcext:value-type="string">
            <text:p>ALG10</text:p>
          </table:table-cell>
          <table:table-cell office:value-type="float" office:value="-0.0280800612787918" calcext:value-type="float">
            <text:p>-0.028080061278792</text:p>
          </table:table-cell>
          <table:table-cell office:value-type="float" office:value="-0.00319831870762532" calcext:value-type="float">
            <text:p>-0.003198318707625</text:p>
          </table:table-cell>
        </table:table-row>
        <table:table-row table:style-name="ro1">
          <table:table-cell office:value-type="string" calcext:value-type="string">
            <text:p>ETV6</text:p>
          </table:table-cell>
          <table:table-cell office:value-type="float" office:value="-0.0280646046680337" calcext:value-type="float">
            <text:p>-0.028064604668034</text:p>
          </table:table-cell>
          <table:table-cell office:value-type="float" office:value="-0.0165315668158367" calcext:value-type="float">
            <text:p>-0.016531566815837</text:p>
          </table:table-cell>
        </table:table-row>
        <table:table-row table:style-name="ro1">
          <table:table-cell office:value-type="string" calcext:value-type="string">
            <text:p>RN7SL265P</text:p>
          </table:table-cell>
          <table:table-cell office:value-type="float" office:value="0.0280307859987257" calcext:value-type="float">
            <text:p>0.028030785998726</text:p>
          </table:table-cell>
          <table:table-cell office:value-type="float" office:value="0.0557694147605608" calcext:value-type="float">
            <text:p>0.055769414760561</text:p>
          </table:table-cell>
        </table:table-row>
        <table:table-row table:style-name="ro1">
          <table:table-cell office:value-type="string" calcext:value-type="string">
            <text:p>MOB3B</text:p>
          </table:table-cell>
          <table:table-cell office:value-type="float" office:value="-0.0280227555566817" calcext:value-type="float">
            <text:p>-0.028022755556682</text:p>
          </table:table-cell>
          <table:table-cell office:value-type="float" office:value="-0.00172851202761901" calcext:value-type="float">
            <text:p>-0.001728512027619</text:p>
          </table:table-cell>
        </table:table-row>
        <table:table-row table:style-name="ro1">
          <table:table-cell office:value-type="string" calcext:value-type="string">
            <text:p>RPS15AP36</text:p>
          </table:table-cell>
          <table:table-cell office:value-type="float" office:value="-0.0279636004115526" calcext:value-type="float">
            <text:p>-0.027963600411553</text:p>
          </table:table-cell>
          <table:table-cell office:value-type="float" office:value="-0.017101568207581" calcext:value-type="float">
            <text:p>-0.017101568207581</text:p>
          </table:table-cell>
        </table:table-row>
        <table:table-row table:style-name="ro1">
          <table:table-cell office:value-type="string" calcext:value-type="string">
            <text:p>SLC18B1</text:p>
          </table:table-cell>
          <table:table-cell office:value-type="float" office:value="-0.027959883823809" calcext:value-type="float">
            <text:p>-0.027959883823809</text:p>
          </table:table-cell>
          <table:table-cell office:value-type="float" office:value="0.000378698014436232" calcext:value-type="float">
            <text:p>0.000378698014436</text:p>
          </table:table-cell>
        </table:table-row>
        <table:table-row table:style-name="ro1">
          <table:table-cell office:value-type="string" calcext:value-type="string">
            <text:p>LIPA</text:p>
          </table:table-cell>
          <table:table-cell office:value-type="float" office:value="-0.0278767505523812" calcext:value-type="float">
            <text:p>-0.027876750552381</text:p>
          </table:table-cell>
          <table:table-cell office:value-type="float" office:value="0.0551313542899528" calcext:value-type="float">
            <text:p>0.055131354289953</text:p>
          </table:table-cell>
        </table:table-row>
        <table:table-row table:style-name="ro1">
          <table:table-cell office:value-type="string" calcext:value-type="string">
            <text:p>ISCU</text:p>
          </table:table-cell>
          <table:table-cell office:value-type="float" office:value="-0.0278700852441344" calcext:value-type="float">
            <text:p>-0.027870085244134</text:p>
          </table:table-cell>
          <table:table-cell office:value-type="float" office:value="0.00871507652986645" calcext:value-type="float">
            <text:p>0.008715076529866</text:p>
          </table:table-cell>
        </table:table-row>
        <table:table-row table:style-name="ro1">
          <table:table-cell office:value-type="string" calcext:value-type="string">
            <text:p>CCDC124</text:p>
          </table:table-cell>
          <table:table-cell office:value-type="float" office:value="0.0278660805740164" calcext:value-type="float">
            <text:p>0.027866080574016</text:p>
          </table:table-cell>
          <table:table-cell office:value-type="float" office:value="0.0412858551806244" calcext:value-type="float">
            <text:p>0.041285855180624</text:p>
          </table:table-cell>
        </table:table-row>
        <table:table-row table:style-name="ro1">
          <table:table-cell office:value-type="string" calcext:value-type="string">
            <text:p>RP11-575L7.8</text:p>
          </table:table-cell>
          <table:table-cell office:value-type="float" office:value="-0.0278603047487235" calcext:value-type="float">
            <text:p>-0.027860304748724</text:p>
          </table:table-cell>
          <table:table-cell office:value-type="float" office:value="0.0561020490446593" calcext:value-type="float">
            <text:p>0.056102049044659</text:p>
          </table:table-cell>
        </table:table-row>
        <table:table-row table:style-name="ro1">
          <table:table-cell office:value-type="string" calcext:value-type="string">
            <text:p>MMADHC</text:p>
          </table:table-cell>
          <table:table-cell office:value-type="float" office:value="-0.0278579530282079" calcext:value-type="float">
            <text:p>-0.027857953028208</text:p>
          </table:table-cell>
          <table:table-cell office:value-type="float" office:value="0.0533992501505349" calcext:value-type="float">
            <text:p>0.053399250150535</text:p>
          </table:table-cell>
        </table:table-row>
        <table:table-row table:style-name="ro1">
          <table:table-cell office:value-type="string" calcext:value-type="string">
            <text:p>KLHL41</text:p>
          </table:table-cell>
          <table:table-cell office:value-type="float" office:value="0.027849188433576" calcext:value-type="float">
            <text:p>0.027849188433576</text:p>
          </table:table-cell>
          <table:table-cell office:value-type="float" office:value="0.033297454116926" calcext:value-type="float">
            <text:p>0.033297454116926</text:p>
          </table:table-cell>
        </table:table-row>
        <table:table-row table:style-name="ro1">
          <table:table-cell office:value-type="string" calcext:value-type="string">
            <text:p>ZNF770</text:p>
          </table:table-cell>
          <table:table-cell office:value-type="float" office:value="-0.0278417816542167" calcext:value-type="float">
            <text:p>-0.027841781654217</text:p>
          </table:table-cell>
          <table:table-cell office:value-type="float" office:value="0.0534738256135529" calcext:value-type="float">
            <text:p>0.053473825613553</text:p>
          </table:table-cell>
        </table:table-row>
        <table:table-row table:style-name="ro1">
          <table:table-cell office:value-type="string" calcext:value-type="string">
            <text:p>PLEKHA2</text:p>
          </table:table-cell>
          <table:table-cell office:value-type="float" office:value="-0.0278277788972322" calcext:value-type="float">
            <text:p>-0.027827778897232</text:p>
          </table:table-cell>
          <table:table-cell office:value-type="float" office:value="-0.0149236916092455" calcext:value-type="float">
            <text:p>-0.014923691609246</text:p>
          </table:table-cell>
        </table:table-row>
        <table:table-row table:style-name="ro1">
          <table:table-cell office:value-type="string" calcext:value-type="string">
            <text:p>NAPEPLD</text:p>
          </table:table-cell>
          <table:table-cell office:value-type="float" office:value="-0.0278037620721896" calcext:value-type="float">
            <text:p>-0.02780376207219</text:p>
          </table:table-cell>
          <table:table-cell office:value-type="float" office:value="0.00827117297005894" calcext:value-type="float">
            <text:p>0.008271172970059</text:p>
          </table:table-cell>
        </table:table-row>
        <table:table-row table:style-name="ro1">
          <table:table-cell office:value-type="string" calcext:value-type="string">
            <text:p>CD9</text:p>
          </table:table-cell>
          <table:table-cell office:value-type="float" office:value="-0.0277850829133616" calcext:value-type="float">
            <text:p>-0.027785082913362</text:p>
          </table:table-cell>
          <table:table-cell office:value-type="float" office:value="-0.0444387632954783" calcext:value-type="float">
            <text:p>-0.044438763295478</text:p>
          </table:table-cell>
        </table:table-row>
        <table:table-row table:style-name="ro1">
          <table:table-cell office:value-type="string" calcext:value-type="string">
            <text:p>DDX20</text:p>
          </table:table-cell>
          <table:table-cell office:value-type="float" office:value="-0.027761401300903" calcext:value-type="float">
            <text:p>-0.027761401300903</text:p>
          </table:table-cell>
          <table:table-cell office:value-type="float" office:value="0.0293302575725006" calcext:value-type="float">
            <text:p>0.029330257572501</text:p>
          </table:table-cell>
        </table:table-row>
        <table:table-row table:style-name="ro1">
          <table:table-cell office:value-type="string" calcext:value-type="string">
            <text:p>SNRPE</text:p>
          </table:table-cell>
          <table:table-cell office:value-type="float" office:value="-0.027757043990946" calcext:value-type="float">
            <text:p>-0.027757043990946</text:p>
          </table:table-cell>
          <table:table-cell office:value-type="float" office:value="0.0532148096972633" calcext:value-type="float">
            <text:p>0.053214809697263</text:p>
          </table:table-cell>
        </table:table-row>
        <table:table-row table:style-name="ro1">
          <table:table-cell office:value-type="string" calcext:value-type="string">
            <text:p>RP5-991C6.4</text:p>
          </table:table-cell>
          <table:table-cell office:value-type="float" office:value="-0.0277473717267868" calcext:value-type="float">
            <text:p>-0.027747371726787</text:p>
          </table:table-cell>
          <table:table-cell office:value-type="float" office:value="-0.013069011341658" calcext:value-type="float">
            <text:p>-0.013069011341658</text:p>
          </table:table-cell>
        </table:table-row>
        <table:table-row table:style-name="ro1">
          <table:table-cell office:value-type="string" calcext:value-type="string">
            <text:p>DAD1</text:p>
          </table:table-cell>
          <table:table-cell office:value-type="float" office:value="-0.027703395966545" calcext:value-type="float">
            <text:p>-0.027703395966545</text:p>
          </table:table-cell>
          <table:table-cell office:value-type="float" office:value="0.0517516519627342" calcext:value-type="float">
            <text:p>0.051751651962734</text:p>
          </table:table-cell>
        </table:table-row>
        <table:table-row table:style-name="ro1">
          <table:table-cell office:value-type="string" calcext:value-type="string">
            <text:p>RP11-235C23.5</text:p>
          </table:table-cell>
          <table:table-cell office:value-type="float" office:value="-0.027661012390264" calcext:value-type="float">
            <text:p>-0.027661012390264</text:p>
          </table:table-cell>
          <table:table-cell office:value-type="float" office:value="-0.0408328417052775" calcext:value-type="float">
            <text:p>-0.040832841705278</text:p>
          </table:table-cell>
        </table:table-row>
        <table:table-row table:style-name="ro1">
          <table:table-cell office:value-type="string" calcext:value-type="string">
            <text:p>BRSK1</text:p>
          </table:table-cell>
          <table:table-cell office:value-type="float" office:value="0.0276509683994807" calcext:value-type="float">
            <text:p>0.027650968399481</text:p>
          </table:table-cell>
          <table:table-cell office:value-type="float" office:value="0.0161684963085711" calcext:value-type="float">
            <text:p>0.016168496308571</text:p>
          </table:table-cell>
        </table:table-row>
        <table:table-row table:style-name="ro1">
          <table:table-cell office:value-type="string" calcext:value-type="string">
            <text:p>RAB21</text:p>
          </table:table-cell>
          <table:table-cell office:value-type="float" office:value="-0.0276441320259729" calcext:value-type="float">
            <text:p>-0.027644132025973</text:p>
          </table:table-cell>
          <table:table-cell office:value-type="float" office:value="0.056930156476685" calcext:value-type="float">
            <text:p>0.056930156476685</text:p>
          </table:table-cell>
        </table:table-row>
        <table:table-row table:style-name="ro1">
          <table:table-cell office:value-type="string" calcext:value-type="string">
            <text:p>SLC39A5</text:p>
          </table:table-cell>
          <table:table-cell office:value-type="float" office:value="-0.0276204113743896" calcext:value-type="float">
            <text:p>-0.02762041137439</text:p>
          </table:table-cell>
          <table:table-cell office:value-type="float" office:value="0.0307234551875063" calcext:value-type="float">
            <text:p>0.030723455187506</text:p>
          </table:table-cell>
        </table:table-row>
        <table:table-row table:style-name="ro1">
          <table:table-cell office:value-type="string" calcext:value-type="string">
            <text:p>FZD2</text:p>
          </table:table-cell>
          <table:table-cell office:value-type="float" office:value="0.0276085773197487" calcext:value-type="float">
            <text:p>0.027608577319749</text:p>
          </table:table-cell>
          <table:table-cell office:value-type="float" office:value="0.0124808160678247" calcext:value-type="float">
            <text:p>0.012480816067825</text:p>
          </table:table-cell>
        </table:table-row>
        <table:table-row table:style-name="ro1">
          <table:table-cell office:value-type="string" calcext:value-type="string">
            <text:p>POGLUT1</text:p>
          </table:table-cell>
          <table:table-cell office:value-type="float" office:value="-0.027603032266864" calcext:value-type="float">
            <text:p>-0.027603032266864</text:p>
          </table:table-cell>
          <table:table-cell office:value-type="float" office:value="0.0234750644211459" calcext:value-type="float">
            <text:p>0.023475064421146</text:p>
          </table:table-cell>
        </table:table-row>
        <table:table-row table:style-name="ro1">
          <table:table-cell office:value-type="string" calcext:value-type="string">
            <text:p>ZBTB32</text:p>
          </table:table-cell>
          <table:table-cell office:value-type="float" office:value="0.0275993750316981" calcext:value-type="float">
            <text:p>0.027599375031698</text:p>
          </table:table-cell>
          <table:table-cell office:value-type="float" office:value="-0.0198239904038011" calcext:value-type="float">
            <text:p>-0.019823990403801</text:p>
          </table:table-cell>
        </table:table-row>
        <table:table-row table:style-name="ro1">
          <table:table-cell office:value-type="string" calcext:value-type="string">
            <text:p>ARFIP1</text:p>
          </table:table-cell>
          <table:table-cell office:value-type="float" office:value="-0.027534793351876" calcext:value-type="float">
            <text:p>-0.027534793351876</text:p>
          </table:table-cell>
          <table:table-cell office:value-type="float" office:value="-0.019392653038756" calcext:value-type="float">
            <text:p>-0.019392653038756</text:p>
          </table:table-cell>
        </table:table-row>
        <table:table-row table:style-name="ro1">
          <table:table-cell office:value-type="string" calcext:value-type="string">
            <text:p>BCL11B</text:p>
          </table:table-cell>
          <table:table-cell office:value-type="float" office:value="-0.0275336318318336" calcext:value-type="float">
            <text:p>-0.027533631831834</text:p>
          </table:table-cell>
          <table:table-cell office:value-type="float" office:value="-0.034727194012918" calcext:value-type="float">
            <text:p>-0.034727194012918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-0.0274891379497274" calcext:value-type="float">
            <text:p>-0.027489137949728</text:p>
          </table:table-cell>
          <table:table-cell office:value-type="float" office:value="0.0493332901472628" calcext:value-type="float">
            <text:p>0.049333290147263</text:p>
          </table:table-cell>
        </table:table-row>
        <table:table-row table:style-name="ro1">
          <table:table-cell office:value-type="string" calcext:value-type="string">
            <text:p>NAA15</text:p>
          </table:table-cell>
          <table:table-cell office:value-type="float" office:value="-0.0274716992212684" calcext:value-type="float">
            <text:p>-0.027471699221268</text:p>
          </table:table-cell>
          <table:table-cell office:value-type="float" office:value="0.028560725422809" calcext:value-type="float">
            <text:p>0.028560725422809</text:p>
          </table:table-cell>
        </table:table-row>
        <table:table-row table:style-name="ro1">
          <table:table-cell office:value-type="string" calcext:value-type="string">
            <text:p>PPP1R26-AS1</text:p>
          </table:table-cell>
          <table:table-cell office:value-type="float" office:value="0.0274024145440721" calcext:value-type="float">
            <text:p>0.027402414544072</text:p>
          </table:table-cell>
          <table:table-cell office:value-type="float" office:value="0.0391582962858461" calcext:value-type="float">
            <text:p>0.039158296285846</text:p>
          </table:table-cell>
        </table:table-row>
        <table:table-row table:style-name="ro1">
          <table:table-cell office:value-type="string" calcext:value-type="string">
            <text:p>C12orf49</text:p>
          </table:table-cell>
          <table:table-cell office:value-type="float" office:value="-0.027389638046422" calcext:value-type="float">
            <text:p>-0.027389638046422</text:p>
          </table:table-cell>
          <table:table-cell office:value-type="float" office:value="0.0504723106171532" calcext:value-type="float">
            <text:p>0.050472310617153</text:p>
          </table:table-cell>
        </table:table-row>
        <table:table-row table:style-name="ro1">
          <table:table-cell office:value-type="string" calcext:value-type="string">
            <text:p>HOXB-AS3</text:p>
          </table:table-cell>
          <table:table-cell office:value-type="float" office:value="0.0272921527230059" calcext:value-type="float">
            <text:p>0.027292152723006</text:p>
          </table:table-cell>
          <table:table-cell office:value-type="float" office:value="-0.0224722086072875" calcext:value-type="float">
            <text:p>-0.022472208607288</text:p>
          </table:table-cell>
        </table:table-row>
        <table:table-row table:style-name="ro1">
          <table:table-cell office:value-type="string" calcext:value-type="string">
            <text:p>AC008440.10</text:p>
          </table:table-cell>
          <table:table-cell office:value-type="float" office:value="-0.0272581376720411" calcext:value-type="float">
            <text:p>-0.027258137672041</text:p>
          </table:table-cell>
          <table:table-cell office:value-type="float" office:value="0.030223091926468" calcext:value-type="float">
            <text:p>0.030223091926468</text:p>
          </table:table-cell>
        </table:table-row>
        <table:table-row table:style-name="ro1">
          <table:table-cell office:value-type="string" calcext:value-type="string">
            <text:p>PSMD1</text:p>
          </table:table-cell>
          <table:table-cell office:value-type="float" office:value="-0.0272202234324632" calcext:value-type="float">
            <text:p>-0.027220223432463</text:p>
          </table:table-cell>
          <table:table-cell office:value-type="float" office:value="0.0595268150189792" calcext:value-type="float">
            <text:p>0.059526815018979</text:p>
          </table:table-cell>
        </table:table-row>
        <table:table-row table:style-name="ro1">
          <table:table-cell office:value-type="string" calcext:value-type="string">
            <text:p>LINC00637</text:p>
          </table:table-cell>
          <table:table-cell office:value-type="float" office:value="0.0272027958147532" calcext:value-type="float">
            <text:p>0.027202795814753</text:p>
          </table:table-cell>
          <table:table-cell office:value-type="float" office:value="-0.0212358584811891" calcext:value-type="float">
            <text:p>-0.021235858481189</text:p>
          </table:table-cell>
        </table:table-row>
        <table:table-row table:style-name="ro1">
          <table:table-cell office:value-type="string" calcext:value-type="string">
            <text:p>RP11-359E19.2</text:p>
          </table:table-cell>
          <table:table-cell office:value-type="float" office:value="-0.0271370543529411" calcext:value-type="float">
            <text:p>-0.027137054352941</text:p>
          </table:table-cell>
          <table:table-cell office:value-type="float" office:value="-0.0231902623928187" calcext:value-type="float">
            <text:p>-0.023190262392819</text:p>
          </table:table-cell>
        </table:table-row>
        <table:table-row table:style-name="ro1">
          <table:table-cell office:value-type="string" calcext:value-type="string">
            <text:p>ACAP3</text:p>
          </table:table-cell>
          <table:table-cell office:value-type="float" office:value="0.0270693207346332" calcext:value-type="float">
            <text:p>0.027069320734633</text:p>
          </table:table-cell>
          <table:table-cell office:value-type="float" office:value="-0.0189281265192381" calcext:value-type="float">
            <text:p>-0.018928126519238</text:p>
          </table:table-cell>
        </table:table-row>
        <table:table-row table:style-name="ro1">
          <table:table-cell office:value-type="string" calcext:value-type="string">
            <text:p>HGD</text:p>
          </table:table-cell>
          <table:table-cell office:value-type="float" office:value="-0.0270286982056969" calcext:value-type="float">
            <text:p>-0.027028698205697</text:p>
          </table:table-cell>
          <table:table-cell office:value-type="float" office:value="0.0493424566139242" calcext:value-type="float">
            <text:p>0.049342456613924</text:p>
          </table:table-cell>
        </table:table-row>
        <table:table-row table:style-name="ro1">
          <table:table-cell office:value-type="string" calcext:value-type="string">
            <text:p>HSPE1P4</text:p>
          </table:table-cell>
          <table:table-cell office:value-type="float" office:value="-0.0270146024364508" calcext:value-type="float">
            <text:p>-0.027014602436451</text:p>
          </table:table-cell>
          <table:table-cell office:value-type="float" office:value="0.0557602564633175" calcext:value-type="float">
            <text:p>0.055760256463318</text:p>
          </table:table-cell>
        </table:table-row>
        <table:table-row table:style-name="ro1">
          <table:table-cell office:value-type="string" calcext:value-type="string">
            <text:p>CTAGE8</text:p>
          </table:table-cell>
          <table:table-cell office:value-type="float" office:value="-0.0269768612878997" calcext:value-type="float">
            <text:p>-0.0269768612879</text:p>
          </table:table-cell>
          <table:table-cell office:value-type="float" office:value="-0.011046417450713" calcext:value-type="float">
            <text:p>-0.011046417450713</text:p>
          </table:table-cell>
        </table:table-row>
        <table:table-row table:style-name="ro1">
          <table:table-cell office:value-type="string" calcext:value-type="string">
            <text:p>MTERF</text:p>
          </table:table-cell>
          <table:table-cell office:value-type="float" office:value="-0.0269389027719295" calcext:value-type="float">
            <text:p>-0.02693890277193</text:p>
          </table:table-cell>
          <table:table-cell office:value-type="float" office:value="-0.00633309368238612" calcext:value-type="float">
            <text:p>-0.006333093682386</text:p>
          </table:table-cell>
        </table:table-row>
        <table:table-row table:style-name="ro1">
          <table:table-cell office:value-type="string" calcext:value-type="string">
            <text:p>RP11-2J18.1</text:p>
          </table:table-cell>
          <table:table-cell office:value-type="float" office:value="-0.0269339249605349" calcext:value-type="float">
            <text:p>-0.026933924960535</text:p>
          </table:table-cell>
          <table:table-cell office:value-type="float" office:value="0.000939040120085016" calcext:value-type="float">
            <text:p>0.000939040120085</text:p>
          </table:table-cell>
        </table:table-row>
        <table:table-row table:style-name="ro1">
          <table:table-cell office:value-type="string" calcext:value-type="string">
            <text:p>SLC22A7</text:p>
          </table:table-cell>
          <table:table-cell office:value-type="float" office:value="0.0269119105015377" calcext:value-type="float">
            <text:p>0.026911910501538</text:p>
          </table:table-cell>
          <table:table-cell office:value-type="float" office:value="-0.00398260163842106" calcext:value-type="float">
            <text:p>-0.003982601638421</text:p>
          </table:table-cell>
        </table:table-row>
        <table:table-row table:style-name="ro1">
          <table:table-cell office:value-type="string" calcext:value-type="string">
            <text:p>HPRT1</text:p>
          </table:table-cell>
          <table:table-cell office:value-type="float" office:value="-0.026873639347049" calcext:value-type="float">
            <text:p>-0.026873639347049</text:p>
          </table:table-cell>
          <table:table-cell office:value-type="float" office:value="0.056535354748951" calcext:value-type="float">
            <text:p>0.056535354748951</text:p>
          </table:table-cell>
        </table:table-row>
        <table:table-row table:style-name="ro1">
          <table:table-cell office:value-type="string" calcext:value-type="string">
            <text:p>ZNF92P3</text:p>
          </table:table-cell>
          <table:table-cell office:value-type="float" office:value="-0.0268627064491721" calcext:value-type="float">
            <text:p>-0.026862706449172</text:p>
          </table:table-cell>
          <table:table-cell office:value-type="float" office:value="-0.0166606222242171" calcext:value-type="float">
            <text:p>-0.016660622224217</text:p>
          </table:table-cell>
        </table:table-row>
        <table:table-row table:style-name="ro1">
          <table:table-cell office:value-type="string" calcext:value-type="string">
            <text:p>SLC29A4</text:p>
          </table:table-cell>
          <table:table-cell office:value-type="float" office:value="-0.0268289032368586" calcext:value-type="float">
            <text:p>-0.026828903236859</text:p>
          </table:table-cell>
          <table:table-cell office:value-type="float" office:value="0.0159075328073134" calcext:value-type="float">
            <text:p>0.015907532807314</text:p>
          </table:table-cell>
        </table:table-row>
        <table:table-row table:style-name="ro1">
          <table:table-cell office:value-type="string" calcext:value-type="string">
            <text:p>RP11-785H20.1</text:p>
          </table:table-cell>
          <table:table-cell office:value-type="float" office:value="0.0268034691869157" calcext:value-type="float">
            <text:p>0.026803469186916</text:p>
          </table:table-cell>
          <table:table-cell office:value-type="float" office:value="-0.0249844615193934" calcext:value-type="float">
            <text:p>-0.024984461519394</text:p>
          </table:table-cell>
        </table:table-row>
        <table:table-row table:style-name="ro1">
          <table:table-cell office:value-type="string" calcext:value-type="string">
            <text:p>GTF2A2</text:p>
          </table:table-cell>
          <table:table-cell office:value-type="float" office:value="-0.0267713988035206" calcext:value-type="float">
            <text:p>-0.026771398803521</text:p>
          </table:table-cell>
          <table:table-cell office:value-type="float" office:value="0.0574338675111711" calcext:value-type="float">
            <text:p>0.057433867511171</text:p>
          </table:table-cell>
        </table:table-row>
        <table:table-row table:style-name="ro1">
          <table:table-cell office:value-type="string" calcext:value-type="string">
            <text:p>SPPL2A</text:p>
          </table:table-cell>
          <table:table-cell office:value-type="float" office:value="-0.0267354235681818" calcext:value-type="float">
            <text:p>-0.026735423568182</text:p>
          </table:table-cell>
          <table:table-cell office:value-type="float" office:value="0.0579254762734277" calcext:value-type="float">
            <text:p>0.057925476273428</text:p>
          </table:table-cell>
        </table:table-row>
        <table:table-row table:style-name="ro1">
          <table:table-cell office:value-type="string" calcext:value-type="string">
            <text:p>MEAF6</text:p>
          </table:table-cell>
          <table:table-cell office:value-type="float" office:value="-0.0267112791566332" calcext:value-type="float">
            <text:p>-0.026711279156633</text:p>
          </table:table-cell>
          <table:table-cell office:value-type="float" office:value="0.0235322879480596" calcext:value-type="float">
            <text:p>0.02353228794806</text:p>
          </table:table-cell>
        </table:table-row>
        <table:table-row table:style-name="ro1">
          <table:table-cell office:value-type="string" calcext:value-type="string">
            <text:p>hsa-mir-6723</text:p>
          </table:table-cell>
          <table:table-cell office:value-type="float" office:value="-0.0266563434934674" calcext:value-type="float">
            <text:p>-0.026656343493468</text:p>
          </table:table-cell>
          <table:table-cell office:value-type="float" office:value="0.0449885029941985" calcext:value-type="float">
            <text:p>0.044988502994199</text:p>
          </table:table-cell>
        </table:table-row>
        <table:table-row table:style-name="ro1">
          <table:table-cell office:value-type="string" calcext:value-type="string">
            <text:p>RP11-230C9.2</text:p>
          </table:table-cell>
          <table:table-cell office:value-type="float" office:value="-0.0266528323708476" calcext:value-type="float">
            <text:p>-0.026652832370848</text:p>
          </table:table-cell>
          <table:table-cell office:value-type="float" office:value="-0.0198959342551425" calcext:value-type="float">
            <text:p>-0.019895934255143</text:p>
          </table:table-cell>
        </table:table-row>
        <table:table-row table:style-name="ro1">
          <table:table-cell office:value-type="string" calcext:value-type="string">
            <text:p>SGPP2</text:p>
          </table:table-cell>
          <table:table-cell office:value-type="float" office:value="-0.0266487391225948" calcext:value-type="float">
            <text:p>-0.026648739122595</text:p>
          </table:table-cell>
          <table:table-cell office:value-type="float" office:value="-0.0248720530376723" calcext:value-type="float">
            <text:p>-0.024872053037672</text:p>
          </table:table-cell>
        </table:table-row>
        <table:table-row table:style-name="ro1">
          <table:table-cell office:value-type="string" calcext:value-type="string">
            <text:p>DLGAP5</text:p>
          </table:table-cell>
          <table:table-cell office:value-type="float" office:value="-0.0265943116164049" calcext:value-type="float">
            <text:p>-0.026594311616405</text:p>
          </table:table-cell>
          <table:table-cell office:value-type="float" office:value="0.00850822638740195" calcext:value-type="float">
            <text:p>0.008508226387402</text:p>
          </table:table-cell>
        </table:table-row>
        <table:table-row table:style-name="ro1">
          <table:table-cell office:value-type="string" calcext:value-type="string">
            <text:p>CACNA1D</text:p>
          </table:table-cell>
          <table:table-cell office:value-type="float" office:value="-0.0265417307533807" calcext:value-type="float">
            <text:p>-0.026541730753381</text:p>
          </table:table-cell>
          <table:table-cell office:value-type="float" office:value="0.0548593021621995" calcext:value-type="float">
            <text:p>0.0548593021622</text:p>
          </table:table-cell>
        </table:table-row>
        <table:table-row table:style-name="ro1">
          <table:table-cell office:value-type="string" calcext:value-type="string">
            <text:p>IL11RA</text:p>
          </table:table-cell>
          <table:table-cell office:value-type="float" office:value="0.0265255190031306" calcext:value-type="float">
            <text:p>0.026525519003131</text:p>
          </table:table-cell>
          <table:table-cell office:value-type="float" office:value="0.0108229569080128" calcext:value-type="float">
            <text:p>0.010822956908013</text:p>
          </table:table-cell>
        </table:table-row>
        <table:table-row table:style-name="ro1">
          <table:table-cell office:value-type="string" calcext:value-type="string">
            <text:p>MYLIP</text:p>
          </table:table-cell>
          <table:table-cell office:value-type="float" office:value="-0.026497084870029" calcext:value-type="float">
            <text:p>-0.026497084870029</text:p>
          </table:table-cell>
          <table:table-cell office:value-type="float" office:value="0.0579994747718429" calcext:value-type="float">
            <text:p>0.057999474771843</text:p>
          </table:table-cell>
        </table:table-row>
        <table:table-row table:style-name="ro1">
          <table:table-cell office:value-type="string" calcext:value-type="string">
            <text:p>CTD-3010D24.3</text:p>
          </table:table-cell>
          <table:table-cell office:value-type="float" office:value="-0.0264933611816589" calcext:value-type="float">
            <text:p>-0.026493361181659</text:p>
          </table:table-cell>
          <table:table-cell office:value-type="float" office:value="0.0586269851309391" calcext:value-type="float">
            <text:p>0.058626985130939</text:p>
          </table:table-cell>
        </table:table-row>
        <table:table-row table:style-name="ro1">
          <table:table-cell office:value-type="string" calcext:value-type="string">
            <text:p>RP1-28O10.1</text:p>
          </table:table-cell>
          <table:table-cell office:value-type="float" office:value="0.0264620076643648" calcext:value-type="float">
            <text:p>0.026462007664365</text:p>
          </table:table-cell>
          <table:table-cell office:value-type="float" office:value="-0.0118360352706" calcext:value-type="float">
            <text:p>-0.0118360352706</text:p>
          </table:table-cell>
        </table:table-row>
        <table:table-row table:style-name="ro1">
          <table:table-cell office:value-type="string" calcext:value-type="string">
            <text:p>ZNRF2</text:p>
          </table:table-cell>
          <table:table-cell office:value-type="float" office:value="-0.0264498171724385" calcext:value-type="float">
            <text:p>-0.026449817172439</text:p>
          </table:table-cell>
          <table:table-cell office:value-type="float" office:value="0.00957727564324028" calcext:value-type="float">
            <text:p>0.00957727564324</text:p>
          </table:table-cell>
        </table:table-row>
        <table:table-row table:style-name="ro1">
          <table:table-cell office:value-type="string" calcext:value-type="string">
            <text:p>FDPSP4</text:p>
          </table:table-cell>
          <table:table-cell office:value-type="float" office:value="-0.0264486885881436" calcext:value-type="float">
            <text:p>-0.026448688588144</text:p>
          </table:table-cell>
          <table:table-cell office:value-type="float" office:value="0.0558063755505965" calcext:value-type="float">
            <text:p>0.055806375550597</text:p>
          </table:table-cell>
        </table:table-row>
        <table:table-row table:style-name="ro1">
          <table:table-cell office:value-type="string" calcext:value-type="string">
            <text:p>SPRED1</text:p>
          </table:table-cell>
          <table:table-cell office:value-type="float" office:value="-0.0263659946362008" calcext:value-type="float">
            <text:p>-0.026365994636201</text:p>
          </table:table-cell>
          <table:table-cell office:value-type="float" office:value="0.0555293349128695" calcext:value-type="float">
            <text:p>0.05552933491287</text:p>
          </table:table-cell>
        </table:table-row>
        <table:table-row table:style-name="ro1">
          <table:table-cell office:value-type="string" calcext:value-type="string">
            <text:p>CDCA8</text:p>
          </table:table-cell>
          <table:table-cell office:value-type="float" office:value="-0.0263336180525978" calcext:value-type="float">
            <text:p>-0.026333618052598</text:p>
          </table:table-cell>
          <table:table-cell office:value-type="float" office:value="-0.0169162005183965" calcext:value-type="float">
            <text:p>-0.016916200518397</text:p>
          </table:table-cell>
        </table:table-row>
        <table:table-row table:style-name="ro1">
          <table:table-cell office:value-type="string" calcext:value-type="string">
            <text:p>BROX</text:p>
          </table:table-cell>
          <table:table-cell office:value-type="float" office:value="-0.0263294405891267" calcext:value-type="float">
            <text:p>-0.026329440589127</text:p>
          </table:table-cell>
          <table:table-cell office:value-type="float" office:value="0.058787375579132" calcext:value-type="float">
            <text:p>0.058787375579132</text:p>
          </table:table-cell>
        </table:table-row>
        <table:table-row table:style-name="ro1">
          <table:table-cell office:value-type="string" calcext:value-type="string">
            <text:p>ZFP69B</text:p>
          </table:table-cell>
          <table:table-cell office:value-type="float" office:value="-0.0263218257974177" calcext:value-type="float">
            <text:p>-0.026321825797418</text:p>
          </table:table-cell>
          <table:table-cell office:value-type="float" office:value="-0.0333761369215648" calcext:value-type="float">
            <text:p>-0.033376136921565</text:p>
          </table:table-cell>
        </table:table-row>
        <table:table-row table:style-name="ro1">
          <table:table-cell office:value-type="string" calcext:value-type="string">
            <text:p>RP11-128A17.1</text:p>
          </table:table-cell>
          <table:table-cell office:value-type="float" office:value="-0.0263106329115316" calcext:value-type="float">
            <text:p>-0.026310632911532</text:p>
          </table:table-cell>
          <table:table-cell office:value-type="float" office:value="-0.0381568674954283" calcext:value-type="float">
            <text:p>-0.038156867495428</text:p>
          </table:table-cell>
        </table:table-row>
        <table:table-row table:style-name="ro1">
          <table:table-cell office:value-type="string" calcext:value-type="string">
            <text:p>TM9SF1</text:p>
          </table:table-cell>
          <table:table-cell office:value-type="float" office:value="-0.0262804838964046" calcext:value-type="float">
            <text:p>-0.026280483896405</text:p>
          </table:table-cell>
          <table:table-cell office:value-type="float" office:value="0.0541147386646835" calcext:value-type="float">
            <text:p>0.054114738664684</text:p>
          </table:table-cell>
        </table:table-row>
        <table:table-row table:style-name="ro1">
          <table:table-cell office:value-type="string" calcext:value-type="string">
            <text:p>RP11-447E20.1</text:p>
          </table:table-cell>
          <table:table-cell office:value-type="float" office:value="-0.0262750445215803" calcext:value-type="float">
            <text:p>-0.02627504452158</text:p>
          </table:table-cell>
          <table:table-cell office:value-type="float" office:value="-0.0294380374415672" calcext:value-type="float">
            <text:p>-0.029438037441567</text:p>
          </table:table-cell>
        </table:table-row>
        <table:table-row table:style-name="ro1">
          <table:table-cell office:value-type="string" calcext:value-type="string">
            <text:p>MIR200C</text:p>
          </table:table-cell>
          <table:table-cell office:value-type="float" office:value="0.0262723302248511" calcext:value-type="float">
            <text:p>0.026272330224851</text:p>
          </table:table-cell>
          <table:table-cell office:value-type="float" office:value="-0.0418673437996413" calcext:value-type="float">
            <text:p>-0.041867343799641</text:p>
          </table:table-cell>
        </table:table-row>
        <table:table-row table:style-name="ro1">
          <table:table-cell office:value-type="string" calcext:value-type="string">
            <text:p>CTC-558O2.2</text:p>
          </table:table-cell>
          <table:table-cell office:value-type="float" office:value="-0.0262408046716525" calcext:value-type="float">
            <text:p>-0.026240804671653</text:p>
          </table:table-cell>
          <table:table-cell office:value-type="float" office:value="-0.0200486482916528" calcext:value-type="float">
            <text:p>-0.020048648291653</text:p>
          </table:table-cell>
        </table:table-row>
        <table:table-row table:style-name="ro1">
          <table:table-cell office:value-type="string" calcext:value-type="string">
            <text:p>TMEM69</text:p>
          </table:table-cell>
          <table:table-cell office:value-type="float" office:value="-0.0262122711758675" calcext:value-type="float">
            <text:p>-0.026212271175868</text:p>
          </table:table-cell>
          <table:table-cell office:value-type="float" office:value="-0.00965421789391814" calcext:value-type="float">
            <text:p>-0.009654217893918</text:p>
          </table:table-cell>
        </table:table-row>
        <table:table-row table:style-name="ro1">
          <table:table-cell office:value-type="string" calcext:value-type="string">
            <text:p>DCLRE1A</text:p>
          </table:table-cell>
          <table:table-cell office:value-type="float" office:value="-0.0262091454713303" calcext:value-type="float">
            <text:p>-0.02620914547133</text:p>
          </table:table-cell>
          <table:table-cell office:value-type="float" office:value="0.0540566650126142" calcext:value-type="float">
            <text:p>0.054056665012614</text:p>
          </table:table-cell>
        </table:table-row>
        <table:table-row table:style-name="ro1">
          <table:table-cell office:value-type="string" calcext:value-type="string">
            <text:p>RP4-714D9.2</text:p>
          </table:table-cell>
          <table:table-cell office:value-type="float" office:value="-0.0261873637456823" calcext:value-type="float">
            <text:p>-0.026187363745682</text:p>
          </table:table-cell>
          <table:table-cell office:value-type="float" office:value="0.0173882507722771" calcext:value-type="float">
            <text:p>0.017388250772277</text:p>
          </table:table-cell>
        </table:table-row>
        <table:table-row table:style-name="ro1">
          <table:table-cell office:value-type="string" calcext:value-type="string">
            <text:p>ATXN7L3B</text:p>
          </table:table-cell>
          <table:table-cell office:value-type="float" office:value="-0.0261553466341963" calcext:value-type="float">
            <text:p>-0.026155346634196</text:p>
          </table:table-cell>
          <table:table-cell office:value-type="float" office:value="0.0114496397540164" calcext:value-type="float">
            <text:p>0.011449639754016</text:p>
          </table:table-cell>
        </table:table-row>
        <table:table-row table:style-name="ro1">
          <table:table-cell office:value-type="string" calcext:value-type="string">
            <text:p>CES4A</text:p>
          </table:table-cell>
          <table:table-cell office:value-type="float" office:value="0.0261338590993515" calcext:value-type="float">
            <text:p>0.026133859099352</text:p>
          </table:table-cell>
          <table:table-cell office:value-type="float" office:value="0.033814559704482" calcext:value-type="float">
            <text:p>0.033814559704482</text:p>
          </table:table-cell>
        </table:table-row>
        <table:table-row table:style-name="ro1">
          <table:table-cell office:value-type="string" calcext:value-type="string">
            <text:p>TMEM52B</text:p>
          </table:table-cell>
          <table:table-cell office:value-type="float" office:value="0.0260944612652501" calcext:value-type="float">
            <text:p>0.02609446126525</text:p>
          </table:table-cell>
          <table:table-cell office:value-type="float" office:value="-0.0227302237369056" calcext:value-type="float">
            <text:p>-0.022730223736906</text:p>
          </table:table-cell>
        </table:table-row>
        <table:table-row table:style-name="ro1">
          <table:table-cell office:value-type="string" calcext:value-type="string">
            <text:p>PIAS1</text:p>
          </table:table-cell>
          <table:table-cell office:value-type="float" office:value="-0.0260364657508489" calcext:value-type="float">
            <text:p>-0.026036465750849</text:p>
          </table:table-cell>
          <table:table-cell office:value-type="float" office:value="0.0613390331483272" calcext:value-type="float">
            <text:p>0.061339033148327</text:p>
          </table:table-cell>
        </table:table-row>
        <table:table-row table:style-name="ro1">
          <table:table-cell office:value-type="string" calcext:value-type="string">
            <text:p>RDH16</text:p>
          </table:table-cell>
          <table:table-cell office:value-type="float" office:value="-0.0260262304726516" calcext:value-type="float">
            <text:p>-0.026026230472652</text:p>
          </table:table-cell>
          <table:table-cell office:value-type="float" office:value="0.0155978705070067" calcext:value-type="float">
            <text:p>0.015597870507007</text:p>
          </table:table-cell>
        </table:table-row>
        <table:table-row table:style-name="ro1">
          <table:table-cell office:value-type="string" calcext:value-type="string">
            <text:p>CAND1</text:p>
          </table:table-cell>
          <table:table-cell office:value-type="float" office:value="-0.0259902308684357" calcext:value-type="float">
            <text:p>-0.025990230868436</text:p>
          </table:table-cell>
          <table:table-cell office:value-type="float" office:value="0.0591227252777871" calcext:value-type="float">
            <text:p>0.059122725277787</text:p>
          </table:table-cell>
        </table:table-row>
        <table:table-row table:style-name="ro1">
          <table:table-cell office:value-type="string" calcext:value-type="string">
            <text:p>PRAP1</text:p>
          </table:table-cell>
          <table:table-cell office:value-type="float" office:value="-0.0259574651621502" calcext:value-type="float">
            <text:p>-0.02595746516215</text:p>
          </table:table-cell>
          <table:table-cell office:value-type="float" office:value="0.0610465574293192" calcext:value-type="float">
            <text:p>0.061046557429319</text:p>
          </table:table-cell>
        </table:table-row>
        <table:table-row table:style-name="ro1">
          <table:table-cell office:value-type="string" calcext:value-type="string">
            <text:p>RN7SL381P</text:p>
          </table:table-cell>
          <table:table-cell office:value-type="float" office:value="0.0259558525668475" calcext:value-type="float">
            <text:p>0.025955852566848</text:p>
          </table:table-cell>
          <table:table-cell office:value-type="float" office:value="0.0510149434557909" calcext:value-type="float">
            <text:p>0.051014943455791</text:p>
          </table:table-cell>
        </table:table-row>
        <table:table-row table:style-name="ro1">
          <table:table-cell office:value-type="string" calcext:value-type="string">
            <text:p>AIDA</text:p>
          </table:table-cell>
          <table:table-cell office:value-type="float" office:value="-0.0259381244557653" calcext:value-type="float">
            <text:p>-0.025938124455765</text:p>
          </table:table-cell>
          <table:table-cell office:value-type="float" office:value="0.0598206166009528" calcext:value-type="float">
            <text:p>0.059820616600953</text:p>
          </table:table-cell>
        </table:table-row>
        <table:table-row table:style-name="ro1">
          <table:table-cell office:value-type="string" calcext:value-type="string">
            <text:p>NPY1R</text:p>
          </table:table-cell>
          <table:table-cell office:value-type="float" office:value="-0.0259334649980686" calcext:value-type="float">
            <text:p>-0.025933464998069</text:p>
          </table:table-cell>
          <table:table-cell office:value-type="float" office:value="-0.0168892963760231" calcext:value-type="float">
            <text:p>-0.016889296376023</text:p>
          </table:table-cell>
        </table:table-row>
        <table:table-row table:style-name="ro1">
          <table:table-cell office:value-type="string" calcext:value-type="string">
            <text:p>PPP2R3C</text:p>
          </table:table-cell>
          <table:table-cell office:value-type="float" office:value="-0.025909515036772" calcext:value-type="float">
            <text:p>-0.025909515036772</text:p>
          </table:table-cell>
          <table:table-cell office:value-type="float" office:value="0.00702491055599437" calcext:value-type="float">
            <text:p>0.007024910555994</text:p>
          </table:table-cell>
        </table:table-row>
        <table:table-row table:style-name="ro1">
          <table:table-cell office:value-type="string" calcext:value-type="string">
            <text:p>RP11-54A9.1</text:p>
          </table:table-cell>
          <table:table-cell office:value-type="float" office:value="0.0259049603839775" calcext:value-type="float">
            <text:p>0.025904960383978</text:p>
          </table:table-cell>
          <table:table-cell office:value-type="float" office:value="-0.0128341620406013" calcext:value-type="float">
            <text:p>-0.012834162040601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-0.0258913181113846" calcext:value-type="float">
            <text:p>-0.025891318111385</text:p>
          </table:table-cell>
          <table:table-cell office:value-type="float" office:value="0.0574599579788855" calcext:value-type="float">
            <text:p>0.057459957978886</text:p>
          </table:table-cell>
        </table:table-row>
        <table:table-row table:style-name="ro1">
          <table:table-cell office:value-type="string" calcext:value-type="string">
            <text:p>SLC19A2</text:p>
          </table:table-cell>
          <table:table-cell office:value-type="float" office:value="-0.0258838887177523" calcext:value-type="float">
            <text:p>-0.025883888717752</text:p>
          </table:table-cell>
          <table:table-cell office:value-type="float" office:value="0.0599711527377449" calcext:value-type="float">
            <text:p>0.059971152737745</text:p>
          </table:table-cell>
        </table:table-row>
        <table:table-row table:style-name="ro1">
          <table:table-cell office:value-type="string" calcext:value-type="string">
            <text:p>RP11-611D20.2</text:p>
          </table:table-cell>
          <table:table-cell office:value-type="float" office:value="0.0258721079931207" calcext:value-type="float">
            <text:p>0.025872107993121</text:p>
          </table:table-cell>
          <table:table-cell office:value-type="float" office:value="0.0620344366473965" calcext:value-type="float">
            <text:p>0.062034436647397</text:p>
          </table:table-cell>
        </table:table-row>
        <table:table-row table:style-name="ro1">
          <table:table-cell office:value-type="string" calcext:value-type="string">
            <text:p>TAP2</text:p>
          </table:table-cell>
          <table:table-cell office:value-type="float" office:value="-0.0258127694249906" calcext:value-type="float">
            <text:p>-0.025812769424991</text:p>
          </table:table-cell>
          <table:table-cell office:value-type="float" office:value="-0.00998530094454929" calcext:value-type="float">
            <text:p>-0.009985300944549</text:p>
          </table:table-cell>
        </table:table-row>
        <table:table-row table:style-name="ro1">
          <table:table-cell office:value-type="string" calcext:value-type="string">
            <text:p>MOB3A</text:p>
          </table:table-cell>
          <table:table-cell office:value-type="float" office:value="0.0257965831915376" calcext:value-type="float">
            <text:p>0.025796583191538</text:p>
          </table:table-cell>
          <table:table-cell office:value-type="float" office:value="0.0567051540998308" calcext:value-type="float">
            <text:p>0.056705154099831</text:p>
          </table:table-cell>
        </table:table-row>
        <table:table-row table:style-name="ro1">
          <table:table-cell office:value-type="string" calcext:value-type="string">
            <text:p>ERICH2</text:p>
          </table:table-cell>
          <table:table-cell office:value-type="float" office:value="-0.0257715297908941" calcext:value-type="float">
            <text:p>-0.025771529790894</text:p>
          </table:table-cell>
          <table:table-cell office:value-type="float" office:value="-0.00936433062782204" calcext:value-type="float">
            <text:p>-0.009364330627822</text:p>
          </table:table-cell>
        </table:table-row>
        <table:table-row table:style-name="ro1">
          <table:table-cell office:value-type="string" calcext:value-type="string">
            <text:p>NR3C2</text:p>
          </table:table-cell>
          <table:table-cell office:value-type="float" office:value="-0.0257567366334202" calcext:value-type="float">
            <text:p>-0.02575673663342</text:p>
          </table:table-cell>
          <table:table-cell office:value-type="float" office:value="-0.0516098096988507" calcext:value-type="float">
            <text:p>-0.051609809698851</text:p>
          </table:table-cell>
        </table:table-row>
        <table:table-row table:style-name="ro1">
          <table:table-cell office:value-type="string" calcext:value-type="string">
            <text:p>SERP1</text:p>
          </table:table-cell>
          <table:table-cell office:value-type="float" office:value="-0.0257439462496541" calcext:value-type="float">
            <text:p>-0.025743946249654</text:p>
          </table:table-cell>
          <table:table-cell office:value-type="float" office:value="0.0546265859033761" calcext:value-type="float">
            <text:p>0.054626585903376</text:p>
          </table:table-cell>
        </table:table-row>
        <table:table-row table:style-name="ro1">
          <table:table-cell office:value-type="string" calcext:value-type="string">
            <text:p>CSRP3</text:p>
          </table:table-cell>
          <table:table-cell office:value-type="float" office:value="0.0257323478745922" calcext:value-type="float">
            <text:p>0.025732347874592</text:p>
          </table:table-cell>
          <table:table-cell office:value-type="float" office:value="0.009100664779019" calcext:value-type="float">
            <text:p>0.009100664779019</text:p>
          </table:table-cell>
        </table:table-row>
        <table:table-row table:style-name="ro1">
          <table:table-cell office:value-type="string" calcext:value-type="string">
            <text:p>SAR1B</text:p>
          </table:table-cell>
          <table:table-cell office:value-type="float" office:value="-0.025721782258565" calcext:value-type="float">
            <text:p>-0.025721782258565</text:p>
          </table:table-cell>
          <table:table-cell office:value-type="float" office:value="0.0586544643015712" calcext:value-type="float">
            <text:p>0.058654464301571</text:p>
          </table:table-cell>
        </table:table-row>
        <table:table-row table:style-name="ro1">
          <table:table-cell office:value-type="string" calcext:value-type="string">
            <text:p>SP3</text:p>
          </table:table-cell>
          <table:table-cell office:value-type="float" office:value="-0.0257178990553052" calcext:value-type="float">
            <text:p>-0.025717899055305</text:p>
          </table:table-cell>
          <table:table-cell office:value-type="float" office:value="0.0601378694128919" calcext:value-type="float">
            <text:p>0.060137869412892</text:p>
          </table:table-cell>
        </table:table-row>
        <table:table-row table:style-name="ro1">
          <table:table-cell office:value-type="string" calcext:value-type="string">
            <text:p>RP5-1033H22.2</text:p>
          </table:table-cell>
          <table:table-cell office:value-type="float" office:value="-0.0256720090916419" calcext:value-type="float">
            <text:p>-0.025672009091642</text:p>
          </table:table-cell>
          <table:table-cell office:value-type="float" office:value="-0.0114308363962851" calcext:value-type="float">
            <text:p>-0.011430836396285</text:p>
          </table:table-cell>
        </table:table-row>
        <table:table-row table:style-name="ro1">
          <table:table-cell office:value-type="string" calcext:value-type="string">
            <text:p>SRP9</text:p>
          </table:table-cell>
          <table:table-cell office:value-type="float" office:value="-0.0256553380632042" calcext:value-type="float">
            <text:p>-0.025655338063204</text:p>
          </table:table-cell>
          <table:table-cell office:value-type="float" office:value="0.0605516514143237" calcext:value-type="float">
            <text:p>0.060551651414324</text:p>
          </table:table-cell>
        </table:table-row>
        <table:table-row table:style-name="ro1">
          <table:table-cell office:value-type="string" calcext:value-type="string">
            <text:p>RP11-723O4.9</text:p>
          </table:table-cell>
          <table:table-cell office:value-type="float" office:value="0.0256511280081513" calcext:value-type="float">
            <text:p>0.025651128008151</text:p>
          </table:table-cell>
          <table:table-cell office:value-type="float" office:value="0.0384940971372069" calcext:value-type="float">
            <text:p>0.038494097137207</text:p>
          </table:table-cell>
        </table:table-row>
        <table:table-row table:style-name="ro1">
          <table:table-cell office:value-type="string" calcext:value-type="string">
            <text:p>RN7SL385P</text:p>
          </table:table-cell>
          <table:table-cell office:value-type="float" office:value="0.025626769935107" calcext:value-type="float">
            <text:p>0.025626769935107</text:p>
          </table:table-cell>
          <table:table-cell office:value-type="float" office:value="0.0588111238309459" calcext:value-type="float">
            <text:p>0.058811123830946</text:p>
          </table:table-cell>
        </table:table-row>
        <table:table-row table:style-name="ro1">
          <table:table-cell office:value-type="string" calcext:value-type="string">
            <text:p>UQCRH</text:p>
          </table:table-cell>
          <table:table-cell office:value-type="float" office:value="-0.0256079810838416" calcext:value-type="float">
            <text:p>-0.025607981083842</text:p>
          </table:table-cell>
          <table:table-cell office:value-type="float" office:value="0.00102382714429142" calcext:value-type="float">
            <text:p>0.001023827144291</text:p>
          </table:table-cell>
        </table:table-row>
        <table:table-row table:style-name="ro1">
          <table:table-cell office:value-type="string" calcext:value-type="string">
            <text:p>AC073869.1</text:p>
          </table:table-cell>
          <table:table-cell office:value-type="float" office:value="-0.0255402951708793" calcext:value-type="float">
            <text:p>-0.025540295170879</text:p>
          </table:table-cell>
          <table:table-cell office:value-type="float" office:value="0.0546091602798397" calcext:value-type="float">
            <text:p>0.05460916027984</text:p>
          </table:table-cell>
        </table:table-row>
        <table:table-row table:style-name="ro1">
          <table:table-cell office:value-type="string" calcext:value-type="string">
            <text:p>EI24</text:p>
          </table:table-cell>
          <table:table-cell office:value-type="float" office:value="-0.0255217949091501" calcext:value-type="float">
            <text:p>-0.02552179490915</text:p>
          </table:table-cell>
          <table:table-cell office:value-type="float" office:value="0.0164214930945974" calcext:value-type="float">
            <text:p>0.016421493094598</text:p>
          </table:table-cell>
        </table:table-row>
        <table:table-row table:style-name="ro1">
          <table:table-cell office:value-type="string" calcext:value-type="string">
            <text:p>AQR</text:p>
          </table:table-cell>
          <table:table-cell office:value-type="float" office:value="-0.0255098914386536" calcext:value-type="float">
            <text:p>-0.025509891438654</text:p>
          </table:table-cell>
          <table:table-cell office:value-type="float" office:value="0.0578358869331672" calcext:value-type="float">
            <text:p>0.057835886933167</text:p>
          </table:table-cell>
        </table:table-row>
        <table:table-row table:style-name="ro1">
          <table:table-cell office:value-type="string" calcext:value-type="string">
            <text:p>GTDC1</text:p>
          </table:table-cell>
          <table:table-cell office:value-type="float" office:value="-0.0254610401124138" calcext:value-type="float">
            <text:p>-0.025461040112414</text:p>
          </table:table-cell>
          <table:table-cell office:value-type="float" office:value="0.0049691057452569" calcext:value-type="float">
            <text:p>0.004969105745257</text:p>
          </table:table-cell>
        </table:table-row>
        <table:table-row table:style-name="ro1">
          <table:table-cell office:value-type="string" calcext:value-type="string">
            <text:p>MTATP6P1</text:p>
          </table:table-cell>
          <table:table-cell office:value-type="float" office:value="-0.0254546814193832" calcext:value-type="float">
            <text:p>-0.025454681419383</text:p>
          </table:table-cell>
          <table:table-cell office:value-type="float" office:value="0.0590697543476823" calcext:value-type="float">
            <text:p>0.059069754347682</text:p>
          </table:table-cell>
        </table:table-row>
        <table:table-row table:style-name="ro1">
          <table:table-cell office:value-type="string" calcext:value-type="string">
            <text:p>CAPSL</text:p>
          </table:table-cell>
          <table:table-cell office:value-type="float" office:value="0.025446840112059" calcext:value-type="float">
            <text:p>0.025446840112059</text:p>
          </table:table-cell>
          <table:table-cell office:value-type="float" office:value="0.0420107836265727" calcext:value-type="float">
            <text:p>0.042010783626573</text:p>
          </table:table-cell>
        </table:table-row>
        <table:table-row table:style-name="ro1">
          <table:table-cell office:value-type="string" calcext:value-type="string">
            <text:p>RNU6-341P</text:p>
          </table:table-cell>
          <table:table-cell office:value-type="float" office:value="-0.0254159115412296" calcext:value-type="float">
            <text:p>-0.02541591154123</text:p>
          </table:table-cell>
          <table:table-cell office:value-type="float" office:value="-0.0100436382171827" calcext:value-type="float">
            <text:p>-0.010043638217183</text:p>
          </table:table-cell>
        </table:table-row>
        <table:table-row table:style-name="ro1">
          <table:table-cell office:value-type="string" calcext:value-type="string">
            <text:p>VEZT</text:p>
          </table:table-cell>
          <table:table-cell office:value-type="float" office:value="-0.0254090247287144" calcext:value-type="float">
            <text:p>-0.025409024728715</text:p>
          </table:table-cell>
          <table:table-cell office:value-type="float" office:value="0.0028993789478626" calcext:value-type="float">
            <text:p>0.002899378947863</text:p>
          </table:table-cell>
        </table:table-row>
        <table:table-row table:style-name="ro1">
          <table:table-cell office:value-type="string" calcext:value-type="string">
            <text:p>SARDH</text:p>
          </table:table-cell>
          <table:table-cell office:value-type="float" office:value="0.0254019284151237" calcext:value-type="float">
            <text:p>0.025401928415124</text:p>
          </table:table-cell>
          <table:table-cell office:value-type="float" office:value="0.060706505036875" calcext:value-type="float">
            <text:p>0.060706505036875</text:p>
          </table:table-cell>
        </table:table-row>
        <table:table-row table:style-name="ro1">
          <table:table-cell office:value-type="string" calcext:value-type="string">
            <text:p>ZFP36L2</text:p>
          </table:table-cell>
          <table:table-cell office:value-type="float" office:value="-0.0253620516281302" calcext:value-type="float">
            <text:p>-0.02536205162813</text:p>
          </table:table-cell>
          <table:table-cell office:value-type="float" office:value="0.0597225217138255" calcext:value-type="float">
            <text:p>0.059722521713826</text:p>
          </table:table-cell>
        </table:table-row>
        <table:table-row table:style-name="ro1">
          <table:table-cell office:value-type="string" calcext:value-type="string">
            <text:p>IL17RD</text:p>
          </table:table-cell>
          <table:table-cell office:value-type="float" office:value="0.0253305056379747" calcext:value-type="float">
            <text:p>0.025330505637975</text:p>
          </table:table-cell>
          <table:table-cell office:value-type="float" office:value="0.00692012101780417" calcext:value-type="float">
            <text:p>0.006920121017804</text:p>
          </table:table-cell>
        </table:table-row>
        <table:table-row table:style-name="ro1">
          <table:table-cell office:value-type="string" calcext:value-type="string">
            <text:p>USP7</text:p>
          </table:table-cell>
          <table:table-cell office:value-type="float" office:value="-0.0252780919601189" calcext:value-type="float">
            <text:p>-0.025278091960119</text:p>
          </table:table-cell>
          <table:table-cell office:value-type="float" office:value="0.0617862233920713" calcext:value-type="float">
            <text:p>0.061786223392071</text:p>
          </table:table-cell>
        </table:table-row>
        <table:table-row table:style-name="ro1">
          <table:table-cell office:value-type="string" calcext:value-type="string">
            <text:p>ZNF790</text:p>
          </table:table-cell>
          <table:table-cell office:value-type="float" office:value="-0.0252768627348185" calcext:value-type="float">
            <text:p>-0.025276862734819</text:p>
          </table:table-cell>
          <table:table-cell office:value-type="float" office:value="0.0334322552345401" calcext:value-type="float">
            <text:p>0.03343225523454</text:p>
          </table:table-cell>
        </table:table-row>
        <table:table-row table:style-name="ro1">
          <table:table-cell office:value-type="string" calcext:value-type="string">
            <text:p>RP1-63G5.5</text:p>
          </table:table-cell>
          <table:table-cell office:value-type="float" office:value="0.0252760449192655" calcext:value-type="float">
            <text:p>0.025276044919266</text:p>
          </table:table-cell>
          <table:table-cell office:value-type="float" office:value="-0.00883944901726566" calcext:value-type="float">
            <text:p>-0.008839449017266</text:p>
          </table:table-cell>
        </table:table-row>
        <table:table-row table:style-name="ro1">
          <table:table-cell office:value-type="string" calcext:value-type="string">
            <text:p>TANK</text:p>
          </table:table-cell>
          <table:table-cell office:value-type="float" office:value="-0.0252699414711444" calcext:value-type="float">
            <text:p>-0.025269941471145</text:p>
          </table:table-cell>
          <table:table-cell office:value-type="float" office:value="0.0355880150865686" calcext:value-type="float">
            <text:p>0.035588015086569</text:p>
          </table:table-cell>
        </table:table-row>
        <table:table-row table:style-name="ro1">
          <table:table-cell office:value-type="string" calcext:value-type="string">
            <text:p>TTC9B</text:p>
          </table:table-cell>
          <table:table-cell office:value-type="float" office:value="0.0252694983831046" calcext:value-type="float">
            <text:p>0.025269498383105</text:p>
          </table:table-cell>
          <table:table-cell office:value-type="float" office:value="-0.0350109794177872" calcext:value-type="float">
            <text:p>-0.035010979417787</text:p>
          </table:table-cell>
        </table:table-row>
        <table:table-row table:style-name="ro1">
          <table:table-cell office:value-type="string" calcext:value-type="string">
            <text:p>RP11-25K19.1</text:p>
          </table:table-cell>
          <table:table-cell office:value-type="float" office:value="-0.0252604025849814" calcext:value-type="float">
            <text:p>-0.025260402584981</text:p>
          </table:table-cell>
          <table:table-cell office:value-type="float" office:value="-0.0228159759673591" calcext:value-type="float">
            <text:p>-0.022815975967359</text:p>
          </table:table-cell>
        </table:table-row>
        <table:table-row table:style-name="ro1">
          <table:table-cell office:value-type="string" calcext:value-type="string">
            <text:p>DISP1</text:p>
          </table:table-cell>
          <table:table-cell office:value-type="float" office:value="-0.0252561047494562" calcext:value-type="float">
            <text:p>-0.025256104749456</text:p>
          </table:table-cell>
          <table:table-cell office:value-type="float" office:value="0.0625539909128883" calcext:value-type="float">
            <text:p>0.062553990912888</text:p>
          </table:table-cell>
        </table:table-row>
        <table:table-row table:style-name="ro1">
          <table:table-cell office:value-type="string" calcext:value-type="string">
            <text:p>RP1-30E17.2</text:p>
          </table:table-cell>
          <table:table-cell office:value-type="float" office:value="-0.0252543918686249" calcext:value-type="float">
            <text:p>-0.025254391868625</text:p>
          </table:table-cell>
          <table:table-cell office:value-type="float" office:value="-0.0152164107807431" calcext:value-type="float">
            <text:p>-0.015216410780743</text:p>
          </table:table-cell>
        </table:table-row>
        <table:table-row table:style-name="ro1">
          <table:table-cell office:value-type="string" calcext:value-type="string">
            <text:p>RP11-463O9.9</text:p>
          </table:table-cell>
          <table:table-cell office:value-type="float" office:value="0.0252415362770812" calcext:value-type="float">
            <text:p>0.025241536277081</text:p>
          </table:table-cell>
          <table:table-cell office:value-type="float" office:value="0.0626962708336104" calcext:value-type="float">
            <text:p>0.06269627083361</text:p>
          </table:table-cell>
        </table:table-row>
        <table:table-row table:style-name="ro1">
          <table:table-cell office:value-type="string" calcext:value-type="string">
            <text:p>TMEM47</text:p>
          </table:table-cell>
          <table:table-cell office:value-type="float" office:value="-0.0251906878933301" calcext:value-type="float">
            <text:p>-0.02519068789333</text:p>
          </table:table-cell>
          <table:table-cell office:value-type="float" office:value="-0.015325545120135" calcext:value-type="float">
            <text:p>-0.015325545120135</text:p>
          </table:table-cell>
        </table:table-row>
        <table:table-row table:style-name="ro1">
          <table:table-cell office:value-type="string" calcext:value-type="string">
            <text:p>RP11-524H19.2</text:p>
          </table:table-cell>
          <table:table-cell office:value-type="float" office:value="-0.0251823964298471" calcext:value-type="float">
            <text:p>-0.025182396429847</text:p>
          </table:table-cell>
          <table:table-cell office:value-type="float" office:value="0.00199098687198229" calcext:value-type="float">
            <text:p>0.001990986871982</text:p>
          </table:table-cell>
        </table:table-row>
        <table:table-row table:style-name="ro1">
          <table:table-cell office:value-type="string" calcext:value-type="string">
            <text:p>NSL1</text:p>
          </table:table-cell>
          <table:table-cell office:value-type="float" office:value="-0.0251405479289791" calcext:value-type="float">
            <text:p>-0.025140547928979</text:p>
          </table:table-cell>
          <table:table-cell office:value-type="float" office:value="0.0626184402630787" calcext:value-type="float">
            <text:p>0.062618440263079</text:p>
          </table:table-cell>
        </table:table-row>
        <table:table-row table:style-name="ro1">
          <table:table-cell office:value-type="string" calcext:value-type="string">
            <text:p>RP11-474G23.2</text:p>
          </table:table-cell>
          <table:table-cell office:value-type="float" office:value="-0.025088071124892" calcext:value-type="float">
            <text:p>-0.025088071124892</text:p>
          </table:table-cell>
          <table:table-cell office:value-type="float" office:value="0.047654511011925" calcext:value-type="float">
            <text:p>0.047654511011925</text:p>
          </table:table-cell>
        </table:table-row>
        <table:table-row table:style-name="ro1">
          <table:table-cell office:value-type="string" calcext:value-type="string">
            <text:p>RP11-160C18.2</text:p>
          </table:table-cell>
          <table:table-cell office:value-type="float" office:value="0.0250701788542016" calcext:value-type="float">
            <text:p>0.025070178854202</text:p>
          </table:table-cell>
          <table:table-cell office:value-type="float" office:value="-0.00715012124591516" calcext:value-type="float">
            <text:p>-0.007150121245915</text:p>
          </table:table-cell>
        </table:table-row>
        <table:table-row table:style-name="ro1">
          <table:table-cell office:value-type="string" calcext:value-type="string">
            <text:p>RP11-542K23.9</text:p>
          </table:table-cell>
          <table:table-cell office:value-type="float" office:value="-0.0250641627944549" calcext:value-type="float">
            <text:p>-0.025064162794455</text:p>
          </table:table-cell>
          <table:table-cell office:value-type="float" office:value="-0.0166612004116795" calcext:value-type="float">
            <text:p>-0.01666120041168</text:p>
          </table:table-cell>
        </table:table-row>
        <table:table-row table:style-name="ro1">
          <table:table-cell office:value-type="string" calcext:value-type="string">
            <text:p>RP11-56B16.2</text:p>
          </table:table-cell>
          <table:table-cell office:value-type="float" office:value="-0.0250627990566973" calcext:value-type="float">
            <text:p>-0.025062799056697</text:p>
          </table:table-cell>
          <table:table-cell office:value-type="float" office:value="0.0625460225675406" calcext:value-type="float">
            <text:p>0.062546022567541</text:p>
          </table:table-cell>
        </table:table-row>
        <table:table-row table:style-name="ro1">
          <table:table-cell office:value-type="string" calcext:value-type="string">
            <text:p>NPTX1</text:p>
          </table:table-cell>
          <table:table-cell office:value-type="float" office:value="0.0250572726844291" calcext:value-type="float">
            <text:p>0.025057272684429</text:p>
          </table:table-cell>
          <table:table-cell office:value-type="float" office:value="-0.0130194753216421" calcext:value-type="float">
            <text:p>-0.013019475321642</text:p>
          </table:table-cell>
        </table:table-row>
        <table:table-row table:style-name="ro1">
          <table:table-cell office:value-type="string" calcext:value-type="string">
            <text:p>TRUB1</text:p>
          </table:table-cell>
          <table:table-cell office:value-type="float" office:value="-0.0249852910117984" calcext:value-type="float">
            <text:p>-0.024985291011798</text:p>
          </table:table-cell>
          <table:table-cell office:value-type="float" office:value="0.0539527703203988" calcext:value-type="float">
            <text:p>0.053952770320399</text:p>
          </table:table-cell>
        </table:table-row>
        <table:table-row table:style-name="ro1">
          <table:table-cell office:value-type="string" calcext:value-type="string">
            <text:p>MFSD1</text:p>
          </table:table-cell>
          <table:table-cell office:value-type="float" office:value="-0.0249456121060238" calcext:value-type="float">
            <text:p>-0.024945612106024</text:p>
          </table:table-cell>
          <table:table-cell office:value-type="float" office:value="-0.0192397951943626" calcext:value-type="float">
            <text:p>-0.019239795194363</text:p>
          </table:table-cell>
        </table:table-row>
        <table:table-row table:style-name="ro1">
          <table:table-cell office:value-type="string" calcext:value-type="string">
            <text:p>AC018737.3</text:p>
          </table:table-cell>
          <table:table-cell office:value-type="float" office:value="-0.0249319763529002" calcext:value-type="float">
            <text:p>-0.0249319763529</text:p>
          </table:table-cell>
          <table:table-cell office:value-type="float" office:value="-0.0507812923380466" calcext:value-type="float">
            <text:p>-0.050781292338047</text:p>
          </table:table-cell>
        </table:table-row>
        <table:table-row table:style-name="ro1">
          <table:table-cell office:value-type="string" calcext:value-type="string">
            <text:p>CHML</text:p>
          </table:table-cell>
          <table:table-cell office:value-type="float" office:value="-0.0249216247336534" calcext:value-type="float">
            <text:p>-0.024921624733653</text:p>
          </table:table-cell>
          <table:table-cell office:value-type="float" office:value="0.061946522290473" calcext:value-type="float">
            <text:p>0.061946522290473</text:p>
          </table:table-cell>
        </table:table-row>
        <table:table-row table:style-name="ro1">
          <table:table-cell office:value-type="string" calcext:value-type="string">
            <text:p>STIM2</text:p>
          </table:table-cell>
          <table:table-cell office:value-type="float" office:value="-0.0249190008211933" calcext:value-type="float">
            <text:p>-0.024919000821193</text:p>
          </table:table-cell>
          <table:table-cell office:value-type="float" office:value="-0.0131225579388587" calcext:value-type="float">
            <text:p>-0.013122557938859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-0.0248937871763041" calcext:value-type="float">
            <text:p>-0.024893787176304</text:p>
          </table:table-cell>
          <table:table-cell office:value-type="float" office:value="-0.00870932886239762" calcext:value-type="float">
            <text:p>-0.008709328862398</text:p>
          </table:table-cell>
        </table:table-row>
        <table:table-row table:style-name="ro1">
          <table:table-cell office:value-type="string" calcext:value-type="string">
            <text:p>RP11-505K9.1</text:p>
          </table:table-cell>
          <table:table-cell office:value-type="float" office:value="0.02487599302268" calcext:value-type="float">
            <text:p>0.02487599302268</text:p>
          </table:table-cell>
          <table:table-cell office:value-type="float" office:value="0.0164339221075726" calcext:value-type="float">
            <text:p>0.016433922107573</text:p>
          </table:table-cell>
        </table:table-row>
        <table:table-row table:style-name="ro1">
          <table:table-cell office:value-type="string" calcext:value-type="string">
            <text:p>FAM102B</text:p>
          </table:table-cell>
          <table:table-cell office:value-type="float" office:value="-0.0248251300698561" calcext:value-type="float">
            <text:p>-0.024825130069856</text:p>
          </table:table-cell>
          <table:table-cell office:value-type="float" office:value="-0.0100978365033583" calcext:value-type="float">
            <text:p>-0.010097836503358</text:p>
          </table:table-cell>
        </table:table-row>
        <table:table-row table:style-name="ro1">
          <table:table-cell office:value-type="string" calcext:value-type="string">
            <text:p>RP11-434O22.2</text:p>
          </table:table-cell>
          <table:table-cell office:value-type="float" office:value="0.0248201328898893" calcext:value-type="float">
            <text:p>0.024820132889889</text:p>
          </table:table-cell>
          <table:table-cell office:value-type="float" office:value="0.0206417426126062" calcext:value-type="float">
            <text:p>0.020641742612606</text:p>
          </table:table-cell>
        </table:table-row>
        <table:table-row table:style-name="ro1">
          <table:table-cell office:value-type="string" calcext:value-type="string">
            <text:p>SDR42E1</text:p>
          </table:table-cell>
          <table:table-cell office:value-type="float" office:value="-0.0248076378233543" calcext:value-type="float">
            <text:p>-0.024807637823354</text:p>
          </table:table-cell>
          <table:table-cell office:value-type="float" office:value="0.0560232311494693" calcext:value-type="float">
            <text:p>0.056023231149469</text:p>
          </table:table-cell>
        </table:table-row>
        <table:table-row table:style-name="ro1">
          <table:table-cell office:value-type="string" calcext:value-type="string">
            <text:p>U91328.2</text:p>
          </table:table-cell>
          <table:table-cell office:value-type="float" office:value="-0.024759558980434" calcext:value-type="float">
            <text:p>-0.024759558980434</text:p>
          </table:table-cell>
          <table:table-cell office:value-type="float" office:value="0.0473004709811179" calcext:value-type="float">
            <text:p>0.047300470981118</text:p>
          </table:table-cell>
        </table:table-row>
        <table:table-row table:style-name="ro1">
          <table:table-cell office:value-type="string" calcext:value-type="string">
            <text:p>DNTTIP2</text:p>
          </table:table-cell>
          <table:table-cell office:value-type="float" office:value="-0.024718267833948" calcext:value-type="float">
            <text:p>-0.024718267833948</text:p>
          </table:table-cell>
          <table:table-cell office:value-type="float" office:value="0.0243701689718927" calcext:value-type="float">
            <text:p>0.024370168971893</text:p>
          </table:table-cell>
        </table:table-row>
        <table:table-row table:style-name="ro1">
          <table:table-cell office:value-type="string" calcext:value-type="string">
            <text:p>RP11-1079K10.2</text:p>
          </table:table-cell>
          <table:table-cell office:value-type="float" office:value="0.0247155945929202" calcext:value-type="float">
            <text:p>0.02471559459292</text:p>
          </table:table-cell>
          <table:table-cell office:value-type="float" office:value="0.0612216876863292" calcext:value-type="float">
            <text:p>0.061221687686329</text:p>
          </table:table-cell>
        </table:table-row>
        <table:table-row table:style-name="ro1">
          <table:table-cell office:value-type="string" calcext:value-type="string">
            <text:p>POLR2M</text:p>
          </table:table-cell>
          <table:table-cell office:value-type="float" office:value="-0.0247130240299052" calcext:value-type="float">
            <text:p>-0.024713024029905</text:p>
          </table:table-cell>
          <table:table-cell office:value-type="float" office:value="0.0594622794749524" calcext:value-type="float">
            <text:p>0.059462279474953</text:p>
          </table:table-cell>
        </table:table-row>
        <table:table-row table:style-name="ro1">
          <table:table-cell office:value-type="string" calcext:value-type="string">
            <text:p>CTD-2373J6.1</text:p>
          </table:table-cell>
          <table:table-cell office:value-type="float" office:value="-0.0246510750599258" calcext:value-type="float">
            <text:p>-0.024651075059926</text:p>
          </table:table-cell>
          <table:table-cell office:value-type="float" office:value="0.0597667535938262" calcext:value-type="float">
            <text:p>0.059766753593826</text:p>
          </table:table-cell>
        </table:table-row>
        <table:table-row table:style-name="ro1">
          <table:table-cell office:value-type="string" calcext:value-type="string">
            <text:p>TRMT112</text:p>
          </table:table-cell>
          <table:table-cell office:value-type="float" office:value="-0.0246305417220413" calcext:value-type="float">
            <text:p>-0.024630541722041</text:p>
          </table:table-cell>
          <table:table-cell office:value-type="float" office:value="0.0603606068855884" calcext:value-type="float">
            <text:p>0.060360606885588</text:p>
          </table:table-cell>
        </table:table-row>
        <table:table-row table:style-name="ro1">
          <table:table-cell office:value-type="string" calcext:value-type="string">
            <text:p>RP11-707P17.2</text:p>
          </table:table-cell>
          <table:table-cell office:value-type="float" office:value="-0.0245100289073916" calcext:value-type="float">
            <text:p>-0.024510028907392</text:p>
          </table:table-cell>
          <table:table-cell office:value-type="float" office:value="-0.0283858679464359" calcext:value-type="float">
            <text:p>-0.028385867946436</text:p>
          </table:table-cell>
        </table:table-row>
        <table:table-row table:style-name="ro1">
          <table:table-cell office:value-type="string" calcext:value-type="string">
            <text:p>HCG11</text:p>
          </table:table-cell>
          <table:table-cell office:value-type="float" office:value="-0.024491821257298" calcext:value-type="float">
            <text:p>-0.024491821257298</text:p>
          </table:table-cell>
          <table:table-cell office:value-type="float" office:value="-0.0219063348452548" calcext:value-type="float">
            <text:p>-0.021906334845255</text:p>
          </table:table-cell>
        </table:table-row>
        <table:table-row table:style-name="ro1">
          <table:table-cell office:value-type="string" calcext:value-type="string">
            <text:p>SFT2D2</text:p>
          </table:table-cell>
          <table:table-cell office:value-type="float" office:value="-0.0244283082534525" calcext:value-type="float">
            <text:p>-0.024428308253453</text:p>
          </table:table-cell>
          <table:table-cell office:value-type="float" office:value="0.0615930446865562" calcext:value-type="float">
            <text:p>0.061593044686556</text:p>
          </table:table-cell>
        </table:table-row>
        <table:table-row table:style-name="ro1">
          <table:table-cell office:value-type="string" calcext:value-type="string">
            <text:p>TMBIM4</text:p>
          </table:table-cell>
          <table:table-cell office:value-type="float" office:value="-0.0244202024321005" calcext:value-type="float">
            <text:p>-0.024420202432101</text:p>
          </table:table-cell>
          <table:table-cell office:value-type="float" office:value="0.0600283404658623" calcext:value-type="float">
            <text:p>0.060028340465862</text:p>
          </table:table-cell>
        </table:table-row>
        <table:table-row table:style-name="ro1">
          <table:table-cell office:value-type="string" calcext:value-type="string">
            <text:p>RP11-999E24.3</text:p>
          </table:table-cell>
          <table:table-cell office:value-type="float" office:value="-0.0243997407623874" calcext:value-type="float">
            <text:p>-0.024399740762387</text:p>
          </table:table-cell>
          <table:table-cell office:value-type="float" office:value="-0.023976481858567" calcext:value-type="float">
            <text:p>-0.023976481858567</text:p>
          </table:table-cell>
        </table:table-row>
        <table:table-row table:style-name="ro1">
          <table:table-cell office:value-type="string" calcext:value-type="string">
            <text:p>MFAP3</text:p>
          </table:table-cell>
          <table:table-cell office:value-type="float" office:value="-0.0243042791304041" calcext:value-type="float">
            <text:p>-0.024304279130404</text:p>
          </table:table-cell>
          <table:table-cell office:value-type="float" office:value="0.0618981743681398" calcext:value-type="float">
            <text:p>0.06189817436814</text:p>
          </table:table-cell>
        </table:table-row>
        <table:table-row table:style-name="ro1">
          <table:table-cell office:value-type="string" calcext:value-type="string">
            <text:p>ATP5B</text:p>
          </table:table-cell>
          <table:table-cell office:value-type="float" office:value="-0.0242905275621776" calcext:value-type="float">
            <text:p>-0.024290527562178</text:p>
          </table:table-cell>
          <table:table-cell office:value-type="float" office:value="0.0639857996463002" calcext:value-type="float">
            <text:p>0.0639857996463</text:p>
          </table:table-cell>
        </table:table-row>
        <table:table-row table:style-name="ro1">
          <table:table-cell office:value-type="string" calcext:value-type="string">
            <text:p>RP4-539M6.20</text:p>
          </table:table-cell>
          <table:table-cell office:value-type="float" office:value="0.024212763656216" calcext:value-type="float">
            <text:p>0.024212763656216</text:p>
          </table:table-cell>
          <table:table-cell office:value-type="float" office:value="0.00678514441865833" calcext:value-type="float">
            <text:p>0.006785144418658</text:p>
          </table:table-cell>
        </table:table-row>
        <table:table-row table:style-name="ro1">
          <table:table-cell office:value-type="string" calcext:value-type="string">
            <text:p>TIPRL</text:p>
          </table:table-cell>
          <table:table-cell office:value-type="float" office:value="-0.0241376361505798" calcext:value-type="float">
            <text:p>-0.02413763615058</text:p>
          </table:table-cell>
          <table:table-cell office:value-type="float" office:value="0.0602130551734779" calcext:value-type="float">
            <text:p>0.060213055173478</text:p>
          </table:table-cell>
        </table:table-row>
        <table:table-row table:style-name="ro1">
          <table:table-cell office:value-type="string" calcext:value-type="string">
            <text:p>SMAD4</text:p>
          </table:table-cell>
          <table:table-cell office:value-type="float" office:value="-0.0240970256563853" calcext:value-type="float">
            <text:p>-0.024097025656385</text:p>
          </table:table-cell>
          <table:table-cell office:value-type="float" office:value="0.0612899578033306" calcext:value-type="float">
            <text:p>0.061289957803331</text:p>
          </table:table-cell>
        </table:table-row>
        <table:table-row table:style-name="ro1">
          <table:table-cell office:value-type="string" calcext:value-type="string">
            <text:p>SRPRB</text:p>
          </table:table-cell>
          <table:table-cell office:value-type="float" office:value="-0.0240079670270801" calcext:value-type="float">
            <text:p>-0.02400796702708</text:p>
          </table:table-cell>
          <table:table-cell office:value-type="float" office:value="0.0611606347391808" calcext:value-type="float">
            <text:p>0.061160634739181</text:p>
          </table:table-cell>
        </table:table-row>
        <table:table-row table:style-name="ro1">
          <table:table-cell office:value-type="string" calcext:value-type="string">
            <text:p>CYP2B6</text:p>
          </table:table-cell>
          <table:table-cell office:value-type="float" office:value="-0.0240023289562602" calcext:value-type="float">
            <text:p>-0.02400232895626</text:p>
          </table:table-cell>
          <table:table-cell office:value-type="float" office:value="-0.0136647407741099" calcext:value-type="float">
            <text:p>-0.01366474077411</text:p>
          </table:table-cell>
        </table:table-row>
        <table:table-row table:style-name="ro1">
          <table:table-cell office:value-type="string" calcext:value-type="string">
            <text:p>PVRL3-AS1</text:p>
          </table:table-cell>
          <table:table-cell office:value-type="float" office:value="-0.0239889435043448" calcext:value-type="float">
            <text:p>-0.023988943504345</text:p>
          </table:table-cell>
          <table:table-cell office:value-type="float" office:value="-0.0284801443747169" calcext:value-type="float">
            <text:p>-0.028480144374717</text:p>
          </table:table-cell>
        </table:table-row>
        <table:table-row table:style-name="ro1">
          <table:table-cell office:value-type="string" calcext:value-type="string">
            <text:p>RPL39P40</text:p>
          </table:table-cell>
          <table:table-cell office:value-type="float" office:value="-0.0239832826219489" calcext:value-type="float">
            <text:p>-0.023983282621949</text:p>
          </table:table-cell>
          <table:table-cell office:value-type="float" office:value="0.0598671789325357" calcext:value-type="float">
            <text:p>0.059867178932536</text:p>
          </table:table-cell>
        </table:table-row>
        <table:table-row table:style-name="ro1">
          <table:table-cell office:value-type="string" calcext:value-type="string">
            <text:p>EXO1</text:p>
          </table:table-cell>
          <table:table-cell office:value-type="float" office:value="-0.0239415436138904" calcext:value-type="float">
            <text:p>-0.02394154361389</text:p>
          </table:table-cell>
          <table:table-cell office:value-type="float" office:value="0.0627163191795255" calcext:value-type="float">
            <text:p>0.062716319179526</text:p>
          </table:table-cell>
        </table:table-row>
        <table:table-row table:style-name="ro1">
          <table:table-cell office:value-type="string" calcext:value-type="string">
            <text:p>TROVE2</text:p>
          </table:table-cell>
          <table:table-cell office:value-type="float" office:value="-0.0238839641607299" calcext:value-type="float">
            <text:p>-0.02388396416073</text:p>
          </table:table-cell>
          <table:table-cell office:value-type="float" office:value="0.0628962069426336" calcext:value-type="float">
            <text:p>0.062896206942634</text:p>
          </table:table-cell>
        </table:table-row>
        <table:table-row table:style-name="ro1">
          <table:table-cell office:value-type="string" calcext:value-type="string">
            <text:p>FAM8A1</text:p>
          </table:table-cell>
          <table:table-cell office:value-type="float" office:value="-0.0238832860644993" calcext:value-type="float">
            <text:p>-0.023883286064499</text:p>
          </table:table-cell>
          <table:table-cell office:value-type="float" office:value="0.0622583006089186" calcext:value-type="float">
            <text:p>0.062258300608919</text:p>
          </table:table-cell>
        </table:table-row>
        <table:table-row table:style-name="ro1">
          <table:table-cell office:value-type="string" calcext:value-type="string">
            <text:p>RP11-801F7.1</text:p>
          </table:table-cell>
          <table:table-cell office:value-type="float" office:value="-0.0238561405698471" calcext:value-type="float">
            <text:p>-0.023856140569847</text:p>
          </table:table-cell>
          <table:table-cell office:value-type="float" office:value="0.00469102227912596" calcext:value-type="float">
            <text:p>0.004691022279126</text:p>
          </table:table-cell>
        </table:table-row>
        <table:table-row table:style-name="ro1">
          <table:table-cell office:value-type="string" calcext:value-type="string">
            <text:p>Y_RNA</text:p>
          </table:table-cell>
          <table:table-cell office:value-type="float" office:value="-0.023853369378015" calcext:value-type="float">
            <text:p>-0.023853369378015</text:p>
          </table:table-cell>
          <table:table-cell office:value-type="float" office:value="0.061800407271593" calcext:value-type="float">
            <text:p>0.061800407271593</text:p>
          </table:table-cell>
        </table:table-row>
        <table:table-row table:style-name="ro1">
          <table:table-cell office:value-type="string" calcext:value-type="string">
            <text:p>ETFA</text:p>
          </table:table-cell>
          <table:table-cell office:value-type="float" office:value="-0.0238448953411542" calcext:value-type="float">
            <text:p>-0.023844895341154</text:p>
          </table:table-cell>
          <table:table-cell office:value-type="float" office:value="0.0598819801766716" calcext:value-type="float">
            <text:p>0.059881980176672</text:p>
          </table:table-cell>
        </table:table-row>
        <table:table-row table:style-name="ro1">
          <table:table-cell office:value-type="string" calcext:value-type="string">
            <text:p>ARL15</text:p>
          </table:table-cell>
          <table:table-cell office:value-type="float" office:value="-0.0238112269552049" calcext:value-type="float">
            <text:p>-0.023811226955205</text:p>
          </table:table-cell>
          <table:table-cell office:value-type="float" office:value="0.0566856550181249" calcext:value-type="float">
            <text:p>0.056685655018125</text:p>
          </table:table-cell>
        </table:table-row>
        <table:table-row table:style-name="ro1">
          <table:table-cell office:value-type="string" calcext:value-type="string">
            <text:p>ROBO3</text:p>
          </table:table-cell>
          <table:table-cell office:value-type="float" office:value="0.0237051762115008" calcext:value-type="float">
            <text:p>0.023705176211501</text:p>
          </table:table-cell>
          <table:table-cell office:value-type="float" office:value="0.0206666500444305" calcext:value-type="float">
            <text:p>0.020666650044431</text:p>
          </table:table-cell>
        </table:table-row>
        <table:table-row table:style-name="ro1">
          <table:table-cell office:value-type="string" calcext:value-type="string">
            <text:p>RP11-242D8.2</text:p>
          </table:table-cell>
          <table:table-cell office:value-type="float" office:value="-0.0237031010299752" calcext:value-type="float">
            <text:p>-0.023703101029975</text:p>
          </table:table-cell>
          <table:table-cell office:value-type="float" office:value="-0.00981643805069748" calcext:value-type="float">
            <text:p>-0.009816438050697</text:p>
          </table:table-cell>
        </table:table-row>
        <table:table-row table:style-name="ro1">
          <table:table-cell office:value-type="string" calcext:value-type="string">
            <text:p>HMGCS1</text:p>
          </table:table-cell>
          <table:table-cell office:value-type="float" office:value="-0.0236380303358135" calcext:value-type="float">
            <text:p>-0.023638030335814</text:p>
          </table:table-cell>
          <table:table-cell office:value-type="float" office:value="0.0596810405654044" calcext:value-type="float">
            <text:p>0.059681040565404</text:p>
          </table:table-cell>
        </table:table-row>
        <table:table-row table:style-name="ro1">
          <table:table-cell office:value-type="string" calcext:value-type="string">
            <text:p>RP11-313P22.1</text:p>
          </table:table-cell>
          <table:table-cell office:value-type="float" office:value="-0.0236165576103627" calcext:value-type="float">
            <text:p>-0.023616557610363</text:p>
          </table:table-cell>
          <table:table-cell office:value-type="float" office:value="-0.0113450933399681" calcext:value-type="float">
            <text:p>-0.011345093339968</text:p>
          </table:table-cell>
        </table:table-row>
        <table:table-row table:style-name="ro1">
          <table:table-cell office:value-type="string" calcext:value-type="string">
            <text:p>COL6A6</text:p>
          </table:table-cell>
          <table:table-cell office:value-type="float" office:value="0.0236065873324272" calcext:value-type="float">
            <text:p>0.023606587332427</text:p>
          </table:table-cell>
          <table:table-cell office:value-type="float" office:value="-0.0194476899617786" calcext:value-type="float">
            <text:p>-0.019447689961779</text:p>
          </table:table-cell>
        </table:table-row>
        <table:table-row table:style-name="ro1">
          <table:table-cell office:value-type="string" calcext:value-type="string">
            <text:p>SNIP1</text:p>
          </table:table-cell>
          <table:table-cell office:value-type="float" office:value="-0.0236037142928617" calcext:value-type="float">
            <text:p>-0.023603714292862</text:p>
          </table:table-cell>
          <table:table-cell office:value-type="float" office:value="0.0047235705636006" calcext:value-type="float">
            <text:p>0.004723570563601</text:p>
          </table:table-cell>
        </table:table-row>
        <table:table-row table:style-name="ro1">
          <table:table-cell office:value-type="string" calcext:value-type="string">
            <text:p>KNSTRN</text:p>
          </table:table-cell>
          <table:table-cell office:value-type="float" office:value="-0.0235896150690469" calcext:value-type="float">
            <text:p>-0.023589615069047</text:p>
          </table:table-cell>
          <table:table-cell office:value-type="float" office:value="0.0608468324704732" calcext:value-type="float">
            <text:p>0.060846832470473</text:p>
          </table:table-cell>
        </table:table-row>
        <table:table-row table:style-name="ro1">
          <table:table-cell office:value-type="string" calcext:value-type="string">
            <text:p>ALDH9A1</text:p>
          </table:table-cell>
          <table:table-cell office:value-type="float" office:value="-0.0235286691848129" calcext:value-type="float">
            <text:p>-0.023528669184813</text:p>
          </table:table-cell>
          <table:table-cell office:value-type="float" office:value="0.0603507652062403" calcext:value-type="float">
            <text:p>0.06035076520624</text:p>
          </table:table-cell>
        </table:table-row>
        <table:table-row table:style-name="ro1">
          <table:table-cell office:value-type="string" calcext:value-type="string">
            <text:p>TRBV30</text:p>
          </table:table-cell>
          <table:table-cell office:value-type="float" office:value="-0.0235222808957304" calcext:value-type="float">
            <text:p>-0.023522280895731</text:p>
          </table:table-cell>
          <table:table-cell office:value-type="float" office:value="-0.03352854058245" calcext:value-type="float">
            <text:p>-0.03352854058245</text:p>
          </table:table-cell>
        </table:table-row>
        <table:table-row table:style-name="ro1">
          <table:table-cell office:value-type="string" calcext:value-type="string">
            <text:p>GABRB2</text:p>
          </table:table-cell>
          <table:table-cell office:value-type="float" office:value="0.0234489997083513" calcext:value-type="float">
            <text:p>0.023448999708351</text:p>
          </table:table-cell>
          <table:table-cell office:value-type="float" office:value="-0.0217430451509719" calcext:value-type="float">
            <text:p>-0.021743045150972</text:p>
          </table:table-cell>
        </table:table-row>
        <table:table-row table:style-name="ro1">
          <table:table-cell office:value-type="string" calcext:value-type="string">
            <text:p>FAM98B</text:p>
          </table:table-cell>
          <table:table-cell office:value-type="float" office:value="-0.0233804784919932" calcext:value-type="float">
            <text:p>-0.023380478491993</text:p>
          </table:table-cell>
          <table:table-cell office:value-type="float" office:value="0.0644947150041434" calcext:value-type="float">
            <text:p>0.064494715004144</text:p>
          </table:table-cell>
        </table:table-row>
        <table:table-row table:style-name="ro1">
          <table:table-cell office:value-type="string" calcext:value-type="string">
            <text:p>STX19</text:p>
          </table:table-cell>
          <table:table-cell office:value-type="float" office:value="-0.0232677905233223" calcext:value-type="float">
            <text:p>-0.023267790523322</text:p>
          </table:table-cell>
          <table:table-cell office:value-type="float" office:value="-0.0163632848029474" calcext:value-type="float">
            <text:p>-0.016363284802948</text:p>
          </table:table-cell>
        </table:table-row>
        <table:table-row table:style-name="ro1">
          <table:table-cell office:value-type="string" calcext:value-type="string">
            <text:p>RP11-467C18.1</text:p>
          </table:table-cell>
          <table:table-cell office:value-type="float" office:value="-0.0232527331162879" calcext:value-type="float">
            <text:p>-0.023252733116288</text:p>
          </table:table-cell>
          <table:table-cell office:value-type="float" office:value="-0.0188980948070175" calcext:value-type="float">
            <text:p>-0.018898094807018</text:p>
          </table:table-cell>
        </table:table-row>
        <table:table-row table:style-name="ro1">
          <table:table-cell office:value-type="string" calcext:value-type="string">
            <text:p>BAIAP2</text:p>
          </table:table-cell>
          <table:table-cell office:value-type="float" office:value="0.023246325250404" calcext:value-type="float">
            <text:p>0.023246325250404</text:p>
          </table:table-cell>
          <table:table-cell office:value-type="float" office:value="0.0550491359444525" calcext:value-type="float">
            <text:p>0.055049135944453</text:p>
          </table:table-cell>
        </table:table-row>
        <table:table-row table:style-name="ro1">
          <table:table-cell office:value-type="string" calcext:value-type="string">
            <text:p>RP11-489M13.3</text:p>
          </table:table-cell>
          <table:table-cell office:value-type="float" office:value="-0.023235941848575" calcext:value-type="float">
            <text:p>-0.023235941848575</text:p>
          </table:table-cell>
          <table:table-cell office:value-type="float" office:value="-0.0179959001945943" calcext:value-type="float">
            <text:p>-0.017995900194594</text:p>
          </table:table-cell>
        </table:table-row>
        <table:table-row table:style-name="ro1">
          <table:table-cell office:value-type="string" calcext:value-type="string">
            <text:p>RP11-96O20.2</text:p>
          </table:table-cell>
          <table:table-cell office:value-type="float" office:value="-0.023235941848575" calcext:value-type="float">
            <text:p>-0.023235941848575</text:p>
          </table:table-cell>
          <table:table-cell office:value-type="float" office:value="-0.0179959001945943" calcext:value-type="float">
            <text:p>-0.017995900194594</text:p>
          </table:table-cell>
        </table:table-row>
        <table:table-row table:style-name="ro1">
          <table:table-cell office:value-type="string" calcext:value-type="string">
            <text:p>OR52N4</text:p>
          </table:table-cell>
          <table:table-cell office:value-type="float" office:value="-0.023235941848575" calcext:value-type="float">
            <text:p>-0.023235941848575</text:p>
          </table:table-cell>
          <table:table-cell office:value-type="float" office:value="-0.0179959001945943" calcext:value-type="float">
            <text:p>-0.017995900194594</text:p>
          </table:table-cell>
        </table:table-row>
        <table:table-row table:style-name="ro1">
          <table:table-cell office:value-type="string" calcext:value-type="string">
            <text:p>RP4-718P11.1</text:p>
          </table:table-cell>
          <table:table-cell office:value-type="float" office:value="-0.023235941848575" calcext:value-type="float">
            <text:p>-0.023235941848575</text:p>
          </table:table-cell>
          <table:table-cell office:value-type="float" office:value="-0.0179959001945943" calcext:value-type="float">
            <text:p>-0.017995900194594</text:p>
          </table:table-cell>
        </table:table-row>
        <table:table-row table:style-name="ro1">
          <table:table-cell office:value-type="string" calcext:value-type="string">
            <text:p>AC103563.8</text:p>
          </table:table-cell>
          <table:table-cell office:value-type="float" office:value="-0.023235941848575" calcext:value-type="float">
            <text:p>-0.023235941848575</text:p>
          </table:table-cell>
          <table:table-cell office:value-type="float" office:value="-0.0179959001945943" calcext:value-type="float">
            <text:p>-0.017995900194594</text:p>
          </table:table-cell>
        </table:table-row>
        <table:table-row table:style-name="ro1">
          <table:table-cell office:value-type="string" calcext:value-type="string">
            <text:p>C12orf36</text:p>
          </table:table-cell>
          <table:table-cell office:value-type="float" office:value="-0.0232183131696053" calcext:value-type="float">
            <text:p>-0.023218313169605</text:p>
          </table:table-cell>
          <table:table-cell office:value-type="float" office:value="-0.0270306377137044" calcext:value-type="float">
            <text:p>-0.027030637713704</text:p>
          </table:table-cell>
        </table:table-row>
        <table:table-row table:style-name="ro1">
          <table:table-cell office:value-type="string" calcext:value-type="string">
            <text:p>SRP9P1</text:p>
          </table:table-cell>
          <table:table-cell office:value-type="float" office:value="-0.0232092231311292" calcext:value-type="float">
            <text:p>-0.023209223131129</text:p>
          </table:table-cell>
          <table:table-cell office:value-type="float" office:value="0.059921264774547" calcext:value-type="float">
            <text:p>0.059921264774547</text:p>
          </table:table-cell>
        </table:table-row>
        <table:table-row table:style-name="ro1">
          <table:table-cell office:value-type="string" calcext:value-type="string">
            <text:p>WSB2</text:p>
          </table:table-cell>
          <table:table-cell office:value-type="float" office:value="-0.0231840805779331" calcext:value-type="float">
            <text:p>-0.023184080577933</text:p>
          </table:table-cell>
          <table:table-cell office:value-type="float" office:value="0.0244158809990078" calcext:value-type="float">
            <text:p>0.024415880999008</text:p>
          </table:table-cell>
        </table:table-row>
        <table:table-row table:style-name="ro1">
          <table:table-cell office:value-type="string" calcext:value-type="string">
            <text:p>LRRC57</text:p>
          </table:table-cell>
          <table:table-cell office:value-type="float" office:value="-0.0231574177721431" calcext:value-type="float">
            <text:p>-0.023157417772143</text:p>
          </table:table-cell>
          <table:table-cell office:value-type="float" office:value="0.0597118780170941" calcext:value-type="float">
            <text:p>0.059711878017094</text:p>
          </table:table-cell>
        </table:table-row>
        <table:table-row table:style-name="ro1">
          <table:table-cell office:value-type="string" calcext:value-type="string">
            <text:p>SH3RF1</text:p>
          </table:table-cell>
          <table:table-cell office:value-type="float" office:value="-0.0230689409563534" calcext:value-type="float">
            <text:p>-0.023068940956353</text:p>
          </table:table-cell>
          <table:table-cell office:value-type="float" office:value="0.00448485711265306" calcext:value-type="float">
            <text:p>0.004484857112653</text:p>
          </table:table-cell>
        </table:table-row>
        <table:table-row table:style-name="ro1">
          <table:table-cell office:value-type="string" calcext:value-type="string">
            <text:p>ZNF780A</text:p>
          </table:table-cell>
          <table:table-cell office:value-type="float" office:value="-0.0229909065337667" calcext:value-type="float">
            <text:p>-0.022990906533767</text:p>
          </table:table-cell>
          <table:table-cell office:value-type="float" office:value="0.0649522633799508" calcext:value-type="float">
            <text:p>0.064952263379951</text:p>
          </table:table-cell>
        </table:table-row>
        <table:table-row table:style-name="ro1">
          <table:table-cell office:value-type="string" calcext:value-type="string">
            <text:p>PSMB6</text:p>
          </table:table-cell>
          <table:table-cell office:value-type="float" office:value="-0.022984702725537" calcext:value-type="float">
            <text:p>-0.022984702725537</text:p>
          </table:table-cell>
          <table:table-cell office:value-type="float" office:value="0.0642059300944052" calcext:value-type="float">
            <text:p>0.064205930094405</text:p>
          </table:table-cell>
        </table:table-row>
        <table:table-row table:style-name="ro1">
          <table:table-cell office:value-type="string" calcext:value-type="string">
            <text:p>RP11-255H23.2</text:p>
          </table:table-cell>
          <table:table-cell office:value-type="float" office:value="-0.0229572268206429" calcext:value-type="float">
            <text:p>-0.022957226820643</text:p>
          </table:table-cell>
          <table:table-cell office:value-type="float" office:value="0.0619111624456522" calcext:value-type="float">
            <text:p>0.061911162445652</text:p>
          </table:table-cell>
        </table:table-row>
        <table:table-row table:style-name="ro1">
          <table:table-cell office:value-type="string" calcext:value-type="string">
            <text:p>CEP44</text:p>
          </table:table-cell>
          <table:table-cell office:value-type="float" office:value="-0.0228503201799225" calcext:value-type="float">
            <text:p>-0.022850320179923</text:p>
          </table:table-cell>
          <table:table-cell office:value-type="float" office:value="0.0193725364125934" calcext:value-type="float">
            <text:p>0.019372536412593</text:p>
          </table:table-cell>
        </table:table-row>
        <table:table-row table:style-name="ro1">
          <table:table-cell office:value-type="string" calcext:value-type="string">
            <text:p>LARP4</text:p>
          </table:table-cell>
          <table:table-cell office:value-type="float" office:value="-0.0228483218725702" calcext:value-type="float">
            <text:p>-0.02284832187257</text:p>
          </table:table-cell>
          <table:table-cell office:value-type="float" office:value="0.0640838613970184" calcext:value-type="float">
            <text:p>0.064083861397019</text:p>
          </table:table-cell>
        </table:table-row>
        <table:table-row table:style-name="ro1">
          <table:table-cell office:value-type="string" calcext:value-type="string">
            <text:p>RP11-10A14.5</text:p>
          </table:table-cell>
          <table:table-cell office:value-type="float" office:value="-0.0228345711178842" calcext:value-type="float">
            <text:p>-0.022834571117884</text:p>
          </table:table-cell>
          <table:table-cell office:value-type="float" office:value="-0.0186407423896921" calcext:value-type="float">
            <text:p>-0.018640742389692</text:p>
          </table:table-cell>
        </table:table-row>
        <table:table-row table:style-name="ro1">
          <table:table-cell office:value-type="string" calcext:value-type="string">
            <text:p>SLC2A10</text:p>
          </table:table-cell>
          <table:table-cell office:value-type="float" office:value="0.0227926939446827" calcext:value-type="float">
            <text:p>0.022792693944683</text:p>
          </table:table-cell>
          <table:table-cell office:value-type="float" office:value="-0.0058190529949145" calcext:value-type="float">
            <text:p>-0.005819052994915</text:p>
          </table:table-cell>
        </table:table-row>
        <table:table-row table:style-name="ro1">
          <table:table-cell office:value-type="string" calcext:value-type="string">
            <text:p>OVCH2</text:p>
          </table:table-cell>
          <table:table-cell office:value-type="float" office:value="0.0227750885188324" calcext:value-type="float">
            <text:p>0.022775088518832</text:p>
          </table:table-cell>
          <table:table-cell office:value-type="float" office:value="-0.0303311871532233" calcext:value-type="float">
            <text:p>-0.030331187153223</text:p>
          </table:table-cell>
        </table:table-row>
        <table:table-row table:style-name="ro1">
          <table:table-cell office:value-type="string" calcext:value-type="string">
            <text:p>RP11-443K8.2</text:p>
          </table:table-cell>
          <table:table-cell office:value-type="float" office:value="-0.0227653973763851" calcext:value-type="float">
            <text:p>-0.022765397376385</text:p>
          </table:table-cell>
          <table:table-cell office:value-type="float" office:value="-0.0180424663760722" calcext:value-type="float">
            <text:p>-0.018042466376072</text:p>
          </table:table-cell>
        </table:table-row>
        <table:table-row table:style-name="ro1">
          <table:table-cell office:value-type="string" calcext:value-type="string">
            <text:p>KCNK1</text:p>
          </table:table-cell>
          <table:table-cell office:value-type="float" office:value="-0.0226761129340679" calcext:value-type="float">
            <text:p>-0.022676112934068</text:p>
          </table:table-cell>
          <table:table-cell office:value-type="float" office:value="0.00778464144993186" calcext:value-type="float">
            <text:p>0.007784641449932</text:p>
          </table:table-cell>
        </table:table-row>
        <table:table-row table:style-name="ro1">
          <table:table-cell office:value-type="string" calcext:value-type="string">
            <text:p>VSTM5</text:p>
          </table:table-cell>
          <table:table-cell office:value-type="float" office:value="-0.0226565316877786" calcext:value-type="float">
            <text:p>-0.022656531687779</text:p>
          </table:table-cell>
          <table:table-cell office:value-type="float" office:value="0.0625996649969099" calcext:value-type="float">
            <text:p>0.06259966499691</text:p>
          </table:table-cell>
        </table:table-row>
        <table:table-row table:style-name="ro1">
          <table:table-cell office:value-type="string" calcext:value-type="string">
            <text:p>AC004012.1</text:p>
          </table:table-cell>
          <table:table-cell office:value-type="float" office:value="0.0226151307133009" calcext:value-type="float">
            <text:p>0.022615130713301</text:p>
          </table:table-cell>
          <table:table-cell office:value-type="float" office:value="-0.0314781349407145" calcext:value-type="float">
            <text:p>-0.031478134940715</text:p>
          </table:table-cell>
        </table:table-row>
        <table:table-row table:style-name="ro1">
          <table:table-cell office:value-type="string" calcext:value-type="string">
            <text:p>PIGM</text:p>
          </table:table-cell>
          <table:table-cell office:value-type="float" office:value="-0.022603703940253" calcext:value-type="float">
            <text:p>-0.022603703940253</text:p>
          </table:table-cell>
          <table:table-cell office:value-type="float" office:value="0.0641199561431503" calcext:value-type="float">
            <text:p>0.06411995614315</text:p>
          </table:table-cell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0.0225262612250154" calcext:value-type="float">
            <text:p>0.022526261225015</text:p>
          </table:table-cell>
          <table:table-cell office:value-type="float" office:value="0.0642161929904528" calcext:value-type="float">
            <text:p>0.064216192990453</text:p>
          </table:table-cell>
        </table:table-row>
        <table:table-row table:style-name="ro1">
          <table:table-cell office:value-type="string" calcext:value-type="string">
            <text:p>RPF1</text:p>
          </table:table-cell>
          <table:table-cell office:value-type="float" office:value="-0.0224734731817848" calcext:value-type="float">
            <text:p>-0.022473473181785</text:p>
          </table:table-cell>
          <table:table-cell office:value-type="float" office:value="0.0375808755054671" calcext:value-type="float">
            <text:p>0.037580875505467</text:p>
          </table:table-cell>
        </table:table-row>
        <table:table-row table:style-name="ro1">
          <table:table-cell office:value-type="string" calcext:value-type="string">
            <text:p>RP11-80A15.1</text:p>
          </table:table-cell>
          <table:table-cell office:value-type="float" office:value="-0.0223582822783794" calcext:value-type="float">
            <text:p>-0.022358282278379</text:p>
          </table:table-cell>
          <table:table-cell office:value-type="float" office:value="-0.0117696323126401" calcext:value-type="float">
            <text:p>-0.01176963231264</text:p>
          </table:table-cell>
        </table:table-row>
        <table:table-row table:style-name="ro1">
          <table:table-cell office:value-type="string" calcext:value-type="string">
            <text:p>RPL10L</text:p>
          </table:table-cell>
          <table:table-cell office:value-type="float" office:value="-0.0223550829824095" calcext:value-type="float">
            <text:p>-0.02235508298241</text:p>
          </table:table-cell>
          <table:table-cell office:value-type="float" office:value="-0.0158952282540861" calcext:value-type="float">
            <text:p>-0.015895228254086</text:p>
          </table:table-cell>
        </table:table-row>
        <table:table-row table:style-name="ro1">
          <table:table-cell office:value-type="string" calcext:value-type="string">
            <text:p>CTGF</text:p>
          </table:table-cell>
          <table:table-cell office:value-type="float" office:value="-0.0223491564035056" calcext:value-type="float">
            <text:p>-0.022349156403506</text:p>
          </table:table-cell>
          <table:table-cell office:value-type="float" office:value="0.0422465848448421" calcext:value-type="float">
            <text:p>0.042246584844842</text:p>
          </table:table-cell>
        </table:table-row>
        <table:table-row table:style-name="ro1">
          <table:table-cell office:value-type="string" calcext:value-type="string">
            <text:p>C5orf17</text:p>
          </table:table-cell>
          <table:table-cell office:value-type="float" office:value="0.0222883606102508" calcext:value-type="float">
            <text:p>0.022288360610251</text:p>
          </table:table-cell>
          <table:table-cell office:value-type="float" office:value="-0.0178998348805266" calcext:value-type="float">
            <text:p>-0.017899834880527</text:p>
          </table:table-cell>
        </table:table-row>
        <table:table-row table:style-name="ro1">
          <table:table-cell office:value-type="string" calcext:value-type="string">
            <text:p>SLFN12L</text:p>
          </table:table-cell>
          <table:table-cell office:value-type="float" office:value="0.0222612770421034" calcext:value-type="float">
            <text:p>0.022261277042104</text:p>
          </table:table-cell>
          <table:table-cell office:value-type="float" office:value="-0.031077390241449" calcext:value-type="float">
            <text:p>-0.031077390241449</text:p>
          </table:table-cell>
        </table:table-row>
        <table:table-row table:style-name="ro1">
          <table:table-cell office:value-type="string" calcext:value-type="string">
            <text:p>TMCO1</text:p>
          </table:table-cell>
          <table:table-cell office:value-type="float" office:value="-0.0222335380155266" calcext:value-type="float">
            <text:p>-0.022233538015527</text:p>
          </table:table-cell>
          <table:table-cell office:value-type="float" office:value="0.0635524030778956" calcext:value-type="float">
            <text:p>0.063552403077896</text:p>
          </table:table-cell>
        </table:table-row>
        <table:table-row table:style-name="ro1">
          <table:table-cell office:value-type="string" calcext:value-type="string">
            <text:p>CTD-2325A15.5</text:p>
          </table:table-cell>
          <table:table-cell office:value-type="float" office:value="0.0221934827741062" calcext:value-type="float">
            <text:p>0.022193482774106</text:p>
          </table:table-cell>
          <table:table-cell office:value-type="float" office:value="-0.0221111345246726" calcext:value-type="float">
            <text:p>-0.022111134524673</text:p>
          </table:table-cell>
        </table:table-row>
        <table:table-row table:style-name="ro1">
          <table:table-cell office:value-type="string" calcext:value-type="string">
            <text:p>HARBI1</text:p>
          </table:table-cell>
          <table:table-cell office:value-type="float" office:value="-0.0221184047791305" calcext:value-type="float">
            <text:p>-0.022118404779131</text:p>
          </table:table-cell>
          <table:table-cell office:value-type="float" office:value="0.0645860367910784" calcext:value-type="float">
            <text:p>0.064586036791078</text:p>
          </table:table-cell>
        </table:table-row>
        <table:table-row table:style-name="ro1">
          <table:table-cell office:value-type="string" calcext:value-type="string">
            <text:p>AC004893.10</text:p>
          </table:table-cell>
          <table:table-cell office:value-type="float" office:value="-0.0220771850020811" calcext:value-type="float">
            <text:p>-0.022077185002081</text:p>
          </table:table-cell>
          <table:table-cell office:value-type="float" office:value="-0.00194115308264551" calcext:value-type="float">
            <text:p>-0.001941153082646</text:p>
          </table:table-cell>
        </table:table-row>
        <table:table-row table:style-name="ro1">
          <table:table-cell office:value-type="string" calcext:value-type="string">
            <text:p>RRP15</text:p>
          </table:table-cell>
          <table:table-cell office:value-type="float" office:value="-0.0220692253577414" calcext:value-type="float">
            <text:p>-0.022069225357742</text:p>
          </table:table-cell>
          <table:table-cell office:value-type="float" office:value="0.0614388371776396" calcext:value-type="float">
            <text:p>0.06143883717764</text:p>
          </table:table-cell>
        </table:table-row>
        <table:table-row table:style-name="ro1">
          <table:table-cell office:value-type="string" calcext:value-type="string">
            <text:p>RP11-381P6.1</text:p>
          </table:table-cell>
          <table:table-cell office:value-type="float" office:value="-0.0220027689446518" calcext:value-type="float">
            <text:p>-0.022002768944652</text:p>
          </table:table-cell>
          <table:table-cell office:value-type="float" office:value="-0.0179122704135969" calcext:value-type="float">
            <text:p>-0.017912270413597</text:p>
          </table:table-cell>
        </table:table-row>
        <table:table-row table:style-name="ro1">
          <table:table-cell office:value-type="string" calcext:value-type="string">
            <text:p>DTL</text:p>
          </table:table-cell>
          <table:table-cell office:value-type="float" office:value="-0.0219493380905471" calcext:value-type="float">
            <text:p>-0.021949338090547</text:p>
          </table:table-cell>
          <table:table-cell office:value-type="float" office:value="0.0638095204431303" calcext:value-type="float">
            <text:p>0.06380952044313</text:p>
          </table:table-cell>
        </table:table-row>
        <table:table-row table:style-name="ro1">
          <table:table-cell office:value-type="string" calcext:value-type="string">
            <text:p>USP30</text:p>
          </table:table-cell>
          <table:table-cell office:value-type="float" office:value="-0.0219273375824991" calcext:value-type="float">
            <text:p>-0.021927337582499</text:p>
          </table:table-cell>
          <table:table-cell office:value-type="float" office:value="-0.00377765792262318" calcext:value-type="float">
            <text:p>-0.003777657922623</text:p>
          </table:table-cell>
        </table:table-row>
        <table:table-row table:style-name="ro1">
          <table:table-cell office:value-type="string" calcext:value-type="string">
            <text:p>HNF1A</text:p>
          </table:table-cell>
          <table:table-cell office:value-type="float" office:value="-0.0219210532145051" calcext:value-type="float">
            <text:p>-0.021921053214505</text:p>
          </table:table-cell>
          <table:table-cell office:value-type="float" office:value="-0.0230629125362139" calcext:value-type="float">
            <text:p>-0.023062912536214</text:p>
          </table:table-cell>
        </table:table-row>
        <table:table-row table:style-name="ro1">
          <table:table-cell office:value-type="string" calcext:value-type="string">
            <text:p>RP11-159D12.5</text:p>
          </table:table-cell>
          <table:table-cell office:value-type="float" office:value="-0.0218825079130267" calcext:value-type="float">
            <text:p>-0.021882507913027</text:p>
          </table:table-cell>
          <table:table-cell office:value-type="float" office:value="0.0658515520480661" calcext:value-type="float">
            <text:p>0.065851552048066</text:p>
          </table:table-cell>
        </table:table-row>
        <table:table-row table:style-name="ro1">
          <table:table-cell office:value-type="string" calcext:value-type="string">
            <text:p>TRIM59</text:p>
          </table:table-cell>
          <table:table-cell office:value-type="float" office:value="-0.0216795471391234" calcext:value-type="float">
            <text:p>-0.021679547139124</text:p>
          </table:table-cell>
          <table:table-cell office:value-type="float" office:value="-0.00962040771766767" calcext:value-type="float">
            <text:p>-0.009620407717668</text:p>
          </table:table-cell>
        </table:table-row>
        <table:table-row table:style-name="ro1">
          <table:table-cell office:value-type="string" calcext:value-type="string">
            <text:p>DESI2</text:p>
          </table:table-cell>
          <table:table-cell office:value-type="float" office:value="-0.0216122465522388" calcext:value-type="float">
            <text:p>-0.021612246552239</text:p>
          </table:table-cell>
          <table:table-cell office:value-type="float" office:value="0.0662644710770709" calcext:value-type="float">
            <text:p>0.066264471077071</text:p>
          </table:table-cell>
        </table:table-row>
        <table:table-row table:style-name="ro1">
          <table:table-cell office:value-type="string" calcext:value-type="string">
            <text:p>PTGES3</text:p>
          </table:table-cell>
          <table:table-cell office:value-type="float" office:value="-0.0216092188088301" calcext:value-type="float">
            <text:p>-0.02160921880883</text:p>
          </table:table-cell>
          <table:table-cell office:value-type="float" office:value="0.06361936161064" calcext:value-type="float">
            <text:p>0.06361936161064</text:p>
          </table:table-cell>
        </table:table-row>
        <table:table-row table:style-name="ro1">
          <table:table-cell office:value-type="string" calcext:value-type="string">
            <text:p>FAM96A</text:p>
          </table:table-cell>
          <table:table-cell office:value-type="float" office:value="-0.0215988135307863" calcext:value-type="float">
            <text:p>-0.021598813530786</text:p>
          </table:table-cell>
          <table:table-cell office:value-type="float" office:value="0.0639268858624396" calcext:value-type="float">
            <text:p>0.06392688586244</text:p>
          </table:table-cell>
        </table:table-row>
        <table:table-row table:style-name="ro1">
          <table:table-cell office:value-type="string" calcext:value-type="string">
            <text:p>ISLR</text:p>
          </table:table-cell>
          <table:table-cell office:value-type="float" office:value="0.0215947897968725" calcext:value-type="float">
            <text:p>0.021594789796873</text:p>
          </table:table-cell>
          <table:table-cell office:value-type="float" office:value="0.00409094087595861" calcext:value-type="float">
            <text:p>0.004090940875959</text:p>
          </table:table-cell>
        </table:table-row>
        <table:table-row table:style-name="ro1">
          <table:table-cell office:value-type="string" calcext:value-type="string">
            <text:p>MAFB</text:p>
          </table:table-cell>
          <table:table-cell office:value-type="float" office:value="-0.0215914235884901" calcext:value-type="float">
            <text:p>-0.02159142358849</text:p>
          </table:table-cell>
          <table:table-cell office:value-type="float" office:value="-0.00912344579916758" calcext:value-type="float">
            <text:p>-0.009123445799168</text:p>
          </table:table-cell>
        </table:table-row>
        <table:table-row table:style-name="ro1">
          <table:table-cell office:value-type="string" calcext:value-type="string">
            <text:p>NFATC2</text:p>
          </table:table-cell>
          <table:table-cell office:value-type="float" office:value="-0.0215806836048955" calcext:value-type="float">
            <text:p>-0.021580683604896</text:p>
          </table:table-cell>
          <table:table-cell office:value-type="float" office:value="0.063247038551431" calcext:value-type="float">
            <text:p>0.063247038551431</text:p>
          </table:table-cell>
        </table:table-row>
        <table:table-row table:style-name="ro1">
          <table:table-cell office:value-type="string" calcext:value-type="string">
            <text:p>TOX</text:p>
          </table:table-cell>
          <table:table-cell office:value-type="float" office:value="-0.0214168998593375" calcext:value-type="float">
            <text:p>-0.021416899859338</text:p>
          </table:table-cell>
          <table:table-cell office:value-type="float" office:value="-0.018450819881053" calcext:value-type="float">
            <text:p>-0.018450819881053</text:p>
          </table:table-cell>
        </table:table-row>
        <table:table-row table:style-name="ro1">
          <table:table-cell office:value-type="string" calcext:value-type="string">
            <text:p>RP1-137D17.2</text:p>
          </table:table-cell>
          <table:table-cell office:value-type="float" office:value="-0.0213817192232588" calcext:value-type="float">
            <text:p>-0.021381719223259</text:p>
          </table:table-cell>
          <table:table-cell office:value-type="float" office:value="-0.0174278378886075" calcext:value-type="float">
            <text:p>-0.017427837888608</text:p>
          </table:table-cell>
        </table:table-row>
        <table:table-row table:style-name="ro1">
          <table:table-cell office:value-type="string" calcext:value-type="string">
            <text:p>RPL17P44</text:p>
          </table:table-cell>
          <table:table-cell office:value-type="float" office:value="-0.0213306495483534" calcext:value-type="float">
            <text:p>-0.021330649548353</text:p>
          </table:table-cell>
          <table:table-cell office:value-type="float" office:value="-0.00857803579608367" calcext:value-type="float">
            <text:p>-0.008578035796084</text:p>
          </table:table-cell>
        </table:table-row>
        <table:table-row table:style-name="ro1">
          <table:table-cell office:value-type="string" calcext:value-type="string">
            <text:p>CTD-2207O23.3</text:p>
          </table:table-cell>
          <table:table-cell office:value-type="float" office:value="0.0212797556582991" calcext:value-type="float">
            <text:p>0.021279755658299</text:p>
          </table:table-cell>
          <table:table-cell office:value-type="float" office:value="0.00132580899888243" calcext:value-type="float">
            <text:p>0.001325808998882</text:p>
          </table:table-cell>
        </table:table-row>
        <table:table-row table:style-name="ro1">
          <table:table-cell office:value-type="string" calcext:value-type="string">
            <text:p>RPS6KA3</text:p>
          </table:table-cell>
          <table:table-cell office:value-type="float" office:value="-0.0212703842834948" calcext:value-type="float">
            <text:p>-0.021270384283495</text:p>
          </table:table-cell>
          <table:table-cell office:value-type="float" office:value="0.0642306270208578" calcext:value-type="float">
            <text:p>0.064230627020858</text:p>
          </table:table-cell>
        </table:table-row>
        <table:table-row table:style-name="ro1">
          <table:table-cell office:value-type="string" calcext:value-type="string">
            <text:p>EPS8L2</text:p>
          </table:table-cell>
          <table:table-cell office:value-type="float" office:value="0.0212620729906862" calcext:value-type="float">
            <text:p>0.021262072990686</text:p>
          </table:table-cell>
          <table:table-cell office:value-type="float" office:value="0.068415362262296" calcext:value-type="float">
            <text:p>0.068415362262296</text:p>
          </table:table-cell>
        </table:table-row>
        <table:table-row table:style-name="ro1">
          <table:table-cell office:value-type="string" calcext:value-type="string">
            <text:p>RNU6ATAC25P</text:p>
          </table:table-cell>
          <table:table-cell office:value-type="float" office:value="-0.021230542055738" calcext:value-type="float">
            <text:p>-0.021230542055738</text:p>
          </table:table-cell>
          <table:table-cell office:value-type="float" office:value="-0.0175174916236041" calcext:value-type="float">
            <text:p>-0.017517491623604</text:p>
          </table:table-cell>
        </table:table-row>
        <table:table-row table:style-name="ro1">
          <table:table-cell office:value-type="string" calcext:value-type="string">
            <text:p>GLRX2</text:p>
          </table:table-cell>
          <table:table-cell office:value-type="float" office:value="-0.0212171226402396" calcext:value-type="float">
            <text:p>-0.02121712264024</text:p>
          </table:table-cell>
          <table:table-cell office:value-type="float" office:value="0.0632155041329544" calcext:value-type="float">
            <text:p>0.063215504132955</text:p>
          </table:table-cell>
        </table:table-row>
        <table:table-row table:style-name="ro1">
          <table:table-cell office:value-type="string" calcext:value-type="string">
            <text:p>RP11-707P17.1</text:p>
          </table:table-cell>
          <table:table-cell office:value-type="float" office:value="-0.0211815613501125" calcext:value-type="float">
            <text:p>-0.021181561350113</text:p>
          </table:table-cell>
          <table:table-cell office:value-type="float" office:value="-0.007762358678346" calcext:value-type="float">
            <text:p>-0.007762358678346</text:p>
          </table:table-cell>
        </table:table-row>
        <table:table-row table:style-name="ro1">
          <table:table-cell office:value-type="string" calcext:value-type="string">
            <text:p>RP11-255C15.3</text:p>
          </table:table-cell>
          <table:table-cell office:value-type="float" office:value="-0.0211796400660424" calcext:value-type="float">
            <text:p>-0.021179640066042</text:p>
          </table:table-cell>
          <table:table-cell office:value-type="float" office:value="-0.0102672533573147" calcext:value-type="float">
            <text:p>-0.010267253357315</text:p>
          </table:table-cell>
        </table:table-row>
        <table:table-row table:style-name="ro1">
          <table:table-cell office:value-type="string" calcext:value-type="string">
            <text:p>CTD-2054N24.2</text:p>
          </table:table-cell>
          <table:table-cell office:value-type="float" office:value="0.0211796046851104" calcext:value-type="float">
            <text:p>0.021179604685111</text:p>
          </table:table-cell>
          <table:table-cell office:value-type="float" office:value="-0.003578907612931" calcext:value-type="float">
            <text:p>-0.003578907612931</text:p>
          </table:table-cell>
        </table:table-row>
        <table:table-row table:style-name="ro1">
          <table:table-cell office:value-type="string" calcext:value-type="string">
            <text:p>DUSP15</text:p>
          </table:table-cell>
          <table:table-cell office:value-type="float" office:value="0.0211487341506584" calcext:value-type="float">
            <text:p>0.021148734150659</text:p>
          </table:table-cell>
          <table:table-cell office:value-type="float" office:value="0.0683416561444988" calcext:value-type="float">
            <text:p>0.068341656144499</text:p>
          </table:table-cell>
        </table:table-row>
        <table:table-row table:style-name="ro1">
          <table:table-cell office:value-type="string" calcext:value-type="string">
            <text:p>ARHGEF18</text:p>
          </table:table-cell>
          <table:table-cell office:value-type="float" office:value="0.0210225962696679" calcext:value-type="float">
            <text:p>0.021022596269668</text:p>
          </table:table-cell>
          <table:table-cell office:value-type="float" office:value="0.00201573353955556" calcext:value-type="float">
            <text:p>0.002015733539556</text:p>
          </table:table-cell>
        </table:table-row>
        <table:table-row table:style-name="ro1">
          <table:table-cell office:value-type="string" calcext:value-type="string">
            <text:p>MIR877</text:p>
          </table:table-cell>
          <table:table-cell office:value-type="float" office:value="0.0209997678873482" calcext:value-type="float">
            <text:p>0.020999767887348</text:p>
          </table:table-cell>
          <table:table-cell office:value-type="float" office:value="0.0303398319581183" calcext:value-type="float">
            <text:p>0.030339831958118</text:p>
          </table:table-cell>
        </table:table-row>
        <table:table-row table:style-name="ro1">
          <table:table-cell office:value-type="string" calcext:value-type="string">
            <text:p>RAMP2-AS1</text:p>
          </table:table-cell>
          <table:table-cell office:value-type="float" office:value="0.0209583621371128" calcext:value-type="float">
            <text:p>0.020958362137113</text:p>
          </table:table-cell>
          <table:table-cell office:value-type="float" office:value="0.0692283892686394" calcext:value-type="float">
            <text:p>0.06922838926864</text:p>
          </table:table-cell>
        </table:table-row>
        <table:table-row table:style-name="ro1">
          <table:table-cell office:value-type="string" calcext:value-type="string">
            <text:p>RP5-827C21.6</text:p>
          </table:table-cell>
          <table:table-cell office:value-type="float" office:value="-0.020806525690536" calcext:value-type="float">
            <text:p>-0.020806525690536</text:p>
          </table:table-cell>
          <table:table-cell office:value-type="float" office:value="0.065948541855964" calcext:value-type="float">
            <text:p>0.065948541855964</text:p>
          </table:table-cell>
        </table:table-row>
        <table:table-row table:style-name="ro1">
          <table:table-cell office:value-type="string" calcext:value-type="string">
            <text:p>RP11-386M24.6</text:p>
          </table:table-cell>
          <table:table-cell office:value-type="float" office:value="-0.0207927719899905" calcext:value-type="float">
            <text:p>-0.020792771989991</text:p>
          </table:table-cell>
          <table:table-cell office:value-type="float" office:value="0.00127680170740423" calcext:value-type="float">
            <text:p>0.001276801707404</text:p>
          </table:table-cell>
        </table:table-row>
        <table:table-row table:style-name="ro1">
          <table:table-cell office:value-type="string" calcext:value-type="string">
            <text:p>RP11-96H17.3</text:p>
          </table:table-cell>
          <table:table-cell office:value-type="float" office:value="-0.0207673078260293" calcext:value-type="float">
            <text:p>-0.020767307826029</text:p>
          </table:table-cell>
          <table:table-cell office:value-type="float" office:value="-0.0272580606348377" calcext:value-type="float">
            <text:p>-0.027258060634838</text:p>
          </table:table-cell>
        </table:table-row>
        <table:table-row table:style-name="ro1">
          <table:table-cell office:value-type="string" calcext:value-type="string">
            <text:p>IGKV1OR-2</text:p>
          </table:table-cell>
          <table:table-cell office:value-type="float" office:value="-0.0206476282432261" calcext:value-type="float">
            <text:p>-0.020647628243226</text:p>
          </table:table-cell>
          <table:table-cell office:value-type="float" office:value="-0.0167346013114164" calcext:value-type="float">
            <text:p>-0.016734601311416</text:p>
          </table:table-cell>
        </table:table-row>
        <table:table-row table:style-name="ro1">
          <table:table-cell office:value-type="string" calcext:value-type="string">
            <text:p>CTA-268H5.9</text:p>
          </table:table-cell>
          <table:table-cell office:value-type="float" office:value="-0.0206439965146656" calcext:value-type="float">
            <text:p>-0.020643996514666</text:p>
          </table:table-cell>
          <table:table-cell office:value-type="float" office:value="0.0658157487408456" calcext:value-type="float">
            <text:p>0.065815748740846</text:p>
          </table:table-cell>
        </table:table-row>
        <table:table-row table:style-name="ro1">
          <table:table-cell office:value-type="string" calcext:value-type="string">
            <text:p>ASB8</text:p>
          </table:table-cell>
          <table:table-cell office:value-type="float" office:value="-0.0206148544776079" calcext:value-type="float">
            <text:p>-0.020614854477608</text:p>
          </table:table-cell>
          <table:table-cell office:value-type="float" office:value="0.0689448896340999" calcext:value-type="float">
            <text:p>0.0689448896341</text:p>
          </table:table-cell>
        </table:table-row>
        <table:table-row table:style-name="ro1">
          <table:table-cell office:value-type="string" calcext:value-type="string">
            <text:p>TMEM178B</text:p>
          </table:table-cell>
          <table:table-cell office:value-type="float" office:value="0.0206057409912968" calcext:value-type="float">
            <text:p>0.020605740991297</text:p>
          </table:table-cell>
          <table:table-cell office:value-type="float" office:value="0.0563709609868816" calcext:value-type="float">
            <text:p>0.056370960986882</text:p>
          </table:table-cell>
        </table:table-row>
        <table:table-row table:style-name="ro1">
          <table:table-cell office:value-type="string" calcext:value-type="string">
            <text:p>RPL31P50</text:p>
          </table:table-cell>
          <table:table-cell office:value-type="float" office:value="-0.020591133286294" calcext:value-type="float">
            <text:p>-0.020591133286294</text:p>
          </table:table-cell>
          <table:table-cell office:value-type="float" office:value="-0.017158296715509" calcext:value-type="float">
            <text:p>-0.017158296715509</text:p>
          </table:table-cell>
        </table:table-row>
        <table:table-row table:style-name="ro1">
          <table:table-cell office:value-type="string" calcext:value-type="string">
            <text:p>RP11-20B7.1</text:p>
          </table:table-cell>
          <table:table-cell office:value-type="float" office:value="0.020558107758277" calcext:value-type="float">
            <text:p>0.020558107758277</text:p>
          </table:table-cell>
          <table:table-cell office:value-type="float" office:value="-0.0142720506596411" calcext:value-type="float">
            <text:p>-0.014272050659641</text:p>
          </table:table-cell>
        </table:table-row>
        <table:table-row table:style-name="ro1">
          <table:table-cell office:value-type="string" calcext:value-type="string">
            <text:p>IQCH-AS1</text:p>
          </table:table-cell>
          <table:table-cell office:value-type="float" office:value="-0.0205249781162264" calcext:value-type="float">
            <text:p>-0.020524978116226</text:p>
          </table:table-cell>
          <table:table-cell office:value-type="float" office:value="0.0661475559936421" calcext:value-type="float">
            <text:p>0.066147555993642</text:p>
          </table:table-cell>
        </table:table-row>
        <table:table-row table:style-name="ro1">
          <table:table-cell office:value-type="string" calcext:value-type="string">
            <text:p>RP11-486O13.2</text:p>
          </table:table-cell>
          <table:table-cell office:value-type="float" office:value="0.0204571787047212" calcext:value-type="float">
            <text:p>0.020457178704721</text:p>
          </table:table-cell>
          <table:table-cell office:value-type="float" office:value="-0.022455348425225" calcext:value-type="float">
            <text:p>-0.022455348425225</text:p>
          </table:table-cell>
        </table:table-row>
        <table:table-row table:style-name="ro1">
          <table:table-cell office:value-type="string" calcext:value-type="string">
            <text:p>CCPG1</text:p>
          </table:table-cell>
          <table:table-cell office:value-type="float" office:value="-0.0204147160677376" calcext:value-type="float">
            <text:p>-0.020414716067738</text:p>
          </table:table-cell>
          <table:table-cell office:value-type="float" office:value="0.0623639933870217" calcext:value-type="float">
            <text:p>0.062363993387022</text:p>
          </table:table-cell>
        </table:table-row>
        <table:table-row table:style-name="ro1">
          <table:table-cell office:value-type="string" calcext:value-type="string">
            <text:p>GPR17</text:p>
          </table:table-cell>
          <table:table-cell office:value-type="float" office:value="-0.0203387810071616" calcext:value-type="float">
            <text:p>-0.020338781007162</text:p>
          </table:table-cell>
          <table:table-cell office:value-type="float" office:value="-0.0211820703124645" calcext:value-type="float">
            <text:p>-0.021182070312465</text:p>
          </table:table-cell>
        </table:table-row>
        <table:table-row table:style-name="ro1">
          <table:table-cell office:value-type="string" calcext:value-type="string">
            <text:p>MYCL</text:p>
          </table:table-cell>
          <table:table-cell office:value-type="float" office:value="-0.0202317872008139" calcext:value-type="float">
            <text:p>-0.020231787200814</text:p>
          </table:table-cell>
          <table:table-cell office:value-type="float" office:value="-0.0140248716886333" calcext:value-type="float">
            <text:p>-0.014024871688633</text:p>
          </table:table-cell>
        </table:table-row>
        <table:table-row table:style-name="ro1">
          <table:table-cell office:value-type="string" calcext:value-type="string">
            <text:p>Y_RNA</text:p>
          </table:table-cell>
          <table:table-cell office:value-type="float" office:value="-0.0202172842654169" calcext:value-type="float">
            <text:p>-0.020217284265417</text:p>
          </table:table-cell>
          <table:table-cell office:value-type="float" office:value="-0.00771073601197075" calcext:value-type="float">
            <text:p>-0.007710736011971</text:p>
          </table:table-cell>
        </table:table-row>
        <table:table-row table:style-name="ro1">
          <table:table-cell office:value-type="string" calcext:value-type="string">
            <text:p>RNF186</text:p>
          </table:table-cell>
          <table:table-cell office:value-type="float" office:value="-0.0200832441916701" calcext:value-type="float">
            <text:p>-0.02008324419167</text:p>
          </table:table-cell>
          <table:table-cell office:value-type="float" office:value="-0.00807804355968497" calcext:value-type="float">
            <text:p>-0.008078043559685</text:p>
          </table:table-cell>
        </table:table-row>
        <table:table-row table:style-name="ro1">
          <table:table-cell office:value-type="string" calcext:value-type="string">
            <text:p>PEX1</text:p>
          </table:table-cell>
          <table:table-cell office:value-type="float" office:value="-0.0200615149045516" calcext:value-type="float">
            <text:p>-0.020061514904552</text:p>
          </table:table-cell>
          <table:table-cell office:value-type="float" office:value="0.00494782409097251" calcext:value-type="float">
            <text:p>0.004947824090973</text:p>
          </table:table-cell>
        </table:table-row>
        <table:table-row table:style-name="ro1">
          <table:table-cell office:value-type="string" calcext:value-type="string">
            <text:p>C1orf27</text:p>
          </table:table-cell>
          <table:table-cell office:value-type="float" office:value="-0.0197174824168617" calcext:value-type="float">
            <text:p>-0.019717482416862</text:p>
          </table:table-cell>
          <table:table-cell office:value-type="float" office:value="0.0656995127872647" calcext:value-type="float">
            <text:p>0.065699512787265</text:p>
          </table:table-cell>
        </table:table-row>
        <table:table-row table:style-name="ro1">
          <table:table-cell office:value-type="string" calcext:value-type="string">
            <text:p>PRSS41</text:p>
          </table:table-cell>
          <table:table-cell office:value-type="float" office:value="0.0197038272830575" calcext:value-type="float">
            <text:p>0.019703827283058</text:p>
          </table:table-cell>
          <table:table-cell office:value-type="float" office:value="-0.029012261128925" calcext:value-type="float">
            <text:p>-0.029012261128925</text:p>
          </table:table-cell>
        </table:table-row>
        <table:table-row table:style-name="ro1">
          <table:table-cell office:value-type="string" calcext:value-type="string">
            <text:p>RP11-566E18.3</text:p>
          </table:table-cell>
          <table:table-cell office:value-type="float" office:value="-0.0196524828839612" calcext:value-type="float">
            <text:p>-0.019652482883961</text:p>
          </table:table-cell>
          <table:table-cell office:value-type="float" office:value="0.0664943128196579" calcext:value-type="float">
            <text:p>0.066494312819658</text:p>
          </table:table-cell>
        </table:table-row>
        <table:table-row table:style-name="ro1">
          <table:table-cell office:value-type="string" calcext:value-type="string">
            <text:p>A1CF</text:p>
          </table:table-cell>
          <table:table-cell office:value-type="float" office:value="-0.0194077104130647" calcext:value-type="float">
            <text:p>-0.019407710413065</text:p>
          </table:table-cell>
          <table:table-cell office:value-type="float" office:value="0.065779620128468" calcext:value-type="float">
            <text:p>0.065779620128468</text:p>
          </table:table-cell>
        </table:table-row>
        <table:table-row table:style-name="ro1">
          <table:table-cell office:value-type="string" calcext:value-type="string">
            <text:p>SDHC</text:p>
          </table:table-cell>
          <table:table-cell office:value-type="float" office:value="-0.0193095790905533" calcext:value-type="float">
            <text:p>-0.019309579090553</text:p>
          </table:table-cell>
          <table:table-cell office:value-type="float" office:value="0.0657980052281801" calcext:value-type="float">
            <text:p>0.06579800522818</text:p>
          </table:table-cell>
        </table:table-row>
        <table:table-row table:style-name="ro1">
          <table:table-cell office:value-type="string" calcext:value-type="string">
            <text:p>snoZ6</text:p>
          </table:table-cell>
          <table:table-cell office:value-type="float" office:value="0.0192969461336465" calcext:value-type="float">
            <text:p>0.019296946133647</text:p>
          </table:table-cell>
          <table:table-cell office:value-type="float" office:value="0.000420971969404001" calcext:value-type="float">
            <text:p>0.000420971969404</text:p>
          </table:table-cell>
        </table:table-row>
        <table:table-row table:style-name="ro1">
          <table:table-cell office:value-type="string" calcext:value-type="string">
            <text:p>CACYBP</text:p>
          </table:table-cell>
          <table:table-cell office:value-type="float" office:value="-0.0190840513953502" calcext:value-type="float">
            <text:p>-0.01908405139535</text:p>
          </table:table-cell>
          <table:table-cell office:value-type="float" office:value="0.0665133742986767" calcext:value-type="float">
            <text:p>0.066513374298677</text:p>
          </table:table-cell>
        </table:table-row>
        <table:table-row table:style-name="ro1">
          <table:table-cell office:value-type="string" calcext:value-type="string">
            <text:p>COX20</text:p>
          </table:table-cell>
          <table:table-cell office:value-type="float" office:value="-0.0190656733572634" calcext:value-type="float">
            <text:p>-0.019065673357263</text:p>
          </table:table-cell>
          <table:table-cell office:value-type="float" office:value="0.0668351028474268" calcext:value-type="float">
            <text:p>0.066835102847427</text:p>
          </table:table-cell>
        </table:table-row>
        <table:table-row table:style-name="ro1">
          <table:table-cell office:value-type="string" calcext:value-type="string">
            <text:p>AC016292.3</text:p>
          </table:table-cell>
          <table:table-cell office:value-type="float" office:value="-0.0190285476886909" calcext:value-type="float">
            <text:p>-0.019028547688691</text:p>
          </table:table-cell>
          <table:table-cell office:value-type="float" office:value="0.0659076871439908" calcext:value-type="float">
            <text:p>0.065907687143991</text:p>
          </table:table-cell>
        </table:table-row>
        <table:table-row table:style-name="ro1">
          <table:table-cell office:value-type="string" calcext:value-type="string">
            <text:p>KCTD3</text:p>
          </table:table-cell>
          <table:table-cell office:value-type="float" office:value="-0.0189740479816461" calcext:value-type="float">
            <text:p>-0.018974047981646</text:p>
          </table:table-cell>
          <table:table-cell office:value-type="float" office:value="0.0671167314601606" calcext:value-type="float">
            <text:p>0.067116731460161</text:p>
          </table:table-cell>
        </table:table-row>
        <table:table-row table:style-name="ro1">
          <table:table-cell office:value-type="string" calcext:value-type="string">
            <text:p>FRS2</text:p>
          </table:table-cell>
          <table:table-cell office:value-type="float" office:value="-0.0189661849753108" calcext:value-type="float">
            <text:p>-0.018966184975311</text:p>
          </table:table-cell>
          <table:table-cell office:value-type="float" office:value="0.066397635172098" calcext:value-type="float">
            <text:p>0.066397635172098</text:p>
          </table:table-cell>
        </table:table-row>
        <table:table-row table:style-name="ro1">
          <table:table-cell office:value-type="string" calcext:value-type="string">
            <text:p>LYPD6</text:p>
          </table:table-cell>
          <table:table-cell office:value-type="float" office:value="-0.018892655872094" calcext:value-type="float">
            <text:p>-0.018892655872094</text:p>
          </table:table-cell>
          <table:table-cell office:value-type="float" office:value="0.0664946672145463" calcext:value-type="float">
            <text:p>0.066494667214546</text:p>
          </table:table-cell>
        </table:table-row>
        <table:table-row table:style-name="ro1">
          <table:table-cell office:value-type="string" calcext:value-type="string">
            <text:p>RP11-498M15.1</text:p>
          </table:table-cell>
          <table:table-cell office:value-type="float" office:value="-0.018578288348554" calcext:value-type="float">
            <text:p>-0.018578288348554</text:p>
          </table:table-cell>
          <table:table-cell office:value-type="float" office:value="-0.0162751503676372" calcext:value-type="float">
            <text:p>-0.016275150367637</text:p>
          </table:table-cell>
        </table:table-row>
        <table:table-row table:style-name="ro1">
          <table:table-cell office:value-type="string" calcext:value-type="string">
            <text:p>TMEM204</text:p>
          </table:table-cell>
          <table:table-cell office:value-type="float" office:value="0.0183706798911777" calcext:value-type="float">
            <text:p>0.018370679891178</text:p>
          </table:table-cell>
          <table:table-cell office:value-type="float" office:value="-0.0329118763085431" calcext:value-type="float">
            <text:p>-0.032911876308543</text:p>
          </table:table-cell>
        </table:table-row>
        <table:table-row table:style-name="ro1">
          <table:table-cell office:value-type="string" calcext:value-type="string">
            <text:p>LOXL1</text:p>
          </table:table-cell>
          <table:table-cell office:value-type="float" office:value="0.0183015147669642" calcext:value-type="float">
            <text:p>0.018301514766964</text:p>
          </table:table-cell>
          <table:table-cell office:value-type="float" office:value="-0.0272313018631233" calcext:value-type="float">
            <text:p>-0.027231301863123</text:p>
          </table:table-cell>
        </table:table-row>
        <table:table-row table:style-name="ro1">
          <table:table-cell office:value-type="string" calcext:value-type="string">
            <text:p>RP11-768F21.1</text:p>
          </table:table-cell>
          <table:table-cell office:value-type="float" office:value="0.0182547493210198" calcext:value-type="float">
            <text:p>0.01825474932102</text:p>
          </table:table-cell>
          <table:table-cell office:value-type="float" office:value="-0.0254183506967724" calcext:value-type="float">
            <text:p>-0.025418350696772</text:p>
          </table:table-cell>
        </table:table-row>
        <table:table-row table:style-name="ro1">
          <table:table-cell office:value-type="string" calcext:value-type="string">
            <text:p>ZNF850</text:p>
          </table:table-cell>
          <table:table-cell office:value-type="float" office:value="-0.0179547056313193" calcext:value-type="float">
            <text:p>-0.017954705631319</text:p>
          </table:table-cell>
          <table:table-cell office:value-type="float" office:value="-0.00205575832957594" calcext:value-type="float">
            <text:p>-0.002055758329576</text:p>
          </table:table-cell>
        </table:table-row>
        <table:table-row table:style-name="ro1">
          <table:table-cell office:value-type="string" calcext:value-type="string">
            <text:p>TACR2</text:p>
          </table:table-cell>
          <table:table-cell office:value-type="float" office:value="-0.0179141611513157" calcext:value-type="float">
            <text:p>-0.017914161151316</text:p>
          </table:table-cell>
          <table:table-cell office:value-type="float" office:value="-0.00708106576694548" calcext:value-type="float">
            <text:p>-0.007081065766945</text:p>
          </table:table-cell>
        </table:table-row>
        <table:table-row table:style-name="ro1">
          <table:table-cell office:value-type="string" calcext:value-type="string">
            <text:p>PRDX6</text:p>
          </table:table-cell>
          <table:table-cell office:value-type="float" office:value="-0.017847727012912" calcext:value-type="float">
            <text:p>-0.017847727012912</text:p>
          </table:table-cell>
          <table:table-cell office:value-type="float" office:value="0.0693455659268276" calcext:value-type="float">
            <text:p>0.069345565926828</text:p>
          </table:table-cell>
        </table:table-row>
        <table:table-row table:style-name="ro1">
          <table:table-cell office:value-type="string" calcext:value-type="string">
            <text:p>PTP4A1</text:p>
          </table:table-cell>
          <table:table-cell office:value-type="float" office:value="-0.0177132008486595" calcext:value-type="float">
            <text:p>-0.01771320084866</text:p>
          </table:table-cell>
          <table:table-cell office:value-type="float" office:value="0.0658193957857021" calcext:value-type="float">
            <text:p>0.065819395785702</text:p>
          </table:table-cell>
        </table:table-row>
        <table:table-row table:style-name="ro1">
          <table:table-cell office:value-type="string" calcext:value-type="string">
            <text:p>TNFRSF11A</text:p>
          </table:table-cell>
          <table:table-cell office:value-type="float" office:value="-0.0176119963111798" calcext:value-type="float">
            <text:p>-0.01761199631118</text:p>
          </table:table-cell>
          <table:table-cell office:value-type="float" office:value="-0.0124978051691069" calcext:value-type="float">
            <text:p>-0.012497805169107</text:p>
          </table:table-cell>
        </table:table-row>
        <table:table-row table:style-name="ro1">
          <table:table-cell office:value-type="string" calcext:value-type="string">
            <text:p>REEP3</text:p>
          </table:table-cell>
          <table:table-cell office:value-type="float" office:value="-0.0176112551688354" calcext:value-type="float">
            <text:p>-0.017611255168836</text:p>
          </table:table-cell>
          <table:table-cell office:value-type="float" office:value="-0.0217017819070665" calcext:value-type="float">
            <text:p>-0.021701781907067</text:p>
          </table:table-cell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-0.0175026098359746" calcext:value-type="float">
            <text:p>-0.017502609835975</text:p>
          </table:table-cell>
          <table:table-cell office:value-type="float" office:value="0.065400406341884" calcext:value-type="float">
            <text:p>0.065400406341884</text:p>
          </table:table-cell>
        </table:table-row>
        <table:table-row table:style-name="ro1">
          <table:table-cell office:value-type="string" calcext:value-type="string">
            <text:p>AC004540.4</text:p>
          </table:table-cell>
          <table:table-cell office:value-type="float" office:value="-0.0174803134706623" calcext:value-type="float">
            <text:p>-0.017480313470662</text:p>
          </table:table-cell>
          <table:table-cell office:value-type="float" office:value="0.0677498126294518" calcext:value-type="float">
            <text:p>0.067749812629452</text:p>
          </table:table-cell>
        </table:table-row>
        <table:table-row table:style-name="ro1">
          <table:table-cell office:value-type="string" calcext:value-type="string">
            <text:p>SERTAD4</text:p>
          </table:table-cell>
          <table:table-cell office:value-type="float" office:value="-0.0174565069353736" calcext:value-type="float">
            <text:p>-0.017456506935374</text:p>
          </table:table-cell>
          <table:table-cell office:value-type="float" office:value="-0.0162386552803281" calcext:value-type="float">
            <text:p>-0.016238655280328</text:p>
          </table:table-cell>
        </table:table-row>
        <table:table-row table:style-name="ro1">
          <table:table-cell office:value-type="string" calcext:value-type="string">
            <text:p>FAM83C</text:p>
          </table:table-cell>
          <table:table-cell office:value-type="float" office:value="0.0173213276241291" calcext:value-type="float">
            <text:p>0.017321327624129</text:p>
          </table:table-cell>
          <table:table-cell office:value-type="float" office:value="-0.0295618783023491" calcext:value-type="float">
            <text:p>-0.029561878302349</text:p>
          </table:table-cell>
        </table:table-row>
        <table:table-row table:style-name="ro1">
          <table:table-cell office:value-type="string" calcext:value-type="string">
            <text:p>RP11-398G24.2</text:p>
          </table:table-cell>
          <table:table-cell office:value-type="float" office:value="-0.017262804365772" calcext:value-type="float">
            <text:p>-0.017262804365772</text:p>
          </table:table-cell>
          <table:table-cell office:value-type="float" office:value="0.00367062392332715" calcext:value-type="float">
            <text:p>0.003670623923327</text:p>
          </table:table-cell>
        </table:table-row>
        <table:table-row table:style-name="ro1">
          <table:table-cell office:value-type="string" calcext:value-type="string">
            <text:p>FAM102A</text:p>
          </table:table-cell>
          <table:table-cell office:value-type="float" office:value="0.0170655757324223" calcext:value-type="float">
            <text:p>0.017065575732422</text:p>
          </table:table-cell>
          <table:table-cell office:value-type="float" office:value="-0.0103024151902402" calcext:value-type="float">
            <text:p>-0.01030241519024</text:p>
          </table:table-cell>
        </table:table-row>
        <table:table-row table:style-name="ro1">
          <table:table-cell office:value-type="string" calcext:value-type="string">
            <text:p>LPGAT1</text:p>
          </table:table-cell>
          <table:table-cell office:value-type="float" office:value="-0.017030350289835" calcext:value-type="float">
            <text:p>-0.017030350289835</text:p>
          </table:table-cell>
          <table:table-cell office:value-type="float" office:value="0.0683009295238836" calcext:value-type="float">
            <text:p>0.068300929523884</text:p>
          </table:table-cell>
        </table:table-row>
        <table:table-row table:style-name="ro1">
          <table:table-cell office:value-type="string" calcext:value-type="string">
            <text:p>CTD-2012K14.3</text:p>
          </table:table-cell>
          <table:table-cell office:value-type="float" office:value="0.0168441042129354" calcext:value-type="float">
            <text:p>0.016844104212935</text:p>
          </table:table-cell>
          <table:table-cell office:value-type="float" office:value="-0.0175144116882515" calcext:value-type="float">
            <text:p>-0.017514411688252</text:p>
          </table:table-cell>
        </table:table-row>
        <table:table-row table:style-name="ro1">
          <table:table-cell office:value-type="string" calcext:value-type="string">
            <text:p>RAB3IP</text:p>
          </table:table-cell>
          <table:table-cell office:value-type="float" office:value="-0.0163634985171157" calcext:value-type="float">
            <text:p>-0.016363498517116</text:p>
          </table:table-cell>
          <table:table-cell office:value-type="float" office:value="0.067702046591288" calcext:value-type="float">
            <text:p>0.067702046591288</text:p>
          </table:table-cell>
        </table:table-row>
        <table:table-row table:style-name="ro1">
          <table:table-cell office:value-type="string" calcext:value-type="string">
            <text:p>LAPTM4B</text:p>
          </table:table-cell>
          <table:table-cell office:value-type="float" office:value="-0.0142858523601151" calcext:value-type="float">
            <text:p>-0.014285852360115</text:p>
          </table:table-cell>
          <table:table-cell office:value-type="float" office:value="0.0688633481159852" calcext:value-type="float">
            <text:p>0.068863348115985</text:p>
          </table:table-cell>
        </table:table-row>
        <table:table-row table:style-name="ro1">
          <table:table-cell office:value-type="string" calcext:value-type="string">
            <text:p>CCR7</text:p>
          </table:table-cell>
          <table:table-cell office:value-type="float" office:value="0.0141560946948021" calcext:value-type="float">
            <text:p>0.014156094694802</text:p>
          </table:table-cell>
          <table:table-cell office:value-type="float" office:value="-0.0166747668792738" calcext:value-type="float">
            <text:p>-0.016674766879274</text:p>
          </table:table-cell>
        </table:table-row>
        <table:table-row table:style-name="ro1">
          <table:table-cell office:value-type="string" calcext:value-type="string">
            <text:p>C12orf54</text:p>
          </table:table-cell>
          <table:table-cell office:value-type="float" office:value="0.0140714024375572" calcext:value-type="float">
            <text:p>0.014071402437557</text:p>
          </table:table-cell>
          <table:table-cell office:value-type="float" office:value="-0.0186531170777384" calcext:value-type="float">
            <text:p>-0.018653117077738</text:p>
          </table:table-cell>
        </table:table-row>
        <table:table-row table:style-name="ro1">
          <table:table-cell office:value-type="string" calcext:value-type="string">
            <text:p>CTD-2545H1.2</text:p>
          </table:table-cell>
          <table:table-cell office:value-type="float" office:value="-0.0136197472675714" calcext:value-type="float">
            <text:p>-0.013619747267571</text:p>
          </table:table-cell>
          <table:table-cell office:value-type="float" office:value="0.0692429405387642" calcext:value-type="float">
            <text:p>0.069242940538764</text:p>
          </table:table-cell>
        </table:table-row>
        <table:table-row table:style-name="ro1">
          <table:table-cell office:value-type="string" calcext:value-type="string">
            <text:p>STEAP2</text:p>
          </table:table-cell>
          <table:table-cell office:value-type="float" office:value="-0.0131987164528813" calcext:value-type="float">
            <text:p>-0.013198716452881</text:p>
          </table:table-cell>
          <table:table-cell office:value-type="float" office:value="-0.0239403398919573" calcext:value-type="float">
            <text:p>-0.023940339891957</text:p>
          </table:table-cell>
        </table:table-row>
        <table:table-row table:style-name="ro1">
          <table:table-cell office:value-type="string" calcext:value-type="string">
            <text:p>CD79A</text:p>
          </table:table-cell>
          <table:table-cell office:value-type="float" office:value="0.0131041621106626" calcext:value-type="float">
            <text:p>0.013104162110663</text:p>
          </table:table-cell>
          <table:table-cell office:value-type="float" office:value="-0.00725989418296881" calcext:value-type="float">
            <text:p>-0.007259894182969</text:p>
          </table:table-cell>
        </table:table-row>
        <table:table-row table:style-name="ro1">
          <table:table-cell office:value-type="string" calcext:value-type="string">
            <text:p>ASB2</text:p>
          </table:table-cell>
          <table:table-cell office:value-type="float" office:value="0.0128649787360276" calcext:value-type="float">
            <text:p>0.012864978736028</text:p>
          </table:table-cell>
          <table:table-cell office:value-type="float" office:value="-0.022841108025765" calcext:value-type="float">
            <text:p>-0.022841108025765</text:p>
          </table:table-cell>
        </table:table-row>
        <table:table-row table:style-name="ro1">
          <table:table-cell office:value-type="string" calcext:value-type="string">
            <text:p>CCBL1</text:p>
          </table:table-cell>
          <table:table-cell office:value-type="float" office:value="0.0126095038899586" calcext:value-type="float">
            <text:p>0.012609503889959</text:p>
          </table:table-cell>
          <table:table-cell office:value-type="float" office:value="-0.0103332670117067" calcext:value-type="float">
            <text:p>-0.010333267011707</text:p>
          </table:table-cell>
        </table:table-row>
        <table:table-row table:style-name="ro1">
          <table:table-cell office:value-type="string" calcext:value-type="string">
            <text:p>C9orf16</text:p>
          </table:table-cell>
          <table:table-cell office:value-type="float" office:value="0.0115246107914771" calcext:value-type="float">
            <text:p>0.011524610791477</text:p>
          </table:table-cell>
          <table:table-cell office:value-type="float" office:value="-0.0179656606957281" calcext:value-type="float">
            <text:p>-0.017965660695728</text:p>
          </table:table-cell>
        </table:table-row>
        <table:table-row table:style-name="ro1">
          <table:table-cell office:value-type="string" calcext:value-type="string">
            <text:p>C17orf99</text:p>
          </table:table-cell>
          <table:table-cell office:value-type="float" office:value="0.0111654177835213" calcext:value-type="float">
            <text:p>0.011165417783521</text:p>
          </table:table-cell>
          <table:table-cell office:value-type="float" office:value="-0.0203211864272109" calcext:value-type="float">
            <text:p>-0.020321186427211</text:p>
          </table:table-cell>
        </table:table-row>
        <table:table-row table:style-name="ro1">
          <table:table-cell office:value-type="string" calcext:value-type="string">
            <text:p>SCNN1G</text:p>
          </table:table-cell>
          <table:table-cell office:value-type="float" office:value="0.0105370049519648" calcext:value-type="float">
            <text:p>0.010537004951965</text:p>
          </table:table-cell>
          <table:table-cell office:value-type="float" office:value="-0.0214859622833465" calcext:value-type="float">
            <text:p>-0.021485962283347</text:p>
          </table:table-cell>
        </table:table-row>
        <table:table-row table:style-name="ro1">
          <table:table-cell office:value-type="string" calcext:value-type="string">
            <text:p>CEL</text:p>
          </table:table-cell>
          <table:table-cell office:value-type="float" office:value="0.008139047825731" calcext:value-type="float">
            <text:p>0.008139047825731</text:p>
          </table:table-cell>
          <table:table-cell office:value-type="float" office:value="-0.0222084954734063" calcext:value-type="float">
            <text:p>-0.022208495473406</text:p>
          </table:table-cell>
        </table:table-row>
        <table:table-row table:style-name="ro1">
          <table:table-cell office:value-type="string" calcext:value-type="string">
            <text:p>FAM169A</text:p>
          </table:table-cell>
          <table:table-cell office:value-type="float" office:value="-0.00329781140588561" calcext:value-type="float">
            <text:p>-0.003297811405886</text:p>
          </table:table-cell>
          <table:table-cell office:value-type="float" office:value="0.0733291616051172" calcext:value-type="float">
            <text:p>0.073329161605117</text:p>
          </table:table-cell>
        </table:table-row>
        <table:table-row table:style-name="ro1">
          <table:table-cell office:value-type="string" calcext:value-type="string">
            <text:p>BLOC1S3</text:p>
          </table:table-cell>
          <table:table-cell office:value-type="float" office:value="-0.00199889014085308" calcext:value-type="float">
            <text:p>-0.001998890140853</text:p>
          </table:table-cell>
          <table:table-cell office:value-type="float" office:value="0.0745086063033852" calcext:value-type="float">
            <text:p>0.074508606303385</text:p>
          </table:table-cell>
        </table:table-row>
        <table:table-row table:style-name="ro1">
          <table:table-cell office:value-type="string" calcext:value-type="string">
            <text:p>RP11-400F19.6</text:p>
          </table:table-cell>
          <table:table-cell office:value-type="float" office:value="-0.0012224660007751" calcext:value-type="float">
            <text:p>-0.001222466000775</text:p>
          </table:table-cell>
          <table:table-cell office:value-type="float" office:value="0.0678101751032347" calcext:value-type="float">
            <text:p>0.067810175103235</text:p>
          </table:table-cell>
        </table:table-row>
        <table:table-row table:style-name="ro1">
          <table:table-cell office:value-type="string" calcext:value-type="string">
            <text:p>SSTR5-AS1</text:p>
          </table:table-cell>
          <table:table-cell office:value-type="float" office:value="-0.000878146589952949" calcext:value-type="float">
            <text:p>-0.000878146589953</text:p>
          </table:table-cell>
          <table:table-cell office:value-type="float" office:value="0.0662921224349835" calcext:value-type="float">
            <text:p>0.066292122434984</text:p>
          </table:table-cell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 office:value-type="string" calcext:value-type="string">
            <text:p>the most negative the gene weight for PC1 is the most associated it is with being serine dependant</text:p>
          </table:table-cell>
        </table:table-row>
      </table:table>
      <table:named-expressions/>
      <table:database-ranges>
        <table:database-range table:name="__Anonymous_Sheet_DB__0" table:target-range-address="5vs5.A1:5vs5.C100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2T14:36:43.088870992</dc:date>
    <meta:editing-duration>PT8M8S</meta:editing-duration>
    <meta:editing-cycles>1</meta:editing-cycles>
    <meta:document-statistic meta:table-count="3" meta:cell-count="6007" meta:object-count="0"/>
    <meta:generator>LibreOffice/6.4.7.2$Linux_X86_64 LibreOffice_project/40$Build-2</meta:generator>
  </office:meta>
</office:document-meta>
</file>